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3.7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15" style:family="table-cell" style:parent-style-name="Default" style:data-style-name="N2">
      <style:table-cell-properties fo:border="0.74pt solid #000000"/>
    </style:style>
    <style:style style:name="ce16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ull-execution-time-only-run-traditio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row table:style-name="ro1">
          <table:table-cell table:style-name="ce13" office:value-type="string" calcext:value-type="string">
            <text:p># TC</text:p>
          </table:table-cell>
          <table:table-cell table:style-name="ce13" office:value-type="float" office:value="31" calcext:value-type="float">
            <text:p>31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>
            <text:p>Id_Index</text:p>
          </table:table-cell>
          <table:table-cell table:style-name="ce13" office:value-type="string" calcext:value-type="string">
            <text:p>ExecTime(s)</text:p>
          </table:table-cell>
          <table:table-cell table:style-name="ce13" office:value-type="string" calcext:value-type="string">
            <text:p>Mutant</text:p>
          </table:table-cell>
          <table:table-cell table:style-name="ce13" office:value-type="string" calcext:value-type="string">
            <text:p>Cumulative Time (s)</text:p>
          </table:table-cell>
          <table:table-cell table:style-name="ce15" office:value-type="string" calcext:value-type="string">
            <text:p>Time/TC</text:p>
          </table:table-cell>
          <table:table-cell table:style-name="ce15" office:value-type="string" calcext:value-type="string">
            <text:p>SUM(Time/TC)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ORIGINAL_PROGRAM</text:p>
          </table:table-cell>
          <table:table-cell table:style-name="ce13" table:formula="of:=[.B3]" office:value-type="float" office:value="43" calcext:value-type="float">
            <text:p>43</text:p>
          </table:table-cell>
          <table:table-cell table:style-name="ce15" table:formula="of:=[.B3]/[.$B$1]" office:value-type="float" office:value="1.38709677419355" calcext:value-type="float">
            <text:p>1,39</text:p>
          </table:table-cell>
          <table:table-cell table:style-name="ce15" table:formula="of:=[.E3]" office:value-type="float" office:value="1.38709677419355" calcext:value-type="float">
            <text:p>1,39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ackageReceiver_0_RandomActionIntentDefinitionOperatorMutator</text:p>
          </table:table-cell>
          <table:table-cell table:style-name="ce13" table:formula="of:=[.D3]+[.B4]" office:value-type="float" office:value="87" calcext:value-type="float">
            <text:p>87</text:p>
          </table:table-cell>
          <table:table-cell table:style-name="ce15" table:formula="of:=[.B4]/[.$B$1]" office:value-type="float" office:value="1.41935483870968" calcext:value-type="float">
            <text:p>1,42</text:p>
          </table:table-cell>
          <table:table-cell table:style-name="ce15" table:formula="of:=[.F3]+[.E4]" office:value-type="float" office:value="2.80645161290323" calcext:value-type="float">
            <text:p>2,81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ackageReceiver_1_RandomActionIntentDefinitionOperatorMutator</text:p>
          </table:table-cell>
          <table:table-cell table:style-name="ce13" table:formula="of:=[.D4]+[.B5]" office:value-type="float" office:value="131" calcext:value-type="float">
            <text:p>131</text:p>
          </table:table-cell>
          <table:table-cell table:style-name="ce15" table:formula="of:=[.B5]/[.$B$1]" office:value-type="float" office:value="1.41935483870968" calcext:value-type="float">
            <text:p>1,42</text:p>
          </table:table-cell>
          <table:table-cell table:style-name="ce15" table:formula="of:=[.F4]+[.E5]" office:value-type="float" office:value="4.2258064516129" calcext:value-type="float">
            <text:p>4,23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tpTileService_0_RandomActionIntentDefinitionOperatorMutator</text:p>
          </table:table-cell>
          <table:table-cell table:style-name="ce13" table:formula="of:=[.D5]+[.B6]" office:value-type="float" office:value="175" calcext:value-type="float">
            <text:p>175</text:p>
          </table:table-cell>
          <table:table-cell table:style-name="ce15" table:formula="of:=[.B6]/[.$B$1]" office:value-type="float" office:value="1.41935483870968" calcext:value-type="float">
            <text:p>1,42</text:p>
          </table:table-cell>
          <table:table-cell table:style-name="ce15" table:formula="of:=[.F5]+[.E6]" office:value-type="float" office:value="5.64516129032258" calcext:value-type="float">
            <text:p>5,65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tpTileService_1_NullValueIntentPutExtraOperatorMutator</text:p>
          </table:table-cell>
          <table:table-cell table:style-name="ce13" table:formula="of:=[.D6]+[.B7]" office:value-type="float" office:value="219" calcext:value-type="float">
            <text:p>219</text:p>
          </table:table-cell>
          <table:table-cell table:style-name="ce15" table:formula="of:=[.B7]/[.$B$1]" office:value-type="float" office:value="1.41935483870968" calcext:value-type="float">
            <text:p>1,42</text:p>
          </table:table-cell>
          <table:table-cell table:style-name="ce15" table:formula="of:=[.F6]+[.E7]" office:value-type="float" office:value="7.06451612903226" calcext:value-type="float">
            <text:p>7,06</text:p>
          </table:table-cell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tpTileService_2_IntentPayloadReplacementOperatorMutator</text:p>
          </table:table-cell>
          <table:table-cell table:style-name="ce13" table:formula="of:=[.D7]+[.B8]" office:value-type="float" office:value="263" calcext:value-type="float">
            <text:p>263</text:p>
          </table:table-cell>
          <table:table-cell table:style-name="ce15" table:formula="of:=[.B8]/[.$B$1]" office:value-type="float" office:value="1.41935483870968" calcext:value-type="float">
            <text:p>1,42</text:p>
          </table:table-cell>
          <table:table-cell table:style-name="ce15" table:formula="of:=[.F7]+[.E8]" office:value-type="float" office:value="8.48387096774194" calcext:value-type="float">
            <text:p>8,48</text:p>
          </table:table-cell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tpTileService_3_RandomActionIntentDefinitionOperatorMutator</text:p>
          </table:table-cell>
          <table:table-cell table:style-name="ce13" table:formula="of:=[.D8]+[.B9]" office:value-type="float" office:value="307" calcext:value-type="float">
            <text:p>307</text:p>
          </table:table-cell>
          <table:table-cell table:style-name="ce15" table:formula="of:=[.B9]/[.$B$1]" office:value-type="float" office:value="1.41935483870968" calcext:value-type="float">
            <text:p>1,42</text:p>
          </table:table-cell>
          <table:table-cell table:style-name="ce15" table:formula="of:=[.F8]+[.E9]" office:value-type="float" office:value="9.90322580645162" calcext:value-type="float">
            <text:p>9,90</text:p>
          </table:table-cell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ExtractService_0_LengthyGUICreationOperatorMutator</text:p>
          </table:table-cell>
          <table:table-cell table:style-name="ce13" table:formula="of:=[.D9]+[.B10]" office:value-type="float" office:value="352" calcext:value-type="float">
            <text:p>352</text:p>
          </table:table-cell>
          <table:table-cell table:style-name="ce15" table:formula="of:=[.B10]/[.$B$1]" office:value-type="float" office:value="1.45161290322581" calcext:value-type="float">
            <text:p>1,45</text:p>
          </table:table-cell>
          <table:table-cell table:style-name="ce15" table:formula="of:=[.F9]+[.E10]" office:value-type="float" office:value="11.3548387096774" calcext:value-type="float">
            <text:p>11,35</text:p>
          </table:table-cell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xtractService_1_RandomActionIntentDefinitionOperatorMutator</text:p>
          </table:table-cell>
          <table:table-cell table:style-name="ce13" table:formula="of:=[.D10]+[.B11]" office:value-type="float" office:value="396" calcext:value-type="float">
            <text:p>396</text:p>
          </table:table-cell>
          <table:table-cell table:style-name="ce15" table:formula="of:=[.B11]/[.$B$1]" office:value-type="float" office:value="1.41935483870968" calcext:value-type="float">
            <text:p>1,42</text:p>
          </table:table-cell>
          <table:table-cell table:style-name="ce15" table:formula="of:=[.F10]+[.E11]" office:value-type="float" office:value="12.7741935483871" calcext:value-type="float">
            <text:p>12,77</text:p>
          </table:table-cell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xtractService_2_NullIntentOperatorMutator</text:p>
          </table:table-cell>
          <table:table-cell table:style-name="ce13" table:formula="of:=[.D11]+[.B12]" office:value-type="float" office:value="440" calcext:value-type="float">
            <text:p>440</text:p>
          </table:table-cell>
          <table:table-cell table:style-name="ce15" table:formula="of:=[.B12]/[.$B$1]" office:value-type="float" office:value="1.41935483870968" calcext:value-type="float">
            <text:p>1,42</text:p>
          </table:table-cell>
          <table:table-cell table:style-name="ce15" table:formula="of:=[.F11]+[.E12]" office:value-type="float" office:value="14.1935483870968" calcext:value-type="float">
            <text:p>14,19</text:p>
          </table:table-cell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xtractService_3_InvalidKeyIntentOperatorMutator</text:p>
          </table:table-cell>
          <table:table-cell table:style-name="ce13" table:formula="of:=[.D12]+[.B13]" office:value-type="float" office:value="484" calcext:value-type="float">
            <text:p>484</text:p>
          </table:table-cell>
          <table:table-cell table:style-name="ce15" table:formula="of:=[.B13]/[.$B$1]" office:value-type="float" office:value="1.41935483870968" calcext:value-type="float">
            <text:p>1,42</text:p>
          </table:table-cell>
          <table:table-cell table:style-name="ce15" table:formula="of:=[.F12]+[.E13]" office:value-type="float" office:value="15.6129032258065" calcext:value-type="float">
            <text:p>15,61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xtractService_4_RandomActionIntentDefinitionOperatorMutator</text:p>
          </table:table-cell>
          <table:table-cell table:style-name="ce13" table:formula="of:=[.D13]+[.B14]" office:value-type="float" office:value="528" calcext:value-type="float">
            <text:p>528</text:p>
          </table:table-cell>
          <table:table-cell table:style-name="ce15" table:formula="of:=[.B14]/[.$B$1]" office:value-type="float" office:value="1.41935483870968" calcext:value-type="float">
            <text:p>1,42</text:p>
          </table:table-cell>
          <table:table-cell table:style-name="ce15" table:formula="of:=[.F13]+[.E14]" office:value-type="float" office:value="17.0322580645161" calcext:value-type="float">
            <text:p>17,03</text:p>
          </table:table-cell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xtractService_5_RandomActionIntentDefinitionOperatorMutator</text:p>
          </table:table-cell>
          <table:table-cell table:style-name="ce13" table:formula="of:=[.D14]+[.B15]" office:value-type="float" office:value="572" calcext:value-type="float">
            <text:p>572</text:p>
          </table:table-cell>
          <table:table-cell table:style-name="ce15" table:formula="of:=[.B15]/[.$B$1]" office:value-type="float" office:value="1.41935483870968" calcext:value-type="float">
            <text:p>1,42</text:p>
          </table:table-cell>
          <table:table-cell table:style-name="ce15" table:formula="of:=[.F14]+[.E15]" office:value-type="float" office:value="18.4516129032258" calcext:value-type="float">
            <text:p>18,45</text:p>
          </table:table-cell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xtractService_6_NullValueIntentPutExtraOperatorMutator</text:p>
          </table:table-cell>
          <table:table-cell table:style-name="ce13" table:formula="of:=[.D15]+[.B16]" office:value-type="float" office:value="616" calcext:value-type="float">
            <text:p>616</text:p>
          </table:table-cell>
          <table:table-cell table:style-name="ce15" table:formula="of:=[.B16]/[.$B$1]" office:value-type="float" office:value="1.41935483870968" calcext:value-type="float">
            <text:p>1,42</text:p>
          </table:table-cell>
          <table:table-cell table:style-name="ce15" table:formula="of:=[.F15]+[.E16]" office:value-type="float" office:value="19.8709677419355" calcext:value-type="float">
            <text:p>19,87</text:p>
          </table:table-cell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xtractService_7_IntentPayloadReplacementOperatorMutator</text:p>
          </table:table-cell>
          <table:table-cell table:style-name="ce13" table:formula="of:=[.D16]+[.B17]" office:value-type="float" office:value="659" calcext:value-type="float">
            <text:p>659</text:p>
          </table:table-cell>
          <table:table-cell table:style-name="ce15" table:formula="of:=[.B17]/[.$B$1]" office:value-type="float" office:value="1.38709677419355" calcext:value-type="float">
            <text:p>1,39</text:p>
          </table:table-cell>
          <table:table-cell table:style-name="ce15" table:formula="of:=[.F16]+[.E17]" office:value-type="float" office:value="21.258064516129" calcext:value-type="float">
            <text:p>21,26</text:p>
          </table:table-cell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xtractService_8_RandomActionIntentDefinitionOperatorMutator</text:p>
          </table:table-cell>
          <table:table-cell table:style-name="ce13" table:formula="of:=[.D17]+[.B18]" office:value-type="float" office:value="703" calcext:value-type="float">
            <text:p>703</text:p>
          </table:table-cell>
          <table:table-cell table:style-name="ce15" table:formula="of:=[.B18]/[.$B$1]" office:value-type="float" office:value="1.41935483870968" calcext:value-type="float">
            <text:p>1,42</text:p>
          </table:table-cell>
          <table:table-cell table:style-name="ce15" table:formula="of:=[.F17]+[.E18]" office:value-type="float" office:value="22.6774193548387" calcext:value-type="float">
            <text:p>22,68</text:p>
          </table:table-cell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xtractService_9_NullIntentOperatorMutator</text:p>
          </table:table-cell>
          <table:table-cell table:style-name="ce13" table:formula="of:=[.D18]+[.B19]" office:value-type="float" office:value="746" calcext:value-type="float">
            <text:p>746</text:p>
          </table:table-cell>
          <table:table-cell table:style-name="ce15" table:formula="of:=[.B19]/[.$B$1]" office:value-type="float" office:value="1.38709677419355" calcext:value-type="float">
            <text:p>1,39</text:p>
          </table:table-cell>
          <table:table-cell table:style-name="ce15" table:formula="of:=[.F18]+[.E19]" office:value-type="float" office:value="24.0645161290323" calcext:value-type="float">
            <text:p>24,06</text:p>
          </table:table-cell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xtractService_10_InvalidKeyIntentOperatorMutator</text:p>
          </table:table-cell>
          <table:table-cell table:style-name="ce13" table:formula="of:=[.D19]+[.B20]" office:value-type="float" office:value="790" calcext:value-type="float">
            <text:p>790</text:p>
          </table:table-cell>
          <table:table-cell table:style-name="ce15" table:formula="of:=[.B20]/[.$B$1]" office:value-type="float" office:value="1.41935483870968" calcext:value-type="float">
            <text:p>1,42</text:p>
          </table:table-cell>
          <table:table-cell table:style-name="ce15" table:formula="of:=[.F19]+[.E20]" office:value-type="float" office:value="25.4838709677419" calcext:value-type="float">
            <text:p>25,48</text:p>
          </table:table-cell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xtractService_11_RandomActionIntentDefinitionOperatorMutator</text:p>
          </table:table-cell>
          <table:table-cell table:style-name="ce13" table:formula="of:=[.D20]+[.B21]" office:value-type="float" office:value="834" calcext:value-type="float">
            <text:p>834</text:p>
          </table:table-cell>
          <table:table-cell table:style-name="ce15" table:formula="of:=[.B21]/[.$B$1]" office:value-type="float" office:value="1.41935483870968" calcext:value-type="float">
            <text:p>1,42</text:p>
          </table:table-cell>
          <table:table-cell table:style-name="ce15" table:formula="of:=[.F20]+[.E21]" office:value-type="float" office:value="26.9032258064516" calcext:value-type="float">
            <text:p>26,90</text:p>
          </table:table-cell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xtractService_12_InvalidViewFocusOperatorMutator</text:p>
          </table:table-cell>
          <table:table-cell table:style-name="ce13" table:formula="of:=[.D21]+[.B22]" office:value-type="float" office:value="878" calcext:value-type="float">
            <text:p>878</text:p>
          </table:table-cell>
          <table:table-cell table:style-name="ce15" table:formula="of:=[.B22]/[.$B$1]" office:value-type="float" office:value="1.41935483870968" calcext:value-type="float">
            <text:p>1,42</text:p>
          </table:table-cell>
          <table:table-cell table:style-name="ce15" table:formula="of:=[.F21]+[.E22]" office:value-type="float" office:value="28.3225806451613" calcext:value-type="float">
            <text:p>28,32</text:p>
          </table:table-cell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xtractService_13_ViewComponentNotVisibleOperatorMutator</text:p>
          </table:table-cell>
          <table:table-cell table:style-name="ce13" table:formula="of:=[.D22]+[.B23]" office:value-type="float" office:value="922" calcext:value-type="float">
            <text:p>922</text:p>
          </table:table-cell>
          <table:table-cell table:style-name="ce15" table:formula="of:=[.B23]/[.$B$1]" office:value-type="float" office:value="1.41935483870968" calcext:value-type="float">
            <text:p>1,42</text:p>
          </table:table-cell>
          <table:table-cell table:style-name="ce15" table:formula="of:=[.F22]+[.E23]" office:value-type="float" office:value="29.741935483871" calcext:value-type="float">
            <text:p>29,74</text:p>
          </table:table-cell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xtractService_14_NullIntentOperatorMutator</text:p>
          </table:table-cell>
          <table:table-cell table:style-name="ce13" table:formula="of:=[.D23]+[.B24]" office:value-type="float" office:value="966" calcext:value-type="float">
            <text:p>966</text:p>
          </table:table-cell>
          <table:table-cell table:style-name="ce15" table:formula="of:=[.B24]/[.$B$1]" office:value-type="float" office:value="1.41935483870968" calcext:value-type="float">
            <text:p>1,42</text:p>
          </table:table-cell>
          <table:table-cell table:style-name="ce15" table:formula="of:=[.F23]+[.E24]" office:value-type="float" office:value="31.1612903225806" calcext:value-type="float">
            <text:p>31,16</text:p>
          </table:table-cell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xtractService_15_InvalidKeyIntentOperatorMutator</text:p>
          </table:table-cell>
          <table:table-cell table:style-name="ce13" table:formula="of:=[.D24]+[.B25]" office:value-type="float" office:value="1010" calcext:value-type="float">
            <text:p>1010</text:p>
          </table:table-cell>
          <table:table-cell table:style-name="ce15" table:formula="of:=[.B25]/[.$B$1]" office:value-type="float" office:value="1.41935483870968" calcext:value-type="float">
            <text:p>1,42</text:p>
          </table:table-cell>
          <table:table-cell table:style-name="ce15" table:formula="of:=[.F24]+[.E25]" office:value-type="float" office:value="32.5806451612903" calcext:value-type="float">
            <text:p>32,58</text:p>
          </table:table-cell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xtractService_16_RandomActionIntentDefinitionOperatorMutator</text:p>
          </table:table-cell>
          <table:table-cell table:style-name="ce13" table:formula="of:=[.D25]+[.B26]" office:value-type="float" office:value="1053" calcext:value-type="float">
            <text:p>1053</text:p>
          </table:table-cell>
          <table:table-cell table:style-name="ce15" table:formula="of:=[.B26]/[.$B$1]" office:value-type="float" office:value="1.38709677419355" calcext:value-type="float">
            <text:p>1,39</text:p>
          </table:table-cell>
          <table:table-cell table:style-name="ce15" table:formula="of:=[.F25]+[.E26]" office:value-type="float" office:value="33.9677419354839" calcext:value-type="float">
            <text:p>33,97</text:p>
          </table:table-cell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xtractService_17_NullValueIntentPutExtraOperatorMutator</text:p>
          </table:table-cell>
          <table:table-cell table:style-name="ce13" table:formula="of:=[.D26]+[.B27]" office:value-type="float" office:value="1096" calcext:value-type="float">
            <text:p>1096</text:p>
          </table:table-cell>
          <table:table-cell table:style-name="ce15" table:formula="of:=[.B27]/[.$B$1]" office:value-type="float" office:value="1.38709677419355" calcext:value-type="float">
            <text:p>1,39</text:p>
          </table:table-cell>
          <table:table-cell table:style-name="ce15" table:formula="of:=[.F26]+[.E27]" office:value-type="float" office:value="35.3548387096774" calcext:value-type="float">
            <text:p>35,35</text:p>
          </table:table-cell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xtractService_18_IntentPayloadReplacementOperatorMutator</text:p>
          </table:table-cell>
          <table:table-cell table:style-name="ce13" table:formula="of:=[.D27]+[.B28]" office:value-type="float" office:value="1139" calcext:value-type="float">
            <text:p>1139</text:p>
          </table:table-cell>
          <table:table-cell table:style-name="ce15" table:formula="of:=[.B28]/[.$B$1]" office:value-type="float" office:value="1.38709677419355" calcext:value-type="float">
            <text:p>1,39</text:p>
          </table:table-cell>
          <table:table-cell table:style-name="ce15" table:formula="of:=[.F27]+[.E28]" office:value-type="float" office:value="36.741935483871" calcext:value-type="float">
            <text:p>36,74</text:p>
          </table:table-cell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xtractService_19_RandomActionIntentDefinitionOperatorMutator</text:p>
          </table:table-cell>
          <table:table-cell table:style-name="ce13" table:formula="of:=[.D28]+[.B29]" office:value-type="float" office:value="1183" calcext:value-type="float">
            <text:p>1183</text:p>
          </table:table-cell>
          <table:table-cell table:style-name="ce15" table:formula="of:=[.B29]/[.$B$1]" office:value-type="float" office:value="1.41935483870968" calcext:value-type="float">
            <text:p>1,42</text:p>
          </table:table-cell>
          <table:table-cell table:style-name="ce15" table:formula="of:=[.F28]+[.E29]" office:value-type="float" office:value="38.1612903225806" calcext:value-type="float">
            <text:p>38,16</text:p>
          </table:table-cell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stractProgressiveService_0_LengthyGUICreationOperatorMutator</text:p>
          </table:table-cell>
          <table:table-cell table:style-name="ce13" table:formula="of:=[.D29]+[.B30]" office:value-type="float" office:value="1227" calcext:value-type="float">
            <text:p>1227</text:p>
          </table:table-cell>
          <table:table-cell table:style-name="ce15" table:formula="of:=[.B30]/[.$B$1]" office:value-type="float" office:value="1.41935483870968" calcext:value-type="float">
            <text:p>1,42</text:p>
          </table:table-cell>
          <table:table-cell table:style-name="ce15" table:formula="of:=[.F29]+[.E30]" office:value-type="float" office:value="39.5806451612903" calcext:value-type="float">
            <text:p>39,58</text:p>
          </table:table-cell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bstractProgressiveService_1_BinaryMutator</text:p>
          </table:table-cell>
          <table:table-cell table:style-name="ce13" table:formula="of:=[.D30]+[.B31]" office:value-type="float" office:value="1270" calcext:value-type="float">
            <text:p>1270</text:p>
          </table:table-cell>
          <table:table-cell table:style-name="ce15" table:formula="of:=[.B31]/[.$B$1]" office:value-type="float" office:value="1.38709677419355" calcext:value-type="float">
            <text:p>1,39</text:p>
          </table:table-cell>
          <table:table-cell table:style-name="ce15" table:formula="of:=[.F30]+[.E31]" office:value-type="float" office:value="40.9677419354839" calcext:value-type="float">
            <text:p>40,97</text:p>
          </table:table-cell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stractProgressiveService_2_BinaryMutator</text:p>
          </table:table-cell>
          <table:table-cell table:style-name="ce13" table:formula="of:=[.D31]+[.B32]" office:value-type="float" office:value="1314" calcext:value-type="float">
            <text:p>1314</text:p>
          </table:table-cell>
          <table:table-cell table:style-name="ce15" table:formula="of:=[.B32]/[.$B$1]" office:value-type="float" office:value="1.41935483870968" calcext:value-type="float">
            <text:p>1,42</text:p>
          </table:table-cell>
          <table:table-cell table:style-name="ce15" table:formula="of:=[.F31]+[.E32]" office:value-type="float" office:value="42.3870967741936" calcext:value-type="float">
            <text:p>42,39</text:p>
          </table:table-cell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stractProgressiveService_3_NullIntentOperatorMutator</text:p>
          </table:table-cell>
          <table:table-cell table:style-name="ce13" table:formula="of:=[.D32]+[.B33]" office:value-type="float" office:value="1358" calcext:value-type="float">
            <text:p>1358</text:p>
          </table:table-cell>
          <table:table-cell table:style-name="ce15" table:formula="of:=[.B33]/[.$B$1]" office:value-type="float" office:value="1.41935483870968" calcext:value-type="float">
            <text:p>1,42</text:p>
          </table:table-cell>
          <table:table-cell table:style-name="ce15" table:formula="of:=[.F32]+[.E33]" office:value-type="float" office:value="43.8064516129032" calcext:value-type="float">
            <text:p>43,81</text:p>
          </table:table-cell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stractProgressiveService_4_InvalidKeyIntentOperatorMutator</text:p>
          </table:table-cell>
          <table:table-cell table:style-name="ce13" table:formula="of:=[.D33]+[.B34]" office:value-type="float" office:value="1402" calcext:value-type="float">
            <text:p>1402</text:p>
          </table:table-cell>
          <table:table-cell table:style-name="ce15" table:formula="of:=[.B34]/[.$B$1]" office:value-type="float" office:value="1.41935483870968" calcext:value-type="float">
            <text:p>1,42</text:p>
          </table:table-cell>
          <table:table-cell table:style-name="ce15" table:formula="of:=[.F33]+[.E34]" office:value-type="float" office:value="45.2258064516129" calcext:value-type="float">
            <text:p>45,23</text:p>
          </table:table-cell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stractProgressiveService_5_RandomActionIntentDefinitionOperatorMutator</text:p>
          </table:table-cell>
          <table:table-cell table:style-name="ce13" table:formula="of:=[.D34]+[.B35]" office:value-type="float" office:value="1446" calcext:value-type="float">
            <text:p>1446</text:p>
          </table:table-cell>
          <table:table-cell table:style-name="ce15" table:formula="of:=[.B35]/[.$B$1]" office:value-type="float" office:value="1.41935483870968" calcext:value-type="float">
            <text:p>1,42</text:p>
          </table:table-cell>
          <table:table-cell table:style-name="ce15" table:formula="of:=[.F34]+[.E35]" office:value-type="float" office:value="46.6451612903226" calcext:value-type="float">
            <text:p>46,65</text:p>
          </table:table-cell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bstractProgressiveService_6_NullValueIntentPutExtraOperatorMutator</text:p>
          </table:table-cell>
          <table:table-cell table:style-name="ce13" table:formula="of:=[.D35]+[.B36]" office:value-type="float" office:value="1489" calcext:value-type="float">
            <text:p>1489</text:p>
          </table:table-cell>
          <table:table-cell table:style-name="ce15" table:formula="of:=[.B36]/[.$B$1]" office:value-type="float" office:value="1.38709677419355" calcext:value-type="float">
            <text:p>1,39</text:p>
          </table:table-cell>
          <table:table-cell table:style-name="ce15" table:formula="of:=[.F35]+[.E36]" office:value-type="float" office:value="48.0322580645162" calcext:value-type="float">
            <text:p>48,03</text:p>
          </table:table-cell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stractProgressiveService_7_IntentPayloadReplacementOperatorMutator</text:p>
          </table:table-cell>
          <table:table-cell table:style-name="ce13" table:formula="of:=[.D36]+[.B37]" office:value-type="float" office:value="1533" calcext:value-type="float">
            <text:p>1533</text:p>
          </table:table-cell>
          <table:table-cell table:style-name="ce15" table:formula="of:=[.B37]/[.$B$1]" office:value-type="float" office:value="1.41935483870968" calcext:value-type="float">
            <text:p>1,42</text:p>
          </table:table-cell>
          <table:table-cell table:style-name="ce15" table:formula="of:=[.F36]+[.E37]" office:value-type="float" office:value="49.4516129032258" calcext:value-type="float">
            <text:p>49,45</text:p>
          </table:table-cell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stractProgressiveService_8_RandomActionIntentDefinitionOperatorMutator</text:p>
          </table:table-cell>
          <table:table-cell table:style-name="ce13" table:formula="of:=[.D37]+[.B38]" office:value-type="float" office:value="1577" calcext:value-type="float">
            <text:p>1577</text:p>
          </table:table-cell>
          <table:table-cell table:style-name="ce15" table:formula="of:=[.B38]/[.$B$1]" office:value-type="float" office:value="1.41935483870968" calcext:value-type="float">
            <text:p>1,42</text:p>
          </table:table-cell>
          <table:table-cell table:style-name="ce15" table:formula="of:=[.F37]+[.E38]" office:value-type="float" office:value="50.8709677419355" calcext:value-type="float">
            <text:p>50,87</text:p>
          </table:table-cell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stractProgressiveService_9_NullValueIntentPutExtraOperatorMutator</text:p>
          </table:table-cell>
          <table:table-cell table:style-name="ce13" table:formula="of:=[.D38]+[.B39]" office:value-type="float" office:value="1621" calcext:value-type="float">
            <text:p>1621</text:p>
          </table:table-cell>
          <table:table-cell table:style-name="ce15" table:formula="of:=[.B39]/[.$B$1]" office:value-type="float" office:value="1.41935483870968" calcext:value-type="float">
            <text:p>1,42</text:p>
          </table:table-cell>
          <table:table-cell table:style-name="ce15" table:formula="of:=[.F38]+[.E39]" office:value-type="float" office:value="52.2903225806452" calcext:value-type="float">
            <text:p>52,29</text:p>
          </table:table-cell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stractProgressiveService_10_IntentPayloadReplacementOperatorMutator</text:p>
          </table:table-cell>
          <table:table-cell table:style-name="ce13" table:formula="of:=[.D39]+[.B40]" office:value-type="float" office:value="1665" calcext:value-type="float">
            <text:p>1665</text:p>
          </table:table-cell>
          <table:table-cell table:style-name="ce15" table:formula="of:=[.B40]/[.$B$1]" office:value-type="float" office:value="1.41935483870968" calcext:value-type="float">
            <text:p>1,42</text:p>
          </table:table-cell>
          <table:table-cell table:style-name="ce15" table:formula="of:=[.F39]+[.E40]" office:value-type="float" office:value="53.7096774193549" calcext:value-type="float">
            <text:p>53,71</text:p>
          </table:table-cell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stractProgressiveService_11_RandomActionIntentDefinitionOperatorMutator</text:p>
          </table:table-cell>
          <table:table-cell table:style-name="ce13" table:formula="of:=[.D40]+[.B41]" office:value-type="float" office:value="1709" calcext:value-type="float">
            <text:p>1709</text:p>
          </table:table-cell>
          <table:table-cell table:style-name="ce15" table:formula="of:=[.B41]/[.$B$1]" office:value-type="float" office:value="1.41935483870968" calcext:value-type="float">
            <text:p>1,42</text:p>
          </table:table-cell>
          <table:table-cell table:style-name="ce15" table:formula="of:=[.F40]+[.E41]" office:value-type="float" office:value="55.1290322580646" calcext:value-type="float">
            <text:p>55,13</text:p>
          </table:table-cell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stractProgressiveService_12_NullIntentOperatorMutator</text:p>
          </table:table-cell>
          <table:table-cell table:style-name="ce13" table:formula="of:=[.D41]+[.B42]" office:value-type="float" office:value="1753" calcext:value-type="float">
            <text:p>1753</text:p>
          </table:table-cell>
          <table:table-cell table:style-name="ce15" table:formula="of:=[.B42]/[.$B$1]" office:value-type="float" office:value="1.41935483870968" calcext:value-type="float">
            <text:p>1,42</text:p>
          </table:table-cell>
          <table:table-cell table:style-name="ce15" table:formula="of:=[.F41]+[.E42]" office:value-type="float" office:value="56.5483870967742" calcext:value-type="float">
            <text:p>56,55</text:p>
          </table:table-cell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stractProgressiveService_13_InvalidKeyIntentOperatorMutator</text:p>
          </table:table-cell>
          <table:table-cell table:style-name="ce13" table:formula="of:=[.D42]+[.B43]" office:value-type="float" office:value="1797" calcext:value-type="float">
            <text:p>1797</text:p>
          </table:table-cell>
          <table:table-cell table:style-name="ce15" table:formula="of:=[.B43]/[.$B$1]" office:value-type="float" office:value="1.41935483870968" calcext:value-type="float">
            <text:p>1,42</text:p>
          </table:table-cell>
          <table:table-cell table:style-name="ce15" table:formula="of:=[.F42]+[.E43]" office:value-type="float" office:value="57.9677419354839" calcext:value-type="float">
            <text:p>57,97</text:p>
          </table:table-cell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stractProgressiveService_14_RandomActionIntentDefinitionOperatorMutator</text:p>
          </table:table-cell>
          <table:table-cell table:style-name="ce13" table:formula="of:=[.D43]+[.B44]" office:value-type="float" office:value="1841" calcext:value-type="float">
            <text:p>1841</text:p>
          </table:table-cell>
          <table:table-cell table:style-name="ce15" table:formula="of:=[.B44]/[.$B$1]" office:value-type="float" office:value="1.41935483870968" calcext:value-type="float">
            <text:p>1,42</text:p>
          </table:table-cell>
          <table:table-cell table:style-name="ce15" table:formula="of:=[.F43]+[.E44]" office:value-type="float" office:value="59.3870967741936" calcext:value-type="float">
            <text:p>59,39</text:p>
          </table:table-cell>
        </table:table-row>
        <table:table-row table:style-name="ro1">
          <table:table-cell table:number-columns-repeated="2"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bstractProgressiveService_15_NullValueIntentPutExtraOperatorMutator</text:p>
          </table:table-cell>
          <table:table-cell table:style-name="ce13" table:formula="of:=[.D44]+[.B45]" office:value-type="float" office:value="1884" calcext:value-type="float">
            <text:p>1884</text:p>
          </table:table-cell>
          <table:table-cell table:style-name="ce15" table:formula="of:=[.B45]/[.$B$1]" office:value-type="float" office:value="1.38709677419355" calcext:value-type="float">
            <text:p>1,39</text:p>
          </table:table-cell>
          <table:table-cell table:style-name="ce15" table:formula="of:=[.F44]+[.E45]" office:value-type="float" office:value="60.7741935483871" calcext:value-type="float">
            <text:p>60,77</text:p>
          </table:table-cell>
        </table:table-row>
        <table:table-row table:style-name="ro1">
          <table:table-cell table:number-columns-repeated="2"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stractProgressiveService_16_IntentPayloadReplacementOperatorMutator</text:p>
          </table:table-cell>
          <table:table-cell table:style-name="ce13" table:formula="of:=[.D45]+[.B46]" office:value-type="float" office:value="1928" calcext:value-type="float">
            <text:p>1928</text:p>
          </table:table-cell>
          <table:table-cell table:style-name="ce15" table:formula="of:=[.B46]/[.$B$1]" office:value-type="float" office:value="1.41935483870968" calcext:value-type="float">
            <text:p>1,42</text:p>
          </table:table-cell>
          <table:table-cell table:style-name="ce15" table:formula="of:=[.F45]+[.E46]" office:value-type="float" office:value="62.1935483870968" calcext:value-type="float">
            <text:p>62,19</text:p>
          </table:table-cell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stractProgressiveService_17_RandomActionIntentDefinitionOperatorMutator</text:p>
          </table:table-cell>
          <table:table-cell table:style-name="ce13" table:formula="of:=[.D46]+[.B47]" office:value-type="float" office:value="1972" calcext:value-type="float">
            <text:p>1972</text:p>
          </table:table-cell>
          <table:table-cell table:style-name="ce15" table:formula="of:=[.B47]/[.$B$1]" office:value-type="float" office:value="1.41935483870968" calcext:value-type="float">
            <text:p>1,42</text:p>
          </table:table-cell>
          <table:table-cell table:style-name="ce15" table:formula="of:=[.F46]+[.E47]" office:value-type="float" office:value="63.6129032258065" calcext:value-type="float">
            <text:p>63,61</text:p>
          </table:table-cell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pyService_0_LengthyGUICreationOperatorMutator</text:p>
          </table:table-cell>
          <table:table-cell table:style-name="ce13" table:formula="of:=[.D47]+[.B48]" office:value-type="float" office:value="2016" calcext:value-type="float">
            <text:p>2016</text:p>
          </table:table-cell>
          <table:table-cell table:style-name="ce15" table:formula="of:=[.B48]/[.$B$1]" office:value-type="float" office:value="1.41935483870968" calcext:value-type="float">
            <text:p>1,42</text:p>
          </table:table-cell>
          <table:table-cell table:style-name="ce15" table:formula="of:=[.F47]+[.E48]" office:value-type="float" office:value="65.0322580645162" calcext:value-type="float">
            <text:p>65,03</text:p>
          </table:table-cell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pyService_1_RandomActionIntentDefinitionOperatorMutator</text:p>
          </table:table-cell>
          <table:table-cell table:style-name="ce13" table:formula="of:=[.D48]+[.B49]" office:value-type="float" office:value="2060" calcext:value-type="float">
            <text:p>2060</text:p>
          </table:table-cell>
          <table:table-cell table:style-name="ce15" table:formula="of:=[.B49]/[.$B$1]" office:value-type="float" office:value="1.41935483870968" calcext:value-type="float">
            <text:p>1,42</text:p>
          </table:table-cell>
          <table:table-cell table:style-name="ce15" table:formula="of:=[.F48]+[.E49]" office:value-type="float" office:value="66.4516129032259" calcext:value-type="float">
            <text:p>66,45</text:p>
          </table:table-cell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opyService_2_NullIntentOperatorMutator</text:p>
          </table:table-cell>
          <table:table-cell table:style-name="ce13" table:formula="of:=[.D49]+[.B50]" office:value-type="float" office:value="2103" calcext:value-type="float">
            <text:p>2103</text:p>
          </table:table-cell>
          <table:table-cell table:style-name="ce15" table:formula="of:=[.B50]/[.$B$1]" office:value-type="float" office:value="1.38709677419355" calcext:value-type="float">
            <text:p>1,39</text:p>
          </table:table-cell>
          <table:table-cell table:style-name="ce15" table:formula="of:=[.F49]+[.E50]" office:value-type="float" office:value="67.8387096774194" calcext:value-type="float">
            <text:p>67,84</text:p>
          </table:table-cell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pyService_3_InvalidKeyIntentOperatorMutator</text:p>
          </table:table-cell>
          <table:table-cell table:style-name="ce13" table:formula="of:=[.D50]+[.B51]" office:value-type="float" office:value="2147" calcext:value-type="float">
            <text:p>2147</text:p>
          </table:table-cell>
          <table:table-cell table:style-name="ce15" table:formula="of:=[.B51]/[.$B$1]" office:value-type="float" office:value="1.41935483870968" calcext:value-type="float">
            <text:p>1,42</text:p>
          </table:table-cell>
          <table:table-cell table:style-name="ce15" table:formula="of:=[.F50]+[.E51]" office:value-type="float" office:value="69.2580645161291" calcext:value-type="float">
            <text:p>69,26</text:p>
          </table:table-cell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pyService_4_RandomActionIntentDefinitionOperatorMutator</text:p>
          </table:table-cell>
          <table:table-cell table:style-name="ce13" table:formula="of:=[.D51]+[.B52]" office:value-type="float" office:value="2191" calcext:value-type="float">
            <text:p>2191</text:p>
          </table:table-cell>
          <table:table-cell table:style-name="ce15" table:formula="of:=[.B52]/[.$B$1]" office:value-type="float" office:value="1.41935483870968" calcext:value-type="float">
            <text:p>1,42</text:p>
          </table:table-cell>
          <table:table-cell table:style-name="ce15" table:formula="of:=[.F51]+[.E52]" office:value-type="float" office:value="70.6774193548388" calcext:value-type="float">
            <text:p>70,68</text:p>
          </table:table-cell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pyService_5_RandomActionIntentDefinitionOperatorMutator</text:p>
          </table:table-cell>
          <table:table-cell table:style-name="ce13" table:formula="of:=[.D52]+[.B53]" office:value-type="float" office:value="2235" calcext:value-type="float">
            <text:p>2235</text:p>
          </table:table-cell>
          <table:table-cell table:style-name="ce15" table:formula="of:=[.B53]/[.$B$1]" office:value-type="float" office:value="1.41935483870968" calcext:value-type="float">
            <text:p>1,42</text:p>
          </table:table-cell>
          <table:table-cell table:style-name="ce15" table:formula="of:=[.F52]+[.E53]" office:value-type="float" office:value="72.0967741935484" calcext:value-type="float">
            <text:p>72,10</text:p>
          </table:table-cell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pyService_6_RandomActionIntentDefinitionOperatorMutator</text:p>
          </table:table-cell>
          <table:table-cell table:style-name="ce13" table:formula="of:=[.D53]+[.B54]" office:value-type="float" office:value="2279" calcext:value-type="float">
            <text:p>2279</text:p>
          </table:table-cell>
          <table:table-cell table:style-name="ce15" table:formula="of:=[.B54]/[.$B$1]" office:value-type="float" office:value="1.41935483870968" calcext:value-type="float">
            <text:p>1,42</text:p>
          </table:table-cell>
          <table:table-cell table:style-name="ce15" table:formula="of:=[.F53]+[.E54]" office:value-type="float" office:value="73.5161290322581" calcext:value-type="float">
            <text:p>73,52</text:p>
          </table:table-cell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pyService_7_NullValueIntentPutExtraOperatorMutator</text:p>
          </table:table-cell>
          <table:table-cell table:style-name="ce13" table:formula="of:=[.D54]+[.B55]" office:value-type="float" office:value="2323" calcext:value-type="float">
            <text:p>2323</text:p>
          </table:table-cell>
          <table:table-cell table:style-name="ce15" table:formula="of:=[.B55]/[.$B$1]" office:value-type="float" office:value="1.41935483870968" calcext:value-type="float">
            <text:p>1,42</text:p>
          </table:table-cell>
          <table:table-cell table:style-name="ce15" table:formula="of:=[.F54]+[.E55]" office:value-type="float" office:value="74.9354838709678" calcext:value-type="float">
            <text:p>74,94</text:p>
          </table:table-cell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opyService_8_IntentPayloadReplacementOperatorMutator</text:p>
          </table:table-cell>
          <table:table-cell table:style-name="ce13" table:formula="of:=[.D55]+[.B56]" office:value-type="float" office:value="2366" calcext:value-type="float">
            <text:p>2366</text:p>
          </table:table-cell>
          <table:table-cell table:style-name="ce15" table:formula="of:=[.B56]/[.$B$1]" office:value-type="float" office:value="1.38709677419355" calcext:value-type="float">
            <text:p>1,39</text:p>
          </table:table-cell>
          <table:table-cell table:style-name="ce15" table:formula="of:=[.F55]+[.E56]" office:value-type="float" office:value="76.3225806451614" calcext:value-type="float">
            <text:p>76,32</text:p>
          </table:table-cell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pyService_9_RandomActionIntentDefinitionOperatorMutator</text:p>
          </table:table-cell>
          <table:table-cell table:style-name="ce13" table:formula="of:=[.D56]+[.B57]" office:value-type="float" office:value="2410" calcext:value-type="float">
            <text:p>2410</text:p>
          </table:table-cell>
          <table:table-cell table:style-name="ce15" table:formula="of:=[.B57]/[.$B$1]" office:value-type="float" office:value="1.41935483870968" calcext:value-type="float">
            <text:p>1,42</text:p>
          </table:table-cell>
          <table:table-cell table:style-name="ce15" table:formula="of:=[.F56]+[.E57]" office:value-type="float" office:value="77.741935483871" calcext:value-type="float">
            <text:p>77,74</text:p>
          </table:table-cell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opyService_10_NullIntentOperatorMutator</text:p>
          </table:table-cell>
          <table:table-cell table:style-name="ce13" table:formula="of:=[.D57]+[.B58]" office:value-type="float" office:value="2453" calcext:value-type="float">
            <text:p>2453</text:p>
          </table:table-cell>
          <table:table-cell table:style-name="ce15" table:formula="of:=[.B58]/[.$B$1]" office:value-type="float" office:value="1.38709677419355" calcext:value-type="float">
            <text:p>1,39</text:p>
          </table:table-cell>
          <table:table-cell table:style-name="ce15" table:formula="of:=[.F57]+[.E58]" office:value-type="float" office:value="79.1290322580646" calcext:value-type="float">
            <text:p>79,13</text:p>
          </table:table-cell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opyService_11_InvalidKeyIntentOperatorMutator</text:p>
          </table:table-cell>
          <table:table-cell table:style-name="ce13" table:formula="of:=[.D58]+[.B59]" office:value-type="float" office:value="2496" calcext:value-type="float">
            <text:p>2496</text:p>
          </table:table-cell>
          <table:table-cell table:style-name="ce15" table:formula="of:=[.B59]/[.$B$1]" office:value-type="float" office:value="1.38709677419355" calcext:value-type="float">
            <text:p>1,39</text:p>
          </table:table-cell>
          <table:table-cell table:style-name="ce15" table:formula="of:=[.F58]+[.E59]" office:value-type="float" office:value="80.5161290322581" calcext:value-type="float">
            <text:p>80,52</text:p>
          </table:table-cell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pyService_12_RandomActionIntentDefinitionOperatorMutator</text:p>
          </table:table-cell>
          <table:table-cell table:style-name="ce13" table:formula="of:=[.D59]+[.B60]" office:value-type="float" office:value="2540" calcext:value-type="float">
            <text:p>2540</text:p>
          </table:table-cell>
          <table:table-cell table:style-name="ce15" table:formula="of:=[.B60]/[.$B$1]" office:value-type="float" office:value="1.41935483870968" calcext:value-type="float">
            <text:p>1,42</text:p>
          </table:table-cell>
          <table:table-cell table:style-name="ce15" table:formula="of:=[.F59]+[.E60]" office:value-type="float" office:value="81.9354838709678" calcext:value-type="float">
            <text:p>81,94</text:p>
          </table:table-cell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pyService_13_NullIntentOperatorMutator</text:p>
          </table:table-cell>
          <table:table-cell table:style-name="ce13" table:formula="of:=[.D60]+[.B61]" office:value-type="float" office:value="2584" calcext:value-type="float">
            <text:p>2584</text:p>
          </table:table-cell>
          <table:table-cell table:style-name="ce15" table:formula="of:=[.B61]/[.$B$1]" office:value-type="float" office:value="1.41935483870968" calcext:value-type="float">
            <text:p>1,42</text:p>
          </table:table-cell>
          <table:table-cell table:style-name="ce15" table:formula="of:=[.F60]+[.E61]" office:value-type="float" office:value="83.3548387096775" calcext:value-type="float">
            <text:p>83,35</text:p>
          </table:table-cell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pyService_14_InvalidKeyIntentOperatorMutator</text:p>
          </table:table-cell>
          <table:table-cell table:style-name="ce13" table:formula="of:=[.D61]+[.B62]" office:value-type="float" office:value="2628" calcext:value-type="float">
            <text:p>2628</text:p>
          </table:table-cell>
          <table:table-cell table:style-name="ce15" table:formula="of:=[.B62]/[.$B$1]" office:value-type="float" office:value="1.41935483870968" calcext:value-type="float">
            <text:p>1,42</text:p>
          </table:table-cell>
          <table:table-cell table:style-name="ce15" table:formula="of:=[.F61]+[.E62]" office:value-type="float" office:value="84.7741935483872" calcext:value-type="float">
            <text:p>84,77</text:p>
          </table:table-cell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pyService_15_RandomActionIntentDefinitionOperatorMutator</text:p>
          </table:table-cell>
          <table:table-cell table:style-name="ce13" table:formula="of:=[.D62]+[.B63]" office:value-type="float" office:value="2672" calcext:value-type="float">
            <text:p>2672</text:p>
          </table:table-cell>
          <table:table-cell table:style-name="ce15" table:formula="of:=[.B63]/[.$B$1]" office:value-type="float" office:value="1.41935483870968" calcext:value-type="float">
            <text:p>1,42</text:p>
          </table:table-cell>
          <table:table-cell table:style-name="ce15" table:formula="of:=[.F62]+[.E63]" office:value-type="float" office:value="86.1935483870969" calcext:value-type="float">
            <text:p>86,19</text:p>
          </table:table-cell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pyService_16_NullValueIntentPutExtraOperatorMutator</text:p>
          </table:table-cell>
          <table:table-cell table:style-name="ce13" table:formula="of:=[.D63]+[.B64]" office:value-type="float" office:value="2716" calcext:value-type="float">
            <text:p>2716</text:p>
          </table:table-cell>
          <table:table-cell table:style-name="ce15" table:formula="of:=[.B64]/[.$B$1]" office:value-type="float" office:value="1.41935483870968" calcext:value-type="float">
            <text:p>1,42</text:p>
          </table:table-cell>
          <table:table-cell table:style-name="ce15" table:formula="of:=[.F63]+[.E64]" office:value-type="float" office:value="87.6129032258065" calcext:value-type="float">
            <text:p>87,61</text:p>
          </table:table-cell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opyService_17_IntentPayloadReplacementOperatorMutator</text:p>
          </table:table-cell>
          <table:table-cell table:style-name="ce13" table:formula="of:=[.D64]+[.B65]" office:value-type="float" office:value="2759" calcext:value-type="float">
            <text:p>2759</text:p>
          </table:table-cell>
          <table:table-cell table:style-name="ce15" table:formula="of:=[.B65]/[.$B$1]" office:value-type="float" office:value="1.38709677419355" calcext:value-type="float">
            <text:p>1,39</text:p>
          </table:table-cell>
          <table:table-cell table:style-name="ce15" table:formula="of:=[.F64]+[.E65]" office:value-type="float" office:value="89.0000000000001" calcext:value-type="float">
            <text:p>89,00</text:p>
          </table:table-cell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opyService_18_RandomActionIntentDefinitionOperatorMutator</text:p>
          </table:table-cell>
          <table:table-cell table:style-name="ce13" table:formula="of:=[.D65]+[.B66]" office:value-type="float" office:value="2802" calcext:value-type="float">
            <text:p>2802</text:p>
          </table:table-cell>
          <table:table-cell table:style-name="ce15" table:formula="of:=[.B66]/[.$B$1]" office:value-type="float" office:value="1.38709677419355" calcext:value-type="float">
            <text:p>1,39</text:p>
          </table:table-cell>
          <table:table-cell table:style-name="ce15" table:formula="of:=[.F65]+[.E66]" office:value-type="float" office:value="90.3870967741936" calcext:value-type="float">
            <text:p>90,39</text:p>
          </table:table-cell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Service_0_LengthyGUICreationOperatorMutator</text:p>
          </table:table-cell>
          <table:table-cell table:style-name="ce13" table:formula="of:=[.D66]+[.B67]" office:value-type="float" office:value="2846" calcext:value-type="float">
            <text:p>2846</text:p>
          </table:table-cell>
          <table:table-cell table:style-name="ce15" table:formula="of:=[.B67]/[.$B$1]" office:value-type="float" office:value="1.41935483870968" calcext:value-type="float">
            <text:p>1,42</text:p>
          </table:table-cell>
          <table:table-cell table:style-name="ce15" table:formula="of:=[.F66]+[.E67]" office:value-type="float" office:value="91.8064516129033" calcext:value-type="float">
            <text:p>91,81</text:p>
          </table:table-cell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ncryptService_1_RandomActionIntentDefinitionOperatorMutator</text:p>
          </table:table-cell>
          <table:table-cell table:style-name="ce13" table:formula="of:=[.D67]+[.B68]" office:value-type="float" office:value="2889" calcext:value-type="float">
            <text:p>2889</text:p>
          </table:table-cell>
          <table:table-cell table:style-name="ce15" table:formula="of:=[.B68]/[.$B$1]" office:value-type="float" office:value="1.38709677419355" calcext:value-type="float">
            <text:p>1,39</text:p>
          </table:table-cell>
          <table:table-cell table:style-name="ce15" table:formula="of:=[.F67]+[.E68]" office:value-type="float" office:value="93.1935483870969" calcext:value-type="float">
            <text:p>93,19</text:p>
          </table:table-cell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ncryptService_2_NullIntentOperatorMutator</text:p>
          </table:table-cell>
          <table:table-cell table:style-name="ce13" table:formula="of:=[.D68]+[.B69]" office:value-type="float" office:value="2932" calcext:value-type="float">
            <text:p>2932</text:p>
          </table:table-cell>
          <table:table-cell table:style-name="ce15" table:formula="of:=[.B69]/[.$B$1]" office:value-type="float" office:value="1.38709677419355" calcext:value-type="float">
            <text:p>1,39</text:p>
          </table:table-cell>
          <table:table-cell table:style-name="ce15" table:formula="of:=[.F68]+[.E69]" office:value-type="float" office:value="94.5806451612904" calcext:value-type="float">
            <text:p>94,58</text:p>
          </table:table-cell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ncryptService_3_InvalidKeyIntentOperatorMutator</text:p>
          </table:table-cell>
          <table:table-cell table:style-name="ce13" table:formula="of:=[.D69]+[.B70]" office:value-type="float" office:value="2975" calcext:value-type="float">
            <text:p>2975</text:p>
          </table:table-cell>
          <table:table-cell table:style-name="ce15" table:formula="of:=[.B70]/[.$B$1]" office:value-type="float" office:value="1.38709677419355" calcext:value-type="float">
            <text:p>1,39</text:p>
          </table:table-cell>
          <table:table-cell table:style-name="ce15" table:formula="of:=[.F69]+[.E70]" office:value-type="float" office:value="95.967741935484" calcext:value-type="float">
            <text:p>95,97</text:p>
          </table:table-cell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Service_4_RandomActionIntentDefinitionOperatorMutator</text:p>
          </table:table-cell>
          <table:table-cell table:style-name="ce13" table:formula="of:=[.D70]+[.B71]" office:value-type="float" office:value="3019" calcext:value-type="float">
            <text:p>3019</text:p>
          </table:table-cell>
          <table:table-cell table:style-name="ce15" table:formula="of:=[.B71]/[.$B$1]" office:value-type="float" office:value="1.41935483870968" calcext:value-type="float">
            <text:p>1,42</text:p>
          </table:table-cell>
          <table:table-cell table:style-name="ce15" table:formula="of:=[.F70]+[.E71]" office:value-type="float" office:value="97.3870967741937" calcext:value-type="float">
            <text:p>97,39</text:p>
          </table:table-cell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Service_5_RandomActionIntentDefinitionOperatorMutator</text:p>
          </table:table-cell>
          <table:table-cell table:style-name="ce13" table:formula="of:=[.D71]+[.B72]" office:value-type="float" office:value="3063" calcext:value-type="float">
            <text:p>3063</text:p>
          </table:table-cell>
          <table:table-cell table:style-name="ce15" table:formula="of:=[.B72]/[.$B$1]" office:value-type="float" office:value="1.41935483870968" calcext:value-type="float">
            <text:p>1,42</text:p>
          </table:table-cell>
          <table:table-cell table:style-name="ce15" table:formula="of:=[.F71]+[.E72]" office:value-type="float" office:value="98.8064516129033" calcext:value-type="float">
            <text:p>98,81</text:p>
          </table:table-cell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Service_6_RandomActionIntentDefinitionOperatorMutator</text:p>
          </table:table-cell>
          <table:table-cell table:style-name="ce13" table:formula="of:=[.D72]+[.B73]" office:value-type="float" office:value="3107" calcext:value-type="float">
            <text:p>3107</text:p>
          </table:table-cell>
          <table:table-cell table:style-name="ce15" table:formula="of:=[.B73]/[.$B$1]" office:value-type="float" office:value="1.41935483870968" calcext:value-type="float">
            <text:p>1,42</text:p>
          </table:table-cell>
          <table:table-cell table:style-name="ce15" table:formula="of:=[.F72]+[.E73]" office:value-type="float" office:value="100.225806451613" calcext:value-type="float">
            <text:p>100,23</text:p>
          </table:table-cell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Service_7_NullValueIntentPutExtraOperatorMutator</text:p>
          </table:table-cell>
          <table:table-cell table:style-name="ce13" table:formula="of:=[.D73]+[.B74]" office:value-type="float" office:value="3151" calcext:value-type="float">
            <text:p>3151</text:p>
          </table:table-cell>
          <table:table-cell table:style-name="ce15" table:formula="of:=[.B74]/[.$B$1]" office:value-type="float" office:value="1.41935483870968" calcext:value-type="float">
            <text:p>1,42</text:p>
          </table:table-cell>
          <table:table-cell table:style-name="ce15" table:formula="of:=[.F73]+[.E74]" office:value-type="float" office:value="101.645161290323" calcext:value-type="float">
            <text:p>101,65</text:p>
          </table:table-cell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ncryptService_8_IntentPayloadReplacementOperatorMutator</text:p>
          </table:table-cell>
          <table:table-cell table:style-name="ce13" table:formula="of:=[.D74]+[.B75]" office:value-type="float" office:value="3194" calcext:value-type="float">
            <text:p>3194</text:p>
          </table:table-cell>
          <table:table-cell table:style-name="ce15" table:formula="of:=[.B75]/[.$B$1]" office:value-type="float" office:value="1.38709677419355" calcext:value-type="float">
            <text:p>1,39</text:p>
          </table:table-cell>
          <table:table-cell table:style-name="ce15" table:formula="of:=[.F74]+[.E75]" office:value-type="float" office:value="103.032258064516" calcext:value-type="float">
            <text:p>103,03</text:p>
          </table:table-cell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Service_9_RandomActionIntentDefinitionOperatorMutator</text:p>
          </table:table-cell>
          <table:table-cell table:style-name="ce13" table:formula="of:=[.D75]+[.B76]" office:value-type="float" office:value="3238" calcext:value-type="float">
            <text:p>3238</text:p>
          </table:table-cell>
          <table:table-cell table:style-name="ce15" table:formula="of:=[.B76]/[.$B$1]" office:value-type="float" office:value="1.41935483870968" calcext:value-type="float">
            <text:p>1,42</text:p>
          </table:table-cell>
          <table:table-cell table:style-name="ce15" table:formula="of:=[.F75]+[.E76]" office:value-type="float" office:value="104.451612903226" calcext:value-type="float">
            <text:p>104,45</text:p>
          </table:table-cell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Service_10_NullIntentOperatorMutator</text:p>
          </table:table-cell>
          <table:table-cell table:style-name="ce13" table:formula="of:=[.D76]+[.B77]" office:value-type="float" office:value="3282" calcext:value-type="float">
            <text:p>3282</text:p>
          </table:table-cell>
          <table:table-cell table:style-name="ce15" table:formula="of:=[.B77]/[.$B$1]" office:value-type="float" office:value="1.41935483870968" calcext:value-type="float">
            <text:p>1,42</text:p>
          </table:table-cell>
          <table:table-cell table:style-name="ce15" table:formula="of:=[.F76]+[.E77]" office:value-type="float" office:value="105.870967741936" calcext:value-type="float">
            <text:p>105,87</text:p>
          </table:table-cell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Service_11_InvalidKeyIntentOperatorMutator</text:p>
          </table:table-cell>
          <table:table-cell table:style-name="ce13" table:formula="of:=[.D77]+[.B78]" office:value-type="float" office:value="3326" calcext:value-type="float">
            <text:p>3326</text:p>
          </table:table-cell>
          <table:table-cell table:style-name="ce15" table:formula="of:=[.B78]/[.$B$1]" office:value-type="float" office:value="1.41935483870968" calcext:value-type="float">
            <text:p>1,42</text:p>
          </table:table-cell>
          <table:table-cell table:style-name="ce15" table:formula="of:=[.F77]+[.E78]" office:value-type="float" office:value="107.290322580645" calcext:value-type="float">
            <text:p>107,29</text:p>
          </table:table-cell>
        </table:table-row>
        <table:table-row table:style-name="ro1"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Service_12_RandomActionIntentDefinitionOperatorMutator</text:p>
          </table:table-cell>
          <table:table-cell table:style-name="ce13" table:formula="of:=[.D78]+[.B79]" office:value-type="float" office:value="3370" calcext:value-type="float">
            <text:p>3370</text:p>
          </table:table-cell>
          <table:table-cell table:style-name="ce15" table:formula="of:=[.B79]/[.$B$1]" office:value-type="float" office:value="1.41935483870968" calcext:value-type="float">
            <text:p>1,42</text:p>
          </table:table-cell>
          <table:table-cell table:style-name="ce15" table:formula="of:=[.F78]+[.E79]" office:value-type="float" office:value="108.709677419355" calcext:value-type="float">
            <text:p>108,71</text:p>
          </table:table-cell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ncryptService_13_NullIntentOperatorMutator</text:p>
          </table:table-cell>
          <table:table-cell table:style-name="ce13" table:formula="of:=[.D79]+[.B80]" office:value-type="float" office:value="3413" calcext:value-type="float">
            <text:p>3413</text:p>
          </table:table-cell>
          <table:table-cell table:style-name="ce15" table:formula="of:=[.B80]/[.$B$1]" office:value-type="float" office:value="1.38709677419355" calcext:value-type="float">
            <text:p>1,39</text:p>
          </table:table-cell>
          <table:table-cell table:style-name="ce15" table:formula="of:=[.F79]+[.E80]" office:value-type="float" office:value="110.096774193549" calcext:value-type="float">
            <text:p>110,10</text:p>
          </table:table-cell>
        </table:table-row>
        <table:table-row table:style-name="ro1"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ncryptService_14_InvalidKeyIntentOperatorMutator</text:p>
          </table:table-cell>
          <table:table-cell table:style-name="ce13" table:formula="of:=[.D80]+[.B81]" office:value-type="float" office:value="3456" calcext:value-type="float">
            <text:p>3456</text:p>
          </table:table-cell>
          <table:table-cell table:style-name="ce15" table:formula="of:=[.B81]/[.$B$1]" office:value-type="float" office:value="1.38709677419355" calcext:value-type="float">
            <text:p>1,39</text:p>
          </table:table-cell>
          <table:table-cell table:style-name="ce15" table:formula="of:=[.F80]+[.E81]" office:value-type="float" office:value="111.483870967742" calcext:value-type="float">
            <text:p>111,48</text:p>
          </table:table-cell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ncryptService_15_RandomActionIntentDefinitionOperatorMutator</text:p>
          </table:table-cell>
          <table:table-cell table:style-name="ce13" table:formula="of:=[.D81]+[.B82]" office:value-type="float" office:value="3499" calcext:value-type="float">
            <text:p>3499</text:p>
          </table:table-cell>
          <table:table-cell table:style-name="ce15" table:formula="of:=[.B82]/[.$B$1]" office:value-type="float" office:value="1.38709677419355" calcext:value-type="float">
            <text:p>1,39</text:p>
          </table:table-cell>
          <table:table-cell table:style-name="ce15" table:formula="of:=[.F81]+[.E82]" office:value-type="float" office:value="112.870967741936" calcext:value-type="float">
            <text:p>112,87</text:p>
          </table:table-cell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Service_16_NullValueIntentPutExtraOperatorMutator</text:p>
          </table:table-cell>
          <table:table-cell table:style-name="ce13" table:formula="of:=[.D82]+[.B83]" office:value-type="float" office:value="3543" calcext:value-type="float">
            <text:p>3543</text:p>
          </table:table-cell>
          <table:table-cell table:style-name="ce15" table:formula="of:=[.B83]/[.$B$1]" office:value-type="float" office:value="1.41935483870968" calcext:value-type="float">
            <text:p>1,42</text:p>
          </table:table-cell>
          <table:table-cell table:style-name="ce15" table:formula="of:=[.F82]+[.E83]" office:value-type="float" office:value="114.290322580645" calcext:value-type="float">
            <text:p>114,29</text:p>
          </table:table-cell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Service_17_IntentPayloadReplacementOperatorMutator</text:p>
          </table:table-cell>
          <table:table-cell table:style-name="ce13" table:formula="of:=[.D83]+[.B84]" office:value-type="float" office:value="3587" calcext:value-type="float">
            <text:p>3587</text:p>
          </table:table-cell>
          <table:table-cell table:style-name="ce15" table:formula="of:=[.B84]/[.$B$1]" office:value-type="float" office:value="1.41935483870968" calcext:value-type="float">
            <text:p>1,42</text:p>
          </table:table-cell>
          <table:table-cell table:style-name="ce15" table:formula="of:=[.F83]+[.E84]" office:value-type="float" office:value="115.709677419355" calcext:value-type="float">
            <text:p>115,71</text:p>
          </table:table-cell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Service_18_RandomActionIntentDefinitionOperatorMutator</text:p>
          </table:table-cell>
          <table:table-cell table:style-name="ce13" table:formula="of:=[.D84]+[.B85]" office:value-type="float" office:value="3631" calcext:value-type="float">
            <text:p>3631</text:p>
          </table:table-cell>
          <table:table-cell table:style-name="ce15" table:formula="of:=[.B85]/[.$B$1]" office:value-type="float" office:value="1.41935483870968" calcext:value-type="float">
            <text:p>1,42</text:p>
          </table:table-cell>
          <table:table-cell table:style-name="ce15" table:formula="of:=[.F84]+[.E85]" office:value-type="float" office:value="117.129032258065" calcext:value-type="float">
            <text:p>117,13</text:p>
          </table:table-cell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cryptService_0_LengthyGUICreationOperatorMutator</text:p>
          </table:table-cell>
          <table:table-cell table:style-name="ce13" table:formula="of:=[.D85]+[.B86]" office:value-type="float" office:value="3675" calcext:value-type="float">
            <text:p>3675</text:p>
          </table:table-cell>
          <table:table-cell table:style-name="ce15" table:formula="of:=[.B86]/[.$B$1]" office:value-type="float" office:value="1.41935483870968" calcext:value-type="float">
            <text:p>1,42</text:p>
          </table:table-cell>
          <table:table-cell table:style-name="ce15" table:formula="of:=[.F85]+[.E86]" office:value-type="float" office:value="118.548387096774" calcext:value-type="float">
            <text:p>118,55</text:p>
          </table:table-cell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cryptService_1_RandomActionIntentDefinitionOperatorMutator</text:p>
          </table:table-cell>
          <table:table-cell table:style-name="ce13" table:formula="of:=[.D86]+[.B87]" office:value-type="float" office:value="3719" calcext:value-type="float">
            <text:p>3719</text:p>
          </table:table-cell>
          <table:table-cell table:style-name="ce15" table:formula="of:=[.B87]/[.$B$1]" office:value-type="float" office:value="1.41935483870968" calcext:value-type="float">
            <text:p>1,42</text:p>
          </table:table-cell>
          <table:table-cell table:style-name="ce15" table:formula="of:=[.F86]+[.E87]" office:value-type="float" office:value="119.967741935484" calcext:value-type="float">
            <text:p>119,97</text:p>
          </table:table-cell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ecryptService_2_NullIntentOperatorMutator</text:p>
          </table:table-cell>
          <table:table-cell table:style-name="ce13" table:formula="of:=[.D87]+[.B88]" office:value-type="float" office:value="3762" calcext:value-type="float">
            <text:p>3762</text:p>
          </table:table-cell>
          <table:table-cell table:style-name="ce15" table:formula="of:=[.B88]/[.$B$1]" office:value-type="float" office:value="1.38709677419355" calcext:value-type="float">
            <text:p>1,39</text:p>
          </table:table-cell>
          <table:table-cell table:style-name="ce15" table:formula="of:=[.F87]+[.E88]" office:value-type="float" office:value="121.354838709678" calcext:value-type="float">
            <text:p>121,35</text:p>
          </table:table-cell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cryptService_3_InvalidKeyIntentOperatorMutator</text:p>
          </table:table-cell>
          <table:table-cell table:style-name="ce13" table:formula="of:=[.D88]+[.B89]" office:value-type="float" office:value="3806" calcext:value-type="float">
            <text:p>3806</text:p>
          </table:table-cell>
          <table:table-cell table:style-name="ce15" table:formula="of:=[.B89]/[.$B$1]" office:value-type="float" office:value="1.41935483870968" calcext:value-type="float">
            <text:p>1,42</text:p>
          </table:table-cell>
          <table:table-cell table:style-name="ce15" table:formula="of:=[.F88]+[.E89]" office:value-type="float" office:value="122.774193548387" calcext:value-type="float">
            <text:p>122,77</text:p>
          </table:table-cell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cryptService_4_RandomActionIntentDefinitionOperatorMutator</text:p>
          </table:table-cell>
          <table:table-cell table:style-name="ce13" table:formula="of:=[.D89]+[.B90]" office:value-type="float" office:value="3850" calcext:value-type="float">
            <text:p>3850</text:p>
          </table:table-cell>
          <table:table-cell table:style-name="ce15" table:formula="of:=[.B90]/[.$B$1]" office:value-type="float" office:value="1.41935483870968" calcext:value-type="float">
            <text:p>1,42</text:p>
          </table:table-cell>
          <table:table-cell table:style-name="ce15" table:formula="of:=[.F89]+[.E90]" office:value-type="float" office:value="124.193548387097" calcext:value-type="float">
            <text:p>124,19</text:p>
          </table:table-cell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ecryptService_5_RandomActionIntentDefinitionOperatorMutator</text:p>
          </table:table-cell>
          <table:table-cell table:style-name="ce13" table:formula="of:=[.D90]+[.B91]" office:value-type="float" office:value="3893" calcext:value-type="float">
            <text:p>3893</text:p>
          </table:table-cell>
          <table:table-cell table:style-name="ce15" table:formula="of:=[.B91]/[.$B$1]" office:value-type="float" office:value="1.38709677419355" calcext:value-type="float">
            <text:p>1,39</text:p>
          </table:table-cell>
          <table:table-cell table:style-name="ce15" table:formula="of:=[.F90]+[.E91]" office:value-type="float" office:value="125.58064516129" calcext:value-type="float">
            <text:p>125,58</text:p>
          </table:table-cell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cryptService_6_RandomActionIntentDefinitionOperatorMutator</text:p>
          </table:table-cell>
          <table:table-cell table:style-name="ce13" table:formula="of:=[.D91]+[.B92]" office:value-type="float" office:value="3937" calcext:value-type="float">
            <text:p>3937</text:p>
          </table:table-cell>
          <table:table-cell table:style-name="ce15" table:formula="of:=[.B92]/[.$B$1]" office:value-type="float" office:value="1.41935483870968" calcext:value-type="float">
            <text:p>1,42</text:p>
          </table:table-cell>
          <table:table-cell table:style-name="ce15" table:formula="of:=[.F91]+[.E92]" office:value-type="float" office:value="127" calcext:value-type="float">
            <text:p>127,00</text:p>
          </table:table-cell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ecryptService_7_NullValueIntentPutExtraOperatorMutator</text:p>
          </table:table-cell>
          <table:table-cell table:style-name="ce13" table:formula="of:=[.D92]+[.B93]" office:value-type="float" office:value="3980" calcext:value-type="float">
            <text:p>3980</text:p>
          </table:table-cell>
          <table:table-cell table:style-name="ce15" table:formula="of:=[.B93]/[.$B$1]" office:value-type="float" office:value="1.38709677419355" calcext:value-type="float">
            <text:p>1,39</text:p>
          </table:table-cell>
          <table:table-cell table:style-name="ce15" table:formula="of:=[.F92]+[.E93]" office:value-type="float" office:value="128.387096774194" calcext:value-type="float">
            <text:p>128,39</text:p>
          </table:table-cell>
        </table:table-row>
        <table:table-row table:style-name="ro1"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cryptService_8_IntentPayloadReplacementOperatorMutator</text:p>
          </table:table-cell>
          <table:table-cell table:style-name="ce13" table:formula="of:=[.D93]+[.B94]" office:value-type="float" office:value="4024" calcext:value-type="float">
            <text:p>4024</text:p>
          </table:table-cell>
          <table:table-cell table:style-name="ce15" table:formula="of:=[.B94]/[.$B$1]" office:value-type="float" office:value="1.41935483870968" calcext:value-type="float">
            <text:p>1,42</text:p>
          </table:table-cell>
          <table:table-cell table:style-name="ce15" table:formula="of:=[.F93]+[.E94]" office:value-type="float" office:value="129.806451612903" calcext:value-type="float">
            <text:p>129,81</text:p>
          </table:table-cell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cryptService_9_RandomActionIntentDefinitionOperatorMutator</text:p>
          </table:table-cell>
          <table:table-cell table:style-name="ce13" table:formula="of:=[.D94]+[.B95]" office:value-type="float" office:value="4068" calcext:value-type="float">
            <text:p>4068</text:p>
          </table:table-cell>
          <table:table-cell table:style-name="ce15" table:formula="of:=[.B95]/[.$B$1]" office:value-type="float" office:value="1.41935483870968" calcext:value-type="float">
            <text:p>1,42</text:p>
          </table:table-cell>
          <table:table-cell table:style-name="ce15" table:formula="of:=[.F94]+[.E95]" office:value-type="float" office:value="131.225806451613" calcext:value-type="float">
            <text:p>131,23</text:p>
          </table:table-cell>
        </table:table-row>
        <table:table-row table:style-name="ro1"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cryptService_10_NullIntentOperatorMutator</text:p>
          </table:table-cell>
          <table:table-cell table:style-name="ce13" table:formula="of:=[.D95]+[.B96]" office:value-type="float" office:value="4112" calcext:value-type="float">
            <text:p>4112</text:p>
          </table:table-cell>
          <table:table-cell table:style-name="ce15" table:formula="of:=[.B96]/[.$B$1]" office:value-type="float" office:value="1.41935483870968" calcext:value-type="float">
            <text:p>1,42</text:p>
          </table:table-cell>
          <table:table-cell table:style-name="ce15" table:formula="of:=[.F95]+[.E96]" office:value-type="float" office:value="132.645161290323" calcext:value-type="float">
            <text:p>132,65</text:p>
          </table:table-cell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cryptService_11_InvalidKeyIntentOperatorMutator</text:p>
          </table:table-cell>
          <table:table-cell table:style-name="ce13" table:formula="of:=[.D96]+[.B97]" office:value-type="float" office:value="4156" calcext:value-type="float">
            <text:p>4156</text:p>
          </table:table-cell>
          <table:table-cell table:style-name="ce15" table:formula="of:=[.B97]/[.$B$1]" office:value-type="float" office:value="1.41935483870968" calcext:value-type="float">
            <text:p>1,42</text:p>
          </table:table-cell>
          <table:table-cell table:style-name="ce15" table:formula="of:=[.F96]+[.E97]" office:value-type="float" office:value="134.064516129032" calcext:value-type="float">
            <text:p>134,06</text:p>
          </table:table-cell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ecryptService_12_RandomActionIntentDefinitionOperatorMutator</text:p>
          </table:table-cell>
          <table:table-cell table:style-name="ce13" table:formula="of:=[.D97]+[.B98]" office:value-type="float" office:value="4199" calcext:value-type="float">
            <text:p>4199</text:p>
          </table:table-cell>
          <table:table-cell table:style-name="ce15" table:formula="of:=[.B98]/[.$B$1]" office:value-type="float" office:value="1.38709677419355" calcext:value-type="float">
            <text:p>1,39</text:p>
          </table:table-cell>
          <table:table-cell table:style-name="ce15" table:formula="of:=[.F97]+[.E98]" office:value-type="float" office:value="135.451612903226" calcext:value-type="float">
            <text:p>135,45</text:p>
          </table:table-cell>
        </table:table-row>
        <table:table-row table:style-name="ro1"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cryptService_13_NullIntentOperatorMutator</text:p>
          </table:table-cell>
          <table:table-cell table:style-name="ce13" table:formula="of:=[.D98]+[.B99]" office:value-type="float" office:value="4243" calcext:value-type="float">
            <text:p>4243</text:p>
          </table:table-cell>
          <table:table-cell table:style-name="ce15" table:formula="of:=[.B99]/[.$B$1]" office:value-type="float" office:value="1.41935483870968" calcext:value-type="float">
            <text:p>1,42</text:p>
          </table:table-cell>
          <table:table-cell table:style-name="ce15" table:formula="of:=[.F98]+[.E99]" office:value-type="float" office:value="136.870967741936" calcext:value-type="float">
            <text:p>136,87</text:p>
          </table:table-cell>
        </table:table-row>
        <table:table-row table:style-name="ro1"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cryptService_14_InvalidKeyIntentOperatorMutator</text:p>
          </table:table-cell>
          <table:table-cell table:style-name="ce13" table:formula="of:=[.D99]+[.B100]" office:value-type="float" office:value="4287" calcext:value-type="float">
            <text:p>4287</text:p>
          </table:table-cell>
          <table:table-cell table:style-name="ce15" table:formula="of:=[.B100]/[.$B$1]" office:value-type="float" office:value="1.41935483870968" calcext:value-type="float">
            <text:p>1,42</text:p>
          </table:table-cell>
          <table:table-cell table:style-name="ce15" table:formula="of:=[.F99]+[.E100]" office:value-type="float" office:value="138.290322580645" calcext:value-type="float">
            <text:p>138,29</text:p>
          </table:table-cell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cryptService_15_RandomActionIntentDefinitionOperatorMutator</text:p>
          </table:table-cell>
          <table:table-cell table:style-name="ce13" table:formula="of:=[.D100]+[.B101]" office:value-type="float" office:value="4331" calcext:value-type="float">
            <text:p>4331</text:p>
          </table:table-cell>
          <table:table-cell table:style-name="ce15" table:formula="of:=[.B101]/[.$B$1]" office:value-type="float" office:value="1.41935483870968" calcext:value-type="float">
            <text:p>1,42</text:p>
          </table:table-cell>
          <table:table-cell table:style-name="ce15" table:formula="of:=[.F100]+[.E101]" office:value-type="float" office:value="139.709677419355" calcext:value-type="float">
            <text:p>139,71</text:p>
          </table:table-cell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ecryptService_16_NullValueIntentPutExtraOperatorMutator</text:p>
          </table:table-cell>
          <table:table-cell table:style-name="ce13" table:formula="of:=[.D101]+[.B102]" office:value-type="float" office:value="4374" calcext:value-type="float">
            <text:p>4374</text:p>
          </table:table-cell>
          <table:table-cell table:style-name="ce15" table:formula="of:=[.B102]/[.$B$1]" office:value-type="float" office:value="1.38709677419355" calcext:value-type="float">
            <text:p>1,39</text:p>
          </table:table-cell>
          <table:table-cell table:style-name="ce15" table:formula="of:=[.F101]+[.E102]" office:value-type="float" office:value="141.096774193548" calcext:value-type="float">
            <text:p>141,10</text:p>
          </table:table-cell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cryptService_17_IntentPayloadReplacementOperatorMutator</text:p>
          </table:table-cell>
          <table:table-cell table:style-name="ce13" table:formula="of:=[.D102]+[.B103]" office:value-type="float" office:value="4418" calcext:value-type="float">
            <text:p>4418</text:p>
          </table:table-cell>
          <table:table-cell table:style-name="ce15" table:formula="of:=[.B103]/[.$B$1]" office:value-type="float" office:value="1.41935483870968" calcext:value-type="float">
            <text:p>1,42</text:p>
          </table:table-cell>
          <table:table-cell table:style-name="ce15" table:formula="of:=[.F102]+[.E103]" office:value-type="float" office:value="142.516129032258" calcext:value-type="float">
            <text:p>142,52</text:p>
          </table:table-cell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cryptService_18_RandomActionIntentDefinitionOperatorMutator</text:p>
          </table:table-cell>
          <table:table-cell table:style-name="ce13" table:formula="of:=[.D103]+[.B104]" office:value-type="float" office:value="4462" calcext:value-type="float">
            <text:p>4462</text:p>
          </table:table-cell>
          <table:table-cell table:style-name="ce15" table:formula="of:=[.B104]/[.$B$1]" office:value-type="float" office:value="1.41935483870968" calcext:value-type="float">
            <text:p>1,42</text:p>
          </table:table-cell>
          <table:table-cell table:style-name="ce15" table:formula="of:=[.F103]+[.E104]" office:value-type="float" office:value="143.935483870968" calcext:value-type="float">
            <text:p>143,94</text:p>
          </table:table-cell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alculateHashCallback_0_BinaryMutator</text:p>
          </table:table-cell>
          <table:table-cell table:style-name="ce13" table:formula="of:=[.D104]+[.B105]" office:value-type="float" office:value="4506" calcext:value-type="float">
            <text:p>4506</text:p>
          </table:table-cell>
          <table:table-cell table:style-name="ce15" table:formula="of:=[.B105]/[.$B$1]" office:value-type="float" office:value="1.41935483870968" calcext:value-type="float">
            <text:p>1,42</text:p>
          </table:table-cell>
          <table:table-cell table:style-name="ce15" table:formula="of:=[.F104]+[.E105]" office:value-type="float" office:value="145.354838709677" calcext:value-type="float">
            <text:p>145,35</text:p>
          </table:table-cell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LoadFolderSpaceDataTask_0_BinaryMutator</text:p>
          </table:table-cell>
          <table:table-cell table:style-name="ce13" table:formula="of:=[.D105]+[.B106]" office:value-type="float" office:value="4550" calcext:value-type="float">
            <text:p>4550</text:p>
          </table:table-cell>
          <table:table-cell table:style-name="ce15" table:formula="of:=[.B106]/[.$B$1]" office:value-type="float" office:value="1.41935483870968" calcext:value-type="float">
            <text:p>1,42</text:p>
          </table:table-cell>
          <table:table-cell table:style-name="ce15" table:formula="of:=[.F105]+[.E106]" office:value-type="float" office:value="146.774193548387" calcext:value-type="float">
            <text:p>146,77</text:p>
          </table:table-cell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LoadFolderSpaceDataTask_1_BinaryMutator</text:p>
          </table:table-cell>
          <table:table-cell table:style-name="ce13" table:formula="of:=[.D106]+[.B107]" office:value-type="float" office:value="4594" calcext:value-type="float">
            <text:p>4594</text:p>
          </table:table-cell>
          <table:table-cell table:style-name="ce15" table:formula="of:=[.B107]/[.$B$1]" office:value-type="float" office:value="1.41935483870968" calcext:value-type="float">
            <text:p>1,42</text:p>
          </table:table-cell>
          <table:table-cell table:style-name="ce15" table:formula="of:=[.F106]+[.E107]" office:value-type="float" office:value="148.193548387097" calcext:value-type="float">
            <text:p>148,19</text:p>
          </table:table-cell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leteTask_0_NullIntentOperatorMutator</text:p>
          </table:table-cell>
          <table:table-cell table:style-name="ce13" table:formula="of:=[.D107]+[.B108]" office:value-type="float" office:value="4638" calcext:value-type="float">
            <text:p>4638</text:p>
          </table:table-cell>
          <table:table-cell table:style-name="ce15" table:formula="of:=[.B108]/[.$B$1]" office:value-type="float" office:value="1.41935483870968" calcext:value-type="float">
            <text:p>1,42</text:p>
          </table:table-cell>
          <table:table-cell table:style-name="ce15" table:formula="of:=[.F107]+[.E108]" office:value-type="float" office:value="149.612903225806" calcext:value-type="float">
            <text:p>149,61</text:p>
          </table:table-cell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leteTask_1_InvalidKeyIntentOperatorMutator</text:p>
          </table:table-cell>
          <table:table-cell table:style-name="ce13" table:formula="of:=[.D108]+[.B109]" office:value-type="float" office:value="4682" calcext:value-type="float">
            <text:p>4682</text:p>
          </table:table-cell>
          <table:table-cell table:style-name="ce15" table:formula="of:=[.B109]/[.$B$1]" office:value-type="float" office:value="1.41935483870968" calcext:value-type="float">
            <text:p>1,42</text:p>
          </table:table-cell>
          <table:table-cell table:style-name="ce15" table:formula="of:=[.F108]+[.E109]" office:value-type="float" office:value="151.032258064516" calcext:value-type="float">
            <text:p>151,03</text:p>
          </table:table-cell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eleteTask_2_RandomActionIntentDefinitionOperatorMutator</text:p>
          </table:table-cell>
          <table:table-cell table:style-name="ce13" table:formula="of:=[.D109]+[.B110]" office:value-type="float" office:value="4725" calcext:value-type="float">
            <text:p>4725</text:p>
          </table:table-cell>
          <table:table-cell table:style-name="ce15" table:formula="of:=[.B110]/[.$B$1]" office:value-type="float" office:value="1.38709677419355" calcext:value-type="float">
            <text:p>1,39</text:p>
          </table:table-cell>
          <table:table-cell table:style-name="ce15" table:formula="of:=[.F109]+[.E110]" office:value-type="float" office:value="152.41935483871" calcext:value-type="float">
            <text:p>152,42</text:p>
          </table:table-cell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leteTask_3_NullValueIntentPutExtraOperatorMutator</text:p>
          </table:table-cell>
          <table:table-cell table:style-name="ce13" table:formula="of:=[.D110]+[.B111]" office:value-type="float" office:value="4769" calcext:value-type="float">
            <text:p>4769</text:p>
          </table:table-cell>
          <table:table-cell table:style-name="ce15" table:formula="of:=[.B111]/[.$B$1]" office:value-type="float" office:value="1.41935483870968" calcext:value-type="float">
            <text:p>1,42</text:p>
          </table:table-cell>
          <table:table-cell table:style-name="ce15" table:formula="of:=[.F110]+[.E111]" office:value-type="float" office:value="153.838709677419" calcext:value-type="float">
            <text:p>153,84</text:p>
          </table:table-cell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leteTask_4_IntentPayloadReplacementOperatorMutator</text:p>
          </table:table-cell>
          <table:table-cell table:style-name="ce13" table:formula="of:=[.D111]+[.B112]" office:value-type="float" office:value="4813" calcext:value-type="float">
            <text:p>4813</text:p>
          </table:table-cell>
          <table:table-cell table:style-name="ce15" table:formula="of:=[.B112]/[.$B$1]" office:value-type="float" office:value="1.41935483870968" calcext:value-type="float">
            <text:p>1,42</text:p>
          </table:table-cell>
          <table:table-cell table:style-name="ce15" table:formula="of:=[.F111]+[.E112]" office:value-type="float" office:value="155.258064516129" calcext:value-type="float">
            <text:p>155,26</text:p>
          </table:table-cell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eleteTask_5_RandomActionIntentDefinitionOperatorMutator</text:p>
          </table:table-cell>
          <table:table-cell table:style-name="ce13" table:formula="of:=[.D112]+[.B113]" office:value-type="float" office:value="4857" calcext:value-type="float">
            <text:p>4857</text:p>
          </table:table-cell>
          <table:table-cell table:style-name="ce15" table:formula="of:=[.B113]/[.$B$1]" office:value-type="float" office:value="1.41935483870968" calcext:value-type="float">
            <text:p>1,42</text:p>
          </table:table-cell>
          <table:table-cell table:style-name="ce15" table:formula="of:=[.F112]+[.E113]" office:value-type="float" office:value="156.677419354839" calcext:value-type="float">
            <text:p>156,68</text:p>
          </table:table-cell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LoadFilesListTask_0_BuggyGUIListenerOperatorMutator</text:p>
          </table:table-cell>
          <table:table-cell table:style-name="ce13" table:formula="of:=[.D113]+[.B114]" office:value-type="float" office:value="4902" calcext:value-type="float">
            <text:p>4902</text:p>
          </table:table-cell>
          <table:table-cell table:style-name="ce15" table:formula="of:=[.B114]/[.$B$1]" office:value-type="float" office:value="1.45161290322581" calcext:value-type="float">
            <text:p>1,45</text:p>
          </table:table-cell>
          <table:table-cell table:style-name="ce15" table:formula="of:=[.F113]+[.E114]" office:value-type="float" office:value="158.129032258064" calcext:value-type="float">
            <text:p>158,13</text:p>
          </table:table-cell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LoadFilesListTask_1_BinaryMutator</text:p>
          </table:table-cell>
          <table:table-cell table:style-name="ce13" table:formula="of:=[.D114]+[.B115]" office:value-type="float" office:value="4947" calcext:value-type="float">
            <text:p>4947</text:p>
          </table:table-cell>
          <table:table-cell table:style-name="ce15" table:formula="of:=[.B115]/[.$B$1]" office:value-type="float" office:value="1.45161290322581" calcext:value-type="float">
            <text:p>1,45</text:p>
          </table:table-cell>
          <table:table-cell table:style-name="ce15" table:formula="of:=[.F114]+[.E115]" office:value-type="float" office:value="159.58064516129" calcext:value-type="float">
            <text:p>159,58</text:p>
          </table:table-cell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LoadFilesListTask_2_BinaryMutator</text:p>
          </table:table-cell>
          <table:table-cell table:style-name="ce13" table:formula="of:=[.D115]+[.B116]" office:value-type="float" office:value="4991" calcext:value-type="float">
            <text:p>4991</text:p>
          </table:table-cell>
          <table:table-cell table:style-name="ce15" table:formula="of:=[.B116]/[.$B$1]" office:value-type="float" office:value="1.41935483870968" calcext:value-type="float">
            <text:p>1,42</text:p>
          </table:table-cell>
          <table:table-cell table:style-name="ce15" table:formula="of:=[.F115]+[.E116]" office:value-type="float" office:value="161" calcext:value-type="float">
            <text:p>161,00</text:p>
          </table:table-cell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LoadFilesListTask_3_BinaryMutator</text:p>
          </table:table-cell>
          <table:table-cell table:style-name="ce13" table:formula="of:=[.D116]+[.B117]" office:value-type="float" office:value="5035" calcext:value-type="float">
            <text:p>5035</text:p>
          </table:table-cell>
          <table:table-cell table:style-name="ce15" table:formula="of:=[.B117]/[.$B$1]" office:value-type="float" office:value="1.41935483870968" calcext:value-type="float">
            <text:p>1,42</text:p>
          </table:table-cell>
          <table:table-cell table:style-name="ce15" table:formula="of:=[.F116]+[.E117]" office:value-type="float" office:value="162.41935483871" calcext:value-type="float">
            <text:p>162,42</text:p>
          </table:table-cell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LoadFilesListTask_4_BinaryMutator</text:p>
          </table:table-cell>
          <table:table-cell table:style-name="ce13" table:formula="of:=[.D117]+[.B118]" office:value-type="float" office:value="5079" calcext:value-type="float">
            <text:p>5079</text:p>
          </table:table-cell>
          <table:table-cell table:style-name="ce15" table:formula="of:=[.B118]/[.$B$1]" office:value-type="float" office:value="1.41935483870968" calcext:value-type="float">
            <text:p>1,42</text:p>
          </table:table-cell>
          <table:table-cell table:style-name="ce15" table:formula="of:=[.F117]+[.E118]" office:value-type="float" office:value="163.838709677419" calcext:value-type="float">
            <text:p>163,84</text:p>
          </table:table-cell>
        </table:table-row>
        <table:table-row table:style-name="ro1"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LoadFilesListTask_5_RandomActionIntentDefinitionOperatorMutator</text:p>
          </table:table-cell>
          <table:table-cell table:style-name="ce13" table:formula="of:=[.D118]+[.B119]" office:value-type="float" office:value="5124" calcext:value-type="float">
            <text:p>5124</text:p>
          </table:table-cell>
          <table:table-cell table:style-name="ce15" table:formula="of:=[.B119]/[.$B$1]" office:value-type="float" office:value="1.45161290322581" calcext:value-type="float">
            <text:p>1,45</text:p>
          </table:table-cell>
          <table:table-cell table:style-name="ce15" table:formula="of:=[.F118]+[.E119]" office:value-type="float" office:value="165.290322580645" calcext:value-type="float">
            <text:p>165,29</text:p>
          </table:table-cell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rviceWatcherUtil_0_RandomActionIntentDefinitionOperatorMutator</text:p>
          </table:table-cell>
          <table:table-cell table:style-name="ce13" table:formula="of:=[.D119]+[.B120]" office:value-type="float" office:value="5169" calcext:value-type="float">
            <text:p>5169</text:p>
          </table:table-cell>
          <table:table-cell table:style-name="ce15" table:formula="of:=[.B120]/[.$B$1]" office:value-type="float" office:value="1.45161290322581" calcext:value-type="float">
            <text:p>1,45</text:p>
          </table:table-cell>
          <table:table-cell table:style-name="ce15" table:formula="of:=[.F119]+[.E120]" office:value-type="float" office:value="166.741935483871" calcext:value-type="float">
            <text:p>166,74</text:p>
          </table:table-cell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rviceWatcherUtil_1_RandomActionIntentDefinitionOperatorMutator</text:p>
          </table:table-cell>
          <table:table-cell table:style-name="ce13" table:formula="of:=[.D120]+[.B121]" office:value-type="float" office:value="5212" calcext:value-type="float">
            <text:p>5212</text:p>
          </table:table-cell>
          <table:table-cell table:style-name="ce15" table:formula="of:=[.B121]/[.$B$1]" office:value-type="float" office:value="1.38709677419355" calcext:value-type="float">
            <text:p>1,39</text:p>
          </table:table-cell>
          <table:table-cell table:style-name="ce15" table:formula="of:=[.F120]+[.E121]" office:value-type="float" office:value="168.129032258064" calcext:value-type="float">
            <text:p>168,13</text:p>
          </table:table-cell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0_BinaryMutator</text:p>
          </table:table-cell>
          <table:table-cell table:style-name="ce13" table:formula="of:=[.D121]+[.B122]" office:value-type="float" office:value="5256" calcext:value-type="float">
            <text:p>5256</text:p>
          </table:table-cell>
          <table:table-cell table:style-name="ce15" table:formula="of:=[.B122]/[.$B$1]" office:value-type="float" office:value="1.41935483870968" calcext:value-type="float">
            <text:p>1,42</text:p>
          </table:table-cell>
          <table:table-cell table:style-name="ce15" table:formula="of:=[.F121]+[.E122]" office:value-type="float" office:value="169.548387096774" calcext:value-type="float">
            <text:p>169,55</text:p>
          </table:table-cell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1_BuggyGUIListenerOperatorMutator</text:p>
          </table:table-cell>
          <table:table-cell table:style-name="ce13" table:formula="of:=[.D122]+[.B123]" office:value-type="float" office:value="5300" calcext:value-type="float">
            <text:p>5300</text:p>
          </table:table-cell>
          <table:table-cell table:style-name="ce15" table:formula="of:=[.B123]/[.$B$1]" office:value-type="float" office:value="1.41935483870968" calcext:value-type="float">
            <text:p>1,42</text:p>
          </table:table-cell>
          <table:table-cell table:style-name="ce15" table:formula="of:=[.F122]+[.E123]" office:value-type="float" office:value="170.967741935484" calcext:value-type="float">
            <text:p>170,97</text:p>
          </table:table-cell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2_NullIntentOperatorMutator</text:p>
          </table:table-cell>
          <table:table-cell table:style-name="ce13" table:formula="of:=[.D123]+[.B124]" office:value-type="float" office:value="5344" calcext:value-type="float">
            <text:p>5344</text:p>
          </table:table-cell>
          <table:table-cell table:style-name="ce15" table:formula="of:=[.B124]/[.$B$1]" office:value-type="float" office:value="1.41935483870968" calcext:value-type="float">
            <text:p>1,42</text:p>
          </table:table-cell>
          <table:table-cell table:style-name="ce15" table:formula="of:=[.F123]+[.E124]" office:value-type="float" office:value="172.387096774193" calcext:value-type="float">
            <text:p>172,39</text:p>
          </table:table-cell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3_InvalidKeyIntentOperatorMutator</text:p>
          </table:table-cell>
          <table:table-cell table:style-name="ce13" table:formula="of:=[.D124]+[.B125]" office:value-type="float" office:value="5388" calcext:value-type="float">
            <text:p>5388</text:p>
          </table:table-cell>
          <table:table-cell table:style-name="ce15" table:formula="of:=[.B125]/[.$B$1]" office:value-type="float" office:value="1.41935483870968" calcext:value-type="float">
            <text:p>1,42</text:p>
          </table:table-cell>
          <table:table-cell table:style-name="ce15" table:formula="of:=[.F124]+[.E125]" office:value-type="float" office:value="173.806451612903" calcext:value-type="float">
            <text:p>173,81</text:p>
          </table:table-cell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4_RandomActionIntentDefinitionOperatorMutator</text:p>
          </table:table-cell>
          <table:table-cell table:style-name="ce13" table:formula="of:=[.D125]+[.B126]" office:value-type="float" office:value="5432" calcext:value-type="float">
            <text:p>5432</text:p>
          </table:table-cell>
          <table:table-cell table:style-name="ce15" table:formula="of:=[.B126]/[.$B$1]" office:value-type="float" office:value="1.41935483870968" calcext:value-type="float">
            <text:p>1,42</text:p>
          </table:table-cell>
          <table:table-cell table:style-name="ce15" table:formula="of:=[.F125]+[.E126]" office:value-type="float" office:value="175.225806451613" calcext:value-type="float">
            <text:p>175,23</text:p>
          </table:table-cell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5_NullValueIntentPutExtraOperatorMutator</text:p>
          </table:table-cell>
          <table:table-cell table:style-name="ce13" table:formula="of:=[.D126]+[.B127]" office:value-type="float" office:value="5476" calcext:value-type="float">
            <text:p>5476</text:p>
          </table:table-cell>
          <table:table-cell table:style-name="ce15" table:formula="of:=[.B127]/[.$B$1]" office:value-type="float" office:value="1.41935483870968" calcext:value-type="float">
            <text:p>1,42</text:p>
          </table:table-cell>
          <table:table-cell table:style-name="ce15" table:formula="of:=[.F126]+[.E127]" office:value-type="float" office:value="176.645161290322" calcext:value-type="float">
            <text:p>176,65</text:p>
          </table:table-cell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ErrorActivity_6_IntentPayloadReplacementOperatorMutator</text:p>
          </table:table-cell>
          <table:table-cell table:style-name="ce13" table:formula="of:=[.D127]+[.B128]" office:value-type="float" office:value="5521" calcext:value-type="float">
            <text:p>5521</text:p>
          </table:table-cell>
          <table:table-cell table:style-name="ce15" table:formula="of:=[.B128]/[.$B$1]" office:value-type="float" office:value="1.45161290322581" calcext:value-type="float">
            <text:p>1,45</text:p>
          </table:table-cell>
          <table:table-cell table:style-name="ce15" table:formula="of:=[.F127]+[.E128]" office:value-type="float" office:value="178.096774193548" calcext:value-type="float">
            <text:p>178,10</text:p>
          </table:table-cell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7_RandomActionIntentDefinitionOperatorMutator</text:p>
          </table:table-cell>
          <table:table-cell table:style-name="ce13" table:formula="of:=[.D128]+[.B129]" office:value-type="float" office:value="5565" calcext:value-type="float">
            <text:p>5565</text:p>
          </table:table-cell>
          <table:table-cell table:style-name="ce15" table:formula="of:=[.B129]/[.$B$1]" office:value-type="float" office:value="1.41935483870968" calcext:value-type="float">
            <text:p>1,42</text:p>
          </table:table-cell>
          <table:table-cell table:style-name="ce15" table:formula="of:=[.F128]+[.E129]" office:value-type="float" office:value="179.516129032258" calcext:value-type="float">
            <text:p>179,52</text:p>
          </table:table-cell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8_NullValueIntentPutExtraOperatorMutator</text:p>
          </table:table-cell>
          <table:table-cell table:style-name="ce13" table:formula="of:=[.D129]+[.B130]" office:value-type="float" office:value="5609" calcext:value-type="float">
            <text:p>5609</text:p>
          </table:table-cell>
          <table:table-cell table:style-name="ce15" table:formula="of:=[.B130]/[.$B$1]" office:value-type="float" office:value="1.41935483870968" calcext:value-type="float">
            <text:p>1,42</text:p>
          </table:table-cell>
          <table:table-cell table:style-name="ce15" table:formula="of:=[.F129]+[.E130]" office:value-type="float" office:value="180.935483870967" calcext:value-type="float">
            <text:p>180,94</text:p>
          </table:table-cell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9_IntentPayloadReplacementOperatorMutator</text:p>
          </table:table-cell>
          <table:table-cell table:style-name="ce13" table:formula="of:=[.D130]+[.B131]" office:value-type="float" office:value="5653" calcext:value-type="float">
            <text:p>5653</text:p>
          </table:table-cell>
          <table:table-cell table:style-name="ce15" table:formula="of:=[.B131]/[.$B$1]" office:value-type="float" office:value="1.41935483870968" calcext:value-type="float">
            <text:p>1,42</text:p>
          </table:table-cell>
          <table:table-cell table:style-name="ce15" table:formula="of:=[.F130]+[.E131]" office:value-type="float" office:value="182.354838709677" calcext:value-type="float">
            <text:p>182,35</text:p>
          </table:table-cell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10_RandomActionIntentDefinitionOperatorMutator</text:p>
          </table:table-cell>
          <table:table-cell table:style-name="ce13" table:formula="of:=[.D131]+[.B132]" office:value-type="float" office:value="5697" calcext:value-type="float">
            <text:p>5697</text:p>
          </table:table-cell>
          <table:table-cell table:style-name="ce15" table:formula="of:=[.B132]/[.$B$1]" office:value-type="float" office:value="1.41935483870968" calcext:value-type="float">
            <text:p>1,42</text:p>
          </table:table-cell>
          <table:table-cell table:style-name="ce15" table:formula="of:=[.F131]+[.E132]" office:value-type="float" office:value="183.774193548387" calcext:value-type="float">
            <text:p>183,77</text:p>
          </table:table-cell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11_RandomActionIntentDefinitionOperatorMutator</text:p>
          </table:table-cell>
          <table:table-cell table:style-name="ce13" table:formula="of:=[.D132]+[.B133]" office:value-type="float" office:value="5741" calcext:value-type="float">
            <text:p>5741</text:p>
          </table:table-cell>
          <table:table-cell table:style-name="ce15" table:formula="of:=[.B133]/[.$B$1]" office:value-type="float" office:value="1.41935483870968" calcext:value-type="float">
            <text:p>1,42</text:p>
          </table:table-cell>
          <table:table-cell table:style-name="ce15" table:formula="of:=[.F132]+[.E133]" office:value-type="float" office:value="185.193548387096" calcext:value-type="float">
            <text:p>185,19</text:p>
          </table:table-cell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12_NullIntentOperatorMutator</text:p>
          </table:table-cell>
          <table:table-cell table:style-name="ce13" table:formula="of:=[.D133]+[.B134]" office:value-type="float" office:value="5785" calcext:value-type="float">
            <text:p>5785</text:p>
          </table:table-cell>
          <table:table-cell table:style-name="ce15" table:formula="of:=[.B134]/[.$B$1]" office:value-type="float" office:value="1.41935483870968" calcext:value-type="float">
            <text:p>1,42</text:p>
          </table:table-cell>
          <table:table-cell table:style-name="ce15" table:formula="of:=[.F133]+[.E134]" office:value-type="float" office:value="186.612903225806" calcext:value-type="float">
            <text:p>186,61</text:p>
          </table:table-cell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13_InvalidKeyIntentOperatorMutator</text:p>
          </table:table-cell>
          <table:table-cell table:style-name="ce13" table:formula="of:=[.D134]+[.B135]" office:value-type="float" office:value="5829" calcext:value-type="float">
            <text:p>5829</text:p>
          </table:table-cell>
          <table:table-cell table:style-name="ce15" table:formula="of:=[.B135]/[.$B$1]" office:value-type="float" office:value="1.41935483870968" calcext:value-type="float">
            <text:p>1,42</text:p>
          </table:table-cell>
          <table:table-cell table:style-name="ce15" table:formula="of:=[.F134]+[.E135]" office:value-type="float" office:value="188.032258064516" calcext:value-type="float">
            <text:p>188,03</text:p>
          </table:table-cell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14_RandomActionIntentDefinitionOperatorMutator</text:p>
          </table:table-cell>
          <table:table-cell table:style-name="ce13" table:formula="of:=[.D135]+[.B136]" office:value-type="float" office:value="5873" calcext:value-type="float">
            <text:p>5873</text:p>
          </table:table-cell>
          <table:table-cell table:style-name="ce15" table:formula="of:=[.B136]/[.$B$1]" office:value-type="float" office:value="1.41935483870968" calcext:value-type="float">
            <text:p>1,42</text:p>
          </table:table-cell>
          <table:table-cell table:style-name="ce15" table:formula="of:=[.F135]+[.E136]" office:value-type="float" office:value="189.451612903225" calcext:value-type="float">
            <text:p>189,45</text:p>
          </table:table-cell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15_NullValueIntentPutExtraOperatorMutator</text:p>
          </table:table-cell>
          <table:table-cell table:style-name="ce13" table:formula="of:=[.D136]+[.B137]" office:value-type="float" office:value="5917" calcext:value-type="float">
            <text:p>5917</text:p>
          </table:table-cell>
          <table:table-cell table:style-name="ce15" table:formula="of:=[.B137]/[.$B$1]" office:value-type="float" office:value="1.41935483870968" calcext:value-type="float">
            <text:p>1,42</text:p>
          </table:table-cell>
          <table:table-cell table:style-name="ce15" table:formula="of:=[.F136]+[.E137]" office:value-type="float" office:value="190.870967741935" calcext:value-type="float">
            <text:p>190,87</text:p>
          </table:table-cell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ErrorActivity_16_IntentPayloadReplacementOperatorMutator</text:p>
          </table:table-cell>
          <table:table-cell table:style-name="ce13" table:formula="of:=[.D137]+[.B138]" office:value-type="float" office:value="5962" calcext:value-type="float">
            <text:p>5962</text:p>
          </table:table-cell>
          <table:table-cell table:style-name="ce15" table:formula="of:=[.B138]/[.$B$1]" office:value-type="float" office:value="1.45161290322581" calcext:value-type="float">
            <text:p>1,45</text:p>
          </table:table-cell>
          <table:table-cell table:style-name="ce15" table:formula="of:=[.F137]+[.E138]" office:value-type="float" office:value="192.322580645161" calcext:value-type="float">
            <text:p>192,32</text:p>
          </table:table-cell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17_RandomActionIntentDefinitionOperatorMutator</text:p>
          </table:table-cell>
          <table:table-cell table:style-name="ce13" table:formula="of:=[.D138]+[.B139]" office:value-type="float" office:value="6006" calcext:value-type="float">
            <text:p>6006</text:p>
          </table:table-cell>
          <table:table-cell table:style-name="ce15" table:formula="of:=[.B139]/[.$B$1]" office:value-type="float" office:value="1.41935483870968" calcext:value-type="float">
            <text:p>1,42</text:p>
          </table:table-cell>
          <table:table-cell table:style-name="ce15" table:formula="of:=[.F138]+[.E139]" office:value-type="float" office:value="193.741935483871" calcext:value-type="float">
            <text:p>193,74</text:p>
          </table:table-cell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18_NullValueIntentPutExtraOperatorMutator</text:p>
          </table:table-cell>
          <table:table-cell table:style-name="ce13" table:formula="of:=[.D139]+[.B140]" office:value-type="float" office:value="6050" calcext:value-type="float">
            <text:p>6050</text:p>
          </table:table-cell>
          <table:table-cell table:style-name="ce15" table:formula="of:=[.B140]/[.$B$1]" office:value-type="float" office:value="1.41935483870968" calcext:value-type="float">
            <text:p>1,42</text:p>
          </table:table-cell>
          <table:table-cell table:style-name="ce15" table:formula="of:=[.F139]+[.E140]" office:value-type="float" office:value="195.16129032258" calcext:value-type="float">
            <text:p>195,16</text:p>
          </table:table-cell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19_IntentPayloadReplacementOperatorMutator</text:p>
          </table:table-cell>
          <table:table-cell table:style-name="ce13" table:formula="of:=[.D140]+[.B141]" office:value-type="float" office:value="6094" calcext:value-type="float">
            <text:p>6094</text:p>
          </table:table-cell>
          <table:table-cell table:style-name="ce15" table:formula="of:=[.B141]/[.$B$1]" office:value-type="float" office:value="1.41935483870968" calcext:value-type="float">
            <text:p>1,42</text:p>
          </table:table-cell>
          <table:table-cell table:style-name="ce15" table:formula="of:=[.F140]+[.E141]" office:value-type="float" office:value="196.58064516129" calcext:value-type="float">
            <text:p>196,58</text:p>
          </table:table-cell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20_RandomActionIntentDefinitionOperatorMutator</text:p>
          </table:table-cell>
          <table:table-cell table:style-name="ce13" table:formula="of:=[.D141]+[.B142]" office:value-type="float" office:value="6138" calcext:value-type="float">
            <text:p>6138</text:p>
          </table:table-cell>
          <table:table-cell table:style-name="ce15" table:formula="of:=[.B142]/[.$B$1]" office:value-type="float" office:value="1.41935483870968" calcext:value-type="float">
            <text:p>1,42</text:p>
          </table:table-cell>
          <table:table-cell table:style-name="ce15" table:formula="of:=[.F141]+[.E142]" office:value-type="float" office:value="198" calcext:value-type="float">
            <text:p>198,00</text:p>
          </table:table-cell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21_RandomActionIntentDefinitionOperatorMutator</text:p>
          </table:table-cell>
          <table:table-cell table:style-name="ce13" table:formula="of:=[.D142]+[.B143]" office:value-type="float" office:value="6182" calcext:value-type="float">
            <text:p>6182</text:p>
          </table:table-cell>
          <table:table-cell table:style-name="ce15" table:formula="of:=[.B143]/[.$B$1]" office:value-type="float" office:value="1.41935483870968" calcext:value-type="float">
            <text:p>1,42</text:p>
          </table:table-cell>
          <table:table-cell table:style-name="ce15" table:formula="of:=[.F142]+[.E143]" office:value-type="float" office:value="199.419354838709" calcext:value-type="float">
            <text:p>199,42</text:p>
          </table:table-cell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22_LengthyGUICreationOperatorMutator</text:p>
          </table:table-cell>
          <table:table-cell table:style-name="ce13" table:formula="of:=[.D143]+[.B144]" office:value-type="float" office:value="6226" calcext:value-type="float">
            <text:p>6226</text:p>
          </table:table-cell>
          <table:table-cell table:style-name="ce15" table:formula="of:=[.B144]/[.$B$1]" office:value-type="float" office:value="1.41935483870968" calcext:value-type="float">
            <text:p>1,42</text:p>
          </table:table-cell>
          <table:table-cell table:style-name="ce15" table:formula="of:=[.F143]+[.E144]" office:value-type="float" office:value="200.838709677419" calcext:value-type="float">
            <text:p>200,84</text:p>
          </table:table-cell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23_FindViewByIdReturnsNullOperatorMutator</text:p>
          </table:table-cell>
          <table:table-cell table:style-name="ce13" table:formula="of:=[.D144]+[.B145]" office:value-type="float" office:value="6270" calcext:value-type="float">
            <text:p>6270</text:p>
          </table:table-cell>
          <table:table-cell table:style-name="ce15" table:formula="of:=[.B145]/[.$B$1]" office:value-type="float" office:value="1.41935483870968" calcext:value-type="float">
            <text:p>1,42</text:p>
          </table:table-cell>
          <table:table-cell table:style-name="ce15" table:formula="of:=[.F144]+[.E145]" office:value-type="float" office:value="202.258064516129" calcext:value-type="float">
            <text:p>202,26</text:p>
          </table:table-cell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24_InvalidIDFindViewOperatorMutator</text:p>
          </table:table-cell>
          <table:table-cell table:style-name="ce13" table:formula="of:=[.D145]+[.B146]" office:value-type="float" office:value="6314" calcext:value-type="float">
            <text:p>6314</text:p>
          </table:table-cell>
          <table:table-cell table:style-name="ce15" table:formula="of:=[.B146]/[.$B$1]" office:value-type="float" office:value="1.41935483870968" calcext:value-type="float">
            <text:p>1,42</text:p>
          </table:table-cell>
          <table:table-cell table:style-name="ce15" table:formula="of:=[.F145]+[.E146]" office:value-type="float" office:value="203.677419354838" calcext:value-type="float">
            <text:p>203,68</text:p>
          </table:table-cell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25_InvalidViewFocusOperatorMutator</text:p>
          </table:table-cell>
          <table:table-cell table:style-name="ce13" table:formula="of:=[.D146]+[.B147]" office:value-type="float" office:value="6358" calcext:value-type="float">
            <text:p>6358</text:p>
          </table:table-cell>
          <table:table-cell table:style-name="ce15" table:formula="of:=[.B147]/[.$B$1]" office:value-type="float" office:value="1.41935483870968" calcext:value-type="float">
            <text:p>1,42</text:p>
          </table:table-cell>
          <table:table-cell table:style-name="ce15" table:formula="of:=[.F146]+[.E147]" office:value-type="float" office:value="205.096774193548" calcext:value-type="float">
            <text:p>205,10</text:p>
          </table:table-cell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26_ViewComponentNotVisibleOperatorMutator</text:p>
          </table:table-cell>
          <table:table-cell table:style-name="ce13" table:formula="of:=[.D147]+[.B148]" office:value-type="float" office:value="6402" calcext:value-type="float">
            <text:p>6402</text:p>
          </table:table-cell>
          <table:table-cell table:style-name="ce15" table:formula="of:=[.B148]/[.$B$1]" office:value-type="float" office:value="1.41935483870968" calcext:value-type="float">
            <text:p>1,42</text:p>
          </table:table-cell>
          <table:table-cell table:style-name="ce15" table:formula="of:=[.F147]+[.E148]" office:value-type="float" office:value="206.516129032258" calcext:value-type="float">
            <text:p>206,52</text:p>
          </table:table-cell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27_RandomActionIntentDefinitionOperatorMutator</text:p>
          </table:table-cell>
          <table:table-cell table:style-name="ce13" table:formula="of:=[.D148]+[.B149]" office:value-type="float" office:value="6446" calcext:value-type="float">
            <text:p>6446</text:p>
          </table:table-cell>
          <table:table-cell table:style-name="ce15" table:formula="of:=[.B149]/[.$B$1]" office:value-type="float" office:value="1.41935483870968" calcext:value-type="float">
            <text:p>1,42</text:p>
          </table:table-cell>
          <table:table-cell table:style-name="ce15" table:formula="of:=[.F148]+[.E149]" office:value-type="float" office:value="207.935483870967" calcext:value-type="float">
            <text:p>207,94</text:p>
          </table:table-cell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28_FindViewByIdReturnsNullOperatorMutator</text:p>
          </table:table-cell>
          <table:table-cell table:style-name="ce13" table:formula="of:=[.D149]+[.B150]" office:value-type="float" office:value="6490" calcext:value-type="float">
            <text:p>6490</text:p>
          </table:table-cell>
          <table:table-cell table:style-name="ce15" table:formula="of:=[.B150]/[.$B$1]" office:value-type="float" office:value="1.41935483870968" calcext:value-type="float">
            <text:p>1,42</text:p>
          </table:table-cell>
          <table:table-cell table:style-name="ce15" table:formula="of:=[.F149]+[.E150]" office:value-type="float" office:value="209.354838709677" calcext:value-type="float">
            <text:p>209,35</text:p>
          </table:table-cell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29_InvalidIDFindViewOperatorMutator</text:p>
          </table:table-cell>
          <table:table-cell table:style-name="ce13" table:formula="of:=[.D150]+[.B151]" office:value-type="float" office:value="6534" calcext:value-type="float">
            <text:p>6534</text:p>
          </table:table-cell>
          <table:table-cell table:style-name="ce15" table:formula="of:=[.B151]/[.$B$1]" office:value-type="float" office:value="1.41935483870968" calcext:value-type="float">
            <text:p>1,42</text:p>
          </table:table-cell>
          <table:table-cell table:style-name="ce15" table:formula="of:=[.F150]+[.E151]" office:value-type="float" office:value="210.774193548387" calcext:value-type="float">
            <text:p>210,77</text:p>
          </table:table-cell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30_InvalidViewFocusOperatorMutator</text:p>
          </table:table-cell>
          <table:table-cell table:style-name="ce13" table:formula="of:=[.D151]+[.B152]" office:value-type="float" office:value="6578" calcext:value-type="float">
            <text:p>6578</text:p>
          </table:table-cell>
          <table:table-cell table:style-name="ce15" table:formula="of:=[.B152]/[.$B$1]" office:value-type="float" office:value="1.41935483870968" calcext:value-type="float">
            <text:p>1,42</text:p>
          </table:table-cell>
          <table:table-cell table:style-name="ce15" table:formula="of:=[.F151]+[.E152]" office:value-type="float" office:value="212.193548387096" calcext:value-type="float">
            <text:p>212,19</text:p>
          </table:table-cell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31_ViewComponentNotVisibleOperatorMutator</text:p>
          </table:table-cell>
          <table:table-cell table:style-name="ce13" table:formula="of:=[.D152]+[.B153]" office:value-type="float" office:value="6622" calcext:value-type="float">
            <text:p>6622</text:p>
          </table:table-cell>
          <table:table-cell table:style-name="ce15" table:formula="of:=[.B153]/[.$B$1]" office:value-type="float" office:value="1.41935483870968" calcext:value-type="float">
            <text:p>1,42</text:p>
          </table:table-cell>
          <table:table-cell table:style-name="ce15" table:formula="of:=[.F152]+[.E153]" office:value-type="float" office:value="213.612903225806" calcext:value-type="float">
            <text:p>213,61</text:p>
          </table:table-cell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32_FindViewByIdReturnsNullOperatorMutator</text:p>
          </table:table-cell>
          <table:table-cell table:style-name="ce13" table:formula="of:=[.D153]+[.B154]" office:value-type="float" office:value="6666" calcext:value-type="float">
            <text:p>6666</text:p>
          </table:table-cell>
          <table:table-cell table:style-name="ce15" table:formula="of:=[.B154]/[.$B$1]" office:value-type="float" office:value="1.41935483870968" calcext:value-type="float">
            <text:p>1,42</text:p>
          </table:table-cell>
          <table:table-cell table:style-name="ce15" table:formula="of:=[.F153]+[.E154]" office:value-type="float" office:value="215.032258064516" calcext:value-type="float">
            <text:p>215,03</text:p>
          </table:table-cell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33_InvalidIDFindViewOperatorMutator</text:p>
          </table:table-cell>
          <table:table-cell table:style-name="ce13" table:formula="of:=[.D154]+[.B155]" office:value-type="float" office:value="6710" calcext:value-type="float">
            <text:p>6710</text:p>
          </table:table-cell>
          <table:table-cell table:style-name="ce15" table:formula="of:=[.B155]/[.$B$1]" office:value-type="float" office:value="1.41935483870968" calcext:value-type="float">
            <text:p>1,42</text:p>
          </table:table-cell>
          <table:table-cell table:style-name="ce15" table:formula="of:=[.F154]+[.E155]" office:value-type="float" office:value="216.451612903225" calcext:value-type="float">
            <text:p>216,45</text:p>
          </table:table-cell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34_InvalidViewFocusOperatorMutator</text:p>
          </table:table-cell>
          <table:table-cell table:style-name="ce13" table:formula="of:=[.D155]+[.B156]" office:value-type="float" office:value="6754" calcext:value-type="float">
            <text:p>6754</text:p>
          </table:table-cell>
          <table:table-cell table:style-name="ce15" table:formula="of:=[.B156]/[.$B$1]" office:value-type="float" office:value="1.41935483870968" calcext:value-type="float">
            <text:p>1,42</text:p>
          </table:table-cell>
          <table:table-cell table:style-name="ce15" table:formula="of:=[.F155]+[.E156]" office:value-type="float" office:value="217.870967741935" calcext:value-type="float">
            <text:p>217,87</text:p>
          </table:table-cell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35_ViewComponentNotVisibleOperatorMutator</text:p>
          </table:table-cell>
          <table:table-cell table:style-name="ce13" table:formula="of:=[.D156]+[.B157]" office:value-type="float" office:value="6798" calcext:value-type="float">
            <text:p>6798</text:p>
          </table:table-cell>
          <table:table-cell table:style-name="ce15" table:formula="of:=[.B157]/[.$B$1]" office:value-type="float" office:value="1.41935483870968" calcext:value-type="float">
            <text:p>1,42</text:p>
          </table:table-cell>
          <table:table-cell table:style-name="ce15" table:formula="of:=[.F156]+[.E157]" office:value-type="float" office:value="219.290322580645" calcext:value-type="float">
            <text:p>219,29</text:p>
          </table:table-cell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36_FindViewByIdReturnsNullOperatorMutator</text:p>
          </table:table-cell>
          <table:table-cell table:style-name="ce13" table:formula="of:=[.D157]+[.B158]" office:value-type="float" office:value="6842" calcext:value-type="float">
            <text:p>6842</text:p>
          </table:table-cell>
          <table:table-cell table:style-name="ce15" table:formula="of:=[.B158]/[.$B$1]" office:value-type="float" office:value="1.41935483870968" calcext:value-type="float">
            <text:p>1,42</text:p>
          </table:table-cell>
          <table:table-cell table:style-name="ce15" table:formula="of:=[.F157]+[.E158]" office:value-type="float" office:value="220.709677419354" calcext:value-type="float">
            <text:p>220,71</text:p>
          </table:table-cell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rrorActivity_37_InvalidIDFindViewOperatorMutator</text:p>
          </table:table-cell>
          <table:table-cell table:style-name="ce13" table:formula="of:=[.D158]+[.B159]" office:value-type="float" office:value="6885" calcext:value-type="float">
            <text:p>6885</text:p>
          </table:table-cell>
          <table:table-cell table:style-name="ce15" table:formula="of:=[.B159]/[.$B$1]" office:value-type="float" office:value="1.38709677419355" calcext:value-type="float">
            <text:p>1,39</text:p>
          </table:table-cell>
          <table:table-cell table:style-name="ce15" table:formula="of:=[.F158]+[.E159]" office:value-type="float" office:value="222.096774193548" calcext:value-type="float">
            <text:p>222,10</text:p>
          </table:table-cell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38_InvalidViewFocusOperatorMutator</text:p>
          </table:table-cell>
          <table:table-cell table:style-name="ce13" table:formula="of:=[.D159]+[.B160]" office:value-type="float" office:value="6929" calcext:value-type="float">
            <text:p>6929</text:p>
          </table:table-cell>
          <table:table-cell table:style-name="ce15" table:formula="of:=[.B160]/[.$B$1]" office:value-type="float" office:value="1.41935483870968" calcext:value-type="float">
            <text:p>1,42</text:p>
          </table:table-cell>
          <table:table-cell table:style-name="ce15" table:formula="of:=[.F159]+[.E160]" office:value-type="float" office:value="223.516129032257" calcext:value-type="float">
            <text:p>223,52</text:p>
          </table:table-cell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39_ViewComponentNotVisibleOperatorMutator</text:p>
          </table:table-cell>
          <table:table-cell table:style-name="ce13" table:formula="of:=[.D160]+[.B161]" office:value-type="float" office:value="6973" calcext:value-type="float">
            <text:p>6973</text:p>
          </table:table-cell>
          <table:table-cell table:style-name="ce15" table:formula="of:=[.B161]/[.$B$1]" office:value-type="float" office:value="1.41935483870968" calcext:value-type="float">
            <text:p>1,42</text:p>
          </table:table-cell>
          <table:table-cell table:style-name="ce15" table:formula="of:=[.F160]+[.E161]" office:value-type="float" office:value="224.935483870967" calcext:value-type="float">
            <text:p>224,94</text:p>
          </table:table-cell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40_FindViewByIdReturnsNullOperatorMutator</text:p>
          </table:table-cell>
          <table:table-cell table:style-name="ce13" table:formula="of:=[.D161]+[.B162]" office:value-type="float" office:value="7017" calcext:value-type="float">
            <text:p>7017</text:p>
          </table:table-cell>
          <table:table-cell table:style-name="ce15" table:formula="of:=[.B162]/[.$B$1]" office:value-type="float" office:value="1.41935483870968" calcext:value-type="float">
            <text:p>1,42</text:p>
          </table:table-cell>
          <table:table-cell table:style-name="ce15" table:formula="of:=[.F161]+[.E162]" office:value-type="float" office:value="226.354838709677" calcext:value-type="float">
            <text:p>226,35</text:p>
          </table:table-cell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41_InvalidIDFindViewOperatorMutator</text:p>
          </table:table-cell>
          <table:table-cell table:style-name="ce13" table:formula="of:=[.D162]+[.B163]" office:value-type="float" office:value="7061" calcext:value-type="float">
            <text:p>7061</text:p>
          </table:table-cell>
          <table:table-cell table:style-name="ce15" table:formula="of:=[.B163]/[.$B$1]" office:value-type="float" office:value="1.41935483870968" calcext:value-type="float">
            <text:p>1,42</text:p>
          </table:table-cell>
          <table:table-cell table:style-name="ce15" table:formula="of:=[.F162]+[.E163]" office:value-type="float" office:value="227.774193548386" calcext:value-type="float">
            <text:p>227,77</text:p>
          </table:table-cell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42_InvalidViewFocusOperatorMutator</text:p>
          </table:table-cell>
          <table:table-cell table:style-name="ce13" table:formula="of:=[.D163]+[.B164]" office:value-type="float" office:value="7105" calcext:value-type="float">
            <text:p>7105</text:p>
          </table:table-cell>
          <table:table-cell table:style-name="ce15" table:formula="of:=[.B164]/[.$B$1]" office:value-type="float" office:value="1.41935483870968" calcext:value-type="float">
            <text:p>1,42</text:p>
          </table:table-cell>
          <table:table-cell table:style-name="ce15" table:formula="of:=[.F163]+[.E164]" office:value-type="float" office:value="229.193548387096" calcext:value-type="float">
            <text:p>229,19</text:p>
          </table:table-cell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ErrorActivity_43_ViewComponentNotVisibleOperatorMutator</text:p>
          </table:table-cell>
          <table:table-cell table:style-name="ce13" table:formula="of:=[.D164]+[.B165]" office:value-type="float" office:value="7150" calcext:value-type="float">
            <text:p>7150</text:p>
          </table:table-cell>
          <table:table-cell table:style-name="ce15" table:formula="of:=[.B165]/[.$B$1]" office:value-type="float" office:value="1.45161290322581" calcext:value-type="float">
            <text:p>1,45</text:p>
          </table:table-cell>
          <table:table-cell table:style-name="ce15" table:formula="of:=[.F164]+[.E165]" office:value-type="float" office:value="230.645161290322" calcext:value-type="float">
            <text:p>230,65</text:p>
          </table:table-cell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rrorActivity_44_FindViewByIdReturnsNullOperatorMutator</text:p>
          </table:table-cell>
          <table:table-cell table:style-name="ce13" table:formula="of:=[.D165]+[.B166]" office:value-type="float" office:value="7193" calcext:value-type="float">
            <text:p>7193</text:p>
          </table:table-cell>
          <table:table-cell table:style-name="ce15" table:formula="of:=[.B166]/[.$B$1]" office:value-type="float" office:value="1.38709677419355" calcext:value-type="float">
            <text:p>1,39</text:p>
          </table:table-cell>
          <table:table-cell table:style-name="ce15" table:formula="of:=[.F165]+[.E166]" office:value-type="float" office:value="232.032258064515" calcext:value-type="float">
            <text:p>232,03</text:p>
          </table:table-cell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45_InvalidIDFindViewOperatorMutator</text:p>
          </table:table-cell>
          <table:table-cell table:style-name="ce13" table:formula="of:=[.D166]+[.B167]" office:value-type="float" office:value="7237" calcext:value-type="float">
            <text:p>7237</text:p>
          </table:table-cell>
          <table:table-cell table:style-name="ce15" table:formula="of:=[.B167]/[.$B$1]" office:value-type="float" office:value="1.41935483870968" calcext:value-type="float">
            <text:p>1,42</text:p>
          </table:table-cell>
          <table:table-cell table:style-name="ce15" table:formula="of:=[.F166]+[.E167]" office:value-type="float" office:value="233.451612903225" calcext:value-type="float">
            <text:p>233,45</text:p>
          </table:table-cell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rrorActivity_46_InvalidViewFocusOperatorMutator</text:p>
          </table:table-cell>
          <table:table-cell table:style-name="ce13" table:formula="of:=[.D167]+[.B168]" office:value-type="float" office:value="7280" calcext:value-type="float">
            <text:p>7280</text:p>
          </table:table-cell>
          <table:table-cell table:style-name="ce15" table:formula="of:=[.B168]/[.$B$1]" office:value-type="float" office:value="1.38709677419355" calcext:value-type="float">
            <text:p>1,39</text:p>
          </table:table-cell>
          <table:table-cell table:style-name="ce15" table:formula="of:=[.F167]+[.E168]" office:value-type="float" office:value="234.838709677419" calcext:value-type="float">
            <text:p>234,84</text:p>
          </table:table-cell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47_ViewComponentNotVisibleOperatorMutator</text:p>
          </table:table-cell>
          <table:table-cell table:style-name="ce13" table:formula="of:=[.D168]+[.B169]" office:value-type="float" office:value="7324" calcext:value-type="float">
            <text:p>7324</text:p>
          </table:table-cell>
          <table:table-cell table:style-name="ce15" table:formula="of:=[.B169]/[.$B$1]" office:value-type="float" office:value="1.41935483870968" calcext:value-type="float">
            <text:p>1,42</text:p>
          </table:table-cell>
          <table:table-cell table:style-name="ce15" table:formula="of:=[.F168]+[.E169]" office:value-type="float" office:value="236.258064516128" calcext:value-type="float">
            <text:p>236,26</text:p>
          </table:table-cell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48_FindViewByIdReturnsNullOperatorMutator</text:p>
          </table:table-cell>
          <table:table-cell table:style-name="ce13" table:formula="of:=[.D169]+[.B170]" office:value-type="float" office:value="7368" calcext:value-type="float">
            <text:p>7368</text:p>
          </table:table-cell>
          <table:table-cell table:style-name="ce15" table:formula="of:=[.B170]/[.$B$1]" office:value-type="float" office:value="1.41935483870968" calcext:value-type="float">
            <text:p>1,42</text:p>
          </table:table-cell>
          <table:table-cell table:style-name="ce15" table:formula="of:=[.F169]+[.E170]" office:value-type="float" office:value="237.677419354838" calcext:value-type="float">
            <text:p>237,68</text:p>
          </table:table-cell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rrorActivity_49_InvalidIDFindViewOperatorMutator</text:p>
          </table:table-cell>
          <table:table-cell table:style-name="ce13" table:formula="of:=[.D170]+[.B171]" office:value-type="float" office:value="7411" calcext:value-type="float">
            <text:p>7411</text:p>
          </table:table-cell>
          <table:table-cell table:style-name="ce15" table:formula="of:=[.B171]/[.$B$1]" office:value-type="float" office:value="1.38709677419355" calcext:value-type="float">
            <text:p>1,39</text:p>
          </table:table-cell>
          <table:table-cell table:style-name="ce15" table:formula="of:=[.F170]+[.E171]" office:value-type="float" office:value="239.064516129031" calcext:value-type="float">
            <text:p>239,06</text:p>
          </table:table-cell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50_InvalidViewFocusOperatorMutator</text:p>
          </table:table-cell>
          <table:table-cell table:style-name="ce13" table:formula="of:=[.D171]+[.B172]" office:value-type="float" office:value="7455" calcext:value-type="float">
            <text:p>7455</text:p>
          </table:table-cell>
          <table:table-cell table:style-name="ce15" table:formula="of:=[.B172]/[.$B$1]" office:value-type="float" office:value="1.41935483870968" calcext:value-type="float">
            <text:p>1,42</text:p>
          </table:table-cell>
          <table:table-cell table:style-name="ce15" table:formula="of:=[.F171]+[.E172]" office:value-type="float" office:value="240.483870967741" calcext:value-type="float">
            <text:p>240,48</text:p>
          </table:table-cell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51_ViewComponentNotVisibleOperatorMutator</text:p>
          </table:table-cell>
          <table:table-cell table:style-name="ce13" table:formula="of:=[.D172]+[.B173]" office:value-type="float" office:value="7499" calcext:value-type="float">
            <text:p>7499</text:p>
          </table:table-cell>
          <table:table-cell table:style-name="ce15" table:formula="of:=[.B173]/[.$B$1]" office:value-type="float" office:value="1.41935483870968" calcext:value-type="float">
            <text:p>1,42</text:p>
          </table:table-cell>
          <table:table-cell table:style-name="ce15" table:formula="of:=[.F172]+[.E173]" office:value-type="float" office:value="241.903225806451" calcext:value-type="float">
            <text:p>241,90</text:p>
          </table:table-cell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52_FindViewByIdReturnsNullOperatorMutator</text:p>
          </table:table-cell>
          <table:table-cell table:style-name="ce13" table:formula="of:=[.D173]+[.B174]" office:value-type="float" office:value="7543" calcext:value-type="float">
            <text:p>7543</text:p>
          </table:table-cell>
          <table:table-cell table:style-name="ce15" table:formula="of:=[.B174]/[.$B$1]" office:value-type="float" office:value="1.41935483870968" calcext:value-type="float">
            <text:p>1,42</text:p>
          </table:table-cell>
          <table:table-cell table:style-name="ce15" table:formula="of:=[.F173]+[.E174]" office:value-type="float" office:value="243.32258064516" calcext:value-type="float">
            <text:p>243,32</text:p>
          </table:table-cell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53_InvalidIDFindViewOperatorMutator</text:p>
          </table:table-cell>
          <table:table-cell table:style-name="ce13" table:formula="of:=[.D174]+[.B175]" office:value-type="float" office:value="7587" calcext:value-type="float">
            <text:p>7587</text:p>
          </table:table-cell>
          <table:table-cell table:style-name="ce15" table:formula="of:=[.B175]/[.$B$1]" office:value-type="float" office:value="1.41935483870968" calcext:value-type="float">
            <text:p>1,42</text:p>
          </table:table-cell>
          <table:table-cell table:style-name="ce15" table:formula="of:=[.F174]+[.E175]" office:value-type="float" office:value="244.74193548387" calcext:value-type="float">
            <text:p>244,74</text:p>
          </table:table-cell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54_InvalidViewFocusOperatorMutator</text:p>
          </table:table-cell>
          <table:table-cell table:style-name="ce13" table:formula="of:=[.D175]+[.B176]" office:value-type="float" office:value="7631" calcext:value-type="float">
            <text:p>7631</text:p>
          </table:table-cell>
          <table:table-cell table:style-name="ce15" table:formula="of:=[.B176]/[.$B$1]" office:value-type="float" office:value="1.41935483870968" calcext:value-type="float">
            <text:p>1,42</text:p>
          </table:table-cell>
          <table:table-cell table:style-name="ce15" table:formula="of:=[.F175]+[.E176]" office:value-type="float" office:value="246.16129032258" calcext:value-type="float">
            <text:p>246,16</text:p>
          </table:table-cell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55_ViewComponentNotVisibleOperatorMutator</text:p>
          </table:table-cell>
          <table:table-cell table:style-name="ce13" table:formula="of:=[.D176]+[.B177]" office:value-type="float" office:value="7675" calcext:value-type="float">
            <text:p>7675</text:p>
          </table:table-cell>
          <table:table-cell table:style-name="ce15" table:formula="of:=[.B177]/[.$B$1]" office:value-type="float" office:value="1.41935483870968" calcext:value-type="float">
            <text:p>1,42</text:p>
          </table:table-cell>
          <table:table-cell table:style-name="ce15" table:formula="of:=[.F176]+[.E177]" office:value-type="float" office:value="247.580645161289" calcext:value-type="float">
            <text:p>247,58</text:p>
          </table:table-cell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56_BuggyGUIListenerOperatorMutator</text:p>
          </table:table-cell>
          <table:table-cell table:style-name="ce13" table:formula="of:=[.D177]+[.B178]" office:value-type="float" office:value="7719" calcext:value-type="float">
            <text:p>7719</text:p>
          </table:table-cell>
          <table:table-cell table:style-name="ce15" table:formula="of:=[.B178]/[.$B$1]" office:value-type="float" office:value="1.41935483870968" calcext:value-type="float">
            <text:p>1,42</text:p>
          </table:table-cell>
          <table:table-cell table:style-name="ce15" table:formula="of:=[.F177]+[.E178]" office:value-type="float" office:value="248.999999999999" calcext:value-type="float">
            <text:p>249,00</text:p>
          </table:table-cell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57_BuggyGUIListenerOperatorMutator</text:p>
          </table:table-cell>
          <table:table-cell table:style-name="ce13" table:formula="of:=[.D178]+[.B179]" office:value-type="float" office:value="7763" calcext:value-type="float">
            <text:p>7763</text:p>
          </table:table-cell>
          <table:table-cell table:style-name="ce15" table:formula="of:=[.B179]/[.$B$1]" office:value-type="float" office:value="1.41935483870968" calcext:value-type="float">
            <text:p>1,42</text:p>
          </table:table-cell>
          <table:table-cell table:style-name="ce15" table:formula="of:=[.F178]+[.E179]" office:value-type="float" office:value="250.419354838709" calcext:value-type="float">
            <text:p>250,42</text:p>
          </table:table-cell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58_BuggyGUIListenerOperatorMutator</text:p>
          </table:table-cell>
          <table:table-cell table:style-name="ce13" table:formula="of:=[.D179]+[.B180]" office:value-type="float" office:value="7807" calcext:value-type="float">
            <text:p>7807</text:p>
          </table:table-cell>
          <table:table-cell table:style-name="ce15" table:formula="of:=[.B180]/[.$B$1]" office:value-type="float" office:value="1.41935483870968" calcext:value-type="float">
            <text:p>1,42</text:p>
          </table:table-cell>
          <table:table-cell table:style-name="ce15" table:formula="of:=[.F179]+[.E180]" office:value-type="float" office:value="251.838709677418" calcext:value-type="float">
            <text:p>251,84</text:p>
          </table:table-cell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59_BuggyGUIListenerOperatorMutator</text:p>
          </table:table-cell>
          <table:table-cell table:style-name="ce13" table:formula="of:=[.D180]+[.B181]" office:value-type="float" office:value="7851" calcext:value-type="float">
            <text:p>7851</text:p>
          </table:table-cell>
          <table:table-cell table:style-name="ce15" table:formula="of:=[.B181]/[.$B$1]" office:value-type="float" office:value="1.41935483870968" calcext:value-type="float">
            <text:p>1,42</text:p>
          </table:table-cell>
          <table:table-cell table:style-name="ce15" table:formula="of:=[.F180]+[.E181]" office:value-type="float" office:value="253.258064516128" calcext:value-type="float">
            <text:p>253,26</text:p>
          </table:table-cell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rrorActivity_60_InvalidIDFindViewOperatorMutator</text:p>
          </table:table-cell>
          <table:table-cell table:style-name="ce13" table:formula="of:=[.D181]+[.B182]" office:value-type="float" office:value="7894" calcext:value-type="float">
            <text:p>7894</text:p>
          </table:table-cell>
          <table:table-cell table:style-name="ce15" table:formula="of:=[.B182]/[.$B$1]" office:value-type="float" office:value="1.38709677419355" calcext:value-type="float">
            <text:p>1,39</text:p>
          </table:table-cell>
          <table:table-cell table:style-name="ce15" table:formula="of:=[.F181]+[.E182]" office:value-type="float" office:value="254.645161290322" calcext:value-type="float">
            <text:p>254,65</text:p>
          </table:table-cell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61_InvalidIDFindViewOperatorMutator</text:p>
          </table:table-cell>
          <table:table-cell table:style-name="ce13" table:formula="of:=[.D182]+[.B183]" office:value-type="float" office:value="7938" calcext:value-type="float">
            <text:p>7938</text:p>
          </table:table-cell>
          <table:table-cell table:style-name="ce15" table:formula="of:=[.B183]/[.$B$1]" office:value-type="float" office:value="1.41935483870968" calcext:value-type="float">
            <text:p>1,42</text:p>
          </table:table-cell>
          <table:table-cell table:style-name="ce15" table:formula="of:=[.F182]+[.E183]" office:value-type="float" office:value="256.064516129031" calcext:value-type="float">
            <text:p>256,06</text:p>
          </table:table-cell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rrorActivity_62_NullIntentOperatorMutator</text:p>
          </table:table-cell>
          <table:table-cell table:style-name="ce13" table:formula="of:=[.D183]+[.B184]" office:value-type="float" office:value="7981" calcext:value-type="float">
            <text:p>7981</text:p>
          </table:table-cell>
          <table:table-cell table:style-name="ce15" table:formula="of:=[.B184]/[.$B$1]" office:value-type="float" office:value="1.38709677419355" calcext:value-type="float">
            <text:p>1,39</text:p>
          </table:table-cell>
          <table:table-cell table:style-name="ce15" table:formula="of:=[.F183]+[.E184]" office:value-type="float" office:value="257.451612903225" calcext:value-type="float">
            <text:p>257,45</text:p>
          </table:table-cell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63_RandomActionIntentDefinitionOperatorMutator</text:p>
          </table:table-cell>
          <table:table-cell table:style-name="ce13" table:formula="of:=[.D184]+[.B185]" office:value-type="float" office:value="8025" calcext:value-type="float">
            <text:p>8025</text:p>
          </table:table-cell>
          <table:table-cell table:style-name="ce15" table:formula="of:=[.B185]/[.$B$1]" office:value-type="float" office:value="1.41935483870968" calcext:value-type="float">
            <text:p>1,42</text:p>
          </table:table-cell>
          <table:table-cell table:style-name="ce15" table:formula="of:=[.F184]+[.E185]" office:value-type="float" office:value="258.870967741935" calcext:value-type="float">
            <text:p>258,87</text:p>
          </table:table-cell>
        </table:table-row>
        <table:table-row table:style-name="ro1"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64_RandomActionIntentDefinitionOperatorMutator</text:p>
          </table:table-cell>
          <table:table-cell table:style-name="ce13" table:formula="of:=[.D185]+[.B186]" office:value-type="float" office:value="8069" calcext:value-type="float">
            <text:p>8069</text:p>
          </table:table-cell>
          <table:table-cell table:style-name="ce15" table:formula="of:=[.B186]/[.$B$1]" office:value-type="float" office:value="1.41935483870968" calcext:value-type="float">
            <text:p>1,42</text:p>
          </table:table-cell>
          <table:table-cell table:style-name="ce15" table:formula="of:=[.F185]+[.E186]" office:value-type="float" office:value="260.290322580644" calcext:value-type="float">
            <text:p>260,29</text:p>
          </table:table-cell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65_NullValueIntentPutExtraOperatorMutator</text:p>
          </table:table-cell>
          <table:table-cell table:style-name="ce13" table:formula="of:=[.D186]+[.B187]" office:value-type="float" office:value="8113" calcext:value-type="float">
            <text:p>8113</text:p>
          </table:table-cell>
          <table:table-cell table:style-name="ce15" table:formula="of:=[.B187]/[.$B$1]" office:value-type="float" office:value="1.41935483870968" calcext:value-type="float">
            <text:p>1,42</text:p>
          </table:table-cell>
          <table:table-cell table:style-name="ce15" table:formula="of:=[.F186]+[.E187]" office:value-type="float" office:value="261.709677419354" calcext:value-type="float">
            <text:p>261,71</text:p>
          </table:table-cell>
        </table:table-row>
        <table:table-row table:style-name="ro1"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66_IntentPayloadReplacementOperatorMutator</text:p>
          </table:table-cell>
          <table:table-cell table:style-name="ce13" table:formula="of:=[.D187]+[.B188]" office:value-type="float" office:value="8157" calcext:value-type="float">
            <text:p>8157</text:p>
          </table:table-cell>
          <table:table-cell table:style-name="ce15" table:formula="of:=[.B188]/[.$B$1]" office:value-type="float" office:value="1.41935483870968" calcext:value-type="float">
            <text:p>1,42</text:p>
          </table:table-cell>
          <table:table-cell table:style-name="ce15" table:formula="of:=[.F187]+[.E188]" office:value-type="float" office:value="263.129032258064" calcext:value-type="float">
            <text:p>263,13</text:p>
          </table:table-cell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67_RandomActionIntentDefinitionOperatorMutator</text:p>
          </table:table-cell>
          <table:table-cell table:style-name="ce13" table:formula="of:=[.D188]+[.B189]" office:value-type="float" office:value="8201" calcext:value-type="float">
            <text:p>8201</text:p>
          </table:table-cell>
          <table:table-cell table:style-name="ce15" table:formula="of:=[.B189]/[.$B$1]" office:value-type="float" office:value="1.41935483870968" calcext:value-type="float">
            <text:p>1,42</text:p>
          </table:table-cell>
          <table:table-cell table:style-name="ce15" table:formula="of:=[.F188]+[.E189]" office:value-type="float" office:value="264.548387096773" calcext:value-type="float">
            <text:p>264,55</text:p>
          </table:table-cell>
        </table:table-row>
        <table:table-row table:style-name="ro1"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68_RandomActionIntentDefinitionOperatorMutator</text:p>
          </table:table-cell>
          <table:table-cell table:style-name="ce13" table:formula="of:=[.D189]+[.B190]" office:value-type="float" office:value="8245" calcext:value-type="float">
            <text:p>8245</text:p>
          </table:table-cell>
          <table:table-cell table:style-name="ce15" table:formula="of:=[.B190]/[.$B$1]" office:value-type="float" office:value="1.41935483870968" calcext:value-type="float">
            <text:p>1,42</text:p>
          </table:table-cell>
          <table:table-cell table:style-name="ce15" table:formula="of:=[.F189]+[.E190]" office:value-type="float" office:value="265.967741935483" calcext:value-type="float">
            <text:p>265,97</text:p>
          </table:table-cell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69_RandomActionIntentDefinitionOperatorMutator</text:p>
          </table:table-cell>
          <table:table-cell table:style-name="ce13" table:formula="of:=[.D190]+[.B191]" office:value-type="float" office:value="8289" calcext:value-type="float">
            <text:p>8289</text:p>
          </table:table-cell>
          <table:table-cell table:style-name="ce15" table:formula="of:=[.B191]/[.$B$1]" office:value-type="float" office:value="1.41935483870968" calcext:value-type="float">
            <text:p>1,42</text:p>
          </table:table-cell>
          <table:table-cell table:style-name="ce15" table:formula="of:=[.F190]+[.E191]" office:value-type="float" office:value="267.387096774193" calcext:value-type="float">
            <text:p>267,39</text:p>
          </table:table-cell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70_NullIntentOperatorMutator</text:p>
          </table:table-cell>
          <table:table-cell table:style-name="ce13" table:formula="of:=[.D191]+[.B192]" office:value-type="float" office:value="8333" calcext:value-type="float">
            <text:p>8333</text:p>
          </table:table-cell>
          <table:table-cell table:style-name="ce15" table:formula="of:=[.B192]/[.$B$1]" office:value-type="float" office:value="1.41935483870968" calcext:value-type="float">
            <text:p>1,42</text:p>
          </table:table-cell>
          <table:table-cell table:style-name="ce15" table:formula="of:=[.F191]+[.E192]" office:value-type="float" office:value="268.806451612902" calcext:value-type="float">
            <text:p>268,81</text:p>
          </table:table-cell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71_InvalidKeyIntentOperatorMutator</text:p>
          </table:table-cell>
          <table:table-cell table:style-name="ce13" table:formula="of:=[.D192]+[.B193]" office:value-type="float" office:value="8377" calcext:value-type="float">
            <text:p>8377</text:p>
          </table:table-cell>
          <table:table-cell table:style-name="ce15" table:formula="of:=[.B193]/[.$B$1]" office:value-type="float" office:value="1.41935483870968" calcext:value-type="float">
            <text:p>1,42</text:p>
          </table:table-cell>
          <table:table-cell table:style-name="ce15" table:formula="of:=[.F192]+[.E193]" office:value-type="float" office:value="270.225806451612" calcext:value-type="float">
            <text:p>270,23</text:p>
          </table:table-cell>
        </table:table-row>
        <table:table-row table:style-name="ro1"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72_RandomActionIntentDefinitionOperatorMutator</text:p>
          </table:table-cell>
          <table:table-cell table:style-name="ce13" table:formula="of:=[.D193]+[.B194]" office:value-type="float" office:value="8421" calcext:value-type="float">
            <text:p>8421</text:p>
          </table:table-cell>
          <table:table-cell table:style-name="ce15" table:formula="of:=[.B194]/[.$B$1]" office:value-type="float" office:value="1.41935483870968" calcext:value-type="float">
            <text:p>1,42</text:p>
          </table:table-cell>
          <table:table-cell table:style-name="ce15" table:formula="of:=[.F193]+[.E194]" office:value-type="float" office:value="271.645161290322" calcext:value-type="float">
            <text:p>271,65</text:p>
          </table:table-cell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rrorActivity_73_FindViewByIdReturnsNullOperatorMutator</text:p>
          </table:table-cell>
          <table:table-cell table:style-name="ce13" table:formula="of:=[.D194]+[.B195]" office:value-type="float" office:value="8464" calcext:value-type="float">
            <text:p>8464</text:p>
          </table:table-cell>
          <table:table-cell table:style-name="ce15" table:formula="of:=[.B195]/[.$B$1]" office:value-type="float" office:value="1.38709677419355" calcext:value-type="float">
            <text:p>1,39</text:p>
          </table:table-cell>
          <table:table-cell table:style-name="ce15" table:formula="of:=[.F194]+[.E195]" office:value-type="float" office:value="273.032258064515" calcext:value-type="float">
            <text:p>273,03</text:p>
          </table:table-cell>
        </table:table-row>
        <table:table-row table:style-name="ro1"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74_InvalidIDFindViewOperatorMutator</text:p>
          </table:table-cell>
          <table:table-cell table:style-name="ce13" table:formula="of:=[.D195]+[.B196]" office:value-type="float" office:value="8508" calcext:value-type="float">
            <text:p>8508</text:p>
          </table:table-cell>
          <table:table-cell table:style-name="ce15" table:formula="of:=[.B196]/[.$B$1]" office:value-type="float" office:value="1.41935483870968" calcext:value-type="float">
            <text:p>1,42</text:p>
          </table:table-cell>
          <table:table-cell table:style-name="ce15" table:formula="of:=[.F195]+[.E196]" office:value-type="float" office:value="274.451612903225" calcext:value-type="float">
            <text:p>274,45</text:p>
          </table:table-cell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75_InvalidViewFocusOperatorMutator</text:p>
          </table:table-cell>
          <table:table-cell table:style-name="ce13" table:formula="of:=[.D196]+[.B197]" office:value-type="float" office:value="8552" calcext:value-type="float">
            <text:p>8552</text:p>
          </table:table-cell>
          <table:table-cell table:style-name="ce15" table:formula="of:=[.B197]/[.$B$1]" office:value-type="float" office:value="1.41935483870968" calcext:value-type="float">
            <text:p>1,42</text:p>
          </table:table-cell>
          <table:table-cell table:style-name="ce15" table:formula="of:=[.F196]+[.E197]" office:value-type="float" office:value="275.870967741935" calcext:value-type="float">
            <text:p>275,87</text:p>
          </table:table-cell>
        </table:table-row>
        <table:table-row table:style-name="ro1"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76_ViewComponentNotVisibleOperatorMutator</text:p>
          </table:table-cell>
          <table:table-cell table:style-name="ce13" table:formula="of:=[.D197]+[.B198]" office:value-type="float" office:value="8596" calcext:value-type="float">
            <text:p>8596</text:p>
          </table:table-cell>
          <table:table-cell table:style-name="ce15" table:formula="of:=[.B198]/[.$B$1]" office:value-type="float" office:value="1.41935483870968" calcext:value-type="float">
            <text:p>1,42</text:p>
          </table:table-cell>
          <table:table-cell table:style-name="ce15" table:formula="of:=[.F197]+[.E198]" office:value-type="float" office:value="277.290322580644" calcext:value-type="float">
            <text:p>277,29</text:p>
          </table:table-cell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77_FindViewByIdReturnsNullOperatorMutator</text:p>
          </table:table-cell>
          <table:table-cell table:style-name="ce13" table:formula="of:=[.D198]+[.B199]" office:value-type="float" office:value="8640" calcext:value-type="float">
            <text:p>8640</text:p>
          </table:table-cell>
          <table:table-cell table:style-name="ce15" table:formula="of:=[.B199]/[.$B$1]" office:value-type="float" office:value="1.41935483870968" calcext:value-type="float">
            <text:p>1,42</text:p>
          </table:table-cell>
          <table:table-cell table:style-name="ce15" table:formula="of:=[.F198]+[.E199]" office:value-type="float" office:value="278.709677419354" calcext:value-type="float">
            <text:p>278,71</text:p>
          </table:table-cell>
        </table:table-row>
        <table:table-row table:style-name="ro1"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78_InvalidIDFindViewOperatorMutator</text:p>
          </table:table-cell>
          <table:table-cell table:style-name="ce13" table:formula="of:=[.D199]+[.B200]" office:value-type="float" office:value="8684" calcext:value-type="float">
            <text:p>8684</text:p>
          </table:table-cell>
          <table:table-cell table:style-name="ce15" table:formula="of:=[.B200]/[.$B$1]" office:value-type="float" office:value="1.41935483870968" calcext:value-type="float">
            <text:p>1,42</text:p>
          </table:table-cell>
          <table:table-cell table:style-name="ce15" table:formula="of:=[.F199]+[.E200]" office:value-type="float" office:value="280.129032258064" calcext:value-type="float">
            <text:p>280,13</text:p>
          </table:table-cell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79_InvalidViewFocusOperatorMutator</text:p>
          </table:table-cell>
          <table:table-cell table:style-name="ce13" table:formula="of:=[.D200]+[.B201]" office:value-type="float" office:value="8728" calcext:value-type="float">
            <text:p>8728</text:p>
          </table:table-cell>
          <table:table-cell table:style-name="ce15" table:formula="of:=[.B201]/[.$B$1]" office:value-type="float" office:value="1.41935483870968" calcext:value-type="float">
            <text:p>1,42</text:p>
          </table:table-cell>
          <table:table-cell table:style-name="ce15" table:formula="of:=[.F200]+[.E201]" office:value-type="float" office:value="281.548387096774" calcext:value-type="float">
            <text:p>281,55</text:p>
          </table:table-cell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80_ViewComponentNotVisibleOperatorMutator</text:p>
          </table:table-cell>
          <table:table-cell table:style-name="ce13" table:formula="of:=[.D201]+[.B202]" office:value-type="float" office:value="8772" calcext:value-type="float">
            <text:p>8772</text:p>
          </table:table-cell>
          <table:table-cell table:style-name="ce15" table:formula="of:=[.B202]/[.$B$1]" office:value-type="float" office:value="1.41935483870968" calcext:value-type="float">
            <text:p>1,42</text:p>
          </table:table-cell>
          <table:table-cell table:style-name="ce15" table:formula="of:=[.F201]+[.E202]" office:value-type="float" office:value="282.967741935483" calcext:value-type="float">
            <text:p>282,97</text:p>
          </table:table-cell>
        </table:table-row>
        <table:table-row table:style-name="ro1"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81_BinaryMutator</text:p>
          </table:table-cell>
          <table:table-cell table:style-name="ce13" table:formula="of:=[.D202]+[.B203]" office:value-type="float" office:value="8816" calcext:value-type="float">
            <text:p>8816</text:p>
          </table:table-cell>
          <table:table-cell table:style-name="ce15" table:formula="of:=[.B203]/[.$B$1]" office:value-type="float" office:value="1.41935483870968" calcext:value-type="float">
            <text:p>1,42</text:p>
          </table:table-cell>
          <table:table-cell table:style-name="ce15" table:formula="of:=[.F202]+[.E203]" office:value-type="float" office:value="284.387096774193" calcext:value-type="float">
            <text:p>284,39</text:p>
          </table:table-cell>
        </table:table-row>
        <table:table-row table:style-name="ro1"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82_FindViewByIdReturnsNullOperatorMutator</text:p>
          </table:table-cell>
          <table:table-cell table:style-name="ce13" table:formula="of:=[.D203]+[.B204]" office:value-type="float" office:value="8860" calcext:value-type="float">
            <text:p>8860</text:p>
          </table:table-cell>
          <table:table-cell table:style-name="ce15" table:formula="of:=[.B204]/[.$B$1]" office:value-type="float" office:value="1.41935483870968" calcext:value-type="float">
            <text:p>1,42</text:p>
          </table:table-cell>
          <table:table-cell table:style-name="ce15" table:formula="of:=[.F203]+[.E204]" office:value-type="float" office:value="285.806451612903" calcext:value-type="float">
            <text:p>285,81</text:p>
          </table:table-cell>
        </table:table-row>
        <table:table-row table:style-name="ro1"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83_InvalidIDFindViewOperatorMutator</text:p>
          </table:table-cell>
          <table:table-cell table:style-name="ce13" table:formula="of:=[.D204]+[.B205]" office:value-type="float" office:value="8904" calcext:value-type="float">
            <text:p>8904</text:p>
          </table:table-cell>
          <table:table-cell table:style-name="ce15" table:formula="of:=[.B205]/[.$B$1]" office:value-type="float" office:value="1.41935483870968" calcext:value-type="float">
            <text:p>1,42</text:p>
          </table:table-cell>
          <table:table-cell table:style-name="ce15" table:formula="of:=[.F204]+[.E205]" office:value-type="float" office:value="287.225806451612" calcext:value-type="float">
            <text:p>287,23</text:p>
          </table:table-cell>
        </table:table-row>
        <table:table-row table:style-name="ro1"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84_InvalidViewFocusOperatorMutator</text:p>
          </table:table-cell>
          <table:table-cell table:style-name="ce13" table:formula="of:=[.D205]+[.B206]" office:value-type="float" office:value="8948" calcext:value-type="float">
            <text:p>8948</text:p>
          </table:table-cell>
          <table:table-cell table:style-name="ce15" table:formula="of:=[.B206]/[.$B$1]" office:value-type="float" office:value="1.41935483870968" calcext:value-type="float">
            <text:p>1,42</text:p>
          </table:table-cell>
          <table:table-cell table:style-name="ce15" table:formula="of:=[.F205]+[.E206]" office:value-type="float" office:value="288.645161290322" calcext:value-type="float">
            <text:p>288,65</text:p>
          </table:table-cell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rrorActivity_85_ViewComponentNotVisibleOperatorMutator</text:p>
          </table:table-cell>
          <table:table-cell table:style-name="ce13" table:formula="of:=[.D206]+[.B207]" office:value-type="float" office:value="8992" calcext:value-type="float">
            <text:p>8992</text:p>
          </table:table-cell>
          <table:table-cell table:style-name="ce15" table:formula="of:=[.B207]/[.$B$1]" office:value-type="float" office:value="1.41935483870968" calcext:value-type="float">
            <text:p>1,42</text:p>
          </table:table-cell>
          <table:table-cell table:style-name="ce15" table:formula="of:=[.F206]+[.E207]" office:value-type="float" office:value="290.064516129032" calcext:value-type="float">
            <text:p>290,06</text:p>
          </table:table-cell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gressHandler_0_BinaryMutator</text:p>
          </table:table-cell>
          <table:table-cell table:style-name="ce13" table:formula="of:=[.D207]+[.B208]" office:value-type="float" office:value="9036" calcext:value-type="float">
            <text:p>9036</text:p>
          </table:table-cell>
          <table:table-cell table:style-name="ce15" table:formula="of:=[.B208]/[.$B$1]" office:value-type="float" office:value="1.41935483870968" calcext:value-type="float">
            <text:p>1,42</text:p>
          </table:table-cell>
          <table:table-cell table:style-name="ce15" table:formula="of:=[.F207]+[.E208]" office:value-type="float" office:value="291.483870967741" calcext:value-type="float">
            <text:p>291,48</text:p>
          </table:table-cell>
        </table:table-row>
        <table:table-row table:style-name="ro1"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gressHandler_1_BinaryMutator</text:p>
          </table:table-cell>
          <table:table-cell table:style-name="ce13" table:formula="of:=[.D208]+[.B209]" office:value-type="float" office:value="9080" calcext:value-type="float">
            <text:p>9080</text:p>
          </table:table-cell>
          <table:table-cell table:style-name="ce15" table:formula="of:=[.B209]/[.$B$1]" office:value-type="float" office:value="1.41935483870968" calcext:value-type="float">
            <text:p>1,42</text:p>
          </table:table-cell>
          <table:table-cell table:style-name="ce15" table:formula="of:=[.F208]+[.E209]" office:value-type="float" office:value="292.903225806451" calcext:value-type="float">
            <text:p>292,90</text:p>
          </table:table-cell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gressHandler_2_BinaryMutator</text:p>
          </table:table-cell>
          <table:table-cell table:style-name="ce13" table:formula="of:=[.D209]+[.B210]" office:value-type="float" office:value="9124" calcext:value-type="float">
            <text:p>9124</text:p>
          </table:table-cell>
          <table:table-cell table:style-name="ce15" table:formula="of:=[.B210]/[.$B$1]" office:value-type="float" office:value="1.41935483870968" calcext:value-type="float">
            <text:p>1,42</text:p>
          </table:table-cell>
          <table:table-cell table:style-name="ce15" table:formula="of:=[.F209]+[.E210]" office:value-type="float" office:value="294.322580645161" calcext:value-type="float">
            <text:p>294,32</text:p>
          </table:table-cell>
        </table:table-row>
        <table:table-row table:style-name="ro1"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Utils_0_BinaryMutator</text:p>
          </table:table-cell>
          <table:table-cell table:style-name="ce13" table:formula="of:=[.D210]+[.B211]" office:value-type="float" office:value="9170" calcext:value-type="float">
            <text:p>9170</text:p>
          </table:table-cell>
          <table:table-cell table:style-name="ce15" table:formula="of:=[.B211]/[.$B$1]" office:value-type="float" office:value="1.48387096774194" calcext:value-type="float">
            <text:p>1,48</text:p>
          </table:table-cell>
          <table:table-cell table:style-name="ce15" table:formula="of:=[.F210]+[.E211]" office:value-type="float" office:value="295.806451612903" calcext:value-type="float">
            <text:p>295,81</text:p>
          </table:table-cell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1_BinaryMutator</text:p>
          </table:table-cell>
          <table:table-cell table:style-name="ce13" table:formula="of:=[.D211]+[.B212]" office:value-type="float" office:value="9214" calcext:value-type="float">
            <text:p>9214</text:p>
          </table:table-cell>
          <table:table-cell table:style-name="ce15" table:formula="of:=[.B212]/[.$B$1]" office:value-type="float" office:value="1.41935483870968" calcext:value-type="float">
            <text:p>1,42</text:p>
          </table:table-cell>
          <table:table-cell table:style-name="ce15" table:formula="of:=[.F211]+[.E212]" office:value-type="float" office:value="297.225806451612" calcext:value-type="float">
            <text:p>297,23</text:p>
          </table:table-cell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2_BinaryMutator</text:p>
          </table:table-cell>
          <table:table-cell table:style-name="ce13" table:formula="of:=[.D212]+[.B213]" office:value-type="float" office:value="9258" calcext:value-type="float">
            <text:p>9258</text:p>
          </table:table-cell>
          <table:table-cell table:style-name="ce15" table:formula="of:=[.B213]/[.$B$1]" office:value-type="float" office:value="1.41935483870968" calcext:value-type="float">
            <text:p>1,42</text:p>
          </table:table-cell>
          <table:table-cell table:style-name="ce15" table:formula="of:=[.F212]+[.E213]" office:value-type="float" office:value="298.645161290322" calcext:value-type="float">
            <text:p>298,65</text:p>
          </table:table-cell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3_BuggyGUIListenerOperatorMutator</text:p>
          </table:table-cell>
          <table:table-cell table:style-name="ce13" table:formula="of:=[.D213]+[.B214]" office:value-type="float" office:value="9302" calcext:value-type="float">
            <text:p>9302</text:p>
          </table:table-cell>
          <table:table-cell table:style-name="ce15" table:formula="of:=[.B214]/[.$B$1]" office:value-type="float" office:value="1.41935483870968" calcext:value-type="float">
            <text:p>1,42</text:p>
          </table:table-cell>
          <table:table-cell table:style-name="ce15" table:formula="of:=[.F213]+[.E214]" office:value-type="float" office:value="300.064516129032" calcext:value-type="float">
            <text:p>300,06</text:p>
          </table:table-cell>
        </table:table-row>
        <table:table-row table:style-name="ro1"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4_InvalidViewFocusOperatorMutator</text:p>
          </table:table-cell>
          <table:table-cell table:style-name="ce13" table:formula="of:=[.D214]+[.B215]" office:value-type="float" office:value="9346" calcext:value-type="float">
            <text:p>9346</text:p>
          </table:table-cell>
          <table:table-cell table:style-name="ce15" table:formula="of:=[.B215]/[.$B$1]" office:value-type="float" office:value="1.41935483870968" calcext:value-type="float">
            <text:p>1,42</text:p>
          </table:table-cell>
          <table:table-cell table:style-name="ce15" table:formula="of:=[.F214]+[.E215]" office:value-type="float" office:value="301.483870967741" calcext:value-type="float">
            <text:p>301,48</text:p>
          </table:table-cell>
        </table:table-row>
        <table:table-row table:style-name="ro1"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5_ViewComponentNotVisibleOperatorMutator</text:p>
          </table:table-cell>
          <table:table-cell table:style-name="ce13" table:formula="of:=[.D215]+[.B216]" office:value-type="float" office:value="9390" calcext:value-type="float">
            <text:p>9390</text:p>
          </table:table-cell>
          <table:table-cell table:style-name="ce15" table:formula="of:=[.B216]/[.$B$1]" office:value-type="float" office:value="1.41935483870968" calcext:value-type="float">
            <text:p>1,42</text:p>
          </table:table-cell>
          <table:table-cell table:style-name="ce15" table:formula="of:=[.F215]+[.E216]" office:value-type="float" office:value="302.903225806451" calcext:value-type="float">
            <text:p>302,90</text:p>
          </table:table-cell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6_InvalidViewFocusOperatorMutator</text:p>
          </table:table-cell>
          <table:table-cell table:style-name="ce13" table:formula="of:=[.D216]+[.B217]" office:value-type="float" office:value="9434" calcext:value-type="float">
            <text:p>9434</text:p>
          </table:table-cell>
          <table:table-cell table:style-name="ce15" table:formula="of:=[.B217]/[.$B$1]" office:value-type="float" office:value="1.41935483870968" calcext:value-type="float">
            <text:p>1,42</text:p>
          </table:table-cell>
          <table:table-cell table:style-name="ce15" table:formula="of:=[.F216]+[.E217]" office:value-type="float" office:value="304.322580645161" calcext:value-type="float">
            <text:p>304,32</text:p>
          </table:table-cell>
        </table:table-row>
        <table:table-row table:style-name="ro1"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7_ViewComponentNotVisibleOperatorMutator</text:p>
          </table:table-cell>
          <table:table-cell table:style-name="ce13" table:formula="of:=[.D217]+[.B218]" office:value-type="float" office:value="9478" calcext:value-type="float">
            <text:p>9478</text:p>
          </table:table-cell>
          <table:table-cell table:style-name="ce15" table:formula="of:=[.B218]/[.$B$1]" office:value-type="float" office:value="1.41935483870968" calcext:value-type="float">
            <text:p>1,42</text:p>
          </table:table-cell>
          <table:table-cell table:style-name="ce15" table:formula="of:=[.F217]+[.E218]" office:value-type="float" office:value="305.741935483871" calcext:value-type="float">
            <text:p>305,74</text:p>
          </table:table-cell>
        </table:table-row>
        <table:table-row table:style-name="ro1"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8_InvalidViewFocusOperatorMutator</text:p>
          </table:table-cell>
          <table:table-cell table:style-name="ce13" table:formula="of:=[.D218]+[.B219]" office:value-type="float" office:value="9522" calcext:value-type="float">
            <text:p>9522</text:p>
          </table:table-cell>
          <table:table-cell table:style-name="ce15" table:formula="of:=[.B219]/[.$B$1]" office:value-type="float" office:value="1.41935483870968" calcext:value-type="float">
            <text:p>1,42</text:p>
          </table:table-cell>
          <table:table-cell table:style-name="ce15" table:formula="of:=[.F218]+[.E219]" office:value-type="float" office:value="307.16129032258" calcext:value-type="float">
            <text:p>307,16</text:p>
          </table:table-cell>
        </table:table-row>
        <table:table-row table:style-name="ro1"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9_ViewComponentNotVisibleOperatorMutator</text:p>
          </table:table-cell>
          <table:table-cell table:style-name="ce13" table:formula="of:=[.D219]+[.B220]" office:value-type="float" office:value="9566" calcext:value-type="float">
            <text:p>9566</text:p>
          </table:table-cell>
          <table:table-cell table:style-name="ce15" table:formula="of:=[.B220]/[.$B$1]" office:value-type="float" office:value="1.41935483870968" calcext:value-type="float">
            <text:p>1,42</text:p>
          </table:table-cell>
          <table:table-cell table:style-name="ce15" table:formula="of:=[.F219]+[.E220]" office:value-type="float" office:value="308.58064516129" calcext:value-type="float">
            <text:p>308,58</text:p>
          </table:table-cell>
        </table:table-row>
        <table:table-row table:style-name="ro1"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Utils_10_BuggyGUIListenerOperatorMutator</text:p>
          </table:table-cell>
          <table:table-cell table:style-name="ce13" table:formula="of:=[.D220]+[.B221]" office:value-type="float" office:value="9611" calcext:value-type="float">
            <text:p>9611</text:p>
          </table:table-cell>
          <table:table-cell table:style-name="ce15" table:formula="of:=[.B221]/[.$B$1]" office:value-type="float" office:value="1.45161290322581" calcext:value-type="float">
            <text:p>1,45</text:p>
          </table:table-cell>
          <table:table-cell table:style-name="ce15" table:formula="of:=[.F220]+[.E221]" office:value-type="float" office:value="310.032258064516" calcext:value-type="float">
            <text:p>310,03</text:p>
          </table:table-cell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11_BuggyGUIListenerOperatorMutator</text:p>
          </table:table-cell>
          <table:table-cell table:style-name="ce13" table:formula="of:=[.D221]+[.B222]" office:value-type="float" office:value="9655" calcext:value-type="float">
            <text:p>9655</text:p>
          </table:table-cell>
          <table:table-cell table:style-name="ce15" table:formula="of:=[.B222]/[.$B$1]" office:value-type="float" office:value="1.41935483870968" calcext:value-type="float">
            <text:p>1,42</text:p>
          </table:table-cell>
          <table:table-cell table:style-name="ce15" table:formula="of:=[.F221]+[.E222]" office:value-type="float" office:value="311.451612903225" calcext:value-type="float">
            <text:p>311,45</text:p>
          </table:table-cell>
        </table:table-row>
        <table:table-row table:style-name="ro1"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12_NullIntentOperatorMutator</text:p>
          </table:table-cell>
          <table:table-cell table:style-name="ce13" table:formula="of:=[.D222]+[.B223]" office:value-type="float" office:value="9699" calcext:value-type="float">
            <text:p>9699</text:p>
          </table:table-cell>
          <table:table-cell table:style-name="ce15" table:formula="of:=[.B223]/[.$B$1]" office:value-type="float" office:value="1.41935483870968" calcext:value-type="float">
            <text:p>1,42</text:p>
          </table:table-cell>
          <table:table-cell table:style-name="ce15" table:formula="of:=[.F222]+[.E223]" office:value-type="float" office:value="312.870967741935" calcext:value-type="float">
            <text:p>312,87</text:p>
          </table:table-cell>
        </table:table-row>
        <table:table-row table:style-name="ro1"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13_InvalidKeyIntentOperatorMutator</text:p>
          </table:table-cell>
          <table:table-cell table:style-name="ce13" table:formula="of:=[.D223]+[.B224]" office:value-type="float" office:value="9743" calcext:value-type="float">
            <text:p>9743</text:p>
          </table:table-cell>
          <table:table-cell table:style-name="ce15" table:formula="of:=[.B224]/[.$B$1]" office:value-type="float" office:value="1.41935483870968" calcext:value-type="float">
            <text:p>1,42</text:p>
          </table:table-cell>
          <table:table-cell table:style-name="ce15" table:formula="of:=[.F223]+[.E224]" office:value-type="float" office:value="314.290322580645" calcext:value-type="float">
            <text:p>314,29</text:p>
          </table:table-cell>
        </table:table-row>
        <table:table-row table:style-name="ro1"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14_RandomActionIntentDefinitionOperatorMutator</text:p>
          </table:table-cell>
          <table:table-cell table:style-name="ce13" table:formula="of:=[.D224]+[.B225]" office:value-type="float" office:value="9787" calcext:value-type="float">
            <text:p>9787</text:p>
          </table:table-cell>
          <table:table-cell table:style-name="ce15" table:formula="of:=[.B225]/[.$B$1]" office:value-type="float" office:value="1.41935483870968" calcext:value-type="float">
            <text:p>1,42</text:p>
          </table:table-cell>
          <table:table-cell table:style-name="ce15" table:formula="of:=[.F224]+[.E225]" office:value-type="float" office:value="315.709677419355" calcext:value-type="float">
            <text:p>315,71</text:p>
          </table:table-cell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15_RandomActionIntentDefinitionOperatorMutator</text:p>
          </table:table-cell>
          <table:table-cell table:style-name="ce13" table:formula="of:=[.D225]+[.B226]" office:value-type="float" office:value="9831" calcext:value-type="float">
            <text:p>9831</text:p>
          </table:table-cell>
          <table:table-cell table:style-name="ce15" table:formula="of:=[.B226]/[.$B$1]" office:value-type="float" office:value="1.41935483870968" calcext:value-type="float">
            <text:p>1,42</text:p>
          </table:table-cell>
          <table:table-cell table:style-name="ce15" table:formula="of:=[.F225]+[.E226]" office:value-type="float" office:value="317.129032258064" calcext:value-type="float">
            <text:p>317,13</text:p>
          </table:table-cell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16_NullIntentOperatorMutator</text:p>
          </table:table-cell>
          <table:table-cell table:style-name="ce13" table:formula="of:=[.D226]+[.B227]" office:value-type="float" office:value="9875" calcext:value-type="float">
            <text:p>9875</text:p>
          </table:table-cell>
          <table:table-cell table:style-name="ce15" table:formula="of:=[.B227]/[.$B$1]" office:value-type="float" office:value="1.41935483870968" calcext:value-type="float">
            <text:p>1,42</text:p>
          </table:table-cell>
          <table:table-cell table:style-name="ce15" table:formula="of:=[.F226]+[.E227]" office:value-type="float" office:value="318.548387096774" calcext:value-type="float">
            <text:p>318,55</text:p>
          </table:table-cell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17_InvalidKeyIntentOperatorMutator</text:p>
          </table:table-cell>
          <table:table-cell table:style-name="ce13" table:formula="of:=[.D227]+[.B228]" office:value-type="float" office:value="9919" calcext:value-type="float">
            <text:p>9919</text:p>
          </table:table-cell>
          <table:table-cell table:style-name="ce15" table:formula="of:=[.B228]/[.$B$1]" office:value-type="float" office:value="1.41935483870968" calcext:value-type="float">
            <text:p>1,42</text:p>
          </table:table-cell>
          <table:table-cell table:style-name="ce15" table:formula="of:=[.F227]+[.E228]" office:value-type="float" office:value="319.967741935484" calcext:value-type="float">
            <text:p>319,97</text:p>
          </table:table-cell>
        </table:table-row>
        <table:table-row table:style-name="ro1"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Utils_18_RandomActionIntentDefinitionOperatorMutator</text:p>
          </table:table-cell>
          <table:table-cell table:style-name="ce13" table:formula="of:=[.D228]+[.B229]" office:value-type="float" office:value="9964" calcext:value-type="float">
            <text:p>9964</text:p>
          </table:table-cell>
          <table:table-cell table:style-name="ce15" table:formula="of:=[.B229]/[.$B$1]" office:value-type="float" office:value="1.45161290322581" calcext:value-type="float">
            <text:p>1,45</text:p>
          </table:table-cell>
          <table:table-cell table:style-name="ce15" table:formula="of:=[.F228]+[.E229]" office:value-type="float" office:value="321.419354838709" calcext:value-type="float">
            <text:p>321,42</text:p>
          </table:table-cell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19_NullValueIntentPutExtraOperatorMutator</text:p>
          </table:table-cell>
          <table:table-cell table:style-name="ce13" table:formula="of:=[.D229]+[.B230]" office:value-type="float" office:value="10008" calcext:value-type="float">
            <text:p>10008</text:p>
          </table:table-cell>
          <table:table-cell table:style-name="ce15" table:formula="of:=[.B230]/[.$B$1]" office:value-type="float" office:value="1.41935483870968" calcext:value-type="float">
            <text:p>1,42</text:p>
          </table:table-cell>
          <table:table-cell table:style-name="ce15" table:formula="of:=[.F229]+[.E230]" office:value-type="float" office:value="322.838709677419" calcext:value-type="float">
            <text:p>322,84</text:p>
          </table:table-cell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20_IntentPayloadReplacementOperatorMutator</text:p>
          </table:table-cell>
          <table:table-cell table:style-name="ce13" table:formula="of:=[.D230]+[.B231]" office:value-type="float" office:value="10052" calcext:value-type="float">
            <text:p>10052</text:p>
          </table:table-cell>
          <table:table-cell table:style-name="ce15" table:formula="of:=[.B231]/[.$B$1]" office:value-type="float" office:value="1.41935483870968" calcext:value-type="float">
            <text:p>1,42</text:p>
          </table:table-cell>
          <table:table-cell table:style-name="ce15" table:formula="of:=[.F230]+[.E231]" office:value-type="float" office:value="324.258064516129" calcext:value-type="float">
            <text:p>324,26</text:p>
          </table:table-cell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21_RandomActionIntentDefinitionOperatorMutator</text:p>
          </table:table-cell>
          <table:table-cell table:style-name="ce13" table:formula="of:=[.D231]+[.B232]" office:value-type="float" office:value="10096" calcext:value-type="float">
            <text:p>10096</text:p>
          </table:table-cell>
          <table:table-cell table:style-name="ce15" table:formula="of:=[.B232]/[.$B$1]" office:value-type="float" office:value="1.41935483870968" calcext:value-type="float">
            <text:p>1,42</text:p>
          </table:table-cell>
          <table:table-cell table:style-name="ce15" table:formula="of:=[.F231]+[.E232]" office:value-type="float" office:value="325.677419354838" calcext:value-type="float">
            <text:p>325,68</text:p>
          </table:table-cell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22_NullValueIntentPutExtraOperatorMutator</text:p>
          </table:table-cell>
          <table:table-cell table:style-name="ce13" table:formula="of:=[.D232]+[.B233]" office:value-type="float" office:value="10140" calcext:value-type="float">
            <text:p>10140</text:p>
          </table:table-cell>
          <table:table-cell table:style-name="ce15" table:formula="of:=[.B233]/[.$B$1]" office:value-type="float" office:value="1.41935483870968" calcext:value-type="float">
            <text:p>1,42</text:p>
          </table:table-cell>
          <table:table-cell table:style-name="ce15" table:formula="of:=[.F232]+[.E233]" office:value-type="float" office:value="327.096774193548" calcext:value-type="float">
            <text:p>327,10</text:p>
          </table:table-cell>
        </table:table-row>
        <table:table-row table:style-name="ro1"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23_IntentPayloadReplacementOperatorMutator</text:p>
          </table:table-cell>
          <table:table-cell table:style-name="ce13" table:formula="of:=[.D233]+[.B234]" office:value-type="float" office:value="10184" calcext:value-type="float">
            <text:p>10184</text:p>
          </table:table-cell>
          <table:table-cell table:style-name="ce15" table:formula="of:=[.B234]/[.$B$1]" office:value-type="float" office:value="1.41935483870968" calcext:value-type="float">
            <text:p>1,42</text:p>
          </table:table-cell>
          <table:table-cell table:style-name="ce15" table:formula="of:=[.F233]+[.E234]" office:value-type="float" office:value="328.516129032258" calcext:value-type="float">
            <text:p>328,52</text:p>
          </table:table-cell>
        </table:table-row>
        <table:table-row table:style-name="ro1"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24_RandomActionIntentDefinitionOperatorMutator</text:p>
          </table:table-cell>
          <table:table-cell table:style-name="ce13" table:formula="of:=[.D234]+[.B235]" office:value-type="float" office:value="10228" calcext:value-type="float">
            <text:p>10228</text:p>
          </table:table-cell>
          <table:table-cell table:style-name="ce15" table:formula="of:=[.B235]/[.$B$1]" office:value-type="float" office:value="1.41935483870968" calcext:value-type="float">
            <text:p>1,42</text:p>
          </table:table-cell>
          <table:table-cell table:style-name="ce15" table:formula="of:=[.F234]+[.E235]" office:value-type="float" office:value="329.935483870968" calcext:value-type="float">
            <text:p>329,94</text:p>
          </table:table-cell>
        </table:table-row>
        <table:table-row table:style-name="ro1"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25_NullValueIntentPutExtraOperatorMutator</text:p>
          </table:table-cell>
          <table:table-cell table:style-name="ce13" table:formula="of:=[.D235]+[.B236]" office:value-type="float" office:value="10272" calcext:value-type="float">
            <text:p>10272</text:p>
          </table:table-cell>
          <table:table-cell table:style-name="ce15" table:formula="of:=[.B236]/[.$B$1]" office:value-type="float" office:value="1.41935483870968" calcext:value-type="float">
            <text:p>1,42</text:p>
          </table:table-cell>
          <table:table-cell table:style-name="ce15" table:formula="of:=[.F235]+[.E236]" office:value-type="float" office:value="331.354838709677" calcext:value-type="float">
            <text:p>331,35</text:p>
          </table:table-cell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26_IntentPayloadReplacementOperatorMutator</text:p>
          </table:table-cell>
          <table:table-cell table:style-name="ce13" table:formula="of:=[.D236]+[.B237]" office:value-type="float" office:value="10316" calcext:value-type="float">
            <text:p>10316</text:p>
          </table:table-cell>
          <table:table-cell table:style-name="ce15" table:formula="of:=[.B237]/[.$B$1]" office:value-type="float" office:value="1.41935483870968" calcext:value-type="float">
            <text:p>1,42</text:p>
          </table:table-cell>
          <table:table-cell table:style-name="ce15" table:formula="of:=[.F236]+[.E237]" office:value-type="float" office:value="332.774193548387" calcext:value-type="float">
            <text:p>332,77</text:p>
          </table:table-cell>
        </table:table-row>
        <table:table-row table:style-name="ro1"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27_RandomActionIntentDefinitionOperatorMutator</text:p>
          </table:table-cell>
          <table:table-cell table:style-name="ce13" table:formula="of:=[.D237]+[.B238]" office:value-type="float" office:value="10360" calcext:value-type="float">
            <text:p>10360</text:p>
          </table:table-cell>
          <table:table-cell table:style-name="ce15" table:formula="of:=[.B238]/[.$B$1]" office:value-type="float" office:value="1.41935483870968" calcext:value-type="float">
            <text:p>1,42</text:p>
          </table:table-cell>
          <table:table-cell table:style-name="ce15" table:formula="of:=[.F237]+[.E238]" office:value-type="float" office:value="334.193548387097" calcext:value-type="float">
            <text:p>334,19</text:p>
          </table:table-cell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28_NullValueIntentPutExtraOperatorMutator</text:p>
          </table:table-cell>
          <table:table-cell table:style-name="ce13" table:formula="of:=[.D238]+[.B239]" office:value-type="float" office:value="10404" calcext:value-type="float">
            <text:p>10404</text:p>
          </table:table-cell>
          <table:table-cell table:style-name="ce15" table:formula="of:=[.B239]/[.$B$1]" office:value-type="float" office:value="1.41935483870968" calcext:value-type="float">
            <text:p>1,42</text:p>
          </table:table-cell>
          <table:table-cell table:style-name="ce15" table:formula="of:=[.F238]+[.E239]" office:value-type="float" office:value="335.612903225806" calcext:value-type="float">
            <text:p>335,61</text:p>
          </table:table-cell>
        </table:table-row>
        <table:table-row table:style-name="ro1"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29_IntentPayloadReplacementOperatorMutator</text:p>
          </table:table-cell>
          <table:table-cell table:style-name="ce13" table:formula="of:=[.D239]+[.B240]" office:value-type="float" office:value="10448" calcext:value-type="float">
            <text:p>10448</text:p>
          </table:table-cell>
          <table:table-cell table:style-name="ce15" table:formula="of:=[.B240]/[.$B$1]" office:value-type="float" office:value="1.41935483870968" calcext:value-type="float">
            <text:p>1,42</text:p>
          </table:table-cell>
          <table:table-cell table:style-name="ce15" table:formula="of:=[.F239]+[.E240]" office:value-type="float" office:value="337.032258064516" calcext:value-type="float">
            <text:p>337,03</text:p>
          </table:table-cell>
        </table:table-row>
        <table:table-row table:style-name="ro1"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30_RandomActionIntentDefinitionOperatorMutator</text:p>
          </table:table-cell>
          <table:table-cell table:style-name="ce13" table:formula="of:=[.D240]+[.B241]" office:value-type="float" office:value="10492" calcext:value-type="float">
            <text:p>10492</text:p>
          </table:table-cell>
          <table:table-cell table:style-name="ce15" table:formula="of:=[.B241]/[.$B$1]" office:value-type="float" office:value="1.41935483870968" calcext:value-type="float">
            <text:p>1,42</text:p>
          </table:table-cell>
          <table:table-cell table:style-name="ce15" table:formula="of:=[.F240]+[.E241]" office:value-type="float" office:value="338.451612903226" calcext:value-type="float">
            <text:p>338,45</text:p>
          </table:table-cell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31_NullValueIntentPutExtraOperatorMutator</text:p>
          </table:table-cell>
          <table:table-cell table:style-name="ce13" table:formula="of:=[.D241]+[.B242]" office:value-type="float" office:value="10536" calcext:value-type="float">
            <text:p>10536</text:p>
          </table:table-cell>
          <table:table-cell table:style-name="ce15" table:formula="of:=[.B242]/[.$B$1]" office:value-type="float" office:value="1.41935483870968" calcext:value-type="float">
            <text:p>1,42</text:p>
          </table:table-cell>
          <table:table-cell table:style-name="ce15" table:formula="of:=[.F241]+[.E242]" office:value-type="float" office:value="339.870967741935" calcext:value-type="float">
            <text:p>339,87</text:p>
          </table:table-cell>
        </table:table-row>
        <table:table-row table:style-name="ro1"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32_IntentPayloadReplacementOperatorMutator</text:p>
          </table:table-cell>
          <table:table-cell table:style-name="ce13" table:formula="of:=[.D242]+[.B243]" office:value-type="float" office:value="10580" calcext:value-type="float">
            <text:p>10580</text:p>
          </table:table-cell>
          <table:table-cell table:style-name="ce15" table:formula="of:=[.B243]/[.$B$1]" office:value-type="float" office:value="1.41935483870968" calcext:value-type="float">
            <text:p>1,42</text:p>
          </table:table-cell>
          <table:table-cell table:style-name="ce15" table:formula="of:=[.F242]+[.E243]" office:value-type="float" office:value="341.290322580645" calcext:value-type="float">
            <text:p>341,29</text:p>
          </table:table-cell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33_RandomActionIntentDefinitionOperatorMutator</text:p>
          </table:table-cell>
          <table:table-cell table:style-name="ce13" table:formula="of:=[.D243]+[.B244]" office:value-type="float" office:value="10624" calcext:value-type="float">
            <text:p>10624</text:p>
          </table:table-cell>
          <table:table-cell table:style-name="ce15" table:formula="of:=[.B244]/[.$B$1]" office:value-type="float" office:value="1.41935483870968" calcext:value-type="float">
            <text:p>1,42</text:p>
          </table:table-cell>
          <table:table-cell table:style-name="ce15" table:formula="of:=[.F243]+[.E244]" office:value-type="float" office:value="342.709677419355" calcext:value-type="float">
            <text:p>342,71</text:p>
          </table:table-cell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34_RandomActionIntentDefinitionOperatorMutator</text:p>
          </table:table-cell>
          <table:table-cell table:style-name="ce13" table:formula="of:=[.D244]+[.B245]" office:value-type="float" office:value="10668" calcext:value-type="float">
            <text:p>10668</text:p>
          </table:table-cell>
          <table:table-cell table:style-name="ce15" table:formula="of:=[.B245]/[.$B$1]" office:value-type="float" office:value="1.41935483870968" calcext:value-type="float">
            <text:p>1,42</text:p>
          </table:table-cell>
          <table:table-cell table:style-name="ce15" table:formula="of:=[.F244]+[.E245]" office:value-type="float" office:value="344.129032258065" calcext:value-type="float">
            <text:p>344,13</text:p>
          </table:table-cell>
        </table:table-row>
        <table:table-row table:style-name="ro1"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35_NullIntentOperatorMutator</text:p>
          </table:table-cell>
          <table:table-cell table:style-name="ce13" table:formula="of:=[.D245]+[.B246]" office:value-type="float" office:value="10712" calcext:value-type="float">
            <text:p>10712</text:p>
          </table:table-cell>
          <table:table-cell table:style-name="ce15" table:formula="of:=[.B246]/[.$B$1]" office:value-type="float" office:value="1.41935483870968" calcext:value-type="float">
            <text:p>1,42</text:p>
          </table:table-cell>
          <table:table-cell table:style-name="ce15" table:formula="of:=[.F245]+[.E246]" office:value-type="float" office:value="345.548387096774" calcext:value-type="float">
            <text:p>345,55</text:p>
          </table:table-cell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36_InvalidKeyIntentOperatorMutator</text:p>
          </table:table-cell>
          <table:table-cell table:style-name="ce13" table:formula="of:=[.D246]+[.B247]" office:value-type="float" office:value="10756" calcext:value-type="float">
            <text:p>10756</text:p>
          </table:table-cell>
          <table:table-cell table:style-name="ce15" table:formula="of:=[.B247]/[.$B$1]" office:value-type="float" office:value="1.41935483870968" calcext:value-type="float">
            <text:p>1,42</text:p>
          </table:table-cell>
          <table:table-cell table:style-name="ce15" table:formula="of:=[.F246]+[.E247]" office:value-type="float" office:value="346.967741935484" calcext:value-type="float">
            <text:p>346,97</text:p>
          </table:table-cell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Utils_37_RandomActionIntentDefinitionOperatorMutator</text:p>
          </table:table-cell>
          <table:table-cell table:style-name="ce13" table:formula="of:=[.D247]+[.B248]" office:value-type="float" office:value="10801" calcext:value-type="float">
            <text:p>10801</text:p>
          </table:table-cell>
          <table:table-cell table:style-name="ce15" table:formula="of:=[.B248]/[.$B$1]" office:value-type="float" office:value="1.45161290322581" calcext:value-type="float">
            <text:p>1,45</text:p>
          </table:table-cell>
          <table:table-cell table:style-name="ce15" table:formula="of:=[.F247]+[.E248]" office:value-type="float" office:value="348.41935483871" calcext:value-type="float">
            <text:p>348,42</text:p>
          </table:table-cell>
        </table:table-row>
        <table:table-row table:style-name="ro1"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38_NullValueIntentPutExtraOperatorMutator</text:p>
          </table:table-cell>
          <table:table-cell table:style-name="ce13" table:formula="of:=[.D248]+[.B249]" office:value-type="float" office:value="10845" calcext:value-type="float">
            <text:p>10845</text:p>
          </table:table-cell>
          <table:table-cell table:style-name="ce15" table:formula="of:=[.B249]/[.$B$1]" office:value-type="float" office:value="1.41935483870968" calcext:value-type="float">
            <text:p>1,42</text:p>
          </table:table-cell>
          <table:table-cell table:style-name="ce15" table:formula="of:=[.F248]+[.E249]" office:value-type="float" office:value="349.838709677419" calcext:value-type="float">
            <text:p>349,84</text:p>
          </table:table-cell>
        </table:table-row>
        <table:table-row table:style-name="ro1"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39_IntentPayloadReplacementOperatorMutator</text:p>
          </table:table-cell>
          <table:table-cell table:style-name="ce13" table:formula="of:=[.D249]+[.B250]" office:value-type="float" office:value="10889" calcext:value-type="float">
            <text:p>10889</text:p>
          </table:table-cell>
          <table:table-cell table:style-name="ce15" table:formula="of:=[.B250]/[.$B$1]" office:value-type="float" office:value="1.41935483870968" calcext:value-type="float">
            <text:p>1,42</text:p>
          </table:table-cell>
          <table:table-cell table:style-name="ce15" table:formula="of:=[.F249]+[.E250]" office:value-type="float" office:value="351.258064516129" calcext:value-type="float">
            <text:p>351,26</text:p>
          </table:table-cell>
        </table:table-row>
        <table:table-row table:style-name="ro1"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Utils_40_RandomActionIntentDefinitionOperatorMutator</text:p>
          </table:table-cell>
          <table:table-cell table:style-name="ce13" table:formula="of:=[.D250]+[.B251]" office:value-type="float" office:value="10934" calcext:value-type="float">
            <text:p>10934</text:p>
          </table:table-cell>
          <table:table-cell table:style-name="ce15" table:formula="of:=[.B251]/[.$B$1]" office:value-type="float" office:value="1.45161290322581" calcext:value-type="float">
            <text:p>1,45</text:p>
          </table:table-cell>
          <table:table-cell table:style-name="ce15" table:formula="of:=[.F250]+[.E251]" office:value-type="float" office:value="352.709677419355" calcext:value-type="float">
            <text:p>352,71</text:p>
          </table:table-cell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41_RandomActionIntentDefinitionOperatorMutator</text:p>
          </table:table-cell>
          <table:table-cell table:style-name="ce13" table:formula="of:=[.D251]+[.B252]" office:value-type="float" office:value="10978" calcext:value-type="float">
            <text:p>10978</text:p>
          </table:table-cell>
          <table:table-cell table:style-name="ce15" table:formula="of:=[.B252]/[.$B$1]" office:value-type="float" office:value="1.41935483870968" calcext:value-type="float">
            <text:p>1,42</text:p>
          </table:table-cell>
          <table:table-cell table:style-name="ce15" table:formula="of:=[.F251]+[.E252]" office:value-type="float" office:value="354.129032258065" calcext:value-type="float">
            <text:p>354,13</text:p>
          </table:table-cell>
        </table:table-row>
        <table:table-row table:style-name="ro1"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Utils_42_RandomActionIntentDefinitionOperatorMutator</text:p>
          </table:table-cell>
          <table:table-cell table:style-name="ce13" table:formula="of:=[.D252]+[.B253]" office:value-type="float" office:value="11022" calcext:value-type="float">
            <text:p>11022</text:p>
          </table:table-cell>
          <table:table-cell table:style-name="ce15" table:formula="of:=[.B253]/[.$B$1]" office:value-type="float" office:value="1.41935483870968" calcext:value-type="float">
            <text:p>1,42</text:p>
          </table:table-cell>
          <table:table-cell table:style-name="ce15" table:formula="of:=[.F252]+[.E253]" office:value-type="float" office:value="355.548387096774" calcext:value-type="float">
            <text:p>355,55</text:p>
          </table:table-cell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MainActivityHelper_0_InvalidViewFocusOperatorMutator</text:p>
          </table:table-cell>
          <table:table-cell table:style-name="ce13" table:formula="of:=[.D253]+[.B254]" office:value-type="float" office:value="11068" calcext:value-type="float">
            <text:p>11068</text:p>
          </table:table-cell>
          <table:table-cell table:style-name="ce15" table:formula="of:=[.B254]/[.$B$1]" office:value-type="float" office:value="1.48387096774194" calcext:value-type="float">
            <text:p>1,48</text:p>
          </table:table-cell>
          <table:table-cell table:style-name="ce15" table:formula="of:=[.F253]+[.E254]" office:value-type="float" office:value="357.032258064516" calcext:value-type="float">
            <text:p>357,03</text:p>
          </table:table-cell>
        </table:table-row>
        <table:table-row table:style-name="ro1"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1_ViewComponentNotVisibleOperatorMutator</text:p>
          </table:table-cell>
          <table:table-cell table:style-name="ce13" table:formula="of:=[.D254]+[.B255]" office:value-type="float" office:value="11113" calcext:value-type="float">
            <text:p>11113</text:p>
          </table:table-cell>
          <table:table-cell table:style-name="ce15" table:formula="of:=[.B255]/[.$B$1]" office:value-type="float" office:value="1.45161290322581" calcext:value-type="float">
            <text:p>1,45</text:p>
          </table:table-cell>
          <table:table-cell table:style-name="ce15" table:formula="of:=[.F254]+[.E255]" office:value-type="float" office:value="358.483870967742" calcext:value-type="float">
            <text:p>358,48</text:p>
          </table:table-cell>
        </table:table-row>
        <table:table-row table:style-name="ro1"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2_InvalidViewFocusOperatorMutator</text:p>
          </table:table-cell>
          <table:table-cell table:style-name="ce13" table:formula="of:=[.D255]+[.B256]" office:value-type="float" office:value="11158" calcext:value-type="float">
            <text:p>11158</text:p>
          </table:table-cell>
          <table:table-cell table:style-name="ce15" table:formula="of:=[.B256]/[.$B$1]" office:value-type="float" office:value="1.45161290322581" calcext:value-type="float">
            <text:p>1,45</text:p>
          </table:table-cell>
          <table:table-cell table:style-name="ce15" table:formula="of:=[.F255]+[.E256]" office:value-type="float" office:value="359.935483870968" calcext:value-type="float">
            <text:p>359,94</text:p>
          </table:table-cell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3_ViewComponentNotVisibleOperatorMutator</text:p>
          </table:table-cell>
          <table:table-cell table:style-name="ce13" table:formula="of:=[.D256]+[.B257]" office:value-type="float" office:value="11203" calcext:value-type="float">
            <text:p>11203</text:p>
          </table:table-cell>
          <table:table-cell table:style-name="ce15" table:formula="of:=[.B257]/[.$B$1]" office:value-type="float" office:value="1.45161290322581" calcext:value-type="float">
            <text:p>1,45</text:p>
          </table:table-cell>
          <table:table-cell table:style-name="ce15" table:formula="of:=[.F256]+[.E257]" office:value-type="float" office:value="361.387096774194" calcext:value-type="float">
            <text:p>361,39</text:p>
          </table:table-cell>
        </table:table-row>
        <table:table-row table:style-name="ro1"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4_InvalidViewFocusOperatorMutator</text:p>
          </table:table-cell>
          <table:table-cell table:style-name="ce13" table:formula="of:=[.D257]+[.B258]" office:value-type="float" office:value="11248" calcext:value-type="float">
            <text:p>11248</text:p>
          </table:table-cell>
          <table:table-cell table:style-name="ce15" table:formula="of:=[.B258]/[.$B$1]" office:value-type="float" office:value="1.45161290322581" calcext:value-type="float">
            <text:p>1,45</text:p>
          </table:table-cell>
          <table:table-cell table:style-name="ce15" table:formula="of:=[.F257]+[.E258]" office:value-type="float" office:value="362.838709677419" calcext:value-type="float">
            <text:p>362,84</text:p>
          </table:table-cell>
        </table:table-row>
        <table:table-row table:style-name="ro1"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5_ViewComponentNotVisibleOperatorMutator</text:p>
          </table:table-cell>
          <table:table-cell table:style-name="ce13" table:formula="of:=[.D258]+[.B259]" office:value-type="float" office:value="11293" calcext:value-type="float">
            <text:p>11293</text:p>
          </table:table-cell>
          <table:table-cell table:style-name="ce15" table:formula="of:=[.B259]/[.$B$1]" office:value-type="float" office:value="1.45161290322581" calcext:value-type="float">
            <text:p>1,45</text:p>
          </table:table-cell>
          <table:table-cell table:style-name="ce15" table:formula="of:=[.F258]+[.E259]" office:value-type="float" office:value="364.290322580645" calcext:value-type="float">
            <text:p>364,29</text:p>
          </table:table-cell>
        </table:table-row>
        <table:table-row table:style-name="ro1"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6_InvalidViewFocusOperatorMutator</text:p>
          </table:table-cell>
          <table:table-cell table:style-name="ce13" table:formula="of:=[.D259]+[.B260]" office:value-type="float" office:value="11338" calcext:value-type="float">
            <text:p>11338</text:p>
          </table:table-cell>
          <table:table-cell table:style-name="ce15" table:formula="of:=[.B260]/[.$B$1]" office:value-type="float" office:value="1.45161290322581" calcext:value-type="float">
            <text:p>1,45</text:p>
          </table:table-cell>
          <table:table-cell table:style-name="ce15" table:formula="of:=[.F259]+[.E260]" office:value-type="float" office:value="365.741935483871" calcext:value-type="float">
            <text:p>365,74</text:p>
          </table:table-cell>
        </table:table-row>
        <table:table-row table:style-name="ro1"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7_ViewComponentNotVisibleOperatorMutator</text:p>
          </table:table-cell>
          <table:table-cell table:style-name="ce13" table:formula="of:=[.D260]+[.B261]" office:value-type="float" office:value="11383" calcext:value-type="float">
            <text:p>11383</text:p>
          </table:table-cell>
          <table:table-cell table:style-name="ce15" table:formula="of:=[.B261]/[.$B$1]" office:value-type="float" office:value="1.45161290322581" calcext:value-type="float">
            <text:p>1,45</text:p>
          </table:table-cell>
          <table:table-cell table:style-name="ce15" table:formula="of:=[.F260]+[.E261]" office:value-type="float" office:value="367.193548387097" calcext:value-type="float">
            <text:p>367,19</text:p>
          </table:table-cell>
        </table:table-row>
        <table:table-row table:style-name="ro1"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8_NullIntentOperatorMutator</text:p>
          </table:table-cell>
          <table:table-cell table:style-name="ce13" table:formula="of:=[.D261]+[.B262]" office:value-type="float" office:value="11428" calcext:value-type="float">
            <text:p>11428</text:p>
          </table:table-cell>
          <table:table-cell table:style-name="ce15" table:formula="of:=[.B262]/[.$B$1]" office:value-type="float" office:value="1.45161290322581" calcext:value-type="float">
            <text:p>1,45</text:p>
          </table:table-cell>
          <table:table-cell table:style-name="ce15" table:formula="of:=[.F261]+[.E262]" office:value-type="float" office:value="368.645161290323" calcext:value-type="float">
            <text:p>368,65</text:p>
          </table:table-cell>
        </table:table-row>
        <table:table-row table:style-name="ro1">
          <table:table-cell table:style-name="ce13" office:value-type="float" office:value="261" calcext:value-type="float">
            <text:p>26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9_InvalidKeyIntentOperatorMutator</text:p>
          </table:table-cell>
          <table:table-cell table:style-name="ce13" table:formula="of:=[.D262]+[.B263]" office:value-type="float" office:value="11473" calcext:value-type="float">
            <text:p>11473</text:p>
          </table:table-cell>
          <table:table-cell table:style-name="ce15" table:formula="of:=[.B263]/[.$B$1]" office:value-type="float" office:value="1.45161290322581" calcext:value-type="float">
            <text:p>1,45</text:p>
          </table:table-cell>
          <table:table-cell table:style-name="ce15" table:formula="of:=[.F262]+[.E263]" office:value-type="float" office:value="370.096774193548" calcext:value-type="float">
            <text:p>370,10</text:p>
          </table:table-cell>
        </table:table-row>
        <table:table-row table:style-name="ro1"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10_RandomActionIntentDefinitionOperatorMutator</text:p>
          </table:table-cell>
          <table:table-cell table:style-name="ce13" table:formula="of:=[.D263]+[.B264]" office:value-type="float" office:value="11518" calcext:value-type="float">
            <text:p>11518</text:p>
          </table:table-cell>
          <table:table-cell table:style-name="ce15" table:formula="of:=[.B264]/[.$B$1]" office:value-type="float" office:value="1.45161290322581" calcext:value-type="float">
            <text:p>1,45</text:p>
          </table:table-cell>
          <table:table-cell table:style-name="ce15" table:formula="of:=[.F263]+[.E264]" office:value-type="float" office:value="371.548387096774" calcext:value-type="float">
            <text:p>371,55</text:p>
          </table:table-cell>
        </table:table-row>
        <table:table-row table:style-name="ro1">
          <table:table-cell table:style-name="ce13" office:value-type="float" office:value="263" calcext:value-type="float">
            <text:p>26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11_InvalidKeyIntentOperatorMutator</text:p>
          </table:table-cell>
          <table:table-cell table:style-name="ce13" table:formula="of:=[.D264]+[.B265]" office:value-type="float" office:value="11563" calcext:value-type="float">
            <text:p>11563</text:p>
          </table:table-cell>
          <table:table-cell table:style-name="ce15" table:formula="of:=[.B265]/[.$B$1]" office:value-type="float" office:value="1.45161290322581" calcext:value-type="float">
            <text:p>1,45</text:p>
          </table:table-cell>
          <table:table-cell table:style-name="ce15" table:formula="of:=[.F264]+[.E265]" office:value-type="float" office:value="373" calcext:value-type="float">
            <text:p>373,00</text:p>
          </table:table-cell>
        </table:table-row>
        <table:table-row table:style-name="ro1"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12_RandomActionIntentDefinitionOperatorMutator</text:p>
          </table:table-cell>
          <table:table-cell table:style-name="ce13" table:formula="of:=[.D265]+[.B266]" office:value-type="float" office:value="11608" calcext:value-type="float">
            <text:p>11608</text:p>
          </table:table-cell>
          <table:table-cell table:style-name="ce15" table:formula="of:=[.B266]/[.$B$1]" office:value-type="float" office:value="1.45161290322581" calcext:value-type="float">
            <text:p>1,45</text:p>
          </table:table-cell>
          <table:table-cell table:style-name="ce15" table:formula="of:=[.F265]+[.E266]" office:value-type="float" office:value="374.451612903226" calcext:value-type="float">
            <text:p>374,45</text:p>
          </table:table-cell>
        </table:table-row>
        <table:table-row table:style-name="ro1">
          <table:table-cell table:style-name="ce13" office:value-type="float" office:value="265" calcext:value-type="float">
            <text:p>26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MainActivityHelper_13_NullValueIntentPutExtraOperatorMutator</text:p>
          </table:table-cell>
          <table:table-cell table:style-name="ce13" table:formula="of:=[.D266]+[.B267]" office:value-type="float" office:value="11652" calcext:value-type="float">
            <text:p>11652</text:p>
          </table:table-cell>
          <table:table-cell table:style-name="ce15" table:formula="of:=[.B267]/[.$B$1]" office:value-type="float" office:value="1.41935483870968" calcext:value-type="float">
            <text:p>1,42</text:p>
          </table:table-cell>
          <table:table-cell table:style-name="ce15" table:formula="of:=[.F266]+[.E267]" office:value-type="float" office:value="375.870967741935" calcext:value-type="float">
            <text:p>375,87</text:p>
          </table:table-cell>
        </table:table-row>
        <table:table-row table:style-name="ro1">
          <table:table-cell table:style-name="ce13" office:value-type="float" office:value="266" calcext:value-type="float">
            <text:p>26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MainActivityHelper_14_IntentPayloadReplacementOperatorMutator</text:p>
          </table:table-cell>
          <table:table-cell table:style-name="ce13" table:formula="of:=[.D267]+[.B268]" office:value-type="float" office:value="11696" calcext:value-type="float">
            <text:p>11696</text:p>
          </table:table-cell>
          <table:table-cell table:style-name="ce15" table:formula="of:=[.B268]/[.$B$1]" office:value-type="float" office:value="1.41935483870968" calcext:value-type="float">
            <text:p>1,42</text:p>
          </table:table-cell>
          <table:table-cell table:style-name="ce15" table:formula="of:=[.F267]+[.E268]" office:value-type="float" office:value="377.290322580645" calcext:value-type="float">
            <text:p>377,29</text:p>
          </table:table-cell>
        </table:table-row>
        <table:table-row table:style-name="ro1">
          <table:table-cell table:style-name="ce13" office:value-type="float" office:value="267" calcext:value-type="float">
            <text:p>26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15_RandomActionIntentDefinitionOperatorMutator</text:p>
          </table:table-cell>
          <table:table-cell table:style-name="ce13" table:formula="of:=[.D268]+[.B269]" office:value-type="float" office:value="11741" calcext:value-type="float">
            <text:p>11741</text:p>
          </table:table-cell>
          <table:table-cell table:style-name="ce15" table:formula="of:=[.B269]/[.$B$1]" office:value-type="float" office:value="1.45161290322581" calcext:value-type="float">
            <text:p>1,45</text:p>
          </table:table-cell>
          <table:table-cell table:style-name="ce15" table:formula="of:=[.F268]+[.E269]" office:value-type="float" office:value="378.741935483871" calcext:value-type="float">
            <text:p>378,74</text:p>
          </table:table-cell>
        </table:table-row>
        <table:table-row table:style-name="ro1"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16_NullIntentOperatorMutator</text:p>
          </table:table-cell>
          <table:table-cell table:style-name="ce13" table:formula="of:=[.D269]+[.B270]" office:value-type="float" office:value="11786" calcext:value-type="float">
            <text:p>11786</text:p>
          </table:table-cell>
          <table:table-cell table:style-name="ce15" table:formula="of:=[.B270]/[.$B$1]" office:value-type="float" office:value="1.45161290322581" calcext:value-type="float">
            <text:p>1,45</text:p>
          </table:table-cell>
          <table:table-cell table:style-name="ce15" table:formula="of:=[.F269]+[.E270]" office:value-type="float" office:value="380.193548387097" calcext:value-type="float">
            <text:p>380,19</text:p>
          </table:table-cell>
        </table:table-row>
        <table:table-row table:style-name="ro1">
          <table:table-cell table:style-name="ce13" office:value-type="float" office:value="269" calcext:value-type="float">
            <text:p>26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MainActivityHelper_17_InvalidKeyIntentOperatorMutator</text:p>
          </table:table-cell>
          <table:table-cell table:style-name="ce13" table:formula="of:=[.D270]+[.B271]" office:value-type="float" office:value="11830" calcext:value-type="float">
            <text:p>11830</text:p>
          </table:table-cell>
          <table:table-cell table:style-name="ce15" table:formula="of:=[.B271]/[.$B$1]" office:value-type="float" office:value="1.41935483870968" calcext:value-type="float">
            <text:p>1,42</text:p>
          </table:table-cell>
          <table:table-cell table:style-name="ce15" table:formula="of:=[.F270]+[.E271]" office:value-type="float" office:value="381.612903225806" calcext:value-type="float">
            <text:p>381,61</text:p>
          </table:table-cell>
        </table:table-row>
        <table:table-row table:style-name="ro1">
          <table:table-cell table:style-name="ce13" office:value-type="float" office:value="270" calcext:value-type="float">
            <text:p>27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18_RandomActionIntentDefinitionOperatorMutator</text:p>
          </table:table-cell>
          <table:table-cell table:style-name="ce13" table:formula="of:=[.D271]+[.B272]" office:value-type="float" office:value="11875" calcext:value-type="float">
            <text:p>11875</text:p>
          </table:table-cell>
          <table:table-cell table:style-name="ce15" table:formula="of:=[.B272]/[.$B$1]" office:value-type="float" office:value="1.45161290322581" calcext:value-type="float">
            <text:p>1,45</text:p>
          </table:table-cell>
          <table:table-cell table:style-name="ce15" table:formula="of:=[.F271]+[.E272]" office:value-type="float" office:value="383.064516129032" calcext:value-type="float">
            <text:p>383,06</text:p>
          </table:table-cell>
        </table:table-row>
        <table:table-row table:style-name="ro1">
          <table:table-cell table:style-name="ce13" office:value-type="float" office:value="271" calcext:value-type="float">
            <text:p>27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19_NullValueIntentPutExtraOperatorMutator</text:p>
          </table:table-cell>
          <table:table-cell table:style-name="ce13" table:formula="of:=[.D272]+[.B273]" office:value-type="float" office:value="11920" calcext:value-type="float">
            <text:p>11920</text:p>
          </table:table-cell>
          <table:table-cell table:style-name="ce15" table:formula="of:=[.B273]/[.$B$1]" office:value-type="float" office:value="1.45161290322581" calcext:value-type="float">
            <text:p>1,45</text:p>
          </table:table-cell>
          <table:table-cell table:style-name="ce15" table:formula="of:=[.F272]+[.E273]" office:value-type="float" office:value="384.516129032258" calcext:value-type="float">
            <text:p>384,52</text:p>
          </table:table-cell>
        </table:table-row>
        <table:table-row table:style-name="ro1">
          <table:table-cell table:style-name="ce13" office:value-type="float" office:value="272" calcext:value-type="float">
            <text:p>27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20_IntentPayloadReplacementOperatorMutator</text:p>
          </table:table-cell>
          <table:table-cell table:style-name="ce13" table:formula="of:=[.D273]+[.B274]" office:value-type="float" office:value="11965" calcext:value-type="float">
            <text:p>11965</text:p>
          </table:table-cell>
          <table:table-cell table:style-name="ce15" table:formula="of:=[.B274]/[.$B$1]" office:value-type="float" office:value="1.45161290322581" calcext:value-type="float">
            <text:p>1,45</text:p>
          </table:table-cell>
          <table:table-cell table:style-name="ce15" table:formula="of:=[.F273]+[.E274]" office:value-type="float" office:value="385.967741935484" calcext:value-type="float">
            <text:p>385,97</text:p>
          </table:table-cell>
        </table:table-row>
        <table:table-row table:style-name="ro1">
          <table:table-cell table:style-name="ce13" office:value-type="float" office:value="273" calcext:value-type="float">
            <text:p>27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21_RandomActionIntentDefinitionOperatorMutator</text:p>
          </table:table-cell>
          <table:table-cell table:style-name="ce13" table:formula="of:=[.D274]+[.B275]" office:value-type="float" office:value="12010" calcext:value-type="float">
            <text:p>12010</text:p>
          </table:table-cell>
          <table:table-cell table:style-name="ce15" table:formula="of:=[.B275]/[.$B$1]" office:value-type="float" office:value="1.45161290322581" calcext:value-type="float">
            <text:p>1,45</text:p>
          </table:table-cell>
          <table:table-cell table:style-name="ce15" table:formula="of:=[.F274]+[.E275]" office:value-type="float" office:value="387.41935483871" calcext:value-type="float">
            <text:p>387,42</text:p>
          </table:table-cell>
        </table:table-row>
        <table:table-row table:style-name="ro1">
          <table:table-cell table:style-name="ce13" office:value-type="float" office:value="274" calcext:value-type="float">
            <text:p>27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22_NullValueIntentPutExtraOperatorMutator</text:p>
          </table:table-cell>
          <table:table-cell table:style-name="ce13" table:formula="of:=[.D275]+[.B276]" office:value-type="float" office:value="12055" calcext:value-type="float">
            <text:p>12055</text:p>
          </table:table-cell>
          <table:table-cell table:style-name="ce15" table:formula="of:=[.B276]/[.$B$1]" office:value-type="float" office:value="1.45161290322581" calcext:value-type="float">
            <text:p>1,45</text:p>
          </table:table-cell>
          <table:table-cell table:style-name="ce15" table:formula="of:=[.F275]+[.E276]" office:value-type="float" office:value="388.870967741935" calcext:value-type="float">
            <text:p>388,87</text:p>
          </table:table-cell>
        </table:table-row>
        <table:table-row table:style-name="ro1">
          <table:table-cell table:style-name="ce13" office:value-type="float" office:value="275" calcext:value-type="float">
            <text:p>27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23_IntentPayloadReplacementOperatorMutator</text:p>
          </table:table-cell>
          <table:table-cell table:style-name="ce13" table:formula="of:=[.D276]+[.B277]" office:value-type="float" office:value="12100" calcext:value-type="float">
            <text:p>12100</text:p>
          </table:table-cell>
          <table:table-cell table:style-name="ce15" table:formula="of:=[.B277]/[.$B$1]" office:value-type="float" office:value="1.45161290322581" calcext:value-type="float">
            <text:p>1,45</text:p>
          </table:table-cell>
          <table:table-cell table:style-name="ce15" table:formula="of:=[.F276]+[.E277]" office:value-type="float" office:value="390.322580645161" calcext:value-type="float">
            <text:p>390,32</text:p>
          </table:table-cell>
        </table:table-row>
        <table:table-row table:style-name="ro1">
          <table:table-cell table:style-name="ce13" office:value-type="float" office:value="276" calcext:value-type="float">
            <text:p>27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24_RandomActionIntentDefinitionOperatorMutator</text:p>
          </table:table-cell>
          <table:table-cell table:style-name="ce13" table:formula="of:=[.D277]+[.B278]" office:value-type="float" office:value="12145" calcext:value-type="float">
            <text:p>12145</text:p>
          </table:table-cell>
          <table:table-cell table:style-name="ce15" table:formula="of:=[.B278]/[.$B$1]" office:value-type="float" office:value="1.45161290322581" calcext:value-type="float">
            <text:p>1,45</text:p>
          </table:table-cell>
          <table:table-cell table:style-name="ce15" table:formula="of:=[.F277]+[.E278]" office:value-type="float" office:value="391.774193548387" calcext:value-type="float">
            <text:p>391,77</text:p>
          </table:table-cell>
        </table:table-row>
        <table:table-row table:style-name="ro1">
          <table:table-cell table:style-name="ce13" office:value-type="float" office:value="277" calcext:value-type="float">
            <text:p>27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25_BinaryMutator</text:p>
          </table:table-cell>
          <table:table-cell table:style-name="ce13" table:formula="of:=[.D278]+[.B279]" office:value-type="float" office:value="12190" calcext:value-type="float">
            <text:p>12190</text:p>
          </table:table-cell>
          <table:table-cell table:style-name="ce15" table:formula="of:=[.B279]/[.$B$1]" office:value-type="float" office:value="1.45161290322581" calcext:value-type="float">
            <text:p>1,45</text:p>
          </table:table-cell>
          <table:table-cell table:style-name="ce15" table:formula="of:=[.F278]+[.E279]" office:value-type="float" office:value="393.225806451613" calcext:value-type="float">
            <text:p>393,23</text:p>
          </table:table-cell>
        </table:table-row>
        <table:table-row table:style-name="ro1">
          <table:table-cell table:style-name="ce13" office:value-type="float" office:value="278" calcext:value-type="float">
            <text:p>27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26_BinaryMutator</text:p>
          </table:table-cell>
          <table:table-cell table:style-name="ce13" table:formula="of:=[.D279]+[.B280]" office:value-type="float" office:value="12235" calcext:value-type="float">
            <text:p>12235</text:p>
          </table:table-cell>
          <table:table-cell table:style-name="ce15" table:formula="of:=[.B280]/[.$B$1]" office:value-type="float" office:value="1.45161290322581" calcext:value-type="float">
            <text:p>1,45</text:p>
          </table:table-cell>
          <table:table-cell table:style-name="ce15" table:formula="of:=[.F279]+[.E280]" office:value-type="float" office:value="394.677419354839" calcext:value-type="float">
            <text:p>394,68</text:p>
          </table:table-cell>
        </table:table-row>
        <table:table-row table:style-name="ro1">
          <table:table-cell table:style-name="ce13" office:value-type="float" office:value="279" calcext:value-type="float">
            <text:p>27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27_BinaryMutator</text:p>
          </table:table-cell>
          <table:table-cell table:style-name="ce13" table:formula="of:=[.D280]+[.B281]" office:value-type="float" office:value="12280" calcext:value-type="float">
            <text:p>12280</text:p>
          </table:table-cell>
          <table:table-cell table:style-name="ce15" table:formula="of:=[.B281]/[.$B$1]" office:value-type="float" office:value="1.45161290322581" calcext:value-type="float">
            <text:p>1,45</text:p>
          </table:table-cell>
          <table:table-cell table:style-name="ce15" table:formula="of:=[.F280]+[.E281]" office:value-type="float" office:value="396.129032258064" calcext:value-type="float">
            <text:p>396,13</text:p>
          </table:table-cell>
        </table:table-row>
        <table:table-row table:style-name="ro1"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28_BinaryMutator</text:p>
          </table:table-cell>
          <table:table-cell table:style-name="ce13" table:formula="of:=[.D281]+[.B282]" office:value-type="float" office:value="12325" calcext:value-type="float">
            <text:p>12325</text:p>
          </table:table-cell>
          <table:table-cell table:style-name="ce15" table:formula="of:=[.B282]/[.$B$1]" office:value-type="float" office:value="1.45161290322581" calcext:value-type="float">
            <text:p>1,45</text:p>
          </table:table-cell>
          <table:table-cell table:style-name="ce15" table:formula="of:=[.F281]+[.E282]" office:value-type="float" office:value="397.58064516129" calcext:value-type="float">
            <text:p>397,58</text:p>
          </table:table-cell>
        </table:table-row>
        <table:table-row table:style-name="ro1">
          <table:table-cell table:style-name="ce13" office:value-type="float" office:value="281" calcext:value-type="float">
            <text:p>28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ActivityHelper_29_BinaryMutator</text:p>
          </table:table-cell>
          <table:table-cell table:style-name="ce13" table:formula="of:=[.D282]+[.B283]" office:value-type="float" office:value="12370" calcext:value-type="float">
            <text:p>12370</text:p>
          </table:table-cell>
          <table:table-cell table:style-name="ce15" table:formula="of:=[.B283]/[.$B$1]" office:value-type="float" office:value="1.45161290322581" calcext:value-type="float">
            <text:p>1,45</text:p>
          </table:table-cell>
          <table:table-cell table:style-name="ce15" table:formula="of:=[.F282]+[.E283]" office:value-type="float" office:value="399.032258064516" calcext:value-type="float">
            <text:p>399,03</text:p>
          </table:table-cell>
        </table:table-row>
        <table:table-row table:style-name="ro1">
          <table:table-cell table:style-name="ce13" office:value-type="float" office:value="282" calcext:value-type="float">
            <text:p>28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mpressedHelper_0_BinaryMutator</text:p>
          </table:table-cell>
          <table:table-cell table:style-name="ce13" table:formula="of:=[.D283]+[.B284]" office:value-type="float" office:value="12414" calcext:value-type="float">
            <text:p>12414</text:p>
          </table:table-cell>
          <table:table-cell table:style-name="ce15" table:formula="of:=[.B284]/[.$B$1]" office:value-type="float" office:value="1.41935483870968" calcext:value-type="float">
            <text:p>1,42</text:p>
          </table:table-cell>
          <table:table-cell table:style-name="ce15" table:formula="of:=[.F283]+[.E284]" office:value-type="float" office:value="400.451612903226" calcext:value-type="float">
            <text:p>400,45</text:p>
          </table:table-cell>
        </table:table-row>
        <table:table-row table:style-name="ro1">
          <table:table-cell table:style-name="ce13" office:value-type="float" office:value="283" calcext:value-type="float">
            <text:p>28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ileUtils_0_BinaryMutator</text:p>
          </table:table-cell>
          <table:table-cell table:style-name="ce13" table:formula="of:=[.D284]+[.B285]" office:value-type="float" office:value="12459" calcext:value-type="float">
            <text:p>12459</text:p>
          </table:table-cell>
          <table:table-cell table:style-name="ce15" table:formula="of:=[.B285]/[.$B$1]" office:value-type="float" office:value="1.45161290322581" calcext:value-type="float">
            <text:p>1,45</text:p>
          </table:table-cell>
          <table:table-cell table:style-name="ce15" table:formula="of:=[.F284]+[.E285]" office:value-type="float" office:value="401.903225806451" calcext:value-type="float">
            <text:p>401,90</text:p>
          </table:table-cell>
        </table:table-row>
        <table:table-row table:style-name="ro1">
          <table:table-cell table:style-name="ce13" office:value-type="float" office:value="284" calcext:value-type="float">
            <text:p>28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1_BinaryMutator</text:p>
          </table:table-cell>
          <table:table-cell table:style-name="ce13" table:formula="of:=[.D285]+[.B286]" office:value-type="float" office:value="12503" calcext:value-type="float">
            <text:p>12503</text:p>
          </table:table-cell>
          <table:table-cell table:style-name="ce15" table:formula="of:=[.B286]/[.$B$1]" office:value-type="float" office:value="1.41935483870968" calcext:value-type="float">
            <text:p>1,42</text:p>
          </table:table-cell>
          <table:table-cell table:style-name="ce15" table:formula="of:=[.F285]+[.E286]" office:value-type="float" office:value="403.322580645161" calcext:value-type="float">
            <text:p>403,32</text:p>
          </table:table-cell>
        </table:table-row>
        <table:table-row table:style-name="ro1"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2_NullIntentOperatorMutator</text:p>
          </table:table-cell>
          <table:table-cell table:style-name="ce13" table:formula="of:=[.D286]+[.B287]" office:value-type="float" office:value="12547" calcext:value-type="float">
            <text:p>12547</text:p>
          </table:table-cell>
          <table:table-cell table:style-name="ce15" table:formula="of:=[.B287]/[.$B$1]" office:value-type="float" office:value="1.41935483870968" calcext:value-type="float">
            <text:p>1,42</text:p>
          </table:table-cell>
          <table:table-cell table:style-name="ce15" table:formula="of:=[.F286]+[.E287]" office:value-type="float" office:value="404.741935483871" calcext:value-type="float">
            <text:p>404,74</text:p>
          </table:table-cell>
        </table:table-row>
        <table:table-row table:style-name="ro1"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3_InvalidKeyIntentOperatorMutator</text:p>
          </table:table-cell>
          <table:table-cell table:style-name="ce13" table:formula="of:=[.D287]+[.B288]" office:value-type="float" office:value="12591" calcext:value-type="float">
            <text:p>12591</text:p>
          </table:table-cell>
          <table:table-cell table:style-name="ce15" table:formula="of:=[.B288]/[.$B$1]" office:value-type="float" office:value="1.41935483870968" calcext:value-type="float">
            <text:p>1,42</text:p>
          </table:table-cell>
          <table:table-cell table:style-name="ce15" table:formula="of:=[.F287]+[.E288]" office:value-type="float" office:value="406.16129032258" calcext:value-type="float">
            <text:p>406,16</text:p>
          </table:table-cell>
        </table:table-row>
        <table:table-row table:style-name="ro1">
          <table:table-cell table:style-name="ce13" office:value-type="float" office:value="287" calcext:value-type="float">
            <text:p>28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4_RandomActionIntentDefinitionOperatorMutator</text:p>
          </table:table-cell>
          <table:table-cell table:style-name="ce13" table:formula="of:=[.D288]+[.B289]" office:value-type="float" office:value="12635" calcext:value-type="float">
            <text:p>12635</text:p>
          </table:table-cell>
          <table:table-cell table:style-name="ce15" table:formula="of:=[.B289]/[.$B$1]" office:value-type="float" office:value="1.41935483870968" calcext:value-type="float">
            <text:p>1,42</text:p>
          </table:table-cell>
          <table:table-cell table:style-name="ce15" table:formula="of:=[.F288]+[.E289]" office:value-type="float" office:value="407.58064516129" calcext:value-type="float">
            <text:p>407,58</text:p>
          </table:table-cell>
        </table:table-row>
        <table:table-row table:style-name="ro1">
          <table:table-cell table:style-name="ce13" office:value-type="float" office:value="288" calcext:value-type="float">
            <text:p>28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5_RandomActionIntentDefinitionOperatorMutator</text:p>
          </table:table-cell>
          <table:table-cell table:style-name="ce13" table:formula="of:=[.D289]+[.B290]" office:value-type="float" office:value="12679" calcext:value-type="float">
            <text:p>12679</text:p>
          </table:table-cell>
          <table:table-cell table:style-name="ce15" table:formula="of:=[.B290]/[.$B$1]" office:value-type="float" office:value="1.41935483870968" calcext:value-type="float">
            <text:p>1,42</text:p>
          </table:table-cell>
          <table:table-cell table:style-name="ce15" table:formula="of:=[.F289]+[.E290]" office:value-type="float" office:value="409" calcext:value-type="float">
            <text:p>409,00</text:p>
          </table:table-cell>
        </table:table-row>
        <table:table-row table:style-name="ro1">
          <table:table-cell table:style-name="ce13" office:value-type="float" office:value="289" calcext:value-type="float">
            <text:p>28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6_RandomActionIntentDefinitionOperatorMutator</text:p>
          </table:table-cell>
          <table:table-cell table:style-name="ce13" table:formula="of:=[.D290]+[.B291]" office:value-type="float" office:value="12723" calcext:value-type="float">
            <text:p>12723</text:p>
          </table:table-cell>
          <table:table-cell table:style-name="ce15" table:formula="of:=[.B291]/[.$B$1]" office:value-type="float" office:value="1.41935483870968" calcext:value-type="float">
            <text:p>1,42</text:p>
          </table:table-cell>
          <table:table-cell table:style-name="ce15" table:formula="of:=[.F290]+[.E291]" office:value-type="float" office:value="410.41935483871" calcext:value-type="float">
            <text:p>410,42</text:p>
          </table:table-cell>
        </table:table-row>
        <table:table-row table:style-name="ro1"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7_RandomActionIntentDefinitionOperatorMutator</text:p>
          </table:table-cell>
          <table:table-cell table:style-name="ce13" table:formula="of:=[.D291]+[.B292]" office:value-type="float" office:value="12767" calcext:value-type="float">
            <text:p>12767</text:p>
          </table:table-cell>
          <table:table-cell table:style-name="ce15" table:formula="of:=[.B292]/[.$B$1]" office:value-type="float" office:value="1.41935483870968" calcext:value-type="float">
            <text:p>1,42</text:p>
          </table:table-cell>
          <table:table-cell table:style-name="ce15" table:formula="of:=[.F291]+[.E292]" office:value-type="float" office:value="411.838709677419" calcext:value-type="float">
            <text:p>411,84</text:p>
          </table:table-cell>
        </table:table-row>
        <table:table-row table:style-name="ro1">
          <table:table-cell table:style-name="ce13" office:value-type="float" office:value="291" calcext:value-type="float">
            <text:p>29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8_RandomActionIntentDefinitionOperatorMutator</text:p>
          </table:table-cell>
          <table:table-cell table:style-name="ce13" table:formula="of:=[.D292]+[.B293]" office:value-type="float" office:value="12811" calcext:value-type="float">
            <text:p>12811</text:p>
          </table:table-cell>
          <table:table-cell table:style-name="ce15" table:formula="of:=[.B293]/[.$B$1]" office:value-type="float" office:value="1.41935483870968" calcext:value-type="float">
            <text:p>1,42</text:p>
          </table:table-cell>
          <table:table-cell table:style-name="ce15" table:formula="of:=[.F292]+[.E293]" office:value-type="float" office:value="413.258064516129" calcext:value-type="float">
            <text:p>413,26</text:p>
          </table:table-cell>
        </table:table-row>
        <table:table-row table:style-name="ro1">
          <table:table-cell table:style-name="ce13" office:value-type="float" office:value="292" calcext:value-type="float">
            <text:p>29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9_NullIntentOperatorMutator</text:p>
          </table:table-cell>
          <table:table-cell table:style-name="ce13" table:formula="of:=[.D293]+[.B294]" office:value-type="float" office:value="12855" calcext:value-type="float">
            <text:p>12855</text:p>
          </table:table-cell>
          <table:table-cell table:style-name="ce15" table:formula="of:=[.B294]/[.$B$1]" office:value-type="float" office:value="1.41935483870968" calcext:value-type="float">
            <text:p>1,42</text:p>
          </table:table-cell>
          <table:table-cell table:style-name="ce15" table:formula="of:=[.F293]+[.E294]" office:value-type="float" office:value="414.677419354839" calcext:value-type="float">
            <text:p>414,68</text:p>
          </table:table-cell>
        </table:table-row>
        <table:table-row table:style-name="ro1">
          <table:table-cell table:style-name="ce13" office:value-type="float" office:value="293" calcext:value-type="float">
            <text:p>29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10_RandomActionIntentDefinitionOperatorMutator</text:p>
          </table:table-cell>
          <table:table-cell table:style-name="ce13" table:formula="of:=[.D294]+[.B295]" office:value-type="float" office:value="12899" calcext:value-type="float">
            <text:p>12899</text:p>
          </table:table-cell>
          <table:table-cell table:style-name="ce15" table:formula="of:=[.B295]/[.$B$1]" office:value-type="float" office:value="1.41935483870968" calcext:value-type="float">
            <text:p>1,42</text:p>
          </table:table-cell>
          <table:table-cell table:style-name="ce15" table:formula="of:=[.F294]+[.E295]" office:value-type="float" office:value="416.096774193548" calcext:value-type="float">
            <text:p>416,10</text:p>
          </table:table-cell>
        </table:table-row>
        <table:table-row table:style-name="ro1">
          <table:table-cell table:style-name="ce13" office:value-type="float" office:value="294" calcext:value-type="float">
            <text:p>29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11_RandomActionIntentDefinitionOperatorMutator</text:p>
          </table:table-cell>
          <table:table-cell table:style-name="ce13" table:formula="of:=[.D295]+[.B296]" office:value-type="float" office:value="12943" calcext:value-type="float">
            <text:p>12943</text:p>
          </table:table-cell>
          <table:table-cell table:style-name="ce15" table:formula="of:=[.B296]/[.$B$1]" office:value-type="float" office:value="1.41935483870968" calcext:value-type="float">
            <text:p>1,42</text:p>
          </table:table-cell>
          <table:table-cell table:style-name="ce15" table:formula="of:=[.F295]+[.E296]" office:value-type="float" office:value="417.516129032258" calcext:value-type="float">
            <text:p>417,52</text:p>
          </table:table-cell>
        </table:table-row>
        <table:table-row table:style-name="ro1"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12_RandomActionIntentDefinitionOperatorMutator</text:p>
          </table:table-cell>
          <table:table-cell table:style-name="ce13" table:formula="of:=[.D296]+[.B297]" office:value-type="float" office:value="12987" calcext:value-type="float">
            <text:p>12987</text:p>
          </table:table-cell>
          <table:table-cell table:style-name="ce15" table:formula="of:=[.B297]/[.$B$1]" office:value-type="float" office:value="1.41935483870968" calcext:value-type="float">
            <text:p>1,42</text:p>
          </table:table-cell>
          <table:table-cell table:style-name="ce15" table:formula="of:=[.F296]+[.E297]" office:value-type="float" office:value="418.935483870968" calcext:value-type="float">
            <text:p>418,94</text:p>
          </table:table-cell>
        </table:table-row>
        <table:table-row table:style-name="ro1">
          <table:table-cell table:style-name="ce13" office:value-type="float" office:value="296" calcext:value-type="float">
            <text:p>29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13_RandomActionIntentDefinitionOperatorMutator</text:p>
          </table:table-cell>
          <table:table-cell table:style-name="ce13" table:formula="of:=[.D297]+[.B298]" office:value-type="float" office:value="13031" calcext:value-type="float">
            <text:p>13031</text:p>
          </table:table-cell>
          <table:table-cell table:style-name="ce15" table:formula="of:=[.B298]/[.$B$1]" office:value-type="float" office:value="1.41935483870968" calcext:value-type="float">
            <text:p>1,42</text:p>
          </table:table-cell>
          <table:table-cell table:style-name="ce15" table:formula="of:=[.F297]+[.E298]" office:value-type="float" office:value="420.354838709678" calcext:value-type="float">
            <text:p>420,35</text:p>
          </table:table-cell>
        </table:table-row>
        <table:table-row table:style-name="ro1">
          <table:table-cell table:style-name="ce13" office:value-type="float" office:value="297" calcext:value-type="float">
            <text:p>29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14_RandomActionIntentDefinitionOperatorMutator</text:p>
          </table:table-cell>
          <table:table-cell table:style-name="ce13" table:formula="of:=[.D298]+[.B299]" office:value-type="float" office:value="13075" calcext:value-type="float">
            <text:p>13075</text:p>
          </table:table-cell>
          <table:table-cell table:style-name="ce15" table:formula="of:=[.B299]/[.$B$1]" office:value-type="float" office:value="1.41935483870968" calcext:value-type="float">
            <text:p>1,42</text:p>
          </table:table-cell>
          <table:table-cell table:style-name="ce15" table:formula="of:=[.F298]+[.E299]" office:value-type="float" office:value="421.774193548387" calcext:value-type="float">
            <text:p>421,77</text:p>
          </table:table-cell>
        </table:table-row>
        <table:table-row table:style-name="ro1"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15_RandomActionIntentDefinitionOperatorMutator</text:p>
          </table:table-cell>
          <table:table-cell table:style-name="ce13" table:formula="of:=[.D299]+[.B300]" office:value-type="float" office:value="13119" calcext:value-type="float">
            <text:p>13119</text:p>
          </table:table-cell>
          <table:table-cell table:style-name="ce15" table:formula="of:=[.B300]/[.$B$1]" office:value-type="float" office:value="1.41935483870968" calcext:value-type="float">
            <text:p>1,42</text:p>
          </table:table-cell>
          <table:table-cell table:style-name="ce15" table:formula="of:=[.F299]+[.E300]" office:value-type="float" office:value="423.193548387097" calcext:value-type="float">
            <text:p>423,19</text:p>
          </table:table-cell>
        </table:table-row>
        <table:table-row table:style-name="ro1">
          <table:table-cell table:style-name="ce13" office:value-type="float" office:value="299" calcext:value-type="float">
            <text:p>29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16_RandomActionIntentDefinitionOperatorMutator</text:p>
          </table:table-cell>
          <table:table-cell table:style-name="ce13" table:formula="of:=[.D300]+[.B301]" office:value-type="float" office:value="13163" calcext:value-type="float">
            <text:p>13163</text:p>
          </table:table-cell>
          <table:table-cell table:style-name="ce15" table:formula="of:=[.B301]/[.$B$1]" office:value-type="float" office:value="1.41935483870968" calcext:value-type="float">
            <text:p>1,42</text:p>
          </table:table-cell>
          <table:table-cell table:style-name="ce15" table:formula="of:=[.F300]+[.E301]" office:value-type="float" office:value="424.612903225807" calcext:value-type="float">
            <text:p>424,61</text:p>
          </table:table-cell>
        </table:table-row>
        <table:table-row table:style-name="ro1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17_InvalidKeyIntentOperatorMutator</text:p>
          </table:table-cell>
          <table:table-cell table:style-name="ce13" table:formula="of:=[.D301]+[.B302]" office:value-type="float" office:value="13207" calcext:value-type="float">
            <text:p>13207</text:p>
          </table:table-cell>
          <table:table-cell table:style-name="ce15" table:formula="of:=[.B302]/[.$B$1]" office:value-type="float" office:value="1.41935483870968" calcext:value-type="float">
            <text:p>1,42</text:p>
          </table:table-cell>
          <table:table-cell table:style-name="ce15" table:formula="of:=[.F301]+[.E302]" office:value-type="float" office:value="426.032258064516" calcext:value-type="float">
            <text:p>426,03</text:p>
          </table:table-cell>
        </table:table-row>
        <table:table-row table:style-name="ro1"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18_RandomActionIntentDefinitionOperatorMutator</text:p>
          </table:table-cell>
          <table:table-cell table:style-name="ce13" table:formula="of:=[.D302]+[.B303]" office:value-type="float" office:value="13251" calcext:value-type="float">
            <text:p>13251</text:p>
          </table:table-cell>
          <table:table-cell table:style-name="ce15" table:formula="of:=[.B303]/[.$B$1]" office:value-type="float" office:value="1.41935483870968" calcext:value-type="float">
            <text:p>1,42</text:p>
          </table:table-cell>
          <table:table-cell table:style-name="ce15" table:formula="of:=[.F302]+[.E303]" office:value-type="float" office:value="427.451612903226" calcext:value-type="float">
            <text:p>427,45</text:p>
          </table:table-cell>
        </table:table-row>
        <table:table-row table:style-name="ro1">
          <table:table-cell table:style-name="ce13" office:value-type="float" office:value="302" calcext:value-type="float">
            <text:p>30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19_RandomActionIntentDefinitionOperatorMutator</text:p>
          </table:table-cell>
          <table:table-cell table:style-name="ce13" table:formula="of:=[.D303]+[.B304]" office:value-type="float" office:value="13295" calcext:value-type="float">
            <text:p>13295</text:p>
          </table:table-cell>
          <table:table-cell table:style-name="ce15" table:formula="of:=[.B304]/[.$B$1]" office:value-type="float" office:value="1.41935483870968" calcext:value-type="float">
            <text:p>1,42</text:p>
          </table:table-cell>
          <table:table-cell table:style-name="ce15" table:formula="of:=[.F303]+[.E304]" office:value-type="float" office:value="428.870967741936" calcext:value-type="float">
            <text:p>428,87</text:p>
          </table:table-cell>
        </table:table-row>
        <table:table-row table:style-name="ro1"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20_RandomActionIntentDefinitionOperatorMutator</text:p>
          </table:table-cell>
          <table:table-cell table:style-name="ce13" table:formula="of:=[.D304]+[.B305]" office:value-type="float" office:value="13339" calcext:value-type="float">
            <text:p>13339</text:p>
          </table:table-cell>
          <table:table-cell table:style-name="ce15" table:formula="of:=[.B305]/[.$B$1]" office:value-type="float" office:value="1.41935483870968" calcext:value-type="float">
            <text:p>1,42</text:p>
          </table:table-cell>
          <table:table-cell table:style-name="ce15" table:formula="of:=[.F304]+[.E305]" office:value-type="float" office:value="430.290322580645" calcext:value-type="float">
            <text:p>430,29</text:p>
          </table:table-cell>
        </table:table-row>
        <table:table-row table:style-name="ro1">
          <table:table-cell table:style-name="ce13" office:value-type="float" office:value="304" calcext:value-type="float">
            <text:p>30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21_RandomActionIntentDefinitionOperatorMutator</text:p>
          </table:table-cell>
          <table:table-cell table:style-name="ce13" table:formula="of:=[.D305]+[.B306]" office:value-type="float" office:value="13383" calcext:value-type="float">
            <text:p>13383</text:p>
          </table:table-cell>
          <table:table-cell table:style-name="ce15" table:formula="of:=[.B306]/[.$B$1]" office:value-type="float" office:value="1.41935483870968" calcext:value-type="float">
            <text:p>1,42</text:p>
          </table:table-cell>
          <table:table-cell table:style-name="ce15" table:formula="of:=[.F305]+[.E306]" office:value-type="float" office:value="431.709677419355" calcext:value-type="float">
            <text:p>431,71</text:p>
          </table:table-cell>
        </table:table-row>
        <table:table-row table:style-name="ro1">
          <table:table-cell table:style-name="ce13" office:value-type="float" office:value="305" calcext:value-type="float">
            <text:p>30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22_NullValueIntentPutExtraOperatorMutator</text:p>
          </table:table-cell>
          <table:table-cell table:style-name="ce13" table:formula="of:=[.D306]+[.B307]" office:value-type="float" office:value="13427" calcext:value-type="float">
            <text:p>13427</text:p>
          </table:table-cell>
          <table:table-cell table:style-name="ce15" table:formula="of:=[.B307]/[.$B$1]" office:value-type="float" office:value="1.41935483870968" calcext:value-type="float">
            <text:p>1,42</text:p>
          </table:table-cell>
          <table:table-cell table:style-name="ce15" table:formula="of:=[.F306]+[.E307]" office:value-type="float" office:value="433.129032258065" calcext:value-type="float">
            <text:p>433,13</text:p>
          </table:table-cell>
        </table:table-row>
        <table:table-row table:style-name="ro1">
          <table:table-cell table:style-name="ce13" office:value-type="float" office:value="306" calcext:value-type="float">
            <text:p>30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ileUtils_23_IntentPayloadReplacementOperatorMutator</text:p>
          </table:table-cell>
          <table:table-cell table:style-name="ce13" table:formula="of:=[.D307]+[.B308]" office:value-type="float" office:value="13472" calcext:value-type="float">
            <text:p>13472</text:p>
          </table:table-cell>
          <table:table-cell table:style-name="ce15" table:formula="of:=[.B308]/[.$B$1]" office:value-type="float" office:value="1.45161290322581" calcext:value-type="float">
            <text:p>1,45</text:p>
          </table:table-cell>
          <table:table-cell table:style-name="ce15" table:formula="of:=[.F307]+[.E308]" office:value-type="float" office:value="434.580645161291" calcext:value-type="float">
            <text:p>434,58</text:p>
          </table:table-cell>
        </table:table-row>
        <table:table-row table:style-name="ro1"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24_RandomActionIntentDefinitionOperatorMutator</text:p>
          </table:table-cell>
          <table:table-cell table:style-name="ce13" table:formula="of:=[.D308]+[.B309]" office:value-type="float" office:value="13516" calcext:value-type="float">
            <text:p>13516</text:p>
          </table:table-cell>
          <table:table-cell table:style-name="ce15" table:formula="of:=[.B309]/[.$B$1]" office:value-type="float" office:value="1.41935483870968" calcext:value-type="float">
            <text:p>1,42</text:p>
          </table:table-cell>
          <table:table-cell table:style-name="ce15" table:formula="of:=[.F308]+[.E309]" office:value-type="float" office:value="436" calcext:value-type="float">
            <text:p>436,00</text:p>
          </table:table-cell>
        </table:table-row>
        <table:table-row table:style-name="ro1">
          <table:table-cell table:style-name="ce13" office:value-type="float" office:value="308" calcext:value-type="float">
            <text:p>30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25_BinaryMutator</text:p>
          </table:table-cell>
          <table:table-cell table:style-name="ce13" table:formula="of:=[.D309]+[.B310]" office:value-type="float" office:value="13560" calcext:value-type="float">
            <text:p>13560</text:p>
          </table:table-cell>
          <table:table-cell table:style-name="ce15" table:formula="of:=[.B310]/[.$B$1]" office:value-type="float" office:value="1.41935483870968" calcext:value-type="float">
            <text:p>1,42</text:p>
          </table:table-cell>
          <table:table-cell table:style-name="ce15" table:formula="of:=[.F309]+[.E310]" office:value-type="float" office:value="437.41935483871" calcext:value-type="float">
            <text:p>437,42</text:p>
          </table:table-cell>
        </table:table-row>
        <table:table-row table:style-name="ro1">
          <table:table-cell table:style-name="ce13" office:value-type="float" office:value="309" calcext:value-type="float">
            <text:p>30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26_BinaryMutator</text:p>
          </table:table-cell>
          <table:table-cell table:style-name="ce13" table:formula="of:=[.D310]+[.B311]" office:value-type="float" office:value="13604" calcext:value-type="float">
            <text:p>13604</text:p>
          </table:table-cell>
          <table:table-cell table:style-name="ce15" table:formula="of:=[.B311]/[.$B$1]" office:value-type="float" office:value="1.41935483870968" calcext:value-type="float">
            <text:p>1,42</text:p>
          </table:table-cell>
          <table:table-cell table:style-name="ce15" table:formula="of:=[.F310]+[.E311]" office:value-type="float" office:value="438.83870967742" calcext:value-type="float">
            <text:p>438,84</text:p>
          </table:table-cell>
        </table:table-row>
        <table:table-row table:style-name="ro1"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27_BinaryMutator</text:p>
          </table:table-cell>
          <table:table-cell table:style-name="ce13" table:formula="of:=[.D311]+[.B312]" office:value-type="float" office:value="13648" calcext:value-type="float">
            <text:p>13648</text:p>
          </table:table-cell>
          <table:table-cell table:style-name="ce15" table:formula="of:=[.B312]/[.$B$1]" office:value-type="float" office:value="1.41935483870968" calcext:value-type="float">
            <text:p>1,42</text:p>
          </table:table-cell>
          <table:table-cell table:style-name="ce15" table:formula="of:=[.F311]+[.E312]" office:value-type="float" office:value="440.258064516129" calcext:value-type="float">
            <text:p>440,26</text:p>
          </table:table-cell>
        </table:table-row>
        <table:table-row table:style-name="ro1">
          <table:table-cell table:style-name="ce13" office:value-type="float" office:value="311" calcext:value-type="float">
            <text:p>31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28_NullIntentOperatorMutator</text:p>
          </table:table-cell>
          <table:table-cell table:style-name="ce13" table:formula="of:=[.D312]+[.B313]" office:value-type="float" office:value="13692" calcext:value-type="float">
            <text:p>13692</text:p>
          </table:table-cell>
          <table:table-cell table:style-name="ce15" table:formula="of:=[.B313]/[.$B$1]" office:value-type="float" office:value="1.41935483870968" calcext:value-type="float">
            <text:p>1,42</text:p>
          </table:table-cell>
          <table:table-cell table:style-name="ce15" table:formula="of:=[.F312]+[.E313]" office:value-type="float" office:value="441.677419354839" calcext:value-type="float">
            <text:p>441,68</text:p>
          </table:table-cell>
        </table:table-row>
        <table:table-row table:style-name="ro1"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29_InvalidKeyIntentOperatorMutator</text:p>
          </table:table-cell>
          <table:table-cell table:style-name="ce13" table:formula="of:=[.D313]+[.B314]" office:value-type="float" office:value="13736" calcext:value-type="float">
            <text:p>13736</text:p>
          </table:table-cell>
          <table:table-cell table:style-name="ce15" table:formula="of:=[.B314]/[.$B$1]" office:value-type="float" office:value="1.41935483870968" calcext:value-type="float">
            <text:p>1,42</text:p>
          </table:table-cell>
          <table:table-cell table:style-name="ce15" table:formula="of:=[.F313]+[.E314]" office:value-type="float" office:value="443.096774193549" calcext:value-type="float">
            <text:p>443,10</text:p>
          </table:table-cell>
        </table:table-row>
        <table:table-row table:style-name="ro1">
          <table:table-cell table:style-name="ce13" office:value-type="float" office:value="313" calcext:value-type="float">
            <text:p>31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30_RandomActionIntentDefinitionOperatorMutator</text:p>
          </table:table-cell>
          <table:table-cell table:style-name="ce13" table:formula="of:=[.D314]+[.B315]" office:value-type="float" office:value="13780" calcext:value-type="float">
            <text:p>13780</text:p>
          </table:table-cell>
          <table:table-cell table:style-name="ce15" table:formula="of:=[.B315]/[.$B$1]" office:value-type="float" office:value="1.41935483870968" calcext:value-type="float">
            <text:p>1,42</text:p>
          </table:table-cell>
          <table:table-cell table:style-name="ce15" table:formula="of:=[.F314]+[.E315]" office:value-type="float" office:value="444.516129032258" calcext:value-type="float">
            <text:p>444,52</text:p>
          </table:table-cell>
        </table:table-row>
        <table:table-row table:style-name="ro1">
          <table:table-cell table:style-name="ce13" office:value-type="float" office:value="314" calcext:value-type="float">
            <text:p>31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31_RandomActionIntentDefinitionOperatorMutator</text:p>
          </table:table-cell>
          <table:table-cell table:style-name="ce13" table:formula="of:=[.D315]+[.B316]" office:value-type="float" office:value="13824" calcext:value-type="float">
            <text:p>13824</text:p>
          </table:table-cell>
          <table:table-cell table:style-name="ce15" table:formula="of:=[.B316]/[.$B$1]" office:value-type="float" office:value="1.41935483870968" calcext:value-type="float">
            <text:p>1,42</text:p>
          </table:table-cell>
          <table:table-cell table:style-name="ce15" table:formula="of:=[.F315]+[.E316]" office:value-type="float" office:value="445.935483870968" calcext:value-type="float">
            <text:p>445,94</text:p>
          </table:table-cell>
        </table:table-row>
        <table:table-row table:style-name="ro1"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32_NullValueIntentPutExtraOperatorMutator</text:p>
          </table:table-cell>
          <table:table-cell table:style-name="ce13" table:formula="of:=[.D316]+[.B317]" office:value-type="float" office:value="13868" calcext:value-type="float">
            <text:p>13868</text:p>
          </table:table-cell>
          <table:table-cell table:style-name="ce15" table:formula="of:=[.B317]/[.$B$1]" office:value-type="float" office:value="1.41935483870968" calcext:value-type="float">
            <text:p>1,42</text:p>
          </table:table-cell>
          <table:table-cell table:style-name="ce15" table:formula="of:=[.F316]+[.E317]" office:value-type="float" office:value="447.354838709678" calcext:value-type="float">
            <text:p>447,35</text:p>
          </table:table-cell>
        </table:table-row>
        <table:table-row table:style-name="ro1">
          <table:table-cell table:style-name="ce13" office:value-type="float" office:value="316" calcext:value-type="float">
            <text:p>31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ileUtils_33_IntentPayloadReplacementOperatorMutator</text:p>
          </table:table-cell>
          <table:table-cell table:style-name="ce13" table:formula="of:=[.D317]+[.B318]" office:value-type="float" office:value="13913" calcext:value-type="float">
            <text:p>13913</text:p>
          </table:table-cell>
          <table:table-cell table:style-name="ce15" table:formula="of:=[.B318]/[.$B$1]" office:value-type="float" office:value="1.45161290322581" calcext:value-type="float">
            <text:p>1,45</text:p>
          </table:table-cell>
          <table:table-cell table:style-name="ce15" table:formula="of:=[.F317]+[.E318]" office:value-type="float" office:value="448.806451612904" calcext:value-type="float">
            <text:p>448,81</text:p>
          </table:table-cell>
        </table:table-row>
        <table:table-row table:style-name="ro1">
          <table:table-cell table:style-name="ce13" office:value-type="float" office:value="317" calcext:value-type="float">
            <text:p>31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34_RandomActionIntentDefinitionOperatorMutator</text:p>
          </table:table-cell>
          <table:table-cell table:style-name="ce13" table:formula="of:=[.D318]+[.B319]" office:value-type="float" office:value="13957" calcext:value-type="float">
            <text:p>13957</text:p>
          </table:table-cell>
          <table:table-cell table:style-name="ce15" table:formula="of:=[.B319]/[.$B$1]" office:value-type="float" office:value="1.41935483870968" calcext:value-type="float">
            <text:p>1,42</text:p>
          </table:table-cell>
          <table:table-cell table:style-name="ce15" table:formula="of:=[.F318]+[.E319]" office:value-type="float" office:value="450.225806451613" calcext:value-type="float">
            <text:p>450,23</text:p>
          </table:table-cell>
        </table:table-row>
        <table:table-row table:style-name="ro1">
          <table:table-cell table:style-name="ce13" office:value-type="float" office:value="318" calcext:value-type="float">
            <text:p>31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35_NullIntentOperatorMutator</text:p>
          </table:table-cell>
          <table:table-cell table:style-name="ce13" table:formula="of:=[.D319]+[.B320]" office:value-type="float" office:value="14001" calcext:value-type="float">
            <text:p>14001</text:p>
          </table:table-cell>
          <table:table-cell table:style-name="ce15" table:formula="of:=[.B320]/[.$B$1]" office:value-type="float" office:value="1.41935483870968" calcext:value-type="float">
            <text:p>1,42</text:p>
          </table:table-cell>
          <table:table-cell table:style-name="ce15" table:formula="of:=[.F319]+[.E320]" office:value-type="float" office:value="451.645161290323" calcext:value-type="float">
            <text:p>451,65</text:p>
          </table:table-cell>
        </table:table-row>
        <table:table-row table:style-name="ro1">
          <table:table-cell table:style-name="ce13" office:value-type="float" office:value="319" calcext:value-type="float">
            <text:p>31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36_InvalidKeyIntentOperatorMutator</text:p>
          </table:table-cell>
          <table:table-cell table:style-name="ce13" table:formula="of:=[.D320]+[.B321]" office:value-type="float" office:value="14045" calcext:value-type="float">
            <text:p>14045</text:p>
          </table:table-cell>
          <table:table-cell table:style-name="ce15" table:formula="of:=[.B321]/[.$B$1]" office:value-type="float" office:value="1.41935483870968" calcext:value-type="float">
            <text:p>1,42</text:p>
          </table:table-cell>
          <table:table-cell table:style-name="ce15" table:formula="of:=[.F320]+[.E321]" office:value-type="float" office:value="453.064516129033" calcext:value-type="float">
            <text:p>453,06</text:p>
          </table:table-cell>
        </table:table-row>
        <table:table-row table:style-name="ro1"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37_RandomActionIntentDefinitionOperatorMutator</text:p>
          </table:table-cell>
          <table:table-cell table:style-name="ce13" table:formula="of:=[.D321]+[.B322]" office:value-type="float" office:value="14089" calcext:value-type="float">
            <text:p>14089</text:p>
          </table:table-cell>
          <table:table-cell table:style-name="ce15" table:formula="of:=[.B322]/[.$B$1]" office:value-type="float" office:value="1.41935483870968" calcext:value-type="float">
            <text:p>1,42</text:p>
          </table:table-cell>
          <table:table-cell table:style-name="ce15" table:formula="of:=[.F321]+[.E322]" office:value-type="float" office:value="454.483870967742" calcext:value-type="float">
            <text:p>454,48</text:p>
          </table:table-cell>
        </table:table-row>
        <table:table-row table:style-name="ro1">
          <table:table-cell table:style-name="ce13" office:value-type="float" office:value="321" calcext:value-type="float">
            <text:p>32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38_RandomActionIntentDefinitionOperatorMutator</text:p>
          </table:table-cell>
          <table:table-cell table:style-name="ce13" table:formula="of:=[.D322]+[.B323]" office:value-type="float" office:value="14133" calcext:value-type="float">
            <text:p>14133</text:p>
          </table:table-cell>
          <table:table-cell table:style-name="ce15" table:formula="of:=[.B323]/[.$B$1]" office:value-type="float" office:value="1.41935483870968" calcext:value-type="float">
            <text:p>1,42</text:p>
          </table:table-cell>
          <table:table-cell table:style-name="ce15" table:formula="of:=[.F322]+[.E323]" office:value-type="float" office:value="455.903225806452" calcext:value-type="float">
            <text:p>455,90</text:p>
          </table:table-cell>
        </table:table-row>
        <table:table-row table:style-name="ro1">
          <table:table-cell table:style-name="ce13" office:value-type="float" office:value="322" calcext:value-type="float">
            <text:p>32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39_InvalidKeyIntentOperatorMutator</text:p>
          </table:table-cell>
          <table:table-cell table:style-name="ce13" table:formula="of:=[.D323]+[.B324]" office:value-type="float" office:value="14177" calcext:value-type="float">
            <text:p>14177</text:p>
          </table:table-cell>
          <table:table-cell table:style-name="ce15" table:formula="of:=[.B324]/[.$B$1]" office:value-type="float" office:value="1.41935483870968" calcext:value-type="float">
            <text:p>1,42</text:p>
          </table:table-cell>
          <table:table-cell table:style-name="ce15" table:formula="of:=[.F323]+[.E324]" office:value-type="float" office:value="457.322580645162" calcext:value-type="float">
            <text:p>457,32</text:p>
          </table:table-cell>
        </table:table-row>
        <table:table-row table:style-name="ro1">
          <table:table-cell table:style-name="ce13" office:value-type="float" office:value="323" calcext:value-type="float">
            <text:p>32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ileUtils_40_RandomActionIntentDefinitionOperatorMutator</text:p>
          </table:table-cell>
          <table:table-cell table:style-name="ce13" table:formula="of:=[.D324]+[.B325]" office:value-type="float" office:value="14222" calcext:value-type="float">
            <text:p>14222</text:p>
          </table:table-cell>
          <table:table-cell table:style-name="ce15" table:formula="of:=[.B325]/[.$B$1]" office:value-type="float" office:value="1.45161290322581" calcext:value-type="float">
            <text:p>1,45</text:p>
          </table:table-cell>
          <table:table-cell table:style-name="ce15" table:formula="of:=[.F324]+[.E325]" office:value-type="float" office:value="458.774193548387" calcext:value-type="float">
            <text:p>458,77</text:p>
          </table:table-cell>
        </table:table-row>
        <table:table-row table:style-name="ro1"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ileUtils_41_RandomActionIntentDefinitionOperatorMutator</text:p>
          </table:table-cell>
          <table:table-cell table:style-name="ce13" table:formula="of:=[.D325]+[.B326]" office:value-type="float" office:value="14267" calcext:value-type="float">
            <text:p>14267</text:p>
          </table:table-cell>
          <table:table-cell table:style-name="ce15" table:formula="of:=[.B326]/[.$B$1]" office:value-type="float" office:value="1.45161290322581" calcext:value-type="float">
            <text:p>1,45</text:p>
          </table:table-cell>
          <table:table-cell table:style-name="ce15" table:formula="of:=[.F325]+[.E326]" office:value-type="float" office:value="460.225806451613" calcext:value-type="float">
            <text:p>460,23</text:p>
          </table:table-cell>
        </table:table-row>
        <table:table-row table:style-name="ro1">
          <table:table-cell table:style-name="ce13" office:value-type="float" office:value="325" calcext:value-type="float">
            <text:p>32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42_BinaryMutator</text:p>
          </table:table-cell>
          <table:table-cell table:style-name="ce13" table:formula="of:=[.D326]+[.B327]" office:value-type="float" office:value="14311" calcext:value-type="float">
            <text:p>14311</text:p>
          </table:table-cell>
          <table:table-cell table:style-name="ce15" table:formula="of:=[.B327]/[.$B$1]" office:value-type="float" office:value="1.41935483870968" calcext:value-type="float">
            <text:p>1,42</text:p>
          </table:table-cell>
          <table:table-cell table:style-name="ce15" table:formula="of:=[.F326]+[.E327]" office:value-type="float" office:value="461.645161290323" calcext:value-type="float">
            <text:p>461,65</text:p>
          </table:table-cell>
        </table:table-row>
        <table:table-row table:style-name="ro1">
          <table:table-cell table:style-name="ce13" office:value-type="float" office:value="326" calcext:value-type="float">
            <text:p>32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43_BinaryMutator</text:p>
          </table:table-cell>
          <table:table-cell table:style-name="ce13" table:formula="of:=[.D327]+[.B328]" office:value-type="float" office:value="14355" calcext:value-type="float">
            <text:p>14355</text:p>
          </table:table-cell>
          <table:table-cell table:style-name="ce15" table:formula="of:=[.B328]/[.$B$1]" office:value-type="float" office:value="1.41935483870968" calcext:value-type="float">
            <text:p>1,42</text:p>
          </table:table-cell>
          <table:table-cell table:style-name="ce15" table:formula="of:=[.F327]+[.E328]" office:value-type="float" office:value="463.064516129033" calcext:value-type="float">
            <text:p>463,06</text:p>
          </table:table-cell>
        </table:table-row>
        <table:table-row table:style-name="ro1"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44_BinaryMutator</text:p>
          </table:table-cell>
          <table:table-cell table:style-name="ce13" table:formula="of:=[.D328]+[.B329]" office:value-type="float" office:value="14399" calcext:value-type="float">
            <text:p>14399</text:p>
          </table:table-cell>
          <table:table-cell table:style-name="ce15" table:formula="of:=[.B329]/[.$B$1]" office:value-type="float" office:value="1.41935483870968" calcext:value-type="float">
            <text:p>1,42</text:p>
          </table:table-cell>
          <table:table-cell table:style-name="ce15" table:formula="of:=[.F328]+[.E329]" office:value-type="float" office:value="464.483870967742" calcext:value-type="float">
            <text:p>464,48</text:p>
          </table:table-cell>
        </table:table-row>
        <table:table-row table:style-name="ro1">
          <table:table-cell table:style-name="ce13" office:value-type="float" office:value="328" calcext:value-type="float">
            <text:p>32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45_BinaryMutator</text:p>
          </table:table-cell>
          <table:table-cell table:style-name="ce13" table:formula="of:=[.D329]+[.B330]" office:value-type="float" office:value="14443" calcext:value-type="float">
            <text:p>14443</text:p>
          </table:table-cell>
          <table:table-cell table:style-name="ce15" table:formula="of:=[.B330]/[.$B$1]" office:value-type="float" office:value="1.41935483870968" calcext:value-type="float">
            <text:p>1,42</text:p>
          </table:table-cell>
          <table:table-cell table:style-name="ce15" table:formula="of:=[.F329]+[.E330]" office:value-type="float" office:value="465.903225806452" calcext:value-type="float">
            <text:p>465,90</text:p>
          </table:table-cell>
        </table:table-row>
        <table:table-row table:style-name="ro1">
          <table:table-cell table:style-name="ce13" office:value-type="float" office:value="329" calcext:value-type="float">
            <text:p>32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ileUtils_46_BinaryMutator</text:p>
          </table:table-cell>
          <table:table-cell table:style-name="ce13" table:formula="of:=[.D330]+[.B331]" office:value-type="float" office:value="14488" calcext:value-type="float">
            <text:p>14488</text:p>
          </table:table-cell>
          <table:table-cell table:style-name="ce15" table:formula="of:=[.B331]/[.$B$1]" office:value-type="float" office:value="1.45161290322581" calcext:value-type="float">
            <text:p>1,45</text:p>
          </table:table-cell>
          <table:table-cell table:style-name="ce15" table:formula="of:=[.F330]+[.E331]" office:value-type="float" office:value="467.354838709678" calcext:value-type="float">
            <text:p>467,35</text:p>
          </table:table-cell>
        </table:table-row>
        <table:table-row table:style-name="ro1">
          <table:table-cell table:style-name="ce13" office:value-type="float" office:value="330" calcext:value-type="float">
            <text:p>33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47_BinaryMutator</text:p>
          </table:table-cell>
          <table:table-cell table:style-name="ce13" table:formula="of:=[.D331]+[.B332]" office:value-type="float" office:value="14532" calcext:value-type="float">
            <text:p>14532</text:p>
          </table:table-cell>
          <table:table-cell table:style-name="ce15" table:formula="of:=[.B332]/[.$B$1]" office:value-type="float" office:value="1.41935483870968" calcext:value-type="float">
            <text:p>1,42</text:p>
          </table:table-cell>
          <table:table-cell table:style-name="ce15" table:formula="of:=[.F331]+[.E332]" office:value-type="float" office:value="468.774193548388" calcext:value-type="float">
            <text:p>468,77</text:p>
          </table:table-cell>
        </table:table-row>
        <table:table-row table:style-name="ro1">
          <table:table-cell table:style-name="ce13" office:value-type="float" office:value="331" calcext:value-type="float">
            <text:p>33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48_NullIntentOperatorMutator</text:p>
          </table:table-cell>
          <table:table-cell table:style-name="ce13" table:formula="of:=[.D332]+[.B333]" office:value-type="float" office:value="14576" calcext:value-type="float">
            <text:p>14576</text:p>
          </table:table-cell>
          <table:table-cell table:style-name="ce15" table:formula="of:=[.B333]/[.$B$1]" office:value-type="float" office:value="1.41935483870968" calcext:value-type="float">
            <text:p>1,42</text:p>
          </table:table-cell>
          <table:table-cell table:style-name="ce15" table:formula="of:=[.F332]+[.E333]" office:value-type="float" office:value="470.193548387097" calcext:value-type="float">
            <text:p>470,19</text:p>
          </table:table-cell>
        </table:table-row>
        <table:table-row table:style-name="ro1">
          <table:table-cell table:style-name="ce13" office:value-type="float" office:value="332" calcext:value-type="float">
            <text:p>33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49_InvalidKeyIntentOperatorMutator</text:p>
          </table:table-cell>
          <table:table-cell table:style-name="ce13" table:formula="of:=[.D333]+[.B334]" office:value-type="float" office:value="14620" calcext:value-type="float">
            <text:p>14620</text:p>
          </table:table-cell>
          <table:table-cell table:style-name="ce15" table:formula="of:=[.B334]/[.$B$1]" office:value-type="float" office:value="1.41935483870968" calcext:value-type="float">
            <text:p>1,42</text:p>
          </table:table-cell>
          <table:table-cell table:style-name="ce15" table:formula="of:=[.F333]+[.E334]" office:value-type="float" office:value="471.612903225807" calcext:value-type="float">
            <text:p>471,61</text:p>
          </table:table-cell>
        </table:table-row>
        <table:table-row table:style-name="ro1">
          <table:table-cell table:style-name="ce13" office:value-type="float" office:value="333" calcext:value-type="float">
            <text:p>33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50_RandomActionIntentDefinitionOperatorMutator</text:p>
          </table:table-cell>
          <table:table-cell table:style-name="ce13" table:formula="of:=[.D334]+[.B335]" office:value-type="float" office:value="14664" calcext:value-type="float">
            <text:p>14664</text:p>
          </table:table-cell>
          <table:table-cell table:style-name="ce15" table:formula="of:=[.B335]/[.$B$1]" office:value-type="float" office:value="1.41935483870968" calcext:value-type="float">
            <text:p>1,42</text:p>
          </table:table-cell>
          <table:table-cell table:style-name="ce15" table:formula="of:=[.F334]+[.E335]" office:value-type="float" office:value="473.032258064517" calcext:value-type="float">
            <text:p>473,03</text:p>
          </table:table-cell>
        </table:table-row>
        <table:table-row table:style-name="ro1">
          <table:table-cell table:style-name="ce13" office:value-type="float" office:value="334" calcext:value-type="float">
            <text:p>33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s_51_RandomActionIntentDefinitionOperatorMutator</text:p>
          </table:table-cell>
          <table:table-cell table:style-name="ce13" table:formula="of:=[.D335]+[.B336]" office:value-type="float" office:value="14708" calcext:value-type="float">
            <text:p>14708</text:p>
          </table:table-cell>
          <table:table-cell table:style-name="ce15" table:formula="of:=[.B336]/[.$B$1]" office:value-type="float" office:value="1.41935483870968" calcext:value-type="float">
            <text:p>1,42</text:p>
          </table:table-cell>
          <table:table-cell table:style-name="ce15" table:formula="of:=[.F335]+[.E336]" office:value-type="float" office:value="474.451612903226" calcext:value-type="float">
            <text:p>474,45</text:p>
          </table:table-cell>
        </table:table-row>
        <table:table-row table:style-name="ro1">
          <table:table-cell table:style-name="ce13" office:value-type="float" office:value="335" calcext:value-type="float">
            <text:p>33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0_BinaryMutator</text:p>
          </table:table-cell>
          <table:table-cell table:style-name="ce13" table:formula="of:=[.D336]+[.B337]" office:value-type="float" office:value="14752" calcext:value-type="float">
            <text:p>14752</text:p>
          </table:table-cell>
          <table:table-cell table:style-name="ce15" table:formula="of:=[.B337]/[.$B$1]" office:value-type="float" office:value="1.41935483870968" calcext:value-type="float">
            <text:p>1,42</text:p>
          </table:table-cell>
          <table:table-cell table:style-name="ce15" table:formula="of:=[.F336]+[.E337]" office:value-type="float" office:value="475.870967741936" calcext:value-type="float">
            <text:p>475,87</text:p>
          </table:table-cell>
        </table:table-row>
        <table:table-row table:style-name="ro1">
          <table:table-cell table:style-name="ce13" office:value-type="float" office:value="336" calcext:value-type="float">
            <text:p>33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1_NullIntentOperatorMutator</text:p>
          </table:table-cell>
          <table:table-cell table:style-name="ce13" table:formula="of:=[.D337]+[.B338]" office:value-type="float" office:value="14796" calcext:value-type="float">
            <text:p>14796</text:p>
          </table:table-cell>
          <table:table-cell table:style-name="ce15" table:formula="of:=[.B338]/[.$B$1]" office:value-type="float" office:value="1.41935483870968" calcext:value-type="float">
            <text:p>1,42</text:p>
          </table:table-cell>
          <table:table-cell table:style-name="ce15" table:formula="of:=[.F337]+[.E338]" office:value-type="float" office:value="477.290322580646" calcext:value-type="float">
            <text:p>477,29</text:p>
          </table:table-cell>
        </table:table-row>
        <table:table-row table:style-name="ro1">
          <table:table-cell table:style-name="ce13" office:value-type="float" office:value="337" calcext:value-type="float">
            <text:p>33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2_InvalidKeyIntentOperatorMutator</text:p>
          </table:table-cell>
          <table:table-cell table:style-name="ce13" table:formula="of:=[.D338]+[.B339]" office:value-type="float" office:value="14840" calcext:value-type="float">
            <text:p>14840</text:p>
          </table:table-cell>
          <table:table-cell table:style-name="ce15" table:formula="of:=[.B339]/[.$B$1]" office:value-type="float" office:value="1.41935483870968" calcext:value-type="float">
            <text:p>1,42</text:p>
          </table:table-cell>
          <table:table-cell table:style-name="ce15" table:formula="of:=[.F338]+[.E339]" office:value-type="float" office:value="478.709677419355" calcext:value-type="float">
            <text:p>478,71</text:p>
          </table:table-cell>
        </table:table-row>
        <table:table-row table:style-name="ro1">
          <table:table-cell table:style-name="ce13" office:value-type="float" office:value="338" calcext:value-type="float">
            <text:p>33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3_RandomActionIntentDefinitionOperatorMutator</text:p>
          </table:table-cell>
          <table:table-cell table:style-name="ce13" table:formula="of:=[.D339]+[.B340]" office:value-type="float" office:value="14884" calcext:value-type="float">
            <text:p>14884</text:p>
          </table:table-cell>
          <table:table-cell table:style-name="ce15" table:formula="of:=[.B340]/[.$B$1]" office:value-type="float" office:value="1.41935483870968" calcext:value-type="float">
            <text:p>1,42</text:p>
          </table:table-cell>
          <table:table-cell table:style-name="ce15" table:formula="of:=[.F339]+[.E340]" office:value-type="float" office:value="480.129032258065" calcext:value-type="float">
            <text:p>480,13</text:p>
          </table:table-cell>
        </table:table-row>
        <table:table-row table:style-name="ro1">
          <table:table-cell table:style-name="ce13" office:value-type="float" office:value="339" calcext:value-type="float">
            <text:p>33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4_NullValueIntentPutExtraOperatorMutator</text:p>
          </table:table-cell>
          <table:table-cell table:style-name="ce13" table:formula="of:=[.D340]+[.B341]" office:value-type="float" office:value="14928" calcext:value-type="float">
            <text:p>14928</text:p>
          </table:table-cell>
          <table:table-cell table:style-name="ce15" table:formula="of:=[.B341]/[.$B$1]" office:value-type="float" office:value="1.41935483870968" calcext:value-type="float">
            <text:p>1,42</text:p>
          </table:table-cell>
          <table:table-cell table:style-name="ce15" table:formula="of:=[.F340]+[.E341]" office:value-type="float" office:value="481.548387096775" calcext:value-type="float">
            <text:p>481,55</text:p>
          </table:table-cell>
        </table:table-row>
        <table:table-row table:style-name="ro1"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5_IntentPayloadReplacementOperatorMutator</text:p>
          </table:table-cell>
          <table:table-cell table:style-name="ce13" table:formula="of:=[.D341]+[.B342]" office:value-type="float" office:value="14972" calcext:value-type="float">
            <text:p>14972</text:p>
          </table:table-cell>
          <table:table-cell table:style-name="ce15" table:formula="of:=[.B342]/[.$B$1]" office:value-type="float" office:value="1.41935483870968" calcext:value-type="float">
            <text:p>1,42</text:p>
          </table:table-cell>
          <table:table-cell table:style-name="ce15" table:formula="of:=[.F341]+[.E342]" office:value-type="float" office:value="482.967741935484" calcext:value-type="float">
            <text:p>482,97</text:p>
          </table:table-cell>
        </table:table-row>
        <table:table-row table:style-name="ro1">
          <table:table-cell table:style-name="ce13" office:value-type="float" office:value="341" calcext:value-type="float">
            <text:p>3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6_RandomActionIntentDefinitionOperatorMutator</text:p>
          </table:table-cell>
          <table:table-cell table:style-name="ce13" table:formula="of:=[.D342]+[.B343]" office:value-type="float" office:value="15016" calcext:value-type="float">
            <text:p>15016</text:p>
          </table:table-cell>
          <table:table-cell table:style-name="ce15" table:formula="of:=[.B343]/[.$B$1]" office:value-type="float" office:value="1.41935483870968" calcext:value-type="float">
            <text:p>1,42</text:p>
          </table:table-cell>
          <table:table-cell table:style-name="ce15" table:formula="of:=[.F342]+[.E343]" office:value-type="float" office:value="484.387096774194" calcext:value-type="float">
            <text:p>484,39</text:p>
          </table:table-cell>
        </table:table-row>
        <table:table-row table:style-name="ro1">
          <table:table-cell table:style-name="ce13" office:value-type="float" office:value="342" calcext:value-type="float">
            <text:p>3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7_NullValueIntentPutExtraOperatorMutator</text:p>
          </table:table-cell>
          <table:table-cell table:style-name="ce13" table:formula="of:=[.D343]+[.B344]" office:value-type="float" office:value="15060" calcext:value-type="float">
            <text:p>15060</text:p>
          </table:table-cell>
          <table:table-cell table:style-name="ce15" table:formula="of:=[.B344]/[.$B$1]" office:value-type="float" office:value="1.41935483870968" calcext:value-type="float">
            <text:p>1,42</text:p>
          </table:table-cell>
          <table:table-cell table:style-name="ce15" table:formula="of:=[.F343]+[.E344]" office:value-type="float" office:value="485.806451612904" calcext:value-type="float">
            <text:p>485,81</text:p>
          </table:table-cell>
        </table:table-row>
        <table:table-row table:style-name="ro1">
          <table:table-cell table:style-name="ce13" office:value-type="float" office:value="343" calcext:value-type="float">
            <text:p>3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8_IntentPayloadReplacementOperatorMutator</text:p>
          </table:table-cell>
          <table:table-cell table:style-name="ce13" table:formula="of:=[.D344]+[.B345]" office:value-type="float" office:value="15104" calcext:value-type="float">
            <text:p>15104</text:p>
          </table:table-cell>
          <table:table-cell table:style-name="ce15" table:formula="of:=[.B345]/[.$B$1]" office:value-type="float" office:value="1.41935483870968" calcext:value-type="float">
            <text:p>1,42</text:p>
          </table:table-cell>
          <table:table-cell table:style-name="ce15" table:formula="of:=[.F344]+[.E345]" office:value-type="float" office:value="487.225806451614" calcext:value-type="float">
            <text:p>487,23</text:p>
          </table:table-cell>
        </table:table-row>
        <table:table-row table:style-name="ro1">
          <table:table-cell table:style-name="ce13" office:value-type="float" office:value="344" calcext:value-type="float">
            <text:p>34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9_RandomActionIntentDefinitionOperatorMutator</text:p>
          </table:table-cell>
          <table:table-cell table:style-name="ce13" table:formula="of:=[.D345]+[.B346]" office:value-type="float" office:value="15148" calcext:value-type="float">
            <text:p>15148</text:p>
          </table:table-cell>
          <table:table-cell table:style-name="ce15" table:formula="of:=[.B346]/[.$B$1]" office:value-type="float" office:value="1.41935483870968" calcext:value-type="float">
            <text:p>1,42</text:p>
          </table:table-cell>
          <table:table-cell table:style-name="ce15" table:formula="of:=[.F345]+[.E346]" office:value-type="float" office:value="488.645161290323" calcext:value-type="float">
            <text:p>488,65</text:p>
          </table:table-cell>
        </table:table-row>
        <table:table-row table:style-name="ro1">
          <table:table-cell table:style-name="ce13" office:value-type="float" office:value="345" calcext:value-type="float">
            <text:p>34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10_NullValueIntentPutExtraOperatorMutator</text:p>
          </table:table-cell>
          <table:table-cell table:style-name="ce13" table:formula="of:=[.D346]+[.B347]" office:value-type="float" office:value="15192" calcext:value-type="float">
            <text:p>15192</text:p>
          </table:table-cell>
          <table:table-cell table:style-name="ce15" table:formula="of:=[.B347]/[.$B$1]" office:value-type="float" office:value="1.41935483870968" calcext:value-type="float">
            <text:p>1,42</text:p>
          </table:table-cell>
          <table:table-cell table:style-name="ce15" table:formula="of:=[.F346]+[.E347]" office:value-type="float" office:value="490.064516129033" calcext:value-type="float">
            <text:p>490,06</text:p>
          </table:table-cell>
        </table:table-row>
        <table:table-row table:style-name="ro1">
          <table:table-cell table:style-name="ce13" office:value-type="float" office:value="346" calcext:value-type="float">
            <text:p>34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11_IntentPayloadReplacementOperatorMutator</text:p>
          </table:table-cell>
          <table:table-cell table:style-name="ce13" table:formula="of:=[.D347]+[.B348]" office:value-type="float" office:value="15236" calcext:value-type="float">
            <text:p>15236</text:p>
          </table:table-cell>
          <table:table-cell table:style-name="ce15" table:formula="of:=[.B348]/[.$B$1]" office:value-type="float" office:value="1.41935483870968" calcext:value-type="float">
            <text:p>1,42</text:p>
          </table:table-cell>
          <table:table-cell table:style-name="ce15" table:formula="of:=[.F347]+[.E348]" office:value-type="float" office:value="491.483870967743" calcext:value-type="float">
            <text:p>491,48</text:p>
          </table:table-cell>
        </table:table-row>
        <table:table-row table:style-name="ro1">
          <table:table-cell table:style-name="ce13" office:value-type="float" office:value="347" calcext:value-type="float">
            <text:p>34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EncryptDecryptUtils_12_RandomActionIntentDefinitionOperatorMutator</text:p>
          </table:table-cell>
          <table:table-cell table:style-name="ce13" table:formula="of:=[.D348]+[.B349]" office:value-type="float" office:value="15281" calcext:value-type="float">
            <text:p>15281</text:p>
          </table:table-cell>
          <table:table-cell table:style-name="ce15" table:formula="of:=[.B349]/[.$B$1]" office:value-type="float" office:value="1.45161290322581" calcext:value-type="float">
            <text:p>1,45</text:p>
          </table:table-cell>
          <table:table-cell table:style-name="ce15" table:formula="of:=[.F348]+[.E349]" office:value-type="float" office:value="492.935483870968" calcext:value-type="float">
            <text:p>492,94</text:p>
          </table:table-cell>
        </table:table-row>
        <table:table-row table:style-name="ro1">
          <table:table-cell table:style-name="ce13" office:value-type="float" office:value="348" calcext:value-type="float">
            <text:p>34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13_InvalidViewFocusOperatorMutator</text:p>
          </table:table-cell>
          <table:table-cell table:style-name="ce13" table:formula="of:=[.D349]+[.B350]" office:value-type="float" office:value="15325" calcext:value-type="float">
            <text:p>15325</text:p>
          </table:table-cell>
          <table:table-cell table:style-name="ce15" table:formula="of:=[.B350]/[.$B$1]" office:value-type="float" office:value="1.41935483870968" calcext:value-type="float">
            <text:p>1,42</text:p>
          </table:table-cell>
          <table:table-cell table:style-name="ce15" table:formula="of:=[.F349]+[.E350]" office:value-type="float" office:value="494.354838709678" calcext:value-type="float">
            <text:p>494,35</text:p>
          </table:table-cell>
        </table:table-row>
        <table:table-row table:style-name="ro1"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14_ViewComponentNotVisibleOperatorMutator</text:p>
          </table:table-cell>
          <table:table-cell table:style-name="ce13" table:formula="of:=[.D350]+[.B351]" office:value-type="float" office:value="15369" calcext:value-type="float">
            <text:p>15369</text:p>
          </table:table-cell>
          <table:table-cell table:style-name="ce15" table:formula="of:=[.B351]/[.$B$1]" office:value-type="float" office:value="1.41935483870968" calcext:value-type="float">
            <text:p>1,42</text:p>
          </table:table-cell>
          <table:table-cell table:style-name="ce15" table:formula="of:=[.F350]+[.E351]" office:value-type="float" office:value="495.774193548388" calcext:value-type="float">
            <text:p>495,77</text:p>
          </table:table-cell>
        </table:table-row>
        <table:table-row table:style-name="ro1"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15_NullValueIntentPutExtraOperatorMutator</text:p>
          </table:table-cell>
          <table:table-cell table:style-name="ce13" table:formula="of:=[.D351]+[.B352]" office:value-type="float" office:value="15413" calcext:value-type="float">
            <text:p>15413</text:p>
          </table:table-cell>
          <table:table-cell table:style-name="ce15" table:formula="of:=[.B352]/[.$B$1]" office:value-type="float" office:value="1.41935483870968" calcext:value-type="float">
            <text:p>1,42</text:p>
          </table:table-cell>
          <table:table-cell table:style-name="ce15" table:formula="of:=[.F351]+[.E352]" office:value-type="float" office:value="497.193548387098" calcext:value-type="float">
            <text:p>497,19</text:p>
          </table:table-cell>
        </table:table-row>
        <table:table-row table:style-name="ro1">
          <table:table-cell table:style-name="ce13" office:value-type="float" office:value="351" calcext:value-type="float">
            <text:p>35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16_IntentPayloadReplacementOperatorMutator</text:p>
          </table:table-cell>
          <table:table-cell table:style-name="ce13" table:formula="of:=[.D352]+[.B353]" office:value-type="float" office:value="15457" calcext:value-type="float">
            <text:p>15457</text:p>
          </table:table-cell>
          <table:table-cell table:style-name="ce15" table:formula="of:=[.B353]/[.$B$1]" office:value-type="float" office:value="1.41935483870968" calcext:value-type="float">
            <text:p>1,42</text:p>
          </table:table-cell>
          <table:table-cell table:style-name="ce15" table:formula="of:=[.F352]+[.E353]" office:value-type="float" office:value="498.612903225807" calcext:value-type="float">
            <text:p>498,61</text:p>
          </table:table-cell>
        </table:table-row>
        <table:table-row table:style-name="ro1">
          <table:table-cell table:style-name="ce13" office:value-type="float" office:value="352" calcext:value-type="float">
            <text:p>35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EncryptDecryptUtils_17_RandomActionIntentDefinitionOperatorMutator</text:p>
          </table:table-cell>
          <table:table-cell table:style-name="ce13" table:formula="of:=[.D353]+[.B354]" office:value-type="float" office:value="15501" calcext:value-type="float">
            <text:p>15501</text:p>
          </table:table-cell>
          <table:table-cell table:style-name="ce15" table:formula="of:=[.B354]/[.$B$1]" office:value-type="float" office:value="1.41935483870968" calcext:value-type="float">
            <text:p>1,42</text:p>
          </table:table-cell>
          <table:table-cell table:style-name="ce15" table:formula="of:=[.F353]+[.E354]" office:value-type="float" office:value="500.032258064517" calcext:value-type="float">
            <text:p>500,03</text:p>
          </table:table-cell>
        </table:table-row>
        <table:table-row table:style-name="ro1">
          <table:table-cell table:style-name="ce13" office:value-type="float" office:value="353" calcext:value-type="float">
            <text:p>35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Statvfs_0_BinaryMutator</text:p>
          </table:table-cell>
          <table:table-cell table:style-name="ce13" table:formula="of:=[.D354]+[.B355]" office:value-type="float" office:value="15545" calcext:value-type="float">
            <text:p>15545</text:p>
          </table:table-cell>
          <table:table-cell table:style-name="ce15" table:formula="of:=[.B355]/[.$B$1]" office:value-type="float" office:value="1.41935483870968" calcext:value-type="float">
            <text:p>1,42</text:p>
          </table:table-cell>
          <table:table-cell table:style-name="ce15" table:formula="of:=[.F354]+[.E355]" office:value-type="float" office:value="501.451612903227" calcext:value-type="float">
            <text:p>501,45</text:p>
          </table:table-cell>
        </table:table-row>
        <table:table-row table:style-name="ro1">
          <table:table-cell table:style-name="ce13" office:value-type="float" office:value="354" calcext:value-type="float">
            <text:p>35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Statvfs_1_BinaryMutator</text:p>
          </table:table-cell>
          <table:table-cell table:style-name="ce13" table:formula="of:=[.D355]+[.B356]" office:value-type="float" office:value="15589" calcext:value-type="float">
            <text:p>15589</text:p>
          </table:table-cell>
          <table:table-cell table:style-name="ce15" table:formula="of:=[.B356]/[.$B$1]" office:value-type="float" office:value="1.41935483870968" calcext:value-type="float">
            <text:p>1,42</text:p>
          </table:table-cell>
          <table:table-cell table:style-name="ce15" table:formula="of:=[.F355]+[.E356]" office:value-type="float" office:value="502.870967741936" calcext:value-type="float">
            <text:p>502,87</text:p>
          </table:table-cell>
        </table:table-row>
        <table:table-row table:style-name="ro1">
          <table:table-cell table:style-name="ce13" office:value-type="float" office:value="355" calcext:value-type="float">
            <text:p>35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tatvfs_2_BinaryMutator</text:p>
          </table:table-cell>
          <table:table-cell table:style-name="ce13" table:formula="of:=[.D356]+[.B357]" office:value-type="float" office:value="15632" calcext:value-type="float">
            <text:p>15632</text:p>
          </table:table-cell>
          <table:table-cell table:style-name="ce15" table:formula="of:=[.B357]/[.$B$1]" office:value-type="float" office:value="1.38709677419355" calcext:value-type="float">
            <text:p>1,39</text:p>
          </table:table-cell>
          <table:table-cell table:style-name="ce15" table:formula="of:=[.F356]+[.E357]" office:value-type="float" office:value="504.25806451613" calcext:value-type="float">
            <text:p>504,26</text:p>
          </table:table-cell>
        </table:table-row>
        <table:table-row table:style-name="ro1">
          <table:table-cell table:style-name="ce13" office:value-type="float" office:value="356" calcext:value-type="float">
            <text:p>35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loudUtil_0_BinaryMutator</text:p>
          </table:table-cell>
          <table:table-cell table:style-name="ce13" table:formula="of:=[.D357]+[.B358]" office:value-type="float" office:value="15676" calcext:value-type="float">
            <text:p>15676</text:p>
          </table:table-cell>
          <table:table-cell table:style-name="ce15" table:formula="of:=[.B358]/[.$B$1]" office:value-type="float" office:value="1.41935483870968" calcext:value-type="float">
            <text:p>1,42</text:p>
          </table:table-cell>
          <table:table-cell table:style-name="ce15" table:formula="of:=[.F357]+[.E358]" office:value-type="float" office:value="505.67741935484" calcext:value-type="float">
            <text:p>505,68</text:p>
          </table:table-cell>
        </table:table-row>
        <table:table-row table:style-name="ro1">
          <table:table-cell table:style-name="ce13" office:value-type="float" office:value="357" calcext:value-type="float">
            <text:p>35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loudUtil_1_InvalidKeyIntentOperatorMutator</text:p>
          </table:table-cell>
          <table:table-cell table:style-name="ce13" table:formula="of:=[.D358]+[.B359]" office:value-type="float" office:value="15720" calcext:value-type="float">
            <text:p>15720</text:p>
          </table:table-cell>
          <table:table-cell table:style-name="ce15" table:formula="of:=[.B359]/[.$B$1]" office:value-type="float" office:value="1.41935483870968" calcext:value-type="float">
            <text:p>1,42</text:p>
          </table:table-cell>
          <table:table-cell table:style-name="ce15" table:formula="of:=[.F358]+[.E359]" office:value-type="float" office:value="507.096774193549" calcext:value-type="float">
            <text:p>507,10</text:p>
          </table:table-cell>
        </table:table-row>
        <table:table-row table:style-name="ro1">
          <table:table-cell table:style-name="ce13" office:value-type="float" office:value="358" calcext:value-type="float">
            <text:p>35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loudUtil_2_RandomActionIntentDefinitionOperatorMutator</text:p>
          </table:table-cell>
          <table:table-cell table:style-name="ce13" table:formula="of:=[.D359]+[.B360]" office:value-type="float" office:value="15764" calcext:value-type="float">
            <text:p>15764</text:p>
          </table:table-cell>
          <table:table-cell table:style-name="ce15" table:formula="of:=[.B360]/[.$B$1]" office:value-type="float" office:value="1.41935483870968" calcext:value-type="float">
            <text:p>1,42</text:p>
          </table:table-cell>
          <table:table-cell table:style-name="ce15" table:formula="of:=[.F359]+[.E360]" office:value-type="float" office:value="508.516129032259" calcext:value-type="float">
            <text:p>508,52</text:p>
          </table:table-cell>
        </table:table-row>
        <table:table-row table:style-name="ro1">
          <table:table-cell table:style-name="ce13" office:value-type="float" office:value="359" calcext:value-type="float">
            <text:p>35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loudUtil_3_RandomActionIntentDefinitionOperatorMutator</text:p>
          </table:table-cell>
          <table:table-cell table:style-name="ce13" table:formula="of:=[.D360]+[.B361]" office:value-type="float" office:value="15808" calcext:value-type="float">
            <text:p>15808</text:p>
          </table:table-cell>
          <table:table-cell table:style-name="ce15" table:formula="of:=[.B361]/[.$B$1]" office:value-type="float" office:value="1.41935483870968" calcext:value-type="float">
            <text:p>1,42</text:p>
          </table:table-cell>
          <table:table-cell table:style-name="ce15" table:formula="of:=[.F360]+[.E361]" office:value-type="float" office:value="509.935483870969" calcext:value-type="float">
            <text:p>509,94</text:p>
          </table:table-cell>
        </table:table-row>
        <table:table-row table:style-name="ro1"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Operations_0_BinaryMutator</text:p>
          </table:table-cell>
          <table:table-cell table:style-name="ce13" table:formula="of:=[.D361]+[.B362]" office:value-type="float" office:value="15852" calcext:value-type="float">
            <text:p>15852</text:p>
          </table:table-cell>
          <table:table-cell table:style-name="ce15" table:formula="of:=[.B362]/[.$B$1]" office:value-type="float" office:value="1.41935483870968" calcext:value-type="float">
            <text:p>1,42</text:p>
          </table:table-cell>
          <table:table-cell table:style-name="ce15" table:formula="of:=[.F361]+[.E362]" office:value-type="float" office:value="511.354838709678" calcext:value-type="float">
            <text:p>511,35</text:p>
          </table:table-cell>
        </table:table-row>
        <table:table-row table:style-name="ro1">
          <table:table-cell table:style-name="ce13" office:value-type="float" office:value="361" calcext:value-type="float">
            <text:p>36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Operations_1_BinaryMutator</text:p>
          </table:table-cell>
          <table:table-cell table:style-name="ce13" table:formula="of:=[.D362]+[.B363]" office:value-type="float" office:value="15896" calcext:value-type="float">
            <text:p>15896</text:p>
          </table:table-cell>
          <table:table-cell table:style-name="ce15" table:formula="of:=[.B363]/[.$B$1]" office:value-type="float" office:value="1.41935483870968" calcext:value-type="float">
            <text:p>1,42</text:p>
          </table:table-cell>
          <table:table-cell table:style-name="ce15" table:formula="of:=[.F362]+[.E363]" office:value-type="float" office:value="512.774193548388" calcext:value-type="float">
            <text:p>512,77</text:p>
          </table:table-cell>
        </table:table-row>
        <table:table-row table:style-name="ro1">
          <table:table-cell table:style-name="ce13" office:value-type="float" office:value="362" calcext:value-type="float">
            <text:p>36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ileUtil_0_BinaryMutator</text:p>
          </table:table-cell>
          <table:table-cell table:style-name="ce13" table:formula="of:=[.D363]+[.B364]" office:value-type="float" office:value="15940" calcext:value-type="float">
            <text:p>15940</text:p>
          </table:table-cell>
          <table:table-cell table:style-name="ce15" table:formula="of:=[.B364]/[.$B$1]" office:value-type="float" office:value="1.41935483870968" calcext:value-type="float">
            <text:p>1,42</text:p>
          </table:table-cell>
          <table:table-cell table:style-name="ce15" table:formula="of:=[.F363]+[.E364]" office:value-type="float" office:value="514.193548387098" calcext:value-type="float">
            <text:p>514,19</text:p>
          </table:table-cell>
        </table:table-row>
        <table:table-row table:style-name="ro1">
          <table:table-cell table:style-name="ce13" office:value-type="float" office:value="363" calcext:value-type="float">
            <text:p>36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HybridFileParcelable_0_BinaryMutator</text:p>
          </table:table-cell>
          <table:table-cell table:style-name="ce13" table:formula="of:=[.D364]+[.B365]" office:value-type="float" office:value="15984" calcext:value-type="float">
            <text:p>15984</text:p>
          </table:table-cell>
          <table:table-cell table:style-name="ce15" table:formula="of:=[.B365]/[.$B$1]" office:value-type="float" office:value="1.41935483870968" calcext:value-type="float">
            <text:p>1,42</text:p>
          </table:table-cell>
          <table:table-cell table:style-name="ce15" table:formula="of:=[.F364]+[.E365]" office:value-type="float" office:value="515.612903225807" calcext:value-type="float">
            <text:p>515,61</text:p>
          </table:table-cell>
        </table:table-row>
        <table:table-row table:style-name="ro1">
          <table:table-cell table:style-name="ce13" office:value-type="float" office:value="364" calcext:value-type="float">
            <text:p>36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HybridFileParcelable_1_BinaryMutator</text:p>
          </table:table-cell>
          <table:table-cell table:style-name="ce13" table:formula="of:=[.D365]+[.B366]" office:value-type="float" office:value="16028" calcext:value-type="float">
            <text:p>16028</text:p>
          </table:table-cell>
          <table:table-cell table:style-name="ce15" table:formula="of:=[.B366]/[.$B$1]" office:value-type="float" office:value="1.41935483870968" calcext:value-type="float">
            <text:p>1,42</text:p>
          </table:table-cell>
          <table:table-cell table:style-name="ce15" table:formula="of:=[.F365]+[.E366]" office:value-type="float" office:value="517.032258064517" calcext:value-type="float">
            <text:p>517,03</text:p>
          </table:table-cell>
        </table:table-row>
        <table:table-row table:style-name="ro1"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HybridFileParcelable_2_BinaryMutator</text:p>
          </table:table-cell>
          <table:table-cell table:style-name="ce13" table:formula="of:=[.D366]+[.B367]" office:value-type="float" office:value="16073" calcext:value-type="float">
            <text:p>16073</text:p>
          </table:table-cell>
          <table:table-cell table:style-name="ce15" table:formula="of:=[.B367]/[.$B$1]" office:value-type="float" office:value="1.45161290322581" calcext:value-type="float">
            <text:p>1,45</text:p>
          </table:table-cell>
          <table:table-cell table:style-name="ce15" table:formula="of:=[.F366]+[.E367]" office:value-type="float" office:value="518.483870967743" calcext:value-type="float">
            <text:p>518,48</text:p>
          </table:table-cell>
        </table:table-row>
        <table:table-row table:style-name="ro1">
          <table:table-cell table:style-name="ce13" office:value-type="float" office:value="366" calcext:value-type="float">
            <text:p>36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HybridFileParcelable_3_BinaryMutator</text:p>
          </table:table-cell>
          <table:table-cell table:style-name="ce13" table:formula="of:=[.D367]+[.B368]" office:value-type="float" office:value="16118" calcext:value-type="float">
            <text:p>16118</text:p>
          </table:table-cell>
          <table:table-cell table:style-name="ce15" table:formula="of:=[.B368]/[.$B$1]" office:value-type="float" office:value="1.45161290322581" calcext:value-type="float">
            <text:p>1,45</text:p>
          </table:table-cell>
          <table:table-cell table:style-name="ce15" table:formula="of:=[.F367]+[.E368]" office:value-type="float" office:value="519.935483870969" calcext:value-type="float">
            <text:p>519,94</text:p>
          </table:table-cell>
        </table:table-row>
        <table:table-row table:style-name="ro1">
          <table:table-cell table:style-name="ce13" office:value-type="float" office:value="367" calcext:value-type="float">
            <text:p>36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HybridFileParcelable_4_BinaryMutator</text:p>
          </table:table-cell>
          <table:table-cell table:style-name="ce13" table:formula="of:=[.D368]+[.B369]" office:value-type="float" office:value="16163" calcext:value-type="float">
            <text:p>16163</text:p>
          </table:table-cell>
          <table:table-cell table:style-name="ce15" table:formula="of:=[.B369]/[.$B$1]" office:value-type="float" office:value="1.45161290322581" calcext:value-type="float">
            <text:p>1,45</text:p>
          </table:table-cell>
          <table:table-cell table:style-name="ce15" table:formula="of:=[.F368]+[.E369]" office:value-type="float" office:value="521.387096774194" calcext:value-type="float">
            <text:p>521,39</text:p>
          </table:table-cell>
        </table:table-row>
        <table:table-row table:style-name="ro1">
          <table:table-cell table:style-name="ce13" office:value-type="float" office:value="368" calcext:value-type="float">
            <text:p>36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HybridFileParcelable_5_BinaryMutator</text:p>
          </table:table-cell>
          <table:table-cell table:style-name="ce13" table:formula="of:=[.D369]+[.B370]" office:value-type="float" office:value="16207" calcext:value-type="float">
            <text:p>16207</text:p>
          </table:table-cell>
          <table:table-cell table:style-name="ce15" table:formula="of:=[.B370]/[.$B$1]" office:value-type="float" office:value="1.41935483870968" calcext:value-type="float">
            <text:p>1,42</text:p>
          </table:table-cell>
          <table:table-cell table:style-name="ce15" table:formula="of:=[.F369]+[.E370]" office:value-type="float" office:value="522.806451612904" calcext:value-type="float">
            <text:p>522,81</text:p>
          </table:table-cell>
        </table:table-row>
        <table:table-row table:style-name="ro1">
          <table:table-cell table:style-name="ce13" office:value-type="float" office:value="369" calcext:value-type="float">
            <text:p>36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HybridFileParcelable_6_BinaryMutator</text:p>
          </table:table-cell>
          <table:table-cell table:style-name="ce13" table:formula="of:=[.D370]+[.B371]" office:value-type="float" office:value="16252" calcext:value-type="float">
            <text:p>16252</text:p>
          </table:table-cell>
          <table:table-cell table:style-name="ce15" table:formula="of:=[.B371]/[.$B$1]" office:value-type="float" office:value="1.45161290322581" calcext:value-type="float">
            <text:p>1,45</text:p>
          </table:table-cell>
          <table:table-cell table:style-name="ce15" table:formula="of:=[.F370]+[.E371]" office:value-type="float" office:value="524.25806451613" calcext:value-type="float">
            <text:p>524,26</text:p>
          </table:table-cell>
        </table:table-row>
        <table:table-row table:style-name="ro1"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HybridFileParcelable_7_BinaryMutator</text:p>
          </table:table-cell>
          <table:table-cell table:style-name="ce13" table:formula="of:=[.D371]+[.B372]" office:value-type="float" office:value="16296" calcext:value-type="float">
            <text:p>16296</text:p>
          </table:table-cell>
          <table:table-cell table:style-name="ce15" table:formula="of:=[.B372]/[.$B$1]" office:value-type="float" office:value="1.41935483870968" calcext:value-type="float">
            <text:p>1,42</text:p>
          </table:table-cell>
          <table:table-cell table:style-name="ce15" table:formula="of:=[.F371]+[.E372]" office:value-type="float" office:value="525.67741935484" calcext:value-type="float">
            <text:p>525,68</text:p>
          </table:table-cell>
        </table:table-row>
        <table:table-row table:style-name="ro1">
          <table:table-cell table:style-name="ce13" office:value-type="float" office:value="371" calcext:value-type="float">
            <text:p>37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HybridFileParcelable_8_BinaryMutator</text:p>
          </table:table-cell>
          <table:table-cell table:style-name="ce13" table:formula="of:=[.D372]+[.B373]" office:value-type="float" office:value="16341" calcext:value-type="float">
            <text:p>16341</text:p>
          </table:table-cell>
          <table:table-cell table:style-name="ce15" table:formula="of:=[.B373]/[.$B$1]" office:value-type="float" office:value="1.45161290322581" calcext:value-type="float">
            <text:p>1,45</text:p>
          </table:table-cell>
          <table:table-cell table:style-name="ce15" table:formula="of:=[.F372]+[.E373]" office:value-type="float" office:value="527.129032258065" calcext:value-type="float">
            <text:p>527,13</text:p>
          </table:table-cell>
        </table:table-row>
        <table:table-row table:style-name="ro1">
          <table:table-cell table:style-name="ce13" office:value-type="float" office:value="372" calcext:value-type="float">
            <text:p>37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ustomFileObserver_0_BinaryMutator</text:p>
          </table:table-cell>
          <table:table-cell table:style-name="ce13" table:formula="of:=[.D373]+[.B374]" office:value-type="float" office:value="16386" calcext:value-type="float">
            <text:p>16386</text:p>
          </table:table-cell>
          <table:table-cell table:style-name="ce15" table:formula="of:=[.B374]/[.$B$1]" office:value-type="float" office:value="1.45161290322581" calcext:value-type="float">
            <text:p>1,45</text:p>
          </table:table-cell>
          <table:table-cell table:style-name="ce15" table:formula="of:=[.F373]+[.E374]" office:value-type="float" office:value="528.580645161291" calcext:value-type="float">
            <text:p>528,58</text:p>
          </table:table-cell>
        </table:table-row>
        <table:table-row table:style-name="ro1">
          <table:table-cell table:style-name="ce13" office:value-type="float" office:value="373" calcext:value-type="float">
            <text:p>37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FileObserver_1_BinaryMutator</text:p>
          </table:table-cell>
          <table:table-cell table:style-name="ce13" table:formula="of:=[.D374]+[.B375]" office:value-type="float" office:value="16430" calcext:value-type="float">
            <text:p>16430</text:p>
          </table:table-cell>
          <table:table-cell table:style-name="ce15" table:formula="of:=[.B375]/[.$B$1]" office:value-type="float" office:value="1.41935483870968" calcext:value-type="float">
            <text:p>1,42</text:p>
          </table:table-cell>
          <table:table-cell table:style-name="ce15" table:formula="of:=[.F374]+[.E375]" office:value-type="float" office:value="530.000000000001" calcext:value-type="float">
            <text:p>530,00</text:p>
          </table:table-cell>
        </table:table-row>
        <table:table-row table:style-name="ro1">
          <table:table-cell table:style-name="ce13" office:value-type="float" office:value="374" calcext:value-type="float">
            <text:p>37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HybridFile_0_BinaryMutator</text:p>
          </table:table-cell>
          <table:table-cell table:style-name="ce13" table:formula="of:=[.D375]+[.B376]" office:value-type="float" office:value="16475" calcext:value-type="float">
            <text:p>16475</text:p>
          </table:table-cell>
          <table:table-cell table:style-name="ce15" table:formula="of:=[.B376]/[.$B$1]" office:value-type="float" office:value="1.45161290322581" calcext:value-type="float">
            <text:p>1,45</text:p>
          </table:table-cell>
          <table:table-cell table:style-name="ce15" table:formula="of:=[.F375]+[.E376]" office:value-type="float" office:value="531.451612903227" calcext:value-type="float">
            <text:p>531,45</text:p>
          </table:table-cell>
        </table:table-row>
        <table:table-row table:style-name="ro1">
          <table:table-cell table:style-name="ce13" office:value-type="float" office:value="375" calcext:value-type="float">
            <text:p>37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HybridFile_1_BinaryMutator</text:p>
          </table:table-cell>
          <table:table-cell table:style-name="ce13" table:formula="of:=[.D376]+[.B377]" office:value-type="float" office:value="16520" calcext:value-type="float">
            <text:p>16520</text:p>
          </table:table-cell>
          <table:table-cell table:style-name="ce15" table:formula="of:=[.B377]/[.$B$1]" office:value-type="float" office:value="1.45161290322581" calcext:value-type="float">
            <text:p>1,45</text:p>
          </table:table-cell>
          <table:table-cell table:style-name="ce15" table:formula="of:=[.F376]+[.E377]" office:value-type="float" office:value="532.903225806453" calcext:value-type="float">
            <text:p>532,90</text:p>
          </table:table-cell>
        </table:table-row>
        <table:table-row table:style-name="ro1">
          <table:table-cell table:style-name="ce13" office:value-type="float" office:value="376" calcext:value-type="float">
            <text:p>37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HybridFile_2_BinaryMutator</text:p>
          </table:table-cell>
          <table:table-cell table:style-name="ce13" table:formula="of:=[.D377]+[.B378]" office:value-type="float" office:value="16565" calcext:value-type="float">
            <text:p>16565</text:p>
          </table:table-cell>
          <table:table-cell table:style-name="ce15" table:formula="of:=[.B378]/[.$B$1]" office:value-type="float" office:value="1.45161290322581" calcext:value-type="float">
            <text:p>1,45</text:p>
          </table:table-cell>
          <table:table-cell table:style-name="ce15" table:formula="of:=[.F377]+[.E378]" office:value-type="float" office:value="534.354838709679" calcext:value-type="float">
            <text:p>534,35</text:p>
          </table:table-cell>
        </table:table-row>
        <table:table-row table:style-name="ro1">
          <table:table-cell table:style-name="ce13" office:value-type="float" office:value="377" calcext:value-type="float">
            <text:p>37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HybridFile_3_BinaryMutator</text:p>
          </table:table-cell>
          <table:table-cell table:style-name="ce13" table:formula="of:=[.D378]+[.B379]" office:value-type="float" office:value="16610" calcext:value-type="float">
            <text:p>16610</text:p>
          </table:table-cell>
          <table:table-cell table:style-name="ce15" table:formula="of:=[.B379]/[.$B$1]" office:value-type="float" office:value="1.45161290322581" calcext:value-type="float">
            <text:p>1,45</text:p>
          </table:table-cell>
          <table:table-cell table:style-name="ce15" table:formula="of:=[.F378]+[.E379]" office:value-type="float" office:value="535.806451612904" calcext:value-type="float">
            <text:p>535,81</text:p>
          </table:table-cell>
        </table:table-row>
        <table:table-row table:style-name="ro1">
          <table:table-cell table:style-name="ce13" office:value-type="float" office:value="378" calcext:value-type="float">
            <text:p>37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HybridFile_4_BinaryMutator</text:p>
          </table:table-cell>
          <table:table-cell table:style-name="ce13" table:formula="of:=[.D379]+[.B380]" office:value-type="float" office:value="16655" calcext:value-type="float">
            <text:p>16655</text:p>
          </table:table-cell>
          <table:table-cell table:style-name="ce15" table:formula="of:=[.B380]/[.$B$1]" office:value-type="float" office:value="1.45161290322581" calcext:value-type="float">
            <text:p>1,45</text:p>
          </table:table-cell>
          <table:table-cell table:style-name="ce15" table:formula="of:=[.F379]+[.E380]" office:value-type="float" office:value="537.25806451613" calcext:value-type="float">
            <text:p>537,26</text:p>
          </table:table-cell>
        </table:table-row>
        <table:table-row table:style-name="ro1">
          <table:table-cell table:style-name="ce13" office:value-type="float" office:value="379" calcext:value-type="float">
            <text:p>37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HybridFile_5_BinaryMutator</text:p>
          </table:table-cell>
          <table:table-cell table:style-name="ce13" table:formula="of:=[.D380]+[.B381]" office:value-type="float" office:value="16700" calcext:value-type="float">
            <text:p>16700</text:p>
          </table:table-cell>
          <table:table-cell table:style-name="ce15" table:formula="of:=[.B381]/[.$B$1]" office:value-type="float" office:value="1.45161290322581" calcext:value-type="float">
            <text:p>1,45</text:p>
          </table:table-cell>
          <table:table-cell table:style-name="ce15" table:formula="of:=[.F380]+[.E381]" office:value-type="float" office:value="538.709677419356" calcext:value-type="float">
            <text:p>538,71</text:p>
          </table:table-cell>
        </table:table-row>
        <table:table-row table:style-name="ro1"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HybridFile_6_BinaryMutator</text:p>
          </table:table-cell>
          <table:table-cell table:style-name="ce13" table:formula="of:=[.D381]+[.B382]" office:value-type="float" office:value="16745" calcext:value-type="float">
            <text:p>16745</text:p>
          </table:table-cell>
          <table:table-cell table:style-name="ce15" table:formula="of:=[.B382]/[.$B$1]" office:value-type="float" office:value="1.45161290322581" calcext:value-type="float">
            <text:p>1,45</text:p>
          </table:table-cell>
          <table:table-cell table:style-name="ce15" table:formula="of:=[.F381]+[.E382]" office:value-type="float" office:value="540.161290322582" calcext:value-type="float">
            <text:p>540,16</text:p>
          </table:table-cell>
        </table:table-row>
        <table:table-row table:style-name="ro1">
          <table:table-cell table:style-name="ce13" office:value-type="float" office:value="381" calcext:value-type="float">
            <text:p>38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HybridFile_7_BinaryMutator</text:p>
          </table:table-cell>
          <table:table-cell table:style-name="ce13" table:formula="of:=[.D382]+[.B383]" office:value-type="float" office:value="16790" calcext:value-type="float">
            <text:p>16790</text:p>
          </table:table-cell>
          <table:table-cell table:style-name="ce15" table:formula="of:=[.B383]/[.$B$1]" office:value-type="float" office:value="1.45161290322581" calcext:value-type="float">
            <text:p>1,45</text:p>
          </table:table-cell>
          <table:table-cell table:style-name="ce15" table:formula="of:=[.F382]+[.E383]" office:value-type="float" office:value="541.612903225808" calcext:value-type="float">
            <text:p>541,61</text:p>
          </table:table-cell>
        </table:table-row>
        <table:table-row table:style-name="ro1">
          <table:table-cell table:style-name="ce13" office:value-type="float" office:value="382" calcext:value-type="float">
            <text:p>38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ApkImageModelLoader_0_BinaryMutator</text:p>
          </table:table-cell>
          <table:table-cell table:style-name="ce13" table:formula="of:=[.D383]+[.B384]" office:value-type="float" office:value="16835" calcext:value-type="float">
            <text:p>16835</text:p>
          </table:table-cell>
          <table:table-cell table:style-name="ce15" table:formula="of:=[.B384]/[.$B$1]" office:value-type="float" office:value="1.45161290322581" calcext:value-type="float">
            <text:p>1,45</text:p>
          </table:table-cell>
          <table:table-cell table:style-name="ce15" table:formula="of:=[.F383]+[.E384]" office:value-type="float" office:value="543.064516129034" calcext:value-type="float">
            <text:p>543,06</text:p>
          </table:table-cell>
        </table:table-row>
        <table:table-row table:style-name="ro1">
          <table:table-cell table:style-name="ce13" office:value-type="float" office:value="383" calcext:value-type="float">
            <text:p>38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mpressedObjectParcelable_0_BinaryMutator</text:p>
          </table:table-cell>
          <table:table-cell table:style-name="ce13" table:formula="of:=[.D384]+[.B385]" office:value-type="float" office:value="16879" calcext:value-type="float">
            <text:p>16879</text:p>
          </table:table-cell>
          <table:table-cell table:style-name="ce15" table:formula="of:=[.B385]/[.$B$1]" office:value-type="float" office:value="1.41935483870968" calcext:value-type="float">
            <text:p>1,42</text:p>
          </table:table-cell>
          <table:table-cell table:style-name="ce15" table:formula="of:=[.F384]+[.E385]" office:value-type="float" office:value="544.483870967743" calcext:value-type="float">
            <text:p>544,48</text:p>
          </table:table-cell>
        </table:table-row>
        <table:table-row table:style-name="ro1">
          <table:table-cell table:style-name="ce13" office:value-type="float" office:value="384" calcext:value-type="float">
            <text:p>38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ompressedObjectParcelable_1_BinaryMutator</text:p>
          </table:table-cell>
          <table:table-cell table:style-name="ce13" table:formula="of:=[.D385]+[.B386]" office:value-type="float" office:value="16922" calcext:value-type="float">
            <text:p>16922</text:p>
          </table:table-cell>
          <table:table-cell table:style-name="ce15" table:formula="of:=[.B386]/[.$B$1]" office:value-type="float" office:value="1.38709677419355" calcext:value-type="float">
            <text:p>1,39</text:p>
          </table:table-cell>
          <table:table-cell table:style-name="ce15" table:formula="of:=[.F385]+[.E386]" office:value-type="float" office:value="545.870967741937" calcext:value-type="float">
            <text:p>545,87</text:p>
          </table:table-cell>
        </table:table-row>
        <table:table-row table:style-name="ro1">
          <table:table-cell table:style-name="ce13" office:value-type="float" office:value="385" calcext:value-type="float">
            <text:p>38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mpressedObjectParcelable_2_BinaryMutator</text:p>
          </table:table-cell>
          <table:table-cell table:style-name="ce13" table:formula="of:=[.D386]+[.B387]" office:value-type="float" office:value="16966" calcext:value-type="float">
            <text:p>16966</text:p>
          </table:table-cell>
          <table:table-cell table:style-name="ce15" table:formula="of:=[.B387]/[.$B$1]" office:value-type="float" office:value="1.41935483870968" calcext:value-type="float">
            <text:p>1,42</text:p>
          </table:table-cell>
          <table:table-cell table:style-name="ce15" table:formula="of:=[.F386]+[.E387]" office:value-type="float" office:value="547.290322580646" calcext:value-type="float">
            <text:p>547,29</text:p>
          </table:table-cell>
        </table:table-row>
        <table:table-row table:style-name="ro1">
          <table:table-cell table:style-name="ce13" office:value-type="float" office:value="386" calcext:value-type="float">
            <text:p>38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mpressedObjectParcelable_3_BinaryMutator</text:p>
          </table:table-cell>
          <table:table-cell table:style-name="ce13" table:formula="of:=[.D387]+[.B388]" office:value-type="float" office:value="17010" calcext:value-type="float">
            <text:p>17010</text:p>
          </table:table-cell>
          <table:table-cell table:style-name="ce15" table:formula="of:=[.B388]/[.$B$1]" office:value-type="float" office:value="1.41935483870968" calcext:value-type="float">
            <text:p>1,42</text:p>
          </table:table-cell>
          <table:table-cell table:style-name="ce15" table:formula="of:=[.F387]+[.E388]" office:value-type="float" office:value="548.709677419356" calcext:value-type="float">
            <text:p>548,71</text:p>
          </table:table-cell>
        </table:table-row>
        <table:table-row table:style-name="ro1">
          <table:table-cell table:style-name="ce13" office:value-type="float" office:value="387" calcext:value-type="float">
            <text:p>38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mpressedObjectParcelable_4_BinaryMutator</text:p>
          </table:table-cell>
          <table:table-cell table:style-name="ce13" table:formula="of:=[.D388]+[.B389]" office:value-type="float" office:value="17054" calcext:value-type="float">
            <text:p>17054</text:p>
          </table:table-cell>
          <table:table-cell table:style-name="ce15" table:formula="of:=[.B389]/[.$B$1]" office:value-type="float" office:value="1.41935483870968" calcext:value-type="float">
            <text:p>1,42</text:p>
          </table:table-cell>
          <table:table-cell table:style-name="ce15" table:formula="of:=[.F388]+[.E389]" office:value-type="float" office:value="550.129032258066" calcext:value-type="float">
            <text:p>550,13</text:p>
          </table:table-cell>
        </table:table-row>
        <table:table-row table:style-name="ro1">
          <table:table-cell table:style-name="ce13" office:value-type="float" office:value="388" calcext:value-type="float">
            <text:p>38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ompressedObjectParcelable_5_BinaryMutator</text:p>
          </table:table-cell>
          <table:table-cell table:style-name="ce13" table:formula="of:=[.D389]+[.B390]" office:value-type="float" office:value="17097" calcext:value-type="float">
            <text:p>17097</text:p>
          </table:table-cell>
          <table:table-cell table:style-name="ce15" table:formula="of:=[.B390]/[.$B$1]" office:value-type="float" office:value="1.38709677419355" calcext:value-type="float">
            <text:p>1,39</text:p>
          </table:table-cell>
          <table:table-cell table:style-name="ce15" table:formula="of:=[.F389]+[.E390]" office:value-type="float" office:value="551.516129032259" calcext:value-type="float">
            <text:p>551,52</text:p>
          </table:table-cell>
        </table:table-row>
        <table:table-row table:style-name="ro1">
          <table:table-cell table:style-name="ce13" office:value-type="float" office:value="389" calcext:value-type="float">
            <text:p>38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ompressedObjectParcelable_6_BinaryMutator</text:p>
          </table:table-cell>
          <table:table-cell table:style-name="ce13" table:formula="of:=[.D390]+[.B391]" office:value-type="float" office:value="17140" calcext:value-type="float">
            <text:p>17140</text:p>
          </table:table-cell>
          <table:table-cell table:style-name="ce15" table:formula="of:=[.B391]/[.$B$1]" office:value-type="float" office:value="1.38709677419355" calcext:value-type="float">
            <text:p>1,39</text:p>
          </table:table-cell>
          <table:table-cell table:style-name="ce15" table:formula="of:=[.F390]+[.E391]" office:value-type="float" office:value="552.903225806453" calcext:value-type="float">
            <text:p>552,90</text:p>
          </table:table-cell>
        </table:table-row>
        <table:table-row table:style-name="ro1">
          <table:table-cell table:style-name="ce13" office:value-type="float" office:value="390" calcext:value-type="float">
            <text:p>39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mpressedObjectParcelable_7_BinaryMutator</text:p>
          </table:table-cell>
          <table:table-cell table:style-name="ce13" table:formula="of:=[.D391]+[.B392]" office:value-type="float" office:value="17184" calcext:value-type="float">
            <text:p>17184</text:p>
          </table:table-cell>
          <table:table-cell table:style-name="ce15" table:formula="of:=[.B392]/[.$B$1]" office:value-type="float" office:value="1.41935483870968" calcext:value-type="float">
            <text:p>1,42</text:p>
          </table:table-cell>
          <table:table-cell table:style-name="ce15" table:formula="of:=[.F391]+[.E392]" office:value-type="float" office:value="554.322580645162" calcext:value-type="float">
            <text:p>554,32</text:p>
          </table:table-cell>
        </table:table-row>
        <table:table-row table:style-name="ro1">
          <table:table-cell table:style-name="ce13" office:value-type="float" office:value="391" calcext:value-type="float">
            <text:p>39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mpressedObjectParcelable_8_BinaryMutator</text:p>
          </table:table-cell>
          <table:table-cell table:style-name="ce13" table:formula="of:=[.D392]+[.B393]" office:value-type="float" office:value="17228" calcext:value-type="float">
            <text:p>17228</text:p>
          </table:table-cell>
          <table:table-cell table:style-name="ce15" table:formula="of:=[.B393]/[.$B$1]" office:value-type="float" office:value="1.41935483870968" calcext:value-type="float">
            <text:p>1,42</text:p>
          </table:table-cell>
          <table:table-cell table:style-name="ce15" table:formula="of:=[.F392]+[.E393]" office:value-type="float" office:value="555.741935483872" calcext:value-type="float">
            <text:p>555,74</text:p>
          </table:table-cell>
        </table:table-row>
        <table:table-row table:style-name="ro1">
          <table:table-cell table:style-name="ce13" office:value-type="float" office:value="392" calcext:value-type="float">
            <text:p>39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cyclerAdapter_0_BinaryMutator</text:p>
          </table:table-cell>
          <table:table-cell table:style-name="ce13" table:formula="of:=[.D393]+[.B394]" office:value-type="float" office:value="17273" calcext:value-type="float">
            <text:p>17273</text:p>
          </table:table-cell>
          <table:table-cell table:style-name="ce15" table:formula="of:=[.B394]/[.$B$1]" office:value-type="float" office:value="1.45161290322581" calcext:value-type="float">
            <text:p>1,45</text:p>
          </table:table-cell>
          <table:table-cell table:style-name="ce15" table:formula="of:=[.F393]+[.E394]" office:value-type="float" office:value="557.193548387098" calcext:value-type="float">
            <text:p>557,19</text:p>
          </table:table-cell>
        </table:table-row>
        <table:table-row table:style-name="ro1">
          <table:table-cell table:style-name="ce13" office:value-type="float" office:value="393" calcext:value-type="float">
            <text:p>39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cyclerAdapter_1_BinaryMutator</text:p>
          </table:table-cell>
          <table:table-cell table:style-name="ce13" table:formula="of:=[.D394]+[.B395]" office:value-type="float" office:value="17318" calcext:value-type="float">
            <text:p>17318</text:p>
          </table:table-cell>
          <table:table-cell table:style-name="ce15" table:formula="of:=[.B395]/[.$B$1]" office:value-type="float" office:value="1.45161290322581" calcext:value-type="float">
            <text:p>1,45</text:p>
          </table:table-cell>
          <table:table-cell table:style-name="ce15" table:formula="of:=[.F394]+[.E395]" office:value-type="float" office:value="558.645161290324" calcext:value-type="float">
            <text:p>558,65</text:p>
          </table:table-cell>
        </table:table-row>
        <table:table-row table:style-name="ro1">
          <table:table-cell table:style-name="ce13" office:value-type="float" office:value="394" calcext:value-type="float">
            <text:p>39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cyclerAdapter_2_BinaryMutator</text:p>
          </table:table-cell>
          <table:table-cell table:style-name="ce13" table:formula="of:=[.D395]+[.B396]" office:value-type="float" office:value="17363" calcext:value-type="float">
            <text:p>17363</text:p>
          </table:table-cell>
          <table:table-cell table:style-name="ce15" table:formula="of:=[.B396]/[.$B$1]" office:value-type="float" office:value="1.45161290322581" calcext:value-type="float">
            <text:p>1,45</text:p>
          </table:table-cell>
          <table:table-cell table:style-name="ce15" table:formula="of:=[.F395]+[.E396]" office:value-type="float" office:value="560.09677419355" calcext:value-type="float">
            <text:p>560,10</text:p>
          </table:table-cell>
        </table:table-row>
        <table:table-row table:style-name="ro1">
          <table:table-cell table:style-name="ce13" office:value-type="float" office:value="395" calcext:value-type="float">
            <text:p>39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cyclerAdapter_3_BinaryMutator</text:p>
          </table:table-cell>
          <table:table-cell table:style-name="ce13" table:formula="of:=[.D396]+[.B397]" office:value-type="float" office:value="17408" calcext:value-type="float">
            <text:p>17408</text:p>
          </table:table-cell>
          <table:table-cell table:style-name="ce15" table:formula="of:=[.B397]/[.$B$1]" office:value-type="float" office:value="1.45161290322581" calcext:value-type="float">
            <text:p>1,45</text:p>
          </table:table-cell>
          <table:table-cell table:style-name="ce15" table:formula="of:=[.F396]+[.E397]" office:value-type="float" office:value="561.548387096775" calcext:value-type="float">
            <text:p>561,55</text:p>
          </table:table-cell>
        </table:table-row>
        <table:table-row table:style-name="ro1">
          <table:table-cell table:style-name="ce13" office:value-type="float" office:value="396" calcext:value-type="float">
            <text:p>39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cyclerAdapter_4_BinaryMutator</text:p>
          </table:table-cell>
          <table:table-cell table:style-name="ce13" table:formula="of:=[.D397]+[.B398]" office:value-type="float" office:value="17453" calcext:value-type="float">
            <text:p>17453</text:p>
          </table:table-cell>
          <table:table-cell table:style-name="ce15" table:formula="of:=[.B398]/[.$B$1]" office:value-type="float" office:value="1.45161290322581" calcext:value-type="float">
            <text:p>1,45</text:p>
          </table:table-cell>
          <table:table-cell table:style-name="ce15" table:formula="of:=[.F397]+[.E398]" office:value-type="float" office:value="563.000000000001" calcext:value-type="float">
            <text:p>563,00</text:p>
          </table:table-cell>
        </table:table-row>
        <table:table-row table:style-name="ro1">
          <table:table-cell table:style-name="ce13" office:value-type="float" office:value="397" calcext:value-type="float">
            <text:p>39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cyclerAdapter_5_BuggyGUIListenerOperatorMutator</text:p>
          </table:table-cell>
          <table:table-cell table:style-name="ce13" table:formula="of:=[.D398]+[.B399]" office:value-type="float" office:value="17498" calcext:value-type="float">
            <text:p>17498</text:p>
          </table:table-cell>
          <table:table-cell table:style-name="ce15" table:formula="of:=[.B399]/[.$B$1]" office:value-type="float" office:value="1.45161290322581" calcext:value-type="float">
            <text:p>1,45</text:p>
          </table:table-cell>
          <table:table-cell table:style-name="ce15" table:formula="of:=[.F398]+[.E399]" office:value-type="float" office:value="564.451612903227" calcext:value-type="float">
            <text:p>564,45</text:p>
          </table:table-cell>
        </table:table-row>
        <table:table-row table:style-name="ro1">
          <table:table-cell table:style-name="ce13" office:value-type="float" office:value="398" calcext:value-type="float">
            <text:p>39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cyclerAdapter_6_BuggyGUIListenerOperatorMutator</text:p>
          </table:table-cell>
          <table:table-cell table:style-name="ce13" table:formula="of:=[.D399]+[.B400]" office:value-type="float" office:value="17543" calcext:value-type="float">
            <text:p>17543</text:p>
          </table:table-cell>
          <table:table-cell table:style-name="ce15" table:formula="of:=[.B400]/[.$B$1]" office:value-type="float" office:value="1.45161290322581" calcext:value-type="float">
            <text:p>1,45</text:p>
          </table:table-cell>
          <table:table-cell table:style-name="ce15" table:formula="of:=[.F399]+[.E400]" office:value-type="float" office:value="565.903225806453" calcext:value-type="float">
            <text:p>565,90</text:p>
          </table:table-cell>
        </table:table-row>
        <table:table-row table:style-name="ro1"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RecyclerAdapter_7_BuggyGUIListenerOperatorMutator</text:p>
          </table:table-cell>
          <table:table-cell table:style-name="ce13" table:formula="of:=[.D400]+[.B401]" office:value-type="float" office:value="17587" calcext:value-type="float">
            <text:p>17587</text:p>
          </table:table-cell>
          <table:table-cell table:style-name="ce15" table:formula="of:=[.B401]/[.$B$1]" office:value-type="float" office:value="1.41935483870968" calcext:value-type="float">
            <text:p>1,42</text:p>
          </table:table-cell>
          <table:table-cell table:style-name="ce15" table:formula="of:=[.F400]+[.E401]" office:value-type="float" office:value="567.322580645163" calcext:value-type="float">
            <text:p>567,32</text:p>
          </table:table-cell>
        </table:table-row>
        <table:table-row table:style-name="ro1"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cyclerAdapter_8_BuggyGUIListenerOperatorMutator</text:p>
          </table:table-cell>
          <table:table-cell table:style-name="ce13" table:formula="of:=[.D401]+[.B402]" office:value-type="float" office:value="17632" calcext:value-type="float">
            <text:p>17632</text:p>
          </table:table-cell>
          <table:table-cell table:style-name="ce15" table:formula="of:=[.B402]/[.$B$1]" office:value-type="float" office:value="1.45161290322581" calcext:value-type="float">
            <text:p>1,45</text:p>
          </table:table-cell>
          <table:table-cell table:style-name="ce15" table:formula="of:=[.F401]+[.E402]" office:value-type="float" office:value="568.774193548388" calcext:value-type="float">
            <text:p>568,77</text:p>
          </table:table-cell>
        </table:table-row>
        <table:table-row table:style-name="ro1">
          <table:table-cell table:style-name="ce13" office:value-type="float" office:value="401" calcext:value-type="float">
            <text:p>40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cyclerAdapter_9_BuggyGUIListenerOperatorMutator</text:p>
          </table:table-cell>
          <table:table-cell table:style-name="ce13" table:formula="of:=[.D402]+[.B403]" office:value-type="float" office:value="17677" calcext:value-type="float">
            <text:p>17677</text:p>
          </table:table-cell>
          <table:table-cell table:style-name="ce15" table:formula="of:=[.B403]/[.$B$1]" office:value-type="float" office:value="1.45161290322581" calcext:value-type="float">
            <text:p>1,45</text:p>
          </table:table-cell>
          <table:table-cell table:style-name="ce15" table:formula="of:=[.F402]+[.E403]" office:value-type="float" office:value="570.225806451614" calcext:value-type="float">
            <text:p>570,23</text:p>
          </table:table-cell>
        </table:table-row>
        <table:table-row table:style-name="ro1">
          <table:table-cell table:style-name="ce13" office:value-type="float" office:value="402" calcext:value-type="float">
            <text:p>40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cyclerAdapter_10_BuggyGUIListenerOperatorMutator</text:p>
          </table:table-cell>
          <table:table-cell table:style-name="ce13" table:formula="of:=[.D403]+[.B404]" office:value-type="float" office:value="17722" calcext:value-type="float">
            <text:p>17722</text:p>
          </table:table-cell>
          <table:table-cell table:style-name="ce15" table:formula="of:=[.B404]/[.$B$1]" office:value-type="float" office:value="1.45161290322581" calcext:value-type="float">
            <text:p>1,45</text:p>
          </table:table-cell>
          <table:table-cell table:style-name="ce15" table:formula="of:=[.F403]+[.E404]" office:value-type="float" office:value="571.67741935484" calcext:value-type="float">
            <text:p>571,68</text:p>
          </table:table-cell>
        </table:table-row>
        <table:table-row table:style-name="ro1">
          <table:table-cell table:style-name="ce13" office:value-type="float" office:value="403" calcext:value-type="float">
            <text:p>40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RecyclerAdapter_11_BuggyGUIListenerOperatorMutator</text:p>
          </table:table-cell>
          <table:table-cell table:style-name="ce13" table:formula="of:=[.D404]+[.B405]" office:value-type="float" office:value="17768" calcext:value-type="float">
            <text:p>17768</text:p>
          </table:table-cell>
          <table:table-cell table:style-name="ce15" table:formula="of:=[.B405]/[.$B$1]" office:value-type="float" office:value="1.48387096774194" calcext:value-type="float">
            <text:p>1,48</text:p>
          </table:table-cell>
          <table:table-cell table:style-name="ce15" table:formula="of:=[.F404]+[.E405]" office:value-type="float" office:value="573.161290322582" calcext:value-type="float">
            <text:p>573,16</text:p>
          </table:table-cell>
        </table:table-row>
        <table:table-row table:style-name="ro1">
          <table:table-cell table:style-name="ce13" office:value-type="float" office:value="404" calcext:value-type="float">
            <text:p>40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cyclerAdapter_12_InvalidViewFocusOperatorMutator</text:p>
          </table:table-cell>
          <table:table-cell table:style-name="ce13" table:formula="of:=[.D405]+[.B406]" office:value-type="float" office:value="17813" calcext:value-type="float">
            <text:p>17813</text:p>
          </table:table-cell>
          <table:table-cell table:style-name="ce15" table:formula="of:=[.B406]/[.$B$1]" office:value-type="float" office:value="1.45161290322581" calcext:value-type="float">
            <text:p>1,45</text:p>
          </table:table-cell>
          <table:table-cell table:style-name="ce15" table:formula="of:=[.F405]+[.E406]" office:value-type="float" office:value="574.612903225808" calcext:value-type="float">
            <text:p>574,61</text:p>
          </table:table-cell>
        </table:table-row>
        <table:table-row table:style-name="ro1">
          <table:table-cell table:style-name="ce13" office:value-type="float" office:value="405" calcext:value-type="float">
            <text:p>40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RecyclerAdapter_13_ViewComponentNotVisibleOperatorMutator</text:p>
          </table:table-cell>
          <table:table-cell table:style-name="ce13" table:formula="of:=[.D406]+[.B407]" office:value-type="float" office:value="17857" calcext:value-type="float">
            <text:p>17857</text:p>
          </table:table-cell>
          <table:table-cell table:style-name="ce15" table:formula="of:=[.B407]/[.$B$1]" office:value-type="float" office:value="1.41935483870968" calcext:value-type="float">
            <text:p>1,42</text:p>
          </table:table-cell>
          <table:table-cell table:style-name="ce15" table:formula="of:=[.F406]+[.E407]" office:value-type="float" office:value="576.032258064518" calcext:value-type="float">
            <text:p>576,03</text:p>
          </table:table-cell>
        </table:table-row>
        <table:table-row table:style-name="ro1">
          <table:table-cell table:style-name="ce13" office:value-type="float" office:value="406" calcext:value-type="float">
            <text:p>40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RecyclerAdapter_14_InvalidViewFocusOperatorMutator</text:p>
          </table:table-cell>
          <table:table-cell table:style-name="ce13" table:formula="of:=[.D407]+[.B408]" office:value-type="float" office:value="17901" calcext:value-type="float">
            <text:p>17901</text:p>
          </table:table-cell>
          <table:table-cell table:style-name="ce15" table:formula="of:=[.B408]/[.$B$1]" office:value-type="float" office:value="1.41935483870968" calcext:value-type="float">
            <text:p>1,42</text:p>
          </table:table-cell>
          <table:table-cell table:style-name="ce15" table:formula="of:=[.F407]+[.E408]" office:value-type="float" office:value="577.451612903227" calcext:value-type="float">
            <text:p>577,45</text:p>
          </table:table-cell>
        </table:table-row>
        <table:table-row table:style-name="ro1">
          <table:table-cell table:style-name="ce13" office:value-type="float" office:value="407" calcext:value-type="float">
            <text:p>40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cyclerAdapter_15_ViewComponentNotVisibleOperatorMutator</text:p>
          </table:table-cell>
          <table:table-cell table:style-name="ce13" table:formula="of:=[.D408]+[.B409]" office:value-type="float" office:value="17946" calcext:value-type="float">
            <text:p>17946</text:p>
          </table:table-cell>
          <table:table-cell table:style-name="ce15" table:formula="of:=[.B409]/[.$B$1]" office:value-type="float" office:value="1.45161290322581" calcext:value-type="float">
            <text:p>1,45</text:p>
          </table:table-cell>
          <table:table-cell table:style-name="ce15" table:formula="of:=[.F408]+[.E409]" office:value-type="float" office:value="578.903225806453" calcext:value-type="float">
            <text:p>578,90</text:p>
          </table:table-cell>
        </table:table-row>
        <table:table-row table:style-name="ro1">
          <table:table-cell table:style-name="ce13" office:value-type="float" office:value="408" calcext:value-type="float">
            <text:p>40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cyclerAdapter_16_InvalidViewFocusOperatorMutator</text:p>
          </table:table-cell>
          <table:table-cell table:style-name="ce13" table:formula="of:=[.D409]+[.B410]" office:value-type="float" office:value="17991" calcext:value-type="float">
            <text:p>17991</text:p>
          </table:table-cell>
          <table:table-cell table:style-name="ce15" table:formula="of:=[.B410]/[.$B$1]" office:value-type="float" office:value="1.45161290322581" calcext:value-type="float">
            <text:p>1,45</text:p>
          </table:table-cell>
          <table:table-cell table:style-name="ce15" table:formula="of:=[.F409]+[.E410]" office:value-type="float" office:value="580.354838709679" calcext:value-type="float">
            <text:p>580,35</text:p>
          </table:table-cell>
        </table:table-row>
        <table:table-row table:style-name="ro1">
          <table:table-cell table:style-name="ce13" office:value-type="float" office:value="409" calcext:value-type="float">
            <text:p>40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cyclerAdapter_17_ViewComponentNotVisibleOperatorMutator</text:p>
          </table:table-cell>
          <table:table-cell table:style-name="ce13" table:formula="of:=[.D410]+[.B411]" office:value-type="float" office:value="18036" calcext:value-type="float">
            <text:p>18036</text:p>
          </table:table-cell>
          <table:table-cell table:style-name="ce15" table:formula="of:=[.B411]/[.$B$1]" office:value-type="float" office:value="1.45161290322581" calcext:value-type="float">
            <text:p>1,45</text:p>
          </table:table-cell>
          <table:table-cell table:style-name="ce15" table:formula="of:=[.F410]+[.E411]" office:value-type="float" office:value="581.806451612905" calcext:value-type="float">
            <text:p>581,81</text:p>
          </table:table-cell>
        </table:table-row>
        <table:table-row table:style-name="ro1">
          <table:table-cell table:style-name="ce13" office:value-type="float" office:value="410" calcext:value-type="float">
            <text:p>41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ompressedExplorerAdapter_0_BinaryMutator</text:p>
          </table:table-cell>
          <table:table-cell table:style-name="ce13" table:formula="of:=[.D411]+[.B412]" office:value-type="float" office:value="18081" calcext:value-type="float">
            <text:p>18081</text:p>
          </table:table-cell>
          <table:table-cell table:style-name="ce15" table:formula="of:=[.B412]/[.$B$1]" office:value-type="float" office:value="1.45161290322581" calcext:value-type="float">
            <text:p>1,45</text:p>
          </table:table-cell>
          <table:table-cell table:style-name="ce15" table:formula="of:=[.F411]+[.E412]" office:value-type="float" office:value="583.258064516131" calcext:value-type="float">
            <text:p>583,26</text:p>
          </table:table-cell>
        </table:table-row>
        <table:table-row table:style-name="ro1">
          <table:table-cell table:style-name="ce13" office:value-type="float" office:value="411" calcext:value-type="float">
            <text:p>41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mpressedExplorerAdapter_1_InvalidViewFocusOperatorMutator</text:p>
          </table:table-cell>
          <table:table-cell table:style-name="ce13" table:formula="of:=[.D412]+[.B413]" office:value-type="float" office:value="18125" calcext:value-type="float">
            <text:p>18125</text:p>
          </table:table-cell>
          <table:table-cell table:style-name="ce15" table:formula="of:=[.B413]/[.$B$1]" office:value-type="float" office:value="1.41935483870968" calcext:value-type="float">
            <text:p>1,42</text:p>
          </table:table-cell>
          <table:table-cell table:style-name="ce15" table:formula="of:=[.F412]+[.E413]" office:value-type="float" office:value="584.67741935484" calcext:value-type="float">
            <text:p>584,68</text:p>
          </table:table-cell>
        </table:table-row>
        <table:table-row table:style-name="ro1">
          <table:table-cell table:style-name="ce13" office:value-type="float" office:value="412" calcext:value-type="float">
            <text:p>41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mpressedExplorerAdapter_2_ViewComponentNotVisibleOperatorMutator</text:p>
          </table:table-cell>
          <table:table-cell table:style-name="ce13" table:formula="of:=[.D413]+[.B414]" office:value-type="float" office:value="18169" calcext:value-type="float">
            <text:p>18169</text:p>
          </table:table-cell>
          <table:table-cell table:style-name="ce15" table:formula="of:=[.B414]/[.$B$1]" office:value-type="float" office:value="1.41935483870968" calcext:value-type="float">
            <text:p>1,42</text:p>
          </table:table-cell>
          <table:table-cell table:style-name="ce15" table:formula="of:=[.F413]+[.E414]" office:value-type="float" office:value="586.09677419355" calcext:value-type="float">
            <text:p>586,10</text:p>
          </table:table-cell>
        </table:table-row>
        <table:table-row table:style-name="ro1">
          <table:table-cell table:style-name="ce13" office:value-type="float" office:value="413" calcext:value-type="float">
            <text:p>41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mpressedExplorerAdapter_3_BinaryMutator</text:p>
          </table:table-cell>
          <table:table-cell table:style-name="ce13" table:formula="of:=[.D414]+[.B415]" office:value-type="float" office:value="18213" calcext:value-type="float">
            <text:p>18213</text:p>
          </table:table-cell>
          <table:table-cell table:style-name="ce15" table:formula="of:=[.B415]/[.$B$1]" office:value-type="float" office:value="1.41935483870968" calcext:value-type="float">
            <text:p>1,42</text:p>
          </table:table-cell>
          <table:table-cell table:style-name="ce15" table:formula="of:=[.F414]+[.E415]" office:value-type="float" office:value="587.51612903226" calcext:value-type="float">
            <text:p>587,52</text:p>
          </table:table-cell>
        </table:table-row>
        <table:table-row table:style-name="ro1">
          <table:table-cell table:style-name="ce13" office:value-type="float" office:value="414" calcext:value-type="float">
            <text:p>41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mpressedExplorerAdapter_4_BuggyGUIListenerOperatorMutator</text:p>
          </table:table-cell>
          <table:table-cell table:style-name="ce13" table:formula="of:=[.D415]+[.B416]" office:value-type="float" office:value="18257" calcext:value-type="float">
            <text:p>18257</text:p>
          </table:table-cell>
          <table:table-cell table:style-name="ce15" table:formula="of:=[.B416]/[.$B$1]" office:value-type="float" office:value="1.41935483870968" calcext:value-type="float">
            <text:p>1,42</text:p>
          </table:table-cell>
          <table:table-cell table:style-name="ce15" table:formula="of:=[.F415]+[.E416]" office:value-type="float" office:value="588.935483870969" calcext:value-type="float">
            <text:p>588,94</text:p>
          </table:table-cell>
        </table:table-row>
        <table:table-row table:style-name="ro1">
          <table:table-cell table:style-name="ce13" office:value-type="float" office:value="415" calcext:value-type="float">
            <text:p>41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mpressedExplorerAdapter_5_BuggyGUIListenerOperatorMutator</text:p>
          </table:table-cell>
          <table:table-cell table:style-name="ce13" table:formula="of:=[.D416]+[.B417]" office:value-type="float" office:value="18301" calcext:value-type="float">
            <text:p>18301</text:p>
          </table:table-cell>
          <table:table-cell table:style-name="ce15" table:formula="of:=[.B417]/[.$B$1]" office:value-type="float" office:value="1.41935483870968" calcext:value-type="float">
            <text:p>1,42</text:p>
          </table:table-cell>
          <table:table-cell table:style-name="ce15" table:formula="of:=[.F416]+[.E417]" office:value-type="float" office:value="590.354838709679" calcext:value-type="float">
            <text:p>590,35</text:p>
          </table:table-cell>
        </table:table-row>
        <table:table-row table:style-name="ro1">
          <table:table-cell table:style-name="ce13" office:value-type="float" office:value="416" calcext:value-type="float">
            <text:p>41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mpressedExplorerAdapter_6_BinaryMutator</text:p>
          </table:table-cell>
          <table:table-cell table:style-name="ce13" table:formula="of:=[.D417]+[.B418]" office:value-type="float" office:value="18345" calcext:value-type="float">
            <text:p>18345</text:p>
          </table:table-cell>
          <table:table-cell table:style-name="ce15" table:formula="of:=[.B418]/[.$B$1]" office:value-type="float" office:value="1.41935483870968" calcext:value-type="float">
            <text:p>1,42</text:p>
          </table:table-cell>
          <table:table-cell table:style-name="ce15" table:formula="of:=[.F417]+[.E418]" office:value-type="float" office:value="591.774193548388" calcext:value-type="float">
            <text:p>591,77</text:p>
          </table:table-cell>
        </table:table-row>
        <table:table-row table:style-name="ro1">
          <table:table-cell table:style-name="ce13" office:value-type="float" office:value="417" calcext:value-type="float">
            <text:p>41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OperationDataWithName_0_BinaryMutator</text:p>
          </table:table-cell>
          <table:table-cell table:style-name="ce13" table:formula="of:=[.D418]+[.B419]" office:value-type="float" office:value="18390" calcext:value-type="float">
            <text:p>18390</text:p>
          </table:table-cell>
          <table:table-cell table:style-name="ce15" table:formula="of:=[.B419]/[.$B$1]" office:value-type="float" office:value="1.45161290322581" calcext:value-type="float">
            <text:p>1,45</text:p>
          </table:table-cell>
          <table:table-cell table:style-name="ce15" table:formula="of:=[.F418]+[.E419]" office:value-type="float" office:value="593.225806451614" calcext:value-type="float">
            <text:p>593,23</text:p>
          </table:table-cell>
        </table:table-row>
        <table:table-row table:style-name="ro1">
          <table:table-cell table:style-name="ce13" office:value-type="float" office:value="418" calcext:value-type="float">
            <text:p>41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OperationDataWithName_1_BinaryMutator</text:p>
          </table:table-cell>
          <table:table-cell table:style-name="ce13" table:formula="of:=[.D419]+[.B420]" office:value-type="float" office:value="18434" calcext:value-type="float">
            <text:p>18434</text:p>
          </table:table-cell>
          <table:table-cell table:style-name="ce15" table:formula="of:=[.B420]/[.$B$1]" office:value-type="float" office:value="1.41935483870968" calcext:value-type="float">
            <text:p>1,42</text:p>
          </table:table-cell>
          <table:table-cell table:style-name="ce15" table:formula="of:=[.F419]+[.E420]" office:value-type="float" office:value="594.645161290324" calcext:value-type="float">
            <text:p>594,65</text:p>
          </table:table-cell>
        </table:table-row>
        <table:table-row table:style-name="ro1">
          <table:table-cell table:style-name="ce13" office:value-type="float" office:value="419" calcext:value-type="float">
            <text:p>41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SftpEntry_0_BinaryMutator</text:p>
          </table:table-cell>
          <table:table-cell table:style-name="ce13" table:formula="of:=[.D420]+[.B421]" office:value-type="float" office:value="18478" calcext:value-type="float">
            <text:p>18478</text:p>
          </table:table-cell>
          <table:table-cell table:style-name="ce15" table:formula="of:=[.B421]/[.$B$1]" office:value-type="float" office:value="1.41935483870968" calcext:value-type="float">
            <text:p>1,42</text:p>
          </table:table-cell>
          <table:table-cell table:style-name="ce15" table:formula="of:=[.F420]+[.E421]" office:value-type="float" office:value="596.064516129034" calcext:value-type="float">
            <text:p>596,06</text:p>
          </table:table-cell>
        </table:table-row>
        <table:table-row table:style-name="ro1">
          <table:table-cell table:style-name="ce13" office:value-type="float" office:value="420" calcext:value-type="float">
            <text:p>42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ftpEntry_1_BinaryMutator</text:p>
          </table:table-cell>
          <table:table-cell table:style-name="ce13" table:formula="of:=[.D421]+[.B422]" office:value-type="float" office:value="18523" calcext:value-type="float">
            <text:p>18523</text:p>
          </table:table-cell>
          <table:table-cell table:style-name="ce15" table:formula="of:=[.B422]/[.$B$1]" office:value-type="float" office:value="1.45161290322581" calcext:value-type="float">
            <text:p>1,45</text:p>
          </table:table-cell>
          <table:table-cell table:style-name="ce15" table:formula="of:=[.F421]+[.E422]" office:value-type="float" office:value="597.516129032259" calcext:value-type="float">
            <text:p>597,52</text:p>
          </table:table-cell>
        </table:table-row>
        <table:table-row table:style-name="ro1">
          <table:table-cell table:style-name="ce13" office:value-type="float" office:value="421" calcext:value-type="float">
            <text:p>42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ftpEntry_2_BinaryMutator</text:p>
          </table:table-cell>
          <table:table-cell table:style-name="ce13" table:formula="of:=[.D422]+[.B423]" office:value-type="float" office:value="18568" calcext:value-type="float">
            <text:p>18568</text:p>
          </table:table-cell>
          <table:table-cell table:style-name="ce15" table:formula="of:=[.B423]/[.$B$1]" office:value-type="float" office:value="1.45161290322581" calcext:value-type="float">
            <text:p>1,45</text:p>
          </table:table-cell>
          <table:table-cell table:style-name="ce15" table:formula="of:=[.F422]+[.E423]" office:value-type="float" office:value="598.967741935485" calcext:value-type="float">
            <text:p>598,97</text:p>
          </table:table-cell>
        </table:table-row>
        <table:table-row table:style-name="ro1">
          <table:table-cell table:style-name="ce13" office:value-type="float" office:value="422" calcext:value-type="float">
            <text:p>42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SftpEntry_3_BinaryMutator</text:p>
          </table:table-cell>
          <table:table-cell table:style-name="ce13" table:formula="of:=[.D423]+[.B424]" office:value-type="float" office:value="18612" calcext:value-type="float">
            <text:p>18612</text:p>
          </table:table-cell>
          <table:table-cell table:style-name="ce15" table:formula="of:=[.B424]/[.$B$1]" office:value-type="float" office:value="1.41935483870968" calcext:value-type="float">
            <text:p>1,42</text:p>
          </table:table-cell>
          <table:table-cell table:style-name="ce15" table:formula="of:=[.F423]+[.E424]" office:value-type="float" office:value="600.387096774195" calcext:value-type="float">
            <text:p>600,39</text:p>
          </table:table-cell>
        </table:table-row>
        <table:table-row table:style-name="ro1">
          <table:table-cell table:style-name="ce13" office:value-type="float" office:value="423" calcext:value-type="float">
            <text:p>42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OperationData_0_BinaryMutator</text:p>
          </table:table-cell>
          <table:table-cell table:style-name="ce13" table:formula="of:=[.D424]+[.B425]" office:value-type="float" office:value="18656" calcext:value-type="float">
            <text:p>18656</text:p>
          </table:table-cell>
          <table:table-cell table:style-name="ce15" table:formula="of:=[.B425]/[.$B$1]" office:value-type="float" office:value="1.41935483870968" calcext:value-type="float">
            <text:p>1,42</text:p>
          </table:table-cell>
          <table:table-cell table:style-name="ce15" table:formula="of:=[.F424]+[.E425]" office:value-type="float" office:value="601.806451612905" calcext:value-type="float">
            <text:p>601,81</text:p>
          </table:table-cell>
        </table:table-row>
        <table:table-row table:style-name="ro1">
          <table:table-cell table:style-name="ce13" office:value-type="float" office:value="424" calcext:value-type="float">
            <text:p>42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OperationData_1_BinaryMutator</text:p>
          </table:table-cell>
          <table:table-cell table:style-name="ce13" table:formula="of:=[.D425]+[.B426]" office:value-type="float" office:value="18700" calcext:value-type="float">
            <text:p>18700</text:p>
          </table:table-cell>
          <table:table-cell table:style-name="ce15" table:formula="of:=[.B426]/[.$B$1]" office:value-type="float" office:value="1.41935483870968" calcext:value-type="float">
            <text:p>1,42</text:p>
          </table:table-cell>
          <table:table-cell table:style-name="ce15" table:formula="of:=[.F425]+[.E426]" office:value-type="float" office:value="603.225806451614" calcext:value-type="float">
            <text:p>603,23</text:p>
          </table:table-cell>
        </table:table-row>
        <table:table-row table:style-name="ro1">
          <table:table-cell table:style-name="ce13" office:value-type="float" office:value="425" calcext:value-type="float">
            <text:p>42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ShareAdapter_0_InvalidViewFocusOperatorMutator</text:p>
          </table:table-cell>
          <table:table-cell table:style-name="ce13" table:formula="of:=[.D426]+[.B427]" office:value-type="float" office:value="18744" calcext:value-type="float">
            <text:p>18744</text:p>
          </table:table-cell>
          <table:table-cell table:style-name="ce15" table:formula="of:=[.B427]/[.$B$1]" office:value-type="float" office:value="1.41935483870968" calcext:value-type="float">
            <text:p>1,42</text:p>
          </table:table-cell>
          <table:table-cell table:style-name="ce15" table:formula="of:=[.F426]+[.E427]" office:value-type="float" office:value="604.645161290324" calcext:value-type="float">
            <text:p>604,65</text:p>
          </table:table-cell>
        </table:table-row>
        <table:table-row table:style-name="ro1">
          <table:table-cell table:style-name="ce13" office:value-type="float" office:value="426" calcext:value-type="float">
            <text:p>42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ShareAdapter_1_ViewComponentNotVisibleOperatorMutator</text:p>
          </table:table-cell>
          <table:table-cell table:style-name="ce13" table:formula="of:=[.D427]+[.B428]" office:value-type="float" office:value="18788" calcext:value-type="float">
            <text:p>18788</text:p>
          </table:table-cell>
          <table:table-cell table:style-name="ce15" table:formula="of:=[.B428]/[.$B$1]" office:value-type="float" office:value="1.41935483870968" calcext:value-type="float">
            <text:p>1,42</text:p>
          </table:table-cell>
          <table:table-cell table:style-name="ce15" table:formula="of:=[.F427]+[.E428]" office:value-type="float" office:value="606.064516129034" calcext:value-type="float">
            <text:p>606,06</text:p>
          </table:table-cell>
        </table:table-row>
        <table:table-row table:style-name="ro1">
          <table:table-cell table:style-name="ce13" office:value-type="float" office:value="427" calcext:value-type="float">
            <text:p>42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ShareAdapter_2_InvalidViewFocusOperatorMutator</text:p>
          </table:table-cell>
          <table:table-cell table:style-name="ce13" table:formula="of:=[.D428]+[.B429]" office:value-type="float" office:value="18832" calcext:value-type="float">
            <text:p>18832</text:p>
          </table:table-cell>
          <table:table-cell table:style-name="ce15" table:formula="of:=[.B429]/[.$B$1]" office:value-type="float" office:value="1.41935483870968" calcext:value-type="float">
            <text:p>1,42</text:p>
          </table:table-cell>
          <table:table-cell table:style-name="ce15" table:formula="of:=[.F428]+[.E429]" office:value-type="float" office:value="607.483870967743" calcext:value-type="float">
            <text:p>607,48</text:p>
          </table:table-cell>
        </table:table-row>
        <table:table-row table:style-name="ro1">
          <table:table-cell table:style-name="ce13" office:value-type="float" office:value="428" calcext:value-type="float">
            <text:p>42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hareAdapter_3_ViewComponentNotVisibleOperatorMutator</text:p>
          </table:table-cell>
          <table:table-cell table:style-name="ce13" table:formula="of:=[.D429]+[.B430]" office:value-type="float" office:value="18875" calcext:value-type="float">
            <text:p>18875</text:p>
          </table:table-cell>
          <table:table-cell table:style-name="ce15" table:formula="of:=[.B430]/[.$B$1]" office:value-type="float" office:value="1.38709677419355" calcext:value-type="float">
            <text:p>1,39</text:p>
          </table:table-cell>
          <table:table-cell table:style-name="ce15" table:formula="of:=[.F429]+[.E430]" office:value-type="float" office:value="608.870967741937" calcext:value-type="float">
            <text:p>608,87</text:p>
          </table:table-cell>
        </table:table-row>
        <table:table-row table:style-name="ro1">
          <table:table-cell table:style-name="ce13" office:value-type="float" office:value="429" calcext:value-type="float">
            <text:p>42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hareAdapter_4_BuggyGUIListenerOperatorMutator</text:p>
          </table:table-cell>
          <table:table-cell table:style-name="ce13" table:formula="of:=[.D430]+[.B431]" office:value-type="float" office:value="18918" calcext:value-type="float">
            <text:p>18918</text:p>
          </table:table-cell>
          <table:table-cell table:style-name="ce15" table:formula="of:=[.B431]/[.$B$1]" office:value-type="float" office:value="1.38709677419355" calcext:value-type="float">
            <text:p>1,39</text:p>
          </table:table-cell>
          <table:table-cell table:style-name="ce15" table:formula="of:=[.F430]+[.E431]" office:value-type="float" office:value="610.25806451613" calcext:value-type="float">
            <text:p>610,26</text:p>
          </table:table-cell>
        </table:table-row>
        <table:table-row table:style-name="ro1">
          <table:table-cell table:style-name="ce13" office:value-type="float" office:value="430" calcext:value-type="float">
            <text:p>43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lorPickerDialog_0_InvalidViewFocusOperatorMutator</text:p>
          </table:table-cell>
          <table:table-cell table:style-name="ce13" table:formula="of:=[.D431]+[.B432]" office:value-type="float" office:value="18962" calcext:value-type="float">
            <text:p>18962</text:p>
          </table:table-cell>
          <table:table-cell table:style-name="ce15" table:formula="of:=[.B432]/[.$B$1]" office:value-type="float" office:value="1.41935483870968" calcext:value-type="float">
            <text:p>1,42</text:p>
          </table:table-cell>
          <table:table-cell table:style-name="ce15" table:formula="of:=[.F431]+[.E432]" office:value-type="float" office:value="611.67741935484" calcext:value-type="float">
            <text:p>611,68</text:p>
          </table:table-cell>
        </table:table-row>
        <table:table-row table:style-name="ro1">
          <table:table-cell table:style-name="ce13" office:value-type="float" office:value="431" calcext:value-type="float">
            <text:p>43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lorPickerDialog_1_ViewComponentNotVisibleOperatorMutator</text:p>
          </table:table-cell>
          <table:table-cell table:style-name="ce13" table:formula="of:=[.D432]+[.B433]" office:value-type="float" office:value="19006" calcext:value-type="float">
            <text:p>19006</text:p>
          </table:table-cell>
          <table:table-cell table:style-name="ce15" table:formula="of:=[.B433]/[.$B$1]" office:value-type="float" office:value="1.41935483870968" calcext:value-type="float">
            <text:p>1,42</text:p>
          </table:table-cell>
          <table:table-cell table:style-name="ce15" table:formula="of:=[.F432]+[.E433]" office:value-type="float" office:value="613.096774193549" calcext:value-type="float">
            <text:p>613,10</text:p>
          </table:table-cell>
        </table:table-row>
        <table:table-row table:style-name="ro1">
          <table:table-cell table:style-name="ce13" office:value-type="float" office:value="432" calcext:value-type="float">
            <text:p>43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lorPickerDialog_2_InvalidViewFocusOperatorMutator</text:p>
          </table:table-cell>
          <table:table-cell table:style-name="ce13" table:formula="of:=[.D433]+[.B434]" office:value-type="float" office:value="19050" calcext:value-type="float">
            <text:p>19050</text:p>
          </table:table-cell>
          <table:table-cell table:style-name="ce15" table:formula="of:=[.B434]/[.$B$1]" office:value-type="float" office:value="1.41935483870968" calcext:value-type="float">
            <text:p>1,42</text:p>
          </table:table-cell>
          <table:table-cell table:style-name="ce15" table:formula="of:=[.F433]+[.E434]" office:value-type="float" office:value="614.516129032259" calcext:value-type="float">
            <text:p>614,52</text:p>
          </table:table-cell>
        </table:table-row>
        <table:table-row table:style-name="ro1">
          <table:table-cell table:style-name="ce13" office:value-type="float" office:value="433" calcext:value-type="float">
            <text:p>43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olorPickerDialog_3_ViewComponentNotVisibleOperatorMutator</text:p>
          </table:table-cell>
          <table:table-cell table:style-name="ce13" table:formula="of:=[.D434]+[.B435]" office:value-type="float" office:value="19093" calcext:value-type="float">
            <text:p>19093</text:p>
          </table:table-cell>
          <table:table-cell table:style-name="ce15" table:formula="of:=[.B435]/[.$B$1]" office:value-type="float" office:value="1.38709677419355" calcext:value-type="float">
            <text:p>1,39</text:p>
          </table:table-cell>
          <table:table-cell table:style-name="ce15" table:formula="of:=[.F434]+[.E435]" office:value-type="float" office:value="615.903225806453" calcext:value-type="float">
            <text:p>615,90</text:p>
          </table:table-cell>
        </table:table-row>
        <table:table-row table:style-name="ro1">
          <table:table-cell table:style-name="ce13" office:value-type="float" office:value="434" calcext:value-type="float">
            <text:p>43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lorPickerDialog_4_InvalidViewFocusOperatorMutator</text:p>
          </table:table-cell>
          <table:table-cell table:style-name="ce13" table:formula="of:=[.D435]+[.B436]" office:value-type="float" office:value="19137" calcext:value-type="float">
            <text:p>19137</text:p>
          </table:table-cell>
          <table:table-cell table:style-name="ce15" table:formula="of:=[.B436]/[.$B$1]" office:value-type="float" office:value="1.41935483870968" calcext:value-type="float">
            <text:p>1,42</text:p>
          </table:table-cell>
          <table:table-cell table:style-name="ce15" table:formula="of:=[.F435]+[.E436]" office:value-type="float" office:value="617.322580645162" calcext:value-type="float">
            <text:p>617,32</text:p>
          </table:table-cell>
        </table:table-row>
        <table:table-row table:style-name="ro1">
          <table:table-cell table:style-name="ce13" office:value-type="float" office:value="435" calcext:value-type="float">
            <text:p>43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olorPickerDialog_5_ViewComponentNotVisibleOperatorMutator</text:p>
          </table:table-cell>
          <table:table-cell table:style-name="ce13" table:formula="of:=[.D436]+[.B437]" office:value-type="float" office:value="19180" calcext:value-type="float">
            <text:p>19180</text:p>
          </table:table-cell>
          <table:table-cell table:style-name="ce15" table:formula="of:=[.B437]/[.$B$1]" office:value-type="float" office:value="1.38709677419355" calcext:value-type="float">
            <text:p>1,39</text:p>
          </table:table-cell>
          <table:table-cell table:style-name="ce15" table:formula="of:=[.F436]+[.E437]" office:value-type="float" office:value="618.709677419356" calcext:value-type="float">
            <text:p>618,71</text:p>
          </table:table-cell>
        </table:table-row>
        <table:table-row table:style-name="ro1">
          <table:table-cell table:style-name="ce13" office:value-type="float" office:value="436" calcext:value-type="float">
            <text:p>43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lorPickerDialog_6_BuggyGUIListenerOperatorMutator</text:p>
          </table:table-cell>
          <table:table-cell table:style-name="ce13" table:formula="of:=[.D437]+[.B438]" office:value-type="float" office:value="19224" calcext:value-type="float">
            <text:p>19224</text:p>
          </table:table-cell>
          <table:table-cell table:style-name="ce15" table:formula="of:=[.B438]/[.$B$1]" office:value-type="float" office:value="1.41935483870968" calcext:value-type="float">
            <text:p>1,42</text:p>
          </table:table-cell>
          <table:table-cell table:style-name="ce15" table:formula="of:=[.F437]+[.E438]" office:value-type="float" office:value="620.129032258065" calcext:value-type="float">
            <text:p>620,13</text:p>
          </table:table-cell>
        </table:table-row>
        <table:table-row table:style-name="ro1">
          <table:table-cell table:style-name="ce13" office:value-type="float" office:value="437" calcext:value-type="float">
            <text:p>43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lorPickerDialog_7_InvalidViewFocusOperatorMutator</text:p>
          </table:table-cell>
          <table:table-cell table:style-name="ce13" table:formula="of:=[.D438]+[.B439]" office:value-type="float" office:value="19268" calcext:value-type="float">
            <text:p>19268</text:p>
          </table:table-cell>
          <table:table-cell table:style-name="ce15" table:formula="of:=[.B439]/[.$B$1]" office:value-type="float" office:value="1.41935483870968" calcext:value-type="float">
            <text:p>1,42</text:p>
          </table:table-cell>
          <table:table-cell table:style-name="ce15" table:formula="of:=[.F438]+[.E439]" office:value-type="float" office:value="621.548387096775" calcext:value-type="float">
            <text:p>621,55</text:p>
          </table:table-cell>
        </table:table-row>
        <table:table-row table:style-name="ro1">
          <table:table-cell table:style-name="ce13" office:value-type="float" office:value="438" calcext:value-type="float">
            <text:p>43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olorPickerDialog_8_ViewComponentNotVisibleOperatorMutator</text:p>
          </table:table-cell>
          <table:table-cell table:style-name="ce13" table:formula="of:=[.D439]+[.B440]" office:value-type="float" office:value="19312" calcext:value-type="float">
            <text:p>19312</text:p>
          </table:table-cell>
          <table:table-cell table:style-name="ce15" table:formula="of:=[.B440]/[.$B$1]" office:value-type="float" office:value="1.41935483870968" calcext:value-type="float">
            <text:p>1,42</text:p>
          </table:table-cell>
          <table:table-cell table:style-name="ce15" table:formula="of:=[.F439]+[.E440]" office:value-type="float" office:value="622.967741935485" calcext:value-type="float">
            <text:p>622,97</text:p>
          </table:table-cell>
        </table:table-row>
        <table:table-row table:style-name="ro1">
          <table:table-cell table:style-name="ce13" office:value-type="float" office:value="439" calcext:value-type="float">
            <text:p>43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nameBookmark_0_LengthyGUICreationOperatorMutator</text:p>
          </table:table-cell>
          <table:table-cell table:style-name="ce13" table:formula="of:=[.D440]+[.B441]" office:value-type="float" office:value="19357" calcext:value-type="float">
            <text:p>19357</text:p>
          </table:table-cell>
          <table:table-cell table:style-name="ce15" table:formula="of:=[.B441]/[.$B$1]" office:value-type="float" office:value="1.45161290322581" calcext:value-type="float">
            <text:p>1,45</text:p>
          </table:table-cell>
          <table:table-cell table:style-name="ce15" table:formula="of:=[.F440]+[.E441]" office:value-type="float" office:value="624.419354838711" calcext:value-type="float">
            <text:p>624,42</text:p>
          </table:table-cell>
        </table:table-row>
        <table:table-row table:style-name="ro1">
          <table:table-cell table:style-name="ce13" office:value-type="float" office:value="440" calcext:value-type="float">
            <text:p>44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nameBookmark_1_InvalidViewFocusOperatorMutator</text:p>
          </table:table-cell>
          <table:table-cell table:style-name="ce13" table:formula="of:=[.D441]+[.B442]" office:value-type="float" office:value="19402" calcext:value-type="float">
            <text:p>19402</text:p>
          </table:table-cell>
          <table:table-cell table:style-name="ce15" table:formula="of:=[.B442]/[.$B$1]" office:value-type="float" office:value="1.45161290322581" calcext:value-type="float">
            <text:p>1,45</text:p>
          </table:table-cell>
          <table:table-cell table:style-name="ce15" table:formula="of:=[.F441]+[.E442]" office:value-type="float" office:value="625.870967741936" calcext:value-type="float">
            <text:p>625,87</text:p>
          </table:table-cell>
        </table:table-row>
        <table:table-row table:style-name="ro1">
          <table:table-cell table:style-name="ce13" office:value-type="float" office:value="441" calcext:value-type="float">
            <text:p>4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RenameBookmark_2_ViewComponentNotVisibleOperatorMutator</text:p>
          </table:table-cell>
          <table:table-cell table:style-name="ce13" table:formula="of:=[.D442]+[.B443]" office:value-type="float" office:value="19446" calcext:value-type="float">
            <text:p>19446</text:p>
          </table:table-cell>
          <table:table-cell table:style-name="ce15" table:formula="of:=[.B443]/[.$B$1]" office:value-type="float" office:value="1.41935483870968" calcext:value-type="float">
            <text:p>1,42</text:p>
          </table:table-cell>
          <table:table-cell table:style-name="ce15" table:formula="of:=[.F442]+[.E443]" office:value-type="float" office:value="627.290322580646" calcext:value-type="float">
            <text:p>627,29</text:p>
          </table:table-cell>
        </table:table-row>
        <table:table-row table:style-name="ro1">
          <table:table-cell table:style-name="ce13" office:value-type="float" office:value="442" calcext:value-type="float">
            <text:p>44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nameBookmark_3_InvalidViewFocusOperatorMutator</text:p>
          </table:table-cell>
          <table:table-cell table:style-name="ce13" table:formula="of:=[.D443]+[.B444]" office:value-type="float" office:value="19491" calcext:value-type="float">
            <text:p>19491</text:p>
          </table:table-cell>
          <table:table-cell table:style-name="ce15" table:formula="of:=[.B444]/[.$B$1]" office:value-type="float" office:value="1.45161290322581" calcext:value-type="float">
            <text:p>1,45</text:p>
          </table:table-cell>
          <table:table-cell table:style-name="ce15" table:formula="of:=[.F443]+[.E444]" office:value-type="float" office:value="628.741935483872" calcext:value-type="float">
            <text:p>628,74</text:p>
          </table:table-cell>
        </table:table-row>
        <table:table-row table:style-name="ro1">
          <table:table-cell table:style-name="ce13" office:value-type="float" office:value="443" calcext:value-type="float">
            <text:p>4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RenameBookmark_4_ViewComponentNotVisibleOperatorMutator</text:p>
          </table:table-cell>
          <table:table-cell table:style-name="ce13" table:formula="of:=[.D444]+[.B445]" office:value-type="float" office:value="19535" calcext:value-type="float">
            <text:p>19535</text:p>
          </table:table-cell>
          <table:table-cell table:style-name="ce15" table:formula="of:=[.B445]/[.$B$1]" office:value-type="float" office:value="1.41935483870968" calcext:value-type="float">
            <text:p>1,42</text:p>
          </table:table-cell>
          <table:table-cell table:style-name="ce15" table:formula="of:=[.F444]+[.E445]" office:value-type="float" office:value="630.161290322582" calcext:value-type="float">
            <text:p>630,16</text:p>
          </table:table-cell>
        </table:table-row>
        <table:table-row table:style-name="ro1">
          <table:table-cell table:style-name="ce13" office:value-type="float" office:value="444" calcext:value-type="float">
            <text:p>44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RenameBookmark_5_InvalidViewFocusOperatorMutator</text:p>
          </table:table-cell>
          <table:table-cell table:style-name="ce13" table:formula="of:=[.D445]+[.B446]" office:value-type="float" office:value="19579" calcext:value-type="float">
            <text:p>19579</text:p>
          </table:table-cell>
          <table:table-cell table:style-name="ce15" table:formula="of:=[.B446]/[.$B$1]" office:value-type="float" office:value="1.41935483870968" calcext:value-type="float">
            <text:p>1,42</text:p>
          </table:table-cell>
          <table:table-cell table:style-name="ce15" table:formula="of:=[.F445]+[.E446]" office:value-type="float" office:value="631.580645161291" calcext:value-type="float">
            <text:p>631,58</text:p>
          </table:table-cell>
        </table:table-row>
        <table:table-row table:style-name="ro1">
          <table:table-cell table:style-name="ce13" office:value-type="float" office:value="445" calcext:value-type="float">
            <text:p>44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nameBookmark_6_ViewComponentNotVisibleOperatorMutator</text:p>
          </table:table-cell>
          <table:table-cell table:style-name="ce13" table:formula="of:=[.D446]+[.B447]" office:value-type="float" office:value="19624" calcext:value-type="float">
            <text:p>19624</text:p>
          </table:table-cell>
          <table:table-cell table:style-name="ce15" table:formula="of:=[.B447]/[.$B$1]" office:value-type="float" office:value="1.45161290322581" calcext:value-type="float">
            <text:p>1,45</text:p>
          </table:table-cell>
          <table:table-cell table:style-name="ce15" table:formula="of:=[.F446]+[.E447]" office:value-type="float" office:value="633.032258064517" calcext:value-type="float">
            <text:p>633,03</text:p>
          </table:table-cell>
        </table:table-row>
        <table:table-row table:style-name="ro1">
          <table:table-cell table:style-name="ce13" office:value-type="float" office:value="446" calcext:value-type="float">
            <text:p>44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nameBookmark_7_InvalidViewFocusOperatorMutator</text:p>
          </table:table-cell>
          <table:table-cell table:style-name="ce13" table:formula="of:=[.D447]+[.B448]" office:value-type="float" office:value="19669" calcext:value-type="float">
            <text:p>19669</text:p>
          </table:table-cell>
          <table:table-cell table:style-name="ce15" table:formula="of:=[.B448]/[.$B$1]" office:value-type="float" office:value="1.45161290322581" calcext:value-type="float">
            <text:p>1,45</text:p>
          </table:table-cell>
          <table:table-cell table:style-name="ce15" table:formula="of:=[.F447]+[.E448]" office:value-type="float" office:value="634.483870967743" calcext:value-type="float">
            <text:p>634,48</text:p>
          </table:table-cell>
        </table:table-row>
        <table:table-row table:style-name="ro1">
          <table:table-cell table:style-name="ce13" office:value-type="float" office:value="447" calcext:value-type="float">
            <text:p>44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RenameBookmark_8_ViewComponentNotVisibleOperatorMutator</text:p>
          </table:table-cell>
          <table:table-cell table:style-name="ce13" table:formula="of:=[.D448]+[.B449]" office:value-type="float" office:value="19713" calcext:value-type="float">
            <text:p>19713</text:p>
          </table:table-cell>
          <table:table-cell table:style-name="ce15" table:formula="of:=[.B449]/[.$B$1]" office:value-type="float" office:value="1.41935483870968" calcext:value-type="float">
            <text:p>1,42</text:p>
          </table:table-cell>
          <table:table-cell table:style-name="ce15" table:formula="of:=[.F448]+[.E449]" office:value-type="float" office:value="635.903225806453" calcext:value-type="float">
            <text:p>635,90</text:p>
          </table:table-cell>
        </table:table-row>
        <table:table-row table:style-name="ro1">
          <table:table-cell table:style-name="ce13" office:value-type="float" office:value="448" calcext:value-type="float">
            <text:p>44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RenameBookmark_9_BuggyGUIListenerOperatorMutator</text:p>
          </table:table-cell>
          <table:table-cell table:style-name="ce13" table:formula="of:=[.D449]+[.B450]" office:value-type="float" office:value="19757" calcext:value-type="float">
            <text:p>19757</text:p>
          </table:table-cell>
          <table:table-cell table:style-name="ce15" table:formula="of:=[.B450]/[.$B$1]" office:value-type="float" office:value="1.41935483870968" calcext:value-type="float">
            <text:p>1,42</text:p>
          </table:table-cell>
          <table:table-cell table:style-name="ce15" table:formula="of:=[.F449]+[.E450]" office:value-type="float" office:value="637.322580645162" calcext:value-type="float">
            <text:p>637,32</text:p>
          </table:table-cell>
        </table:table-row>
        <table:table-row table:style-name="ro1">
          <table:table-cell table:style-name="ce13" office:value-type="float" office:value="449" calcext:value-type="float">
            <text:p>44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RenameBookmark_10_BuggyGUIListenerOperatorMutator</text:p>
          </table:table-cell>
          <table:table-cell table:style-name="ce13" table:formula="of:=[.D450]+[.B451]" office:value-type="float" office:value="19802" calcext:value-type="float">
            <text:p>19802</text:p>
          </table:table-cell>
          <table:table-cell table:style-name="ce15" table:formula="of:=[.B451]/[.$B$1]" office:value-type="float" office:value="1.45161290322581" calcext:value-type="float">
            <text:p>1,45</text:p>
          </table:table-cell>
          <table:table-cell table:style-name="ce15" table:formula="of:=[.F450]+[.E451]" office:value-type="float" office:value="638.774193548388" calcext:value-type="float">
            <text:p>638,77</text:p>
          </table:table-cell>
        </table:table-row>
        <table:table-row table:style-name="ro1">
          <table:table-cell table:style-name="ce13" office:value-type="float" office:value="450" calcext:value-type="float">
            <text:p>450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GeneralDialogCreation_0_InvalidViewFocusOperatorMutator</text:p>
          </table:table-cell>
          <table:table-cell table:style-name="ce13" table:formula="of:=[.D451]+[.B452]" office:value-type="float" office:value="19848" calcext:value-type="float">
            <text:p>19848</text:p>
          </table:table-cell>
          <table:table-cell table:style-name="ce15" table:formula="of:=[.B452]/[.$B$1]" office:value-type="float" office:value="1.48387096774194" calcext:value-type="float">
            <text:p>1,48</text:p>
          </table:table-cell>
          <table:table-cell table:style-name="ce15" table:formula="of:=[.F451]+[.E452]" office:value-type="float" office:value="640.25806451613" calcext:value-type="float">
            <text:p>640,26</text:p>
          </table:table-cell>
        </table:table-row>
        <table:table-row table:style-name="ro1">
          <table:table-cell table:style-name="ce13" office:value-type="float" office:value="451" calcext:value-type="float">
            <text:p>45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1_ViewComponentNotVisibleOperatorMutator</text:p>
          </table:table-cell>
          <table:table-cell table:style-name="ce13" table:formula="of:=[.D452]+[.B453]" office:value-type="float" office:value="19892" calcext:value-type="float">
            <text:p>19892</text:p>
          </table:table-cell>
          <table:table-cell table:style-name="ce15" table:formula="of:=[.B453]/[.$B$1]" office:value-type="float" office:value="1.41935483870968" calcext:value-type="float">
            <text:p>1,42</text:p>
          </table:table-cell>
          <table:table-cell table:style-name="ce15" table:formula="of:=[.F452]+[.E453]" office:value-type="float" office:value="641.67741935484" calcext:value-type="float">
            <text:p>641,68</text:p>
          </table:table-cell>
        </table:table-row>
        <table:table-row table:style-name="ro1">
          <table:table-cell table:style-name="ce13" office:value-type="float" office:value="452" calcext:value-type="float">
            <text:p>45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2_InvalidViewFocusOperatorMutator</text:p>
          </table:table-cell>
          <table:table-cell table:style-name="ce13" table:formula="of:=[.D453]+[.B454]" office:value-type="float" office:value="19937" calcext:value-type="float">
            <text:p>19937</text:p>
          </table:table-cell>
          <table:table-cell table:style-name="ce15" table:formula="of:=[.B454]/[.$B$1]" office:value-type="float" office:value="1.45161290322581" calcext:value-type="float">
            <text:p>1,45</text:p>
          </table:table-cell>
          <table:table-cell table:style-name="ce15" table:formula="of:=[.F453]+[.E454]" office:value-type="float" office:value="643.129032258065" calcext:value-type="float">
            <text:p>643,13</text:p>
          </table:table-cell>
        </table:table-row>
        <table:table-row table:style-name="ro1">
          <table:table-cell table:style-name="ce13" office:value-type="float" office:value="453" calcext:value-type="float">
            <text:p>45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3_ViewComponentNotVisibleOperatorMutator</text:p>
          </table:table-cell>
          <table:table-cell table:style-name="ce13" table:formula="of:=[.D454]+[.B455]" office:value-type="float" office:value="19981" calcext:value-type="float">
            <text:p>19981</text:p>
          </table:table-cell>
          <table:table-cell table:style-name="ce15" table:formula="of:=[.B455]/[.$B$1]" office:value-type="float" office:value="1.41935483870968" calcext:value-type="float">
            <text:p>1,42</text:p>
          </table:table-cell>
          <table:table-cell table:style-name="ce15" table:formula="of:=[.F454]+[.E455]" office:value-type="float" office:value="644.548387096775" calcext:value-type="float">
            <text:p>644,55</text:p>
          </table:table-cell>
        </table:table-row>
        <table:table-row table:style-name="ro1">
          <table:table-cell table:style-name="ce13" office:value-type="float" office:value="454" calcext:value-type="float">
            <text:p>45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4_InvalidViewFocusOperatorMutator</text:p>
          </table:table-cell>
          <table:table-cell table:style-name="ce13" table:formula="of:=[.D455]+[.B456]" office:value-type="float" office:value="20026" calcext:value-type="float">
            <text:p>20026</text:p>
          </table:table-cell>
          <table:table-cell table:style-name="ce15" table:formula="of:=[.B456]/[.$B$1]" office:value-type="float" office:value="1.45161290322581" calcext:value-type="float">
            <text:p>1,45</text:p>
          </table:table-cell>
          <table:table-cell table:style-name="ce15" table:formula="of:=[.F455]+[.E456]" office:value-type="float" office:value="646.000000000001" calcext:value-type="float">
            <text:p>646,00</text:p>
          </table:table-cell>
        </table:table-row>
        <table:table-row table:style-name="ro1">
          <table:table-cell table:style-name="ce13" office:value-type="float" office:value="455" calcext:value-type="float">
            <text:p>45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5_ViewComponentNotVisibleOperatorMutator</text:p>
          </table:table-cell>
          <table:table-cell table:style-name="ce13" table:formula="of:=[.D456]+[.B457]" office:value-type="float" office:value="20070" calcext:value-type="float">
            <text:p>20070</text:p>
          </table:table-cell>
          <table:table-cell table:style-name="ce15" table:formula="of:=[.B457]/[.$B$1]" office:value-type="float" office:value="1.41935483870968" calcext:value-type="float">
            <text:p>1,42</text:p>
          </table:table-cell>
          <table:table-cell table:style-name="ce15" table:formula="of:=[.F456]+[.E457]" office:value-type="float" office:value="647.419354838711" calcext:value-type="float">
            <text:p>647,42</text:p>
          </table:table-cell>
        </table:table-row>
        <table:table-row table:style-name="ro1">
          <table:table-cell table:style-name="ce13" office:value-type="float" office:value="456" calcext:value-type="float">
            <text:p>45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6_InvalidViewFocusOperatorMutator</text:p>
          </table:table-cell>
          <table:table-cell table:style-name="ce13" table:formula="of:=[.D457]+[.B458]" office:value-type="float" office:value="20114" calcext:value-type="float">
            <text:p>20114</text:p>
          </table:table-cell>
          <table:table-cell table:style-name="ce15" table:formula="of:=[.B458]/[.$B$1]" office:value-type="float" office:value="1.41935483870968" calcext:value-type="float">
            <text:p>1,42</text:p>
          </table:table-cell>
          <table:table-cell table:style-name="ce15" table:formula="of:=[.F457]+[.E458]" office:value-type="float" office:value="648.83870967742" calcext:value-type="float">
            <text:p>648,84</text:p>
          </table:table-cell>
        </table:table-row>
        <table:table-row table:style-name="ro1">
          <table:table-cell table:style-name="ce13" office:value-type="float" office:value="457" calcext:value-type="float">
            <text:p>45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7_ViewComponentNotVisibleOperatorMutator</text:p>
          </table:table-cell>
          <table:table-cell table:style-name="ce13" table:formula="of:=[.D458]+[.B459]" office:value-type="float" office:value="20159" calcext:value-type="float">
            <text:p>20159</text:p>
          </table:table-cell>
          <table:table-cell table:style-name="ce15" table:formula="of:=[.B459]/[.$B$1]" office:value-type="float" office:value="1.45161290322581" calcext:value-type="float">
            <text:p>1,45</text:p>
          </table:table-cell>
          <table:table-cell table:style-name="ce15" table:formula="of:=[.F458]+[.E459]" office:value-type="float" office:value="650.290322580646" calcext:value-type="float">
            <text:p>650,29</text:p>
          </table:table-cell>
        </table:table-row>
        <table:table-row table:style-name="ro1">
          <table:table-cell table:style-name="ce13" office:value-type="float" office:value="458" calcext:value-type="float">
            <text:p>45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8_InvalidViewFocusOperatorMutator</text:p>
          </table:table-cell>
          <table:table-cell table:style-name="ce13" table:formula="of:=[.D459]+[.B460]" office:value-type="float" office:value="20204" calcext:value-type="float">
            <text:p>20204</text:p>
          </table:table-cell>
          <table:table-cell table:style-name="ce15" table:formula="of:=[.B460]/[.$B$1]" office:value-type="float" office:value="1.45161290322581" calcext:value-type="float">
            <text:p>1,45</text:p>
          </table:table-cell>
          <table:table-cell table:style-name="ce15" table:formula="of:=[.F459]+[.E460]" office:value-type="float" office:value="651.741935483872" calcext:value-type="float">
            <text:p>651,74</text:p>
          </table:table-cell>
        </table:table-row>
        <table:table-row table:style-name="ro1">
          <table:table-cell table:style-name="ce13" office:value-type="float" office:value="459" calcext:value-type="float">
            <text:p>45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9_ViewComponentNotVisibleOperatorMutator</text:p>
          </table:table-cell>
          <table:table-cell table:style-name="ce13" table:formula="of:=[.D460]+[.B461]" office:value-type="float" office:value="20248" calcext:value-type="float">
            <text:p>20248</text:p>
          </table:table-cell>
          <table:table-cell table:style-name="ce15" table:formula="of:=[.B461]/[.$B$1]" office:value-type="float" office:value="1.41935483870968" calcext:value-type="float">
            <text:p>1,42</text:p>
          </table:table-cell>
          <table:table-cell table:style-name="ce15" table:formula="of:=[.F460]+[.E461]" office:value-type="float" office:value="653.161290322582" calcext:value-type="float">
            <text:p>653,16</text:p>
          </table:table-cell>
        </table:table-row>
        <table:table-row table:style-name="ro1"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10_InvalidViewFocusOperatorMutator</text:p>
          </table:table-cell>
          <table:table-cell table:style-name="ce13" table:formula="of:=[.D461]+[.B462]" office:value-type="float" office:value="20292" calcext:value-type="float">
            <text:p>20292</text:p>
          </table:table-cell>
          <table:table-cell table:style-name="ce15" table:formula="of:=[.B462]/[.$B$1]" office:value-type="float" office:value="1.41935483870968" calcext:value-type="float">
            <text:p>1,42</text:p>
          </table:table-cell>
          <table:table-cell table:style-name="ce15" table:formula="of:=[.F461]+[.E462]" office:value-type="float" office:value="654.580645161291" calcext:value-type="float">
            <text:p>654,58</text:p>
          </table:table-cell>
        </table:table-row>
        <table:table-row table:style-name="ro1">
          <table:table-cell table:style-name="ce13" office:value-type="float" office:value="461" calcext:value-type="float">
            <text:p>46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11_ViewComponentNotVisibleOperatorMutator</text:p>
          </table:table-cell>
          <table:table-cell table:style-name="ce13" table:formula="of:=[.D462]+[.B463]" office:value-type="float" office:value="20337" calcext:value-type="float">
            <text:p>20337</text:p>
          </table:table-cell>
          <table:table-cell table:style-name="ce15" table:formula="of:=[.B463]/[.$B$1]" office:value-type="float" office:value="1.45161290322581" calcext:value-type="float">
            <text:p>1,45</text:p>
          </table:table-cell>
          <table:table-cell table:style-name="ce15" table:formula="of:=[.F462]+[.E463]" office:value-type="float" office:value="656.032258064517" calcext:value-type="float">
            <text:p>656,03</text:p>
          </table:table-cell>
        </table:table-row>
        <table:table-row table:style-name="ro1">
          <table:table-cell table:style-name="ce13" office:value-type="float" office:value="462" calcext:value-type="float">
            <text:p>46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12_InvalidViewFocusOperatorMutator</text:p>
          </table:table-cell>
          <table:table-cell table:style-name="ce13" table:formula="of:=[.D463]+[.B464]" office:value-type="float" office:value="20381" calcext:value-type="float">
            <text:p>20381</text:p>
          </table:table-cell>
          <table:table-cell table:style-name="ce15" table:formula="of:=[.B464]/[.$B$1]" office:value-type="float" office:value="1.41935483870968" calcext:value-type="float">
            <text:p>1,42</text:p>
          </table:table-cell>
          <table:table-cell table:style-name="ce15" table:formula="of:=[.F463]+[.E464]" office:value-type="float" office:value="657.451612903227" calcext:value-type="float">
            <text:p>657,45</text:p>
          </table:table-cell>
        </table:table-row>
        <table:table-row table:style-name="ro1">
          <table:table-cell table:style-name="ce13" office:value-type="float" office:value="463" calcext:value-type="float">
            <text:p>46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13_ViewComponentNotVisibleOperatorMutator</text:p>
          </table:table-cell>
          <table:table-cell table:style-name="ce13" table:formula="of:=[.D464]+[.B465]" office:value-type="float" office:value="20426" calcext:value-type="float">
            <text:p>20426</text:p>
          </table:table-cell>
          <table:table-cell table:style-name="ce15" table:formula="of:=[.B465]/[.$B$1]" office:value-type="float" office:value="1.45161290322581" calcext:value-type="float">
            <text:p>1,45</text:p>
          </table:table-cell>
          <table:table-cell table:style-name="ce15" table:formula="of:=[.F464]+[.E465]" office:value-type="float" office:value="658.903225806453" calcext:value-type="float">
            <text:p>658,90</text:p>
          </table:table-cell>
        </table:table-row>
        <table:table-row table:style-name="ro1">
          <table:table-cell table:style-name="ce13" office:value-type="float" office:value="464" calcext:value-type="float">
            <text:p>46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14_InvalidViewFocusOperatorMutator</text:p>
          </table:table-cell>
          <table:table-cell table:style-name="ce13" table:formula="of:=[.D465]+[.B466]" office:value-type="float" office:value="20470" calcext:value-type="float">
            <text:p>20470</text:p>
          </table:table-cell>
          <table:table-cell table:style-name="ce15" table:formula="of:=[.B466]/[.$B$1]" office:value-type="float" office:value="1.41935483870968" calcext:value-type="float">
            <text:p>1,42</text:p>
          </table:table-cell>
          <table:table-cell table:style-name="ce15" table:formula="of:=[.F465]+[.E466]" office:value-type="float" office:value="660.322580645162" calcext:value-type="float">
            <text:p>660,32</text:p>
          </table:table-cell>
        </table:table-row>
        <table:table-row table:style-name="ro1">
          <table:table-cell table:style-name="ce13" office:value-type="float" office:value="465" calcext:value-type="float">
            <text:p>46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15_ViewComponentNotVisibleOperatorMutator</text:p>
          </table:table-cell>
          <table:table-cell table:style-name="ce13" table:formula="of:=[.D466]+[.B467]" office:value-type="float" office:value="20514" calcext:value-type="float">
            <text:p>20514</text:p>
          </table:table-cell>
          <table:table-cell table:style-name="ce15" table:formula="of:=[.B467]/[.$B$1]" office:value-type="float" office:value="1.41935483870968" calcext:value-type="float">
            <text:p>1,42</text:p>
          </table:table-cell>
          <table:table-cell table:style-name="ce15" table:formula="of:=[.F466]+[.E467]" office:value-type="float" office:value="661.741935483872" calcext:value-type="float">
            <text:p>661,74</text:p>
          </table:table-cell>
        </table:table-row>
        <table:table-row table:style-name="ro1">
          <table:table-cell table:style-name="ce13" office:value-type="float" office:value="466" calcext:value-type="float">
            <text:p>46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16_InvalidViewFocusOperatorMutator</text:p>
          </table:table-cell>
          <table:table-cell table:style-name="ce13" table:formula="of:=[.D467]+[.B468]" office:value-type="float" office:value="20558" calcext:value-type="float">
            <text:p>20558</text:p>
          </table:table-cell>
          <table:table-cell table:style-name="ce15" table:formula="of:=[.B468]/[.$B$1]" office:value-type="float" office:value="1.41935483870968" calcext:value-type="float">
            <text:p>1,42</text:p>
          </table:table-cell>
          <table:table-cell table:style-name="ce15" table:formula="of:=[.F467]+[.E468]" office:value-type="float" office:value="663.161290322581" calcext:value-type="float">
            <text:p>663,16</text:p>
          </table:table-cell>
        </table:table-row>
        <table:table-row table:style-name="ro1">
          <table:table-cell table:style-name="ce13" office:value-type="float" office:value="467" calcext:value-type="float">
            <text:p>46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17_ViewComponentNotVisibleOperatorMutator</text:p>
          </table:table-cell>
          <table:table-cell table:style-name="ce13" table:formula="of:=[.D468]+[.B469]" office:value-type="float" office:value="20602" calcext:value-type="float">
            <text:p>20602</text:p>
          </table:table-cell>
          <table:table-cell table:style-name="ce15" table:formula="of:=[.B469]/[.$B$1]" office:value-type="float" office:value="1.41935483870968" calcext:value-type="float">
            <text:p>1,42</text:p>
          </table:table-cell>
          <table:table-cell table:style-name="ce15" table:formula="of:=[.F468]+[.E469]" office:value-type="float" office:value="664.580645161291" calcext:value-type="float">
            <text:p>664,58</text:p>
          </table:table-cell>
        </table:table-row>
        <table:table-row table:style-name="ro1">
          <table:table-cell table:style-name="ce13" office:value-type="float" office:value="468" calcext:value-type="float">
            <text:p>46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18_BinaryMutator</text:p>
          </table:table-cell>
          <table:table-cell table:style-name="ce13" table:formula="of:=[.D469]+[.B470]" office:value-type="float" office:value="20646" calcext:value-type="float">
            <text:p>20646</text:p>
          </table:table-cell>
          <table:table-cell table:style-name="ce15" table:formula="of:=[.B470]/[.$B$1]" office:value-type="float" office:value="1.41935483870968" calcext:value-type="float">
            <text:p>1,42</text:p>
          </table:table-cell>
          <table:table-cell table:style-name="ce15" table:formula="of:=[.F469]+[.E470]" office:value-type="float" office:value="666.000000000001" calcext:value-type="float">
            <text:p>666,00</text:p>
          </table:table-cell>
        </table:table-row>
        <table:table-row table:style-name="ro1">
          <table:table-cell table:style-name="ce13" office:value-type="float" office:value="469" calcext:value-type="float">
            <text:p>46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19_InvalidViewFocusOperatorMutator</text:p>
          </table:table-cell>
          <table:table-cell table:style-name="ce13" table:formula="of:=[.D470]+[.B471]" office:value-type="float" office:value="20691" calcext:value-type="float">
            <text:p>20691</text:p>
          </table:table-cell>
          <table:table-cell table:style-name="ce15" table:formula="of:=[.B471]/[.$B$1]" office:value-type="float" office:value="1.45161290322581" calcext:value-type="float">
            <text:p>1,45</text:p>
          </table:table-cell>
          <table:table-cell table:style-name="ce15" table:formula="of:=[.F470]+[.E471]" office:value-type="float" office:value="667.451612903227" calcext:value-type="float">
            <text:p>667,45</text:p>
          </table:table-cell>
        </table:table-row>
        <table:table-row table:style-name="ro1"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20_ViewComponentNotVisibleOperatorMutator</text:p>
          </table:table-cell>
          <table:table-cell table:style-name="ce13" table:formula="of:=[.D471]+[.B472]" office:value-type="float" office:value="20735" calcext:value-type="float">
            <text:p>20735</text:p>
          </table:table-cell>
          <table:table-cell table:style-name="ce15" table:formula="of:=[.B472]/[.$B$1]" office:value-type="float" office:value="1.41935483870968" calcext:value-type="float">
            <text:p>1,42</text:p>
          </table:table-cell>
          <table:table-cell table:style-name="ce15" table:formula="of:=[.F471]+[.E472]" office:value-type="float" office:value="668.870967741936" calcext:value-type="float">
            <text:p>668,87</text:p>
          </table:table-cell>
        </table:table-row>
        <table:table-row table:style-name="ro1">
          <table:table-cell table:style-name="ce13" office:value-type="float" office:value="471" calcext:value-type="float">
            <text:p>47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21_InvalidViewFocusOperatorMutator</text:p>
          </table:table-cell>
          <table:table-cell table:style-name="ce13" table:formula="of:=[.D472]+[.B473]" office:value-type="float" office:value="20779" calcext:value-type="float">
            <text:p>20779</text:p>
          </table:table-cell>
          <table:table-cell table:style-name="ce15" table:formula="of:=[.B473]/[.$B$1]" office:value-type="float" office:value="1.41935483870968" calcext:value-type="float">
            <text:p>1,42</text:p>
          </table:table-cell>
          <table:table-cell table:style-name="ce15" table:formula="of:=[.F472]+[.E473]" office:value-type="float" office:value="670.290322580646" calcext:value-type="float">
            <text:p>670,29</text:p>
          </table:table-cell>
        </table:table-row>
        <table:table-row table:style-name="ro1">
          <table:table-cell table:style-name="ce13" office:value-type="float" office:value="472" calcext:value-type="float">
            <text:p>47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22_ViewComponentNotVisibleOperatorMutator</text:p>
          </table:table-cell>
          <table:table-cell table:style-name="ce13" table:formula="of:=[.D473]+[.B474]" office:value-type="float" office:value="20824" calcext:value-type="float">
            <text:p>20824</text:p>
          </table:table-cell>
          <table:table-cell table:style-name="ce15" table:formula="of:=[.B474]/[.$B$1]" office:value-type="float" office:value="1.45161290322581" calcext:value-type="float">
            <text:p>1,45</text:p>
          </table:table-cell>
          <table:table-cell table:style-name="ce15" table:formula="of:=[.F473]+[.E474]" office:value-type="float" office:value="671.741935483872" calcext:value-type="float">
            <text:p>671,74</text:p>
          </table:table-cell>
        </table:table-row>
        <table:table-row table:style-name="ro1">
          <table:table-cell table:style-name="ce13" office:value-type="float" office:value="473" calcext:value-type="float">
            <text:p>47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23_InvalidViewFocusOperatorMutator</text:p>
          </table:table-cell>
          <table:table-cell table:style-name="ce13" table:formula="of:=[.D474]+[.B475]" office:value-type="float" office:value="20869" calcext:value-type="float">
            <text:p>20869</text:p>
          </table:table-cell>
          <table:table-cell table:style-name="ce15" table:formula="of:=[.B475]/[.$B$1]" office:value-type="float" office:value="1.45161290322581" calcext:value-type="float">
            <text:p>1,45</text:p>
          </table:table-cell>
          <table:table-cell table:style-name="ce15" table:formula="of:=[.F474]+[.E475]" office:value-type="float" office:value="673.193548387098" calcext:value-type="float">
            <text:p>673,19</text:p>
          </table:table-cell>
        </table:table-row>
        <table:table-row table:style-name="ro1">
          <table:table-cell table:style-name="ce13" office:value-type="float" office:value="474" calcext:value-type="float">
            <text:p>47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24_ViewComponentNotVisibleOperatorMutator</text:p>
          </table:table-cell>
          <table:table-cell table:style-name="ce13" table:formula="of:=[.D475]+[.B476]" office:value-type="float" office:value="20913" calcext:value-type="float">
            <text:p>20913</text:p>
          </table:table-cell>
          <table:table-cell table:style-name="ce15" table:formula="of:=[.B476]/[.$B$1]" office:value-type="float" office:value="1.41935483870968" calcext:value-type="float">
            <text:p>1,42</text:p>
          </table:table-cell>
          <table:table-cell table:style-name="ce15" table:formula="of:=[.F475]+[.E476]" office:value-type="float" office:value="674.612903225807" calcext:value-type="float">
            <text:p>674,61</text:p>
          </table:table-cell>
        </table:table-row>
        <table:table-row table:style-name="ro1">
          <table:table-cell table:style-name="ce13" office:value-type="float" office:value="475" calcext:value-type="float">
            <text:p>47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25_InvalidViewFocusOperatorMutator</text:p>
          </table:table-cell>
          <table:table-cell table:style-name="ce13" table:formula="of:=[.D476]+[.B477]" office:value-type="float" office:value="20957" calcext:value-type="float">
            <text:p>20957</text:p>
          </table:table-cell>
          <table:table-cell table:style-name="ce15" table:formula="of:=[.B477]/[.$B$1]" office:value-type="float" office:value="1.41935483870968" calcext:value-type="float">
            <text:p>1,42</text:p>
          </table:table-cell>
          <table:table-cell table:style-name="ce15" table:formula="of:=[.F476]+[.E477]" office:value-type="float" office:value="676.032258064517" calcext:value-type="float">
            <text:p>676,03</text:p>
          </table:table-cell>
        </table:table-row>
        <table:table-row table:style-name="ro1">
          <table:table-cell table:style-name="ce13" office:value-type="float" office:value="476" calcext:value-type="float">
            <text:p>47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26_ViewComponentNotVisibleOperatorMutator</text:p>
          </table:table-cell>
          <table:table-cell table:style-name="ce13" table:formula="of:=[.D477]+[.B478]" office:value-type="float" office:value="21002" calcext:value-type="float">
            <text:p>21002</text:p>
          </table:table-cell>
          <table:table-cell table:style-name="ce15" table:formula="of:=[.B478]/[.$B$1]" office:value-type="float" office:value="1.45161290322581" calcext:value-type="float">
            <text:p>1,45</text:p>
          </table:table-cell>
          <table:table-cell table:style-name="ce15" table:formula="of:=[.F477]+[.E478]" office:value-type="float" office:value="677.483870967743" calcext:value-type="float">
            <text:p>677,48</text:p>
          </table:table-cell>
        </table:table-row>
        <table:table-row table:style-name="ro1">
          <table:table-cell table:style-name="ce13" office:value-type="float" office:value="477" calcext:value-type="float">
            <text:p>47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27_InvalidViewFocusOperatorMutator</text:p>
          </table:table-cell>
          <table:table-cell table:style-name="ce13" table:formula="of:=[.D478]+[.B479]" office:value-type="float" office:value="21047" calcext:value-type="float">
            <text:p>21047</text:p>
          </table:table-cell>
          <table:table-cell table:style-name="ce15" table:formula="of:=[.B479]/[.$B$1]" office:value-type="float" office:value="1.45161290322581" calcext:value-type="float">
            <text:p>1,45</text:p>
          </table:table-cell>
          <table:table-cell table:style-name="ce15" table:formula="of:=[.F478]+[.E479]" office:value-type="float" office:value="678.935483870969" calcext:value-type="float">
            <text:p>678,94</text:p>
          </table:table-cell>
        </table:table-row>
        <table:table-row table:style-name="ro1">
          <table:table-cell table:style-name="ce13" office:value-type="float" office:value="478" calcext:value-type="float">
            <text:p>47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28_ViewComponentNotVisibleOperatorMutator</text:p>
          </table:table-cell>
          <table:table-cell table:style-name="ce13" table:formula="of:=[.D479]+[.B480]" office:value-type="float" office:value="21091" calcext:value-type="float">
            <text:p>21091</text:p>
          </table:table-cell>
          <table:table-cell table:style-name="ce15" table:formula="of:=[.B480]/[.$B$1]" office:value-type="float" office:value="1.41935483870968" calcext:value-type="float">
            <text:p>1,42</text:p>
          </table:table-cell>
          <table:table-cell table:style-name="ce15" table:formula="of:=[.F479]+[.E480]" office:value-type="float" office:value="680.354838709678" calcext:value-type="float">
            <text:p>680,35</text:p>
          </table:table-cell>
        </table:table-row>
        <table:table-row table:style-name="ro1">
          <table:table-cell table:style-name="ce13" office:value-type="float" office:value="479" calcext:value-type="float">
            <text:p>47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29_InvalidViewFocusOperatorMutator</text:p>
          </table:table-cell>
          <table:table-cell table:style-name="ce13" table:formula="of:=[.D480]+[.B481]" office:value-type="float" office:value="21135" calcext:value-type="float">
            <text:p>21135</text:p>
          </table:table-cell>
          <table:table-cell table:style-name="ce15" table:formula="of:=[.B481]/[.$B$1]" office:value-type="float" office:value="1.41935483870968" calcext:value-type="float">
            <text:p>1,42</text:p>
          </table:table-cell>
          <table:table-cell table:style-name="ce15" table:formula="of:=[.F480]+[.E481]" office:value-type="float" office:value="681.774193548388" calcext:value-type="float">
            <text:p>681,77</text:p>
          </table:table-cell>
        </table:table-row>
        <table:table-row table:style-name="ro1"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30_ViewComponentNotVisibleOperatorMutator</text:p>
          </table:table-cell>
          <table:table-cell table:style-name="ce13" table:formula="of:=[.D481]+[.B482]" office:value-type="float" office:value="21179" calcext:value-type="float">
            <text:p>21179</text:p>
          </table:table-cell>
          <table:table-cell table:style-name="ce15" table:formula="of:=[.B482]/[.$B$1]" office:value-type="float" office:value="1.41935483870968" calcext:value-type="float">
            <text:p>1,42</text:p>
          </table:table-cell>
          <table:table-cell table:style-name="ce15" table:formula="of:=[.F481]+[.E482]" office:value-type="float" office:value="683.193548387097" calcext:value-type="float">
            <text:p>683,19</text:p>
          </table:table-cell>
        </table:table-row>
        <table:table-row table:style-name="ro1">
          <table:table-cell table:style-name="ce13" office:value-type="float" office:value="481" calcext:value-type="float">
            <text:p>48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31_BinaryMutator</text:p>
          </table:table-cell>
          <table:table-cell table:style-name="ce13" table:formula="of:=[.D482]+[.B483]" office:value-type="float" office:value="21223" calcext:value-type="float">
            <text:p>21223</text:p>
          </table:table-cell>
          <table:table-cell table:style-name="ce15" table:formula="of:=[.B483]/[.$B$1]" office:value-type="float" office:value="1.41935483870968" calcext:value-type="float">
            <text:p>1,42</text:p>
          </table:table-cell>
          <table:table-cell table:style-name="ce15" table:formula="of:=[.F482]+[.E483]" office:value-type="float" office:value="684.612903225807" calcext:value-type="float">
            <text:p>684,61</text:p>
          </table:table-cell>
        </table:table-row>
        <table:table-row table:style-name="ro1">
          <table:table-cell table:style-name="ce13" office:value-type="float" office:value="482" calcext:value-type="float">
            <text:p>48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32_InvalidViewFocusOperatorMutator</text:p>
          </table:table-cell>
          <table:table-cell table:style-name="ce13" table:formula="of:=[.D483]+[.B484]" office:value-type="float" office:value="21268" calcext:value-type="float">
            <text:p>21268</text:p>
          </table:table-cell>
          <table:table-cell table:style-name="ce15" table:formula="of:=[.B484]/[.$B$1]" office:value-type="float" office:value="1.45161290322581" calcext:value-type="float">
            <text:p>1,45</text:p>
          </table:table-cell>
          <table:table-cell table:style-name="ce15" table:formula="of:=[.F483]+[.E484]" office:value-type="float" office:value="686.064516129033" calcext:value-type="float">
            <text:p>686,06</text:p>
          </table:table-cell>
        </table:table-row>
        <table:table-row table:style-name="ro1">
          <table:table-cell table:style-name="ce13" office:value-type="float" office:value="483" calcext:value-type="float">
            <text:p>48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33_ViewComponentNotVisibleOperatorMutator</text:p>
          </table:table-cell>
          <table:table-cell table:style-name="ce13" table:formula="of:=[.D484]+[.B485]" office:value-type="float" office:value="21312" calcext:value-type="float">
            <text:p>21312</text:p>
          </table:table-cell>
          <table:table-cell table:style-name="ce15" table:formula="of:=[.B485]/[.$B$1]" office:value-type="float" office:value="1.41935483870968" calcext:value-type="float">
            <text:p>1,42</text:p>
          </table:table-cell>
          <table:table-cell table:style-name="ce15" table:formula="of:=[.F484]+[.E485]" office:value-type="float" office:value="687.483870967743" calcext:value-type="float">
            <text:p>687,48</text:p>
          </table:table-cell>
        </table:table-row>
        <table:table-row table:style-name="ro1">
          <table:table-cell table:style-name="ce13" office:value-type="float" office:value="484" calcext:value-type="float">
            <text:p>48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34_InvalidViewFocusOperatorMutator</text:p>
          </table:table-cell>
          <table:table-cell table:style-name="ce13" table:formula="of:=[.D485]+[.B486]" office:value-type="float" office:value="21356" calcext:value-type="float">
            <text:p>21356</text:p>
          </table:table-cell>
          <table:table-cell table:style-name="ce15" table:formula="of:=[.B486]/[.$B$1]" office:value-type="float" office:value="1.41935483870968" calcext:value-type="float">
            <text:p>1,42</text:p>
          </table:table-cell>
          <table:table-cell table:style-name="ce15" table:formula="of:=[.F485]+[.E486]" office:value-type="float" office:value="688.903225806452" calcext:value-type="float">
            <text:p>688,90</text:p>
          </table:table-cell>
        </table:table-row>
        <table:table-row table:style-name="ro1">
          <table:table-cell table:style-name="ce13" office:value-type="float" office:value="485" calcext:value-type="float">
            <text:p>48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35_ViewComponentNotVisibleOperatorMutator</text:p>
          </table:table-cell>
          <table:table-cell table:style-name="ce13" table:formula="of:=[.D486]+[.B487]" office:value-type="float" office:value="21400" calcext:value-type="float">
            <text:p>21400</text:p>
          </table:table-cell>
          <table:table-cell table:style-name="ce15" table:formula="of:=[.B487]/[.$B$1]" office:value-type="float" office:value="1.41935483870968" calcext:value-type="float">
            <text:p>1,42</text:p>
          </table:table-cell>
          <table:table-cell table:style-name="ce15" table:formula="of:=[.F486]+[.E487]" office:value-type="float" office:value="690.322580645162" calcext:value-type="float">
            <text:p>690,32</text:p>
          </table:table-cell>
        </table:table-row>
        <table:table-row table:style-name="ro1">
          <table:table-cell table:style-name="ce13" office:value-type="float" office:value="486" calcext:value-type="float">
            <text:p>48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36_InvalidViewFocusOperatorMutator</text:p>
          </table:table-cell>
          <table:table-cell table:style-name="ce13" table:formula="of:=[.D487]+[.B488]" office:value-type="float" office:value="21445" calcext:value-type="float">
            <text:p>21445</text:p>
          </table:table-cell>
          <table:table-cell table:style-name="ce15" table:formula="of:=[.B488]/[.$B$1]" office:value-type="float" office:value="1.45161290322581" calcext:value-type="float">
            <text:p>1,45</text:p>
          </table:table-cell>
          <table:table-cell table:style-name="ce15" table:formula="of:=[.F487]+[.E488]" office:value-type="float" office:value="691.774193548388" calcext:value-type="float">
            <text:p>691,77</text:p>
          </table:table-cell>
        </table:table-row>
        <table:table-row table:style-name="ro1">
          <table:table-cell table:style-name="ce13" office:value-type="float" office:value="487" calcext:value-type="float">
            <text:p>48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37_ViewComponentNotVisibleOperatorMutator</text:p>
          </table:table-cell>
          <table:table-cell table:style-name="ce13" table:formula="of:=[.D488]+[.B489]" office:value-type="float" office:value="21490" calcext:value-type="float">
            <text:p>21490</text:p>
          </table:table-cell>
          <table:table-cell table:style-name="ce15" table:formula="of:=[.B489]/[.$B$1]" office:value-type="float" office:value="1.45161290322581" calcext:value-type="float">
            <text:p>1,45</text:p>
          </table:table-cell>
          <table:table-cell table:style-name="ce15" table:formula="of:=[.F488]+[.E489]" office:value-type="float" office:value="693.225806451614" calcext:value-type="float">
            <text:p>693,23</text:p>
          </table:table-cell>
        </table:table-row>
        <table:table-row table:style-name="ro1">
          <table:table-cell table:style-name="ce13" office:value-type="float" office:value="488" calcext:value-type="float">
            <text:p>48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38_InvalidViewFocusOperatorMutator</text:p>
          </table:table-cell>
          <table:table-cell table:style-name="ce13" table:formula="of:=[.D489]+[.B490]" office:value-type="float" office:value="21534" calcext:value-type="float">
            <text:p>21534</text:p>
          </table:table-cell>
          <table:table-cell table:style-name="ce15" table:formula="of:=[.B490]/[.$B$1]" office:value-type="float" office:value="1.41935483870968" calcext:value-type="float">
            <text:p>1,42</text:p>
          </table:table-cell>
          <table:table-cell table:style-name="ce15" table:formula="of:=[.F489]+[.E490]" office:value-type="float" office:value="694.645161290323" calcext:value-type="float">
            <text:p>694,65</text:p>
          </table:table-cell>
        </table:table-row>
        <table:table-row table:style-name="ro1">
          <table:table-cell table:style-name="ce13" office:value-type="float" office:value="489" calcext:value-type="float">
            <text:p>48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39_ViewComponentNotVisibleOperatorMutator</text:p>
          </table:table-cell>
          <table:table-cell table:style-name="ce13" table:formula="of:=[.D490]+[.B491]" office:value-type="float" office:value="21578" calcext:value-type="float">
            <text:p>21578</text:p>
          </table:table-cell>
          <table:table-cell table:style-name="ce15" table:formula="of:=[.B491]/[.$B$1]" office:value-type="float" office:value="1.41935483870968" calcext:value-type="float">
            <text:p>1,42</text:p>
          </table:table-cell>
          <table:table-cell table:style-name="ce15" table:formula="of:=[.F490]+[.E491]" office:value-type="float" office:value="696.064516129033" calcext:value-type="float">
            <text:p>696,06</text:p>
          </table:table-cell>
        </table:table-row>
        <table:table-row table:style-name="ro1">
          <table:table-cell table:style-name="ce13" office:value-type="float" office:value="490" calcext:value-type="float">
            <text:p>49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40_InvalidViewFocusOperatorMutator</text:p>
          </table:table-cell>
          <table:table-cell table:style-name="ce13" table:formula="of:=[.D491]+[.B492]" office:value-type="float" office:value="21622" calcext:value-type="float">
            <text:p>21622</text:p>
          </table:table-cell>
          <table:table-cell table:style-name="ce15" table:formula="of:=[.B492]/[.$B$1]" office:value-type="float" office:value="1.41935483870968" calcext:value-type="float">
            <text:p>1,42</text:p>
          </table:table-cell>
          <table:table-cell table:style-name="ce15" table:formula="of:=[.F491]+[.E492]" office:value-type="float" office:value="697.483870967742" calcext:value-type="float">
            <text:p>697,48</text:p>
          </table:table-cell>
        </table:table-row>
        <table:table-row table:style-name="ro1">
          <table:table-cell table:style-name="ce13" office:value-type="float" office:value="491" calcext:value-type="float">
            <text:p>49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41_ViewComponentNotVisibleOperatorMutator</text:p>
          </table:table-cell>
          <table:table-cell table:style-name="ce13" table:formula="of:=[.D492]+[.B493]" office:value-type="float" office:value="21667" calcext:value-type="float">
            <text:p>21667</text:p>
          </table:table-cell>
          <table:table-cell table:style-name="ce15" table:formula="of:=[.B493]/[.$B$1]" office:value-type="float" office:value="1.45161290322581" calcext:value-type="float">
            <text:p>1,45</text:p>
          </table:table-cell>
          <table:table-cell table:style-name="ce15" table:formula="of:=[.F492]+[.E493]" office:value-type="float" office:value="698.935483870968" calcext:value-type="float">
            <text:p>698,94</text:p>
          </table:table-cell>
        </table:table-row>
        <table:table-row table:style-name="ro1">
          <table:table-cell table:style-name="ce13" office:value-type="float" office:value="492" calcext:value-type="float">
            <text:p>49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42_InvalidViewFocusOperatorMutator</text:p>
          </table:table-cell>
          <table:table-cell table:style-name="ce13" table:formula="of:=[.D493]+[.B494]" office:value-type="float" office:value="21711" calcext:value-type="float">
            <text:p>21711</text:p>
          </table:table-cell>
          <table:table-cell table:style-name="ce15" table:formula="of:=[.B494]/[.$B$1]" office:value-type="float" office:value="1.41935483870968" calcext:value-type="float">
            <text:p>1,42</text:p>
          </table:table-cell>
          <table:table-cell table:style-name="ce15" table:formula="of:=[.F493]+[.E494]" office:value-type="float" office:value="700.354838709678" calcext:value-type="float">
            <text:p>700,35</text:p>
          </table:table-cell>
        </table:table-row>
        <table:table-row table:style-name="ro1">
          <table:table-cell table:style-name="ce13" office:value-type="float" office:value="493" calcext:value-type="float">
            <text:p>49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43_ViewComponentNotVisibleOperatorMutator</text:p>
          </table:table-cell>
          <table:table-cell table:style-name="ce13" table:formula="of:=[.D494]+[.B495]" office:value-type="float" office:value="21755" calcext:value-type="float">
            <text:p>21755</text:p>
          </table:table-cell>
          <table:table-cell table:style-name="ce15" table:formula="of:=[.B495]/[.$B$1]" office:value-type="float" office:value="1.41935483870968" calcext:value-type="float">
            <text:p>1,42</text:p>
          </table:table-cell>
          <table:table-cell table:style-name="ce15" table:formula="of:=[.F494]+[.E495]" office:value-type="float" office:value="701.774193548388" calcext:value-type="float">
            <text:p>701,77</text:p>
          </table:table-cell>
        </table:table-row>
        <table:table-row table:style-name="ro1">
          <table:table-cell table:style-name="ce13" office:value-type="float" office:value="494" calcext:value-type="float">
            <text:p>49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44_InvalidViewFocusOperatorMutator</text:p>
          </table:table-cell>
          <table:table-cell table:style-name="ce13" table:formula="of:=[.D495]+[.B496]" office:value-type="float" office:value="21800" calcext:value-type="float">
            <text:p>21800</text:p>
          </table:table-cell>
          <table:table-cell table:style-name="ce15" table:formula="of:=[.B496]/[.$B$1]" office:value-type="float" office:value="1.45161290322581" calcext:value-type="float">
            <text:p>1,45</text:p>
          </table:table-cell>
          <table:table-cell table:style-name="ce15" table:formula="of:=[.F495]+[.E496]" office:value-type="float" office:value="703.225806451613" calcext:value-type="float">
            <text:p>703,23</text:p>
          </table:table-cell>
        </table:table-row>
        <table:table-row table:style-name="ro1">
          <table:table-cell table:style-name="ce13" office:value-type="float" office:value="495" calcext:value-type="float">
            <text:p>49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45_ViewComponentNotVisibleOperatorMutator</text:p>
          </table:table-cell>
          <table:table-cell table:style-name="ce13" table:formula="of:=[.D496]+[.B497]" office:value-type="float" office:value="21844" calcext:value-type="float">
            <text:p>21844</text:p>
          </table:table-cell>
          <table:table-cell table:style-name="ce15" table:formula="of:=[.B497]/[.$B$1]" office:value-type="float" office:value="1.41935483870968" calcext:value-type="float">
            <text:p>1,42</text:p>
          </table:table-cell>
          <table:table-cell table:style-name="ce15" table:formula="of:=[.F496]+[.E497]" office:value-type="float" office:value="704.645161290323" calcext:value-type="float">
            <text:p>704,65</text:p>
          </table:table-cell>
        </table:table-row>
        <table:table-row table:style-name="ro1">
          <table:table-cell table:style-name="ce13" office:value-type="float" office:value="496" calcext:value-type="float">
            <text:p>49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46_InvalidViewFocusOperatorMutator</text:p>
          </table:table-cell>
          <table:table-cell table:style-name="ce13" table:formula="of:=[.D497]+[.B498]" office:value-type="float" office:value="21888" calcext:value-type="float">
            <text:p>21888</text:p>
          </table:table-cell>
          <table:table-cell table:style-name="ce15" table:formula="of:=[.B498]/[.$B$1]" office:value-type="float" office:value="1.41935483870968" calcext:value-type="float">
            <text:p>1,42</text:p>
          </table:table-cell>
          <table:table-cell table:style-name="ce15" table:formula="of:=[.F497]+[.E498]" office:value-type="float" office:value="706.064516129033" calcext:value-type="float">
            <text:p>706,06</text:p>
          </table:table-cell>
        </table:table-row>
        <table:table-row table:style-name="ro1">
          <table:table-cell table:style-name="ce13" office:value-type="float" office:value="497" calcext:value-type="float">
            <text:p>49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47_ViewComponentNotVisibleOperatorMutator</text:p>
          </table:table-cell>
          <table:table-cell table:style-name="ce13" table:formula="of:=[.D498]+[.B499]" office:value-type="float" office:value="21933" calcext:value-type="float">
            <text:p>21933</text:p>
          </table:table-cell>
          <table:table-cell table:style-name="ce15" table:formula="of:=[.B499]/[.$B$1]" office:value-type="float" office:value="1.45161290322581" calcext:value-type="float">
            <text:p>1,45</text:p>
          </table:table-cell>
          <table:table-cell table:style-name="ce15" table:formula="of:=[.F498]+[.E499]" office:value-type="float" office:value="707.516129032259" calcext:value-type="float">
            <text:p>707,52</text:p>
          </table:table-cell>
        </table:table-row>
        <table:table-row table:style-name="ro1">
          <table:table-cell table:style-name="ce13" office:value-type="float" office:value="498" calcext:value-type="float">
            <text:p>49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48_InvalidViewFocusOperatorMutator</text:p>
          </table:table-cell>
          <table:table-cell table:style-name="ce13" table:formula="of:=[.D499]+[.B500]" office:value-type="float" office:value="21978" calcext:value-type="float">
            <text:p>21978</text:p>
          </table:table-cell>
          <table:table-cell table:style-name="ce15" table:formula="of:=[.B500]/[.$B$1]" office:value-type="float" office:value="1.45161290322581" calcext:value-type="float">
            <text:p>1,45</text:p>
          </table:table-cell>
          <table:table-cell table:style-name="ce15" table:formula="of:=[.F499]+[.E500]" office:value-type="float" office:value="708.967741935484" calcext:value-type="float">
            <text:p>708,97</text:p>
          </table:table-cell>
        </table:table-row>
        <table:table-row table:style-name="ro1">
          <table:table-cell table:style-name="ce13" office:value-type="float" office:value="499" calcext:value-type="float">
            <text:p>49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49_ViewComponentNotVisibleOperatorMutator</text:p>
          </table:table-cell>
          <table:table-cell table:style-name="ce13" table:formula="of:=[.D500]+[.B501]" office:value-type="float" office:value="22022" calcext:value-type="float">
            <text:p>22022</text:p>
          </table:table-cell>
          <table:table-cell table:style-name="ce15" table:formula="of:=[.B501]/[.$B$1]" office:value-type="float" office:value="1.41935483870968" calcext:value-type="float">
            <text:p>1,42</text:p>
          </table:table-cell>
          <table:table-cell table:style-name="ce15" table:formula="of:=[.F500]+[.E501]" office:value-type="float" office:value="710.387096774194" calcext:value-type="float">
            <text:p>710,39</text:p>
          </table:table-cell>
        </table:table-row>
        <table:table-row table:style-name="ro1"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50_InvalidViewFocusOperatorMutator</text:p>
          </table:table-cell>
          <table:table-cell table:style-name="ce13" table:formula="of:=[.D501]+[.B502]" office:value-type="float" office:value="22066" calcext:value-type="float">
            <text:p>22066</text:p>
          </table:table-cell>
          <table:table-cell table:style-name="ce15" table:formula="of:=[.B502]/[.$B$1]" office:value-type="float" office:value="1.41935483870968" calcext:value-type="float">
            <text:p>1,42</text:p>
          </table:table-cell>
          <table:table-cell table:style-name="ce15" table:formula="of:=[.F501]+[.E502]" office:value-type="float" office:value="711.806451612904" calcext:value-type="float">
            <text:p>711,81</text:p>
          </table:table-cell>
        </table:table-row>
        <table:table-row table:style-name="ro1">
          <table:table-cell table:style-name="ce13" office:value-type="float" office:value="501" calcext:value-type="float">
            <text:p>50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51_ViewComponentNotVisibleOperatorMutator</text:p>
          </table:table-cell>
          <table:table-cell table:style-name="ce13" table:formula="of:=[.D502]+[.B503]" office:value-type="float" office:value="22110" calcext:value-type="float">
            <text:p>22110</text:p>
          </table:table-cell>
          <table:table-cell table:style-name="ce15" table:formula="of:=[.B503]/[.$B$1]" office:value-type="float" office:value="1.41935483870968" calcext:value-type="float">
            <text:p>1,42</text:p>
          </table:table-cell>
          <table:table-cell table:style-name="ce15" table:formula="of:=[.F502]+[.E503]" office:value-type="float" office:value="713.225806451613" calcext:value-type="float">
            <text:p>713,23</text:p>
          </table:table-cell>
        </table:table-row>
        <table:table-row table:style-name="ro1">
          <table:table-cell table:style-name="ce13" office:value-type="float" office:value="502" calcext:value-type="float">
            <text:p>50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52_InvalidViewFocusOperatorMutator</text:p>
          </table:table-cell>
          <table:table-cell table:style-name="ce13" table:formula="of:=[.D503]+[.B504]" office:value-type="float" office:value="22154" calcext:value-type="float">
            <text:p>22154</text:p>
          </table:table-cell>
          <table:table-cell table:style-name="ce15" table:formula="of:=[.B504]/[.$B$1]" office:value-type="float" office:value="1.41935483870968" calcext:value-type="float">
            <text:p>1,42</text:p>
          </table:table-cell>
          <table:table-cell table:style-name="ce15" table:formula="of:=[.F503]+[.E504]" office:value-type="float" office:value="714.645161290323" calcext:value-type="float">
            <text:p>714,65</text:p>
          </table:table-cell>
        </table:table-row>
        <table:table-row table:style-name="ro1">
          <table:table-cell table:style-name="ce13" office:value-type="float" office:value="503" calcext:value-type="float">
            <text:p>50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53_ViewComponentNotVisibleOperatorMutator</text:p>
          </table:table-cell>
          <table:table-cell table:style-name="ce13" table:formula="of:=[.D504]+[.B505]" office:value-type="float" office:value="22198" calcext:value-type="float">
            <text:p>22198</text:p>
          </table:table-cell>
          <table:table-cell table:style-name="ce15" table:formula="of:=[.B505]/[.$B$1]" office:value-type="float" office:value="1.41935483870968" calcext:value-type="float">
            <text:p>1,42</text:p>
          </table:table-cell>
          <table:table-cell table:style-name="ce15" table:formula="of:=[.F504]+[.E505]" office:value-type="float" office:value="716.064516129033" calcext:value-type="float">
            <text:p>716,06</text:p>
          </table:table-cell>
        </table:table-row>
        <table:table-row table:style-name="ro1">
          <table:table-cell table:style-name="ce13" office:value-type="float" office:value="504" calcext:value-type="float">
            <text:p>50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54_InvalidViewFocusOperatorMutator</text:p>
          </table:table-cell>
          <table:table-cell table:style-name="ce13" table:formula="of:=[.D505]+[.B506]" office:value-type="float" office:value="22242" calcext:value-type="float">
            <text:p>22242</text:p>
          </table:table-cell>
          <table:table-cell table:style-name="ce15" table:formula="of:=[.B506]/[.$B$1]" office:value-type="float" office:value="1.41935483870968" calcext:value-type="float">
            <text:p>1,42</text:p>
          </table:table-cell>
          <table:table-cell table:style-name="ce15" table:formula="of:=[.F505]+[.E506]" office:value-type="float" office:value="717.483870967742" calcext:value-type="float">
            <text:p>717,48</text:p>
          </table:table-cell>
        </table:table-row>
        <table:table-row table:style-name="ro1">
          <table:table-cell table:style-name="ce13" office:value-type="float" office:value="505" calcext:value-type="float">
            <text:p>50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55_ViewComponentNotVisibleOperatorMutator</text:p>
          </table:table-cell>
          <table:table-cell table:style-name="ce13" table:formula="of:=[.D506]+[.B507]" office:value-type="float" office:value="22286" calcext:value-type="float">
            <text:p>22286</text:p>
          </table:table-cell>
          <table:table-cell table:style-name="ce15" table:formula="of:=[.B507]/[.$B$1]" office:value-type="float" office:value="1.41935483870968" calcext:value-type="float">
            <text:p>1,42</text:p>
          </table:table-cell>
          <table:table-cell table:style-name="ce15" table:formula="of:=[.F506]+[.E507]" office:value-type="float" office:value="718.903225806452" calcext:value-type="float">
            <text:p>718,90</text:p>
          </table:table-cell>
        </table:table-row>
        <table:table-row table:style-name="ro1">
          <table:table-cell table:style-name="ce13" office:value-type="float" office:value="506" calcext:value-type="float">
            <text:p>50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56_InvalidViewFocusOperatorMutator</text:p>
          </table:table-cell>
          <table:table-cell table:style-name="ce13" table:formula="of:=[.D507]+[.B508]" office:value-type="float" office:value="22330" calcext:value-type="float">
            <text:p>22330</text:p>
          </table:table-cell>
          <table:table-cell table:style-name="ce15" table:formula="of:=[.B508]/[.$B$1]" office:value-type="float" office:value="1.41935483870968" calcext:value-type="float">
            <text:p>1,42</text:p>
          </table:table-cell>
          <table:table-cell table:style-name="ce15" table:formula="of:=[.F507]+[.E508]" office:value-type="float" office:value="720.322580645161" calcext:value-type="float">
            <text:p>720,32</text:p>
          </table:table-cell>
        </table:table-row>
        <table:table-row table:style-name="ro1">
          <table:table-cell table:style-name="ce13" office:value-type="float" office:value="507" calcext:value-type="float">
            <text:p>50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57_ViewComponentNotVisibleOperatorMutator</text:p>
          </table:table-cell>
          <table:table-cell table:style-name="ce13" table:formula="of:=[.D508]+[.B509]" office:value-type="float" office:value="22374" calcext:value-type="float">
            <text:p>22374</text:p>
          </table:table-cell>
          <table:table-cell table:style-name="ce15" table:formula="of:=[.B509]/[.$B$1]" office:value-type="float" office:value="1.41935483870968" calcext:value-type="float">
            <text:p>1,42</text:p>
          </table:table-cell>
          <table:table-cell table:style-name="ce15" table:formula="of:=[.F508]+[.E509]" office:value-type="float" office:value="721.741935483871" calcext:value-type="float">
            <text:p>721,74</text:p>
          </table:table-cell>
        </table:table-row>
        <table:table-row table:style-name="ro1">
          <table:table-cell table:style-name="ce13" office:value-type="float" office:value="508" calcext:value-type="float">
            <text:p>50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58_BinaryMutator</text:p>
          </table:table-cell>
          <table:table-cell table:style-name="ce13" table:formula="of:=[.D509]+[.B510]" office:value-type="float" office:value="22419" calcext:value-type="float">
            <text:p>22419</text:p>
          </table:table-cell>
          <table:table-cell table:style-name="ce15" table:formula="of:=[.B510]/[.$B$1]" office:value-type="float" office:value="1.45161290322581" calcext:value-type="float">
            <text:p>1,45</text:p>
          </table:table-cell>
          <table:table-cell table:style-name="ce15" table:formula="of:=[.F509]+[.E510]" office:value-type="float" office:value="723.193548387097" calcext:value-type="float">
            <text:p>723,19</text:p>
          </table:table-cell>
        </table:table-row>
        <table:table-row table:style-name="ro1">
          <table:table-cell table:style-name="ce13" office:value-type="float" office:value="509" calcext:value-type="float">
            <text:p>50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59_InvalidViewFocusOperatorMutator</text:p>
          </table:table-cell>
          <table:table-cell table:style-name="ce13" table:formula="of:=[.D510]+[.B511]" office:value-type="float" office:value="22463" calcext:value-type="float">
            <text:p>22463</text:p>
          </table:table-cell>
          <table:table-cell table:style-name="ce15" table:formula="of:=[.B511]/[.$B$1]" office:value-type="float" office:value="1.41935483870968" calcext:value-type="float">
            <text:p>1,42</text:p>
          </table:table-cell>
          <table:table-cell table:style-name="ce15" table:formula="of:=[.F510]+[.E511]" office:value-type="float" office:value="724.612903225807" calcext:value-type="float">
            <text:p>724,61</text:p>
          </table:table-cell>
        </table:table-row>
        <table:table-row table:style-name="ro1">
          <table:table-cell table:style-name="ce13" office:value-type="float" office:value="510" calcext:value-type="float">
            <text:p>51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60_ViewComponentNotVisibleOperatorMutator</text:p>
          </table:table-cell>
          <table:table-cell table:style-name="ce13" table:formula="of:=[.D511]+[.B512]" office:value-type="float" office:value="22507" calcext:value-type="float">
            <text:p>22507</text:p>
          </table:table-cell>
          <table:table-cell table:style-name="ce15" table:formula="of:=[.B512]/[.$B$1]" office:value-type="float" office:value="1.41935483870968" calcext:value-type="float">
            <text:p>1,42</text:p>
          </table:table-cell>
          <table:table-cell table:style-name="ce15" table:formula="of:=[.F511]+[.E512]" office:value-type="float" office:value="726.032258064516" calcext:value-type="float">
            <text:p>726,03</text:p>
          </table:table-cell>
        </table:table-row>
        <table:table-row table:style-name="ro1">
          <table:table-cell table:style-name="ce13" office:value-type="float" office:value="511" calcext:value-type="float">
            <text:p>51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61_InvalidViewFocusOperatorMutator</text:p>
          </table:table-cell>
          <table:table-cell table:style-name="ce13" table:formula="of:=[.D512]+[.B513]" office:value-type="float" office:value="22551" calcext:value-type="float">
            <text:p>22551</text:p>
          </table:table-cell>
          <table:table-cell table:style-name="ce15" table:formula="of:=[.B513]/[.$B$1]" office:value-type="float" office:value="1.41935483870968" calcext:value-type="float">
            <text:p>1,42</text:p>
          </table:table-cell>
          <table:table-cell table:style-name="ce15" table:formula="of:=[.F512]+[.E513]" office:value-type="float" office:value="727.451612903226" calcext:value-type="float">
            <text:p>727,45</text:p>
          </table:table-cell>
        </table:table-row>
        <table:table-row table:style-name="ro1"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62_ViewComponentNotVisibleOperatorMutator</text:p>
          </table:table-cell>
          <table:table-cell table:style-name="ce13" table:formula="of:=[.D513]+[.B514]" office:value-type="float" office:value="22595" calcext:value-type="float">
            <text:p>22595</text:p>
          </table:table-cell>
          <table:table-cell table:style-name="ce15" table:formula="of:=[.B514]/[.$B$1]" office:value-type="float" office:value="1.41935483870968" calcext:value-type="float">
            <text:p>1,42</text:p>
          </table:table-cell>
          <table:table-cell table:style-name="ce15" table:formula="of:=[.F513]+[.E514]" office:value-type="float" office:value="728.870967741936" calcext:value-type="float">
            <text:p>728,87</text:p>
          </table:table-cell>
        </table:table-row>
        <table:table-row table:style-name="ro1">
          <table:table-cell table:style-name="ce13" office:value-type="float" office:value="513" calcext:value-type="float">
            <text:p>51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63_InvalidViewFocusOperatorMutator</text:p>
          </table:table-cell>
          <table:table-cell table:style-name="ce13" table:formula="of:=[.D514]+[.B515]" office:value-type="float" office:value="22640" calcext:value-type="float">
            <text:p>22640</text:p>
          </table:table-cell>
          <table:table-cell table:style-name="ce15" table:formula="of:=[.B515]/[.$B$1]" office:value-type="float" office:value="1.45161290322581" calcext:value-type="float">
            <text:p>1,45</text:p>
          </table:table-cell>
          <table:table-cell table:style-name="ce15" table:formula="of:=[.F514]+[.E515]" office:value-type="float" office:value="730.322580645161" calcext:value-type="float">
            <text:p>730,32</text:p>
          </table:table-cell>
        </table:table-row>
        <table:table-row table:style-name="ro1">
          <table:table-cell table:style-name="ce13" office:value-type="float" office:value="514" calcext:value-type="float">
            <text:p>51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64_ViewComponentNotVisibleOperatorMutator</text:p>
          </table:table-cell>
          <table:table-cell table:style-name="ce13" table:formula="of:=[.D515]+[.B516]" office:value-type="float" office:value="22684" calcext:value-type="float">
            <text:p>22684</text:p>
          </table:table-cell>
          <table:table-cell table:style-name="ce15" table:formula="of:=[.B516]/[.$B$1]" office:value-type="float" office:value="1.41935483870968" calcext:value-type="float">
            <text:p>1,42</text:p>
          </table:table-cell>
          <table:table-cell table:style-name="ce15" table:formula="of:=[.F515]+[.E516]" office:value-type="float" office:value="731.741935483871" calcext:value-type="float">
            <text:p>731,74</text:p>
          </table:table-cell>
        </table:table-row>
        <table:table-row table:style-name="ro1">
          <table:table-cell table:style-name="ce13" office:value-type="float" office:value="515" calcext:value-type="float">
            <text:p>51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65_BuggyGUIListenerOperatorMutator</text:p>
          </table:table-cell>
          <table:table-cell table:style-name="ce13" table:formula="of:=[.D516]+[.B517]" office:value-type="float" office:value="22728" calcext:value-type="float">
            <text:p>22728</text:p>
          </table:table-cell>
          <table:table-cell table:style-name="ce15" table:formula="of:=[.B517]/[.$B$1]" office:value-type="float" office:value="1.41935483870968" calcext:value-type="float">
            <text:p>1,42</text:p>
          </table:table-cell>
          <table:table-cell table:style-name="ce15" table:formula="of:=[.F516]+[.E517]" office:value-type="float" office:value="733.161290322581" calcext:value-type="float">
            <text:p>733,16</text:p>
          </table:table-cell>
        </table:table-row>
        <table:table-row table:style-name="ro1">
          <table:table-cell table:style-name="ce13" office:value-type="float" office:value="516" calcext:value-type="float">
            <text:p>51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66_InvalidViewFocusOperatorMutator</text:p>
          </table:table-cell>
          <table:table-cell table:style-name="ce13" table:formula="of:=[.D517]+[.B518]" office:value-type="float" office:value="22772" calcext:value-type="float">
            <text:p>22772</text:p>
          </table:table-cell>
          <table:table-cell table:style-name="ce15" table:formula="of:=[.B518]/[.$B$1]" office:value-type="float" office:value="1.41935483870968" calcext:value-type="float">
            <text:p>1,42</text:p>
          </table:table-cell>
          <table:table-cell table:style-name="ce15" table:formula="of:=[.F517]+[.E518]" office:value-type="float" office:value="734.58064516129" calcext:value-type="float">
            <text:p>734,58</text:p>
          </table:table-cell>
        </table:table-row>
        <table:table-row table:style-name="ro1">
          <table:table-cell table:style-name="ce13" office:value-type="float" office:value="517" calcext:value-type="float">
            <text:p>51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67_ViewComponentNotVisibleOperatorMutator</text:p>
          </table:table-cell>
          <table:table-cell table:style-name="ce13" table:formula="of:=[.D518]+[.B519]" office:value-type="float" office:value="22816" calcext:value-type="float">
            <text:p>22816</text:p>
          </table:table-cell>
          <table:table-cell table:style-name="ce15" table:formula="of:=[.B519]/[.$B$1]" office:value-type="float" office:value="1.41935483870968" calcext:value-type="float">
            <text:p>1,42</text:p>
          </table:table-cell>
          <table:table-cell table:style-name="ce15" table:formula="of:=[.F518]+[.E519]" office:value-type="float" office:value="736" calcext:value-type="float">
            <text:p>736,00</text:p>
          </table:table-cell>
        </table:table-row>
        <table:table-row table:style-name="ro1">
          <table:table-cell table:style-name="ce13" office:value-type="float" office:value="518" calcext:value-type="float">
            <text:p>51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68_InvalidViewFocusOperatorMutator</text:p>
          </table:table-cell>
          <table:table-cell table:style-name="ce13" table:formula="of:=[.D519]+[.B520]" office:value-type="float" office:value="22861" calcext:value-type="float">
            <text:p>22861</text:p>
          </table:table-cell>
          <table:table-cell table:style-name="ce15" table:formula="of:=[.B520]/[.$B$1]" office:value-type="float" office:value="1.45161290322581" calcext:value-type="float">
            <text:p>1,45</text:p>
          </table:table-cell>
          <table:table-cell table:style-name="ce15" table:formula="of:=[.F519]+[.E520]" office:value-type="float" office:value="737.451612903226" calcext:value-type="float">
            <text:p>737,45</text:p>
          </table:table-cell>
        </table:table-row>
        <table:table-row table:style-name="ro1">
          <table:table-cell table:style-name="ce13" office:value-type="float" office:value="519" calcext:value-type="float">
            <text:p>51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69_ViewComponentNotVisibleOperatorMutator</text:p>
          </table:table-cell>
          <table:table-cell table:style-name="ce13" table:formula="of:=[.D520]+[.B521]" office:value-type="float" office:value="22905" calcext:value-type="float">
            <text:p>22905</text:p>
          </table:table-cell>
          <table:table-cell table:style-name="ce15" table:formula="of:=[.B521]/[.$B$1]" office:value-type="float" office:value="1.41935483870968" calcext:value-type="float">
            <text:p>1,42</text:p>
          </table:table-cell>
          <table:table-cell table:style-name="ce15" table:formula="of:=[.F520]+[.E521]" office:value-type="float" office:value="738.870967741935" calcext:value-type="float">
            <text:p>738,87</text:p>
          </table:table-cell>
        </table:table-row>
        <table:table-row table:style-name="ro1"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70_InvalidViewFocusOperatorMutator</text:p>
          </table:table-cell>
          <table:table-cell table:style-name="ce13" table:formula="of:=[.D521]+[.B522]" office:value-type="float" office:value="22949" calcext:value-type="float">
            <text:p>22949</text:p>
          </table:table-cell>
          <table:table-cell table:style-name="ce15" table:formula="of:=[.B522]/[.$B$1]" office:value-type="float" office:value="1.41935483870968" calcext:value-type="float">
            <text:p>1,42</text:p>
          </table:table-cell>
          <table:table-cell table:style-name="ce15" table:formula="of:=[.F521]+[.E522]" office:value-type="float" office:value="740.290322580645" calcext:value-type="float">
            <text:p>740,29</text:p>
          </table:table-cell>
        </table:table-row>
        <table:table-row table:style-name="ro1">
          <table:table-cell table:style-name="ce13" office:value-type="float" office:value="521" calcext:value-type="float">
            <text:p>52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71_ViewComponentNotVisibleOperatorMutator</text:p>
          </table:table-cell>
          <table:table-cell table:style-name="ce13" table:formula="of:=[.D522]+[.B523]" office:value-type="float" office:value="22993" calcext:value-type="float">
            <text:p>22993</text:p>
          </table:table-cell>
          <table:table-cell table:style-name="ce15" table:formula="of:=[.B523]/[.$B$1]" office:value-type="float" office:value="1.41935483870968" calcext:value-type="float">
            <text:p>1,42</text:p>
          </table:table-cell>
          <table:table-cell table:style-name="ce15" table:formula="of:=[.F522]+[.E523]" office:value-type="float" office:value="741.709677419355" calcext:value-type="float">
            <text:p>741,71</text:p>
          </table:table-cell>
        </table:table-row>
        <table:table-row table:style-name="ro1">
          <table:table-cell table:style-name="ce13" office:value-type="float" office:value="522" calcext:value-type="float">
            <text:p>52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72_InvalidViewFocusOperatorMutator</text:p>
          </table:table-cell>
          <table:table-cell table:style-name="ce13" table:formula="of:=[.D523]+[.B524]" office:value-type="float" office:value="23038" calcext:value-type="float">
            <text:p>23038</text:p>
          </table:table-cell>
          <table:table-cell table:style-name="ce15" table:formula="of:=[.B524]/[.$B$1]" office:value-type="float" office:value="1.45161290322581" calcext:value-type="float">
            <text:p>1,45</text:p>
          </table:table-cell>
          <table:table-cell table:style-name="ce15" table:formula="of:=[.F523]+[.E524]" office:value-type="float" office:value="743.161290322581" calcext:value-type="float">
            <text:p>743,16</text:p>
          </table:table-cell>
        </table:table-row>
        <table:table-row table:style-name="ro1">
          <table:table-cell table:style-name="ce13" office:value-type="float" office:value="523" calcext:value-type="float">
            <text:p>52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73_ViewComponentNotVisibleOperatorMutator</text:p>
          </table:table-cell>
          <table:table-cell table:style-name="ce13" table:formula="of:=[.D524]+[.B525]" office:value-type="float" office:value="23082" calcext:value-type="float">
            <text:p>23082</text:p>
          </table:table-cell>
          <table:table-cell table:style-name="ce15" table:formula="of:=[.B525]/[.$B$1]" office:value-type="float" office:value="1.41935483870968" calcext:value-type="float">
            <text:p>1,42</text:p>
          </table:table-cell>
          <table:table-cell table:style-name="ce15" table:formula="of:=[.F524]+[.E525]" office:value-type="float" office:value="744.58064516129" calcext:value-type="float">
            <text:p>744,58</text:p>
          </table:table-cell>
        </table:table-row>
        <table:table-row table:style-name="ro1">
          <table:table-cell table:style-name="ce13" office:value-type="float" office:value="524" calcext:value-type="float">
            <text:p>52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74_InvalidViewFocusOperatorMutator</text:p>
          </table:table-cell>
          <table:table-cell table:style-name="ce13" table:formula="of:=[.D525]+[.B526]" office:value-type="float" office:value="23126" calcext:value-type="float">
            <text:p>23126</text:p>
          </table:table-cell>
          <table:table-cell table:style-name="ce15" table:formula="of:=[.B526]/[.$B$1]" office:value-type="float" office:value="1.41935483870968" calcext:value-type="float">
            <text:p>1,42</text:p>
          </table:table-cell>
          <table:table-cell table:style-name="ce15" table:formula="of:=[.F525]+[.E526]" office:value-type="float" office:value="746" calcext:value-type="float">
            <text:p>746,00</text:p>
          </table:table-cell>
        </table:table-row>
        <table:table-row table:style-name="ro1">
          <table:table-cell table:style-name="ce13" office:value-type="float" office:value="525" calcext:value-type="float">
            <text:p>52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75_ViewComponentNotVisibleOperatorMutator</text:p>
          </table:table-cell>
          <table:table-cell table:style-name="ce13" table:formula="of:=[.D526]+[.B527]" office:value-type="float" office:value="23170" calcext:value-type="float">
            <text:p>23170</text:p>
          </table:table-cell>
          <table:table-cell table:style-name="ce15" table:formula="of:=[.B527]/[.$B$1]" office:value-type="float" office:value="1.41935483870968" calcext:value-type="float">
            <text:p>1,42</text:p>
          </table:table-cell>
          <table:table-cell table:style-name="ce15" table:formula="of:=[.F526]+[.E527]" office:value-type="float" office:value="747.419354838709" calcext:value-type="float">
            <text:p>747,42</text:p>
          </table:table-cell>
        </table:table-row>
        <table:table-row table:style-name="ro1">
          <table:table-cell table:style-name="ce13" office:value-type="float" office:value="526" calcext:value-type="float">
            <text:p>52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76_InvalidViewFocusOperatorMutator</text:p>
          </table:table-cell>
          <table:table-cell table:style-name="ce13" table:formula="of:=[.D527]+[.B528]" office:value-type="float" office:value="23214" calcext:value-type="float">
            <text:p>23214</text:p>
          </table:table-cell>
          <table:table-cell table:style-name="ce15" table:formula="of:=[.B528]/[.$B$1]" office:value-type="float" office:value="1.41935483870968" calcext:value-type="float">
            <text:p>1,42</text:p>
          </table:table-cell>
          <table:table-cell table:style-name="ce15" table:formula="of:=[.F527]+[.E528]" office:value-type="float" office:value="748.838709677419" calcext:value-type="float">
            <text:p>748,84</text:p>
          </table:table-cell>
        </table:table-row>
        <table:table-row table:style-name="ro1">
          <table:table-cell table:style-name="ce13" office:value-type="float" office:value="527" calcext:value-type="float">
            <text:p>52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77_ViewComponentNotVisibleOperatorMutator</text:p>
          </table:table-cell>
          <table:table-cell table:style-name="ce13" table:formula="of:=[.D528]+[.B529]" office:value-type="float" office:value="23259" calcext:value-type="float">
            <text:p>23259</text:p>
          </table:table-cell>
          <table:table-cell table:style-name="ce15" table:formula="of:=[.B529]/[.$B$1]" office:value-type="float" office:value="1.45161290322581" calcext:value-type="float">
            <text:p>1,45</text:p>
          </table:table-cell>
          <table:table-cell table:style-name="ce15" table:formula="of:=[.F528]+[.E529]" office:value-type="float" office:value="750.290322580645" calcext:value-type="float">
            <text:p>750,29</text:p>
          </table:table-cell>
        </table:table-row>
        <table:table-row table:style-name="ro1">
          <table:table-cell table:style-name="ce13" office:value-type="float" office:value="528" calcext:value-type="float">
            <text:p>52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78_InvalidViewFocusOperatorMutator</text:p>
          </table:table-cell>
          <table:table-cell table:style-name="ce13" table:formula="of:=[.D529]+[.B530]" office:value-type="float" office:value="23303" calcext:value-type="float">
            <text:p>23303</text:p>
          </table:table-cell>
          <table:table-cell table:style-name="ce15" table:formula="of:=[.B530]/[.$B$1]" office:value-type="float" office:value="1.41935483870968" calcext:value-type="float">
            <text:p>1,42</text:p>
          </table:table-cell>
          <table:table-cell table:style-name="ce15" table:formula="of:=[.F529]+[.E530]" office:value-type="float" office:value="751.709677419355" calcext:value-type="float">
            <text:p>751,71</text:p>
          </table:table-cell>
        </table:table-row>
        <table:table-row table:style-name="ro1">
          <table:table-cell table:style-name="ce13" office:value-type="float" office:value="529" calcext:value-type="float">
            <text:p>52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79_ViewComponentNotVisibleOperatorMutator</text:p>
          </table:table-cell>
          <table:table-cell table:style-name="ce13" table:formula="of:=[.D530]+[.B531]" office:value-type="float" office:value="23347" calcext:value-type="float">
            <text:p>23347</text:p>
          </table:table-cell>
          <table:table-cell table:style-name="ce15" table:formula="of:=[.B531]/[.$B$1]" office:value-type="float" office:value="1.41935483870968" calcext:value-type="float">
            <text:p>1,42</text:p>
          </table:table-cell>
          <table:table-cell table:style-name="ce15" table:formula="of:=[.F530]+[.E531]" office:value-type="float" office:value="753.129032258064" calcext:value-type="float">
            <text:p>753,13</text:p>
          </table:table-cell>
        </table:table-row>
        <table:table-row table:style-name="ro1"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80_InvalidViewFocusOperatorMutator</text:p>
          </table:table-cell>
          <table:table-cell table:style-name="ce13" table:formula="of:=[.D531]+[.B532]" office:value-type="float" office:value="23391" calcext:value-type="float">
            <text:p>23391</text:p>
          </table:table-cell>
          <table:table-cell table:style-name="ce15" table:formula="of:=[.B532]/[.$B$1]" office:value-type="float" office:value="1.41935483870968" calcext:value-type="float">
            <text:p>1,42</text:p>
          </table:table-cell>
          <table:table-cell table:style-name="ce15" table:formula="of:=[.F531]+[.E532]" office:value-type="float" office:value="754.548387096774" calcext:value-type="float">
            <text:p>754,55</text:p>
          </table:table-cell>
        </table:table-row>
        <table:table-row table:style-name="ro1">
          <table:table-cell table:style-name="ce13" office:value-type="float" office:value="531" calcext:value-type="float">
            <text:p>53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81_ViewComponentNotVisibleOperatorMutator</text:p>
          </table:table-cell>
          <table:table-cell table:style-name="ce13" table:formula="of:=[.D532]+[.B533]" office:value-type="float" office:value="23435" calcext:value-type="float">
            <text:p>23435</text:p>
          </table:table-cell>
          <table:table-cell table:style-name="ce15" table:formula="of:=[.B533]/[.$B$1]" office:value-type="float" office:value="1.41935483870968" calcext:value-type="float">
            <text:p>1,42</text:p>
          </table:table-cell>
          <table:table-cell table:style-name="ce15" table:formula="of:=[.F532]+[.E533]" office:value-type="float" office:value="755.967741935483" calcext:value-type="float">
            <text:p>755,97</text:p>
          </table:table-cell>
        </table:table-row>
        <table:table-row table:style-name="ro1">
          <table:table-cell table:style-name="ce13" office:value-type="float" office:value="532" calcext:value-type="float">
            <text:p>53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82_InvalidViewFocusOperatorMutator</text:p>
          </table:table-cell>
          <table:table-cell table:style-name="ce13" table:formula="of:=[.D533]+[.B534]" office:value-type="float" office:value="23479" calcext:value-type="float">
            <text:p>23479</text:p>
          </table:table-cell>
          <table:table-cell table:style-name="ce15" table:formula="of:=[.B534]/[.$B$1]" office:value-type="float" office:value="1.41935483870968" calcext:value-type="float">
            <text:p>1,42</text:p>
          </table:table-cell>
          <table:table-cell table:style-name="ce15" table:formula="of:=[.F533]+[.E534]" office:value-type="float" office:value="757.387096774193" calcext:value-type="float">
            <text:p>757,39</text:p>
          </table:table-cell>
        </table:table-row>
        <table:table-row table:style-name="ro1">
          <table:table-cell table:style-name="ce13" office:value-type="float" office:value="533" calcext:value-type="float">
            <text:p>53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83_ViewComponentNotVisibleOperatorMutator</text:p>
          </table:table-cell>
          <table:table-cell table:style-name="ce13" table:formula="of:=[.D534]+[.B535]" office:value-type="float" office:value="23524" calcext:value-type="float">
            <text:p>23524</text:p>
          </table:table-cell>
          <table:table-cell table:style-name="ce15" table:formula="of:=[.B535]/[.$B$1]" office:value-type="float" office:value="1.45161290322581" calcext:value-type="float">
            <text:p>1,45</text:p>
          </table:table-cell>
          <table:table-cell table:style-name="ce15" table:formula="of:=[.F534]+[.E535]" office:value-type="float" office:value="758.838709677419" calcext:value-type="float">
            <text:p>758,84</text:p>
          </table:table-cell>
        </table:table-row>
        <table:table-row table:style-name="ro1">
          <table:table-cell table:style-name="ce13" office:value-type="float" office:value="534" calcext:value-type="float">
            <text:p>53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84_InvalidViewFocusOperatorMutator</text:p>
          </table:table-cell>
          <table:table-cell table:style-name="ce13" table:formula="of:=[.D535]+[.B536]" office:value-type="float" office:value="23569" calcext:value-type="float">
            <text:p>23569</text:p>
          </table:table-cell>
          <table:table-cell table:style-name="ce15" table:formula="of:=[.B536]/[.$B$1]" office:value-type="float" office:value="1.45161290322581" calcext:value-type="float">
            <text:p>1,45</text:p>
          </table:table-cell>
          <table:table-cell table:style-name="ce15" table:formula="of:=[.F535]+[.E536]" office:value-type="float" office:value="760.290322580645" calcext:value-type="float">
            <text:p>760,29</text:p>
          </table:table-cell>
        </table:table-row>
        <table:table-row table:style-name="ro1">
          <table:table-cell table:style-name="ce13" office:value-type="float" office:value="535" calcext:value-type="float">
            <text:p>53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85_ViewComponentNotVisibleOperatorMutator</text:p>
          </table:table-cell>
          <table:table-cell table:style-name="ce13" table:formula="of:=[.D536]+[.B537]" office:value-type="float" office:value="23614" calcext:value-type="float">
            <text:p>23614</text:p>
          </table:table-cell>
          <table:table-cell table:style-name="ce15" table:formula="of:=[.B537]/[.$B$1]" office:value-type="float" office:value="1.45161290322581" calcext:value-type="float">
            <text:p>1,45</text:p>
          </table:table-cell>
          <table:table-cell table:style-name="ce15" table:formula="of:=[.F536]+[.E537]" office:value-type="float" office:value="761.741935483871" calcext:value-type="float">
            <text:p>761,74</text:p>
          </table:table-cell>
        </table:table-row>
        <table:table-row table:style-name="ro1">
          <table:table-cell table:style-name="ce13" office:value-type="float" office:value="536" calcext:value-type="float">
            <text:p>53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86_InvalidViewFocusOperatorMutator</text:p>
          </table:table-cell>
          <table:table-cell table:style-name="ce13" table:formula="of:=[.D537]+[.B538]" office:value-type="float" office:value="23658" calcext:value-type="float">
            <text:p>23658</text:p>
          </table:table-cell>
          <table:table-cell table:style-name="ce15" table:formula="of:=[.B538]/[.$B$1]" office:value-type="float" office:value="1.41935483870968" calcext:value-type="float">
            <text:p>1,42</text:p>
          </table:table-cell>
          <table:table-cell table:style-name="ce15" table:formula="of:=[.F537]+[.E538]" office:value-type="float" office:value="763.16129032258" calcext:value-type="float">
            <text:p>763,16</text:p>
          </table:table-cell>
        </table:table-row>
        <table:table-row table:style-name="ro1">
          <table:table-cell table:style-name="ce13" office:value-type="float" office:value="537" calcext:value-type="float">
            <text:p>53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87_ViewComponentNotVisibleOperatorMutator</text:p>
          </table:table-cell>
          <table:table-cell table:style-name="ce13" table:formula="of:=[.D538]+[.B539]" office:value-type="float" office:value="23702" calcext:value-type="float">
            <text:p>23702</text:p>
          </table:table-cell>
          <table:table-cell table:style-name="ce15" table:formula="of:=[.B539]/[.$B$1]" office:value-type="float" office:value="1.41935483870968" calcext:value-type="float">
            <text:p>1,42</text:p>
          </table:table-cell>
          <table:table-cell table:style-name="ce15" table:formula="of:=[.F538]+[.E539]" office:value-type="float" office:value="764.58064516129" calcext:value-type="float">
            <text:p>764,58</text:p>
          </table:table-cell>
        </table:table-row>
        <table:table-row table:style-name="ro1">
          <table:table-cell table:style-name="ce13" office:value-type="float" office:value="538" calcext:value-type="float">
            <text:p>53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88_InvalidViewFocusOperatorMutator</text:p>
          </table:table-cell>
          <table:table-cell table:style-name="ce13" table:formula="of:=[.D539]+[.B540]" office:value-type="float" office:value="23747" calcext:value-type="float">
            <text:p>23747</text:p>
          </table:table-cell>
          <table:table-cell table:style-name="ce15" table:formula="of:=[.B540]/[.$B$1]" office:value-type="float" office:value="1.45161290322581" calcext:value-type="float">
            <text:p>1,45</text:p>
          </table:table-cell>
          <table:table-cell table:style-name="ce15" table:formula="of:=[.F539]+[.E540]" office:value-type="float" office:value="766.032258064516" calcext:value-type="float">
            <text:p>766,03</text:p>
          </table:table-cell>
        </table:table-row>
        <table:table-row table:style-name="ro1">
          <table:table-cell table:style-name="ce13" office:value-type="float" office:value="539" calcext:value-type="float">
            <text:p>53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89_ViewComponentNotVisibleOperatorMutator</text:p>
          </table:table-cell>
          <table:table-cell table:style-name="ce13" table:formula="of:=[.D540]+[.B541]" office:value-type="float" office:value="23792" calcext:value-type="float">
            <text:p>23792</text:p>
          </table:table-cell>
          <table:table-cell table:style-name="ce15" table:formula="of:=[.B541]/[.$B$1]" office:value-type="float" office:value="1.45161290322581" calcext:value-type="float">
            <text:p>1,45</text:p>
          </table:table-cell>
          <table:table-cell table:style-name="ce15" table:formula="of:=[.F540]+[.E541]" office:value-type="float" office:value="767.483870967742" calcext:value-type="float">
            <text:p>767,48</text:p>
          </table:table-cell>
        </table:table-row>
        <table:table-row table:style-name="ro1">
          <table:table-cell table:style-name="ce13" office:value-type="float" office:value="540" calcext:value-type="float">
            <text:p>54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90_InvalidViewFocusOperatorMutator</text:p>
          </table:table-cell>
          <table:table-cell table:style-name="ce13" table:formula="of:=[.D541]+[.B542]" office:value-type="float" office:value="23837" calcext:value-type="float">
            <text:p>23837</text:p>
          </table:table-cell>
          <table:table-cell table:style-name="ce15" table:formula="of:=[.B542]/[.$B$1]" office:value-type="float" office:value="1.45161290322581" calcext:value-type="float">
            <text:p>1,45</text:p>
          </table:table-cell>
          <table:table-cell table:style-name="ce15" table:formula="of:=[.F541]+[.E542]" office:value-type="float" office:value="768.935483870968" calcext:value-type="float">
            <text:p>768,94</text:p>
          </table:table-cell>
        </table:table-row>
        <table:table-row table:style-name="ro1">
          <table:table-cell table:style-name="ce13" office:value-type="float" office:value="541" calcext:value-type="float">
            <text:p>5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91_ViewComponentNotVisibleOperatorMutator</text:p>
          </table:table-cell>
          <table:table-cell table:style-name="ce13" table:formula="of:=[.D542]+[.B543]" office:value-type="float" office:value="23881" calcext:value-type="float">
            <text:p>23881</text:p>
          </table:table-cell>
          <table:table-cell table:style-name="ce15" table:formula="of:=[.B543]/[.$B$1]" office:value-type="float" office:value="1.41935483870968" calcext:value-type="float">
            <text:p>1,42</text:p>
          </table:table-cell>
          <table:table-cell table:style-name="ce15" table:formula="of:=[.F542]+[.E543]" office:value-type="float" office:value="770.354838709677" calcext:value-type="float">
            <text:p>770,35</text:p>
          </table:table-cell>
        </table:table-row>
        <table:table-row table:style-name="ro1">
          <table:table-cell table:style-name="ce13" office:value-type="float" office:value="542" calcext:value-type="float">
            <text:p>5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92_InvalidViewFocusOperatorMutator</text:p>
          </table:table-cell>
          <table:table-cell table:style-name="ce13" table:formula="of:=[.D543]+[.B544]" office:value-type="float" office:value="23925" calcext:value-type="float">
            <text:p>23925</text:p>
          </table:table-cell>
          <table:table-cell table:style-name="ce15" table:formula="of:=[.B544]/[.$B$1]" office:value-type="float" office:value="1.41935483870968" calcext:value-type="float">
            <text:p>1,42</text:p>
          </table:table-cell>
          <table:table-cell table:style-name="ce15" table:formula="of:=[.F543]+[.E544]" office:value-type="float" office:value="771.774193548387" calcext:value-type="float">
            <text:p>771,77</text:p>
          </table:table-cell>
        </table:table-row>
        <table:table-row table:style-name="ro1">
          <table:table-cell table:style-name="ce13" office:value-type="float" office:value="543" calcext:value-type="float">
            <text:p>5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93_ViewComponentNotVisibleOperatorMutator</text:p>
          </table:table-cell>
          <table:table-cell table:style-name="ce13" table:formula="of:=[.D544]+[.B545]" office:value-type="float" office:value="23969" calcext:value-type="float">
            <text:p>23969</text:p>
          </table:table-cell>
          <table:table-cell table:style-name="ce15" table:formula="of:=[.B545]/[.$B$1]" office:value-type="float" office:value="1.41935483870968" calcext:value-type="float">
            <text:p>1,42</text:p>
          </table:table-cell>
          <table:table-cell table:style-name="ce15" table:formula="of:=[.F544]+[.E545]" office:value-type="float" office:value="773.193548387096" calcext:value-type="float">
            <text:p>773,19</text:p>
          </table:table-cell>
        </table:table-row>
        <table:table-row table:style-name="ro1">
          <table:table-cell table:style-name="ce13" office:value-type="float" office:value="544" calcext:value-type="float">
            <text:p>54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GeneralDialogCreation_94_BuggyGUIListenerOperatorMutator</text:p>
          </table:table-cell>
          <table:table-cell table:style-name="ce13" table:formula="of:=[.D545]+[.B546]" office:value-type="float" office:value="24013" calcext:value-type="float">
            <text:p>24013</text:p>
          </table:table-cell>
          <table:table-cell table:style-name="ce15" table:formula="of:=[.B546]/[.$B$1]" office:value-type="float" office:value="1.41935483870968" calcext:value-type="float">
            <text:p>1,42</text:p>
          </table:table-cell>
          <table:table-cell table:style-name="ce15" table:formula="of:=[.F545]+[.E546]" office:value-type="float" office:value="774.612903225806" calcext:value-type="float">
            <text:p>774,61</text:p>
          </table:table-cell>
        </table:table-row>
        <table:table-row table:style-name="ro1">
          <table:table-cell table:style-name="ce13" office:value-type="float" office:value="545" calcext:value-type="float">
            <text:p>54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eneralDialogCreation_95_BuggyGUIListenerOperatorMutator</text:p>
          </table:table-cell>
          <table:table-cell table:style-name="ce13" table:formula="of:=[.D546]+[.B547]" office:value-type="float" office:value="24058" calcext:value-type="float">
            <text:p>24058</text:p>
          </table:table-cell>
          <table:table-cell table:style-name="ce15" table:formula="of:=[.B547]/[.$B$1]" office:value-type="float" office:value="1.45161290322581" calcext:value-type="float">
            <text:p>1,45</text:p>
          </table:table-cell>
          <table:table-cell table:style-name="ce15" table:formula="of:=[.F546]+[.E547]" office:value-type="float" office:value="776.064516129032" calcext:value-type="float">
            <text:p>776,06</text:p>
          </table:table-cell>
        </table:table-row>
        <table:table-row table:style-name="ro1">
          <table:table-cell table:style-name="ce13" office:value-type="float" office:value="546" calcext:value-type="float">
            <text:p>54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mbConnectDialog_0_LengthyGUICreationOperatorMutator</text:p>
          </table:table-cell>
          <table:table-cell table:style-name="ce13" table:formula="of:=[.D547]+[.B548]" office:value-type="float" office:value="24103" calcext:value-type="float">
            <text:p>24103</text:p>
          </table:table-cell>
          <table:table-cell table:style-name="ce15" table:formula="of:=[.B548]/[.$B$1]" office:value-type="float" office:value="1.45161290322581" calcext:value-type="float">
            <text:p>1,45</text:p>
          </table:table-cell>
          <table:table-cell table:style-name="ce15" table:formula="of:=[.F547]+[.E548]" office:value-type="float" office:value="777.516129032258" calcext:value-type="float">
            <text:p>777,52</text:p>
          </table:table-cell>
        </table:table-row>
        <table:table-row table:style-name="ro1">
          <table:table-cell table:style-name="ce13" office:value-type="float" office:value="547" calcext:value-type="float">
            <text:p>54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SmbConnectDialog_1_BuggyGUIListenerOperatorMutator</text:p>
          </table:table-cell>
          <table:table-cell table:style-name="ce13" table:formula="of:=[.D548]+[.B549]" office:value-type="float" office:value="24147" calcext:value-type="float">
            <text:p>24147</text:p>
          </table:table-cell>
          <table:table-cell table:style-name="ce15" table:formula="of:=[.B549]/[.$B$1]" office:value-type="float" office:value="1.41935483870968" calcext:value-type="float">
            <text:p>1,42</text:p>
          </table:table-cell>
          <table:table-cell table:style-name="ce15" table:formula="of:=[.F548]+[.E549]" office:value-type="float" office:value="778.935483870967" calcext:value-type="float">
            <text:p>778,94</text:p>
          </table:table-cell>
        </table:table-row>
        <table:table-row table:style-name="ro1">
          <table:table-cell table:style-name="ce13" office:value-type="float" office:value="548" calcext:value-type="float">
            <text:p>54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mbConnectDialog_2_BuggyGUIListenerOperatorMutator</text:p>
          </table:table-cell>
          <table:table-cell table:style-name="ce13" table:formula="of:=[.D549]+[.B550]" office:value-type="float" office:value="24192" calcext:value-type="float">
            <text:p>24192</text:p>
          </table:table-cell>
          <table:table-cell table:style-name="ce15" table:formula="of:=[.B550]/[.$B$1]" office:value-type="float" office:value="1.45161290322581" calcext:value-type="float">
            <text:p>1,45</text:p>
          </table:table-cell>
          <table:table-cell table:style-name="ce15" table:formula="of:=[.F549]+[.E550]" office:value-type="float" office:value="780.387096774193" calcext:value-type="float">
            <text:p>780,39</text:p>
          </table:table-cell>
        </table:table-row>
        <table:table-row table:style-name="ro1">
          <table:table-cell table:style-name="ce13" office:value-type="float" office:value="549" calcext:value-type="float">
            <text:p>54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SmbConnectDialog_3_BinaryMutator</text:p>
          </table:table-cell>
          <table:table-cell table:style-name="ce13" table:formula="of:=[.D550]+[.B551]" office:value-type="float" office:value="24236" calcext:value-type="float">
            <text:p>24236</text:p>
          </table:table-cell>
          <table:table-cell table:style-name="ce15" table:formula="of:=[.B551]/[.$B$1]" office:value-type="float" office:value="1.41935483870968" calcext:value-type="float">
            <text:p>1,42</text:p>
          </table:table-cell>
          <table:table-cell table:style-name="ce15" table:formula="of:=[.F550]+[.E551]" office:value-type="float" office:value="781.806451612903" calcext:value-type="float">
            <text:p>781,81</text:p>
          </table:table-cell>
        </table:table-row>
        <table:table-row table:style-name="ro1"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mbConnectDialog_4_BinaryMutator</text:p>
          </table:table-cell>
          <table:table-cell table:style-name="ce13" table:formula="of:=[.D551]+[.B552]" office:value-type="float" office:value="24281" calcext:value-type="float">
            <text:p>24281</text:p>
          </table:table-cell>
          <table:table-cell table:style-name="ce15" table:formula="of:=[.B552]/[.$B$1]" office:value-type="float" office:value="1.45161290322581" calcext:value-type="float">
            <text:p>1,45</text:p>
          </table:table-cell>
          <table:table-cell table:style-name="ce15" table:formula="of:=[.F551]+[.E552]" office:value-type="float" office:value="783.258064516129" calcext:value-type="float">
            <text:p>783,26</text:p>
          </table:table-cell>
        </table:table-row>
        <table:table-row table:style-name="ro1">
          <table:table-cell table:style-name="ce13" office:value-type="float" office:value="551" calcext:value-type="float">
            <text:p>55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extEditorActivity_0_LengthyGUICreationOperatorMutator</text:p>
          </table:table-cell>
          <table:table-cell table:style-name="ce13" table:formula="of:=[.D552]+[.B553]" office:value-type="float" office:value="24326" calcext:value-type="float">
            <text:p>24326</text:p>
          </table:table-cell>
          <table:table-cell table:style-name="ce15" table:formula="of:=[.B553]/[.$B$1]" office:value-type="float" office:value="1.45161290322581" calcext:value-type="float">
            <text:p>1,45</text:p>
          </table:table-cell>
          <table:table-cell table:style-name="ce15" table:formula="of:=[.F552]+[.E553]" office:value-type="float" office:value="784.709677419355" calcext:value-type="float">
            <text:p>784,71</text:p>
          </table:table-cell>
        </table:table-row>
        <table:table-row table:style-name="ro1">
          <table:table-cell table:style-name="ce13" office:value-type="float" office:value="552" calcext:value-type="float">
            <text:p>55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extEditorActivity_1_FindViewByIdReturnsNullOperatorMutator</text:p>
          </table:table-cell>
          <table:table-cell table:style-name="ce13" table:formula="of:=[.D553]+[.B554]" office:value-type="float" office:value="24371" calcext:value-type="float">
            <text:p>24371</text:p>
          </table:table-cell>
          <table:table-cell table:style-name="ce15" table:formula="of:=[.B554]/[.$B$1]" office:value-type="float" office:value="1.45161290322581" calcext:value-type="float">
            <text:p>1,45</text:p>
          </table:table-cell>
          <table:table-cell table:style-name="ce15" table:formula="of:=[.F553]+[.E554]" office:value-type="float" office:value="786.16129032258" calcext:value-type="float">
            <text:p>786,16</text:p>
          </table:table-cell>
        </table:table-row>
        <table:table-row table:style-name="ro1">
          <table:table-cell table:style-name="ce13" office:value-type="float" office:value="553" calcext:value-type="float">
            <text:p>55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2_InvalidIDFindViewOperatorMutator</text:p>
          </table:table-cell>
          <table:table-cell table:style-name="ce13" table:formula="of:=[.D554]+[.B555]" office:value-type="float" office:value="24415" calcext:value-type="float">
            <text:p>24415</text:p>
          </table:table-cell>
          <table:table-cell table:style-name="ce15" table:formula="of:=[.B555]/[.$B$1]" office:value-type="float" office:value="1.41935483870968" calcext:value-type="float">
            <text:p>1,42</text:p>
          </table:table-cell>
          <table:table-cell table:style-name="ce15" table:formula="of:=[.F554]+[.E555]" office:value-type="float" office:value="787.58064516129" calcext:value-type="float">
            <text:p>787,58</text:p>
          </table:table-cell>
        </table:table-row>
        <table:table-row table:style-name="ro1">
          <table:table-cell table:style-name="ce13" office:value-type="float" office:value="554" calcext:value-type="float">
            <text:p>55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extEditorActivity_3_InvalidViewFocusOperatorMutator</text:p>
          </table:table-cell>
          <table:table-cell table:style-name="ce13" table:formula="of:=[.D555]+[.B556]" office:value-type="float" office:value="24460" calcext:value-type="float">
            <text:p>24460</text:p>
          </table:table-cell>
          <table:table-cell table:style-name="ce15" table:formula="of:=[.B556]/[.$B$1]" office:value-type="float" office:value="1.45161290322581" calcext:value-type="float">
            <text:p>1,45</text:p>
          </table:table-cell>
          <table:table-cell table:style-name="ce15" table:formula="of:=[.F555]+[.E556]" office:value-type="float" office:value="789.032258064516" calcext:value-type="float">
            <text:p>789,03</text:p>
          </table:table-cell>
        </table:table-row>
        <table:table-row table:style-name="ro1">
          <table:table-cell table:style-name="ce13" office:value-type="float" office:value="555" calcext:value-type="float">
            <text:p>55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4_ViewComponentNotVisibleOperatorMutator</text:p>
          </table:table-cell>
          <table:table-cell table:style-name="ce13" table:formula="of:=[.D556]+[.B557]" office:value-type="float" office:value="24504" calcext:value-type="float">
            <text:p>24504</text:p>
          </table:table-cell>
          <table:table-cell table:style-name="ce15" table:formula="of:=[.B557]/[.$B$1]" office:value-type="float" office:value="1.41935483870968" calcext:value-type="float">
            <text:p>1,42</text:p>
          </table:table-cell>
          <table:table-cell table:style-name="ce15" table:formula="of:=[.F556]+[.E557]" office:value-type="float" office:value="790.451612903226" calcext:value-type="float">
            <text:p>790,45</text:p>
          </table:table-cell>
        </table:table-row>
        <table:table-row table:style-name="ro1">
          <table:table-cell table:style-name="ce13" office:value-type="float" office:value="556" calcext:value-type="float">
            <text:p>55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5_FindViewByIdReturnsNullOperatorMutator</text:p>
          </table:table-cell>
          <table:table-cell table:style-name="ce13" table:formula="of:=[.D557]+[.B558]" office:value-type="float" office:value="24548" calcext:value-type="float">
            <text:p>24548</text:p>
          </table:table-cell>
          <table:table-cell table:style-name="ce15" table:formula="of:=[.B558]/[.$B$1]" office:value-type="float" office:value="1.41935483870968" calcext:value-type="float">
            <text:p>1,42</text:p>
          </table:table-cell>
          <table:table-cell table:style-name="ce15" table:formula="of:=[.F557]+[.E558]" office:value-type="float" office:value="791.870967741935" calcext:value-type="float">
            <text:p>791,87</text:p>
          </table:table-cell>
        </table:table-row>
        <table:table-row table:style-name="ro1">
          <table:table-cell table:style-name="ce13" office:value-type="float" office:value="557" calcext:value-type="float">
            <text:p>55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6_InvalidIDFindViewOperatorMutator</text:p>
          </table:table-cell>
          <table:table-cell table:style-name="ce13" table:formula="of:=[.D558]+[.B559]" office:value-type="float" office:value="24592" calcext:value-type="float">
            <text:p>24592</text:p>
          </table:table-cell>
          <table:table-cell table:style-name="ce15" table:formula="of:=[.B559]/[.$B$1]" office:value-type="float" office:value="1.41935483870968" calcext:value-type="float">
            <text:p>1,42</text:p>
          </table:table-cell>
          <table:table-cell table:style-name="ce15" table:formula="of:=[.F558]+[.E559]" office:value-type="float" office:value="793.290322580645" calcext:value-type="float">
            <text:p>793,29</text:p>
          </table:table-cell>
        </table:table-row>
        <table:table-row table:style-name="ro1">
          <table:table-cell table:style-name="ce13" office:value-type="float" office:value="558" calcext:value-type="float">
            <text:p>55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7_InvalidViewFocusOperatorMutator</text:p>
          </table:table-cell>
          <table:table-cell table:style-name="ce13" table:formula="of:=[.D559]+[.B560]" office:value-type="float" office:value="24636" calcext:value-type="float">
            <text:p>24636</text:p>
          </table:table-cell>
          <table:table-cell table:style-name="ce15" table:formula="of:=[.B560]/[.$B$1]" office:value-type="float" office:value="1.41935483870968" calcext:value-type="float">
            <text:p>1,42</text:p>
          </table:table-cell>
          <table:table-cell table:style-name="ce15" table:formula="of:=[.F559]+[.E560]" office:value-type="float" office:value="794.709677419354" calcext:value-type="float">
            <text:p>794,71</text:p>
          </table:table-cell>
        </table:table-row>
        <table:table-row table:style-name="ro1">
          <table:table-cell table:style-name="ce13" office:value-type="float" office:value="559" calcext:value-type="float">
            <text:p>55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8_ViewComponentNotVisibleOperatorMutator</text:p>
          </table:table-cell>
          <table:table-cell table:style-name="ce13" table:formula="of:=[.D560]+[.B561]" office:value-type="float" office:value="24680" calcext:value-type="float">
            <text:p>24680</text:p>
          </table:table-cell>
          <table:table-cell table:style-name="ce15" table:formula="of:=[.B561]/[.$B$1]" office:value-type="float" office:value="1.41935483870968" calcext:value-type="float">
            <text:p>1,42</text:p>
          </table:table-cell>
          <table:table-cell table:style-name="ce15" table:formula="of:=[.F560]+[.E561]" office:value-type="float" office:value="796.129032258064" calcext:value-type="float">
            <text:p>796,13</text:p>
          </table:table-cell>
        </table:table-row>
        <table:table-row table:style-name="ro1"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9_InvalidViewFocusOperatorMutator</text:p>
          </table:table-cell>
          <table:table-cell table:style-name="ce13" table:formula="of:=[.D561]+[.B562]" office:value-type="float" office:value="24724" calcext:value-type="float">
            <text:p>24724</text:p>
          </table:table-cell>
          <table:table-cell table:style-name="ce15" table:formula="of:=[.B562]/[.$B$1]" office:value-type="float" office:value="1.41935483870968" calcext:value-type="float">
            <text:p>1,42</text:p>
          </table:table-cell>
          <table:table-cell table:style-name="ce15" table:formula="of:=[.F561]+[.E562]" office:value-type="float" office:value="797.548387096774" calcext:value-type="float">
            <text:p>797,55</text:p>
          </table:table-cell>
        </table:table-row>
        <table:table-row table:style-name="ro1">
          <table:table-cell table:style-name="ce13" office:value-type="float" office:value="561" calcext:value-type="float">
            <text:p>56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10_ViewComponentNotVisibleOperatorMutator</text:p>
          </table:table-cell>
          <table:table-cell table:style-name="ce13" table:formula="of:=[.D562]+[.B563]" office:value-type="float" office:value="24768" calcext:value-type="float">
            <text:p>24768</text:p>
          </table:table-cell>
          <table:table-cell table:style-name="ce15" table:formula="of:=[.B563]/[.$B$1]" office:value-type="float" office:value="1.41935483870968" calcext:value-type="float">
            <text:p>1,42</text:p>
          </table:table-cell>
          <table:table-cell table:style-name="ce15" table:formula="of:=[.F562]+[.E563]" office:value-type="float" office:value="798.967741935483" calcext:value-type="float">
            <text:p>798,97</text:p>
          </table:table-cell>
        </table:table-row>
        <table:table-row table:style-name="ro1">
          <table:table-cell table:style-name="ce13" office:value-type="float" office:value="562" calcext:value-type="float">
            <text:p>56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11_InvalidViewFocusOperatorMutator</text:p>
          </table:table-cell>
          <table:table-cell table:style-name="ce13" table:formula="of:=[.D563]+[.B564]" office:value-type="float" office:value="24812" calcext:value-type="float">
            <text:p>24812</text:p>
          </table:table-cell>
          <table:table-cell table:style-name="ce15" table:formula="of:=[.B564]/[.$B$1]" office:value-type="float" office:value="1.41935483870968" calcext:value-type="float">
            <text:p>1,42</text:p>
          </table:table-cell>
          <table:table-cell table:style-name="ce15" table:formula="of:=[.F563]+[.E564]" office:value-type="float" office:value="800.387096774193" calcext:value-type="float">
            <text:p>800,39</text:p>
          </table:table-cell>
        </table:table-row>
        <table:table-row table:style-name="ro1">
          <table:table-cell table:style-name="ce13" office:value-type="float" office:value="563" calcext:value-type="float">
            <text:p>56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12_ViewComponentNotVisibleOperatorMutator</text:p>
          </table:table-cell>
          <table:table-cell table:style-name="ce13" table:formula="of:=[.D564]+[.B565]" office:value-type="float" office:value="24856" calcext:value-type="float">
            <text:p>24856</text:p>
          </table:table-cell>
          <table:table-cell table:style-name="ce15" table:formula="of:=[.B565]/[.$B$1]" office:value-type="float" office:value="1.41935483870968" calcext:value-type="float">
            <text:p>1,42</text:p>
          </table:table-cell>
          <table:table-cell table:style-name="ce15" table:formula="of:=[.F564]+[.E565]" office:value-type="float" office:value="801.806451612903" calcext:value-type="float">
            <text:p>801,81</text:p>
          </table:table-cell>
        </table:table-row>
        <table:table-row table:style-name="ro1">
          <table:table-cell table:style-name="ce13" office:value-type="float" office:value="564" calcext:value-type="float">
            <text:p>56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13_InvalidViewFocusOperatorMutator</text:p>
          </table:table-cell>
          <table:table-cell table:style-name="ce13" table:formula="of:=[.D565]+[.B566]" office:value-type="float" office:value="24900" calcext:value-type="float">
            <text:p>24900</text:p>
          </table:table-cell>
          <table:table-cell table:style-name="ce15" table:formula="of:=[.B566]/[.$B$1]" office:value-type="float" office:value="1.41935483870968" calcext:value-type="float">
            <text:p>1,42</text:p>
          </table:table-cell>
          <table:table-cell table:style-name="ce15" table:formula="of:=[.F565]+[.E566]" office:value-type="float" office:value="803.225806451612" calcext:value-type="float">
            <text:p>803,23</text:p>
          </table:table-cell>
        </table:table-row>
        <table:table-row table:style-name="ro1">
          <table:table-cell table:style-name="ce13" office:value-type="float" office:value="565" calcext:value-type="float">
            <text:p>56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14_ViewComponentNotVisibleOperatorMutator</text:p>
          </table:table-cell>
          <table:table-cell table:style-name="ce13" table:formula="of:=[.D566]+[.B567]" office:value-type="float" office:value="24944" calcext:value-type="float">
            <text:p>24944</text:p>
          </table:table-cell>
          <table:table-cell table:style-name="ce15" table:formula="of:=[.B567]/[.$B$1]" office:value-type="float" office:value="1.41935483870968" calcext:value-type="float">
            <text:p>1,42</text:p>
          </table:table-cell>
          <table:table-cell table:style-name="ce15" table:formula="of:=[.F566]+[.E567]" office:value-type="float" office:value="804.645161290322" calcext:value-type="float">
            <text:p>804,65</text:p>
          </table:table-cell>
        </table:table-row>
        <table:table-row table:style-name="ro1">
          <table:table-cell table:style-name="ce13" office:value-type="float" office:value="566" calcext:value-type="float">
            <text:p>56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15_FindViewByIdReturnsNullOperatorMutator</text:p>
          </table:table-cell>
          <table:table-cell table:style-name="ce13" table:formula="of:=[.D567]+[.B568]" office:value-type="float" office:value="24988" calcext:value-type="float">
            <text:p>24988</text:p>
          </table:table-cell>
          <table:table-cell table:style-name="ce15" table:formula="of:=[.B568]/[.$B$1]" office:value-type="float" office:value="1.41935483870968" calcext:value-type="float">
            <text:p>1,42</text:p>
          </table:table-cell>
          <table:table-cell table:style-name="ce15" table:formula="of:=[.F567]+[.E568]" office:value-type="float" office:value="806.064516129032" calcext:value-type="float">
            <text:p>806,06</text:p>
          </table:table-cell>
        </table:table-row>
        <table:table-row table:style-name="ro1">
          <table:table-cell table:style-name="ce13" office:value-type="float" office:value="567" calcext:value-type="float">
            <text:p>56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16_InvalidIDFindViewOperatorMutator</text:p>
          </table:table-cell>
          <table:table-cell table:style-name="ce13" table:formula="of:=[.D568]+[.B569]" office:value-type="float" office:value="25032" calcext:value-type="float">
            <text:p>25032</text:p>
          </table:table-cell>
          <table:table-cell table:style-name="ce15" table:formula="of:=[.B569]/[.$B$1]" office:value-type="float" office:value="1.41935483870968" calcext:value-type="float">
            <text:p>1,42</text:p>
          </table:table-cell>
          <table:table-cell table:style-name="ce15" table:formula="of:=[.F568]+[.E569]" office:value-type="float" office:value="807.483870967741" calcext:value-type="float">
            <text:p>807,48</text:p>
          </table:table-cell>
        </table:table-row>
        <table:table-row table:style-name="ro1">
          <table:table-cell table:style-name="ce13" office:value-type="float" office:value="568" calcext:value-type="float">
            <text:p>56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17_InvalidViewFocusOperatorMutator</text:p>
          </table:table-cell>
          <table:table-cell table:style-name="ce13" table:formula="of:=[.D569]+[.B570]" office:value-type="float" office:value="25076" calcext:value-type="float">
            <text:p>25076</text:p>
          </table:table-cell>
          <table:table-cell table:style-name="ce15" table:formula="of:=[.B570]/[.$B$1]" office:value-type="float" office:value="1.41935483870968" calcext:value-type="float">
            <text:p>1,42</text:p>
          </table:table-cell>
          <table:table-cell table:style-name="ce15" table:formula="of:=[.F569]+[.E570]" office:value-type="float" office:value="808.903225806451" calcext:value-type="float">
            <text:p>808,90</text:p>
          </table:table-cell>
        </table:table-row>
        <table:table-row table:style-name="ro1">
          <table:table-cell table:style-name="ce13" office:value-type="float" office:value="569" calcext:value-type="float">
            <text:p>56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18_ViewComponentNotVisibleOperatorMutator</text:p>
          </table:table-cell>
          <table:table-cell table:style-name="ce13" table:formula="of:=[.D570]+[.B571]" office:value-type="float" office:value="25120" calcext:value-type="float">
            <text:p>25120</text:p>
          </table:table-cell>
          <table:table-cell table:style-name="ce15" table:formula="of:=[.B571]/[.$B$1]" office:value-type="float" office:value="1.41935483870968" calcext:value-type="float">
            <text:p>1,42</text:p>
          </table:table-cell>
          <table:table-cell table:style-name="ce15" table:formula="of:=[.F570]+[.E571]" office:value-type="float" office:value="810.32258064516" calcext:value-type="float">
            <text:p>810,32</text:p>
          </table:table-cell>
        </table:table-row>
        <table:table-row table:style-name="ro1">
          <table:table-cell table:style-name="ce13" office:value-type="float" office:value="570" calcext:value-type="float">
            <text:p>57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19_FindViewByIdReturnsNullOperatorMutator</text:p>
          </table:table-cell>
          <table:table-cell table:style-name="ce13" table:formula="of:=[.D571]+[.B572]" office:value-type="float" office:value="25164" calcext:value-type="float">
            <text:p>25164</text:p>
          </table:table-cell>
          <table:table-cell table:style-name="ce15" table:formula="of:=[.B572]/[.$B$1]" office:value-type="float" office:value="1.41935483870968" calcext:value-type="float">
            <text:p>1,42</text:p>
          </table:table-cell>
          <table:table-cell table:style-name="ce15" table:formula="of:=[.F571]+[.E572]" office:value-type="float" office:value="811.74193548387" calcext:value-type="float">
            <text:p>811,74</text:p>
          </table:table-cell>
        </table:table-row>
        <table:table-row table:style-name="ro1">
          <table:table-cell table:style-name="ce13" office:value-type="float" office:value="571" calcext:value-type="float">
            <text:p>57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20_InvalidIDFindViewOperatorMutator</text:p>
          </table:table-cell>
          <table:table-cell table:style-name="ce13" table:formula="of:=[.D572]+[.B573]" office:value-type="float" office:value="25208" calcext:value-type="float">
            <text:p>25208</text:p>
          </table:table-cell>
          <table:table-cell table:style-name="ce15" table:formula="of:=[.B573]/[.$B$1]" office:value-type="float" office:value="1.41935483870968" calcext:value-type="float">
            <text:p>1,42</text:p>
          </table:table-cell>
          <table:table-cell table:style-name="ce15" table:formula="of:=[.F572]+[.E573]" office:value-type="float" office:value="813.16129032258" calcext:value-type="float">
            <text:p>813,16</text:p>
          </table:table-cell>
        </table:table-row>
        <table:table-row table:style-name="ro1">
          <table:table-cell table:style-name="ce13" office:value-type="float" office:value="572" calcext:value-type="float">
            <text:p>57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21_InvalidViewFocusOperatorMutator</text:p>
          </table:table-cell>
          <table:table-cell table:style-name="ce13" table:formula="of:=[.D573]+[.B574]" office:value-type="float" office:value="25252" calcext:value-type="float">
            <text:p>25252</text:p>
          </table:table-cell>
          <table:table-cell table:style-name="ce15" table:formula="of:=[.B574]/[.$B$1]" office:value-type="float" office:value="1.41935483870968" calcext:value-type="float">
            <text:p>1,42</text:p>
          </table:table-cell>
          <table:table-cell table:style-name="ce15" table:formula="of:=[.F573]+[.E574]" office:value-type="float" office:value="814.580645161289" calcext:value-type="float">
            <text:p>814,58</text:p>
          </table:table-cell>
        </table:table-row>
        <table:table-row table:style-name="ro1">
          <table:table-cell table:style-name="ce13" office:value-type="float" office:value="573" calcext:value-type="float">
            <text:p>57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extEditorActivity_22_ViewComponentNotVisibleOperatorMutator</text:p>
          </table:table-cell>
          <table:table-cell table:style-name="ce13" table:formula="of:=[.D574]+[.B575]" office:value-type="float" office:value="25297" calcext:value-type="float">
            <text:p>25297</text:p>
          </table:table-cell>
          <table:table-cell table:style-name="ce15" table:formula="of:=[.B575]/[.$B$1]" office:value-type="float" office:value="1.45161290322581" calcext:value-type="float">
            <text:p>1,45</text:p>
          </table:table-cell>
          <table:table-cell table:style-name="ce15" table:formula="of:=[.F574]+[.E575]" office:value-type="float" office:value="816.032258064515" calcext:value-type="float">
            <text:p>816,03</text:p>
          </table:table-cell>
        </table:table-row>
        <table:table-row table:style-name="ro1">
          <table:table-cell table:style-name="ce13" office:value-type="float" office:value="574" calcext:value-type="float">
            <text:p>57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23_InvalidIDFindViewOperatorMutator</text:p>
          </table:table-cell>
          <table:table-cell table:style-name="ce13" table:formula="of:=[.D575]+[.B576]" office:value-type="float" office:value="25341" calcext:value-type="float">
            <text:p>25341</text:p>
          </table:table-cell>
          <table:table-cell table:style-name="ce15" table:formula="of:=[.B576]/[.$B$1]" office:value-type="float" office:value="1.41935483870968" calcext:value-type="float">
            <text:p>1,42</text:p>
          </table:table-cell>
          <table:table-cell table:style-name="ce15" table:formula="of:=[.F575]+[.E576]" office:value-type="float" office:value="817.451612903225" calcext:value-type="float">
            <text:p>817,45</text:p>
          </table:table-cell>
        </table:table-row>
        <table:table-row table:style-name="ro1">
          <table:table-cell table:style-name="ce13" office:value-type="float" office:value="575" calcext:value-type="float">
            <text:p>57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24_BinaryMutator</text:p>
          </table:table-cell>
          <table:table-cell table:style-name="ce13" table:formula="of:=[.D576]+[.B577]" office:value-type="float" office:value="25385" calcext:value-type="float">
            <text:p>25385</text:p>
          </table:table-cell>
          <table:table-cell table:style-name="ce15" table:formula="of:=[.B577]/[.$B$1]" office:value-type="float" office:value="1.41935483870968" calcext:value-type="float">
            <text:p>1,42</text:p>
          </table:table-cell>
          <table:table-cell table:style-name="ce15" table:formula="of:=[.F576]+[.E577]" office:value-type="float" office:value="818.870967741935" calcext:value-type="float">
            <text:p>818,87</text:p>
          </table:table-cell>
        </table:table-row>
        <table:table-row table:style-name="ro1">
          <table:table-cell table:style-name="ce13" office:value-type="float" office:value="576" calcext:value-type="float">
            <text:p>57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extEditorActivity_25_BinaryMutator</text:p>
          </table:table-cell>
          <table:table-cell table:style-name="ce13" table:formula="of:=[.D577]+[.B578]" office:value-type="float" office:value="25430" calcext:value-type="float">
            <text:p>25430</text:p>
          </table:table-cell>
          <table:table-cell table:style-name="ce15" table:formula="of:=[.B578]/[.$B$1]" office:value-type="float" office:value="1.45161290322581" calcext:value-type="float">
            <text:p>1,45</text:p>
          </table:table-cell>
          <table:table-cell table:style-name="ce15" table:formula="of:=[.F577]+[.E578]" office:value-type="float" office:value="820.32258064516" calcext:value-type="float">
            <text:p>820,32</text:p>
          </table:table-cell>
        </table:table-row>
        <table:table-row table:style-name="ro1">
          <table:table-cell table:style-name="ce13" office:value-type="float" office:value="577" calcext:value-type="float">
            <text:p>57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26_BinaryMutator</text:p>
          </table:table-cell>
          <table:table-cell table:style-name="ce13" table:formula="of:=[.D578]+[.B579]" office:value-type="float" office:value="25474" calcext:value-type="float">
            <text:p>25474</text:p>
          </table:table-cell>
          <table:table-cell table:style-name="ce15" table:formula="of:=[.B579]/[.$B$1]" office:value-type="float" office:value="1.41935483870968" calcext:value-type="float">
            <text:p>1,42</text:p>
          </table:table-cell>
          <table:table-cell table:style-name="ce15" table:formula="of:=[.F578]+[.E579]" office:value-type="float" office:value="821.74193548387" calcext:value-type="float">
            <text:p>821,74</text:p>
          </table:table-cell>
        </table:table-row>
        <table:table-row table:style-name="ro1">
          <table:table-cell table:style-name="ce13" office:value-type="float" office:value="578" calcext:value-type="float">
            <text:p>57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27_BinaryMutator</text:p>
          </table:table-cell>
          <table:table-cell table:style-name="ce13" table:formula="of:=[.D579]+[.B580]" office:value-type="float" office:value="25518" calcext:value-type="float">
            <text:p>25518</text:p>
          </table:table-cell>
          <table:table-cell table:style-name="ce15" table:formula="of:=[.B580]/[.$B$1]" office:value-type="float" office:value="1.41935483870968" calcext:value-type="float">
            <text:p>1,42</text:p>
          </table:table-cell>
          <table:table-cell table:style-name="ce15" table:formula="of:=[.F579]+[.E580]" office:value-type="float" office:value="823.16129032258" calcext:value-type="float">
            <text:p>823,16</text:p>
          </table:table-cell>
        </table:table-row>
        <table:table-row table:style-name="ro1">
          <table:table-cell table:style-name="ce13" office:value-type="float" office:value="579" calcext:value-type="float">
            <text:p>57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28_BinaryMutator</text:p>
          </table:table-cell>
          <table:table-cell table:style-name="ce13" table:formula="of:=[.D580]+[.B581]" office:value-type="float" office:value="25562" calcext:value-type="float">
            <text:p>25562</text:p>
          </table:table-cell>
          <table:table-cell table:style-name="ce15" table:formula="of:=[.B581]/[.$B$1]" office:value-type="float" office:value="1.41935483870968" calcext:value-type="float">
            <text:p>1,42</text:p>
          </table:table-cell>
          <table:table-cell table:style-name="ce15" table:formula="of:=[.F580]+[.E581]" office:value-type="float" office:value="824.580645161289" calcext:value-type="float">
            <text:p>824,58</text:p>
          </table:table-cell>
        </table:table-row>
        <table:table-row table:style-name="ro1">
          <table:table-cell table:style-name="ce13" office:value-type="float" office:value="580" calcext:value-type="float">
            <text:p>58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TextEditorActivity_29_BinaryMutator</text:p>
          </table:table-cell>
          <table:table-cell table:style-name="ce13" table:formula="of:=[.D581]+[.B582]" office:value-type="float" office:value="25606" calcext:value-type="float">
            <text:p>25606</text:p>
          </table:table-cell>
          <table:table-cell table:style-name="ce15" table:formula="of:=[.B582]/[.$B$1]" office:value-type="float" office:value="1.41935483870968" calcext:value-type="float">
            <text:p>1,42</text:p>
          </table:table-cell>
          <table:table-cell table:style-name="ce15" table:formula="of:=[.F581]+[.E582]" office:value-type="float" office:value="825.999999999999" calcext:value-type="float">
            <text:p>826,00</text:p>
          </table:table-cell>
        </table:table-row>
        <table:table-row table:style-name="ro1">
          <table:table-cell table:style-name="ce13" office:value-type="float" office:value="581" calcext:value-type="float">
            <text:p>58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ermissionsActivity_0_BuggyGUIListenerOperatorMutator</text:p>
          </table:table-cell>
          <table:table-cell table:style-name="ce13" table:formula="of:=[.D582]+[.B583]" office:value-type="float" office:value="25651" calcext:value-type="float">
            <text:p>25651</text:p>
          </table:table-cell>
          <table:table-cell table:style-name="ce15" table:formula="of:=[.B583]/[.$B$1]" office:value-type="float" office:value="1.45161290322581" calcext:value-type="float">
            <text:p>1,45</text:p>
          </table:table-cell>
          <table:table-cell table:style-name="ce15" table:formula="of:=[.F582]+[.E583]" office:value-type="float" office:value="827.451612903225" calcext:value-type="float">
            <text:p>827,45</text:p>
          </table:table-cell>
        </table:table-row>
        <table:table-row table:style-name="ro1">
          <table:table-cell table:style-name="ce13" office:value-type="float" office:value="582" calcext:value-type="float">
            <text:p>58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ermissionsActivity_1_BuggyGUIListenerOperatorMutator</text:p>
          </table:table-cell>
          <table:table-cell table:style-name="ce13" table:formula="of:=[.D583]+[.B584]" office:value-type="float" office:value="25696" calcext:value-type="float">
            <text:p>25696</text:p>
          </table:table-cell>
          <table:table-cell table:style-name="ce15" table:formula="of:=[.B584]/[.$B$1]" office:value-type="float" office:value="1.45161290322581" calcext:value-type="float">
            <text:p>1,45</text:p>
          </table:table-cell>
          <table:table-cell table:style-name="ce15" table:formula="of:=[.F583]+[.E584]" office:value-type="float" office:value="828.903225806451" calcext:value-type="float">
            <text:p>828,90</text:p>
          </table:table-cell>
        </table:table-row>
        <table:table-row table:style-name="ro1">
          <table:table-cell table:style-name="ce13" office:value-type="float" office:value="583" calcext:value-type="float">
            <text:p>58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ermissionsActivity_2_BuggyGUIListenerOperatorMutator</text:p>
          </table:table-cell>
          <table:table-cell table:style-name="ce13" table:formula="of:=[.D584]+[.B585]" office:value-type="float" office:value="25741" calcext:value-type="float">
            <text:p>25741</text:p>
          </table:table-cell>
          <table:table-cell table:style-name="ce15" table:formula="of:=[.B585]/[.$B$1]" office:value-type="float" office:value="1.45161290322581" calcext:value-type="float">
            <text:p>1,45</text:p>
          </table:table-cell>
          <table:table-cell table:style-name="ce15" table:formula="of:=[.F584]+[.E585]" office:value-type="float" office:value="830.354838709676" calcext:value-type="float">
            <text:p>830,35</text:p>
          </table:table-cell>
        </table:table-row>
        <table:table-row table:style-name="ro1">
          <table:table-cell table:style-name="ce13" office:value-type="float" office:value="584" calcext:value-type="float">
            <text:p>58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ermissionsActivity_3_BuggyGUIListenerOperatorMutator</text:p>
          </table:table-cell>
          <table:table-cell table:style-name="ce13" table:formula="of:=[.D585]+[.B586]" office:value-type="float" office:value="25786" calcext:value-type="float">
            <text:p>25786</text:p>
          </table:table-cell>
          <table:table-cell table:style-name="ce15" table:formula="of:=[.B586]/[.$B$1]" office:value-type="float" office:value="1.45161290322581" calcext:value-type="float">
            <text:p>1,45</text:p>
          </table:table-cell>
          <table:table-cell table:style-name="ce15" table:formula="of:=[.F585]+[.E586]" office:value-type="float" office:value="831.806451612902" calcext:value-type="float">
            <text:p>831,81</text:p>
          </table:table-cell>
        </table:table-row>
        <table:table-row table:style-name="ro1">
          <table:table-cell table:style-name="ce13" office:value-type="float" office:value="585" calcext:value-type="float">
            <text:p>58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ermissionsActivity_4_InvalidIDFindViewOperatorMutator</text:p>
          </table:table-cell>
          <table:table-cell table:style-name="ce13" table:formula="of:=[.D586]+[.B587]" office:value-type="float" office:value="25831" calcext:value-type="float">
            <text:p>25831</text:p>
          </table:table-cell>
          <table:table-cell table:style-name="ce15" table:formula="of:=[.B587]/[.$B$1]" office:value-type="float" office:value="1.45161290322581" calcext:value-type="float">
            <text:p>1,45</text:p>
          </table:table-cell>
          <table:table-cell table:style-name="ce15" table:formula="of:=[.F586]+[.E587]" office:value-type="float" office:value="833.258064516128" calcext:value-type="float">
            <text:p>833,26</text:p>
          </table:table-cell>
        </table:table-row>
        <table:table-row table:style-name="ro1">
          <table:table-cell table:style-name="ce13" office:value-type="float" office:value="586" calcext:value-type="float">
            <text:p>58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ermissionsActivity_5_BuggyGUIListenerOperatorMutator</text:p>
          </table:table-cell>
          <table:table-cell table:style-name="ce13" table:formula="of:=[.D587]+[.B588]" office:value-type="float" office:value="25876" calcext:value-type="float">
            <text:p>25876</text:p>
          </table:table-cell>
          <table:table-cell table:style-name="ce15" table:formula="of:=[.B588]/[.$B$1]" office:value-type="float" office:value="1.45161290322581" calcext:value-type="float">
            <text:p>1,45</text:p>
          </table:table-cell>
          <table:table-cell table:style-name="ce15" table:formula="of:=[.F587]+[.E588]" office:value-type="float" office:value="834.709677419354" calcext:value-type="float">
            <text:p>834,71</text:p>
          </table:table-cell>
        </table:table-row>
        <table:table-row table:style-name="ro1">
          <table:table-cell table:style-name="ce13" office:value-type="float" office:value="587" calcext:value-type="float">
            <text:p>58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ermissionsActivity_6_InvalidIDFindViewOperatorMutator</text:p>
          </table:table-cell>
          <table:table-cell table:style-name="ce13" table:formula="of:=[.D588]+[.B589]" office:value-type="float" office:value="25921" calcext:value-type="float">
            <text:p>25921</text:p>
          </table:table-cell>
          <table:table-cell table:style-name="ce15" table:formula="of:=[.B589]/[.$B$1]" office:value-type="float" office:value="1.45161290322581" calcext:value-type="float">
            <text:p>1,45</text:p>
          </table:table-cell>
          <table:table-cell table:style-name="ce15" table:formula="of:=[.F588]+[.E589]" office:value-type="float" office:value="836.16129032258" calcext:value-type="float">
            <text:p>836,16</text:p>
          </table:table-cell>
        </table:table-row>
        <table:table-row table:style-name="ro1">
          <table:table-cell table:style-name="ce13" office:value-type="float" office:value="588" calcext:value-type="float">
            <text:p>58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ermissionsActivity_7_BuggyGUIListenerOperatorMutator</text:p>
          </table:table-cell>
          <table:table-cell table:style-name="ce13" table:formula="of:=[.D589]+[.B590]" office:value-type="float" office:value="25966" calcext:value-type="float">
            <text:p>25966</text:p>
          </table:table-cell>
          <table:table-cell table:style-name="ce15" table:formula="of:=[.B590]/[.$B$1]" office:value-type="float" office:value="1.45161290322581" calcext:value-type="float">
            <text:p>1,45</text:p>
          </table:table-cell>
          <table:table-cell table:style-name="ce15" table:formula="of:=[.F589]+[.E590]" office:value-type="float" office:value="837.612903225806" calcext:value-type="float">
            <text:p>837,61</text:p>
          </table:table-cell>
        </table:table-row>
        <table:table-row table:style-name="ro1">
          <table:table-cell table:style-name="ce13" office:value-type="float" office:value="589" calcext:value-type="float">
            <text:p>58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ermissionsActivity_8_BuggyGUIListenerOperatorMutator</text:p>
          </table:table-cell>
          <table:table-cell table:style-name="ce13" table:formula="of:=[.D590]+[.B591]" office:value-type="float" office:value="26011" calcext:value-type="float">
            <text:p>26011</text:p>
          </table:table-cell>
          <table:table-cell table:style-name="ce15" table:formula="of:=[.B591]/[.$B$1]" office:value-type="float" office:value="1.45161290322581" calcext:value-type="float">
            <text:p>1,45</text:p>
          </table:table-cell>
          <table:table-cell table:style-name="ce15" table:formula="of:=[.F590]+[.E591]" office:value-type="float" office:value="839.064516129032" calcext:value-type="float">
            <text:p>839,06</text:p>
          </table:table-cell>
        </table:table-row>
        <table:table-row table:style-name="ro1">
          <table:table-cell table:style-name="ce13" office:value-type="float" office:value="590" calcext:value-type="float">
            <text:p>59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ermissionsActivity_9_BuggyGUIListenerOperatorMutator</text:p>
          </table:table-cell>
          <table:table-cell table:style-name="ce13" table:formula="of:=[.D591]+[.B592]" office:value-type="float" office:value="26056" calcext:value-type="float">
            <text:p>26056</text:p>
          </table:table-cell>
          <table:table-cell table:style-name="ce15" table:formula="of:=[.B592]/[.$B$1]" office:value-type="float" office:value="1.45161290322581" calcext:value-type="float">
            <text:p>1,45</text:p>
          </table:table-cell>
          <table:table-cell table:style-name="ce15" table:formula="of:=[.F591]+[.E592]" office:value-type="float" office:value="840.516129032257" calcext:value-type="float">
            <text:p>840,52</text:p>
          </table:table-cell>
        </table:table-row>
        <table:table-row table:style-name="ro1">
          <table:table-cell table:style-name="ce13" office:value-type="float" office:value="591" calcext:value-type="float">
            <text:p>59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ermissionsActivity_10_RandomActionIntentDefinitionOperatorMutator</text:p>
          </table:table-cell>
          <table:table-cell table:style-name="ce13" table:formula="of:=[.D592]+[.B593]" office:value-type="float" office:value="26101" calcext:value-type="float">
            <text:p>26101</text:p>
          </table:table-cell>
          <table:table-cell table:style-name="ce15" table:formula="of:=[.B593]/[.$B$1]" office:value-type="float" office:value="1.45161290322581" calcext:value-type="float">
            <text:p>1,45</text:p>
          </table:table-cell>
          <table:table-cell table:style-name="ce15" table:formula="of:=[.F592]+[.E593]" office:value-type="float" office:value="841.967741935483" calcext:value-type="float">
            <text:p>841,97</text:p>
          </table:table-cell>
        </table:table-row>
        <table:table-row table:style-name="ro1">
          <table:table-cell table:style-name="ce13" office:value-type="float" office:value="592" calcext:value-type="float">
            <text:p>59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ermissionsActivity_11_RandomActionIntentDefinitionOperatorMutator</text:p>
          </table:table-cell>
          <table:table-cell table:style-name="ce13" table:formula="of:=[.D593]+[.B594]" office:value-type="float" office:value="26146" calcext:value-type="float">
            <text:p>26146</text:p>
          </table:table-cell>
          <table:table-cell table:style-name="ce15" table:formula="of:=[.B594]/[.$B$1]" office:value-type="float" office:value="1.45161290322581" calcext:value-type="float">
            <text:p>1,45</text:p>
          </table:table-cell>
          <table:table-cell table:style-name="ce15" table:formula="of:=[.F593]+[.E594]" office:value-type="float" office:value="843.419354838709" calcext:value-type="float">
            <text:p>843,42</text:p>
          </table:table-cell>
        </table:table-row>
        <table:table-row table:style-name="ro1"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hemedActivity_0_LengthyGUICreationOperatorMutator</text:p>
          </table:table-cell>
          <table:table-cell table:style-name="ce13" table:formula="of:=[.D594]+[.B595]" office:value-type="float" office:value="26191" calcext:value-type="float">
            <text:p>26191</text:p>
          </table:table-cell>
          <table:table-cell table:style-name="ce15" table:formula="of:=[.B595]/[.$B$1]" office:value-type="float" office:value="1.45161290322581" calcext:value-type="float">
            <text:p>1,45</text:p>
          </table:table-cell>
          <table:table-cell table:style-name="ce15" table:formula="of:=[.F594]+[.E595]" office:value-type="float" office:value="844.870967741935" calcext:value-type="float">
            <text:p>844,87</text:p>
          </table:table-cell>
        </table:table-row>
        <table:table-row table:style-name="ro1">
          <table:table-cell table:style-name="ce13" office:value-type="float" office:value="594" calcext:value-type="float">
            <text:p>59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hemedActivity_1_FindViewByIdReturnsNullOperatorMutator</text:p>
          </table:table-cell>
          <table:table-cell table:style-name="ce13" table:formula="of:=[.D595]+[.B596]" office:value-type="float" office:value="26236" calcext:value-type="float">
            <text:p>26236</text:p>
          </table:table-cell>
          <table:table-cell table:style-name="ce15" table:formula="of:=[.B596]/[.$B$1]" office:value-type="float" office:value="1.45161290322581" calcext:value-type="float">
            <text:p>1,45</text:p>
          </table:table-cell>
          <table:table-cell table:style-name="ce15" table:formula="of:=[.F595]+[.E596]" office:value-type="float" office:value="846.322580645161" calcext:value-type="float">
            <text:p>846,32</text:p>
          </table:table-cell>
        </table:table-row>
        <table:table-row table:style-name="ro1">
          <table:table-cell table:style-name="ce13" office:value-type="float" office:value="595" calcext:value-type="float">
            <text:p>59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ThemedActivity_2_InvalidIDFindViewOperatorMutator</text:p>
          </table:table-cell>
          <table:table-cell table:style-name="ce13" table:formula="of:=[.D596]+[.B597]" office:value-type="float" office:value="26282" calcext:value-type="float">
            <text:p>26282</text:p>
          </table:table-cell>
          <table:table-cell table:style-name="ce15" table:formula="of:=[.B597]/[.$B$1]" office:value-type="float" office:value="1.48387096774194" calcext:value-type="float">
            <text:p>1,48</text:p>
          </table:table-cell>
          <table:table-cell table:style-name="ce15" table:formula="of:=[.F596]+[.E597]" office:value-type="float" office:value="847.806451612903" calcext:value-type="float">
            <text:p>847,81</text:p>
          </table:table-cell>
        </table:table-row>
        <table:table-row table:style-name="ro1">
          <table:table-cell table:style-name="ce13" office:value-type="float" office:value="596" calcext:value-type="float">
            <text:p>59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hemedActivity_3_FindViewByIdReturnsNullOperatorMutator</text:p>
          </table:table-cell>
          <table:table-cell table:style-name="ce13" table:formula="of:=[.D597]+[.B598]" office:value-type="float" office:value="26327" calcext:value-type="float">
            <text:p>26327</text:p>
          </table:table-cell>
          <table:table-cell table:style-name="ce15" table:formula="of:=[.B598]/[.$B$1]" office:value-type="float" office:value="1.45161290322581" calcext:value-type="float">
            <text:p>1,45</text:p>
          </table:table-cell>
          <table:table-cell table:style-name="ce15" table:formula="of:=[.F597]+[.E598]" office:value-type="float" office:value="849.258064516129" calcext:value-type="float">
            <text:p>849,26</text:p>
          </table:table-cell>
        </table:table-row>
        <table:table-row table:style-name="ro1">
          <table:table-cell table:style-name="ce13" office:value-type="float" office:value="597" calcext:value-type="float">
            <text:p>59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hemedActivity_4_InvalidIDFindViewOperatorMutator</text:p>
          </table:table-cell>
          <table:table-cell table:style-name="ce13" table:formula="of:=[.D598]+[.B599]" office:value-type="float" office:value="26372" calcext:value-type="float">
            <text:p>26372</text:p>
          </table:table-cell>
          <table:table-cell table:style-name="ce15" table:formula="of:=[.B599]/[.$B$1]" office:value-type="float" office:value="1.45161290322581" calcext:value-type="float">
            <text:p>1,45</text:p>
          </table:table-cell>
          <table:table-cell table:style-name="ce15" table:formula="of:=[.F598]+[.E599]" office:value-type="float" office:value="850.709677419354" calcext:value-type="float">
            <text:p>850,71</text:p>
          </table:table-cell>
        </table:table-row>
        <table:table-row table:style-name="ro1">
          <table:table-cell table:style-name="ce13" office:value-type="float" office:value="598" calcext:value-type="float">
            <text:p>59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hemedActivity_5_FindViewByIdReturnsNullOperatorMutator</text:p>
          </table:table-cell>
          <table:table-cell table:style-name="ce13" table:formula="of:=[.D599]+[.B600]" office:value-type="float" office:value="26417" calcext:value-type="float">
            <text:p>26417</text:p>
          </table:table-cell>
          <table:table-cell table:style-name="ce15" table:formula="of:=[.B600]/[.$B$1]" office:value-type="float" office:value="1.45161290322581" calcext:value-type="float">
            <text:p>1,45</text:p>
          </table:table-cell>
          <table:table-cell table:style-name="ce15" table:formula="of:=[.F599]+[.E600]" office:value-type="float" office:value="852.16129032258" calcext:value-type="float">
            <text:p>852,16</text:p>
          </table:table-cell>
        </table:table-row>
        <table:table-row table:style-name="ro1">
          <table:table-cell table:style-name="ce13" office:value-type="float" office:value="599" calcext:value-type="float">
            <text:p>59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hemedActivity_6_InvalidIDFindViewOperatorMutator</text:p>
          </table:table-cell>
          <table:table-cell table:style-name="ce13" table:formula="of:=[.D600]+[.B601]" office:value-type="float" office:value="26462" calcext:value-type="float">
            <text:p>26462</text:p>
          </table:table-cell>
          <table:table-cell table:style-name="ce15" table:formula="of:=[.B601]/[.$B$1]" office:value-type="float" office:value="1.45161290322581" calcext:value-type="float">
            <text:p>1,45</text:p>
          </table:table-cell>
          <table:table-cell table:style-name="ce15" table:formula="of:=[.F600]+[.E601]" office:value-type="float" office:value="853.612903225806" calcext:value-type="float">
            <text:p>853,61</text:p>
          </table:table-cell>
        </table:table-row>
        <table:table-row table:style-name="ro1"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hemedActivity_7_RandomActionIntentDefinitionOperatorMutator</text:p>
          </table:table-cell>
          <table:table-cell table:style-name="ce13" table:formula="of:=[.D601]+[.B602]" office:value-type="float" office:value="26507" calcext:value-type="float">
            <text:p>26507</text:p>
          </table:table-cell>
          <table:table-cell table:style-name="ce15" table:formula="of:=[.B602]/[.$B$1]" office:value-type="float" office:value="1.45161290322581" calcext:value-type="float">
            <text:p>1,45</text:p>
          </table:table-cell>
          <table:table-cell table:style-name="ce15" table:formula="of:=[.F601]+[.E602]" office:value-type="float" office:value="855.064516129032" calcext:value-type="float">
            <text:p>855,06</text:p>
          </table:table-cell>
        </table:table-row>
        <table:table-row table:style-name="ro1">
          <table:table-cell table:style-name="ce13" office:value-type="float" office:value="601" calcext:value-type="float">
            <text:p>60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referenceActivity_0_LengthyGUICreationOperatorMutator</text:p>
          </table:table-cell>
          <table:table-cell table:style-name="ce13" table:formula="of:=[.D602]+[.B603]" office:value-type="float" office:value="26552" calcext:value-type="float">
            <text:p>26552</text:p>
          </table:table-cell>
          <table:table-cell table:style-name="ce15" table:formula="of:=[.B603]/[.$B$1]" office:value-type="float" office:value="1.45161290322581" calcext:value-type="float">
            <text:p>1,45</text:p>
          </table:table-cell>
          <table:table-cell table:style-name="ce15" table:formula="of:=[.F602]+[.E603]" office:value-type="float" office:value="856.516129032258" calcext:value-type="float">
            <text:p>856,52</text:p>
          </table:table-cell>
        </table:table-row>
        <table:table-row table:style-name="ro1">
          <table:table-cell table:style-name="ce13" office:value-type="float" office:value="602" calcext:value-type="float">
            <text:p>60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AboutActivity_0_LengthyGUICreationOperatorMutator</text:p>
          </table:table-cell>
          <table:table-cell table:style-name="ce13" table:formula="of:=[.D603]+[.B604]" office:value-type="float" office:value="26597" calcext:value-type="float">
            <text:p>26597</text:p>
          </table:table-cell>
          <table:table-cell table:style-name="ce15" table:formula="of:=[.B604]/[.$B$1]" office:value-type="float" office:value="1.45161290322581" calcext:value-type="float">
            <text:p>1,45</text:p>
          </table:table-cell>
          <table:table-cell table:style-name="ce15" table:formula="of:=[.F603]+[.E604]" office:value-type="float" office:value="857.967741935484" calcext:value-type="float">
            <text:p>857,97</text:p>
          </table:table-cell>
        </table:table-row>
        <table:table-row table:style-name="ro1">
          <table:table-cell table:style-name="ce13" office:value-type="float" office:value="603" calcext:value-type="float">
            <text:p>60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1_FindViewByIdReturnsNullOperatorMutator</text:p>
          </table:table-cell>
          <table:table-cell table:style-name="ce13" table:formula="of:=[.D604]+[.B605]" office:value-type="float" office:value="26641" calcext:value-type="float">
            <text:p>26641</text:p>
          </table:table-cell>
          <table:table-cell table:style-name="ce15" table:formula="of:=[.B605]/[.$B$1]" office:value-type="float" office:value="1.41935483870968" calcext:value-type="float">
            <text:p>1,42</text:p>
          </table:table-cell>
          <table:table-cell table:style-name="ce15" table:formula="of:=[.F604]+[.E605]" office:value-type="float" office:value="859.387096774193" calcext:value-type="float">
            <text:p>859,39</text:p>
          </table:table-cell>
        </table:table-row>
        <table:table-row table:style-name="ro1">
          <table:table-cell table:style-name="ce13" office:value-type="float" office:value="604" calcext:value-type="float">
            <text:p>60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AboutActivity_2_InvalidIDFindViewOperatorMutator</text:p>
          </table:table-cell>
          <table:table-cell table:style-name="ce13" table:formula="of:=[.D605]+[.B606]" office:value-type="float" office:value="26686" calcext:value-type="float">
            <text:p>26686</text:p>
          </table:table-cell>
          <table:table-cell table:style-name="ce15" table:formula="of:=[.B606]/[.$B$1]" office:value-type="float" office:value="1.45161290322581" calcext:value-type="float">
            <text:p>1,45</text:p>
          </table:table-cell>
          <table:table-cell table:style-name="ce15" table:formula="of:=[.F605]+[.E606]" office:value-type="float" office:value="860.838709677419" calcext:value-type="float">
            <text:p>860,84</text:p>
          </table:table-cell>
        </table:table-row>
        <table:table-row table:style-name="ro1">
          <table:table-cell table:style-name="ce13" office:value-type="float" office:value="605" calcext:value-type="float">
            <text:p>60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3_InvalidViewFocusOperatorMutator</text:p>
          </table:table-cell>
          <table:table-cell table:style-name="ce13" table:formula="of:=[.D606]+[.B607]" office:value-type="float" office:value="26730" calcext:value-type="float">
            <text:p>26730</text:p>
          </table:table-cell>
          <table:table-cell table:style-name="ce15" table:formula="of:=[.B607]/[.$B$1]" office:value-type="float" office:value="1.41935483870968" calcext:value-type="float">
            <text:p>1,42</text:p>
          </table:table-cell>
          <table:table-cell table:style-name="ce15" table:formula="of:=[.F606]+[.E607]" office:value-type="float" office:value="862.258064516129" calcext:value-type="float">
            <text:p>862,26</text:p>
          </table:table-cell>
        </table:table-row>
        <table:table-row table:style-name="ro1">
          <table:table-cell table:style-name="ce13" office:value-type="float" office:value="606" calcext:value-type="float">
            <text:p>60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4_ViewComponentNotVisibleOperatorMutator</text:p>
          </table:table-cell>
          <table:table-cell table:style-name="ce13" table:formula="of:=[.D607]+[.B608]" office:value-type="float" office:value="26774" calcext:value-type="float">
            <text:p>26774</text:p>
          </table:table-cell>
          <table:table-cell table:style-name="ce15" table:formula="of:=[.B608]/[.$B$1]" office:value-type="float" office:value="1.41935483870968" calcext:value-type="float">
            <text:p>1,42</text:p>
          </table:table-cell>
          <table:table-cell table:style-name="ce15" table:formula="of:=[.F607]+[.E608]" office:value-type="float" office:value="863.677419354838" calcext:value-type="float">
            <text:p>863,68</text:p>
          </table:table-cell>
        </table:table-row>
        <table:table-row table:style-name="ro1">
          <table:table-cell table:style-name="ce13" office:value-type="float" office:value="607" calcext:value-type="float">
            <text:p>60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5_FindViewByIdReturnsNullOperatorMutator</text:p>
          </table:table-cell>
          <table:table-cell table:style-name="ce13" table:formula="of:=[.D608]+[.B609]" office:value-type="float" office:value="26818" calcext:value-type="float">
            <text:p>26818</text:p>
          </table:table-cell>
          <table:table-cell table:style-name="ce15" table:formula="of:=[.B609]/[.$B$1]" office:value-type="float" office:value="1.41935483870968" calcext:value-type="float">
            <text:p>1,42</text:p>
          </table:table-cell>
          <table:table-cell table:style-name="ce15" table:formula="of:=[.F608]+[.E609]" office:value-type="float" office:value="865.096774193548" calcext:value-type="float">
            <text:p>865,10</text:p>
          </table:table-cell>
        </table:table-row>
        <table:table-row table:style-name="ro1">
          <table:table-cell table:style-name="ce13" office:value-type="float" office:value="608" calcext:value-type="float">
            <text:p>60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6_InvalidIDFindViewOperatorMutator</text:p>
          </table:table-cell>
          <table:table-cell table:style-name="ce13" table:formula="of:=[.D609]+[.B610]" office:value-type="float" office:value="26862" calcext:value-type="float">
            <text:p>26862</text:p>
          </table:table-cell>
          <table:table-cell table:style-name="ce15" table:formula="of:=[.B610]/[.$B$1]" office:value-type="float" office:value="1.41935483870968" calcext:value-type="float">
            <text:p>1,42</text:p>
          </table:table-cell>
          <table:table-cell table:style-name="ce15" table:formula="of:=[.F609]+[.E610]" office:value-type="float" office:value="866.516129032258" calcext:value-type="float">
            <text:p>866,52</text:p>
          </table:table-cell>
        </table:table-row>
        <table:table-row table:style-name="ro1">
          <table:table-cell table:style-name="ce13" office:value-type="float" office:value="609" calcext:value-type="float">
            <text:p>60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AboutActivity_7_InvalidViewFocusOperatorMutator</text:p>
          </table:table-cell>
          <table:table-cell table:style-name="ce13" table:formula="of:=[.D610]+[.B611]" office:value-type="float" office:value="26907" calcext:value-type="float">
            <text:p>26907</text:p>
          </table:table-cell>
          <table:table-cell table:style-name="ce15" table:formula="of:=[.B611]/[.$B$1]" office:value-type="float" office:value="1.45161290322581" calcext:value-type="float">
            <text:p>1,45</text:p>
          </table:table-cell>
          <table:table-cell table:style-name="ce15" table:formula="of:=[.F610]+[.E611]" office:value-type="float" office:value="867.967741935484" calcext:value-type="float">
            <text:p>867,97</text:p>
          </table:table-cell>
        </table:table-row>
        <table:table-row table:style-name="ro1"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8_ViewComponentNotVisibleOperatorMutator</text:p>
          </table:table-cell>
          <table:table-cell table:style-name="ce13" table:formula="of:=[.D611]+[.B612]" office:value-type="float" office:value="26951" calcext:value-type="float">
            <text:p>26951</text:p>
          </table:table-cell>
          <table:table-cell table:style-name="ce15" table:formula="of:=[.B612]/[.$B$1]" office:value-type="float" office:value="1.41935483870968" calcext:value-type="float">
            <text:p>1,42</text:p>
          </table:table-cell>
          <table:table-cell table:style-name="ce15" table:formula="of:=[.F611]+[.E612]" office:value-type="float" office:value="869.387096774193" calcext:value-type="float">
            <text:p>869,39</text:p>
          </table:table-cell>
        </table:table-row>
        <table:table-row table:style-name="ro1">
          <table:table-cell table:style-name="ce13" office:value-type="float" office:value="611" calcext:value-type="float">
            <text:p>61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9_FindViewByIdReturnsNullOperatorMutator</text:p>
          </table:table-cell>
          <table:table-cell table:style-name="ce13" table:formula="of:=[.D612]+[.B613]" office:value-type="float" office:value="26995" calcext:value-type="float">
            <text:p>26995</text:p>
          </table:table-cell>
          <table:table-cell table:style-name="ce15" table:formula="of:=[.B613]/[.$B$1]" office:value-type="float" office:value="1.41935483870968" calcext:value-type="float">
            <text:p>1,42</text:p>
          </table:table-cell>
          <table:table-cell table:style-name="ce15" table:formula="of:=[.F612]+[.E613]" office:value-type="float" office:value="870.806451612903" calcext:value-type="float">
            <text:p>870,81</text:p>
          </table:table-cell>
        </table:table-row>
        <table:table-row table:style-name="ro1">
          <table:table-cell table:style-name="ce13" office:value-type="float" office:value="612" calcext:value-type="float">
            <text:p>61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10_InvalidIDFindViewOperatorMutator</text:p>
          </table:table-cell>
          <table:table-cell table:style-name="ce13" table:formula="of:=[.D613]+[.B614]" office:value-type="float" office:value="27039" calcext:value-type="float">
            <text:p>27039</text:p>
          </table:table-cell>
          <table:table-cell table:style-name="ce15" table:formula="of:=[.B614]/[.$B$1]" office:value-type="float" office:value="1.41935483870968" calcext:value-type="float">
            <text:p>1,42</text:p>
          </table:table-cell>
          <table:table-cell table:style-name="ce15" table:formula="of:=[.F613]+[.E614]" office:value-type="float" office:value="872.225806451612" calcext:value-type="float">
            <text:p>872,23</text:p>
          </table:table-cell>
        </table:table-row>
        <table:table-row table:style-name="ro1">
          <table:table-cell table:style-name="ce13" office:value-type="float" office:value="613" calcext:value-type="float">
            <text:p>61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11_InvalidViewFocusOperatorMutator</text:p>
          </table:table-cell>
          <table:table-cell table:style-name="ce13" table:formula="of:=[.D614]+[.B615]" office:value-type="float" office:value="27083" calcext:value-type="float">
            <text:p>27083</text:p>
          </table:table-cell>
          <table:table-cell table:style-name="ce15" table:formula="of:=[.B615]/[.$B$1]" office:value-type="float" office:value="1.41935483870968" calcext:value-type="float">
            <text:p>1,42</text:p>
          </table:table-cell>
          <table:table-cell table:style-name="ce15" table:formula="of:=[.F614]+[.E615]" office:value-type="float" office:value="873.645161290322" calcext:value-type="float">
            <text:p>873,65</text:p>
          </table:table-cell>
        </table:table-row>
        <table:table-row table:style-name="ro1">
          <table:table-cell table:style-name="ce13" office:value-type="float" office:value="614" calcext:value-type="float">
            <text:p>61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12_ViewComponentNotVisibleOperatorMutator</text:p>
          </table:table-cell>
          <table:table-cell table:style-name="ce13" table:formula="of:=[.D615]+[.B616]" office:value-type="float" office:value="27127" calcext:value-type="float">
            <text:p>27127</text:p>
          </table:table-cell>
          <table:table-cell table:style-name="ce15" table:formula="of:=[.B616]/[.$B$1]" office:value-type="float" office:value="1.41935483870968" calcext:value-type="float">
            <text:p>1,42</text:p>
          </table:table-cell>
          <table:table-cell table:style-name="ce15" table:formula="of:=[.F615]+[.E616]" office:value-type="float" office:value="875.064516129032" calcext:value-type="float">
            <text:p>875,06</text:p>
          </table:table-cell>
        </table:table-row>
        <table:table-row table:style-name="ro1">
          <table:table-cell table:style-name="ce13" office:value-type="float" office:value="615" calcext:value-type="float">
            <text:p>61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13_FindViewByIdReturnsNullOperatorMutator</text:p>
          </table:table-cell>
          <table:table-cell table:style-name="ce13" table:formula="of:=[.D616]+[.B617]" office:value-type="float" office:value="27171" calcext:value-type="float">
            <text:p>27171</text:p>
          </table:table-cell>
          <table:table-cell table:style-name="ce15" table:formula="of:=[.B617]/[.$B$1]" office:value-type="float" office:value="1.41935483870968" calcext:value-type="float">
            <text:p>1,42</text:p>
          </table:table-cell>
          <table:table-cell table:style-name="ce15" table:formula="of:=[.F616]+[.E617]" office:value-type="float" office:value="876.483870967741" calcext:value-type="float">
            <text:p>876,48</text:p>
          </table:table-cell>
        </table:table-row>
        <table:table-row table:style-name="ro1">
          <table:table-cell table:style-name="ce13" office:value-type="float" office:value="616" calcext:value-type="float">
            <text:p>61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AboutActivity_14_InvalidIDFindViewOperatorMutator</text:p>
          </table:table-cell>
          <table:table-cell table:style-name="ce13" table:formula="of:=[.D617]+[.B618]" office:value-type="float" office:value="27216" calcext:value-type="float">
            <text:p>27216</text:p>
          </table:table-cell>
          <table:table-cell table:style-name="ce15" table:formula="of:=[.B618]/[.$B$1]" office:value-type="float" office:value="1.45161290322581" calcext:value-type="float">
            <text:p>1,45</text:p>
          </table:table-cell>
          <table:table-cell table:style-name="ce15" table:formula="of:=[.F617]+[.E618]" office:value-type="float" office:value="877.935483870967" calcext:value-type="float">
            <text:p>877,94</text:p>
          </table:table-cell>
        </table:table-row>
        <table:table-row table:style-name="ro1">
          <table:table-cell table:style-name="ce13" office:value-type="float" office:value="617" calcext:value-type="float">
            <text:p>61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15_InvalidViewFocusOperatorMutator</text:p>
          </table:table-cell>
          <table:table-cell table:style-name="ce13" table:formula="of:=[.D618]+[.B619]" office:value-type="float" office:value="27260" calcext:value-type="float">
            <text:p>27260</text:p>
          </table:table-cell>
          <table:table-cell table:style-name="ce15" table:formula="of:=[.B619]/[.$B$1]" office:value-type="float" office:value="1.41935483870968" calcext:value-type="float">
            <text:p>1,42</text:p>
          </table:table-cell>
          <table:table-cell table:style-name="ce15" table:formula="of:=[.F618]+[.E619]" office:value-type="float" office:value="879.354838709677" calcext:value-type="float">
            <text:p>879,35</text:p>
          </table:table-cell>
        </table:table-row>
        <table:table-row table:style-name="ro1">
          <table:table-cell table:style-name="ce13" office:value-type="float" office:value="618" calcext:value-type="float">
            <text:p>61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16_ViewComponentNotVisibleOperatorMutator</text:p>
          </table:table-cell>
          <table:table-cell table:style-name="ce13" table:formula="of:=[.D619]+[.B620]" office:value-type="float" office:value="27304" calcext:value-type="float">
            <text:p>27304</text:p>
          </table:table-cell>
          <table:table-cell table:style-name="ce15" table:formula="of:=[.B620]/[.$B$1]" office:value-type="float" office:value="1.41935483870968" calcext:value-type="float">
            <text:p>1,42</text:p>
          </table:table-cell>
          <table:table-cell table:style-name="ce15" table:formula="of:=[.F619]+[.E620]" office:value-type="float" office:value="880.774193548386" calcext:value-type="float">
            <text:p>880,77</text:p>
          </table:table-cell>
        </table:table-row>
        <table:table-row table:style-name="ro1">
          <table:table-cell table:style-name="ce13" office:value-type="float" office:value="619" calcext:value-type="float">
            <text:p>61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17_FindViewByIdReturnsNullOperatorMutator</text:p>
          </table:table-cell>
          <table:table-cell table:style-name="ce13" table:formula="of:=[.D620]+[.B621]" office:value-type="float" office:value="27348" calcext:value-type="float">
            <text:p>27348</text:p>
          </table:table-cell>
          <table:table-cell table:style-name="ce15" table:formula="of:=[.B621]/[.$B$1]" office:value-type="float" office:value="1.41935483870968" calcext:value-type="float">
            <text:p>1,42</text:p>
          </table:table-cell>
          <table:table-cell table:style-name="ce15" table:formula="of:=[.F620]+[.E621]" office:value-type="float" office:value="882.193548387096" calcext:value-type="float">
            <text:p>882,19</text:p>
          </table:table-cell>
        </table:table-row>
        <table:table-row table:style-name="ro1">
          <table:table-cell table:style-name="ce13" office:value-type="float" office:value="620" calcext:value-type="float">
            <text:p>62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18_InvalidIDFindViewOperatorMutator</text:p>
          </table:table-cell>
          <table:table-cell table:style-name="ce13" table:formula="of:=[.D621]+[.B622]" office:value-type="float" office:value="27392" calcext:value-type="float">
            <text:p>27392</text:p>
          </table:table-cell>
          <table:table-cell table:style-name="ce15" table:formula="of:=[.B622]/[.$B$1]" office:value-type="float" office:value="1.41935483870968" calcext:value-type="float">
            <text:p>1,42</text:p>
          </table:table-cell>
          <table:table-cell table:style-name="ce15" table:formula="of:=[.F621]+[.E622]" office:value-type="float" office:value="883.612903225806" calcext:value-type="float">
            <text:p>883,61</text:p>
          </table:table-cell>
        </table:table-row>
        <table:table-row table:style-name="ro1">
          <table:table-cell table:style-name="ce13" office:value-type="float" office:value="621" calcext:value-type="float">
            <text:p>62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19_InvalidViewFocusOperatorMutator</text:p>
          </table:table-cell>
          <table:table-cell table:style-name="ce13" table:formula="of:=[.D622]+[.B623]" office:value-type="float" office:value="27436" calcext:value-type="float">
            <text:p>27436</text:p>
          </table:table-cell>
          <table:table-cell table:style-name="ce15" table:formula="of:=[.B623]/[.$B$1]" office:value-type="float" office:value="1.41935483870968" calcext:value-type="float">
            <text:p>1,42</text:p>
          </table:table-cell>
          <table:table-cell table:style-name="ce15" table:formula="of:=[.F622]+[.E623]" office:value-type="float" office:value="885.032258064515" calcext:value-type="float">
            <text:p>885,03</text:p>
          </table:table-cell>
        </table:table-row>
        <table:table-row table:style-name="ro1">
          <table:table-cell table:style-name="ce13" office:value-type="float" office:value="622" calcext:value-type="float">
            <text:p>62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20_ViewComponentNotVisibleOperatorMutator</text:p>
          </table:table-cell>
          <table:table-cell table:style-name="ce13" table:formula="of:=[.D623]+[.B624]" office:value-type="float" office:value="27480" calcext:value-type="float">
            <text:p>27480</text:p>
          </table:table-cell>
          <table:table-cell table:style-name="ce15" table:formula="of:=[.B624]/[.$B$1]" office:value-type="float" office:value="1.41935483870968" calcext:value-type="float">
            <text:p>1,42</text:p>
          </table:table-cell>
          <table:table-cell table:style-name="ce15" table:formula="of:=[.F623]+[.E624]" office:value-type="float" office:value="886.451612903225" calcext:value-type="float">
            <text:p>886,45</text:p>
          </table:table-cell>
        </table:table-row>
        <table:table-row table:style-name="ro1">
          <table:table-cell table:style-name="ce13" office:value-type="float" office:value="623" calcext:value-type="float">
            <text:p>62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21_FindViewByIdReturnsNullOperatorMutator</text:p>
          </table:table-cell>
          <table:table-cell table:style-name="ce13" table:formula="of:=[.D624]+[.B625]" office:value-type="float" office:value="27524" calcext:value-type="float">
            <text:p>27524</text:p>
          </table:table-cell>
          <table:table-cell table:style-name="ce15" table:formula="of:=[.B625]/[.$B$1]" office:value-type="float" office:value="1.41935483870968" calcext:value-type="float">
            <text:p>1,42</text:p>
          </table:table-cell>
          <table:table-cell table:style-name="ce15" table:formula="of:=[.F624]+[.E625]" office:value-type="float" office:value="887.870967741935" calcext:value-type="float">
            <text:p>887,87</text:p>
          </table:table-cell>
        </table:table-row>
        <table:table-row table:style-name="ro1">
          <table:table-cell table:style-name="ce13" office:value-type="float" office:value="624" calcext:value-type="float">
            <text:p>62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22_InvalidIDFindViewOperatorMutator</text:p>
          </table:table-cell>
          <table:table-cell table:style-name="ce13" table:formula="of:=[.D625]+[.B626]" office:value-type="float" office:value="27568" calcext:value-type="float">
            <text:p>27568</text:p>
          </table:table-cell>
          <table:table-cell table:style-name="ce15" table:formula="of:=[.B626]/[.$B$1]" office:value-type="float" office:value="1.41935483870968" calcext:value-type="float">
            <text:p>1,42</text:p>
          </table:table-cell>
          <table:table-cell table:style-name="ce15" table:formula="of:=[.F625]+[.E626]" office:value-type="float" office:value="889.290322580644" calcext:value-type="float">
            <text:p>889,29</text:p>
          </table:table-cell>
        </table:table-row>
        <table:table-row table:style-name="ro1">
          <table:table-cell table:style-name="ce13" office:value-type="float" office:value="625" calcext:value-type="float">
            <text:p>62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23_InvalidViewFocusOperatorMutator</text:p>
          </table:table-cell>
          <table:table-cell table:style-name="ce13" table:formula="of:=[.D626]+[.B627]" office:value-type="float" office:value="27612" calcext:value-type="float">
            <text:p>27612</text:p>
          </table:table-cell>
          <table:table-cell table:style-name="ce15" table:formula="of:=[.B627]/[.$B$1]" office:value-type="float" office:value="1.41935483870968" calcext:value-type="float">
            <text:p>1,42</text:p>
          </table:table-cell>
          <table:table-cell table:style-name="ce15" table:formula="of:=[.F626]+[.E627]" office:value-type="float" office:value="890.709677419354" calcext:value-type="float">
            <text:p>890,71</text:p>
          </table:table-cell>
        </table:table-row>
        <table:table-row table:style-name="ro1">
          <table:table-cell table:style-name="ce13" office:value-type="float" office:value="626" calcext:value-type="float">
            <text:p>62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24_ViewComponentNotVisibleOperatorMutator</text:p>
          </table:table-cell>
          <table:table-cell table:style-name="ce13" table:formula="of:=[.D627]+[.B628]" office:value-type="float" office:value="27656" calcext:value-type="float">
            <text:p>27656</text:p>
          </table:table-cell>
          <table:table-cell table:style-name="ce15" table:formula="of:=[.B628]/[.$B$1]" office:value-type="float" office:value="1.41935483870968" calcext:value-type="float">
            <text:p>1,42</text:p>
          </table:table-cell>
          <table:table-cell table:style-name="ce15" table:formula="of:=[.F627]+[.E628]" office:value-type="float" office:value="892.129032258064" calcext:value-type="float">
            <text:p>892,13</text:p>
          </table:table-cell>
        </table:table-row>
        <table:table-row table:style-name="ro1">
          <table:table-cell table:style-name="ce13" office:value-type="float" office:value="627" calcext:value-type="float">
            <text:p>62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25_BinaryMutator</text:p>
          </table:table-cell>
          <table:table-cell table:style-name="ce13" table:formula="of:=[.D628]+[.B629]" office:value-type="float" office:value="27700" calcext:value-type="float">
            <text:p>27700</text:p>
          </table:table-cell>
          <table:table-cell table:style-name="ce15" table:formula="of:=[.B629]/[.$B$1]" office:value-type="float" office:value="1.41935483870968" calcext:value-type="float">
            <text:p>1,42</text:p>
          </table:table-cell>
          <table:table-cell table:style-name="ce15" table:formula="of:=[.F628]+[.E629]" office:value-type="float" office:value="893.548387096773" calcext:value-type="float">
            <text:p>893,55</text:p>
          </table:table-cell>
        </table:table-row>
        <table:table-row table:style-name="ro1">
          <table:table-cell table:style-name="ce13" office:value-type="float" office:value="628" calcext:value-type="float">
            <text:p>62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AboutActivity_26_BinaryMutator</text:p>
          </table:table-cell>
          <table:table-cell table:style-name="ce13" table:formula="of:=[.D629]+[.B630]" office:value-type="float" office:value="27745" calcext:value-type="float">
            <text:p>27745</text:p>
          </table:table-cell>
          <table:table-cell table:style-name="ce15" table:formula="of:=[.B630]/[.$B$1]" office:value-type="float" office:value="1.45161290322581" calcext:value-type="float">
            <text:p>1,45</text:p>
          </table:table-cell>
          <table:table-cell table:style-name="ce15" table:formula="of:=[.F629]+[.E630]" office:value-type="float" office:value="894.999999999999" calcext:value-type="float">
            <text:p>895,00</text:p>
          </table:table-cell>
        </table:table-row>
        <table:table-row table:style-name="ro1">
          <table:table-cell table:style-name="ce13" office:value-type="float" office:value="629" calcext:value-type="float">
            <text:p>62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boutActivity_27_BinaryMutator</text:p>
          </table:table-cell>
          <table:table-cell table:style-name="ce13" table:formula="of:=[.D630]+[.B631]" office:value-type="float" office:value="27789" calcext:value-type="float">
            <text:p>27789</text:p>
          </table:table-cell>
          <table:table-cell table:style-name="ce15" table:formula="of:=[.B631]/[.$B$1]" office:value-type="float" office:value="1.41935483870968" calcext:value-type="float">
            <text:p>1,42</text:p>
          </table:table-cell>
          <table:table-cell table:style-name="ce15" table:formula="of:=[.F630]+[.E631]" office:value-type="float" office:value="896.419354838709" calcext:value-type="float">
            <text:p>896,42</text:p>
          </table:table-cell>
        </table:table-row>
        <table:table-row table:style-name="ro1">
          <table:table-cell table:style-name="ce13" office:value-type="float" office:value="630" calcext:value-type="float">
            <text:p>63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atabaseViewerActivity_0_LengthyGUICreationOperatorMutator</text:p>
          </table:table-cell>
          <table:table-cell table:style-name="ce13" table:formula="of:=[.D631]+[.B632]" office:value-type="float" office:value="27833" calcext:value-type="float">
            <text:p>27833</text:p>
          </table:table-cell>
          <table:table-cell table:style-name="ce15" table:formula="of:=[.B632]/[.$B$1]" office:value-type="float" office:value="1.41935483870968" calcext:value-type="float">
            <text:p>1,42</text:p>
          </table:table-cell>
          <table:table-cell table:style-name="ce15" table:formula="of:=[.F631]+[.E632]" office:value-type="float" office:value="897.838709677418" calcext:value-type="float">
            <text:p>897,84</text:p>
          </table:table-cell>
        </table:table-row>
        <table:table-row table:style-name="ro1">
          <table:table-cell table:style-name="ce13" office:value-type="float" office:value="631" calcext:value-type="float">
            <text:p>63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atabaseViewerActivity_1_FindViewByIdReturnsNullOperatorMutator</text:p>
          </table:table-cell>
          <table:table-cell table:style-name="ce13" table:formula="of:=[.D632]+[.B633]" office:value-type="float" office:value="27877" calcext:value-type="float">
            <text:p>27877</text:p>
          </table:table-cell>
          <table:table-cell table:style-name="ce15" table:formula="of:=[.B633]/[.$B$1]" office:value-type="float" office:value="1.41935483870968" calcext:value-type="float">
            <text:p>1,42</text:p>
          </table:table-cell>
          <table:table-cell table:style-name="ce15" table:formula="of:=[.F632]+[.E633]" office:value-type="float" office:value="899.258064516128" calcext:value-type="float">
            <text:p>899,26</text:p>
          </table:table-cell>
        </table:table-row>
        <table:table-row table:style-name="ro1">
          <table:table-cell table:style-name="ce13" office:value-type="float" office:value="632" calcext:value-type="float">
            <text:p>63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atabaseViewerActivity_2_InvalidIDFindViewOperatorMutator</text:p>
          </table:table-cell>
          <table:table-cell table:style-name="ce13" table:formula="of:=[.D633]+[.B634]" office:value-type="float" office:value="27921" calcext:value-type="float">
            <text:p>27921</text:p>
          </table:table-cell>
          <table:table-cell table:style-name="ce15" table:formula="of:=[.B634]/[.$B$1]" office:value-type="float" office:value="1.41935483870968" calcext:value-type="float">
            <text:p>1,42</text:p>
          </table:table-cell>
          <table:table-cell table:style-name="ce15" table:formula="of:=[.F633]+[.E634]" office:value-type="float" office:value="900.677419354838" calcext:value-type="float">
            <text:p>900,68</text:p>
          </table:table-cell>
        </table:table-row>
        <table:table-row table:style-name="ro1">
          <table:table-cell table:style-name="ce13" office:value-type="float" office:value="633" calcext:value-type="float">
            <text:p>63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atabaseViewerActivity_3_InvalidViewFocusOperatorMutator</text:p>
          </table:table-cell>
          <table:table-cell table:style-name="ce13" table:formula="of:=[.D634]+[.B635]" office:value-type="float" office:value="27965" calcext:value-type="float">
            <text:p>27965</text:p>
          </table:table-cell>
          <table:table-cell table:style-name="ce15" table:formula="of:=[.B635]/[.$B$1]" office:value-type="float" office:value="1.41935483870968" calcext:value-type="float">
            <text:p>1,42</text:p>
          </table:table-cell>
          <table:table-cell table:style-name="ce15" table:formula="of:=[.F634]+[.E635]" office:value-type="float" office:value="902.096774193547" calcext:value-type="float">
            <text:p>902,10</text:p>
          </table:table-cell>
        </table:table-row>
        <table:table-row table:style-name="ro1">
          <table:table-cell table:style-name="ce13" office:value-type="float" office:value="634" calcext:value-type="float">
            <text:p>63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atabaseViewerActivity_4_ViewComponentNotVisibleOperatorMutator</text:p>
          </table:table-cell>
          <table:table-cell table:style-name="ce13" table:formula="of:=[.D635]+[.B636]" office:value-type="float" office:value="28009" calcext:value-type="float">
            <text:p>28009</text:p>
          </table:table-cell>
          <table:table-cell table:style-name="ce15" table:formula="of:=[.B636]/[.$B$1]" office:value-type="float" office:value="1.41935483870968" calcext:value-type="float">
            <text:p>1,42</text:p>
          </table:table-cell>
          <table:table-cell table:style-name="ce15" table:formula="of:=[.F635]+[.E636]" office:value-type="float" office:value="903.516129032257" calcext:value-type="float">
            <text:p>903,52</text:p>
          </table:table-cell>
        </table:table-row>
        <table:table-row table:style-name="ro1">
          <table:table-cell table:style-name="ce13" office:value-type="float" office:value="635" calcext:value-type="float">
            <text:p>63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atabaseViewerActivity_5_FindViewByIdReturnsNullOperatorMutator</text:p>
          </table:table-cell>
          <table:table-cell table:style-name="ce13" table:formula="of:=[.D636]+[.B637]" office:value-type="float" office:value="28053" calcext:value-type="float">
            <text:p>28053</text:p>
          </table:table-cell>
          <table:table-cell table:style-name="ce15" table:formula="of:=[.B637]/[.$B$1]" office:value-type="float" office:value="1.41935483870968" calcext:value-type="float">
            <text:p>1,42</text:p>
          </table:table-cell>
          <table:table-cell table:style-name="ce15" table:formula="of:=[.F636]+[.E637]" office:value-type="float" office:value="904.935483870967" calcext:value-type="float">
            <text:p>904,94</text:p>
          </table:table-cell>
        </table:table-row>
        <table:table-row table:style-name="ro1">
          <table:table-cell table:style-name="ce13" office:value-type="float" office:value="636" calcext:value-type="float">
            <text:p>63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atabaseViewerActivity_6_InvalidIDFindViewOperatorMutator</text:p>
          </table:table-cell>
          <table:table-cell table:style-name="ce13" table:formula="of:=[.D637]+[.B638]" office:value-type="float" office:value="28097" calcext:value-type="float">
            <text:p>28097</text:p>
          </table:table-cell>
          <table:table-cell table:style-name="ce15" table:formula="of:=[.B638]/[.$B$1]" office:value-type="float" office:value="1.41935483870968" calcext:value-type="float">
            <text:p>1,42</text:p>
          </table:table-cell>
          <table:table-cell table:style-name="ce15" table:formula="of:=[.F637]+[.E638]" office:value-type="float" office:value="906.354838709676" calcext:value-type="float">
            <text:p>906,35</text:p>
          </table:table-cell>
        </table:table-row>
        <table:table-row table:style-name="ro1">
          <table:table-cell table:style-name="ce13" office:value-type="float" office:value="637" calcext:value-type="float">
            <text:p>63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atabaseViewerActivity_7_InvalidViewFocusOperatorMutator</text:p>
          </table:table-cell>
          <table:table-cell table:style-name="ce13" table:formula="of:=[.D638]+[.B639]" office:value-type="float" office:value="28141" calcext:value-type="float">
            <text:p>28141</text:p>
          </table:table-cell>
          <table:table-cell table:style-name="ce15" table:formula="of:=[.B639]/[.$B$1]" office:value-type="float" office:value="1.41935483870968" calcext:value-type="float">
            <text:p>1,42</text:p>
          </table:table-cell>
          <table:table-cell table:style-name="ce15" table:formula="of:=[.F638]+[.E639]" office:value-type="float" office:value="907.774193548386" calcext:value-type="float">
            <text:p>907,77</text:p>
          </table:table-cell>
        </table:table-row>
        <table:table-row table:style-name="ro1">
          <table:table-cell table:style-name="ce13" office:value-type="float" office:value="638" calcext:value-type="float">
            <text:p>63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atabaseViewerActivity_8_ViewComponentNotVisibleOperatorMutator</text:p>
          </table:table-cell>
          <table:table-cell table:style-name="ce13" table:formula="of:=[.D639]+[.B640]" office:value-type="float" office:value="28185" calcext:value-type="float">
            <text:p>28185</text:p>
          </table:table-cell>
          <table:table-cell table:style-name="ce15" table:formula="of:=[.B640]/[.$B$1]" office:value-type="float" office:value="1.41935483870968" calcext:value-type="float">
            <text:p>1,42</text:p>
          </table:table-cell>
          <table:table-cell table:style-name="ce15" table:formula="of:=[.F639]+[.E640]" office:value-type="float" office:value="909.193548387096" calcext:value-type="float">
            <text:p>909,19</text:p>
          </table:table-cell>
        </table:table-row>
        <table:table-row table:style-name="ro1">
          <table:table-cell table:style-name="ce13" office:value-type="float" office:value="639" calcext:value-type="float">
            <text:p>63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atabaseViewerActivity_9_InvalidIDFindViewOperatorMutator</text:p>
          </table:table-cell>
          <table:table-cell table:style-name="ce13" table:formula="of:=[.D640]+[.B641]" office:value-type="float" office:value="28229" calcext:value-type="float">
            <text:p>28229</text:p>
          </table:table-cell>
          <table:table-cell table:style-name="ce15" table:formula="of:=[.B641]/[.$B$1]" office:value-type="float" office:value="1.41935483870968" calcext:value-type="float">
            <text:p>1,42</text:p>
          </table:table-cell>
          <table:table-cell table:style-name="ce15" table:formula="of:=[.F640]+[.E641]" office:value-type="float" office:value="910.612903225805" calcext:value-type="float">
            <text:p>910,61</text:p>
          </table:table-cell>
        </table:table-row>
        <table:table-row table:style-name="ro1"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MimeTypes_0_BinaryMutator</text:p>
          </table:table-cell>
          <table:table-cell table:style-name="ce13" table:formula="of:=[.D641]+[.B642]" office:value-type="float" office:value="28275" calcext:value-type="float">
            <text:p>28275</text:p>
          </table:table-cell>
          <table:table-cell table:style-name="ce15" table:formula="of:=[.B642]/[.$B$1]" office:value-type="float" office:value="1.48387096774194" calcext:value-type="float">
            <text:p>1,48</text:p>
          </table:table-cell>
          <table:table-cell table:style-name="ce15" table:formula="of:=[.F641]+[.E642]" office:value-type="float" office:value="912.096774193547" calcext:value-type="float">
            <text:p>912,10</text:p>
          </table:table-cell>
        </table:table-row>
        <table:table-row table:style-name="ro1">
          <table:table-cell table:style-name="ce13" office:value-type="float" office:value="641" calcext:value-type="float">
            <text:p>64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0_LengthyGUICreationOperatorMutator</text:p>
          </table:table-cell>
          <table:table-cell table:style-name="ce13" table:formula="of:=[.D642]+[.B643]" office:value-type="float" office:value="28320" calcext:value-type="float">
            <text:p>28320</text:p>
          </table:table-cell>
          <table:table-cell table:style-name="ce15" table:formula="of:=[.B643]/[.$B$1]" office:value-type="float" office:value="1.45161290322581" calcext:value-type="float">
            <text:p>1,45</text:p>
          </table:table-cell>
          <table:table-cell table:style-name="ce15" table:formula="of:=[.F642]+[.E643]" office:value-type="float" office:value="913.548387096773" calcext:value-type="float">
            <text:p>913,55</text:p>
          </table:table-cell>
        </table:table-row>
        <table:table-row table:style-name="ro1">
          <table:table-cell table:style-name="ce13" office:value-type="float" office:value="642" calcext:value-type="float">
            <text:p>64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1_InvalidViewFocusOperatorMutator</text:p>
          </table:table-cell>
          <table:table-cell table:style-name="ce13" table:formula="of:=[.D643]+[.B644]" office:value-type="float" office:value="28365" calcext:value-type="float">
            <text:p>28365</text:p>
          </table:table-cell>
          <table:table-cell table:style-name="ce15" table:formula="of:=[.B644]/[.$B$1]" office:value-type="float" office:value="1.45161290322581" calcext:value-type="float">
            <text:p>1,45</text:p>
          </table:table-cell>
          <table:table-cell table:style-name="ce15" table:formula="of:=[.F643]+[.E644]" office:value-type="float" office:value="914.999999999999" calcext:value-type="float">
            <text:p>915,00</text:p>
          </table:table-cell>
        </table:table-row>
        <table:table-row table:style-name="ro1">
          <table:table-cell table:style-name="ce13" office:value-type="float" office:value="643" calcext:value-type="float">
            <text:p>64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2_ViewComponentNotVisibleOperatorMutator</text:p>
          </table:table-cell>
          <table:table-cell table:style-name="ce13" table:formula="of:=[.D644]+[.B645]" office:value-type="float" office:value="28410" calcext:value-type="float">
            <text:p>28410</text:p>
          </table:table-cell>
          <table:table-cell table:style-name="ce15" table:formula="of:=[.B645]/[.$B$1]" office:value-type="float" office:value="1.45161290322581" calcext:value-type="float">
            <text:p>1,45</text:p>
          </table:table-cell>
          <table:table-cell table:style-name="ce15" table:formula="of:=[.F644]+[.E645]" office:value-type="float" office:value="916.451612903225" calcext:value-type="float">
            <text:p>916,45</text:p>
          </table:table-cell>
        </table:table-row>
        <table:table-row table:style-name="ro1">
          <table:table-cell table:style-name="ce13" office:value-type="float" office:value="644" calcext:value-type="float">
            <text:p>6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3_InvalidViewFocusOperatorMutator</text:p>
          </table:table-cell>
          <table:table-cell table:style-name="ce13" table:formula="of:=[.D645]+[.B646]" office:value-type="float" office:value="28455" calcext:value-type="float">
            <text:p>28455</text:p>
          </table:table-cell>
          <table:table-cell table:style-name="ce15" table:formula="of:=[.B646]/[.$B$1]" office:value-type="float" office:value="1.45161290322581" calcext:value-type="float">
            <text:p>1,45</text:p>
          </table:table-cell>
          <table:table-cell table:style-name="ce15" table:formula="of:=[.F645]+[.E646]" office:value-type="float" office:value="917.90322580645" calcext:value-type="float">
            <text:p>917,90</text:p>
          </table:table-cell>
        </table:table-row>
        <table:table-row table:style-name="ro1">
          <table:table-cell table:style-name="ce13" office:value-type="float" office:value="645" calcext:value-type="float">
            <text:p>64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4_ViewComponentNotVisibleOperatorMutator</text:p>
          </table:table-cell>
          <table:table-cell table:style-name="ce13" table:formula="of:=[.D646]+[.B647]" office:value-type="float" office:value="28500" calcext:value-type="float">
            <text:p>28500</text:p>
          </table:table-cell>
          <table:table-cell table:style-name="ce15" table:formula="of:=[.B647]/[.$B$1]" office:value-type="float" office:value="1.45161290322581" calcext:value-type="float">
            <text:p>1,45</text:p>
          </table:table-cell>
          <table:table-cell table:style-name="ce15" table:formula="of:=[.F646]+[.E647]" office:value-type="float" office:value="919.354838709676" calcext:value-type="float">
            <text:p>919,35</text:p>
          </table:table-cell>
        </table:table-row>
        <table:table-row table:style-name="ro1">
          <table:table-cell table:style-name="ce13" office:value-type="float" office:value="646" calcext:value-type="float">
            <text:p>64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5_InvalidViewFocusOperatorMutator</text:p>
          </table:table-cell>
          <table:table-cell table:style-name="ce13" table:formula="of:=[.D647]+[.B648]" office:value-type="float" office:value="28545" calcext:value-type="float">
            <text:p>28545</text:p>
          </table:table-cell>
          <table:table-cell table:style-name="ce15" table:formula="of:=[.B648]/[.$B$1]" office:value-type="float" office:value="1.45161290322581" calcext:value-type="float">
            <text:p>1,45</text:p>
          </table:table-cell>
          <table:table-cell table:style-name="ce15" table:formula="of:=[.F647]+[.E648]" office:value-type="float" office:value="920.806451612902" calcext:value-type="float">
            <text:p>920,81</text:p>
          </table:table-cell>
        </table:table-row>
        <table:table-row table:style-name="ro1">
          <table:table-cell table:style-name="ce13" office:value-type="float" office:value="647" calcext:value-type="float">
            <text:p>64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6_ViewComponentNotVisibleOperatorMutator</text:p>
          </table:table-cell>
          <table:table-cell table:style-name="ce13" table:formula="of:=[.D648]+[.B649]" office:value-type="float" office:value="28590" calcext:value-type="float">
            <text:p>28590</text:p>
          </table:table-cell>
          <table:table-cell table:style-name="ce15" table:formula="of:=[.B649]/[.$B$1]" office:value-type="float" office:value="1.45161290322581" calcext:value-type="float">
            <text:p>1,45</text:p>
          </table:table-cell>
          <table:table-cell table:style-name="ce15" table:formula="of:=[.F648]+[.E649]" office:value-type="float" office:value="922.258064516128" calcext:value-type="float">
            <text:p>922,26</text:p>
          </table:table-cell>
        </table:table-row>
        <table:table-row table:style-name="ro1">
          <table:table-cell table:style-name="ce13" office:value-type="float" office:value="648" calcext:value-type="float">
            <text:p>64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7_InvalidViewFocusOperatorMutator</text:p>
          </table:table-cell>
          <table:table-cell table:style-name="ce13" table:formula="of:=[.D649]+[.B650]" office:value-type="float" office:value="28635" calcext:value-type="float">
            <text:p>28635</text:p>
          </table:table-cell>
          <table:table-cell table:style-name="ce15" table:formula="of:=[.B650]/[.$B$1]" office:value-type="float" office:value="1.45161290322581" calcext:value-type="float">
            <text:p>1,45</text:p>
          </table:table-cell>
          <table:table-cell table:style-name="ce15" table:formula="of:=[.F649]+[.E650]" office:value-type="float" office:value="923.709677419354" calcext:value-type="float">
            <text:p>923,71</text:p>
          </table:table-cell>
        </table:table-row>
        <table:table-row table:style-name="ro1">
          <table:table-cell table:style-name="ce13" office:value-type="float" office:value="649" calcext:value-type="float">
            <text:p>64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8_ViewComponentNotVisibleOperatorMutator</text:p>
          </table:table-cell>
          <table:table-cell table:style-name="ce13" table:formula="of:=[.D650]+[.B651]" office:value-type="float" office:value="28680" calcext:value-type="float">
            <text:p>28680</text:p>
          </table:table-cell>
          <table:table-cell table:style-name="ce15" table:formula="of:=[.B651]/[.$B$1]" office:value-type="float" office:value="1.45161290322581" calcext:value-type="float">
            <text:p>1,45</text:p>
          </table:table-cell>
          <table:table-cell table:style-name="ce15" table:formula="of:=[.F650]+[.E651]" office:value-type="float" office:value="925.16129032258" calcext:value-type="float">
            <text:p>925,16</text:p>
          </table:table-cell>
        </table:table-row>
        <table:table-row table:style-name="ro1"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9_InvalidViewFocusOperatorMutator</text:p>
          </table:table-cell>
          <table:table-cell table:style-name="ce13" table:formula="of:=[.D651]+[.B652]" office:value-type="float" office:value="28725" calcext:value-type="float">
            <text:p>28725</text:p>
          </table:table-cell>
          <table:table-cell table:style-name="ce15" table:formula="of:=[.B652]/[.$B$1]" office:value-type="float" office:value="1.45161290322581" calcext:value-type="float">
            <text:p>1,45</text:p>
          </table:table-cell>
          <table:table-cell table:style-name="ce15" table:formula="of:=[.F651]+[.E652]" office:value-type="float" office:value="926.612903225806" calcext:value-type="float">
            <text:p>926,61</text:p>
          </table:table-cell>
        </table:table-row>
        <table:table-row table:style-name="ro1">
          <table:table-cell table:style-name="ce13" office:value-type="float" office:value="651" calcext:value-type="float">
            <text:p>65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10_ViewComponentNotVisibleOperatorMutator</text:p>
          </table:table-cell>
          <table:table-cell table:style-name="ce13" table:formula="of:=[.D652]+[.B653]" office:value-type="float" office:value="28770" calcext:value-type="float">
            <text:p>28770</text:p>
          </table:table-cell>
          <table:table-cell table:style-name="ce15" table:formula="of:=[.B653]/[.$B$1]" office:value-type="float" office:value="1.45161290322581" calcext:value-type="float">
            <text:p>1,45</text:p>
          </table:table-cell>
          <table:table-cell table:style-name="ce15" table:formula="of:=[.F652]+[.E653]" office:value-type="float" office:value="928.064516129031" calcext:value-type="float">
            <text:p>928,06</text:p>
          </table:table-cell>
        </table:table-row>
        <table:table-row table:style-name="ro1">
          <table:table-cell table:style-name="ce13" office:value-type="float" office:value="652" calcext:value-type="float">
            <text:p>65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11_InvalidViewFocusOperatorMutator</text:p>
          </table:table-cell>
          <table:table-cell table:style-name="ce13" table:formula="of:=[.D653]+[.B654]" office:value-type="float" office:value="28815" calcext:value-type="float">
            <text:p>28815</text:p>
          </table:table-cell>
          <table:table-cell table:style-name="ce15" table:formula="of:=[.B654]/[.$B$1]" office:value-type="float" office:value="1.45161290322581" calcext:value-type="float">
            <text:p>1,45</text:p>
          </table:table-cell>
          <table:table-cell table:style-name="ce15" table:formula="of:=[.F653]+[.E654]" office:value-type="float" office:value="929.516129032257" calcext:value-type="float">
            <text:p>929,52</text:p>
          </table:table-cell>
        </table:table-row>
        <table:table-row table:style-name="ro1">
          <table:table-cell table:style-name="ce13" office:value-type="float" office:value="653" calcext:value-type="float">
            <text:p>65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12_ViewComponentNotVisibleOperatorMutator</text:p>
          </table:table-cell>
          <table:table-cell table:style-name="ce13" table:formula="of:=[.D654]+[.B655]" office:value-type="float" office:value="28860" calcext:value-type="float">
            <text:p>28860</text:p>
          </table:table-cell>
          <table:table-cell table:style-name="ce15" table:formula="of:=[.B655]/[.$B$1]" office:value-type="float" office:value="1.45161290322581" calcext:value-type="float">
            <text:p>1,45</text:p>
          </table:table-cell>
          <table:table-cell table:style-name="ce15" table:formula="of:=[.F654]+[.E655]" office:value-type="float" office:value="930.967741935483" calcext:value-type="float">
            <text:p>930,97</text:p>
          </table:table-cell>
        </table:table-row>
        <table:table-row table:style-name="ro1">
          <table:table-cell table:style-name="ce13" office:value-type="float" office:value="654" calcext:value-type="float">
            <text:p>65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13_InvalidViewFocusOperatorMutator</text:p>
          </table:table-cell>
          <table:table-cell table:style-name="ce13" table:formula="of:=[.D655]+[.B656]" office:value-type="float" office:value="28905" calcext:value-type="float">
            <text:p>28905</text:p>
          </table:table-cell>
          <table:table-cell table:style-name="ce15" table:formula="of:=[.B656]/[.$B$1]" office:value-type="float" office:value="1.45161290322581" calcext:value-type="float">
            <text:p>1,45</text:p>
          </table:table-cell>
          <table:table-cell table:style-name="ce15" table:formula="of:=[.F655]+[.E656]" office:value-type="float" office:value="932.419354838709" calcext:value-type="float">
            <text:p>932,42</text:p>
          </table:table-cell>
        </table:table-row>
        <table:table-row table:style-name="ro1">
          <table:table-cell table:style-name="ce13" office:value-type="float" office:value="655" calcext:value-type="float">
            <text:p>65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14_ViewComponentNotVisibleOperatorMutator</text:p>
          </table:table-cell>
          <table:table-cell table:style-name="ce13" table:formula="of:=[.D656]+[.B657]" office:value-type="float" office:value="28950" calcext:value-type="float">
            <text:p>28950</text:p>
          </table:table-cell>
          <table:table-cell table:style-name="ce15" table:formula="of:=[.B657]/[.$B$1]" office:value-type="float" office:value="1.45161290322581" calcext:value-type="float">
            <text:p>1,45</text:p>
          </table:table-cell>
          <table:table-cell table:style-name="ce15" table:formula="of:=[.F656]+[.E657]" office:value-type="float" office:value="933.870967741935" calcext:value-type="float">
            <text:p>933,87</text:p>
          </table:table-cell>
        </table:table-row>
        <table:table-row table:style-name="ro1">
          <table:table-cell table:style-name="ce13" office:value-type="float" office:value="656" calcext:value-type="float">
            <text:p>65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loudSheetFragment_15_InvalidViewFocusOperatorMutator</text:p>
          </table:table-cell>
          <table:table-cell table:style-name="ce13" table:formula="of:=[.D657]+[.B658]" office:value-type="float" office:value="28994" calcext:value-type="float">
            <text:p>28994</text:p>
          </table:table-cell>
          <table:table-cell table:style-name="ce15" table:formula="of:=[.B658]/[.$B$1]" office:value-type="float" office:value="1.41935483870968" calcext:value-type="float">
            <text:p>1,42</text:p>
          </table:table-cell>
          <table:table-cell table:style-name="ce15" table:formula="of:=[.F657]+[.E658]" office:value-type="float" office:value="935.290322580645" calcext:value-type="float">
            <text:p>935,29</text:p>
          </table:table-cell>
        </table:table-row>
        <table:table-row table:style-name="ro1">
          <table:table-cell table:style-name="ce13" office:value-type="float" office:value="657" calcext:value-type="float">
            <text:p>65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16_ViewComponentNotVisibleOperatorMutator</text:p>
          </table:table-cell>
          <table:table-cell table:style-name="ce13" table:formula="of:=[.D658]+[.B659]" office:value-type="float" office:value="29039" calcext:value-type="float">
            <text:p>29039</text:p>
          </table:table-cell>
          <table:table-cell table:style-name="ce15" table:formula="of:=[.B659]/[.$B$1]" office:value-type="float" office:value="1.45161290322581" calcext:value-type="float">
            <text:p>1,45</text:p>
          </table:table-cell>
          <table:table-cell table:style-name="ce15" table:formula="of:=[.F658]+[.E659]" office:value-type="float" office:value="936.74193548387" calcext:value-type="float">
            <text:p>936,74</text:p>
          </table:table-cell>
        </table:table-row>
        <table:table-row table:style-name="ro1">
          <table:table-cell table:style-name="ce13" office:value-type="float" office:value="658" calcext:value-type="float">
            <text:p>65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17_NullIntentOperatorMutator</text:p>
          </table:table-cell>
          <table:table-cell table:style-name="ce13" table:formula="of:=[.D659]+[.B660]" office:value-type="float" office:value="29084" calcext:value-type="float">
            <text:p>29084</text:p>
          </table:table-cell>
          <table:table-cell table:style-name="ce15" table:formula="of:=[.B660]/[.$B$1]" office:value-type="float" office:value="1.45161290322581" calcext:value-type="float">
            <text:p>1,45</text:p>
          </table:table-cell>
          <table:table-cell table:style-name="ce15" table:formula="of:=[.F659]+[.E660]" office:value-type="float" office:value="938.193548387096" calcext:value-type="float">
            <text:p>938,19</text:p>
          </table:table-cell>
        </table:table-row>
        <table:table-row table:style-name="ro1">
          <table:table-cell table:style-name="ce13" office:value-type="float" office:value="659" calcext:value-type="float">
            <text:p>65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18_InvalidKeyIntentOperatorMutator</text:p>
          </table:table-cell>
          <table:table-cell table:style-name="ce13" table:formula="of:=[.D660]+[.B661]" office:value-type="float" office:value="29129" calcext:value-type="float">
            <text:p>29129</text:p>
          </table:table-cell>
          <table:table-cell table:style-name="ce15" table:formula="of:=[.B661]/[.$B$1]" office:value-type="float" office:value="1.45161290322581" calcext:value-type="float">
            <text:p>1,45</text:p>
          </table:table-cell>
          <table:table-cell table:style-name="ce15" table:formula="of:=[.F660]+[.E661]" office:value-type="float" office:value="939.645161290322" calcext:value-type="float">
            <text:p>939,65</text:p>
          </table:table-cell>
        </table:table-row>
        <table:table-row table:style-name="ro1">
          <table:table-cell table:style-name="ce13" office:value-type="float" office:value="660" calcext:value-type="float">
            <text:p>66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19_RandomActionIntentDefinitionOperatorMutator</text:p>
          </table:table-cell>
          <table:table-cell table:style-name="ce13" table:formula="of:=[.D661]+[.B662]" office:value-type="float" office:value="29174" calcext:value-type="float">
            <text:p>29174</text:p>
          </table:table-cell>
          <table:table-cell table:style-name="ce15" table:formula="of:=[.B662]/[.$B$1]" office:value-type="float" office:value="1.45161290322581" calcext:value-type="float">
            <text:p>1,45</text:p>
          </table:table-cell>
          <table:table-cell table:style-name="ce15" table:formula="of:=[.F661]+[.E662]" office:value-type="float" office:value="941.096774193548" calcext:value-type="float">
            <text:p>941,10</text:p>
          </table:table-cell>
        </table:table-row>
        <table:table-row table:style-name="ro1">
          <table:table-cell table:style-name="ce13" office:value-type="float" office:value="661" calcext:value-type="float">
            <text:p>66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20_RandomActionIntentDefinitionOperatorMutator</text:p>
          </table:table-cell>
          <table:table-cell table:style-name="ce13" table:formula="of:=[.D662]+[.B663]" office:value-type="float" office:value="29219" calcext:value-type="float">
            <text:p>29219</text:p>
          </table:table-cell>
          <table:table-cell table:style-name="ce15" table:formula="of:=[.B663]/[.$B$1]" office:value-type="float" office:value="1.45161290322581" calcext:value-type="float">
            <text:p>1,45</text:p>
          </table:table-cell>
          <table:table-cell table:style-name="ce15" table:formula="of:=[.F662]+[.E663]" office:value-type="float" office:value="942.548387096774" calcext:value-type="float">
            <text:p>942,55</text:p>
          </table:table-cell>
        </table:table-row>
        <table:table-row table:style-name="ro1">
          <table:table-cell table:style-name="ce13" office:value-type="float" office:value="662" calcext:value-type="float">
            <text:p>66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loudSheetFragment_21_RandomActionIntentDefinitionOperatorMutator</text:p>
          </table:table-cell>
          <table:table-cell table:style-name="ce13" table:formula="of:=[.D663]+[.B664]" office:value-type="float" office:value="29264" calcext:value-type="float">
            <text:p>29264</text:p>
          </table:table-cell>
          <table:table-cell table:style-name="ce15" table:formula="of:=[.B664]/[.$B$1]" office:value-type="float" office:value="1.45161290322581" calcext:value-type="float">
            <text:p>1,45</text:p>
          </table:table-cell>
          <table:table-cell table:style-name="ce15" table:formula="of:=[.F663]+[.E664]" office:value-type="float" office:value="944" calcext:value-type="float">
            <text:p>944,00</text:p>
          </table:table-cell>
        </table:table-row>
        <table:table-row table:style-name="ro1">
          <table:table-cell table:style-name="ce13" office:value-type="float" office:value="663" calcext:value-type="float">
            <text:p>66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abFragment_0_InvalidViewFocusOperatorMutator</text:p>
          </table:table-cell>
          <table:table-cell table:style-name="ce13" table:formula="of:=[.D664]+[.B665]" office:value-type="float" office:value="29309" calcext:value-type="float">
            <text:p>29309</text:p>
          </table:table-cell>
          <table:table-cell table:style-name="ce15" table:formula="of:=[.B665]/[.$B$1]" office:value-type="float" office:value="1.45161290322581" calcext:value-type="float">
            <text:p>1,45</text:p>
          </table:table-cell>
          <table:table-cell table:style-name="ce15" table:formula="of:=[.F664]+[.E665]" office:value-type="float" office:value="945.451612903225" calcext:value-type="float">
            <text:p>945,45</text:p>
          </table:table-cell>
        </table:table-row>
        <table:table-row table:style-name="ro1">
          <table:table-cell table:style-name="ce13" office:value-type="float" office:value="664" calcext:value-type="float">
            <text:p>66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TabFragment_1_ViewComponentNotVisibleOperatorMutator</text:p>
          </table:table-cell>
          <table:table-cell table:style-name="ce13" table:formula="of:=[.D665]+[.B666]" office:value-type="float" office:value="29355" calcext:value-type="float">
            <text:p>29355</text:p>
          </table:table-cell>
          <table:table-cell table:style-name="ce15" table:formula="of:=[.B666]/[.$B$1]" office:value-type="float" office:value="1.48387096774194" calcext:value-type="float">
            <text:p>1,48</text:p>
          </table:table-cell>
          <table:table-cell table:style-name="ce15" table:formula="of:=[.F665]+[.E666]" office:value-type="float" office:value="946.935483870967" calcext:value-type="float">
            <text:p>946,94</text:p>
          </table:table-cell>
        </table:table-row>
        <table:table-row table:style-name="ro1">
          <table:table-cell table:style-name="ce13" office:value-type="float" office:value="665" calcext:value-type="float">
            <text:p>66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abFragment_2_InvalidViewFocusOperatorMutator</text:p>
          </table:table-cell>
          <table:table-cell table:style-name="ce13" table:formula="of:=[.D666]+[.B667]" office:value-type="float" office:value="29400" calcext:value-type="float">
            <text:p>29400</text:p>
          </table:table-cell>
          <table:table-cell table:style-name="ce15" table:formula="of:=[.B667]/[.$B$1]" office:value-type="float" office:value="1.45161290322581" calcext:value-type="float">
            <text:p>1,45</text:p>
          </table:table-cell>
          <table:table-cell table:style-name="ce15" table:formula="of:=[.F666]+[.E667]" office:value-type="float" office:value="948.387096774193" calcext:value-type="float">
            <text:p>948,39</text:p>
          </table:table-cell>
        </table:table-row>
        <table:table-row table:style-name="ro1">
          <table:table-cell table:style-name="ce13" office:value-type="float" office:value="666" calcext:value-type="float">
            <text:p>66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abFragment_3_ViewComponentNotVisibleOperatorMutator</text:p>
          </table:table-cell>
          <table:table-cell table:style-name="ce13" table:formula="of:=[.D667]+[.B668]" office:value-type="float" office:value="29445" calcext:value-type="float">
            <text:p>29445</text:p>
          </table:table-cell>
          <table:table-cell table:style-name="ce15" table:formula="of:=[.B668]/[.$B$1]" office:value-type="float" office:value="1.45161290322581" calcext:value-type="float">
            <text:p>1,45</text:p>
          </table:table-cell>
          <table:table-cell table:style-name="ce15" table:formula="of:=[.F667]+[.E668]" office:value-type="float" office:value="949.838709677419" calcext:value-type="float">
            <text:p>949,84</text:p>
          </table:table-cell>
        </table:table-row>
        <table:table-row table:style-name="ro1">
          <table:table-cell table:style-name="ce13" office:value-type="float" office:value="667" calcext:value-type="float">
            <text:p>66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abFragment_4_InvalidViewFocusOperatorMutator</text:p>
          </table:table-cell>
          <table:table-cell table:style-name="ce13" table:formula="of:=[.D668]+[.B669]" office:value-type="float" office:value="29490" calcext:value-type="float">
            <text:p>29490</text:p>
          </table:table-cell>
          <table:table-cell table:style-name="ce15" table:formula="of:=[.B669]/[.$B$1]" office:value-type="float" office:value="1.45161290322581" calcext:value-type="float">
            <text:p>1,45</text:p>
          </table:table-cell>
          <table:table-cell table:style-name="ce15" table:formula="of:=[.F668]+[.E669]" office:value-type="float" office:value="951.290322580645" calcext:value-type="float">
            <text:p>951,29</text:p>
          </table:table-cell>
        </table:table-row>
        <table:table-row table:style-name="ro1">
          <table:table-cell table:style-name="ce13" office:value-type="float" office:value="668" calcext:value-type="float">
            <text:p>66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abFragment_5_ViewComponentNotVisibleOperatorMutator</text:p>
          </table:table-cell>
          <table:table-cell table:style-name="ce13" table:formula="of:=[.D669]+[.B670]" office:value-type="float" office:value="29535" calcext:value-type="float">
            <text:p>29535</text:p>
          </table:table-cell>
          <table:table-cell table:style-name="ce15" table:formula="of:=[.B670]/[.$B$1]" office:value-type="float" office:value="1.45161290322581" calcext:value-type="float">
            <text:p>1,45</text:p>
          </table:table-cell>
          <table:table-cell table:style-name="ce15" table:formula="of:=[.F669]+[.E670]" office:value-type="float" office:value="952.741935483871" calcext:value-type="float">
            <text:p>952,74</text:p>
          </table:table-cell>
        </table:table-row>
        <table:table-row table:style-name="ro1">
          <table:table-cell table:style-name="ce13" office:value-type="float" office:value="669" calcext:value-type="float">
            <text:p>66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abFragment_6_InvalidViewFocusOperatorMutator</text:p>
          </table:table-cell>
          <table:table-cell table:style-name="ce13" table:formula="of:=[.D670]+[.B671]" office:value-type="float" office:value="29580" calcext:value-type="float">
            <text:p>29580</text:p>
          </table:table-cell>
          <table:table-cell table:style-name="ce15" table:formula="of:=[.B671]/[.$B$1]" office:value-type="float" office:value="1.45161290322581" calcext:value-type="float">
            <text:p>1,45</text:p>
          </table:table-cell>
          <table:table-cell table:style-name="ce15" table:formula="of:=[.F670]+[.E671]" office:value-type="float" office:value="954.193548387097" calcext:value-type="float">
            <text:p>954,19</text:p>
          </table:table-cell>
        </table:table-row>
        <table:table-row table:style-name="ro1">
          <table:table-cell table:style-name="ce13" office:value-type="float" office:value="670" calcext:value-type="float">
            <text:p>67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abFragment_7_ViewComponentNotVisibleOperatorMutator</text:p>
          </table:table-cell>
          <table:table-cell table:style-name="ce13" table:formula="of:=[.D671]+[.B672]" office:value-type="float" office:value="29625" calcext:value-type="float">
            <text:p>29625</text:p>
          </table:table-cell>
          <table:table-cell table:style-name="ce15" table:formula="of:=[.B672]/[.$B$1]" office:value-type="float" office:value="1.45161290322581" calcext:value-type="float">
            <text:p>1,45</text:p>
          </table:table-cell>
          <table:table-cell table:style-name="ce15" table:formula="of:=[.F671]+[.E672]" office:value-type="float" office:value="955.645161290322" calcext:value-type="float">
            <text:p>955,65</text:p>
          </table:table-cell>
        </table:table-row>
        <table:table-row table:style-name="ro1">
          <table:table-cell table:style-name="ce13" office:value-type="float" office:value="671" calcext:value-type="float">
            <text:p>67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abFragment_8_InvalidViewFocusOperatorMutator</text:p>
          </table:table-cell>
          <table:table-cell table:style-name="ce13" table:formula="of:=[.D672]+[.B673]" office:value-type="float" office:value="29670" calcext:value-type="float">
            <text:p>29670</text:p>
          </table:table-cell>
          <table:table-cell table:style-name="ce15" table:formula="of:=[.B673]/[.$B$1]" office:value-type="float" office:value="1.45161290322581" calcext:value-type="float">
            <text:p>1,45</text:p>
          </table:table-cell>
          <table:table-cell table:style-name="ce15" table:formula="of:=[.F672]+[.E673]" office:value-type="float" office:value="957.096774193548" calcext:value-type="float">
            <text:p>957,10</text:p>
          </table:table-cell>
        </table:table-row>
        <table:table-row table:style-name="ro1">
          <table:table-cell table:style-name="ce13" office:value-type="float" office:value="672" calcext:value-type="float">
            <text:p>67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abFragment_9_ViewComponentNotVisibleOperatorMutator</text:p>
          </table:table-cell>
          <table:table-cell table:style-name="ce13" table:formula="of:=[.D673]+[.B674]" office:value-type="float" office:value="29715" calcext:value-type="float">
            <text:p>29715</text:p>
          </table:table-cell>
          <table:table-cell table:style-name="ce15" table:formula="of:=[.B674]/[.$B$1]" office:value-type="float" office:value="1.45161290322581" calcext:value-type="float">
            <text:p>1,45</text:p>
          </table:table-cell>
          <table:table-cell table:style-name="ce15" table:formula="of:=[.F673]+[.E674]" office:value-type="float" office:value="958.548387096774" calcext:value-type="float">
            <text:p>958,55</text:p>
          </table:table-cell>
        </table:table-row>
        <table:table-row table:style-name="ro1">
          <table:table-cell table:style-name="ce13" office:value-type="float" office:value="673" calcext:value-type="float">
            <text:p>67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TabFragment_10_BinaryMutator</text:p>
          </table:table-cell>
          <table:table-cell table:style-name="ce13" table:formula="of:=[.D674]+[.B675]" office:value-type="float" office:value="29761" calcext:value-type="float">
            <text:p>29761</text:p>
          </table:table-cell>
          <table:table-cell table:style-name="ce15" table:formula="of:=[.B675]/[.$B$1]" office:value-type="float" office:value="1.48387096774194" calcext:value-type="float">
            <text:p>1,48</text:p>
          </table:table-cell>
          <table:table-cell table:style-name="ce15" table:formula="of:=[.F674]+[.E675]" office:value-type="float" office:value="960.032258064516" calcext:value-type="float">
            <text:p>960,03</text:p>
          </table:table-cell>
        </table:table-row>
        <table:table-row table:style-name="ro1">
          <table:table-cell table:style-name="ce13" office:value-type="float" office:value="674" calcext:value-type="float">
            <text:p>67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abFragment_11_BinaryMutator</text:p>
          </table:table-cell>
          <table:table-cell table:style-name="ce13" table:formula="of:=[.D675]+[.B676]" office:value-type="float" office:value="29806" calcext:value-type="float">
            <text:p>29806</text:p>
          </table:table-cell>
          <table:table-cell table:style-name="ce15" table:formula="of:=[.B676]/[.$B$1]" office:value-type="float" office:value="1.45161290322581" calcext:value-type="float">
            <text:p>1,45</text:p>
          </table:table-cell>
          <table:table-cell table:style-name="ce15" table:formula="of:=[.F675]+[.E676]" office:value-type="float" office:value="961.483870967742" calcext:value-type="float">
            <text:p>961,48</text:p>
          </table:table-cell>
        </table:table-row>
        <table:table-row table:style-name="ro1">
          <table:table-cell table:style-name="ce13" office:value-type="float" office:value="675" calcext:value-type="float">
            <text:p>67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abFragment_12_InvalidViewFocusOperatorMutator</text:p>
          </table:table-cell>
          <table:table-cell table:style-name="ce13" table:formula="of:=[.D676]+[.B677]" office:value-type="float" office:value="29851" calcext:value-type="float">
            <text:p>29851</text:p>
          </table:table-cell>
          <table:table-cell table:style-name="ce15" table:formula="of:=[.B677]/[.$B$1]" office:value-type="float" office:value="1.45161290322581" calcext:value-type="float">
            <text:p>1,45</text:p>
          </table:table-cell>
          <table:table-cell table:style-name="ce15" table:formula="of:=[.F676]+[.E677]" office:value-type="float" office:value="962.935483870968" calcext:value-type="float">
            <text:p>962,94</text:p>
          </table:table-cell>
        </table:table-row>
        <table:table-row table:style-name="ro1">
          <table:table-cell table:style-name="ce13" office:value-type="float" office:value="676" calcext:value-type="float">
            <text:p>676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TabFragment_13_ViewComponentNotVisibleOperatorMutator</text:p>
          </table:table-cell>
          <table:table-cell table:style-name="ce13" table:formula="of:=[.D677]+[.B678]" office:value-type="float" office:value="29897" calcext:value-type="float">
            <text:p>29897</text:p>
          </table:table-cell>
          <table:table-cell table:style-name="ce15" table:formula="of:=[.B678]/[.$B$1]" office:value-type="float" office:value="1.48387096774194" calcext:value-type="float">
            <text:p>1,48</text:p>
          </table:table-cell>
          <table:table-cell table:style-name="ce15" table:formula="of:=[.F677]+[.E678]" office:value-type="float" office:value="964.41935483871" calcext:value-type="float">
            <text:p>964,42</text:p>
          </table:table-cell>
        </table:table-row>
        <table:table-row table:style-name="ro1">
          <table:table-cell table:style-name="ce13" office:value-type="float" office:value="677" calcext:value-type="float">
            <text:p>67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abFragment_14_InvalidViewFocusOperatorMutator</text:p>
          </table:table-cell>
          <table:table-cell table:style-name="ce13" table:formula="of:=[.D678]+[.B679]" office:value-type="float" office:value="29942" calcext:value-type="float">
            <text:p>29942</text:p>
          </table:table-cell>
          <table:table-cell table:style-name="ce15" table:formula="of:=[.B679]/[.$B$1]" office:value-type="float" office:value="1.45161290322581" calcext:value-type="float">
            <text:p>1,45</text:p>
          </table:table-cell>
          <table:table-cell table:style-name="ce15" table:formula="of:=[.F678]+[.E679]" office:value-type="float" office:value="965.870967741936" calcext:value-type="float">
            <text:p>965,87</text:p>
          </table:table-cell>
        </table:table-row>
        <table:table-row table:style-name="ro1">
          <table:table-cell table:style-name="ce13" office:value-type="float" office:value="678" calcext:value-type="float">
            <text:p>67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abFragment_15_ViewComponentNotVisibleOperatorMutator</text:p>
          </table:table-cell>
          <table:table-cell table:style-name="ce13" table:formula="of:=[.D679]+[.B680]" office:value-type="float" office:value="29987" calcext:value-type="float">
            <text:p>29987</text:p>
          </table:table-cell>
          <table:table-cell table:style-name="ce15" table:formula="of:=[.B680]/[.$B$1]" office:value-type="float" office:value="1.45161290322581" calcext:value-type="float">
            <text:p>1,45</text:p>
          </table:table-cell>
          <table:table-cell table:style-name="ce15" table:formula="of:=[.F679]+[.E680]" office:value-type="float" office:value="967.322580645162" calcext:value-type="float">
            <text:p>967,32</text:p>
          </table:table-cell>
        </table:table-row>
        <table:table-row table:style-name="ro1">
          <table:table-cell table:style-name="ce13" office:value-type="float" office:value="679" calcext:value-type="float">
            <text:p>67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abFragment_16_InvalidViewFocusOperatorMutator</text:p>
          </table:table-cell>
          <table:table-cell table:style-name="ce13" table:formula="of:=[.D680]+[.B681]" office:value-type="float" office:value="30032" calcext:value-type="float">
            <text:p>30032</text:p>
          </table:table-cell>
          <table:table-cell table:style-name="ce15" table:formula="of:=[.B681]/[.$B$1]" office:value-type="float" office:value="1.45161290322581" calcext:value-type="float">
            <text:p>1,45</text:p>
          </table:table-cell>
          <table:table-cell table:style-name="ce15" table:formula="of:=[.F680]+[.E681]" office:value-type="float" office:value="968.774193548387" calcext:value-type="float">
            <text:p>968,77</text:p>
          </table:table-cell>
        </table:table-row>
        <table:table-row table:style-name="ro1">
          <table:table-cell table:style-name="ce13" office:value-type="float" office:value="680" calcext:value-type="float">
            <text:p>68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TabFragment_17_ViewComponentNotVisibleOperatorMutator</text:p>
          </table:table-cell>
          <table:table-cell table:style-name="ce13" table:formula="of:=[.D681]+[.B682]" office:value-type="float" office:value="30077" calcext:value-type="float">
            <text:p>30077</text:p>
          </table:table-cell>
          <table:table-cell table:style-name="ce15" table:formula="of:=[.B682]/[.$B$1]" office:value-type="float" office:value="1.45161290322581" calcext:value-type="float">
            <text:p>1,45</text:p>
          </table:table-cell>
          <table:table-cell table:style-name="ce15" table:formula="of:=[.F681]+[.E682]" office:value-type="float" office:value="970.225806451613" calcext:value-type="float">
            <text:p>970,23</text:p>
          </table:table-cell>
        </table:table-row>
        <table:table-row table:style-name="ro1">
          <table:table-cell table:style-name="ce13" office:value-type="float" office:value="681" calcext:value-type="float">
            <text:p>68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AppsListFragment_0_LengthyGUICreationOperatorMutator</text:p>
          </table:table-cell>
          <table:table-cell table:style-name="ce13" table:formula="of:=[.D682]+[.B683]" office:value-type="float" office:value="30122" calcext:value-type="float">
            <text:p>30122</text:p>
          </table:table-cell>
          <table:table-cell table:style-name="ce15" table:formula="of:=[.B683]/[.$B$1]" office:value-type="float" office:value="1.45161290322581" calcext:value-type="float">
            <text:p>1,45</text:p>
          </table:table-cell>
          <table:table-cell table:style-name="ce15" table:formula="of:=[.F682]+[.E683]" office:value-type="float" office:value="971.677419354839" calcext:value-type="float">
            <text:p>971,68</text:p>
          </table:table-cell>
        </table:table-row>
        <table:table-row table:style-name="ro1">
          <table:table-cell table:style-name="ce13" office:value-type="float" office:value="682" calcext:value-type="float">
            <text:p>68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ppsListFragment_1_InvalidViewFocusOperatorMutator</text:p>
          </table:table-cell>
          <table:table-cell table:style-name="ce13" table:formula="of:=[.D683]+[.B684]" office:value-type="float" office:value="30166" calcext:value-type="float">
            <text:p>30166</text:p>
          </table:table-cell>
          <table:table-cell table:style-name="ce15" table:formula="of:=[.B684]/[.$B$1]" office:value-type="float" office:value="1.41935483870968" calcext:value-type="float">
            <text:p>1,42</text:p>
          </table:table-cell>
          <table:table-cell table:style-name="ce15" table:formula="of:=[.F683]+[.E684]" office:value-type="float" office:value="973.096774193549" calcext:value-type="float">
            <text:p>973,10</text:p>
          </table:table-cell>
        </table:table-row>
        <table:table-row table:style-name="ro1">
          <table:table-cell table:style-name="ce13" office:value-type="float" office:value="683" calcext:value-type="float">
            <text:p>68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ppsListFragment_2_ViewComponentNotVisibleOperatorMutator</text:p>
          </table:table-cell>
          <table:table-cell table:style-name="ce13" table:formula="of:=[.D684]+[.B685]" office:value-type="float" office:value="30210" calcext:value-type="float">
            <text:p>30210</text:p>
          </table:table-cell>
          <table:table-cell table:style-name="ce15" table:formula="of:=[.B685]/[.$B$1]" office:value-type="float" office:value="1.41935483870968" calcext:value-type="float">
            <text:p>1,42</text:p>
          </table:table-cell>
          <table:table-cell table:style-name="ce15" table:formula="of:=[.F684]+[.E685]" office:value-type="float" office:value="974.516129032258" calcext:value-type="float">
            <text:p>974,52</text:p>
          </table:table-cell>
        </table:table-row>
        <table:table-row table:style-name="ro1">
          <table:table-cell table:style-name="ce13" office:value-type="float" office:value="684" calcext:value-type="float">
            <text:p>68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ppsListFragment_3_BinaryMutator</text:p>
          </table:table-cell>
          <table:table-cell table:style-name="ce13" table:formula="of:=[.D685]+[.B686]" office:value-type="float" office:value="30254" calcext:value-type="float">
            <text:p>30254</text:p>
          </table:table-cell>
          <table:table-cell table:style-name="ce15" table:formula="of:=[.B686]/[.$B$1]" office:value-type="float" office:value="1.41935483870968" calcext:value-type="float">
            <text:p>1,42</text:p>
          </table:table-cell>
          <table:table-cell table:style-name="ce15" table:formula="of:=[.F685]+[.E686]" office:value-type="float" office:value="975.935483870968" calcext:value-type="float">
            <text:p>975,94</text:p>
          </table:table-cell>
        </table:table-row>
        <table:table-row table:style-name="ro1">
          <table:table-cell table:style-name="ce13" office:value-type="float" office:value="685" calcext:value-type="float">
            <text:p>68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ppsListFragment_4_BinaryMutator</text:p>
          </table:table-cell>
          <table:table-cell table:style-name="ce13" table:formula="of:=[.D686]+[.B687]" office:value-type="float" office:value="30298" calcext:value-type="float">
            <text:p>30298</text:p>
          </table:table-cell>
          <table:table-cell table:style-name="ce15" table:formula="of:=[.B687]/[.$B$1]" office:value-type="float" office:value="1.41935483870968" calcext:value-type="float">
            <text:p>1,42</text:p>
          </table:table-cell>
          <table:table-cell table:style-name="ce15" table:formula="of:=[.F686]+[.E687]" office:value-type="float" office:value="977.354838709678" calcext:value-type="float">
            <text:p>977,35</text:p>
          </table:table-cell>
        </table:table-row>
        <table:table-row table:style-name="ro1">
          <table:table-cell table:style-name="ce13" office:value-type="float" office:value="686" calcext:value-type="float">
            <text:p>68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ppsListFragment_5_BinaryMutator</text:p>
          </table:table-cell>
          <table:table-cell table:style-name="ce13" table:formula="of:=[.D687]+[.B688]" office:value-type="float" office:value="30342" calcext:value-type="float">
            <text:p>30342</text:p>
          </table:table-cell>
          <table:table-cell table:style-name="ce15" table:formula="of:=[.B688]/[.$B$1]" office:value-type="float" office:value="1.41935483870968" calcext:value-type="float">
            <text:p>1,42</text:p>
          </table:table-cell>
          <table:table-cell table:style-name="ce15" table:formula="of:=[.F687]+[.E688]" office:value-type="float" office:value="978.774193548387" calcext:value-type="float">
            <text:p>978,77</text:p>
          </table:table-cell>
        </table:table-row>
        <table:table-row table:style-name="ro1">
          <table:table-cell table:style-name="ce13" office:value-type="float" office:value="687" calcext:value-type="float">
            <text:p>68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AppsListFragment_6_BinaryMutator</text:p>
          </table:table-cell>
          <table:table-cell table:style-name="ce13" table:formula="of:=[.D688]+[.B689]" office:value-type="float" office:value="30386" calcext:value-type="float">
            <text:p>30386</text:p>
          </table:table-cell>
          <table:table-cell table:style-name="ce15" table:formula="of:=[.B689]/[.$B$1]" office:value-type="float" office:value="1.41935483870968" calcext:value-type="float">
            <text:p>1,42</text:p>
          </table:table-cell>
          <table:table-cell table:style-name="ce15" table:formula="of:=[.F688]+[.E689]" office:value-type="float" office:value="980.193548387097" calcext:value-type="float">
            <text:p>980,19</text:p>
          </table:table-cell>
        </table:table-row>
        <table:table-row table:style-name="ro1">
          <table:table-cell table:style-name="ce13" office:value-type="float" office:value="688" calcext:value-type="float">
            <text:p>68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0_LengthyGUICreationOperatorMutator</text:p>
          </table:table-cell>
          <table:table-cell table:style-name="ce13" table:formula="of:=[.D689]+[.B690]" office:value-type="float" office:value="30431" calcext:value-type="float">
            <text:p>30431</text:p>
          </table:table-cell>
          <table:table-cell table:style-name="ce15" table:formula="of:=[.B690]/[.$B$1]" office:value-type="float" office:value="1.45161290322581" calcext:value-type="float">
            <text:p>1,45</text:p>
          </table:table-cell>
          <table:table-cell table:style-name="ce15" table:formula="of:=[.F689]+[.E690]" office:value-type="float" office:value="981.645161290323" calcext:value-type="float">
            <text:p>981,65</text:p>
          </table:table-cell>
        </table:table-row>
        <table:table-row table:style-name="ro1">
          <table:table-cell table:style-name="ce13" office:value-type="float" office:value="689" calcext:value-type="float">
            <text:p>68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1_InvalidViewFocusOperatorMutator</text:p>
          </table:table-cell>
          <table:table-cell table:style-name="ce13" table:formula="of:=[.D690]+[.B691]" office:value-type="float" office:value="30476" calcext:value-type="float">
            <text:p>30476</text:p>
          </table:table-cell>
          <table:table-cell table:style-name="ce15" table:formula="of:=[.B691]/[.$B$1]" office:value-type="float" office:value="1.45161290322581" calcext:value-type="float">
            <text:p>1,45</text:p>
          </table:table-cell>
          <table:table-cell table:style-name="ce15" table:formula="of:=[.F690]+[.E691]" office:value-type="float" office:value="983.096774193549" calcext:value-type="float">
            <text:p>983,10</text:p>
          </table:table-cell>
        </table:table-row>
        <table:table-row table:style-name="ro1">
          <table:table-cell table:style-name="ce13" office:value-type="float" office:value="690" calcext:value-type="float">
            <text:p>69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2_ViewComponentNotVisibleOperatorMutator</text:p>
          </table:table-cell>
          <table:table-cell table:style-name="ce13" table:formula="of:=[.D691]+[.B692]" office:value-type="float" office:value="30521" calcext:value-type="float">
            <text:p>30521</text:p>
          </table:table-cell>
          <table:table-cell table:style-name="ce15" table:formula="of:=[.B692]/[.$B$1]" office:value-type="float" office:value="1.45161290322581" calcext:value-type="float">
            <text:p>1,45</text:p>
          </table:table-cell>
          <table:table-cell table:style-name="ce15" table:formula="of:=[.F691]+[.E692]" office:value-type="float" office:value="984.548387096774" calcext:value-type="float">
            <text:p>984,55</text:p>
          </table:table-cell>
        </table:table-row>
        <table:table-row table:style-name="ro1">
          <table:table-cell table:style-name="ce13" office:value-type="float" office:value="691" calcext:value-type="float">
            <text:p>69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3_InvalidViewFocusOperatorMutator</text:p>
          </table:table-cell>
          <table:table-cell table:style-name="ce13" table:formula="of:=[.D692]+[.B693]" office:value-type="float" office:value="30566" calcext:value-type="float">
            <text:p>30566</text:p>
          </table:table-cell>
          <table:table-cell table:style-name="ce15" table:formula="of:=[.B693]/[.$B$1]" office:value-type="float" office:value="1.45161290322581" calcext:value-type="float">
            <text:p>1,45</text:p>
          </table:table-cell>
          <table:table-cell table:style-name="ce15" table:formula="of:=[.F692]+[.E693]" office:value-type="float" office:value="986" calcext:value-type="float">
            <text:p>986,00</text:p>
          </table:table-cell>
        </table:table-row>
        <table:table-row table:style-name="ro1">
          <table:table-cell table:style-name="ce13" office:value-type="float" office:value="692" calcext:value-type="float">
            <text:p>69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4_ViewComponentNotVisibleOperatorMutator</text:p>
          </table:table-cell>
          <table:table-cell table:style-name="ce13" table:formula="of:=[.D693]+[.B694]" office:value-type="float" office:value="30611" calcext:value-type="float">
            <text:p>30611</text:p>
          </table:table-cell>
          <table:table-cell table:style-name="ce15" table:formula="of:=[.B694]/[.$B$1]" office:value-type="float" office:value="1.45161290322581" calcext:value-type="float">
            <text:p>1,45</text:p>
          </table:table-cell>
          <table:table-cell table:style-name="ce15" table:formula="of:=[.F693]+[.E694]" office:value-type="float" office:value="987.451612903226" calcext:value-type="float">
            <text:p>987,45</text:p>
          </table:table-cell>
        </table:table-row>
        <table:table-row table:style-name="ro1">
          <table:table-cell table:style-name="ce13" office:value-type="float" office:value="693" calcext:value-type="float">
            <text:p>69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5_InvalidViewFocusOperatorMutator</text:p>
          </table:table-cell>
          <table:table-cell table:style-name="ce13" table:formula="of:=[.D694]+[.B695]" office:value-type="float" office:value="30656" calcext:value-type="float">
            <text:p>30656</text:p>
          </table:table-cell>
          <table:table-cell table:style-name="ce15" table:formula="of:=[.B695]/[.$B$1]" office:value-type="float" office:value="1.45161290322581" calcext:value-type="float">
            <text:p>1,45</text:p>
          </table:table-cell>
          <table:table-cell table:style-name="ce15" table:formula="of:=[.F694]+[.E695]" office:value-type="float" office:value="988.903225806452" calcext:value-type="float">
            <text:p>988,90</text:p>
          </table:table-cell>
        </table:table-row>
        <table:table-row table:style-name="ro1">
          <table:table-cell table:style-name="ce13" office:value-type="float" office:value="694" calcext:value-type="float">
            <text:p>69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6_ViewComponentNotVisibleOperatorMutator</text:p>
          </table:table-cell>
          <table:table-cell table:style-name="ce13" table:formula="of:=[.D695]+[.B696]" office:value-type="float" office:value="30701" calcext:value-type="float">
            <text:p>30701</text:p>
          </table:table-cell>
          <table:table-cell table:style-name="ce15" table:formula="of:=[.B696]/[.$B$1]" office:value-type="float" office:value="1.45161290322581" calcext:value-type="float">
            <text:p>1,45</text:p>
          </table:table-cell>
          <table:table-cell table:style-name="ce15" table:formula="of:=[.F695]+[.E696]" office:value-type="float" office:value="990.354838709678" calcext:value-type="float">
            <text:p>990,35</text:p>
          </table:table-cell>
        </table:table-row>
        <table:table-row table:style-name="ro1">
          <table:table-cell table:style-name="ce13" office:value-type="float" office:value="695" calcext:value-type="float">
            <text:p>69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7_NullIntentOperatorMutator</text:p>
          </table:table-cell>
          <table:table-cell table:style-name="ce13" table:formula="of:=[.D696]+[.B697]" office:value-type="float" office:value="30746" calcext:value-type="float">
            <text:p>30746</text:p>
          </table:table-cell>
          <table:table-cell table:style-name="ce15" table:formula="of:=[.B697]/[.$B$1]" office:value-type="float" office:value="1.45161290322581" calcext:value-type="float">
            <text:p>1,45</text:p>
          </table:table-cell>
          <table:table-cell table:style-name="ce15" table:formula="of:=[.F696]+[.E697]" office:value-type="float" office:value="991.806451612904" calcext:value-type="float">
            <text:p>991,81</text:p>
          </table:table-cell>
        </table:table-row>
        <table:table-row table:style-name="ro1">
          <table:table-cell table:style-name="ce13" office:value-type="float" office:value="696" calcext:value-type="float">
            <text:p>69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8_RandomActionIntentDefinitionOperatorMutator</text:p>
          </table:table-cell>
          <table:table-cell table:style-name="ce13" table:formula="of:=[.D697]+[.B698]" office:value-type="float" office:value="30791" calcext:value-type="float">
            <text:p>30791</text:p>
          </table:table-cell>
          <table:table-cell table:style-name="ce15" table:formula="of:=[.B698]/[.$B$1]" office:value-type="float" office:value="1.45161290322581" calcext:value-type="float">
            <text:p>1,45</text:p>
          </table:table-cell>
          <table:table-cell table:style-name="ce15" table:formula="of:=[.F697]+[.E698]" office:value-type="float" office:value="993.25806451613" calcext:value-type="float">
            <text:p>993,26</text:p>
          </table:table-cell>
        </table:table-row>
        <table:table-row table:style-name="ro1">
          <table:table-cell table:style-name="ce13" office:value-type="float" office:value="697" calcext:value-type="float">
            <text:p>69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9_RandomActionIntentDefinitionOperatorMutator</text:p>
          </table:table-cell>
          <table:table-cell table:style-name="ce13" table:formula="of:=[.D698]+[.B699]" office:value-type="float" office:value="30836" calcext:value-type="float">
            <text:p>30836</text:p>
          </table:table-cell>
          <table:table-cell table:style-name="ce15" table:formula="of:=[.B699]/[.$B$1]" office:value-type="float" office:value="1.45161290322581" calcext:value-type="float">
            <text:p>1,45</text:p>
          </table:table-cell>
          <table:table-cell table:style-name="ce15" table:formula="of:=[.F698]+[.E699]" office:value-type="float" office:value="994.709677419355" calcext:value-type="float">
            <text:p>994,71</text:p>
          </table:table-cell>
        </table:table-row>
        <table:table-row table:style-name="ro1">
          <table:table-cell table:style-name="ce13" office:value-type="float" office:value="698" calcext:value-type="float">
            <text:p>69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10_RandomActionIntentDefinitionOperatorMutator</text:p>
          </table:table-cell>
          <table:table-cell table:style-name="ce13" table:formula="of:=[.D699]+[.B700]" office:value-type="float" office:value="30881" calcext:value-type="float">
            <text:p>30881</text:p>
          </table:table-cell>
          <table:table-cell table:style-name="ce15" table:formula="of:=[.B700]/[.$B$1]" office:value-type="float" office:value="1.45161290322581" calcext:value-type="float">
            <text:p>1,45</text:p>
          </table:table-cell>
          <table:table-cell table:style-name="ce15" table:formula="of:=[.F699]+[.E700]" office:value-type="float" office:value="996.161290322581" calcext:value-type="float">
            <text:p>996,16</text:p>
          </table:table-cell>
        </table:table-row>
        <table:table-row table:style-name="ro1">
          <table:table-cell table:style-name="ce13" office:value-type="float" office:value="699" calcext:value-type="float">
            <text:p>69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11_RandomActionIntentDefinitionOperatorMutator</text:p>
          </table:table-cell>
          <table:table-cell table:style-name="ce13" table:formula="of:=[.D700]+[.B701]" office:value-type="float" office:value="30926" calcext:value-type="float">
            <text:p>30926</text:p>
          </table:table-cell>
          <table:table-cell table:style-name="ce15" table:formula="of:=[.B701]/[.$B$1]" office:value-type="float" office:value="1.45161290322581" calcext:value-type="float">
            <text:p>1,45</text:p>
          </table:table-cell>
          <table:table-cell table:style-name="ce15" table:formula="of:=[.F700]+[.E701]" office:value-type="float" office:value="997.612903225807" calcext:value-type="float">
            <text:p>997,61</text:p>
          </table:table-cell>
        </table:table-row>
        <table:table-row table:style-name="ro1">
          <table:table-cell table:style-name="ce13" office:value-type="float" office:value="700" calcext:value-type="float">
            <text:p>70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12_NullValueIntentPutExtraOperatorMutator</text:p>
          </table:table-cell>
          <table:table-cell table:style-name="ce13" table:formula="of:=[.D701]+[.B702]" office:value-type="float" office:value="30971" calcext:value-type="float">
            <text:p>30971</text:p>
          </table:table-cell>
          <table:table-cell table:style-name="ce15" table:formula="of:=[.B702]/[.$B$1]" office:value-type="float" office:value="1.45161290322581" calcext:value-type="float">
            <text:p>1,45</text:p>
          </table:table-cell>
          <table:table-cell table:style-name="ce15" table:formula="of:=[.F701]+[.E702]" office:value-type="float" office:value="999.064516129033" calcext:value-type="float">
            <text:p>999,06</text:p>
          </table:table-cell>
        </table:table-row>
        <table:table-row table:style-name="ro1">
          <table:table-cell table:style-name="ce13" office:value-type="float" office:value="701" calcext:value-type="float">
            <text:p>70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13_IntentPayloadReplacementOperatorMutator</text:p>
          </table:table-cell>
          <table:table-cell table:style-name="ce13" table:formula="of:=[.D702]+[.B703]" office:value-type="float" office:value="31016" calcext:value-type="float">
            <text:p>31016</text:p>
          </table:table-cell>
          <table:table-cell table:style-name="ce15" table:formula="of:=[.B703]/[.$B$1]" office:value-type="float" office:value="1.45161290322581" calcext:value-type="float">
            <text:p>1,45</text:p>
          </table:table-cell>
          <table:table-cell table:style-name="ce15" table:formula="of:=[.F702]+[.E703]" office:value-type="float" office:value="1000.51612903226" calcext:value-type="float">
            <text:p>1000,52</text:p>
          </table:table-cell>
        </table:table-row>
        <table:table-row table:style-name="ro1">
          <table:table-cell table:style-name="ce13" office:value-type="float" office:value="702" calcext:value-type="float">
            <text:p>70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14_RandomActionIntentDefinitionOperatorMutator</text:p>
          </table:table-cell>
          <table:table-cell table:style-name="ce13" table:formula="of:=[.D703]+[.B704]" office:value-type="float" office:value="31061" calcext:value-type="float">
            <text:p>31061</text:p>
          </table:table-cell>
          <table:table-cell table:style-name="ce15" table:formula="of:=[.B704]/[.$B$1]" office:value-type="float" office:value="1.45161290322581" calcext:value-type="float">
            <text:p>1,45</text:p>
          </table:table-cell>
          <table:table-cell table:style-name="ce15" table:formula="of:=[.F703]+[.E704]" office:value-type="float" office:value="1001.96774193548" calcext:value-type="float">
            <text:p>1001,97</text:p>
          </table:table-cell>
        </table:table-row>
        <table:table-row table:style-name="ro1">
          <table:table-cell table:style-name="ce13" office:value-type="float" office:value="703" calcext:value-type="float">
            <text:p>70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MainFragment_15_RandomActionIntentDefinitionOperatorMutator</text:p>
          </table:table-cell>
          <table:table-cell table:style-name="ce13" table:formula="of:=[.D704]+[.B705]" office:value-type="float" office:value="31107" calcext:value-type="float">
            <text:p>31107</text:p>
          </table:table-cell>
          <table:table-cell table:style-name="ce15" table:formula="of:=[.B705]/[.$B$1]" office:value-type="float" office:value="1.48387096774194" calcext:value-type="float">
            <text:p>1,48</text:p>
          </table:table-cell>
          <table:table-cell table:style-name="ce15" table:formula="of:=[.F704]+[.E705]" office:value-type="float" office:value="1003.45161290323" calcext:value-type="float">
            <text:p>1003,45</text:p>
          </table:table-cell>
        </table:table-row>
        <table:table-row table:style-name="ro1">
          <table:table-cell table:style-name="ce13" office:value-type="float" office:value="704" calcext:value-type="float">
            <text:p>70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16_RandomActionIntentDefinitionOperatorMutator</text:p>
          </table:table-cell>
          <table:table-cell table:style-name="ce13" table:formula="of:=[.D705]+[.B706]" office:value-type="float" office:value="31152" calcext:value-type="float">
            <text:p>31152</text:p>
          </table:table-cell>
          <table:table-cell table:style-name="ce15" table:formula="of:=[.B706]/[.$B$1]" office:value-type="float" office:value="1.45161290322581" calcext:value-type="float">
            <text:p>1,45</text:p>
          </table:table-cell>
          <table:table-cell table:style-name="ce15" table:formula="of:=[.F705]+[.E706]" office:value-type="float" office:value="1004.90322580645" calcext:value-type="float">
            <text:p>1004,90</text:p>
          </table:table-cell>
        </table:table-row>
        <table:table-row table:style-name="ro1">
          <table:table-cell table:style-name="ce13" office:value-type="float" office:value="705" calcext:value-type="float">
            <text:p>70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17_RandomActionIntentDefinitionOperatorMutator</text:p>
          </table:table-cell>
          <table:table-cell table:style-name="ce13" table:formula="of:=[.D706]+[.B707]" office:value-type="float" office:value="31197" calcext:value-type="float">
            <text:p>31197</text:p>
          </table:table-cell>
          <table:table-cell table:style-name="ce15" table:formula="of:=[.B707]/[.$B$1]" office:value-type="float" office:value="1.45161290322581" calcext:value-type="float">
            <text:p>1,45</text:p>
          </table:table-cell>
          <table:table-cell table:style-name="ce15" table:formula="of:=[.F706]+[.E707]" office:value-type="float" office:value="1006.35483870968" calcext:value-type="float">
            <text:p>1006,35</text:p>
          </table:table-cell>
        </table:table-row>
        <table:table-row table:style-name="ro1">
          <table:table-cell table:style-name="ce13" office:value-type="float" office:value="706" calcext:value-type="float">
            <text:p>70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18_RandomActionIntentDefinitionOperatorMutator</text:p>
          </table:table-cell>
          <table:table-cell table:style-name="ce13" table:formula="of:=[.D707]+[.B708]" office:value-type="float" office:value="31242" calcext:value-type="float">
            <text:p>31242</text:p>
          </table:table-cell>
          <table:table-cell table:style-name="ce15" table:formula="of:=[.B708]/[.$B$1]" office:value-type="float" office:value="1.45161290322581" calcext:value-type="float">
            <text:p>1,45</text:p>
          </table:table-cell>
          <table:table-cell table:style-name="ce15" table:formula="of:=[.F707]+[.E708]" office:value-type="float" office:value="1007.8064516129" calcext:value-type="float">
            <text:p>1007,81</text:p>
          </table:table-cell>
        </table:table-row>
        <table:table-row table:style-name="ro1">
          <table:table-cell table:style-name="ce13" office:value-type="float" office:value="707" calcext:value-type="float">
            <text:p>70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19_BuggyGUIListenerOperatorMutator</text:p>
          </table:table-cell>
          <table:table-cell table:style-name="ce13" table:formula="of:=[.D708]+[.B709]" office:value-type="float" office:value="31287" calcext:value-type="float">
            <text:p>31287</text:p>
          </table:table-cell>
          <table:table-cell table:style-name="ce15" table:formula="of:=[.B709]/[.$B$1]" office:value-type="float" office:value="1.45161290322581" calcext:value-type="float">
            <text:p>1,45</text:p>
          </table:table-cell>
          <table:table-cell table:style-name="ce15" table:formula="of:=[.F708]+[.E709]" office:value-type="float" office:value="1009.25806451613" calcext:value-type="float">
            <text:p>1009,26</text:p>
          </table:table-cell>
        </table:table-row>
        <table:table-row table:style-name="ro1">
          <table:table-cell table:style-name="ce13" office:value-type="float" office:value="708" calcext:value-type="float">
            <text:p>70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20_InvalidViewFocusOperatorMutator</text:p>
          </table:table-cell>
          <table:table-cell table:style-name="ce13" table:formula="of:=[.D709]+[.B710]" office:value-type="float" office:value="31332" calcext:value-type="float">
            <text:p>31332</text:p>
          </table:table-cell>
          <table:table-cell table:style-name="ce15" table:formula="of:=[.B710]/[.$B$1]" office:value-type="float" office:value="1.45161290322581" calcext:value-type="float">
            <text:p>1,45</text:p>
          </table:table-cell>
          <table:table-cell table:style-name="ce15" table:formula="of:=[.F709]+[.E710]" office:value-type="float" office:value="1010.70967741936" calcext:value-type="float">
            <text:p>1010,71</text:p>
          </table:table-cell>
        </table:table-row>
        <table:table-row table:style-name="ro1">
          <table:table-cell table:style-name="ce13" office:value-type="float" office:value="709" calcext:value-type="float">
            <text:p>70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21_ViewComponentNotVisibleOperatorMutator</text:p>
          </table:table-cell>
          <table:table-cell table:style-name="ce13" table:formula="of:=[.D710]+[.B711]" office:value-type="float" office:value="31377" calcext:value-type="float">
            <text:p>31377</text:p>
          </table:table-cell>
          <table:table-cell table:style-name="ce15" table:formula="of:=[.B711]/[.$B$1]" office:value-type="float" office:value="1.45161290322581" calcext:value-type="float">
            <text:p>1,45</text:p>
          </table:table-cell>
          <table:table-cell table:style-name="ce15" table:formula="of:=[.F710]+[.E711]" office:value-type="float" office:value="1012.16129032258" calcext:value-type="float">
            <text:p>1012,16</text:p>
          </table:table-cell>
        </table:table-row>
        <table:table-row table:style-name="ro1">
          <table:table-cell table:style-name="ce13" office:value-type="float" office:value="710" calcext:value-type="float">
            <text:p>71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22_BinaryMutator</text:p>
          </table:table-cell>
          <table:table-cell table:style-name="ce13" table:formula="of:=[.D711]+[.B712]" office:value-type="float" office:value="31422" calcext:value-type="float">
            <text:p>31422</text:p>
          </table:table-cell>
          <table:table-cell table:style-name="ce15" table:formula="of:=[.B712]/[.$B$1]" office:value-type="float" office:value="1.45161290322581" calcext:value-type="float">
            <text:p>1,45</text:p>
          </table:table-cell>
          <table:table-cell table:style-name="ce15" table:formula="of:=[.F711]+[.E712]" office:value-type="float" office:value="1013.61290322581" calcext:value-type="float">
            <text:p>1013,61</text:p>
          </table:table-cell>
        </table:table-row>
        <table:table-row table:style-name="ro1">
          <table:table-cell table:style-name="ce13" office:value-type="float" office:value="711" calcext:value-type="float">
            <text:p>71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23_BinaryMutator</text:p>
          </table:table-cell>
          <table:table-cell table:style-name="ce13" table:formula="of:=[.D712]+[.B713]" office:value-type="float" office:value="31467" calcext:value-type="float">
            <text:p>31467</text:p>
          </table:table-cell>
          <table:table-cell table:style-name="ce15" table:formula="of:=[.B713]/[.$B$1]" office:value-type="float" office:value="1.45161290322581" calcext:value-type="float">
            <text:p>1,45</text:p>
          </table:table-cell>
          <table:table-cell table:style-name="ce15" table:formula="of:=[.F712]+[.E713]" office:value-type="float" office:value="1015.06451612903" calcext:value-type="float">
            <text:p>1015,06</text:p>
          </table:table-cell>
        </table:table-row>
        <table:table-row table:style-name="ro1">
          <table:table-cell table:style-name="ce13" office:value-type="float" office:value="712" calcext:value-type="float">
            <text:p>71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24_RandomActionIntentDefinitionOperatorMutator</text:p>
          </table:table-cell>
          <table:table-cell table:style-name="ce13" table:formula="of:=[.D713]+[.B714]" office:value-type="float" office:value="31512" calcext:value-type="float">
            <text:p>31512</text:p>
          </table:table-cell>
          <table:table-cell table:style-name="ce15" table:formula="of:=[.B714]/[.$B$1]" office:value-type="float" office:value="1.45161290322581" calcext:value-type="float">
            <text:p>1,45</text:p>
          </table:table-cell>
          <table:table-cell table:style-name="ce15" table:formula="of:=[.F713]+[.E714]" office:value-type="float" office:value="1016.51612903226" calcext:value-type="float">
            <text:p>1016,52</text:p>
          </table:table-cell>
        </table:table-row>
        <table:table-row table:style-name="ro1">
          <table:table-cell table:style-name="ce13" office:value-type="float" office:value="713" calcext:value-type="float">
            <text:p>71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25_InvalidViewFocusOperatorMutator</text:p>
          </table:table-cell>
          <table:table-cell table:style-name="ce13" table:formula="of:=[.D714]+[.B715]" office:value-type="float" office:value="31557" calcext:value-type="float">
            <text:p>31557</text:p>
          </table:table-cell>
          <table:table-cell table:style-name="ce15" table:formula="of:=[.B715]/[.$B$1]" office:value-type="float" office:value="1.45161290322581" calcext:value-type="float">
            <text:p>1,45</text:p>
          </table:table-cell>
          <table:table-cell table:style-name="ce15" table:formula="of:=[.F714]+[.E715]" office:value-type="float" office:value="1017.96774193549" calcext:value-type="float">
            <text:p>1017,97</text:p>
          </table:table-cell>
        </table:table-row>
        <table:table-row table:style-name="ro1">
          <table:table-cell table:style-name="ce13" office:value-type="float" office:value="714" calcext:value-type="float">
            <text:p>71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26_ViewComponentNotVisibleOperatorMutator</text:p>
          </table:table-cell>
          <table:table-cell table:style-name="ce13" table:formula="of:=[.D715]+[.B716]" office:value-type="float" office:value="31602" calcext:value-type="float">
            <text:p>31602</text:p>
          </table:table-cell>
          <table:table-cell table:style-name="ce15" table:formula="of:=[.B716]/[.$B$1]" office:value-type="float" office:value="1.45161290322581" calcext:value-type="float">
            <text:p>1,45</text:p>
          </table:table-cell>
          <table:table-cell table:style-name="ce15" table:formula="of:=[.F715]+[.E716]" office:value-type="float" office:value="1019.41935483871" calcext:value-type="float">
            <text:p>1019,42</text:p>
          </table:table-cell>
        </table:table-row>
        <table:table-row table:style-name="ro1">
          <table:table-cell table:style-name="ce13" office:value-type="float" office:value="715" calcext:value-type="float">
            <text:p>71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27_InvalidViewFocusOperatorMutator</text:p>
          </table:table-cell>
          <table:table-cell table:style-name="ce13" table:formula="of:=[.D716]+[.B717]" office:value-type="float" office:value="31647" calcext:value-type="float">
            <text:p>31647</text:p>
          </table:table-cell>
          <table:table-cell table:style-name="ce15" table:formula="of:=[.B717]/[.$B$1]" office:value-type="float" office:value="1.45161290322581" calcext:value-type="float">
            <text:p>1,45</text:p>
          </table:table-cell>
          <table:table-cell table:style-name="ce15" table:formula="of:=[.F716]+[.E717]" office:value-type="float" office:value="1020.87096774194" calcext:value-type="float">
            <text:p>1020,87</text:p>
          </table:table-cell>
        </table:table-row>
        <table:table-row table:style-name="ro1">
          <table:table-cell table:style-name="ce13" office:value-type="float" office:value="716" calcext:value-type="float">
            <text:p>71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28_ViewComponentNotVisibleOperatorMutator</text:p>
          </table:table-cell>
          <table:table-cell table:style-name="ce13" table:formula="of:=[.D717]+[.B718]" office:value-type="float" office:value="31692" calcext:value-type="float">
            <text:p>31692</text:p>
          </table:table-cell>
          <table:table-cell table:style-name="ce15" table:formula="of:=[.B718]/[.$B$1]" office:value-type="float" office:value="1.45161290322581" calcext:value-type="float">
            <text:p>1,45</text:p>
          </table:table-cell>
          <table:table-cell table:style-name="ce15" table:formula="of:=[.F717]+[.E718]" office:value-type="float" office:value="1022.32258064516" calcext:value-type="float">
            <text:p>1022,32</text:p>
          </table:table-cell>
        </table:table-row>
        <table:table-row table:style-name="ro1">
          <table:table-cell table:style-name="ce13" office:value-type="float" office:value="717" calcext:value-type="float">
            <text:p>71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29_RandomActionIntentDefinitionOperatorMutator</text:p>
          </table:table-cell>
          <table:table-cell table:style-name="ce13" table:formula="of:=[.D718]+[.B719]" office:value-type="float" office:value="31737" calcext:value-type="float">
            <text:p>31737</text:p>
          </table:table-cell>
          <table:table-cell table:style-name="ce15" table:formula="of:=[.B719]/[.$B$1]" office:value-type="float" office:value="1.45161290322581" calcext:value-type="float">
            <text:p>1,45</text:p>
          </table:table-cell>
          <table:table-cell table:style-name="ce15" table:formula="of:=[.F718]+[.E719]" office:value-type="float" office:value="1023.77419354839" calcext:value-type="float">
            <text:p>1023,77</text:p>
          </table:table-cell>
        </table:table-row>
        <table:table-row table:style-name="ro1">
          <table:table-cell table:style-name="ce13" office:value-type="float" office:value="718" calcext:value-type="float">
            <text:p>71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30_BinaryMutator</text:p>
          </table:table-cell>
          <table:table-cell table:style-name="ce13" table:formula="of:=[.D719]+[.B720]" office:value-type="float" office:value="31782" calcext:value-type="float">
            <text:p>31782</text:p>
          </table:table-cell>
          <table:table-cell table:style-name="ce15" table:formula="of:=[.B720]/[.$B$1]" office:value-type="float" office:value="1.45161290322581" calcext:value-type="float">
            <text:p>1,45</text:p>
          </table:table-cell>
          <table:table-cell table:style-name="ce15" table:formula="of:=[.F719]+[.E720]" office:value-type="float" office:value="1025.22580645161" calcext:value-type="float">
            <text:p>1025,23</text:p>
          </table:table-cell>
        </table:table-row>
        <table:table-row table:style-name="ro1">
          <table:table-cell table:style-name="ce13" office:value-type="float" office:value="719" calcext:value-type="float">
            <text:p>71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31_BinaryMutator</text:p>
          </table:table-cell>
          <table:table-cell table:style-name="ce13" table:formula="of:=[.D720]+[.B721]" office:value-type="float" office:value="31827" calcext:value-type="float">
            <text:p>31827</text:p>
          </table:table-cell>
          <table:table-cell table:style-name="ce15" table:formula="of:=[.B721]/[.$B$1]" office:value-type="float" office:value="1.45161290322581" calcext:value-type="float">
            <text:p>1,45</text:p>
          </table:table-cell>
          <table:table-cell table:style-name="ce15" table:formula="of:=[.F720]+[.E721]" office:value-type="float" office:value="1026.67741935484" calcext:value-type="float">
            <text:p>1026,68</text:p>
          </table:table-cell>
        </table:table-row>
        <table:table-row table:style-name="ro1">
          <table:table-cell table:style-name="ce13" office:value-type="float" office:value="720" calcext:value-type="float">
            <text:p>72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32_BinaryMutator</text:p>
          </table:table-cell>
          <table:table-cell table:style-name="ce13" table:formula="of:=[.D721]+[.B722]" office:value-type="float" office:value="31872" calcext:value-type="float">
            <text:p>31872</text:p>
          </table:table-cell>
          <table:table-cell table:style-name="ce15" table:formula="of:=[.B722]/[.$B$1]" office:value-type="float" office:value="1.45161290322581" calcext:value-type="float">
            <text:p>1,45</text:p>
          </table:table-cell>
          <table:table-cell table:style-name="ce15" table:formula="of:=[.F721]+[.E722]" office:value-type="float" office:value="1028.12903225807" calcext:value-type="float">
            <text:p>1028,13</text:p>
          </table:table-cell>
        </table:table-row>
        <table:table-row table:style-name="ro1">
          <table:table-cell table:style-name="ce13" office:value-type="float" office:value="721" calcext:value-type="float">
            <text:p>72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33_NullIntentOperatorMutator</text:p>
          </table:table-cell>
          <table:table-cell table:style-name="ce13" table:formula="of:=[.D722]+[.B723]" office:value-type="float" office:value="31917" calcext:value-type="float">
            <text:p>31917</text:p>
          </table:table-cell>
          <table:table-cell table:style-name="ce15" table:formula="of:=[.B723]/[.$B$1]" office:value-type="float" office:value="1.45161290322581" calcext:value-type="float">
            <text:p>1,45</text:p>
          </table:table-cell>
          <table:table-cell table:style-name="ce15" table:formula="of:=[.F722]+[.E723]" office:value-type="float" office:value="1029.58064516129" calcext:value-type="float">
            <text:p>1029,58</text:p>
          </table:table-cell>
        </table:table-row>
        <table:table-row table:style-name="ro1">
          <table:table-cell table:style-name="ce13" office:value-type="float" office:value="722" calcext:value-type="float">
            <text:p>72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34_InvalidKeyIntentOperatorMutator</text:p>
          </table:table-cell>
          <table:table-cell table:style-name="ce13" table:formula="of:=[.D723]+[.B724]" office:value-type="float" office:value="31962" calcext:value-type="float">
            <text:p>31962</text:p>
          </table:table-cell>
          <table:table-cell table:style-name="ce15" table:formula="of:=[.B724]/[.$B$1]" office:value-type="float" office:value="1.45161290322581" calcext:value-type="float">
            <text:p>1,45</text:p>
          </table:table-cell>
          <table:table-cell table:style-name="ce15" table:formula="of:=[.F723]+[.E724]" office:value-type="float" office:value="1031.03225806452" calcext:value-type="float">
            <text:p>1031,03</text:p>
          </table:table-cell>
        </table:table-row>
        <table:table-row table:style-name="ro1">
          <table:table-cell table:style-name="ce13" office:value-type="float" office:value="723" calcext:value-type="float">
            <text:p>72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35_RandomActionIntentDefinitionOperatorMutator</text:p>
          </table:table-cell>
          <table:table-cell table:style-name="ce13" table:formula="of:=[.D724]+[.B725]" office:value-type="float" office:value="32007" calcext:value-type="float">
            <text:p>32007</text:p>
          </table:table-cell>
          <table:table-cell table:style-name="ce15" table:formula="of:=[.B725]/[.$B$1]" office:value-type="float" office:value="1.45161290322581" calcext:value-type="float">
            <text:p>1,45</text:p>
          </table:table-cell>
          <table:table-cell table:style-name="ce15" table:formula="of:=[.F724]+[.E725]" office:value-type="float" office:value="1032.48387096774" calcext:value-type="float">
            <text:p>1032,48</text:p>
          </table:table-cell>
        </table:table-row>
        <table:table-row table:style-name="ro1">
          <table:table-cell table:style-name="ce13" office:value-type="float" office:value="724" calcext:value-type="float">
            <text:p>72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36_NullValueIntentPutExtraOperatorMutator</text:p>
          </table:table-cell>
          <table:table-cell table:style-name="ce13" table:formula="of:=[.D725]+[.B726]" office:value-type="float" office:value="32052" calcext:value-type="float">
            <text:p>32052</text:p>
          </table:table-cell>
          <table:table-cell table:style-name="ce15" table:formula="of:=[.B726]/[.$B$1]" office:value-type="float" office:value="1.45161290322581" calcext:value-type="float">
            <text:p>1,45</text:p>
          </table:table-cell>
          <table:table-cell table:style-name="ce15" table:formula="of:=[.F725]+[.E726]" office:value-type="float" office:value="1033.93548387097" calcext:value-type="float">
            <text:p>1033,94</text:p>
          </table:table-cell>
        </table:table-row>
        <table:table-row table:style-name="ro1">
          <table:table-cell table:style-name="ce13" office:value-type="float" office:value="725" calcext:value-type="float">
            <text:p>72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37_IntentPayloadReplacementOperatorMutator</text:p>
          </table:table-cell>
          <table:table-cell table:style-name="ce13" table:formula="of:=[.D726]+[.B727]" office:value-type="float" office:value="32097" calcext:value-type="float">
            <text:p>32097</text:p>
          </table:table-cell>
          <table:table-cell table:style-name="ce15" table:formula="of:=[.B727]/[.$B$1]" office:value-type="float" office:value="1.45161290322581" calcext:value-type="float">
            <text:p>1,45</text:p>
          </table:table-cell>
          <table:table-cell table:style-name="ce15" table:formula="of:=[.F726]+[.E727]" office:value-type="float" office:value="1035.3870967742" calcext:value-type="float">
            <text:p>1035,39</text:p>
          </table:table-cell>
        </table:table-row>
        <table:table-row table:style-name="ro1">
          <table:table-cell table:style-name="ce13" office:value-type="float" office:value="726" calcext:value-type="float">
            <text:p>72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38_RandomActionIntentDefinitionOperatorMutator</text:p>
          </table:table-cell>
          <table:table-cell table:style-name="ce13" table:formula="of:=[.D727]+[.B728]" office:value-type="float" office:value="32142" calcext:value-type="float">
            <text:p>32142</text:p>
          </table:table-cell>
          <table:table-cell table:style-name="ce15" table:formula="of:=[.B728]/[.$B$1]" office:value-type="float" office:value="1.45161290322581" calcext:value-type="float">
            <text:p>1,45</text:p>
          </table:table-cell>
          <table:table-cell table:style-name="ce15" table:formula="of:=[.F727]+[.E728]" office:value-type="float" office:value="1036.83870967742" calcext:value-type="float">
            <text:p>1036,84</text:p>
          </table:table-cell>
        </table:table-row>
        <table:table-row table:style-name="ro1">
          <table:table-cell table:style-name="ce13" office:value-type="float" office:value="727" calcext:value-type="float">
            <text:p>72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39_RandomActionIntentDefinitionOperatorMutator</text:p>
          </table:table-cell>
          <table:table-cell table:style-name="ce13" table:formula="of:=[.D728]+[.B729]" office:value-type="float" office:value="32187" calcext:value-type="float">
            <text:p>32187</text:p>
          </table:table-cell>
          <table:table-cell table:style-name="ce15" table:formula="of:=[.B729]/[.$B$1]" office:value-type="float" office:value="1.45161290322581" calcext:value-type="float">
            <text:p>1,45</text:p>
          </table:table-cell>
          <table:table-cell table:style-name="ce15" table:formula="of:=[.F728]+[.E729]" office:value-type="float" office:value="1038.29032258065" calcext:value-type="float">
            <text:p>1038,29</text:p>
          </table:table-cell>
        </table:table-row>
        <table:table-row table:style-name="ro1">
          <table:table-cell table:style-name="ce13" office:value-type="float" office:value="728" calcext:value-type="float">
            <text:p>72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40_RandomActionIntentDefinitionOperatorMutator</text:p>
          </table:table-cell>
          <table:table-cell table:style-name="ce13" table:formula="of:=[.D729]+[.B730]" office:value-type="float" office:value="32232" calcext:value-type="float">
            <text:p>32232</text:p>
          </table:table-cell>
          <table:table-cell table:style-name="ce15" table:formula="of:=[.B730]/[.$B$1]" office:value-type="float" office:value="1.45161290322581" calcext:value-type="float">
            <text:p>1,45</text:p>
          </table:table-cell>
          <table:table-cell table:style-name="ce15" table:formula="of:=[.F729]+[.E730]" office:value-type="float" office:value="1039.74193548387" calcext:value-type="float">
            <text:p>1039,74</text:p>
          </table:table-cell>
        </table:table-row>
        <table:table-row table:style-name="ro1">
          <table:table-cell table:style-name="ce13" office:value-type="float" office:value="729" calcext:value-type="float">
            <text:p>72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41_BinaryMutator</text:p>
          </table:table-cell>
          <table:table-cell table:style-name="ce13" table:formula="of:=[.D730]+[.B731]" office:value-type="float" office:value="32277" calcext:value-type="float">
            <text:p>32277</text:p>
          </table:table-cell>
          <table:table-cell table:style-name="ce15" table:formula="of:=[.B731]/[.$B$1]" office:value-type="float" office:value="1.45161290322581" calcext:value-type="float">
            <text:p>1,45</text:p>
          </table:table-cell>
          <table:table-cell table:style-name="ce15" table:formula="of:=[.F730]+[.E731]" office:value-type="float" office:value="1041.1935483871" calcext:value-type="float">
            <text:p>1041,19</text:p>
          </table:table-cell>
        </table:table-row>
        <table:table-row table:style-name="ro1">
          <table:table-cell table:style-name="ce13" office:value-type="float" office:value="730" calcext:value-type="float">
            <text:p>73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42_BinaryMutator</text:p>
          </table:table-cell>
          <table:table-cell table:style-name="ce13" table:formula="of:=[.D731]+[.B732]" office:value-type="float" office:value="32322" calcext:value-type="float">
            <text:p>32322</text:p>
          </table:table-cell>
          <table:table-cell table:style-name="ce15" table:formula="of:=[.B732]/[.$B$1]" office:value-type="float" office:value="1.45161290322581" calcext:value-type="float">
            <text:p>1,45</text:p>
          </table:table-cell>
          <table:table-cell table:style-name="ce15" table:formula="of:=[.F731]+[.E732]" office:value-type="float" office:value="1042.64516129032" calcext:value-type="float">
            <text:p>1042,65</text:p>
          </table:table-cell>
        </table:table-row>
        <table:table-row table:style-name="ro1">
          <table:table-cell table:style-name="ce13" office:value-type="float" office:value="731" calcext:value-type="float">
            <text:p>73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43_BinaryMutator</text:p>
          </table:table-cell>
          <table:table-cell table:style-name="ce13" table:formula="of:=[.D732]+[.B733]" office:value-type="float" office:value="32367" calcext:value-type="float">
            <text:p>32367</text:p>
          </table:table-cell>
          <table:table-cell table:style-name="ce15" table:formula="of:=[.B733]/[.$B$1]" office:value-type="float" office:value="1.45161290322581" calcext:value-type="float">
            <text:p>1,45</text:p>
          </table:table-cell>
          <table:table-cell table:style-name="ce15" table:formula="of:=[.F732]+[.E733]" office:value-type="float" office:value="1044.09677419355" calcext:value-type="float">
            <text:p>1044,10</text:p>
          </table:table-cell>
        </table:table-row>
        <table:table-row table:style-name="ro1">
          <table:table-cell table:style-name="ce13" office:value-type="float" office:value="732" calcext:value-type="float">
            <text:p>73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44_BinaryMutator</text:p>
          </table:table-cell>
          <table:table-cell table:style-name="ce13" table:formula="of:=[.D733]+[.B734]" office:value-type="float" office:value="32412" calcext:value-type="float">
            <text:p>32412</text:p>
          </table:table-cell>
          <table:table-cell table:style-name="ce15" table:formula="of:=[.B734]/[.$B$1]" office:value-type="float" office:value="1.45161290322581" calcext:value-type="float">
            <text:p>1,45</text:p>
          </table:table-cell>
          <table:table-cell table:style-name="ce15" table:formula="of:=[.F733]+[.E734]" office:value-type="float" office:value="1045.54838709678" calcext:value-type="float">
            <text:p>1045,55</text:p>
          </table:table-cell>
        </table:table-row>
        <table:table-row table:style-name="ro1">
          <table:table-cell table:style-name="ce13" office:value-type="float" office:value="733" calcext:value-type="float">
            <text:p>73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MainFragment_45_BinaryMutator</text:p>
          </table:table-cell>
          <table:table-cell table:style-name="ce13" table:formula="of:=[.D734]+[.B735]" office:value-type="float" office:value="32457" calcext:value-type="float">
            <text:p>32457</text:p>
          </table:table-cell>
          <table:table-cell table:style-name="ce15" table:formula="of:=[.B735]/[.$B$1]" office:value-type="float" office:value="1.45161290322581" calcext:value-type="float">
            <text:p>1,45</text:p>
          </table:table-cell>
          <table:table-cell table:style-name="ce15" table:formula="of:=[.F734]+[.E735]" office:value-type="float" office:value="1047" calcext:value-type="float">
            <text:p>1047,00</text:p>
          </table:table-cell>
        </table:table-row>
        <table:table-row table:style-name="ro1">
          <table:table-cell table:style-name="ce13" office:value-type="float" office:value="734" calcext:value-type="float">
            <text:p>73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DbViewerFragment_0_InvalidViewFocusOperatorMutator</text:p>
          </table:table-cell>
          <table:table-cell table:style-name="ce13" table:formula="of:=[.D735]+[.B736]" office:value-type="float" office:value="32502" calcext:value-type="float">
            <text:p>32502</text:p>
          </table:table-cell>
          <table:table-cell table:style-name="ce15" table:formula="of:=[.B736]/[.$B$1]" office:value-type="float" office:value="1.45161290322581" calcext:value-type="float">
            <text:p>1,45</text:p>
          </table:table-cell>
          <table:table-cell table:style-name="ce15" table:formula="of:=[.F735]+[.E736]" office:value-type="float" office:value="1048.45161290323" calcext:value-type="float">
            <text:p>1048,45</text:p>
          </table:table-cell>
        </table:table-row>
        <table:table-row table:style-name="ro1">
          <table:table-cell table:style-name="ce13" office:value-type="float" office:value="735" calcext:value-type="float">
            <text:p>73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bViewerFragment_1_ViewComponentNotVisibleOperatorMutator</text:p>
          </table:table-cell>
          <table:table-cell table:style-name="ce13" table:formula="of:=[.D736]+[.B737]" office:value-type="float" office:value="32546" calcext:value-type="float">
            <text:p>32546</text:p>
          </table:table-cell>
          <table:table-cell table:style-name="ce15" table:formula="of:=[.B737]/[.$B$1]" office:value-type="float" office:value="1.41935483870968" calcext:value-type="float">
            <text:p>1,42</text:p>
          </table:table-cell>
          <table:table-cell table:style-name="ce15" table:formula="of:=[.F736]+[.E737]" office:value-type="float" office:value="1049.87096774194" calcext:value-type="float">
            <text:p>1049,87</text:p>
          </table:table-cell>
        </table:table-row>
        <table:table-row table:style-name="ro1">
          <table:table-cell table:style-name="ce13" office:value-type="float" office:value="736" calcext:value-type="float">
            <text:p>73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bViewerFragment_2_InvalidViewFocusOperatorMutator</text:p>
          </table:table-cell>
          <table:table-cell table:style-name="ce13" table:formula="of:=[.D737]+[.B738]" office:value-type="float" office:value="32590" calcext:value-type="float">
            <text:p>32590</text:p>
          </table:table-cell>
          <table:table-cell table:style-name="ce15" table:formula="of:=[.B738]/[.$B$1]" office:value-type="float" office:value="1.41935483870968" calcext:value-type="float">
            <text:p>1,42</text:p>
          </table:table-cell>
          <table:table-cell table:style-name="ce15" table:formula="of:=[.F737]+[.E738]" office:value-type="float" office:value="1051.29032258065" calcext:value-type="float">
            <text:p>1051,29</text:p>
          </table:table-cell>
        </table:table-row>
        <table:table-row table:style-name="ro1">
          <table:table-cell table:style-name="ce13" office:value-type="float" office:value="737" calcext:value-type="float">
            <text:p>73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bViewerFragment_3_ViewComponentNotVisibleOperatorMutator</text:p>
          </table:table-cell>
          <table:table-cell table:style-name="ce13" table:formula="of:=[.D738]+[.B739]" office:value-type="float" office:value="32634" calcext:value-type="float">
            <text:p>32634</text:p>
          </table:table-cell>
          <table:table-cell table:style-name="ce15" table:formula="of:=[.B739]/[.$B$1]" office:value-type="float" office:value="1.41935483870968" calcext:value-type="float">
            <text:p>1,42</text:p>
          </table:table-cell>
          <table:table-cell table:style-name="ce15" table:formula="of:=[.F738]+[.E739]" office:value-type="float" office:value="1052.70967741936" calcext:value-type="float">
            <text:p>1052,71</text:p>
          </table:table-cell>
        </table:table-row>
        <table:table-row table:style-name="ro1">
          <table:table-cell table:style-name="ce13" office:value-type="float" office:value="738" calcext:value-type="float">
            <text:p>73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bViewerFragment_4_InvalidViewFocusOperatorMutator</text:p>
          </table:table-cell>
          <table:table-cell table:style-name="ce13" table:formula="of:=[.D739]+[.B740]" office:value-type="float" office:value="32678" calcext:value-type="float">
            <text:p>32678</text:p>
          </table:table-cell>
          <table:table-cell table:style-name="ce15" table:formula="of:=[.B740]/[.$B$1]" office:value-type="float" office:value="1.41935483870968" calcext:value-type="float">
            <text:p>1,42</text:p>
          </table:table-cell>
          <table:table-cell table:style-name="ce15" table:formula="of:=[.F739]+[.E740]" office:value-type="float" office:value="1054.12903225807" calcext:value-type="float">
            <text:p>1054,13</text:p>
          </table:table-cell>
        </table:table-row>
        <table:table-row table:style-name="ro1">
          <table:table-cell table:style-name="ce13" office:value-type="float" office:value="739" calcext:value-type="float">
            <text:p>73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bViewerFragment_5_ViewComponentNotVisibleOperatorMutator</text:p>
          </table:table-cell>
          <table:table-cell table:style-name="ce13" table:formula="of:=[.D740]+[.B741]" office:value-type="float" office:value="32722" calcext:value-type="float">
            <text:p>32722</text:p>
          </table:table-cell>
          <table:table-cell table:style-name="ce15" table:formula="of:=[.B741]/[.$B$1]" office:value-type="float" office:value="1.41935483870968" calcext:value-type="float">
            <text:p>1,42</text:p>
          </table:table-cell>
          <table:table-cell table:style-name="ce15" table:formula="of:=[.F740]+[.E741]" office:value-type="float" office:value="1055.54838709678" calcext:value-type="float">
            <text:p>1055,55</text:p>
          </table:table-cell>
        </table:table-row>
        <table:table-row table:style-name="ro1">
          <table:table-cell table:style-name="ce13" office:value-type="float" office:value="740" calcext:value-type="float">
            <text:p>74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cessViewerFragment_0_NullIntentOperatorMutator</text:p>
          </table:table-cell>
          <table:table-cell table:style-name="ce13" table:formula="of:=[.D741]+[.B742]" office:value-type="float" office:value="32766" calcext:value-type="float">
            <text:p>32766</text:p>
          </table:table-cell>
          <table:table-cell table:style-name="ce15" table:formula="of:=[.B742]/[.$B$1]" office:value-type="float" office:value="1.41935483870968" calcext:value-type="float">
            <text:p>1,42</text:p>
          </table:table-cell>
          <table:table-cell table:style-name="ce15" table:formula="of:=[.F741]+[.E742]" office:value-type="float" office:value="1056.96774193549" calcext:value-type="float">
            <text:p>1056,97</text:p>
          </table:table-cell>
        </table:table-row>
        <table:table-row table:style-name="ro1">
          <table:table-cell table:style-name="ce13" office:value-type="float" office:value="741" calcext:value-type="float">
            <text:p>7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cessViewerFragment_1_InvalidKeyIntentOperatorMutator</text:p>
          </table:table-cell>
          <table:table-cell table:style-name="ce13" table:formula="of:=[.D742]+[.B743]" office:value-type="float" office:value="32810" calcext:value-type="float">
            <text:p>32810</text:p>
          </table:table-cell>
          <table:table-cell table:style-name="ce15" table:formula="of:=[.B743]/[.$B$1]" office:value-type="float" office:value="1.41935483870968" calcext:value-type="float">
            <text:p>1,42</text:p>
          </table:table-cell>
          <table:table-cell table:style-name="ce15" table:formula="of:=[.F742]+[.E743]" office:value-type="float" office:value="1058.3870967742" calcext:value-type="float">
            <text:p>1058,39</text:p>
          </table:table-cell>
        </table:table-row>
        <table:table-row table:style-name="ro1">
          <table:table-cell table:style-name="ce13" office:value-type="float" office:value="742" calcext:value-type="float">
            <text:p>7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cessViewerFragment_2_RandomActionIntentDefinitionOperatorMutator</text:p>
          </table:table-cell>
          <table:table-cell table:style-name="ce13" table:formula="of:=[.D743]+[.B744]" office:value-type="float" office:value="32854" calcext:value-type="float">
            <text:p>32854</text:p>
          </table:table-cell>
          <table:table-cell table:style-name="ce15" table:formula="of:=[.B744]/[.$B$1]" office:value-type="float" office:value="1.41935483870968" calcext:value-type="float">
            <text:p>1,42</text:p>
          </table:table-cell>
          <table:table-cell table:style-name="ce15" table:formula="of:=[.F743]+[.E744]" office:value-type="float" office:value="1059.80645161291" calcext:value-type="float">
            <text:p>1059,81</text:p>
          </table:table-cell>
        </table:table-row>
        <table:table-row table:style-name="ro1">
          <table:table-cell table:style-name="ce13" office:value-type="float" office:value="743" calcext:value-type="float">
            <text:p>74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rocessViewerFragment_3_NullIntentOperatorMutator</text:p>
          </table:table-cell>
          <table:table-cell table:style-name="ce13" table:formula="of:=[.D744]+[.B745]" office:value-type="float" office:value="32899" calcext:value-type="float">
            <text:p>32899</text:p>
          </table:table-cell>
          <table:table-cell table:style-name="ce15" table:formula="of:=[.B745]/[.$B$1]" office:value-type="float" office:value="1.45161290322581" calcext:value-type="float">
            <text:p>1,45</text:p>
          </table:table-cell>
          <table:table-cell table:style-name="ce15" table:formula="of:=[.F744]+[.E745]" office:value-type="float" office:value="1061.25806451613" calcext:value-type="float">
            <text:p>1061,26</text:p>
          </table:table-cell>
        </table:table-row>
        <table:table-row table:style-name="ro1">
          <table:table-cell table:style-name="ce13" office:value-type="float" office:value="744" calcext:value-type="float">
            <text:p>74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cessViewerFragment_4_InvalidKeyIntentOperatorMutator</text:p>
          </table:table-cell>
          <table:table-cell table:style-name="ce13" table:formula="of:=[.D745]+[.B746]" office:value-type="float" office:value="32943" calcext:value-type="float">
            <text:p>32943</text:p>
          </table:table-cell>
          <table:table-cell table:style-name="ce15" table:formula="of:=[.B746]/[.$B$1]" office:value-type="float" office:value="1.41935483870968" calcext:value-type="float">
            <text:p>1,42</text:p>
          </table:table-cell>
          <table:table-cell table:style-name="ce15" table:formula="of:=[.F745]+[.E746]" office:value-type="float" office:value="1062.67741935484" calcext:value-type="float">
            <text:p>1062,68</text:p>
          </table:table-cell>
        </table:table-row>
        <table:table-row table:style-name="ro1">
          <table:table-cell table:style-name="ce13" office:value-type="float" office:value="745" calcext:value-type="float">
            <text:p>74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cessViewerFragment_5_RandomActionIntentDefinitionOperatorMutator</text:p>
          </table:table-cell>
          <table:table-cell table:style-name="ce13" table:formula="of:=[.D746]+[.B747]" office:value-type="float" office:value="32987" calcext:value-type="float">
            <text:p>32987</text:p>
          </table:table-cell>
          <table:table-cell table:style-name="ce15" table:formula="of:=[.B747]/[.$B$1]" office:value-type="float" office:value="1.41935483870968" calcext:value-type="float">
            <text:p>1,42</text:p>
          </table:table-cell>
          <table:table-cell table:style-name="ce15" table:formula="of:=[.F746]+[.E747]" office:value-type="float" office:value="1064.09677419355" calcext:value-type="float">
            <text:p>1064,10</text:p>
          </table:table-cell>
        </table:table-row>
        <table:table-row table:style-name="ro1">
          <table:table-cell table:style-name="ce13" office:value-type="float" office:value="746" calcext:value-type="float">
            <text:p>74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cessViewerFragment_6_NullIntentOperatorMutator</text:p>
          </table:table-cell>
          <table:table-cell table:style-name="ce13" table:formula="of:=[.D747]+[.B748]" office:value-type="float" office:value="33031" calcext:value-type="float">
            <text:p>33031</text:p>
          </table:table-cell>
          <table:table-cell table:style-name="ce15" table:formula="of:=[.B748]/[.$B$1]" office:value-type="float" office:value="1.41935483870968" calcext:value-type="float">
            <text:p>1,42</text:p>
          </table:table-cell>
          <table:table-cell table:style-name="ce15" table:formula="of:=[.F747]+[.E748]" office:value-type="float" office:value="1065.51612903226" calcext:value-type="float">
            <text:p>1065,52</text:p>
          </table:table-cell>
        </table:table-row>
        <table:table-row table:style-name="ro1">
          <table:table-cell table:style-name="ce13" office:value-type="float" office:value="747" calcext:value-type="float">
            <text:p>74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cessViewerFragment_7_InvalidKeyIntentOperatorMutator</text:p>
          </table:table-cell>
          <table:table-cell table:style-name="ce13" table:formula="of:=[.D748]+[.B749]" office:value-type="float" office:value="33075" calcext:value-type="float">
            <text:p>33075</text:p>
          </table:table-cell>
          <table:table-cell table:style-name="ce15" table:formula="of:=[.B749]/[.$B$1]" office:value-type="float" office:value="1.41935483870968" calcext:value-type="float">
            <text:p>1,42</text:p>
          </table:table-cell>
          <table:table-cell table:style-name="ce15" table:formula="of:=[.F748]+[.E749]" office:value-type="float" office:value="1066.93548387097" calcext:value-type="float">
            <text:p>1066,94</text:p>
          </table:table-cell>
        </table:table-row>
        <table:table-row table:style-name="ro1">
          <table:table-cell table:style-name="ce13" office:value-type="float" office:value="748" calcext:value-type="float">
            <text:p>74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rocessViewerFragment_8_RandomActionIntentDefinitionOperatorMutator</text:p>
          </table:table-cell>
          <table:table-cell table:style-name="ce13" table:formula="of:=[.D749]+[.B750]" office:value-type="float" office:value="33120" calcext:value-type="float">
            <text:p>33120</text:p>
          </table:table-cell>
          <table:table-cell table:style-name="ce15" table:formula="of:=[.B750]/[.$B$1]" office:value-type="float" office:value="1.45161290322581" calcext:value-type="float">
            <text:p>1,45</text:p>
          </table:table-cell>
          <table:table-cell table:style-name="ce15" table:formula="of:=[.F749]+[.E750]" office:value-type="float" office:value="1068.3870967742" calcext:value-type="float">
            <text:p>1068,39</text:p>
          </table:table-cell>
        </table:table-row>
        <table:table-row table:style-name="ro1">
          <table:table-cell table:style-name="ce13" office:value-type="float" office:value="749" calcext:value-type="float">
            <text:p>74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cessViewerFragment_9_NullIntentOperatorMutator</text:p>
          </table:table-cell>
          <table:table-cell table:style-name="ce13" table:formula="of:=[.D750]+[.B751]" office:value-type="float" office:value="33164" calcext:value-type="float">
            <text:p>33164</text:p>
          </table:table-cell>
          <table:table-cell table:style-name="ce15" table:formula="of:=[.B751]/[.$B$1]" office:value-type="float" office:value="1.41935483870968" calcext:value-type="float">
            <text:p>1,42</text:p>
          </table:table-cell>
          <table:table-cell table:style-name="ce15" table:formula="of:=[.F750]+[.E751]" office:value-type="float" office:value="1069.80645161291" calcext:value-type="float">
            <text:p>1069,81</text:p>
          </table:table-cell>
        </table:table-row>
        <table:table-row table:style-name="ro1">
          <table:table-cell table:style-name="ce13" office:value-type="float" office:value="750" calcext:value-type="float">
            <text:p>75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cessViewerFragment_10_InvalidKeyIntentOperatorMutator</text:p>
          </table:table-cell>
          <table:table-cell table:style-name="ce13" table:formula="of:=[.D751]+[.B752]" office:value-type="float" office:value="33208" calcext:value-type="float">
            <text:p>33208</text:p>
          </table:table-cell>
          <table:table-cell table:style-name="ce15" table:formula="of:=[.B752]/[.$B$1]" office:value-type="float" office:value="1.41935483870968" calcext:value-type="float">
            <text:p>1,42</text:p>
          </table:table-cell>
          <table:table-cell table:style-name="ce15" table:formula="of:=[.F751]+[.E752]" office:value-type="float" office:value="1071.22580645162" calcext:value-type="float">
            <text:p>1071,23</text:p>
          </table:table-cell>
        </table:table-row>
        <table:table-row table:style-name="ro1">
          <table:table-cell table:style-name="ce13" office:value-type="float" office:value="751" calcext:value-type="float">
            <text:p>75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cessViewerFragment_11_RandomActionIntentDefinitionOperatorMutator</text:p>
          </table:table-cell>
          <table:table-cell table:style-name="ce13" table:formula="of:=[.D752]+[.B753]" office:value-type="float" office:value="33252" calcext:value-type="float">
            <text:p>33252</text:p>
          </table:table-cell>
          <table:table-cell table:style-name="ce15" table:formula="of:=[.B753]/[.$B$1]" office:value-type="float" office:value="1.41935483870968" calcext:value-type="float">
            <text:p>1,42</text:p>
          </table:table-cell>
          <table:table-cell table:style-name="ce15" table:formula="of:=[.F752]+[.E753]" office:value-type="float" office:value="1072.64516129033" calcext:value-type="float">
            <text:p>1072,65</text:p>
          </table:table-cell>
        </table:table-row>
        <table:table-row table:style-name="ro1">
          <table:table-cell table:style-name="ce13" office:value-type="float" office:value="752" calcext:value-type="float">
            <text:p>75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cessViewerFragment_12_NullIntentOperatorMutator</text:p>
          </table:table-cell>
          <table:table-cell table:style-name="ce13" table:formula="of:=[.D753]+[.B754]" office:value-type="float" office:value="33296" calcext:value-type="float">
            <text:p>33296</text:p>
          </table:table-cell>
          <table:table-cell table:style-name="ce15" table:formula="of:=[.B754]/[.$B$1]" office:value-type="float" office:value="1.41935483870968" calcext:value-type="float">
            <text:p>1,42</text:p>
          </table:table-cell>
          <table:table-cell table:style-name="ce15" table:formula="of:=[.F753]+[.E754]" office:value-type="float" office:value="1074.06451612904" calcext:value-type="float">
            <text:p>1074,06</text:p>
          </table:table-cell>
        </table:table-row>
        <table:table-row table:style-name="ro1">
          <table:table-cell table:style-name="ce13" office:value-type="float" office:value="753" calcext:value-type="float">
            <text:p>75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ProcessViewerFragment_13_InvalidKeyIntentOperatorMutator</text:p>
          </table:table-cell>
          <table:table-cell table:style-name="ce13" table:formula="of:=[.D754]+[.B755]" office:value-type="float" office:value="33341" calcext:value-type="float">
            <text:p>33341</text:p>
          </table:table-cell>
          <table:table-cell table:style-name="ce15" table:formula="of:=[.B755]/[.$B$1]" office:value-type="float" office:value="1.45161290322581" calcext:value-type="float">
            <text:p>1,45</text:p>
          </table:table-cell>
          <table:table-cell table:style-name="ce15" table:formula="of:=[.F754]+[.E755]" office:value-type="float" office:value="1075.51612903226" calcext:value-type="float">
            <text:p>1075,52</text:p>
          </table:table-cell>
        </table:table-row>
        <table:table-row table:style-name="ro1">
          <table:table-cell table:style-name="ce13" office:value-type="float" office:value="754" calcext:value-type="float">
            <text:p>75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cessViewerFragment_14_RandomActionIntentDefinitionOperatorMutator</text:p>
          </table:table-cell>
          <table:table-cell table:style-name="ce13" table:formula="of:=[.D755]+[.B756]" office:value-type="float" office:value="33385" calcext:value-type="float">
            <text:p>33385</text:p>
          </table:table-cell>
          <table:table-cell table:style-name="ce15" table:formula="of:=[.B756]/[.$B$1]" office:value-type="float" office:value="1.41935483870968" calcext:value-type="float">
            <text:p>1,42</text:p>
          </table:table-cell>
          <table:table-cell table:style-name="ce15" table:formula="of:=[.F755]+[.E756]" office:value-type="float" office:value="1076.93548387097" calcext:value-type="float">
            <text:p>1076,94</text:p>
          </table:table-cell>
        </table:table-row>
        <table:table-row table:style-name="ro1">
          <table:table-cell table:style-name="ce13" office:value-type="float" office:value="755" calcext:value-type="float">
            <text:p>75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rocessViewerFragment_15_BuggyGUIListenerOperatorMutator</text:p>
          </table:table-cell>
          <table:table-cell table:style-name="ce13" table:formula="of:=[.D756]+[.B757]" office:value-type="float" office:value="33429" calcext:value-type="float">
            <text:p>33429</text:p>
          </table:table-cell>
          <table:table-cell table:style-name="ce15" table:formula="of:=[.B757]/[.$B$1]" office:value-type="float" office:value="1.41935483870968" calcext:value-type="float">
            <text:p>1,42</text:p>
          </table:table-cell>
          <table:table-cell table:style-name="ce15" table:formula="of:=[.F756]+[.E757]" office:value-type="float" office:value="1078.35483870968" calcext:value-type="float">
            <text:p>1078,35</text:p>
          </table:table-cell>
        </table:table-row>
        <table:table-row table:style-name="ro1">
          <table:table-cell table:style-name="ce13" office:value-type="float" office:value="756" calcext:value-type="float">
            <text:p>75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tpNotification_0_NullIntentOperatorMutator</text:p>
          </table:table-cell>
          <table:table-cell table:style-name="ce13" table:formula="of:=[.D757]+[.B758]" office:value-type="float" office:value="33474" calcext:value-type="float">
            <text:p>33474</text:p>
          </table:table-cell>
          <table:table-cell table:style-name="ce15" table:formula="of:=[.B758]/[.$B$1]" office:value-type="float" office:value="1.45161290322581" calcext:value-type="float">
            <text:p>1,45</text:p>
          </table:table-cell>
          <table:table-cell table:style-name="ce15" table:formula="of:=[.F757]+[.E758]" office:value-type="float" office:value="1079.80645161291" calcext:value-type="float">
            <text:p>1079,81</text:p>
          </table:table-cell>
        </table:table-row>
        <table:table-row table:style-name="ro1">
          <table:table-cell table:style-name="ce13" office:value-type="float" office:value="757" calcext:value-type="float">
            <text:p>75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tpNotification_1_InvalidKeyIntentOperatorMutator</text:p>
          </table:table-cell>
          <table:table-cell table:style-name="ce13" table:formula="of:=[.D758]+[.B759]" office:value-type="float" office:value="33518" calcext:value-type="float">
            <text:p>33518</text:p>
          </table:table-cell>
          <table:table-cell table:style-name="ce15" table:formula="of:=[.B759]/[.$B$1]" office:value-type="float" office:value="1.41935483870968" calcext:value-type="float">
            <text:p>1,42</text:p>
          </table:table-cell>
          <table:table-cell table:style-name="ce15" table:formula="of:=[.F758]+[.E759]" office:value-type="float" office:value="1081.22580645162" calcext:value-type="float">
            <text:p>1081,23</text:p>
          </table:table-cell>
        </table:table-row>
        <table:table-row table:style-name="ro1">
          <table:table-cell table:style-name="ce13" office:value-type="float" office:value="758" calcext:value-type="float">
            <text:p>75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tpNotification_2_RandomActionIntentDefinitionOperatorMutator</text:p>
          </table:table-cell>
          <table:table-cell table:style-name="ce13" table:formula="of:=[.D759]+[.B760]" office:value-type="float" office:value="33562" calcext:value-type="float">
            <text:p>33562</text:p>
          </table:table-cell>
          <table:table-cell table:style-name="ce15" table:formula="of:=[.B760]/[.$B$1]" office:value-type="float" office:value="1.41935483870968" calcext:value-type="float">
            <text:p>1,42</text:p>
          </table:table-cell>
          <table:table-cell table:style-name="ce15" table:formula="of:=[.F759]+[.E760]" office:value-type="float" office:value="1082.64516129033" calcext:value-type="float">
            <text:p>1082,65</text:p>
          </table:table-cell>
        </table:table-row>
        <table:table-row table:style-name="ro1">
          <table:table-cell table:style-name="ce13" office:value-type="float" office:value="759" calcext:value-type="float">
            <text:p>75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tpNotification_3_RandomActionIntentDefinitionOperatorMutator</text:p>
          </table:table-cell>
          <table:table-cell table:style-name="ce13" table:formula="of:=[.D760]+[.B761]" office:value-type="float" office:value="33606" calcext:value-type="float">
            <text:p>33606</text:p>
          </table:table-cell>
          <table:table-cell table:style-name="ce15" table:formula="of:=[.B761]/[.$B$1]" office:value-type="float" office:value="1.41935483870968" calcext:value-type="float">
            <text:p>1,42</text:p>
          </table:table-cell>
          <table:table-cell table:style-name="ce15" table:formula="of:=[.F760]+[.E761]" office:value-type="float" office:value="1084.06451612904" calcext:value-type="float">
            <text:p>1084,06</text:p>
          </table:table-cell>
        </table:table-row>
        <table:table-row table:style-name="ro1">
          <table:table-cell table:style-name="ce13" office:value-type="float" office:value="760" calcext:value-type="float">
            <text:p>76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tpNotification_4_RandomActionIntentDefinitionOperatorMutator</text:p>
          </table:table-cell>
          <table:table-cell table:style-name="ce13" table:formula="of:=[.D761]+[.B762]" office:value-type="float" office:value="33650" calcext:value-type="float">
            <text:p>33650</text:p>
          </table:table-cell>
          <table:table-cell table:style-name="ce15" table:formula="of:=[.B762]/[.$B$1]" office:value-type="float" office:value="1.41935483870968" calcext:value-type="float">
            <text:p>1,42</text:p>
          </table:table-cell>
          <table:table-cell table:style-name="ce15" table:formula="of:=[.F761]+[.E762]" office:value-type="float" office:value="1085.48387096775" calcext:value-type="float">
            <text:p>1085,48</text:p>
          </table:table-cell>
        </table:table-row>
        <table:table-row table:style-name="ro1">
          <table:table-cell table:style-name="ce13" office:value-type="float" office:value="761" calcext:value-type="float">
            <text:p>76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0_InvalidViewFocusOperatorMutator</text:p>
          </table:table-cell>
          <table:table-cell table:style-name="ce13" table:formula="of:=[.D762]+[.B763]" office:value-type="float" office:value="33695" calcext:value-type="float">
            <text:p>33695</text:p>
          </table:table-cell>
          <table:table-cell table:style-name="ce15" table:formula="of:=[.B763]/[.$B$1]" office:value-type="float" office:value="1.45161290322581" calcext:value-type="float">
            <text:p>1,45</text:p>
          </table:table-cell>
          <table:table-cell table:style-name="ce15" table:formula="of:=[.F762]+[.E763]" office:value-type="float" office:value="1086.93548387097" calcext:value-type="float">
            <text:p>1086,94</text:p>
          </table:table-cell>
        </table:table-row>
        <table:table-row table:style-name="ro1">
          <table:table-cell table:style-name="ce13" office:value-type="float" office:value="762" calcext:value-type="float">
            <text:p>76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1_ViewComponentNotVisibleOperatorMutator</text:p>
          </table:table-cell>
          <table:table-cell table:style-name="ce13" table:formula="of:=[.D763]+[.B764]" office:value-type="float" office:value="33740" calcext:value-type="float">
            <text:p>33740</text:p>
          </table:table-cell>
          <table:table-cell table:style-name="ce15" table:formula="of:=[.B764]/[.$B$1]" office:value-type="float" office:value="1.45161290322581" calcext:value-type="float">
            <text:p>1,45</text:p>
          </table:table-cell>
          <table:table-cell table:style-name="ce15" table:formula="of:=[.F763]+[.E764]" office:value-type="float" office:value="1088.3870967742" calcext:value-type="float">
            <text:p>1088,39</text:p>
          </table:table-cell>
        </table:table-row>
        <table:table-row table:style-name="ro1">
          <table:table-cell table:style-name="ce13" office:value-type="float" office:value="763" calcext:value-type="float">
            <text:p>76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2_InvalidViewFocusOperatorMutator</text:p>
          </table:table-cell>
          <table:table-cell table:style-name="ce13" table:formula="of:=[.D764]+[.B765]" office:value-type="float" office:value="33785" calcext:value-type="float">
            <text:p>33785</text:p>
          </table:table-cell>
          <table:table-cell table:style-name="ce15" table:formula="of:=[.B765]/[.$B$1]" office:value-type="float" office:value="1.45161290322581" calcext:value-type="float">
            <text:p>1,45</text:p>
          </table:table-cell>
          <table:table-cell table:style-name="ce15" table:formula="of:=[.F764]+[.E765]" office:value-type="float" office:value="1089.83870967742" calcext:value-type="float">
            <text:p>1089,84</text:p>
          </table:table-cell>
        </table:table-row>
        <table:table-row table:style-name="ro1">
          <table:table-cell table:style-name="ce13" office:value-type="float" office:value="764" calcext:value-type="float">
            <text:p>76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BottomBar_3_ViewComponentNotVisibleOperatorMutator</text:p>
          </table:table-cell>
          <table:table-cell table:style-name="ce13" table:formula="of:=[.D765]+[.B766]" office:value-type="float" office:value="33831" calcext:value-type="float">
            <text:p>33831</text:p>
          </table:table-cell>
          <table:table-cell table:style-name="ce15" table:formula="of:=[.B766]/[.$B$1]" office:value-type="float" office:value="1.48387096774194" calcext:value-type="float">
            <text:p>1,48</text:p>
          </table:table-cell>
          <table:table-cell table:style-name="ce15" table:formula="of:=[.F765]+[.E766]" office:value-type="float" office:value="1091.32258064517" calcext:value-type="float">
            <text:p>1091,32</text:p>
          </table:table-cell>
        </table:table-row>
        <table:table-row table:style-name="ro1">
          <table:table-cell table:style-name="ce13" office:value-type="float" office:value="765" calcext:value-type="float">
            <text:p>76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BottomBar_4_InvalidViewFocusOperatorMutator</text:p>
          </table:table-cell>
          <table:table-cell table:style-name="ce13" table:formula="of:=[.D766]+[.B767]" office:value-type="float" office:value="33875" calcext:value-type="float">
            <text:p>33875</text:p>
          </table:table-cell>
          <table:table-cell table:style-name="ce15" table:formula="of:=[.B767]/[.$B$1]" office:value-type="float" office:value="1.41935483870968" calcext:value-type="float">
            <text:p>1,42</text:p>
          </table:table-cell>
          <table:table-cell table:style-name="ce15" table:formula="of:=[.F766]+[.E767]" office:value-type="float" office:value="1092.74193548388" calcext:value-type="float">
            <text:p>1092,74</text:p>
          </table:table-cell>
        </table:table-row>
        <table:table-row table:style-name="ro1">
          <table:table-cell table:style-name="ce13" office:value-type="float" office:value="766" calcext:value-type="float">
            <text:p>76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BottomBar_5_ViewComponentNotVisibleOperatorMutator</text:p>
          </table:table-cell>
          <table:table-cell table:style-name="ce13" table:formula="of:=[.D767]+[.B768]" office:value-type="float" office:value="33919" calcext:value-type="float">
            <text:p>33919</text:p>
          </table:table-cell>
          <table:table-cell table:style-name="ce15" table:formula="of:=[.B768]/[.$B$1]" office:value-type="float" office:value="1.41935483870968" calcext:value-type="float">
            <text:p>1,42</text:p>
          </table:table-cell>
          <table:table-cell table:style-name="ce15" table:formula="of:=[.F767]+[.E768]" office:value-type="float" office:value="1094.16129032258" calcext:value-type="float">
            <text:p>1094,16</text:p>
          </table:table-cell>
        </table:table-row>
        <table:table-row table:style-name="ro1">
          <table:table-cell table:style-name="ce13" office:value-type="float" office:value="767" calcext:value-type="float">
            <text:p>76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6_InvalidViewFocusOperatorMutator</text:p>
          </table:table-cell>
          <table:table-cell table:style-name="ce13" table:formula="of:=[.D768]+[.B769]" office:value-type="float" office:value="33964" calcext:value-type="float">
            <text:p>33964</text:p>
          </table:table-cell>
          <table:table-cell table:style-name="ce15" table:formula="of:=[.B769]/[.$B$1]" office:value-type="float" office:value="1.45161290322581" calcext:value-type="float">
            <text:p>1,45</text:p>
          </table:table-cell>
          <table:table-cell table:style-name="ce15" table:formula="of:=[.F768]+[.E769]" office:value-type="float" office:value="1095.61290322581" calcext:value-type="float">
            <text:p>1095,61</text:p>
          </table:table-cell>
        </table:table-row>
        <table:table-row table:style-name="ro1">
          <table:table-cell table:style-name="ce13" office:value-type="float" office:value="768" calcext:value-type="float">
            <text:p>768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BottomBar_7_ViewComponentNotVisibleOperatorMutator</text:p>
          </table:table-cell>
          <table:table-cell table:style-name="ce13" table:formula="of:=[.D769]+[.B770]" office:value-type="float" office:value="34010" calcext:value-type="float">
            <text:p>34010</text:p>
          </table:table-cell>
          <table:table-cell table:style-name="ce15" table:formula="of:=[.B770]/[.$B$1]" office:value-type="float" office:value="1.48387096774194" calcext:value-type="float">
            <text:p>1,48</text:p>
          </table:table-cell>
          <table:table-cell table:style-name="ce15" table:formula="of:=[.F769]+[.E770]" office:value-type="float" office:value="1097.09677419355" calcext:value-type="float">
            <text:p>1097,10</text:p>
          </table:table-cell>
        </table:table-row>
        <table:table-row table:style-name="ro1">
          <table:table-cell table:style-name="ce13" office:value-type="float" office:value="769" calcext:value-type="float">
            <text:p>76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8_InvalidViewFocusOperatorMutator</text:p>
          </table:table-cell>
          <table:table-cell table:style-name="ce13" table:formula="of:=[.D770]+[.B771]" office:value-type="float" office:value="34055" calcext:value-type="float">
            <text:p>34055</text:p>
          </table:table-cell>
          <table:table-cell table:style-name="ce15" table:formula="of:=[.B771]/[.$B$1]" office:value-type="float" office:value="1.45161290322581" calcext:value-type="float">
            <text:p>1,45</text:p>
          </table:table-cell>
          <table:table-cell table:style-name="ce15" table:formula="of:=[.F770]+[.E771]" office:value-type="float" office:value="1098.54838709678" calcext:value-type="float">
            <text:p>1098,55</text:p>
          </table:table-cell>
        </table:table-row>
        <table:table-row table:style-name="ro1">
          <table:table-cell table:style-name="ce13" office:value-type="float" office:value="770" calcext:value-type="float">
            <text:p>77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9_ViewComponentNotVisibleOperatorMutator</text:p>
          </table:table-cell>
          <table:table-cell table:style-name="ce13" table:formula="of:=[.D771]+[.B772]" office:value-type="float" office:value="34100" calcext:value-type="float">
            <text:p>34100</text:p>
          </table:table-cell>
          <table:table-cell table:style-name="ce15" table:formula="of:=[.B772]/[.$B$1]" office:value-type="float" office:value="1.45161290322581" calcext:value-type="float">
            <text:p>1,45</text:p>
          </table:table-cell>
          <table:table-cell table:style-name="ce15" table:formula="of:=[.F771]+[.E772]" office:value-type="float" office:value="1100" calcext:value-type="float">
            <text:p>1100,00</text:p>
          </table:table-cell>
        </table:table-row>
        <table:table-row table:style-name="ro1">
          <table:table-cell table:style-name="ce13" office:value-type="float" office:value="771" calcext:value-type="float">
            <text:p>77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10_InvalidViewFocusOperatorMutator</text:p>
          </table:table-cell>
          <table:table-cell table:style-name="ce13" table:formula="of:=[.D772]+[.B773]" office:value-type="float" office:value="34145" calcext:value-type="float">
            <text:p>34145</text:p>
          </table:table-cell>
          <table:table-cell table:style-name="ce15" table:formula="of:=[.B773]/[.$B$1]" office:value-type="float" office:value="1.45161290322581" calcext:value-type="float">
            <text:p>1,45</text:p>
          </table:table-cell>
          <table:table-cell table:style-name="ce15" table:formula="of:=[.F772]+[.E773]" office:value-type="float" office:value="1101.45161290323" calcext:value-type="float">
            <text:p>1101,45</text:p>
          </table:table-cell>
        </table:table-row>
        <table:table-row table:style-name="ro1">
          <table:table-cell table:style-name="ce13" office:value-type="float" office:value="772" calcext:value-type="float">
            <text:p>77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11_ViewComponentNotVisibleOperatorMutator</text:p>
          </table:table-cell>
          <table:table-cell table:style-name="ce13" table:formula="of:=[.D773]+[.B774]" office:value-type="float" office:value="34190" calcext:value-type="float">
            <text:p>34190</text:p>
          </table:table-cell>
          <table:table-cell table:style-name="ce15" table:formula="of:=[.B774]/[.$B$1]" office:value-type="float" office:value="1.45161290322581" calcext:value-type="float">
            <text:p>1,45</text:p>
          </table:table-cell>
          <table:table-cell table:style-name="ce15" table:formula="of:=[.F773]+[.E774]" office:value-type="float" office:value="1102.90322580646" calcext:value-type="float">
            <text:p>1102,90</text:p>
          </table:table-cell>
        </table:table-row>
        <table:table-row table:style-name="ro1">
          <table:table-cell table:style-name="ce13" office:value-type="float" office:value="773" calcext:value-type="float">
            <text:p>77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12_InvalidViewFocusOperatorMutator</text:p>
          </table:table-cell>
          <table:table-cell table:style-name="ce13" table:formula="of:=[.D774]+[.B775]" office:value-type="float" office:value="34235" calcext:value-type="float">
            <text:p>34235</text:p>
          </table:table-cell>
          <table:table-cell table:style-name="ce15" table:formula="of:=[.B775]/[.$B$1]" office:value-type="float" office:value="1.45161290322581" calcext:value-type="float">
            <text:p>1,45</text:p>
          </table:table-cell>
          <table:table-cell table:style-name="ce15" table:formula="of:=[.F774]+[.E775]" office:value-type="float" office:value="1104.35483870968" calcext:value-type="float">
            <text:p>1104,35</text:p>
          </table:table-cell>
        </table:table-row>
        <table:table-row table:style-name="ro1">
          <table:table-cell table:style-name="ce13" office:value-type="float" office:value="774" calcext:value-type="float">
            <text:p>77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13_ViewComponentNotVisibleOperatorMutator</text:p>
          </table:table-cell>
          <table:table-cell table:style-name="ce13" table:formula="of:=[.D775]+[.B776]" office:value-type="float" office:value="34280" calcext:value-type="float">
            <text:p>34280</text:p>
          </table:table-cell>
          <table:table-cell table:style-name="ce15" table:formula="of:=[.B776]/[.$B$1]" office:value-type="float" office:value="1.45161290322581" calcext:value-type="float">
            <text:p>1,45</text:p>
          </table:table-cell>
          <table:table-cell table:style-name="ce15" table:formula="of:=[.F775]+[.E776]" office:value-type="float" office:value="1105.80645161291" calcext:value-type="float">
            <text:p>1105,81</text:p>
          </table:table-cell>
        </table:table-row>
        <table:table-row table:style-name="ro1">
          <table:table-cell table:style-name="ce13" office:value-type="float" office:value="775" calcext:value-type="float">
            <text:p>77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14_InvalidViewFocusOperatorMutator</text:p>
          </table:table-cell>
          <table:table-cell table:style-name="ce13" table:formula="of:=[.D776]+[.B777]" office:value-type="float" office:value="34325" calcext:value-type="float">
            <text:p>34325</text:p>
          </table:table-cell>
          <table:table-cell table:style-name="ce15" table:formula="of:=[.B777]/[.$B$1]" office:value-type="float" office:value="1.45161290322581" calcext:value-type="float">
            <text:p>1,45</text:p>
          </table:table-cell>
          <table:table-cell table:style-name="ce15" table:formula="of:=[.F776]+[.E777]" office:value-type="float" office:value="1107.25806451613" calcext:value-type="float">
            <text:p>1107,26</text:p>
          </table:table-cell>
        </table:table-row>
        <table:table-row table:style-name="ro1">
          <table:table-cell table:style-name="ce13" office:value-type="float" office:value="776" calcext:value-type="float">
            <text:p>77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15_ViewComponentNotVisibleOperatorMutator</text:p>
          </table:table-cell>
          <table:table-cell table:style-name="ce13" table:formula="of:=[.D777]+[.B778]" office:value-type="float" office:value="34370" calcext:value-type="float">
            <text:p>34370</text:p>
          </table:table-cell>
          <table:table-cell table:style-name="ce15" table:formula="of:=[.B778]/[.$B$1]" office:value-type="float" office:value="1.45161290322581" calcext:value-type="float">
            <text:p>1,45</text:p>
          </table:table-cell>
          <table:table-cell table:style-name="ce15" table:formula="of:=[.F777]+[.E778]" office:value-type="float" office:value="1108.70967741936" calcext:value-type="float">
            <text:p>1108,71</text:p>
          </table:table-cell>
        </table:table-row>
        <table:table-row table:style-name="ro1">
          <table:table-cell table:style-name="ce13" office:value-type="float" office:value="777" calcext:value-type="float">
            <text:p>77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16_BuggyGUIListenerOperatorMutator</text:p>
          </table:table-cell>
          <table:table-cell table:style-name="ce13" table:formula="of:=[.D778]+[.B779]" office:value-type="float" office:value="34415" calcext:value-type="float">
            <text:p>34415</text:p>
          </table:table-cell>
          <table:table-cell table:style-name="ce15" table:formula="of:=[.B779]/[.$B$1]" office:value-type="float" office:value="1.45161290322581" calcext:value-type="float">
            <text:p>1,45</text:p>
          </table:table-cell>
          <table:table-cell table:style-name="ce15" table:formula="of:=[.F778]+[.E779]" office:value-type="float" office:value="1110.16129032259" calcext:value-type="float">
            <text:p>1110,16</text:p>
          </table:table-cell>
        </table:table-row>
        <table:table-row table:style-name="ro1">
          <table:table-cell table:style-name="ce13" office:value-type="float" office:value="778" calcext:value-type="float">
            <text:p>77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17_BuggyGUIListenerOperatorMutator</text:p>
          </table:table-cell>
          <table:table-cell table:style-name="ce13" table:formula="of:=[.D779]+[.B780]" office:value-type="float" office:value="34460" calcext:value-type="float">
            <text:p>34460</text:p>
          </table:table-cell>
          <table:table-cell table:style-name="ce15" table:formula="of:=[.B780]/[.$B$1]" office:value-type="float" office:value="1.45161290322581" calcext:value-type="float">
            <text:p>1,45</text:p>
          </table:table-cell>
          <table:table-cell table:style-name="ce15" table:formula="of:=[.F779]+[.E780]" office:value-type="float" office:value="1111.61290322581" calcext:value-type="float">
            <text:p>1111,61</text:p>
          </table:table-cell>
        </table:table-row>
        <table:table-row table:style-name="ro1">
          <table:table-cell table:style-name="ce13" office:value-type="float" office:value="779" calcext:value-type="float">
            <text:p>77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18_BuggyGUIListenerOperatorMutator</text:p>
          </table:table-cell>
          <table:table-cell table:style-name="ce13" table:formula="of:=[.D780]+[.B781]" office:value-type="float" office:value="34505" calcext:value-type="float">
            <text:p>34505</text:p>
          </table:table-cell>
          <table:table-cell table:style-name="ce15" table:formula="of:=[.B781]/[.$B$1]" office:value-type="float" office:value="1.45161290322581" calcext:value-type="float">
            <text:p>1,45</text:p>
          </table:table-cell>
          <table:table-cell table:style-name="ce15" table:formula="of:=[.F780]+[.E781]" office:value-type="float" office:value="1113.06451612904" calcext:value-type="float">
            <text:p>1113,06</text:p>
          </table:table-cell>
        </table:table-row>
        <table:table-row table:style-name="ro1">
          <table:table-cell table:style-name="ce13" office:value-type="float" office:value="780" calcext:value-type="float">
            <text:p>78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BottomBar_19_BinaryMutator</text:p>
          </table:table-cell>
          <table:table-cell table:style-name="ce13" table:formula="of:=[.D781]+[.B782]" office:value-type="float" office:value="34550" calcext:value-type="float">
            <text:p>34550</text:p>
          </table:table-cell>
          <table:table-cell table:style-name="ce15" table:formula="of:=[.B782]/[.$B$1]" office:value-type="float" office:value="1.45161290322581" calcext:value-type="float">
            <text:p>1,45</text:p>
          </table:table-cell>
          <table:table-cell table:style-name="ce15" table:formula="of:=[.F781]+[.E782]" office:value-type="float" office:value="1114.51612903226" calcext:value-type="float">
            <text:p>1114,52</text:p>
          </table:table-cell>
        </table:table-row>
        <table:table-row table:style-name="ro1">
          <table:table-cell table:style-name="ce13" office:value-type="float" office:value="781" calcext:value-type="float">
            <text:p>78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AppBar_0_InvalidViewFocusOperatorMutator</text:p>
          </table:table-cell>
          <table:table-cell table:style-name="ce13" table:formula="of:=[.D782]+[.B783]" office:value-type="float" office:value="34595" calcext:value-type="float">
            <text:p>34595</text:p>
          </table:table-cell>
          <table:table-cell table:style-name="ce15" table:formula="of:=[.B783]/[.$B$1]" office:value-type="float" office:value="1.45161290322581" calcext:value-type="float">
            <text:p>1,45</text:p>
          </table:table-cell>
          <table:table-cell table:style-name="ce15" table:formula="of:=[.F782]+[.E783]" office:value-type="float" office:value="1115.96774193549" calcext:value-type="float">
            <text:p>1115,97</text:p>
          </table:table-cell>
        </table:table-row>
        <table:table-row table:style-name="ro1">
          <table:table-cell table:style-name="ce13" office:value-type="float" office:value="782" calcext:value-type="float">
            <text:p>78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AppBar_1_ViewComponentNotVisibleOperatorMutator</text:p>
          </table:table-cell>
          <table:table-cell table:style-name="ce13" table:formula="of:=[.D783]+[.B784]" office:value-type="float" office:value="34640" calcext:value-type="float">
            <text:p>34640</text:p>
          </table:table-cell>
          <table:table-cell table:style-name="ce15" table:formula="of:=[.B784]/[.$B$1]" office:value-type="float" office:value="1.45161290322581" calcext:value-type="float">
            <text:p>1,45</text:p>
          </table:table-cell>
          <table:table-cell table:style-name="ce15" table:formula="of:=[.F783]+[.E784]" office:value-type="float" office:value="1117.41935483871" calcext:value-type="float">
            <text:p>1117,42</text:p>
          </table:table-cell>
        </table:table-row>
        <table:table-row table:style-name="ro1">
          <table:table-cell table:style-name="ce13" office:value-type="float" office:value="783" calcext:value-type="float">
            <text:p>78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AppBar_2_InvalidViewFocusOperatorMutator</text:p>
          </table:table-cell>
          <table:table-cell table:style-name="ce13" table:formula="of:=[.D784]+[.B785]" office:value-type="float" office:value="34685" calcext:value-type="float">
            <text:p>34685</text:p>
          </table:table-cell>
          <table:table-cell table:style-name="ce15" table:formula="of:=[.B785]/[.$B$1]" office:value-type="float" office:value="1.45161290322581" calcext:value-type="float">
            <text:p>1,45</text:p>
          </table:table-cell>
          <table:table-cell table:style-name="ce15" table:formula="of:=[.F784]+[.E785]" office:value-type="float" office:value="1118.87096774194" calcext:value-type="float">
            <text:p>1118,87</text:p>
          </table:table-cell>
        </table:table-row>
        <table:table-row table:style-name="ro1">
          <table:table-cell table:style-name="ce13" office:value-type="float" office:value="784" calcext:value-type="float">
            <text:p>78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AppBar_3_ViewComponentNotVisibleOperatorMutator</text:p>
          </table:table-cell>
          <table:table-cell table:style-name="ce13" table:formula="of:=[.D785]+[.B786]" office:value-type="float" office:value="34730" calcext:value-type="float">
            <text:p>34730</text:p>
          </table:table-cell>
          <table:table-cell table:style-name="ce15" table:formula="of:=[.B786]/[.$B$1]" office:value-type="float" office:value="1.45161290322581" calcext:value-type="float">
            <text:p>1,45</text:p>
          </table:table-cell>
          <table:table-cell table:style-name="ce15" table:formula="of:=[.F785]+[.E786]" office:value-type="float" office:value="1120.32258064517" calcext:value-type="float">
            <text:p>1120,32</text:p>
          </table:table-cell>
        </table:table-row>
        <table:table-row table:style-name="ro1">
          <table:table-cell table:style-name="ce13" office:value-type="float" office:value="785" calcext:value-type="float">
            <text:p>78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0_InvalidViewFocusOperatorMutator</text:p>
          </table:table-cell>
          <table:table-cell table:style-name="ce13" table:formula="of:=[.D786]+[.B787]" office:value-type="float" office:value="34775" calcext:value-type="float">
            <text:p>34775</text:p>
          </table:table-cell>
          <table:table-cell table:style-name="ce15" table:formula="of:=[.B787]/[.$B$1]" office:value-type="float" office:value="1.45161290322581" calcext:value-type="float">
            <text:p>1,45</text:p>
          </table:table-cell>
          <table:table-cell table:style-name="ce15" table:formula="of:=[.F786]+[.E787]" office:value-type="float" office:value="1121.77419354839" calcext:value-type="float">
            <text:p>1121,77</text:p>
          </table:table-cell>
        </table:table-row>
        <table:table-row table:style-name="ro1">
          <table:table-cell table:style-name="ce13" office:value-type="float" office:value="786" calcext:value-type="float">
            <text:p>78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1_ViewComponentNotVisibleOperatorMutator</text:p>
          </table:table-cell>
          <table:table-cell table:style-name="ce13" table:formula="of:=[.D787]+[.B788]" office:value-type="float" office:value="34820" calcext:value-type="float">
            <text:p>34820</text:p>
          </table:table-cell>
          <table:table-cell table:style-name="ce15" table:formula="of:=[.B788]/[.$B$1]" office:value-type="float" office:value="1.45161290322581" calcext:value-type="float">
            <text:p>1,45</text:p>
          </table:table-cell>
          <table:table-cell table:style-name="ce15" table:formula="of:=[.F787]+[.E788]" office:value-type="float" office:value="1123.22580645162" calcext:value-type="float">
            <text:p>1123,23</text:p>
          </table:table-cell>
        </table:table-row>
        <table:table-row table:style-name="ro1">
          <table:table-cell table:style-name="ce13" office:value-type="float" office:value="787" calcext:value-type="float">
            <text:p>78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2_InvalidViewFocusOperatorMutator</text:p>
          </table:table-cell>
          <table:table-cell table:style-name="ce13" table:formula="of:=[.D788]+[.B789]" office:value-type="float" office:value="34865" calcext:value-type="float">
            <text:p>34865</text:p>
          </table:table-cell>
          <table:table-cell table:style-name="ce15" table:formula="of:=[.B789]/[.$B$1]" office:value-type="float" office:value="1.45161290322581" calcext:value-type="float">
            <text:p>1,45</text:p>
          </table:table-cell>
          <table:table-cell table:style-name="ce15" table:formula="of:=[.F788]+[.E789]" office:value-type="float" office:value="1124.67741935484" calcext:value-type="float">
            <text:p>1124,68</text:p>
          </table:table-cell>
        </table:table-row>
        <table:table-row table:style-name="ro1">
          <table:table-cell table:style-name="ce13" office:value-type="float" office:value="788" calcext:value-type="float">
            <text:p>78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3_ViewComponentNotVisibleOperatorMutator</text:p>
          </table:table-cell>
          <table:table-cell table:style-name="ce13" table:formula="of:=[.D789]+[.B790]" office:value-type="float" office:value="34910" calcext:value-type="float">
            <text:p>34910</text:p>
          </table:table-cell>
          <table:table-cell table:style-name="ce15" table:formula="of:=[.B790]/[.$B$1]" office:value-type="float" office:value="1.45161290322581" calcext:value-type="float">
            <text:p>1,45</text:p>
          </table:table-cell>
          <table:table-cell table:style-name="ce15" table:formula="of:=[.F789]+[.E790]" office:value-type="float" office:value="1126.12903225807" calcext:value-type="float">
            <text:p>1126,13</text:p>
          </table:table-cell>
        </table:table-row>
        <table:table-row table:style-name="ro1">
          <table:table-cell table:style-name="ce13" office:value-type="float" office:value="789" calcext:value-type="float">
            <text:p>78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4_InvalidViewFocusOperatorMutator</text:p>
          </table:table-cell>
          <table:table-cell table:style-name="ce13" table:formula="of:=[.D790]+[.B791]" office:value-type="float" office:value="34955" calcext:value-type="float">
            <text:p>34955</text:p>
          </table:table-cell>
          <table:table-cell table:style-name="ce15" table:formula="of:=[.B791]/[.$B$1]" office:value-type="float" office:value="1.45161290322581" calcext:value-type="float">
            <text:p>1,45</text:p>
          </table:table-cell>
          <table:table-cell table:style-name="ce15" table:formula="of:=[.F790]+[.E791]" office:value-type="float" office:value="1127.5806451613" calcext:value-type="float">
            <text:p>1127,58</text:p>
          </table:table-cell>
        </table:table-row>
        <table:table-row table:style-name="ro1">
          <table:table-cell table:style-name="ce13" office:value-type="float" office:value="790" calcext:value-type="float">
            <text:p>79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5_ViewComponentNotVisibleOperatorMutator</text:p>
          </table:table-cell>
          <table:table-cell table:style-name="ce13" table:formula="of:=[.D791]+[.B792]" office:value-type="float" office:value="35000" calcext:value-type="float">
            <text:p>35000</text:p>
          </table:table-cell>
          <table:table-cell table:style-name="ce15" table:formula="of:=[.B792]/[.$B$1]" office:value-type="float" office:value="1.45161290322581" calcext:value-type="float">
            <text:p>1,45</text:p>
          </table:table-cell>
          <table:table-cell table:style-name="ce15" table:formula="of:=[.F791]+[.E792]" office:value-type="float" office:value="1129.03225806452" calcext:value-type="float">
            <text:p>1129,03</text:p>
          </table:table-cell>
        </table:table-row>
        <table:table-row table:style-name="ro1">
          <table:table-cell table:style-name="ce13" office:value-type="float" office:value="791" calcext:value-type="float">
            <text:p>79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6_InvalidViewFocusOperatorMutator</text:p>
          </table:table-cell>
          <table:table-cell table:style-name="ce13" table:formula="of:=[.D792]+[.B793]" office:value-type="float" office:value="35045" calcext:value-type="float">
            <text:p>35045</text:p>
          </table:table-cell>
          <table:table-cell table:style-name="ce15" table:formula="of:=[.B793]/[.$B$1]" office:value-type="float" office:value="1.45161290322581" calcext:value-type="float">
            <text:p>1,45</text:p>
          </table:table-cell>
          <table:table-cell table:style-name="ce15" table:formula="of:=[.F792]+[.E793]" office:value-type="float" office:value="1130.48387096775" calcext:value-type="float">
            <text:p>1130,48</text:p>
          </table:table-cell>
        </table:table-row>
        <table:table-row table:style-name="ro1">
          <table:table-cell table:style-name="ce13" office:value-type="float" office:value="792" calcext:value-type="float">
            <text:p>79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7_ViewComponentNotVisibleOperatorMutator</text:p>
          </table:table-cell>
          <table:table-cell table:style-name="ce13" table:formula="of:=[.D793]+[.B794]" office:value-type="float" office:value="35090" calcext:value-type="float">
            <text:p>35090</text:p>
          </table:table-cell>
          <table:table-cell table:style-name="ce15" table:formula="of:=[.B794]/[.$B$1]" office:value-type="float" office:value="1.45161290322581" calcext:value-type="float">
            <text:p>1,45</text:p>
          </table:table-cell>
          <table:table-cell table:style-name="ce15" table:formula="of:=[.F793]+[.E794]" office:value-type="float" office:value="1131.93548387097" calcext:value-type="float">
            <text:p>1131,94</text:p>
          </table:table-cell>
        </table:table-row>
        <table:table-row table:style-name="ro1">
          <table:table-cell table:style-name="ce13" office:value-type="float" office:value="793" calcext:value-type="float">
            <text:p>79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8_InvalidViewFocusOperatorMutator</text:p>
          </table:table-cell>
          <table:table-cell table:style-name="ce13" table:formula="of:=[.D794]+[.B795]" office:value-type="float" office:value="35135" calcext:value-type="float">
            <text:p>35135</text:p>
          </table:table-cell>
          <table:table-cell table:style-name="ce15" table:formula="of:=[.B795]/[.$B$1]" office:value-type="float" office:value="1.45161290322581" calcext:value-type="float">
            <text:p>1,45</text:p>
          </table:table-cell>
          <table:table-cell table:style-name="ce15" table:formula="of:=[.F794]+[.E795]" office:value-type="float" office:value="1133.3870967742" calcext:value-type="float">
            <text:p>1133,39</text:p>
          </table:table-cell>
        </table:table-row>
        <table:table-row table:style-name="ro1">
          <table:table-cell table:style-name="ce13" office:value-type="float" office:value="794" calcext:value-type="float">
            <text:p>79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9_ViewComponentNotVisibleOperatorMutator</text:p>
          </table:table-cell>
          <table:table-cell table:style-name="ce13" table:formula="of:=[.D795]+[.B796]" office:value-type="float" office:value="35180" calcext:value-type="float">
            <text:p>35180</text:p>
          </table:table-cell>
          <table:table-cell table:style-name="ce15" table:formula="of:=[.B796]/[.$B$1]" office:value-type="float" office:value="1.45161290322581" calcext:value-type="float">
            <text:p>1,45</text:p>
          </table:table-cell>
          <table:table-cell table:style-name="ce15" table:formula="of:=[.F795]+[.E796]" office:value-type="float" office:value="1134.83870967742" calcext:value-type="float">
            <text:p>1134,84</text:p>
          </table:table-cell>
        </table:table-row>
        <table:table-row table:style-name="ro1">
          <table:table-cell table:style-name="ce13" office:value-type="float" office:value="795" calcext:value-type="float">
            <text:p>79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10_InvalidViewFocusOperatorMutator</text:p>
          </table:table-cell>
          <table:table-cell table:style-name="ce13" table:formula="of:=[.D796]+[.B797]" office:value-type="float" office:value="35225" calcext:value-type="float">
            <text:p>35225</text:p>
          </table:table-cell>
          <table:table-cell table:style-name="ce15" table:formula="of:=[.B797]/[.$B$1]" office:value-type="float" office:value="1.45161290322581" calcext:value-type="float">
            <text:p>1,45</text:p>
          </table:table-cell>
          <table:table-cell table:style-name="ce15" table:formula="of:=[.F796]+[.E797]" office:value-type="float" office:value="1136.29032258065" calcext:value-type="float">
            <text:p>1136,29</text:p>
          </table:table-cell>
        </table:table-row>
        <table:table-row table:style-name="ro1">
          <table:table-cell table:style-name="ce13" office:value-type="float" office:value="796" calcext:value-type="float">
            <text:p>79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11_ViewComponentNotVisibleOperatorMutator</text:p>
          </table:table-cell>
          <table:table-cell table:style-name="ce13" table:formula="of:=[.D797]+[.B798]" office:value-type="float" office:value="35270" calcext:value-type="float">
            <text:p>35270</text:p>
          </table:table-cell>
          <table:table-cell table:style-name="ce15" table:formula="of:=[.B798]/[.$B$1]" office:value-type="float" office:value="1.45161290322581" calcext:value-type="float">
            <text:p>1,45</text:p>
          </table:table-cell>
          <table:table-cell table:style-name="ce15" table:formula="of:=[.F797]+[.E798]" office:value-type="float" office:value="1137.74193548388" calcext:value-type="float">
            <text:p>1137,74</text:p>
          </table:table-cell>
        </table:table-row>
        <table:table-row table:style-name="ro1">
          <table:table-cell table:style-name="ce13" office:value-type="float" office:value="797" calcext:value-type="float">
            <text:p>79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12_InvalidViewFocusOperatorMutator</text:p>
          </table:table-cell>
          <table:table-cell table:style-name="ce13" table:formula="of:=[.D798]+[.B799]" office:value-type="float" office:value="35315" calcext:value-type="float">
            <text:p>35315</text:p>
          </table:table-cell>
          <table:table-cell table:style-name="ce15" table:formula="of:=[.B799]/[.$B$1]" office:value-type="float" office:value="1.45161290322581" calcext:value-type="float">
            <text:p>1,45</text:p>
          </table:table-cell>
          <table:table-cell table:style-name="ce15" table:formula="of:=[.F798]+[.E799]" office:value-type="float" office:value="1139.1935483871" calcext:value-type="float">
            <text:p>1139,19</text:p>
          </table:table-cell>
        </table:table-row>
        <table:table-row table:style-name="ro1">
          <table:table-cell table:style-name="ce13" office:value-type="float" office:value="798" calcext:value-type="float">
            <text:p>79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13_ViewComponentNotVisibleOperatorMutator</text:p>
          </table:table-cell>
          <table:table-cell table:style-name="ce13" table:formula="of:=[.D799]+[.B800]" office:value-type="float" office:value="35360" calcext:value-type="float">
            <text:p>35360</text:p>
          </table:table-cell>
          <table:table-cell table:style-name="ce15" table:formula="of:=[.B800]/[.$B$1]" office:value-type="float" office:value="1.45161290322581" calcext:value-type="float">
            <text:p>1,45</text:p>
          </table:table-cell>
          <table:table-cell table:style-name="ce15" table:formula="of:=[.F799]+[.E800]" office:value-type="float" office:value="1140.64516129033" calcext:value-type="float">
            <text:p>1140,65</text:p>
          </table:table-cell>
        </table:table-row>
        <table:table-row table:style-name="ro1">
          <table:table-cell table:style-name="ce13" office:value-type="float" office:value="799" calcext:value-type="float">
            <text:p>79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14_InvalidViewFocusOperatorMutator</text:p>
          </table:table-cell>
          <table:table-cell table:style-name="ce13" table:formula="of:=[.D800]+[.B801]" office:value-type="float" office:value="35405" calcext:value-type="float">
            <text:p>35405</text:p>
          </table:table-cell>
          <table:table-cell table:style-name="ce15" table:formula="of:=[.B801]/[.$B$1]" office:value-type="float" office:value="1.45161290322581" calcext:value-type="float">
            <text:p>1,45</text:p>
          </table:table-cell>
          <table:table-cell table:style-name="ce15" table:formula="of:=[.F800]+[.E801]" office:value-type="float" office:value="1142.09677419355" calcext:value-type="float">
            <text:p>1142,10</text:p>
          </table:table-cell>
        </table:table-row>
        <table:table-row table:style-name="ro1"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15_ViewComponentNotVisibleOperatorMutator</text:p>
          </table:table-cell>
          <table:table-cell table:style-name="ce13" table:formula="of:=[.D801]+[.B802]" office:value-type="float" office:value="35450" calcext:value-type="float">
            <text:p>35450</text:p>
          </table:table-cell>
          <table:table-cell table:style-name="ce15" table:formula="of:=[.B802]/[.$B$1]" office:value-type="float" office:value="1.45161290322581" calcext:value-type="float">
            <text:p>1,45</text:p>
          </table:table-cell>
          <table:table-cell table:style-name="ce15" table:formula="of:=[.F801]+[.E802]" office:value-type="float" office:value="1143.54838709678" calcext:value-type="float">
            <text:p>1143,55</text:p>
          </table:table-cell>
        </table:table-row>
        <table:table-row table:style-name="ro1">
          <table:table-cell table:style-name="ce13" office:value-type="float" office:value="801" calcext:value-type="float">
            <text:p>80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16_InvalidViewFocusOperatorMutator</text:p>
          </table:table-cell>
          <table:table-cell table:style-name="ce13" table:formula="of:=[.D802]+[.B803]" office:value-type="float" office:value="35495" calcext:value-type="float">
            <text:p>35495</text:p>
          </table:table-cell>
          <table:table-cell table:style-name="ce15" table:formula="of:=[.B803]/[.$B$1]" office:value-type="float" office:value="1.45161290322581" calcext:value-type="float">
            <text:p>1,45</text:p>
          </table:table-cell>
          <table:table-cell table:style-name="ce15" table:formula="of:=[.F802]+[.E803]" office:value-type="float" office:value="1145.00000000001" calcext:value-type="float">
            <text:p>1145,00</text:p>
          </table:table-cell>
        </table:table-row>
        <table:table-row table:style-name="ro1">
          <table:table-cell table:style-name="ce13" office:value-type="float" office:value="802" calcext:value-type="float">
            <text:p>80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17_ViewComponentNotVisibleOperatorMutator</text:p>
          </table:table-cell>
          <table:table-cell table:style-name="ce13" table:formula="of:=[.D803]+[.B804]" office:value-type="float" office:value="35540" calcext:value-type="float">
            <text:p>35540</text:p>
          </table:table-cell>
          <table:table-cell table:style-name="ce15" table:formula="of:=[.B804]/[.$B$1]" office:value-type="float" office:value="1.45161290322581" calcext:value-type="float">
            <text:p>1,45</text:p>
          </table:table-cell>
          <table:table-cell table:style-name="ce15" table:formula="of:=[.F803]+[.E804]" office:value-type="float" office:value="1146.45161290323" calcext:value-type="float">
            <text:p>1146,45</text:p>
          </table:table-cell>
        </table:table-row>
        <table:table-row table:style-name="ro1">
          <table:table-cell table:style-name="ce13" office:value-type="float" office:value="803" calcext:value-type="float">
            <text:p>80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SearchView_18_InvalidViewFocusOperatorMutator</text:p>
          </table:table-cell>
          <table:table-cell table:style-name="ce13" table:formula="of:=[.D804]+[.B805]" office:value-type="float" office:value="35586" calcext:value-type="float">
            <text:p>35586</text:p>
          </table:table-cell>
          <table:table-cell table:style-name="ce15" table:formula="of:=[.B805]/[.$B$1]" office:value-type="float" office:value="1.48387096774194" calcext:value-type="float">
            <text:p>1,48</text:p>
          </table:table-cell>
          <table:table-cell table:style-name="ce15" table:formula="of:=[.F804]+[.E805]" office:value-type="float" office:value="1147.93548387097" calcext:value-type="float">
            <text:p>1147,94</text:p>
          </table:table-cell>
        </table:table-row>
        <table:table-row table:style-name="ro1">
          <table:table-cell table:style-name="ce13" office:value-type="float" office:value="804" calcext:value-type="float">
            <text:p>80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19_ViewComponentNotVisibleOperatorMutator</text:p>
          </table:table-cell>
          <table:table-cell table:style-name="ce13" table:formula="of:=[.D805]+[.B806]" office:value-type="float" office:value="35631" calcext:value-type="float">
            <text:p>35631</text:p>
          </table:table-cell>
          <table:table-cell table:style-name="ce15" table:formula="of:=[.B806]/[.$B$1]" office:value-type="float" office:value="1.45161290322581" calcext:value-type="float">
            <text:p>1,45</text:p>
          </table:table-cell>
          <table:table-cell table:style-name="ce15" table:formula="of:=[.F805]+[.E806]" office:value-type="float" office:value="1149.3870967742" calcext:value-type="float">
            <text:p>1149,39</text:p>
          </table:table-cell>
        </table:table-row>
        <table:table-row table:style-name="ro1">
          <table:table-cell table:style-name="ce13" office:value-type="float" office:value="805" calcext:value-type="float">
            <text:p>80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SearchView_20_InvalidViewFocusOperatorMutator</text:p>
          </table:table-cell>
          <table:table-cell table:style-name="ce13" table:formula="of:=[.D806]+[.B807]" office:value-type="float" office:value="35675" calcext:value-type="float">
            <text:p>35675</text:p>
          </table:table-cell>
          <table:table-cell table:style-name="ce15" table:formula="of:=[.B807]/[.$B$1]" office:value-type="float" office:value="1.41935483870968" calcext:value-type="float">
            <text:p>1,42</text:p>
          </table:table-cell>
          <table:table-cell table:style-name="ce15" table:formula="of:=[.F806]+[.E807]" office:value-type="float" office:value="1150.80645161291" calcext:value-type="float">
            <text:p>1150,81</text:p>
          </table:table-cell>
        </table:table-row>
        <table:table-row table:style-name="ro1">
          <table:table-cell table:style-name="ce13" office:value-type="float" office:value="806" calcext:value-type="float">
            <text:p>80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21_ViewComponentNotVisibleOperatorMutator</text:p>
          </table:table-cell>
          <table:table-cell table:style-name="ce13" table:formula="of:=[.D807]+[.B808]" office:value-type="float" office:value="35720" calcext:value-type="float">
            <text:p>35720</text:p>
          </table:table-cell>
          <table:table-cell table:style-name="ce15" table:formula="of:=[.B808]/[.$B$1]" office:value-type="float" office:value="1.45161290322581" calcext:value-type="float">
            <text:p>1,45</text:p>
          </table:table-cell>
          <table:table-cell table:style-name="ce15" table:formula="of:=[.F807]+[.E808]" office:value-type="float" office:value="1152.25806451613" calcext:value-type="float">
            <text:p>1152,26</text:p>
          </table:table-cell>
        </table:table-row>
        <table:table-row table:style-name="ro1">
          <table:table-cell table:style-name="ce13" office:value-type="float" office:value="807" calcext:value-type="float">
            <text:p>80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22_BuggyGUIListenerOperatorMutator</text:p>
          </table:table-cell>
          <table:table-cell table:style-name="ce13" table:formula="of:=[.D808]+[.B809]" office:value-type="float" office:value="35765" calcext:value-type="float">
            <text:p>35765</text:p>
          </table:table-cell>
          <table:table-cell table:style-name="ce15" table:formula="of:=[.B809]/[.$B$1]" office:value-type="float" office:value="1.45161290322581" calcext:value-type="float">
            <text:p>1,45</text:p>
          </table:table-cell>
          <table:table-cell table:style-name="ce15" table:formula="of:=[.F808]+[.E809]" office:value-type="float" office:value="1153.70967741936" calcext:value-type="float">
            <text:p>1153,71</text:p>
          </table:table-cell>
        </table:table-row>
        <table:table-row table:style-name="ro1">
          <table:table-cell table:style-name="ce13" office:value-type="float" office:value="808" calcext:value-type="float">
            <text:p>80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23_BuggyGUIListenerOperatorMutator</text:p>
          </table:table-cell>
          <table:table-cell table:style-name="ce13" table:formula="of:=[.D809]+[.B810]" office:value-type="float" office:value="35810" calcext:value-type="float">
            <text:p>35810</text:p>
          </table:table-cell>
          <table:table-cell table:style-name="ce15" table:formula="of:=[.B810]/[.$B$1]" office:value-type="float" office:value="1.45161290322581" calcext:value-type="float">
            <text:p>1,45</text:p>
          </table:table-cell>
          <table:table-cell table:style-name="ce15" table:formula="of:=[.F809]+[.E810]" office:value-type="float" office:value="1155.16129032259" calcext:value-type="float">
            <text:p>1155,16</text:p>
          </table:table-cell>
        </table:table-row>
        <table:table-row table:style-name="ro1">
          <table:table-cell table:style-name="ce13" office:value-type="float" office:value="809" calcext:value-type="float">
            <text:p>80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24_BuggyGUIListenerOperatorMutator</text:p>
          </table:table-cell>
          <table:table-cell table:style-name="ce13" table:formula="of:=[.D810]+[.B811]" office:value-type="float" office:value="35855" calcext:value-type="float">
            <text:p>35855</text:p>
          </table:table-cell>
          <table:table-cell table:style-name="ce15" table:formula="of:=[.B811]/[.$B$1]" office:value-type="float" office:value="1.45161290322581" calcext:value-type="float">
            <text:p>1,45</text:p>
          </table:table-cell>
          <table:table-cell table:style-name="ce15" table:formula="of:=[.F810]+[.E811]" office:value-type="float" office:value="1156.61290322581" calcext:value-type="float">
            <text:p>1156,61</text:p>
          </table:table-cell>
        </table:table-row>
        <table:table-row table:style-name="ro1">
          <table:table-cell table:style-name="ce13" office:value-type="float" office:value="810" calcext:value-type="float">
            <text:p>81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25_BuggyGUIListenerOperatorMutator</text:p>
          </table:table-cell>
          <table:table-cell table:style-name="ce13" table:formula="of:=[.D811]+[.B812]" office:value-type="float" office:value="35900" calcext:value-type="float">
            <text:p>35900</text:p>
          </table:table-cell>
          <table:table-cell table:style-name="ce15" table:formula="of:=[.B812]/[.$B$1]" office:value-type="float" office:value="1.45161290322581" calcext:value-type="float">
            <text:p>1,45</text:p>
          </table:table-cell>
          <table:table-cell table:style-name="ce15" table:formula="of:=[.F811]+[.E812]" office:value-type="float" office:value="1158.06451612904" calcext:value-type="float">
            <text:p>1158,06</text:p>
          </table:table-cell>
        </table:table-row>
        <table:table-row table:style-name="ro1">
          <table:table-cell table:style-name="ce13" office:value-type="float" office:value="811" calcext:value-type="float">
            <text:p>81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26_InvalidViewFocusOperatorMutator</text:p>
          </table:table-cell>
          <table:table-cell table:style-name="ce13" table:formula="of:=[.D812]+[.B813]" office:value-type="float" office:value="35945" calcext:value-type="float">
            <text:p>35945</text:p>
          </table:table-cell>
          <table:table-cell table:style-name="ce15" table:formula="of:=[.B813]/[.$B$1]" office:value-type="float" office:value="1.45161290322581" calcext:value-type="float">
            <text:p>1,45</text:p>
          </table:table-cell>
          <table:table-cell table:style-name="ce15" table:formula="of:=[.F812]+[.E813]" office:value-type="float" office:value="1159.51612903226" calcext:value-type="float">
            <text:p>1159,52</text:p>
          </table:table-cell>
        </table:table-row>
        <table:table-row table:style-name="ro1">
          <table:table-cell table:style-name="ce13" office:value-type="float" office:value="812" calcext:value-type="float">
            <text:p>81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27_ViewComponentNotVisibleOperatorMutator</text:p>
          </table:table-cell>
          <table:table-cell table:style-name="ce13" table:formula="of:=[.D813]+[.B814]" office:value-type="float" office:value="35990" calcext:value-type="float">
            <text:p>35990</text:p>
          </table:table-cell>
          <table:table-cell table:style-name="ce15" table:formula="of:=[.B814]/[.$B$1]" office:value-type="float" office:value="1.45161290322581" calcext:value-type="float">
            <text:p>1,45</text:p>
          </table:table-cell>
          <table:table-cell table:style-name="ce15" table:formula="of:=[.F813]+[.E814]" office:value-type="float" office:value="1160.96774193549" calcext:value-type="float">
            <text:p>1160,97</text:p>
          </table:table-cell>
        </table:table-row>
        <table:table-row table:style-name="ro1">
          <table:table-cell table:style-name="ce13" office:value-type="float" office:value="813" calcext:value-type="float">
            <text:p>81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28_BinaryMutator</text:p>
          </table:table-cell>
          <table:table-cell table:style-name="ce13" table:formula="of:=[.D814]+[.B815]" office:value-type="float" office:value="36035" calcext:value-type="float">
            <text:p>36035</text:p>
          </table:table-cell>
          <table:table-cell table:style-name="ce15" table:formula="of:=[.B815]/[.$B$1]" office:value-type="float" office:value="1.45161290322581" calcext:value-type="float">
            <text:p>1,45</text:p>
          </table:table-cell>
          <table:table-cell table:style-name="ce15" table:formula="of:=[.F814]+[.E815]" office:value-type="float" office:value="1162.41935483872" calcext:value-type="float">
            <text:p>1162,42</text:p>
          </table:table-cell>
        </table:table-row>
        <table:table-row table:style-name="ro1">
          <table:table-cell table:style-name="ce13" office:value-type="float" office:value="814" calcext:value-type="float">
            <text:p>81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29_BinaryMutator</text:p>
          </table:table-cell>
          <table:table-cell table:style-name="ce13" table:formula="of:=[.D815]+[.B816]" office:value-type="float" office:value="36080" calcext:value-type="float">
            <text:p>36080</text:p>
          </table:table-cell>
          <table:table-cell table:style-name="ce15" table:formula="of:=[.B816]/[.$B$1]" office:value-type="float" office:value="1.45161290322581" calcext:value-type="float">
            <text:p>1,45</text:p>
          </table:table-cell>
          <table:table-cell table:style-name="ce15" table:formula="of:=[.F815]+[.E816]" office:value-type="float" office:value="1163.87096774194" calcext:value-type="float">
            <text:p>1163,87</text:p>
          </table:table-cell>
        </table:table-row>
        <table:table-row table:style-name="ro1">
          <table:table-cell table:style-name="ce13" office:value-type="float" office:value="815" calcext:value-type="float">
            <text:p>81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30_BuggyGUIListenerOperatorMutator</text:p>
          </table:table-cell>
          <table:table-cell table:style-name="ce13" table:formula="of:=[.D816]+[.B817]" office:value-type="float" office:value="36125" calcext:value-type="float">
            <text:p>36125</text:p>
          </table:table-cell>
          <table:table-cell table:style-name="ce15" table:formula="of:=[.B817]/[.$B$1]" office:value-type="float" office:value="1.45161290322581" calcext:value-type="float">
            <text:p>1,45</text:p>
          </table:table-cell>
          <table:table-cell table:style-name="ce15" table:formula="of:=[.F816]+[.E817]" office:value-type="float" office:value="1165.32258064517" calcext:value-type="float">
            <text:p>1165,32</text:p>
          </table:table-cell>
        </table:table-row>
        <table:table-row table:style-name="ro1">
          <table:table-cell table:style-name="ce13" office:value-type="float" office:value="816" calcext:value-type="float">
            <text:p>81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31_InvalidViewFocusOperatorMutator</text:p>
          </table:table-cell>
          <table:table-cell table:style-name="ce13" table:formula="of:=[.D817]+[.B818]" office:value-type="float" office:value="36170" calcext:value-type="float">
            <text:p>36170</text:p>
          </table:table-cell>
          <table:table-cell table:style-name="ce15" table:formula="of:=[.B818]/[.$B$1]" office:value-type="float" office:value="1.45161290322581" calcext:value-type="float">
            <text:p>1,45</text:p>
          </table:table-cell>
          <table:table-cell table:style-name="ce15" table:formula="of:=[.F817]+[.E818]" office:value-type="float" office:value="1166.77419354839" calcext:value-type="float">
            <text:p>1166,77</text:p>
          </table:table-cell>
        </table:table-row>
        <table:table-row table:style-name="ro1">
          <table:table-cell table:style-name="ce13" office:value-type="float" office:value="817" calcext:value-type="float">
            <text:p>81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32_ViewComponentNotVisibleOperatorMutator</text:p>
          </table:table-cell>
          <table:table-cell table:style-name="ce13" table:formula="of:=[.D818]+[.B819]" office:value-type="float" office:value="36215" calcext:value-type="float">
            <text:p>36215</text:p>
          </table:table-cell>
          <table:table-cell table:style-name="ce15" table:formula="of:=[.B819]/[.$B$1]" office:value-type="float" office:value="1.45161290322581" calcext:value-type="float">
            <text:p>1,45</text:p>
          </table:table-cell>
          <table:table-cell table:style-name="ce15" table:formula="of:=[.F818]+[.E819]" office:value-type="float" office:value="1168.22580645162" calcext:value-type="float">
            <text:p>1168,23</text:p>
          </table:table-cell>
        </table:table-row>
        <table:table-row table:style-name="ro1">
          <table:table-cell table:style-name="ce13" office:value-type="float" office:value="818" calcext:value-type="float">
            <text:p>81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33_BinaryMutator</text:p>
          </table:table-cell>
          <table:table-cell table:style-name="ce13" table:formula="of:=[.D819]+[.B820]" office:value-type="float" office:value="36260" calcext:value-type="float">
            <text:p>36260</text:p>
          </table:table-cell>
          <table:table-cell table:style-name="ce15" table:formula="of:=[.B820]/[.$B$1]" office:value-type="float" office:value="1.45161290322581" calcext:value-type="float">
            <text:p>1,45</text:p>
          </table:table-cell>
          <table:table-cell table:style-name="ce15" table:formula="of:=[.F819]+[.E820]" office:value-type="float" office:value="1169.67741935485" calcext:value-type="float">
            <text:p>1169,68</text:p>
          </table:table-cell>
        </table:table-row>
        <table:table-row table:style-name="ro1">
          <table:table-cell table:style-name="ce13" office:value-type="float" office:value="819" calcext:value-type="float">
            <text:p>81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34_BinaryMutator</text:p>
          </table:table-cell>
          <table:table-cell table:style-name="ce13" table:formula="of:=[.D820]+[.B821]" office:value-type="float" office:value="36305" calcext:value-type="float">
            <text:p>36305</text:p>
          </table:table-cell>
          <table:table-cell table:style-name="ce15" table:formula="of:=[.B821]/[.$B$1]" office:value-type="float" office:value="1.45161290322581" calcext:value-type="float">
            <text:p>1,45</text:p>
          </table:table-cell>
          <table:table-cell table:style-name="ce15" table:formula="of:=[.F820]+[.E821]" office:value-type="float" office:value="1171.12903225807" calcext:value-type="float">
            <text:p>1171,13</text:p>
          </table:table-cell>
        </table:table-row>
        <table:table-row table:style-name="ro1">
          <table:table-cell table:style-name="ce13" office:value-type="float" office:value="820" calcext:value-type="float">
            <text:p>82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35_BinaryMutator</text:p>
          </table:table-cell>
          <table:table-cell table:style-name="ce13" table:formula="of:=[.D821]+[.B822]" office:value-type="float" office:value="36350" calcext:value-type="float">
            <text:p>36350</text:p>
          </table:table-cell>
          <table:table-cell table:style-name="ce15" table:formula="of:=[.B822]/[.$B$1]" office:value-type="float" office:value="1.45161290322581" calcext:value-type="float">
            <text:p>1,45</text:p>
          </table:table-cell>
          <table:table-cell table:style-name="ce15" table:formula="of:=[.F821]+[.E822]" office:value-type="float" office:value="1172.5806451613" calcext:value-type="float">
            <text:p>1172,58</text:p>
          </table:table-cell>
        </table:table-row>
        <table:table-row table:style-name="ro1">
          <table:table-cell table:style-name="ce13" office:value-type="float" office:value="821" calcext:value-type="float">
            <text:p>82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SearchView_36_BinaryMutator</text:p>
          </table:table-cell>
          <table:table-cell table:style-name="ce13" table:formula="of:=[.D822]+[.B823]" office:value-type="float" office:value="36395" calcext:value-type="float">
            <text:p>36395</text:p>
          </table:table-cell>
          <table:table-cell table:style-name="ce15" table:formula="of:=[.B823]/[.$B$1]" office:value-type="float" office:value="1.45161290322581" calcext:value-type="float">
            <text:p>1,45</text:p>
          </table:table-cell>
          <table:table-cell table:style-name="ce15" table:formula="of:=[.F822]+[.E823]" office:value-type="float" office:value="1174.03225806452" calcext:value-type="float">
            <text:p>1174,03</text:p>
          </table:table-cell>
        </table:table-row>
        <table:table-row table:style-name="ro1">
          <table:table-cell table:style-name="ce13" office:value-type="float" office:value="822" calcext:value-type="float">
            <text:p>82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ircularColorsView_0_BinaryMutator</text:p>
          </table:table-cell>
          <table:table-cell table:style-name="ce13" table:formula="of:=[.D823]+[.B824]" office:value-type="float" office:value="36440" calcext:value-type="float">
            <text:p>36440</text:p>
          </table:table-cell>
          <table:table-cell table:style-name="ce15" table:formula="of:=[.B824]/[.$B$1]" office:value-type="float" office:value="1.45161290322581" calcext:value-type="float">
            <text:p>1,45</text:p>
          </table:table-cell>
          <table:table-cell table:style-name="ce15" table:formula="of:=[.F823]+[.E824]" office:value-type="float" office:value="1175.48387096775" calcext:value-type="float">
            <text:p>1175,48</text:p>
          </table:table-cell>
        </table:table-row>
        <table:table-row table:style-name="ro1">
          <table:table-cell table:style-name="ce13" office:value-type="float" office:value="823" calcext:value-type="float">
            <text:p>82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1_BinaryMutator</text:p>
          </table:table-cell>
          <table:table-cell table:style-name="ce13" table:formula="of:=[.D824]+[.B825]" office:value-type="float" office:value="36484" calcext:value-type="float">
            <text:p>36484</text:p>
          </table:table-cell>
          <table:table-cell table:style-name="ce15" table:formula="of:=[.B825]/[.$B$1]" office:value-type="float" office:value="1.41935483870968" calcext:value-type="float">
            <text:p>1,42</text:p>
          </table:table-cell>
          <table:table-cell table:style-name="ce15" table:formula="of:=[.F824]+[.E825]" office:value-type="float" office:value="1176.90322580646" calcext:value-type="float">
            <text:p>1176,90</text:p>
          </table:table-cell>
        </table:table-row>
        <table:table-row table:style-name="ro1">
          <table:table-cell table:style-name="ce13" office:value-type="float" office:value="824" calcext:value-type="float">
            <text:p>82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2_BinaryMutator</text:p>
          </table:table-cell>
          <table:table-cell table:style-name="ce13" table:formula="of:=[.D825]+[.B826]" office:value-type="float" office:value="36528" calcext:value-type="float">
            <text:p>36528</text:p>
          </table:table-cell>
          <table:table-cell table:style-name="ce15" table:formula="of:=[.B826]/[.$B$1]" office:value-type="float" office:value="1.41935483870968" calcext:value-type="float">
            <text:p>1,42</text:p>
          </table:table-cell>
          <table:table-cell table:style-name="ce15" table:formula="of:=[.F825]+[.E826]" office:value-type="float" office:value="1178.32258064517" calcext:value-type="float">
            <text:p>1178,32</text:p>
          </table:table-cell>
        </table:table-row>
        <table:table-row table:style-name="ro1">
          <table:table-cell table:style-name="ce13" office:value-type="float" office:value="825" calcext:value-type="float">
            <text:p>82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ircularColorsView_3_BinaryMutator</text:p>
          </table:table-cell>
          <table:table-cell table:style-name="ce13" table:formula="of:=[.D826]+[.B827]" office:value-type="float" office:value="36573" calcext:value-type="float">
            <text:p>36573</text:p>
          </table:table-cell>
          <table:table-cell table:style-name="ce15" table:formula="of:=[.B827]/[.$B$1]" office:value-type="float" office:value="1.45161290322581" calcext:value-type="float">
            <text:p>1,45</text:p>
          </table:table-cell>
          <table:table-cell table:style-name="ce15" table:formula="of:=[.F826]+[.E827]" office:value-type="float" office:value="1179.77419354839" calcext:value-type="float">
            <text:p>1179,77</text:p>
          </table:table-cell>
        </table:table-row>
        <table:table-row table:style-name="ro1">
          <table:table-cell table:style-name="ce13" office:value-type="float" office:value="826" calcext:value-type="float">
            <text:p>82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4_BinaryMutator</text:p>
          </table:table-cell>
          <table:table-cell table:style-name="ce13" table:formula="of:=[.D827]+[.B828]" office:value-type="float" office:value="36617" calcext:value-type="float">
            <text:p>36617</text:p>
          </table:table-cell>
          <table:table-cell table:style-name="ce15" table:formula="of:=[.B828]/[.$B$1]" office:value-type="float" office:value="1.41935483870968" calcext:value-type="float">
            <text:p>1,42</text:p>
          </table:table-cell>
          <table:table-cell table:style-name="ce15" table:formula="of:=[.F827]+[.E828]" office:value-type="float" office:value="1181.1935483871" calcext:value-type="float">
            <text:p>1181,19</text:p>
          </table:table-cell>
        </table:table-row>
        <table:table-row table:style-name="ro1">
          <table:table-cell table:style-name="ce13" office:value-type="float" office:value="827" calcext:value-type="float">
            <text:p>82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ircularColorsView_5_BinaryMutator</text:p>
          </table:table-cell>
          <table:table-cell table:style-name="ce13" table:formula="of:=[.D828]+[.B829]" office:value-type="float" office:value="36662" calcext:value-type="float">
            <text:p>36662</text:p>
          </table:table-cell>
          <table:table-cell table:style-name="ce15" table:formula="of:=[.B829]/[.$B$1]" office:value-type="float" office:value="1.45161290322581" calcext:value-type="float">
            <text:p>1,45</text:p>
          </table:table-cell>
          <table:table-cell table:style-name="ce15" table:formula="of:=[.F828]+[.E829]" office:value-type="float" office:value="1182.64516129033" calcext:value-type="float">
            <text:p>1182,65</text:p>
          </table:table-cell>
        </table:table-row>
        <table:table-row table:style-name="ro1">
          <table:table-cell table:style-name="ce13" office:value-type="float" office:value="828" calcext:value-type="float">
            <text:p>82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6_BinaryMutator</text:p>
          </table:table-cell>
          <table:table-cell table:style-name="ce13" table:formula="of:=[.D829]+[.B830]" office:value-type="float" office:value="36706" calcext:value-type="float">
            <text:p>36706</text:p>
          </table:table-cell>
          <table:table-cell table:style-name="ce15" table:formula="of:=[.B830]/[.$B$1]" office:value-type="float" office:value="1.41935483870968" calcext:value-type="float">
            <text:p>1,42</text:p>
          </table:table-cell>
          <table:table-cell table:style-name="ce15" table:formula="of:=[.F829]+[.E830]" office:value-type="float" office:value="1184.06451612904" calcext:value-type="float">
            <text:p>1184,06</text:p>
          </table:table-cell>
        </table:table-row>
        <table:table-row table:style-name="ro1">
          <table:table-cell table:style-name="ce13" office:value-type="float" office:value="829" calcext:value-type="float">
            <text:p>82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7_BinaryMutator</text:p>
          </table:table-cell>
          <table:table-cell table:style-name="ce13" table:formula="of:=[.D830]+[.B831]" office:value-type="float" office:value="36750" calcext:value-type="float">
            <text:p>36750</text:p>
          </table:table-cell>
          <table:table-cell table:style-name="ce15" table:formula="of:=[.B831]/[.$B$1]" office:value-type="float" office:value="1.41935483870968" calcext:value-type="float">
            <text:p>1,42</text:p>
          </table:table-cell>
          <table:table-cell table:style-name="ce15" table:formula="of:=[.F830]+[.E831]" office:value-type="float" office:value="1185.48387096775" calcext:value-type="float">
            <text:p>1185,48</text:p>
          </table:table-cell>
        </table:table-row>
        <table:table-row table:style-name="ro1">
          <table:table-cell table:style-name="ce13" office:value-type="float" office:value="830" calcext:value-type="float">
            <text:p>83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8_BinaryMutator</text:p>
          </table:table-cell>
          <table:table-cell table:style-name="ce13" table:formula="of:=[.D831]+[.B832]" office:value-type="float" office:value="36794" calcext:value-type="float">
            <text:p>36794</text:p>
          </table:table-cell>
          <table:table-cell table:style-name="ce15" table:formula="of:=[.B832]/[.$B$1]" office:value-type="float" office:value="1.41935483870968" calcext:value-type="float">
            <text:p>1,42</text:p>
          </table:table-cell>
          <table:table-cell table:style-name="ce15" table:formula="of:=[.F831]+[.E832]" office:value-type="float" office:value="1186.90322580646" calcext:value-type="float">
            <text:p>1186,90</text:p>
          </table:table-cell>
        </table:table-row>
        <table:table-row table:style-name="ro1">
          <table:table-cell table:style-name="ce13" office:value-type="float" office:value="831" calcext:value-type="float">
            <text:p>83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ircularColorsView_9_BinaryMutator</text:p>
          </table:table-cell>
          <table:table-cell table:style-name="ce13" table:formula="of:=[.D832]+[.B833]" office:value-type="float" office:value="36839" calcext:value-type="float">
            <text:p>36839</text:p>
          </table:table-cell>
          <table:table-cell table:style-name="ce15" table:formula="of:=[.B833]/[.$B$1]" office:value-type="float" office:value="1.45161290322581" calcext:value-type="float">
            <text:p>1,45</text:p>
          </table:table-cell>
          <table:table-cell table:style-name="ce15" table:formula="of:=[.F832]+[.E833]" office:value-type="float" office:value="1188.35483870968" calcext:value-type="float">
            <text:p>1188,35</text:p>
          </table:table-cell>
        </table:table-row>
        <table:table-row table:style-name="ro1">
          <table:table-cell table:style-name="ce13" office:value-type="float" office:value="832" calcext:value-type="float">
            <text:p>83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10_BinaryMutator</text:p>
          </table:table-cell>
          <table:table-cell table:style-name="ce13" table:formula="of:=[.D833]+[.B834]" office:value-type="float" office:value="36883" calcext:value-type="float">
            <text:p>36883</text:p>
          </table:table-cell>
          <table:table-cell table:style-name="ce15" table:formula="of:=[.B834]/[.$B$1]" office:value-type="float" office:value="1.41935483870968" calcext:value-type="float">
            <text:p>1,42</text:p>
          </table:table-cell>
          <table:table-cell table:style-name="ce15" table:formula="of:=[.F833]+[.E834]" office:value-type="float" office:value="1189.77419354839" calcext:value-type="float">
            <text:p>1189,77</text:p>
          </table:table-cell>
        </table:table-row>
        <table:table-row table:style-name="ro1">
          <table:table-cell table:style-name="ce13" office:value-type="float" office:value="833" calcext:value-type="float">
            <text:p>83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ircularColorsView_11_BinaryMutator</text:p>
          </table:table-cell>
          <table:table-cell table:style-name="ce13" table:formula="of:=[.D834]+[.B835]" office:value-type="float" office:value="36928" calcext:value-type="float">
            <text:p>36928</text:p>
          </table:table-cell>
          <table:table-cell table:style-name="ce15" table:formula="of:=[.B835]/[.$B$1]" office:value-type="float" office:value="1.45161290322581" calcext:value-type="float">
            <text:p>1,45</text:p>
          </table:table-cell>
          <table:table-cell table:style-name="ce15" table:formula="of:=[.F834]+[.E835]" office:value-type="float" office:value="1191.22580645162" calcext:value-type="float">
            <text:p>1191,23</text:p>
          </table:table-cell>
        </table:table-row>
        <table:table-row table:style-name="ro1">
          <table:table-cell table:style-name="ce13" office:value-type="float" office:value="834" calcext:value-type="float">
            <text:p>83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12_BinaryMutator</text:p>
          </table:table-cell>
          <table:table-cell table:style-name="ce13" table:formula="of:=[.D835]+[.B836]" office:value-type="float" office:value="36972" calcext:value-type="float">
            <text:p>36972</text:p>
          </table:table-cell>
          <table:table-cell table:style-name="ce15" table:formula="of:=[.B836]/[.$B$1]" office:value-type="float" office:value="1.41935483870968" calcext:value-type="float">
            <text:p>1,42</text:p>
          </table:table-cell>
          <table:table-cell table:style-name="ce15" table:formula="of:=[.F835]+[.E836]" office:value-type="float" office:value="1192.64516129033" calcext:value-type="float">
            <text:p>1192,65</text:p>
          </table:table-cell>
        </table:table-row>
        <table:table-row table:style-name="ro1">
          <table:table-cell table:style-name="ce13" office:value-type="float" office:value="835" calcext:value-type="float">
            <text:p>83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13_BinaryMutator</text:p>
          </table:table-cell>
          <table:table-cell table:style-name="ce13" table:formula="of:=[.D836]+[.B837]" office:value-type="float" office:value="37016" calcext:value-type="float">
            <text:p>37016</text:p>
          </table:table-cell>
          <table:table-cell table:style-name="ce15" table:formula="of:=[.B837]/[.$B$1]" office:value-type="float" office:value="1.41935483870968" calcext:value-type="float">
            <text:p>1,42</text:p>
          </table:table-cell>
          <table:table-cell table:style-name="ce15" table:formula="of:=[.F836]+[.E837]" office:value-type="float" office:value="1194.06451612904" calcext:value-type="float">
            <text:p>1194,06</text:p>
          </table:table-cell>
        </table:table-row>
        <table:table-row table:style-name="ro1">
          <table:table-cell table:style-name="ce13" office:value-type="float" office:value="836" calcext:value-type="float">
            <text:p>83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14_BinaryMutator</text:p>
          </table:table-cell>
          <table:table-cell table:style-name="ce13" table:formula="of:=[.D837]+[.B838]" office:value-type="float" office:value="37060" calcext:value-type="float">
            <text:p>37060</text:p>
          </table:table-cell>
          <table:table-cell table:style-name="ce15" table:formula="of:=[.B838]/[.$B$1]" office:value-type="float" office:value="1.41935483870968" calcext:value-type="float">
            <text:p>1,42</text:p>
          </table:table-cell>
          <table:table-cell table:style-name="ce15" table:formula="of:=[.F837]+[.E838]" office:value-type="float" office:value="1195.48387096775" calcext:value-type="float">
            <text:p>1195,48</text:p>
          </table:table-cell>
        </table:table-row>
        <table:table-row table:style-name="ro1">
          <table:table-cell table:style-name="ce13" office:value-type="float" office:value="837" calcext:value-type="float">
            <text:p>83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15_BinaryMutator</text:p>
          </table:table-cell>
          <table:table-cell table:style-name="ce13" table:formula="of:=[.D838]+[.B839]" office:value-type="float" office:value="37104" calcext:value-type="float">
            <text:p>37104</text:p>
          </table:table-cell>
          <table:table-cell table:style-name="ce15" table:formula="of:=[.B839]/[.$B$1]" office:value-type="float" office:value="1.41935483870968" calcext:value-type="float">
            <text:p>1,42</text:p>
          </table:table-cell>
          <table:table-cell table:style-name="ce15" table:formula="of:=[.F838]+[.E839]" office:value-type="float" office:value="1196.90322580646" calcext:value-type="float">
            <text:p>1196,90</text:p>
          </table:table-cell>
        </table:table-row>
        <table:table-row table:style-name="ro1">
          <table:table-cell table:style-name="ce13" office:value-type="float" office:value="838" calcext:value-type="float">
            <text:p>83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16_BinaryMutator</text:p>
          </table:table-cell>
          <table:table-cell table:style-name="ce13" table:formula="of:=[.D839]+[.B840]" office:value-type="float" office:value="37148" calcext:value-type="float">
            <text:p>37148</text:p>
          </table:table-cell>
          <table:table-cell table:style-name="ce15" table:formula="of:=[.B840]/[.$B$1]" office:value-type="float" office:value="1.41935483870968" calcext:value-type="float">
            <text:p>1,42</text:p>
          </table:table-cell>
          <table:table-cell table:style-name="ce15" table:formula="of:=[.F839]+[.E840]" office:value-type="float" office:value="1198.32258064517" calcext:value-type="float">
            <text:p>1198,32</text:p>
          </table:table-cell>
        </table:table-row>
        <table:table-row table:style-name="ro1">
          <table:table-cell table:style-name="ce13" office:value-type="float" office:value="839" calcext:value-type="float">
            <text:p>83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17_BinaryMutator</text:p>
          </table:table-cell>
          <table:table-cell table:style-name="ce13" table:formula="of:=[.D840]+[.B841]" office:value-type="float" office:value="37192" calcext:value-type="float">
            <text:p>37192</text:p>
          </table:table-cell>
          <table:table-cell table:style-name="ce15" table:formula="of:=[.B841]/[.$B$1]" office:value-type="float" office:value="1.41935483870968" calcext:value-type="float">
            <text:p>1,42</text:p>
          </table:table-cell>
          <table:table-cell table:style-name="ce15" table:formula="of:=[.F840]+[.E841]" office:value-type="float" office:value="1199.74193548388" calcext:value-type="float">
            <text:p>1199,74</text:p>
          </table:table-cell>
        </table:table-row>
        <table:table-row table:style-name="ro1">
          <table:table-cell table:style-name="ce13" office:value-type="float" office:value="840" calcext:value-type="float">
            <text:p>84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18_BinaryMutator</text:p>
          </table:table-cell>
          <table:table-cell table:style-name="ce13" table:formula="of:=[.D841]+[.B842]" office:value-type="float" office:value="37236" calcext:value-type="float">
            <text:p>37236</text:p>
          </table:table-cell>
          <table:table-cell table:style-name="ce15" table:formula="of:=[.B842]/[.$B$1]" office:value-type="float" office:value="1.41935483870968" calcext:value-type="float">
            <text:p>1,42</text:p>
          </table:table-cell>
          <table:table-cell table:style-name="ce15" table:formula="of:=[.F841]+[.E842]" office:value-type="float" office:value="1201.16129032259" calcext:value-type="float">
            <text:p>1201,16</text:p>
          </table:table-cell>
        </table:table-row>
        <table:table-row table:style-name="ro1">
          <table:table-cell table:style-name="ce13" office:value-type="float" office:value="841" calcext:value-type="float">
            <text:p>8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19_BinaryMutator</text:p>
          </table:table-cell>
          <table:table-cell table:style-name="ce13" table:formula="of:=[.D842]+[.B843]" office:value-type="float" office:value="37280" calcext:value-type="float">
            <text:p>37280</text:p>
          </table:table-cell>
          <table:table-cell table:style-name="ce15" table:formula="of:=[.B843]/[.$B$1]" office:value-type="float" office:value="1.41935483870968" calcext:value-type="float">
            <text:p>1,42</text:p>
          </table:table-cell>
          <table:table-cell table:style-name="ce15" table:formula="of:=[.F842]+[.E843]" office:value-type="float" office:value="1202.5806451613" calcext:value-type="float">
            <text:p>1202,58</text:p>
          </table:table-cell>
        </table:table-row>
        <table:table-row table:style-name="ro1">
          <table:table-cell table:style-name="ce13" office:value-type="float" office:value="842" calcext:value-type="float">
            <text:p>8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ularColorsView_20_BinaryMutator</text:p>
          </table:table-cell>
          <table:table-cell table:style-name="ce13" table:formula="of:=[.D843]+[.B844]" office:value-type="float" office:value="37324" calcext:value-type="float">
            <text:p>37324</text:p>
          </table:table-cell>
          <table:table-cell table:style-name="ce15" table:formula="of:=[.B844]/[.$B$1]" office:value-type="float" office:value="1.41935483870968" calcext:value-type="float">
            <text:p>1,42</text:p>
          </table:table-cell>
          <table:table-cell table:style-name="ce15" table:formula="of:=[.F843]+[.E844]" office:value-type="float" office:value="1204.00000000001" calcext:value-type="float">
            <text:p>1204,00</text:p>
          </table:table-cell>
        </table:table-row>
        <table:table-row table:style-name="ro1">
          <table:table-cell table:style-name="ce13" office:value-type="float" office:value="843" calcext:value-type="float">
            <text:p>8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ircleGradientDrawable_0_BinaryMutator</text:p>
          </table:table-cell>
          <table:table-cell table:style-name="ce13" table:formula="of:=[.D844]+[.B845]" office:value-type="float" office:value="37368" calcext:value-type="float">
            <text:p>37368</text:p>
          </table:table-cell>
          <table:table-cell table:style-name="ce15" table:formula="of:=[.B845]/[.$B$1]" office:value-type="float" office:value="1.41935483870968" calcext:value-type="float">
            <text:p>1,42</text:p>
          </table:table-cell>
          <table:table-cell table:style-name="ce15" table:formula="of:=[.F844]+[.E845]" office:value-type="float" office:value="1205.41935483872" calcext:value-type="float">
            <text:p>1205,42</text:p>
          </table:table-cell>
        </table:table-row>
        <table:table-row table:style-name="ro1">
          <table:table-cell table:style-name="ce13" office:value-type="float" office:value="844" calcext:value-type="float">
            <text:p>8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DividerItemDecoration_0_BinaryMutator</text:p>
          </table:table-cell>
          <table:table-cell table:style-name="ce13" table:formula="of:=[.D845]+[.B846]" office:value-type="float" office:value="37413" calcext:value-type="float">
            <text:p>37413</text:p>
          </table:table-cell>
          <table:table-cell table:style-name="ce15" table:formula="of:=[.B846]/[.$B$1]" office:value-type="float" office:value="1.45161290322581" calcext:value-type="float">
            <text:p>1,45</text:p>
          </table:table-cell>
          <table:table-cell table:style-name="ce15" table:formula="of:=[.F845]+[.E846]" office:value-type="float" office:value="1206.87096774194" calcext:value-type="float">
            <text:p>1206,87</text:p>
          </table:table-cell>
        </table:table-row>
        <table:table-row table:style-name="ro1">
          <table:table-cell table:style-name="ce13" office:value-type="float" office:value="845" calcext:value-type="float">
            <text:p>84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ividerItemDecoration_1_BinaryMutator</text:p>
          </table:table-cell>
          <table:table-cell table:style-name="ce13" table:formula="of:=[.D846]+[.B847]" office:value-type="float" office:value="37457" calcext:value-type="float">
            <text:p>37457</text:p>
          </table:table-cell>
          <table:table-cell table:style-name="ce15" table:formula="of:=[.B847]/[.$B$1]" office:value-type="float" office:value="1.41935483870968" calcext:value-type="float">
            <text:p>1,42</text:p>
          </table:table-cell>
          <table:table-cell table:style-name="ce15" table:formula="of:=[.F846]+[.E847]" office:value-type="float" office:value="1208.29032258065" calcext:value-type="float">
            <text:p>1208,29</text:p>
          </table:table-cell>
        </table:table-row>
        <table:table-row table:style-name="ro1">
          <table:table-cell table:style-name="ce13" office:value-type="float" office:value="846" calcext:value-type="float">
            <text:p>84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ividerItemDecoration_2_BinaryMutator</text:p>
          </table:table-cell>
          <table:table-cell table:style-name="ce13" table:formula="of:=[.D847]+[.B848]" office:value-type="float" office:value="37501" calcext:value-type="float">
            <text:p>37501</text:p>
          </table:table-cell>
          <table:table-cell table:style-name="ce15" table:formula="of:=[.B848]/[.$B$1]" office:value-type="float" office:value="1.41935483870968" calcext:value-type="float">
            <text:p>1,42</text:p>
          </table:table-cell>
          <table:table-cell table:style-name="ce15" table:formula="of:=[.F847]+[.E848]" office:value-type="float" office:value="1209.70967741936" calcext:value-type="float">
            <text:p>1209,71</text:p>
          </table:table-cell>
        </table:table-row>
        <table:table-row table:style-name="ro1">
          <table:table-cell table:style-name="ce13" office:value-type="float" office:value="847" calcext:value-type="float">
            <text:p>84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ividerItemDecoration_3_BinaryMutator</text:p>
          </table:table-cell>
          <table:table-cell table:style-name="ce13" table:formula="of:=[.D848]+[.B849]" office:value-type="float" office:value="37545" calcext:value-type="float">
            <text:p>37545</text:p>
          </table:table-cell>
          <table:table-cell table:style-name="ce15" table:formula="of:=[.B849]/[.$B$1]" office:value-type="float" office:value="1.41935483870968" calcext:value-type="float">
            <text:p>1,42</text:p>
          </table:table-cell>
          <table:table-cell table:style-name="ce15" table:formula="of:=[.F848]+[.E849]" office:value-type="float" office:value="1211.12903225807" calcext:value-type="float">
            <text:p>1211,13</text:p>
          </table:table-cell>
        </table:table-row>
        <table:table-row table:style-name="ro1">
          <table:table-cell table:style-name="ce13" office:value-type="float" office:value="848" calcext:value-type="float">
            <text:p>84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ividerItemDecoration_4_BinaryMutator</text:p>
          </table:table-cell>
          <table:table-cell table:style-name="ce13" table:formula="of:=[.D849]+[.B850]" office:value-type="float" office:value="37589" calcext:value-type="float">
            <text:p>37589</text:p>
          </table:table-cell>
          <table:table-cell table:style-name="ce15" table:formula="of:=[.B850]/[.$B$1]" office:value-type="float" office:value="1.41935483870968" calcext:value-type="float">
            <text:p>1,42</text:p>
          </table:table-cell>
          <table:table-cell table:style-name="ce15" table:formula="of:=[.F849]+[.E850]" office:value-type="float" office:value="1212.54838709678" calcext:value-type="float">
            <text:p>1212,55</text:p>
          </table:table-cell>
        </table:table-row>
        <table:table-row table:style-name="ro1">
          <table:table-cell table:style-name="ce13" office:value-type="float" office:value="849" calcext:value-type="float">
            <text:p>84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ividerItemDecoration_5_BinaryMutator</text:p>
          </table:table-cell>
          <table:table-cell table:style-name="ce13" table:formula="of:=[.D850]+[.B851]" office:value-type="float" office:value="37633" calcext:value-type="float">
            <text:p>37633</text:p>
          </table:table-cell>
          <table:table-cell table:style-name="ce15" table:formula="of:=[.B851]/[.$B$1]" office:value-type="float" office:value="1.41935483870968" calcext:value-type="float">
            <text:p>1,42</text:p>
          </table:table-cell>
          <table:table-cell table:style-name="ce15" table:formula="of:=[.F850]+[.E851]" office:value-type="float" office:value="1213.96774193549" calcext:value-type="float">
            <text:p>1213,97</text:p>
          </table:table-cell>
        </table:table-row>
        <table:table-row table:style-name="ro1">
          <table:table-cell table:style-name="ce13" office:value-type="float" office:value="850" calcext:value-type="float">
            <text:p>85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DividerItemDecoration_6_BinaryMutator</text:p>
          </table:table-cell>
          <table:table-cell table:style-name="ce13" table:formula="of:=[.D851]+[.B852]" office:value-type="float" office:value="37678" calcext:value-type="float">
            <text:p>37678</text:p>
          </table:table-cell>
          <table:table-cell table:style-name="ce15" table:formula="of:=[.B852]/[.$B$1]" office:value-type="float" office:value="1.45161290322581" calcext:value-type="float">
            <text:p>1,45</text:p>
          </table:table-cell>
          <table:table-cell table:style-name="ce15" table:formula="of:=[.F851]+[.E852]" office:value-type="float" office:value="1215.41935483872" calcext:value-type="float">
            <text:p>1215,42</text:p>
          </table:table-cell>
        </table:table-row>
        <table:table-row table:style-name="ro1">
          <table:table-cell table:style-name="ce13" office:value-type="float" office:value="851" calcext:value-type="float">
            <text:p>85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ividerItemDecoration_7_BinaryMutator</text:p>
          </table:table-cell>
          <table:table-cell table:style-name="ce13" table:formula="of:=[.D852]+[.B853]" office:value-type="float" office:value="37722" calcext:value-type="float">
            <text:p>37722</text:p>
          </table:table-cell>
          <table:table-cell table:style-name="ce15" table:formula="of:=[.B853]/[.$B$1]" office:value-type="float" office:value="1.41935483870968" calcext:value-type="float">
            <text:p>1,42</text:p>
          </table:table-cell>
          <table:table-cell table:style-name="ce15" table:formula="of:=[.F852]+[.E853]" office:value-type="float" office:value="1216.83870967743" calcext:value-type="float">
            <text:p>1216,84</text:p>
          </table:table-cell>
        </table:table-row>
        <table:table-row table:style-name="ro1">
          <table:table-cell table:style-name="ce13" office:value-type="float" office:value="852" calcext:value-type="float">
            <text:p>85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DividerItemDecoration_8_BinaryMutator</text:p>
          </table:table-cell>
          <table:table-cell table:style-name="ce13" table:formula="of:=[.D853]+[.B854]" office:value-type="float" office:value="37766" calcext:value-type="float">
            <text:p>37766</text:p>
          </table:table-cell>
          <table:table-cell table:style-name="ce15" table:formula="of:=[.B854]/[.$B$1]" office:value-type="float" office:value="1.41935483870968" calcext:value-type="float">
            <text:p>1,42</text:p>
          </table:table-cell>
          <table:table-cell table:style-name="ce15" table:formula="of:=[.F853]+[.E854]" office:value-type="float" office:value="1218.25806451614" calcext:value-type="float">
            <text:p>1218,26</text:p>
          </table:table-cell>
        </table:table-row>
        <table:table-row table:style-name="ro1">
          <table:table-cell table:style-name="ce13" office:value-type="float" office:value="853" calcext:value-type="float">
            <text:p>85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ZoomFocusChange_0_BinaryMutator</text:p>
          </table:table-cell>
          <table:table-cell table:style-name="ce13" table:formula="of:=[.D854]+[.B855]" office:value-type="float" office:value="37810" calcext:value-type="float">
            <text:p>37810</text:p>
          </table:table-cell>
          <table:table-cell table:style-name="ce15" table:formula="of:=[.B855]/[.$B$1]" office:value-type="float" office:value="1.41935483870968" calcext:value-type="float">
            <text:p>1,42</text:p>
          </table:table-cell>
          <table:table-cell table:style-name="ce15" table:formula="of:=[.F854]+[.E855]" office:value-type="float" office:value="1219.67741935485" calcext:value-type="float">
            <text:p>1219,68</text:p>
          </table:table-cell>
        </table:table-row>
        <table:table-row table:style-name="ro1">
          <table:table-cell table:style-name="ce13" office:value-type="float" office:value="854" calcext:value-type="float">
            <text:p>85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ZoomFocusChange_1_BinaryMutator</text:p>
          </table:table-cell>
          <table:table-cell table:style-name="ce13" table:formula="of:=[.D855]+[.B856]" office:value-type="float" office:value="37854" calcext:value-type="float">
            <text:p>37854</text:p>
          </table:table-cell>
          <table:table-cell table:style-name="ce15" table:formula="of:=[.B856]/[.$B$1]" office:value-type="float" office:value="1.41935483870968" calcext:value-type="float">
            <text:p>1,42</text:p>
          </table:table-cell>
          <table:table-cell table:style-name="ce15" table:formula="of:=[.F855]+[.E856]" office:value-type="float" office:value="1221.09677419356" calcext:value-type="float">
            <text:p>1221,10</text:p>
          </table:table-cell>
        </table:table-row>
        <table:table-row table:style-name="ro1">
          <table:table-cell table:style-name="ce13" office:value-type="float" office:value="855" calcext:value-type="float">
            <text:p>85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ZoomFocusChange_2_BinaryMutator</text:p>
          </table:table-cell>
          <table:table-cell table:style-name="ce13" table:formula="of:=[.D856]+[.B857]" office:value-type="float" office:value="37898" calcext:value-type="float">
            <text:p>37898</text:p>
          </table:table-cell>
          <table:table-cell table:style-name="ce15" table:formula="of:=[.B857]/[.$B$1]" office:value-type="float" office:value="1.41935483870968" calcext:value-type="float">
            <text:p>1,42</text:p>
          </table:table-cell>
          <table:table-cell table:style-name="ce15" table:formula="of:=[.F856]+[.E857]" office:value-type="float" office:value="1222.51612903227" calcext:value-type="float">
            <text:p>1222,52</text:p>
          </table:table-cell>
        </table:table-row>
        <table:table-row table:style-name="ro1">
          <table:table-cell table:style-name="ce13" office:value-type="float" office:value="856" calcext:value-type="float">
            <text:p>85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ZoomFocusChange_3_BinaryMutator</text:p>
          </table:table-cell>
          <table:table-cell table:style-name="ce13" table:formula="of:=[.D857]+[.B858]" office:value-type="float" office:value="37942" calcext:value-type="float">
            <text:p>37942</text:p>
          </table:table-cell>
          <table:table-cell table:style-name="ce15" table:formula="of:=[.B858]/[.$B$1]" office:value-type="float" office:value="1.41935483870968" calcext:value-type="float">
            <text:p>1,42</text:p>
          </table:table-cell>
          <table:table-cell table:style-name="ce15" table:formula="of:=[.F857]+[.E858]" office:value-type="float" office:value="1223.93548387098" calcext:value-type="float">
            <text:p>1223,94</text:p>
          </table:table-cell>
        </table:table-row>
        <table:table-row table:style-name="ro1">
          <table:table-cell table:style-name="ce13" office:value-type="float" office:value="857" calcext:value-type="float">
            <text:p>85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heckableCircleView_0_BinaryMutator</text:p>
          </table:table-cell>
          <table:table-cell table:style-name="ce13" table:formula="of:=[.D858]+[.B859]" office:value-type="float" office:value="37986" calcext:value-type="float">
            <text:p>37986</text:p>
          </table:table-cell>
          <table:table-cell table:style-name="ce15" table:formula="of:=[.B859]/[.$B$1]" office:value-type="float" office:value="1.41935483870968" calcext:value-type="float">
            <text:p>1,42</text:p>
          </table:table-cell>
          <table:table-cell table:style-name="ce15" table:formula="of:=[.F858]+[.E859]" office:value-type="float" office:value="1225.35483870969" calcext:value-type="float">
            <text:p>1225,35</text:p>
          </table:table-cell>
        </table:table-row>
        <table:table-row table:style-name="ro1">
          <table:table-cell table:style-name="ce13" office:value-type="float" office:value="858" calcext:value-type="float">
            <text:p>85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heckableCircleView_1_BinaryMutator</text:p>
          </table:table-cell>
          <table:table-cell table:style-name="ce13" table:formula="of:=[.D859]+[.B860]" office:value-type="float" office:value="38031" calcext:value-type="float">
            <text:p>38031</text:p>
          </table:table-cell>
          <table:table-cell table:style-name="ce15" table:formula="of:=[.B860]/[.$B$1]" office:value-type="float" office:value="1.45161290322581" calcext:value-type="float">
            <text:p>1,45</text:p>
          </table:table-cell>
          <table:table-cell table:style-name="ce15" table:formula="of:=[.F859]+[.E860]" office:value-type="float" office:value="1226.80645161291" calcext:value-type="float">
            <text:p>1226,81</text:p>
          </table:table-cell>
        </table:table-row>
        <table:table-row table:style-name="ro1">
          <table:table-cell table:style-name="ce13" office:value-type="float" office:value="859" calcext:value-type="float">
            <text:p>85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heckableCircleView_2_BinaryMutator</text:p>
          </table:table-cell>
          <table:table-cell table:style-name="ce13" table:formula="of:=[.D860]+[.B861]" office:value-type="float" office:value="38075" calcext:value-type="float">
            <text:p>38075</text:p>
          </table:table-cell>
          <table:table-cell table:style-name="ce15" table:formula="of:=[.B861]/[.$B$1]" office:value-type="float" office:value="1.41935483870968" calcext:value-type="float">
            <text:p>1,42</text:p>
          </table:table-cell>
          <table:table-cell table:style-name="ce15" table:formula="of:=[.F860]+[.E861]" office:value-type="float" office:value="1228.22580645162" calcext:value-type="float">
            <text:p>1228,23</text:p>
          </table:table-cell>
        </table:table-row>
        <table:table-row table:style-name="ro1">
          <table:table-cell table:style-name="ce13" office:value-type="float" office:value="860" calcext:value-type="float">
            <text:p>86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heckableCircleView_3_BinaryMutator</text:p>
          </table:table-cell>
          <table:table-cell table:style-name="ce13" table:formula="of:=[.D861]+[.B862]" office:value-type="float" office:value="38119" calcext:value-type="float">
            <text:p>38119</text:p>
          </table:table-cell>
          <table:table-cell table:style-name="ce15" table:formula="of:=[.B862]/[.$B$1]" office:value-type="float" office:value="1.41935483870968" calcext:value-type="float">
            <text:p>1,42</text:p>
          </table:table-cell>
          <table:table-cell table:style-name="ce15" table:formula="of:=[.F861]+[.E862]" office:value-type="float" office:value="1229.64516129033" calcext:value-type="float">
            <text:p>1229,65</text:p>
          </table:table-cell>
        </table:table-row>
        <table:table-row table:style-name="ro1">
          <table:table-cell table:style-name="ce13" office:value-type="float" office:value="861" calcext:value-type="float">
            <text:p>86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heckableCircleView_4_BinaryMutator</text:p>
          </table:table-cell>
          <table:table-cell table:style-name="ce13" table:formula="of:=[.D862]+[.B863]" office:value-type="float" office:value="38163" calcext:value-type="float">
            <text:p>38163</text:p>
          </table:table-cell>
          <table:table-cell table:style-name="ce15" table:formula="of:=[.B863]/[.$B$1]" office:value-type="float" office:value="1.41935483870968" calcext:value-type="float">
            <text:p>1,42</text:p>
          </table:table-cell>
          <table:table-cell table:style-name="ce15" table:formula="of:=[.F862]+[.E863]" office:value-type="float" office:value="1231.06451612904" calcext:value-type="float">
            <text:p>1231,06</text:p>
          </table:table-cell>
        </table:table-row>
        <table:table-row table:style-name="ro1">
          <table:table-cell table:style-name="ce13" office:value-type="float" office:value="862" calcext:value-type="float">
            <text:p>86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heckableCircleView_5_BinaryMutator</text:p>
          </table:table-cell>
          <table:table-cell table:style-name="ce13" table:formula="of:=[.D863]+[.B864]" office:value-type="float" office:value="38207" calcext:value-type="float">
            <text:p>38207</text:p>
          </table:table-cell>
          <table:table-cell table:style-name="ce15" table:formula="of:=[.B864]/[.$B$1]" office:value-type="float" office:value="1.41935483870968" calcext:value-type="float">
            <text:p>1,42</text:p>
          </table:table-cell>
          <table:table-cell table:style-name="ce15" table:formula="of:=[.F863]+[.E864]" office:value-type="float" office:value="1232.48387096775" calcext:value-type="float">
            <text:p>1232,48</text:p>
          </table:table-cell>
        </table:table-row>
        <table:table-row table:style-name="ro1">
          <table:table-cell table:style-name="ce13" office:value-type="float" office:value="863" calcext:value-type="float">
            <text:p>86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astScroller_0_BinaryMutator</text:p>
          </table:table-cell>
          <table:table-cell table:style-name="ce13" table:formula="of:=[.D864]+[.B865]" office:value-type="float" office:value="38252" calcext:value-type="float">
            <text:p>38252</text:p>
          </table:table-cell>
          <table:table-cell table:style-name="ce15" table:formula="of:=[.B865]/[.$B$1]" office:value-type="float" office:value="1.45161290322581" calcext:value-type="float">
            <text:p>1,45</text:p>
          </table:table-cell>
          <table:table-cell table:style-name="ce15" table:formula="of:=[.F864]+[.E865]" office:value-type="float" office:value="1233.93548387098" calcext:value-type="float">
            <text:p>1233,94</text:p>
          </table:table-cell>
        </table:table-row>
        <table:table-row table:style-name="ro1">
          <table:table-cell table:style-name="ce13" office:value-type="float" office:value="864" calcext:value-type="float">
            <text:p>86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1_BinaryMutator</text:p>
          </table:table-cell>
          <table:table-cell table:style-name="ce13" table:formula="of:=[.D865]+[.B866]" office:value-type="float" office:value="38296" calcext:value-type="float">
            <text:p>38296</text:p>
          </table:table-cell>
          <table:table-cell table:style-name="ce15" table:formula="of:=[.B866]/[.$B$1]" office:value-type="float" office:value="1.41935483870968" calcext:value-type="float">
            <text:p>1,42</text:p>
          </table:table-cell>
          <table:table-cell table:style-name="ce15" table:formula="of:=[.F865]+[.E866]" office:value-type="float" office:value="1235.35483870969" calcext:value-type="float">
            <text:p>1235,35</text:p>
          </table:table-cell>
        </table:table-row>
        <table:table-row table:style-name="ro1">
          <table:table-cell table:style-name="ce13" office:value-type="float" office:value="865" calcext:value-type="float">
            <text:p>86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2_BinaryMutator</text:p>
          </table:table-cell>
          <table:table-cell table:style-name="ce13" table:formula="of:=[.D866]+[.B867]" office:value-type="float" office:value="38340" calcext:value-type="float">
            <text:p>38340</text:p>
          </table:table-cell>
          <table:table-cell table:style-name="ce15" table:formula="of:=[.B867]/[.$B$1]" office:value-type="float" office:value="1.41935483870968" calcext:value-type="float">
            <text:p>1,42</text:p>
          </table:table-cell>
          <table:table-cell table:style-name="ce15" table:formula="of:=[.F866]+[.E867]" office:value-type="float" office:value="1236.7741935484" calcext:value-type="float">
            <text:p>1236,77</text:p>
          </table:table-cell>
        </table:table-row>
        <table:table-row table:style-name="ro1">
          <table:table-cell table:style-name="ce13" office:value-type="float" office:value="866" calcext:value-type="float">
            <text:p>86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3_BinaryMutator</text:p>
          </table:table-cell>
          <table:table-cell table:style-name="ce13" table:formula="of:=[.D867]+[.B868]" office:value-type="float" office:value="38384" calcext:value-type="float">
            <text:p>38384</text:p>
          </table:table-cell>
          <table:table-cell table:style-name="ce15" table:formula="of:=[.B868]/[.$B$1]" office:value-type="float" office:value="1.41935483870968" calcext:value-type="float">
            <text:p>1,42</text:p>
          </table:table-cell>
          <table:table-cell table:style-name="ce15" table:formula="of:=[.F867]+[.E868]" office:value-type="float" office:value="1238.19354838711" calcext:value-type="float">
            <text:p>1238,19</text:p>
          </table:table-cell>
        </table:table-row>
        <table:table-row table:style-name="ro1">
          <table:table-cell table:style-name="ce13" office:value-type="float" office:value="867" calcext:value-type="float">
            <text:p>86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4_BinaryMutator</text:p>
          </table:table-cell>
          <table:table-cell table:style-name="ce13" table:formula="of:=[.D868]+[.B869]" office:value-type="float" office:value="38428" calcext:value-type="float">
            <text:p>38428</text:p>
          </table:table-cell>
          <table:table-cell table:style-name="ce15" table:formula="of:=[.B869]/[.$B$1]" office:value-type="float" office:value="1.41935483870968" calcext:value-type="float">
            <text:p>1,42</text:p>
          </table:table-cell>
          <table:table-cell table:style-name="ce15" table:formula="of:=[.F868]+[.E869]" office:value-type="float" office:value="1239.61290322582" calcext:value-type="float">
            <text:p>1239,61</text:p>
          </table:table-cell>
        </table:table-row>
        <table:table-row table:style-name="ro1">
          <table:table-cell table:style-name="ce13" office:value-type="float" office:value="868" calcext:value-type="float">
            <text:p>86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astScroller_5_BinaryMutator</text:p>
          </table:table-cell>
          <table:table-cell table:style-name="ce13" table:formula="of:=[.D869]+[.B870]" office:value-type="float" office:value="38473" calcext:value-type="float">
            <text:p>38473</text:p>
          </table:table-cell>
          <table:table-cell table:style-name="ce15" table:formula="of:=[.B870]/[.$B$1]" office:value-type="float" office:value="1.45161290322581" calcext:value-type="float">
            <text:p>1,45</text:p>
          </table:table-cell>
          <table:table-cell table:style-name="ce15" table:formula="of:=[.F869]+[.E870]" office:value-type="float" office:value="1241.06451612904" calcext:value-type="float">
            <text:p>1241,06</text:p>
          </table:table-cell>
        </table:table-row>
        <table:table-row table:style-name="ro1">
          <table:table-cell table:style-name="ce13" office:value-type="float" office:value="869" calcext:value-type="float">
            <text:p>86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astScroller_6_BinaryMutator</text:p>
          </table:table-cell>
          <table:table-cell table:style-name="ce13" table:formula="of:=[.D870]+[.B871]" office:value-type="float" office:value="38518" calcext:value-type="float">
            <text:p>38518</text:p>
          </table:table-cell>
          <table:table-cell table:style-name="ce15" table:formula="of:=[.B871]/[.$B$1]" office:value-type="float" office:value="1.45161290322581" calcext:value-type="float">
            <text:p>1,45</text:p>
          </table:table-cell>
          <table:table-cell table:style-name="ce15" table:formula="of:=[.F870]+[.E871]" office:value-type="float" office:value="1242.51612903227" calcext:value-type="float">
            <text:p>1242,52</text:p>
          </table:table-cell>
        </table:table-row>
        <table:table-row table:style-name="ro1">
          <table:table-cell table:style-name="ce13" office:value-type="float" office:value="870" calcext:value-type="float">
            <text:p>87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astScroller_7_BinaryMutator</text:p>
          </table:table-cell>
          <table:table-cell table:style-name="ce13" table:formula="of:=[.D871]+[.B872]" office:value-type="float" office:value="38563" calcext:value-type="float">
            <text:p>38563</text:p>
          </table:table-cell>
          <table:table-cell table:style-name="ce15" table:formula="of:=[.B872]/[.$B$1]" office:value-type="float" office:value="1.45161290322581" calcext:value-type="float">
            <text:p>1,45</text:p>
          </table:table-cell>
          <table:table-cell table:style-name="ce15" table:formula="of:=[.F871]+[.E872]" office:value-type="float" office:value="1243.96774193549" calcext:value-type="float">
            <text:p>1243,97</text:p>
          </table:table-cell>
        </table:table-row>
        <table:table-row table:style-name="ro1">
          <table:table-cell table:style-name="ce13" office:value-type="float" office:value="871" calcext:value-type="float">
            <text:p>87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8_BinaryMutator</text:p>
          </table:table-cell>
          <table:table-cell table:style-name="ce13" table:formula="of:=[.D872]+[.B873]" office:value-type="float" office:value="38607" calcext:value-type="float">
            <text:p>38607</text:p>
          </table:table-cell>
          <table:table-cell table:style-name="ce15" table:formula="of:=[.B873]/[.$B$1]" office:value-type="float" office:value="1.41935483870968" calcext:value-type="float">
            <text:p>1,42</text:p>
          </table:table-cell>
          <table:table-cell table:style-name="ce15" table:formula="of:=[.F872]+[.E873]" office:value-type="float" office:value="1245.3870967742" calcext:value-type="float">
            <text:p>1245,39</text:p>
          </table:table-cell>
        </table:table-row>
        <table:table-row table:style-name="ro1">
          <table:table-cell table:style-name="ce13" office:value-type="float" office:value="872" calcext:value-type="float">
            <text:p>87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9_FindViewByIdReturnsNullOperatorMutator</text:p>
          </table:table-cell>
          <table:table-cell table:style-name="ce13" table:formula="of:=[.D873]+[.B874]" office:value-type="float" office:value="38651" calcext:value-type="float">
            <text:p>38651</text:p>
          </table:table-cell>
          <table:table-cell table:style-name="ce15" table:formula="of:=[.B874]/[.$B$1]" office:value-type="float" office:value="1.41935483870968" calcext:value-type="float">
            <text:p>1,42</text:p>
          </table:table-cell>
          <table:table-cell table:style-name="ce15" table:formula="of:=[.F873]+[.E874]" office:value-type="float" office:value="1246.80645161291" calcext:value-type="float">
            <text:p>1246,81</text:p>
          </table:table-cell>
        </table:table-row>
        <table:table-row table:style-name="ro1">
          <table:table-cell table:style-name="ce13" office:value-type="float" office:value="873" calcext:value-type="float">
            <text:p>87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astScroller_10_InvalidIDFindViewOperatorMutator</text:p>
          </table:table-cell>
          <table:table-cell table:style-name="ce13" table:formula="of:=[.D874]+[.B875]" office:value-type="float" office:value="38696" calcext:value-type="float">
            <text:p>38696</text:p>
          </table:table-cell>
          <table:table-cell table:style-name="ce15" table:formula="of:=[.B875]/[.$B$1]" office:value-type="float" office:value="1.45161290322581" calcext:value-type="float">
            <text:p>1,45</text:p>
          </table:table-cell>
          <table:table-cell table:style-name="ce15" table:formula="of:=[.F874]+[.E875]" office:value-type="float" office:value="1248.25806451614" calcext:value-type="float">
            <text:p>1248,26</text:p>
          </table:table-cell>
        </table:table-row>
        <table:table-row table:style-name="ro1">
          <table:table-cell table:style-name="ce13" office:value-type="float" office:value="874" calcext:value-type="float">
            <text:p>87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11_InvalidViewFocusOperatorMutator</text:p>
          </table:table-cell>
          <table:table-cell table:style-name="ce13" table:formula="of:=[.D875]+[.B876]" office:value-type="float" office:value="38740" calcext:value-type="float">
            <text:p>38740</text:p>
          </table:table-cell>
          <table:table-cell table:style-name="ce15" table:formula="of:=[.B876]/[.$B$1]" office:value-type="float" office:value="1.41935483870968" calcext:value-type="float">
            <text:p>1,42</text:p>
          </table:table-cell>
          <table:table-cell table:style-name="ce15" table:formula="of:=[.F875]+[.E876]" office:value-type="float" office:value="1249.67741935485" calcext:value-type="float">
            <text:p>1249,68</text:p>
          </table:table-cell>
        </table:table-row>
        <table:table-row table:style-name="ro1">
          <table:table-cell table:style-name="ce13" office:value-type="float" office:value="875" calcext:value-type="float">
            <text:p>87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12_ViewComponentNotVisibleOperatorMutator</text:p>
          </table:table-cell>
          <table:table-cell table:style-name="ce13" table:formula="of:=[.D876]+[.B877]" office:value-type="float" office:value="38784" calcext:value-type="float">
            <text:p>38784</text:p>
          </table:table-cell>
          <table:table-cell table:style-name="ce15" table:formula="of:=[.B877]/[.$B$1]" office:value-type="float" office:value="1.41935483870968" calcext:value-type="float">
            <text:p>1,42</text:p>
          </table:table-cell>
          <table:table-cell table:style-name="ce15" table:formula="of:=[.F876]+[.E877]" office:value-type="float" office:value="1251.09677419356" calcext:value-type="float">
            <text:p>1251,10</text:p>
          </table:table-cell>
        </table:table-row>
        <table:table-row table:style-name="ro1">
          <table:table-cell table:style-name="ce13" office:value-type="float" office:value="876" calcext:value-type="float">
            <text:p>87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13_FindViewByIdReturnsNullOperatorMutator</text:p>
          </table:table-cell>
          <table:table-cell table:style-name="ce13" table:formula="of:=[.D877]+[.B878]" office:value-type="float" office:value="38828" calcext:value-type="float">
            <text:p>38828</text:p>
          </table:table-cell>
          <table:table-cell table:style-name="ce15" table:formula="of:=[.B878]/[.$B$1]" office:value-type="float" office:value="1.41935483870968" calcext:value-type="float">
            <text:p>1,42</text:p>
          </table:table-cell>
          <table:table-cell table:style-name="ce15" table:formula="of:=[.F877]+[.E878]" office:value-type="float" office:value="1252.51612903227" calcext:value-type="float">
            <text:p>1252,52</text:p>
          </table:table-cell>
        </table:table-row>
        <table:table-row table:style-name="ro1">
          <table:table-cell table:style-name="ce13" office:value-type="float" office:value="877" calcext:value-type="float">
            <text:p>87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astScroller_14_InvalidIDFindViewOperatorMutator</text:p>
          </table:table-cell>
          <table:table-cell table:style-name="ce13" table:formula="of:=[.D878]+[.B879]" office:value-type="float" office:value="38873" calcext:value-type="float">
            <text:p>38873</text:p>
          </table:table-cell>
          <table:table-cell table:style-name="ce15" table:formula="of:=[.B879]/[.$B$1]" office:value-type="float" office:value="1.45161290322581" calcext:value-type="float">
            <text:p>1,45</text:p>
          </table:table-cell>
          <table:table-cell table:style-name="ce15" table:formula="of:=[.F878]+[.E879]" office:value-type="float" office:value="1253.96774193549" calcext:value-type="float">
            <text:p>1253,97</text:p>
          </table:table-cell>
        </table:table-row>
        <table:table-row table:style-name="ro1">
          <table:table-cell table:style-name="ce13" office:value-type="float" office:value="878" calcext:value-type="float">
            <text:p>87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15_InvalidViewFocusOperatorMutator</text:p>
          </table:table-cell>
          <table:table-cell table:style-name="ce13" table:formula="of:=[.D879]+[.B880]" office:value-type="float" office:value="38917" calcext:value-type="float">
            <text:p>38917</text:p>
          </table:table-cell>
          <table:table-cell table:style-name="ce15" table:formula="of:=[.B880]/[.$B$1]" office:value-type="float" office:value="1.41935483870968" calcext:value-type="float">
            <text:p>1,42</text:p>
          </table:table-cell>
          <table:table-cell table:style-name="ce15" table:formula="of:=[.F879]+[.E880]" office:value-type="float" office:value="1255.3870967742" calcext:value-type="float">
            <text:p>1255,39</text:p>
          </table:table-cell>
        </table:table-row>
        <table:table-row table:style-name="ro1">
          <table:table-cell table:style-name="ce13" office:value-type="float" office:value="879" calcext:value-type="float">
            <text:p>87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16_ViewComponentNotVisibleOperatorMutator</text:p>
          </table:table-cell>
          <table:table-cell table:style-name="ce13" table:formula="of:=[.D880]+[.B881]" office:value-type="float" office:value="38961" calcext:value-type="float">
            <text:p>38961</text:p>
          </table:table-cell>
          <table:table-cell table:style-name="ce15" table:formula="of:=[.B881]/[.$B$1]" office:value-type="float" office:value="1.41935483870968" calcext:value-type="float">
            <text:p>1,42</text:p>
          </table:table-cell>
          <table:table-cell table:style-name="ce15" table:formula="of:=[.F880]+[.E881]" office:value-type="float" office:value="1256.80645161291" calcext:value-type="float">
            <text:p>1256,81</text:p>
          </table:table-cell>
        </table:table-row>
        <table:table-row table:style-name="ro1">
          <table:table-cell table:style-name="ce13" office:value-type="float" office:value="880" calcext:value-type="float">
            <text:p>88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astScroller_17_BinaryMutator</text:p>
          </table:table-cell>
          <table:table-cell table:style-name="ce13" table:formula="of:=[.D881]+[.B882]" office:value-type="float" office:value="39006" calcext:value-type="float">
            <text:p>39006</text:p>
          </table:table-cell>
          <table:table-cell table:style-name="ce15" table:formula="of:=[.B882]/[.$B$1]" office:value-type="float" office:value="1.45161290322581" calcext:value-type="float">
            <text:p>1,45</text:p>
          </table:table-cell>
          <table:table-cell table:style-name="ce15" table:formula="of:=[.F881]+[.E882]" office:value-type="float" office:value="1258.25806451614" calcext:value-type="float">
            <text:p>1258,26</text:p>
          </table:table-cell>
        </table:table-row>
        <table:table-row table:style-name="ro1">
          <table:table-cell table:style-name="ce13" office:value-type="float" office:value="881" calcext:value-type="float">
            <text:p>88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18_BinaryMutator</text:p>
          </table:table-cell>
          <table:table-cell table:style-name="ce13" table:formula="of:=[.D882]+[.B883]" office:value-type="float" office:value="39050" calcext:value-type="float">
            <text:p>39050</text:p>
          </table:table-cell>
          <table:table-cell table:style-name="ce15" table:formula="of:=[.B883]/[.$B$1]" office:value-type="float" office:value="1.41935483870968" calcext:value-type="float">
            <text:p>1,42</text:p>
          </table:table-cell>
          <table:table-cell table:style-name="ce15" table:formula="of:=[.F882]+[.E883]" office:value-type="float" office:value="1259.67741935485" calcext:value-type="float">
            <text:p>1259,68</text:p>
          </table:table-cell>
        </table:table-row>
        <table:table-row table:style-name="ro1">
          <table:table-cell table:style-name="ce13" office:value-type="float" office:value="882" calcext:value-type="float">
            <text:p>88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19_BinaryMutator</text:p>
          </table:table-cell>
          <table:table-cell table:style-name="ce13" table:formula="of:=[.D883]+[.B884]" office:value-type="float" office:value="39094" calcext:value-type="float">
            <text:p>39094</text:p>
          </table:table-cell>
          <table:table-cell table:style-name="ce15" table:formula="of:=[.B884]/[.$B$1]" office:value-type="float" office:value="1.41935483870968" calcext:value-type="float">
            <text:p>1,42</text:p>
          </table:table-cell>
          <table:table-cell table:style-name="ce15" table:formula="of:=[.F883]+[.E884]" office:value-type="float" office:value="1261.09677419356" calcext:value-type="float">
            <text:p>1261,10</text:p>
          </table:table-cell>
        </table:table-row>
        <table:table-row table:style-name="ro1">
          <table:table-cell table:style-name="ce13" office:value-type="float" office:value="883" calcext:value-type="float">
            <text:p>88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20_BinaryMutator</text:p>
          </table:table-cell>
          <table:table-cell table:style-name="ce13" table:formula="of:=[.D884]+[.B885]" office:value-type="float" office:value="39138" calcext:value-type="float">
            <text:p>39138</text:p>
          </table:table-cell>
          <table:table-cell table:style-name="ce15" table:formula="of:=[.B885]/[.$B$1]" office:value-type="float" office:value="1.41935483870968" calcext:value-type="float">
            <text:p>1,42</text:p>
          </table:table-cell>
          <table:table-cell table:style-name="ce15" table:formula="of:=[.F884]+[.E885]" office:value-type="float" office:value="1262.51612903227" calcext:value-type="float">
            <text:p>1262,52</text:p>
          </table:table-cell>
        </table:table-row>
        <table:table-row table:style-name="ro1">
          <table:table-cell table:style-name="ce13" office:value-type="float" office:value="884" calcext:value-type="float">
            <text:p>88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21_BinaryMutator</text:p>
          </table:table-cell>
          <table:table-cell table:style-name="ce13" table:formula="of:=[.D885]+[.B886]" office:value-type="float" office:value="39182" calcext:value-type="float">
            <text:p>39182</text:p>
          </table:table-cell>
          <table:table-cell table:style-name="ce15" table:formula="of:=[.B886]/[.$B$1]" office:value-type="float" office:value="1.41935483870968" calcext:value-type="float">
            <text:p>1,42</text:p>
          </table:table-cell>
          <table:table-cell table:style-name="ce15" table:formula="of:=[.F885]+[.E886]" office:value-type="float" office:value="1263.93548387098" calcext:value-type="float">
            <text:p>1263,94</text:p>
          </table:table-cell>
        </table:table-row>
        <table:table-row table:style-name="ro1">
          <table:table-cell table:style-name="ce13" office:value-type="float" office:value="885" calcext:value-type="float">
            <text:p>88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astScroller_22_BinaryMutator</text:p>
          </table:table-cell>
          <table:table-cell table:style-name="ce13" table:formula="of:=[.D886]+[.B887]" office:value-type="float" office:value="39227" calcext:value-type="float">
            <text:p>39227</text:p>
          </table:table-cell>
          <table:table-cell table:style-name="ce15" table:formula="of:=[.B887]/[.$B$1]" office:value-type="float" office:value="1.45161290322581" calcext:value-type="float">
            <text:p>1,45</text:p>
          </table:table-cell>
          <table:table-cell table:style-name="ce15" table:formula="of:=[.F886]+[.E887]" office:value-type="float" office:value="1265.3870967742" calcext:value-type="float">
            <text:p>1265,39</text:p>
          </table:table-cell>
        </table:table-row>
        <table:table-row table:style-name="ro1">
          <table:table-cell table:style-name="ce13" office:value-type="float" office:value="886" calcext:value-type="float">
            <text:p>88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astScroller_23_BinaryMutator</text:p>
          </table:table-cell>
          <table:table-cell table:style-name="ce13" table:formula="of:=[.D887]+[.B888]" office:value-type="float" office:value="39272" calcext:value-type="float">
            <text:p>39272</text:p>
          </table:table-cell>
          <table:table-cell table:style-name="ce15" table:formula="of:=[.B888]/[.$B$1]" office:value-type="float" office:value="1.45161290322581" calcext:value-type="float">
            <text:p>1,45</text:p>
          </table:table-cell>
          <table:table-cell table:style-name="ce15" table:formula="of:=[.F887]+[.E888]" office:value-type="float" office:value="1266.83870967743" calcext:value-type="float">
            <text:p>1266,84</text:p>
          </table:table-cell>
        </table:table-row>
        <table:table-row table:style-name="ro1">
          <table:table-cell table:style-name="ce13" office:value-type="float" office:value="887" calcext:value-type="float">
            <text:p>88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24_BinaryMutator</text:p>
          </table:table-cell>
          <table:table-cell table:style-name="ce13" table:formula="of:=[.D888]+[.B889]" office:value-type="float" office:value="39316" calcext:value-type="float">
            <text:p>39316</text:p>
          </table:table-cell>
          <table:table-cell table:style-name="ce15" table:formula="of:=[.B889]/[.$B$1]" office:value-type="float" office:value="1.41935483870968" calcext:value-type="float">
            <text:p>1,42</text:p>
          </table:table-cell>
          <table:table-cell table:style-name="ce15" table:formula="of:=[.F888]+[.E889]" office:value-type="float" office:value="1268.25806451614" calcext:value-type="float">
            <text:p>1268,26</text:p>
          </table:table-cell>
        </table:table-row>
        <table:table-row table:style-name="ro1">
          <table:table-cell table:style-name="ce13" office:value-type="float" office:value="888" calcext:value-type="float">
            <text:p>88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25_BinaryMutator</text:p>
          </table:table-cell>
          <table:table-cell table:style-name="ce13" table:formula="of:=[.D889]+[.B890]" office:value-type="float" office:value="39360" calcext:value-type="float">
            <text:p>39360</text:p>
          </table:table-cell>
          <table:table-cell table:style-name="ce15" table:formula="of:=[.B890]/[.$B$1]" office:value-type="float" office:value="1.41935483870968" calcext:value-type="float">
            <text:p>1,42</text:p>
          </table:table-cell>
          <table:table-cell table:style-name="ce15" table:formula="of:=[.F889]+[.E890]" office:value-type="float" office:value="1269.67741935485" calcext:value-type="float">
            <text:p>1269,68</text:p>
          </table:table-cell>
        </table:table-row>
        <table:table-row table:style-name="ro1">
          <table:table-cell table:style-name="ce13" office:value-type="float" office:value="889" calcext:value-type="float">
            <text:p>88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26_BinaryMutator</text:p>
          </table:table-cell>
          <table:table-cell table:style-name="ce13" table:formula="of:=[.D890]+[.B891]" office:value-type="float" office:value="39404" calcext:value-type="float">
            <text:p>39404</text:p>
          </table:table-cell>
          <table:table-cell table:style-name="ce15" table:formula="of:=[.B891]/[.$B$1]" office:value-type="float" office:value="1.41935483870968" calcext:value-type="float">
            <text:p>1,42</text:p>
          </table:table-cell>
          <table:table-cell table:style-name="ce15" table:formula="of:=[.F890]+[.E891]" office:value-type="float" office:value="1271.09677419356" calcext:value-type="float">
            <text:p>1271,10</text:p>
          </table:table-cell>
        </table:table-row>
        <table:table-row table:style-name="ro1">
          <table:table-cell table:style-name="ce13" office:value-type="float" office:value="890" calcext:value-type="float">
            <text:p>89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astScroller_27_BinaryMutator</text:p>
          </table:table-cell>
          <table:table-cell table:style-name="ce13" table:formula="of:=[.D891]+[.B892]" office:value-type="float" office:value="39448" calcext:value-type="float">
            <text:p>39448</text:p>
          </table:table-cell>
          <table:table-cell table:style-name="ce15" table:formula="of:=[.B892]/[.$B$1]" office:value-type="float" office:value="1.41935483870968" calcext:value-type="float">
            <text:p>1,42</text:p>
          </table:table-cell>
          <table:table-cell table:style-name="ce15" table:formula="of:=[.F891]+[.E892]" office:value-type="float" office:value="1272.51612903227" calcext:value-type="float">
            <text:p>1272,52</text:p>
          </table:table-cell>
        </table:table-row>
        <table:table-row table:style-name="ro1">
          <table:table-cell table:style-name="ce13" office:value-type="float" office:value="891" calcext:value-type="float">
            <text:p>89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FastScroller_28_BinaryMutator</text:p>
          </table:table-cell>
          <table:table-cell table:style-name="ce13" table:formula="of:=[.D892]+[.B893]" office:value-type="float" office:value="39493" calcext:value-type="float">
            <text:p>39493</text:p>
          </table:table-cell>
          <table:table-cell table:style-name="ce15" table:formula="of:=[.B893]/[.$B$1]" office:value-type="float" office:value="1.45161290322581" calcext:value-type="float">
            <text:p>1,45</text:p>
          </table:table-cell>
          <table:table-cell table:style-name="ce15" table:formula="of:=[.F892]+[.E893]" office:value-type="float" office:value="1273.9677419355" calcext:value-type="float">
            <text:p>1273,97</text:p>
          </table:table-cell>
        </table:table-row>
        <table:table-row table:style-name="ro1">
          <table:table-cell table:style-name="ce13" office:value-type="float" office:value="892" calcext:value-type="float">
            <text:p>89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ustomLinearSmoothScroller_0_BinaryMutator</text:p>
          </table:table-cell>
          <table:table-cell table:style-name="ce13" table:formula="of:=[.D893]+[.B894]" office:value-type="float" office:value="39538" calcext:value-type="float">
            <text:p>39538</text:p>
          </table:table-cell>
          <table:table-cell table:style-name="ce15" table:formula="of:=[.B894]/[.$B$1]" office:value-type="float" office:value="1.45161290322581" calcext:value-type="float">
            <text:p>1,45</text:p>
          </table:table-cell>
          <table:table-cell table:style-name="ce15" table:formula="of:=[.F893]+[.E894]" office:value-type="float" office:value="1275.41935483872" calcext:value-type="float">
            <text:p>1275,42</text:p>
          </table:table-cell>
        </table:table-row>
        <table:table-row table:style-name="ro1">
          <table:table-cell table:style-name="ce13" office:value-type="float" office:value="893" calcext:value-type="float">
            <text:p>89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1_BinaryMutator</text:p>
          </table:table-cell>
          <table:table-cell table:style-name="ce13" table:formula="of:=[.D894]+[.B895]" office:value-type="float" office:value="39582" calcext:value-type="float">
            <text:p>39582</text:p>
          </table:table-cell>
          <table:table-cell table:style-name="ce15" table:formula="of:=[.B895]/[.$B$1]" office:value-type="float" office:value="1.41935483870968" calcext:value-type="float">
            <text:p>1,42</text:p>
          </table:table-cell>
          <table:table-cell table:style-name="ce15" table:formula="of:=[.F894]+[.E895]" office:value-type="float" office:value="1276.83870967743" calcext:value-type="float">
            <text:p>1276,84</text:p>
          </table:table-cell>
        </table:table-row>
        <table:table-row table:style-name="ro1">
          <table:table-cell table:style-name="ce13" office:value-type="float" office:value="894" calcext:value-type="float">
            <text:p>89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2_BinaryMutator</text:p>
          </table:table-cell>
          <table:table-cell table:style-name="ce13" table:formula="of:=[.D895]+[.B896]" office:value-type="float" office:value="39626" calcext:value-type="float">
            <text:p>39626</text:p>
          </table:table-cell>
          <table:table-cell table:style-name="ce15" table:formula="of:=[.B896]/[.$B$1]" office:value-type="float" office:value="1.41935483870968" calcext:value-type="float">
            <text:p>1,42</text:p>
          </table:table-cell>
          <table:table-cell table:style-name="ce15" table:formula="of:=[.F895]+[.E896]" office:value-type="float" office:value="1278.25806451614" calcext:value-type="float">
            <text:p>1278,26</text:p>
          </table:table-cell>
        </table:table-row>
        <table:table-row table:style-name="ro1">
          <table:table-cell table:style-name="ce13" office:value-type="float" office:value="895" calcext:value-type="float">
            <text:p>89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3_BinaryMutator</text:p>
          </table:table-cell>
          <table:table-cell table:style-name="ce13" table:formula="of:=[.D896]+[.B897]" office:value-type="float" office:value="39670" calcext:value-type="float">
            <text:p>39670</text:p>
          </table:table-cell>
          <table:table-cell table:style-name="ce15" table:formula="of:=[.B897]/[.$B$1]" office:value-type="float" office:value="1.41935483870968" calcext:value-type="float">
            <text:p>1,42</text:p>
          </table:table-cell>
          <table:table-cell table:style-name="ce15" table:formula="of:=[.F896]+[.E897]" office:value-type="float" office:value="1279.67741935485" calcext:value-type="float">
            <text:p>1279,68</text:p>
          </table:table-cell>
        </table:table-row>
        <table:table-row table:style-name="ro1">
          <table:table-cell table:style-name="ce13" office:value-type="float" office:value="896" calcext:value-type="float">
            <text:p>89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ustomLinearSmoothScroller_4_BinaryMutator</text:p>
          </table:table-cell>
          <table:table-cell table:style-name="ce13" table:formula="of:=[.D897]+[.B898]" office:value-type="float" office:value="39715" calcext:value-type="float">
            <text:p>39715</text:p>
          </table:table-cell>
          <table:table-cell table:style-name="ce15" table:formula="of:=[.B898]/[.$B$1]" office:value-type="float" office:value="1.45161290322581" calcext:value-type="float">
            <text:p>1,45</text:p>
          </table:table-cell>
          <table:table-cell table:style-name="ce15" table:formula="of:=[.F897]+[.E898]" office:value-type="float" office:value="1281.12903225808" calcext:value-type="float">
            <text:p>1281,13</text:p>
          </table:table-cell>
        </table:table-row>
        <table:table-row table:style-name="ro1">
          <table:table-cell table:style-name="ce13" office:value-type="float" office:value="897" calcext:value-type="float">
            <text:p>89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5_BinaryMutator</text:p>
          </table:table-cell>
          <table:table-cell table:style-name="ce13" table:formula="of:=[.D898]+[.B899]" office:value-type="float" office:value="39759" calcext:value-type="float">
            <text:p>39759</text:p>
          </table:table-cell>
          <table:table-cell table:style-name="ce15" table:formula="of:=[.B899]/[.$B$1]" office:value-type="float" office:value="1.41935483870968" calcext:value-type="float">
            <text:p>1,42</text:p>
          </table:table-cell>
          <table:table-cell table:style-name="ce15" table:formula="of:=[.F898]+[.E899]" office:value-type="float" office:value="1282.54838709679" calcext:value-type="float">
            <text:p>1282,55</text:p>
          </table:table-cell>
        </table:table-row>
        <table:table-row table:style-name="ro1">
          <table:table-cell table:style-name="ce13" office:value-type="float" office:value="898" calcext:value-type="float">
            <text:p>89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6_BinaryMutator</text:p>
          </table:table-cell>
          <table:table-cell table:style-name="ce13" table:formula="of:=[.D899]+[.B900]" office:value-type="float" office:value="39803" calcext:value-type="float">
            <text:p>39803</text:p>
          </table:table-cell>
          <table:table-cell table:style-name="ce15" table:formula="of:=[.B900]/[.$B$1]" office:value-type="float" office:value="1.41935483870968" calcext:value-type="float">
            <text:p>1,42</text:p>
          </table:table-cell>
          <table:table-cell table:style-name="ce15" table:formula="of:=[.F899]+[.E900]" office:value-type="float" office:value="1283.9677419355" calcext:value-type="float">
            <text:p>1283,97</text:p>
          </table:table-cell>
        </table:table-row>
        <table:table-row table:style-name="ro1">
          <table:table-cell table:style-name="ce13" office:value-type="float" office:value="899" calcext:value-type="float">
            <text:p>89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7_BinaryMutator</text:p>
          </table:table-cell>
          <table:table-cell table:style-name="ce13" table:formula="of:=[.D900]+[.B901]" office:value-type="float" office:value="39847" calcext:value-type="float">
            <text:p>39847</text:p>
          </table:table-cell>
          <table:table-cell table:style-name="ce15" table:formula="of:=[.B901]/[.$B$1]" office:value-type="float" office:value="1.41935483870968" calcext:value-type="float">
            <text:p>1,42</text:p>
          </table:table-cell>
          <table:table-cell table:style-name="ce15" table:formula="of:=[.F900]+[.E901]" office:value-type="float" office:value="1285.38709677421" calcext:value-type="float">
            <text:p>1285,39</text:p>
          </table:table-cell>
        </table:table-row>
        <table:table-row table:style-name="ro1"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8_BinaryMutator</text:p>
          </table:table-cell>
          <table:table-cell table:style-name="ce13" table:formula="of:=[.D901]+[.B902]" office:value-type="float" office:value="39891" calcext:value-type="float">
            <text:p>39891</text:p>
          </table:table-cell>
          <table:table-cell table:style-name="ce15" table:formula="of:=[.B902]/[.$B$1]" office:value-type="float" office:value="1.41935483870968" calcext:value-type="float">
            <text:p>1,42</text:p>
          </table:table-cell>
          <table:table-cell table:style-name="ce15" table:formula="of:=[.F901]+[.E902]" office:value-type="float" office:value="1286.80645161292" calcext:value-type="float">
            <text:p>1286,81</text:p>
          </table:table-cell>
        </table:table-row>
        <table:table-row table:style-name="ro1">
          <table:table-cell table:style-name="ce13" office:value-type="float" office:value="901" calcext:value-type="float">
            <text:p>90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9_BinaryMutator</text:p>
          </table:table-cell>
          <table:table-cell table:style-name="ce13" table:formula="of:=[.D902]+[.B903]" office:value-type="float" office:value="39935" calcext:value-type="float">
            <text:p>39935</text:p>
          </table:table-cell>
          <table:table-cell table:style-name="ce15" table:formula="of:=[.B903]/[.$B$1]" office:value-type="float" office:value="1.41935483870968" calcext:value-type="float">
            <text:p>1,42</text:p>
          </table:table-cell>
          <table:table-cell table:style-name="ce15" table:formula="of:=[.F902]+[.E903]" office:value-type="float" office:value="1288.22580645162" calcext:value-type="float">
            <text:p>1288,23</text:p>
          </table:table-cell>
        </table:table-row>
        <table:table-row table:style-name="ro1">
          <table:table-cell table:style-name="ce13" office:value-type="float" office:value="902" calcext:value-type="float">
            <text:p>90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10_BinaryMutator</text:p>
          </table:table-cell>
          <table:table-cell table:style-name="ce13" table:formula="of:=[.D903]+[.B904]" office:value-type="float" office:value="39979" calcext:value-type="float">
            <text:p>39979</text:p>
          </table:table-cell>
          <table:table-cell table:style-name="ce15" table:formula="of:=[.B904]/[.$B$1]" office:value-type="float" office:value="1.41935483870968" calcext:value-type="float">
            <text:p>1,42</text:p>
          </table:table-cell>
          <table:table-cell table:style-name="ce15" table:formula="of:=[.F903]+[.E904]" office:value-type="float" office:value="1289.64516129033" calcext:value-type="float">
            <text:p>1289,65</text:p>
          </table:table-cell>
        </table:table-row>
        <table:table-row table:style-name="ro1">
          <table:table-cell table:style-name="ce13" office:value-type="float" office:value="903" calcext:value-type="float">
            <text:p>90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11_BinaryMutator</text:p>
          </table:table-cell>
          <table:table-cell table:style-name="ce13" table:formula="of:=[.D904]+[.B905]" office:value-type="float" office:value="40023" calcext:value-type="float">
            <text:p>40023</text:p>
          </table:table-cell>
          <table:table-cell table:style-name="ce15" table:formula="of:=[.B905]/[.$B$1]" office:value-type="float" office:value="1.41935483870968" calcext:value-type="float">
            <text:p>1,42</text:p>
          </table:table-cell>
          <table:table-cell table:style-name="ce15" table:formula="of:=[.F904]+[.E905]" office:value-type="float" office:value="1291.06451612904" calcext:value-type="float">
            <text:p>1291,06</text:p>
          </table:table-cell>
        </table:table-row>
        <table:table-row table:style-name="ro1">
          <table:table-cell table:style-name="ce13" office:value-type="float" office:value="904" calcext:value-type="float">
            <text:p>90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12_BinaryMutator</text:p>
          </table:table-cell>
          <table:table-cell table:style-name="ce13" table:formula="of:=[.D905]+[.B906]" office:value-type="float" office:value="40067" calcext:value-type="float">
            <text:p>40067</text:p>
          </table:table-cell>
          <table:table-cell table:style-name="ce15" table:formula="of:=[.B906]/[.$B$1]" office:value-type="float" office:value="1.41935483870968" calcext:value-type="float">
            <text:p>1,42</text:p>
          </table:table-cell>
          <table:table-cell table:style-name="ce15" table:formula="of:=[.F905]+[.E906]" office:value-type="float" office:value="1292.48387096775" calcext:value-type="float">
            <text:p>1292,48</text:p>
          </table:table-cell>
        </table:table-row>
        <table:table-row table:style-name="ro1">
          <table:table-cell table:style-name="ce13" office:value-type="float" office:value="905" calcext:value-type="float">
            <text:p>90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13_BinaryMutator</text:p>
          </table:table-cell>
          <table:table-cell table:style-name="ce13" table:formula="of:=[.D906]+[.B907]" office:value-type="float" office:value="40111" calcext:value-type="float">
            <text:p>40111</text:p>
          </table:table-cell>
          <table:table-cell table:style-name="ce15" table:formula="of:=[.B907]/[.$B$1]" office:value-type="float" office:value="1.41935483870968" calcext:value-type="float">
            <text:p>1,42</text:p>
          </table:table-cell>
          <table:table-cell table:style-name="ce15" table:formula="of:=[.F906]+[.E907]" office:value-type="float" office:value="1293.90322580646" calcext:value-type="float">
            <text:p>1293,90</text:p>
          </table:table-cell>
        </table:table-row>
        <table:table-row table:style-name="ro1">
          <table:table-cell table:style-name="ce13" office:value-type="float" office:value="906" calcext:value-type="float">
            <text:p>90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ustomLinearSmoothScroller_14_BinaryMutator</text:p>
          </table:table-cell>
          <table:table-cell table:style-name="ce13" table:formula="of:=[.D907]+[.B908]" office:value-type="float" office:value="40156" calcext:value-type="float">
            <text:p>40156</text:p>
          </table:table-cell>
          <table:table-cell table:style-name="ce15" table:formula="of:=[.B908]/[.$B$1]" office:value-type="float" office:value="1.45161290322581" calcext:value-type="float">
            <text:p>1,45</text:p>
          </table:table-cell>
          <table:table-cell table:style-name="ce15" table:formula="of:=[.F907]+[.E908]" office:value-type="float" office:value="1295.35483870969" calcext:value-type="float">
            <text:p>1295,35</text:p>
          </table:table-cell>
        </table:table-row>
        <table:table-row table:style-name="ro1">
          <table:table-cell table:style-name="ce13" office:value-type="float" office:value="907" calcext:value-type="float">
            <text:p>90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15_BinaryMutator</text:p>
          </table:table-cell>
          <table:table-cell table:style-name="ce13" table:formula="of:=[.D908]+[.B909]" office:value-type="float" office:value="40200" calcext:value-type="float">
            <text:p>40200</text:p>
          </table:table-cell>
          <table:table-cell table:style-name="ce15" table:formula="of:=[.B909]/[.$B$1]" office:value-type="float" office:value="1.41935483870968" calcext:value-type="float">
            <text:p>1,42</text:p>
          </table:table-cell>
          <table:table-cell table:style-name="ce15" table:formula="of:=[.F908]+[.E909]" office:value-type="float" office:value="1296.7741935484" calcext:value-type="float">
            <text:p>1296,77</text:p>
          </table:table-cell>
        </table:table-row>
        <table:table-row table:style-name="ro1">
          <table:table-cell table:style-name="ce13" office:value-type="float" office:value="908" calcext:value-type="float">
            <text:p>90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16_BinaryMutator</text:p>
          </table:table-cell>
          <table:table-cell table:style-name="ce13" table:formula="of:=[.D909]+[.B910]" office:value-type="float" office:value="40244" calcext:value-type="float">
            <text:p>40244</text:p>
          </table:table-cell>
          <table:table-cell table:style-name="ce15" table:formula="of:=[.B910]/[.$B$1]" office:value-type="float" office:value="1.41935483870968" calcext:value-type="float">
            <text:p>1,42</text:p>
          </table:table-cell>
          <table:table-cell table:style-name="ce15" table:formula="of:=[.F909]+[.E910]" office:value-type="float" office:value="1298.19354838711" calcext:value-type="float">
            <text:p>1298,19</text:p>
          </table:table-cell>
        </table:table-row>
        <table:table-row table:style-name="ro1">
          <table:table-cell table:style-name="ce13" office:value-type="float" office:value="909" calcext:value-type="float">
            <text:p>90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17_BinaryMutator</text:p>
          </table:table-cell>
          <table:table-cell table:style-name="ce13" table:formula="of:=[.D910]+[.B911]" office:value-type="float" office:value="40288" calcext:value-type="float">
            <text:p>40288</text:p>
          </table:table-cell>
          <table:table-cell table:style-name="ce15" table:formula="of:=[.B911]/[.$B$1]" office:value-type="float" office:value="1.41935483870968" calcext:value-type="float">
            <text:p>1,42</text:p>
          </table:table-cell>
          <table:table-cell table:style-name="ce15" table:formula="of:=[.F910]+[.E911]" office:value-type="float" office:value="1299.61290322582" calcext:value-type="float">
            <text:p>1299,61</text:p>
          </table:table-cell>
        </table:table-row>
        <table:table-row table:style-name="ro1">
          <table:table-cell table:style-name="ce13" office:value-type="float" office:value="910" calcext:value-type="float">
            <text:p>91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18_BinaryMutator</text:p>
          </table:table-cell>
          <table:table-cell table:style-name="ce13" table:formula="of:=[.D911]+[.B912]" office:value-type="float" office:value="40332" calcext:value-type="float">
            <text:p>40332</text:p>
          </table:table-cell>
          <table:table-cell table:style-name="ce15" table:formula="of:=[.B912]/[.$B$1]" office:value-type="float" office:value="1.41935483870968" calcext:value-type="float">
            <text:p>1,42</text:p>
          </table:table-cell>
          <table:table-cell table:style-name="ce15" table:formula="of:=[.F911]+[.E912]" office:value-type="float" office:value="1301.03225806453" calcext:value-type="float">
            <text:p>1301,03</text:p>
          </table:table-cell>
        </table:table-row>
        <table:table-row table:style-name="ro1">
          <table:table-cell table:style-name="ce13" office:value-type="float" office:value="911" calcext:value-type="float">
            <text:p>91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19_BinaryMutator</text:p>
          </table:table-cell>
          <table:table-cell table:style-name="ce13" table:formula="of:=[.D912]+[.B913]" office:value-type="float" office:value="40376" calcext:value-type="float">
            <text:p>40376</text:p>
          </table:table-cell>
          <table:table-cell table:style-name="ce15" table:formula="of:=[.B913]/[.$B$1]" office:value-type="float" office:value="1.41935483870968" calcext:value-type="float">
            <text:p>1,42</text:p>
          </table:table-cell>
          <table:table-cell table:style-name="ce15" table:formula="of:=[.F912]+[.E913]" office:value-type="float" office:value="1302.45161290324" calcext:value-type="float">
            <text:p>1302,45</text:p>
          </table:table-cell>
        </table:table-row>
        <table:table-row table:style-name="ro1">
          <table:table-cell table:style-name="ce13" office:value-type="float" office:value="912" calcext:value-type="float">
            <text:p>91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ustomLinearSmoothScroller_20_BinaryMutator</text:p>
          </table:table-cell>
          <table:table-cell table:style-name="ce13" table:formula="of:=[.D913]+[.B914]" office:value-type="float" office:value="40421" calcext:value-type="float">
            <text:p>40421</text:p>
          </table:table-cell>
          <table:table-cell table:style-name="ce15" table:formula="of:=[.B914]/[.$B$1]" office:value-type="float" office:value="1.45161290322581" calcext:value-type="float">
            <text:p>1,45</text:p>
          </table:table-cell>
          <table:table-cell table:style-name="ce15" table:formula="of:=[.F913]+[.E914]" office:value-type="float" office:value="1303.90322580646" calcext:value-type="float">
            <text:p>1303,90</text:p>
          </table:table-cell>
        </table:table-row>
        <table:table-row table:style-name="ro1">
          <table:table-cell table:style-name="ce13" office:value-type="float" office:value="913" calcext:value-type="float">
            <text:p>91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21_BinaryMutator</text:p>
          </table:table-cell>
          <table:table-cell table:style-name="ce13" table:formula="of:=[.D914]+[.B915]" office:value-type="float" office:value="40465" calcext:value-type="float">
            <text:p>40465</text:p>
          </table:table-cell>
          <table:table-cell table:style-name="ce15" table:formula="of:=[.B915]/[.$B$1]" office:value-type="float" office:value="1.41935483870968" calcext:value-type="float">
            <text:p>1,42</text:p>
          </table:table-cell>
          <table:table-cell table:style-name="ce15" table:formula="of:=[.F914]+[.E915]" office:value-type="float" office:value="1305.32258064517" calcext:value-type="float">
            <text:p>1305,32</text:p>
          </table:table-cell>
        </table:table-row>
        <table:table-row table:style-name="ro1">
          <table:table-cell table:style-name="ce13" office:value-type="float" office:value="914" calcext:value-type="float">
            <text:p>91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22_BinaryMutator</text:p>
          </table:table-cell>
          <table:table-cell table:style-name="ce13" table:formula="of:=[.D915]+[.B916]" office:value-type="float" office:value="40509" calcext:value-type="float">
            <text:p>40509</text:p>
          </table:table-cell>
          <table:table-cell table:style-name="ce15" table:formula="of:=[.B916]/[.$B$1]" office:value-type="float" office:value="1.41935483870968" calcext:value-type="float">
            <text:p>1,42</text:p>
          </table:table-cell>
          <table:table-cell table:style-name="ce15" table:formula="of:=[.F915]+[.E916]" office:value-type="float" office:value="1306.74193548388" calcext:value-type="float">
            <text:p>1306,74</text:p>
          </table:table-cell>
        </table:table-row>
        <table:table-row table:style-name="ro1">
          <table:table-cell table:style-name="ce13" office:value-type="float" office:value="915" calcext:value-type="float">
            <text:p>91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CustomLinearSmoothScroller_23_BinaryMutator</text:p>
          </table:table-cell>
          <table:table-cell table:style-name="ce13" table:formula="of:=[.D916]+[.B917]" office:value-type="float" office:value="40553" calcext:value-type="float">
            <text:p>40553</text:p>
          </table:table-cell>
          <table:table-cell table:style-name="ce15" table:formula="of:=[.B917]/[.$B$1]" office:value-type="float" office:value="1.41935483870968" calcext:value-type="float">
            <text:p>1,42</text:p>
          </table:table-cell>
          <table:table-cell table:style-name="ce15" table:formula="of:=[.F916]+[.E917]" office:value-type="float" office:value="1308.16129032259" calcext:value-type="float">
            <text:p>1308,16</text:p>
          </table:table-cell>
        </table:table-row>
        <table:table-row table:style-name="ro1">
          <table:table-cell table:style-name="ce13" office:value-type="float" office:value="916" calcext:value-type="float">
            <text:p>91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0_BinaryMutator</text:p>
          </table:table-cell>
          <table:table-cell table:style-name="ce13" table:formula="of:=[.D917]+[.B918]" office:value-type="float" office:value="40598" calcext:value-type="float">
            <text:p>40598</text:p>
          </table:table-cell>
          <table:table-cell table:style-name="ce15" table:formula="of:=[.B918]/[.$B$1]" office:value-type="float" office:value="1.45161290322581" calcext:value-type="float">
            <text:p>1,45</text:p>
          </table:table-cell>
          <table:table-cell table:style-name="ce15" table:formula="of:=[.F917]+[.E918]" office:value-type="float" office:value="1309.61290322582" calcext:value-type="float">
            <text:p>1309,61</text:p>
          </table:table-cell>
        </table:table-row>
        <table:table-row table:style-name="ro1">
          <table:table-cell table:style-name="ce13" office:value-type="float" office:value="917" calcext:value-type="float">
            <text:p>91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1_BinaryMutator</text:p>
          </table:table-cell>
          <table:table-cell table:style-name="ce13" table:formula="of:=[.D918]+[.B919]" office:value-type="float" office:value="40642" calcext:value-type="float">
            <text:p>40642</text:p>
          </table:table-cell>
          <table:table-cell table:style-name="ce15" table:formula="of:=[.B919]/[.$B$1]" office:value-type="float" office:value="1.41935483870968" calcext:value-type="float">
            <text:p>1,42</text:p>
          </table:table-cell>
          <table:table-cell table:style-name="ce15" table:formula="of:=[.F918]+[.E919]" office:value-type="float" office:value="1311.03225806453" calcext:value-type="float">
            <text:p>1311,03</text:p>
          </table:table-cell>
        </table:table-row>
        <table:table-row table:style-name="ro1">
          <table:table-cell table:style-name="ce13" office:value-type="float" office:value="918" calcext:value-type="float">
            <text:p>91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2_BinaryMutator</text:p>
          </table:table-cell>
          <table:table-cell table:style-name="ce13" table:formula="of:=[.D919]+[.B920]" office:value-type="float" office:value="40686" calcext:value-type="float">
            <text:p>40686</text:p>
          </table:table-cell>
          <table:table-cell table:style-name="ce15" table:formula="of:=[.B920]/[.$B$1]" office:value-type="float" office:value="1.41935483870968" calcext:value-type="float">
            <text:p>1,42</text:p>
          </table:table-cell>
          <table:table-cell table:style-name="ce15" table:formula="of:=[.F919]+[.E920]" office:value-type="float" office:value="1312.45161290324" calcext:value-type="float">
            <text:p>1312,45</text:p>
          </table:table-cell>
        </table:table-row>
        <table:table-row table:style-name="ro1">
          <table:table-cell table:style-name="ce13" office:value-type="float" office:value="919" calcext:value-type="float">
            <text:p>91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3_BinaryMutator</text:p>
          </table:table-cell>
          <table:table-cell table:style-name="ce13" table:formula="of:=[.D920]+[.B921]" office:value-type="float" office:value="40730" calcext:value-type="float">
            <text:p>40730</text:p>
          </table:table-cell>
          <table:table-cell table:style-name="ce15" table:formula="of:=[.B921]/[.$B$1]" office:value-type="float" office:value="1.41935483870968" calcext:value-type="float">
            <text:p>1,42</text:p>
          </table:table-cell>
          <table:table-cell table:style-name="ce15" table:formula="of:=[.F920]+[.E921]" office:value-type="float" office:value="1313.87096774195" calcext:value-type="float">
            <text:p>1313,87</text:p>
          </table:table-cell>
        </table:table-row>
        <table:table-row table:style-name="ro1">
          <table:table-cell table:style-name="ce13" office:value-type="float" office:value="920" calcext:value-type="float">
            <text:p>92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4_BinaryMutator</text:p>
          </table:table-cell>
          <table:table-cell table:style-name="ce13" table:formula="of:=[.D921]+[.B922]" office:value-type="float" office:value="40774" calcext:value-type="float">
            <text:p>40774</text:p>
          </table:table-cell>
          <table:table-cell table:style-name="ce15" table:formula="of:=[.B922]/[.$B$1]" office:value-type="float" office:value="1.41935483870968" calcext:value-type="float">
            <text:p>1,42</text:p>
          </table:table-cell>
          <table:table-cell table:style-name="ce15" table:formula="of:=[.F921]+[.E922]" office:value-type="float" office:value="1315.29032258066" calcext:value-type="float">
            <text:p>1315,29</text:p>
          </table:table-cell>
        </table:table-row>
        <table:table-row table:style-name="ro1">
          <table:table-cell table:style-name="ce13" office:value-type="float" office:value="921" calcext:value-type="float">
            <text:p>92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5_BinaryMutator</text:p>
          </table:table-cell>
          <table:table-cell table:style-name="ce13" table:formula="of:=[.D922]+[.B923]" office:value-type="float" office:value="40819" calcext:value-type="float">
            <text:p>40819</text:p>
          </table:table-cell>
          <table:table-cell table:style-name="ce15" table:formula="of:=[.B923]/[.$B$1]" office:value-type="float" office:value="1.45161290322581" calcext:value-type="float">
            <text:p>1,45</text:p>
          </table:table-cell>
          <table:table-cell table:style-name="ce15" table:formula="of:=[.F922]+[.E923]" office:value-type="float" office:value="1316.74193548388" calcext:value-type="float">
            <text:p>1316,74</text:p>
          </table:table-cell>
        </table:table-row>
        <table:table-row table:style-name="ro1">
          <table:table-cell table:style-name="ce13" office:value-type="float" office:value="922" calcext:value-type="float">
            <text:p>92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6_BinaryMutator</text:p>
          </table:table-cell>
          <table:table-cell table:style-name="ce13" table:formula="of:=[.D923]+[.B924]" office:value-type="float" office:value="40864" calcext:value-type="float">
            <text:p>40864</text:p>
          </table:table-cell>
          <table:table-cell table:style-name="ce15" table:formula="of:=[.B924]/[.$B$1]" office:value-type="float" office:value="1.45161290322581" calcext:value-type="float">
            <text:p>1,45</text:p>
          </table:table-cell>
          <table:table-cell table:style-name="ce15" table:formula="of:=[.F923]+[.E924]" office:value-type="float" office:value="1318.19354838711" calcext:value-type="float">
            <text:p>1318,19</text:p>
          </table:table-cell>
        </table:table-row>
        <table:table-row table:style-name="ro1">
          <table:table-cell table:style-name="ce13" office:value-type="float" office:value="923" calcext:value-type="float">
            <text:p>92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7_BinaryMutator</text:p>
          </table:table-cell>
          <table:table-cell table:style-name="ce13" table:formula="of:=[.D924]+[.B925]" office:value-type="float" office:value="40908" calcext:value-type="float">
            <text:p>40908</text:p>
          </table:table-cell>
          <table:table-cell table:style-name="ce15" table:formula="of:=[.B925]/[.$B$1]" office:value-type="float" office:value="1.41935483870968" calcext:value-type="float">
            <text:p>1,42</text:p>
          </table:table-cell>
          <table:table-cell table:style-name="ce15" table:formula="of:=[.F924]+[.E925]" office:value-type="float" office:value="1319.61290322582" calcext:value-type="float">
            <text:p>1319,61</text:p>
          </table:table-cell>
        </table:table-row>
        <table:table-row table:style-name="ro1">
          <table:table-cell table:style-name="ce13" office:value-type="float" office:value="924" calcext:value-type="float">
            <text:p>92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8_BinaryMutator</text:p>
          </table:table-cell>
          <table:table-cell table:style-name="ce13" table:formula="of:=[.D925]+[.B926]" office:value-type="float" office:value="40952" calcext:value-type="float">
            <text:p>40952</text:p>
          </table:table-cell>
          <table:table-cell table:style-name="ce15" table:formula="of:=[.B926]/[.$B$1]" office:value-type="float" office:value="1.41935483870968" calcext:value-type="float">
            <text:p>1,42</text:p>
          </table:table-cell>
          <table:table-cell table:style-name="ce15" table:formula="of:=[.F925]+[.E926]" office:value-type="float" office:value="1321.03225806453" calcext:value-type="float">
            <text:p>1321,03</text:p>
          </table:table-cell>
        </table:table-row>
        <table:table-row table:style-name="ro1">
          <table:table-cell table:style-name="ce13" office:value-type="float" office:value="925" calcext:value-type="float">
            <text:p>92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9_BinaryMutator</text:p>
          </table:table-cell>
          <table:table-cell table:style-name="ce13" table:formula="of:=[.D926]+[.B927]" office:value-type="float" office:value="40996" calcext:value-type="float">
            <text:p>40996</text:p>
          </table:table-cell>
          <table:table-cell table:style-name="ce15" table:formula="of:=[.B927]/[.$B$1]" office:value-type="float" office:value="1.41935483870968" calcext:value-type="float">
            <text:p>1,42</text:p>
          </table:table-cell>
          <table:table-cell table:style-name="ce15" table:formula="of:=[.F926]+[.E927]" office:value-type="float" office:value="1322.45161290324" calcext:value-type="float">
            <text:p>1322,45</text:p>
          </table:table-cell>
        </table:table-row>
        <table:table-row table:style-name="ro1">
          <table:table-cell table:style-name="ce13" office:value-type="float" office:value="926" calcext:value-type="float">
            <text:p>92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10_BinaryMutator</text:p>
          </table:table-cell>
          <table:table-cell table:style-name="ce13" table:formula="of:=[.D927]+[.B928]" office:value-type="float" office:value="41040" calcext:value-type="float">
            <text:p>41040</text:p>
          </table:table-cell>
          <table:table-cell table:style-name="ce15" table:formula="of:=[.B928]/[.$B$1]" office:value-type="float" office:value="1.41935483870968" calcext:value-type="float">
            <text:p>1,42</text:p>
          </table:table-cell>
          <table:table-cell table:style-name="ce15" table:formula="of:=[.F927]+[.E928]" office:value-type="float" office:value="1323.87096774195" calcext:value-type="float">
            <text:p>1323,87</text:p>
          </table:table-cell>
        </table:table-row>
        <table:table-row table:style-name="ro1">
          <table:table-cell table:style-name="ce13" office:value-type="float" office:value="927" calcext:value-type="float">
            <text:p>92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11_BinaryMutator</text:p>
          </table:table-cell>
          <table:table-cell table:style-name="ce13" table:formula="of:=[.D928]+[.B929]" office:value-type="float" office:value="41084" calcext:value-type="float">
            <text:p>41084</text:p>
          </table:table-cell>
          <table:table-cell table:style-name="ce15" table:formula="of:=[.B929]/[.$B$1]" office:value-type="float" office:value="1.41935483870968" calcext:value-type="float">
            <text:p>1,42</text:p>
          </table:table-cell>
          <table:table-cell table:style-name="ce15" table:formula="of:=[.F928]+[.E929]" office:value-type="float" office:value="1325.29032258066" calcext:value-type="float">
            <text:p>1325,29</text:p>
          </table:table-cell>
        </table:table-row>
        <table:table-row table:style-name="ro1">
          <table:table-cell table:style-name="ce13" office:value-type="float" office:value="928" calcext:value-type="float">
            <text:p>92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12_BinaryMutator</text:p>
          </table:table-cell>
          <table:table-cell table:style-name="ce13" table:formula="of:=[.D929]+[.B930]" office:value-type="float" office:value="41128" calcext:value-type="float">
            <text:p>41128</text:p>
          </table:table-cell>
          <table:table-cell table:style-name="ce15" table:formula="of:=[.B930]/[.$B$1]" office:value-type="float" office:value="1.41935483870968" calcext:value-type="float">
            <text:p>1,42</text:p>
          </table:table-cell>
          <table:table-cell table:style-name="ce15" table:formula="of:=[.F929]+[.E930]" office:value-type="float" office:value="1326.70967741937" calcext:value-type="float">
            <text:p>1326,71</text:p>
          </table:table-cell>
        </table:table-row>
        <table:table-row table:style-name="ro1">
          <table:table-cell table:style-name="ce13" office:value-type="float" office:value="929" calcext:value-type="float">
            <text:p>92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13_BinaryMutator</text:p>
          </table:table-cell>
          <table:table-cell table:style-name="ce13" table:formula="of:=[.D930]+[.B931]" office:value-type="float" office:value="41173" calcext:value-type="float">
            <text:p>41173</text:p>
          </table:table-cell>
          <table:table-cell table:style-name="ce15" table:formula="of:=[.B931]/[.$B$1]" office:value-type="float" office:value="1.45161290322581" calcext:value-type="float">
            <text:p>1,45</text:p>
          </table:table-cell>
          <table:table-cell table:style-name="ce15" table:formula="of:=[.F930]+[.E931]" office:value-type="float" office:value="1328.16129032259" calcext:value-type="float">
            <text:p>1328,16</text:p>
          </table:table-cell>
        </table:table-row>
        <table:table-row table:style-name="ro1">
          <table:table-cell table:style-name="ce13" office:value-type="float" office:value="930" calcext:value-type="float">
            <text:p>93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14_BinaryMutator</text:p>
          </table:table-cell>
          <table:table-cell table:style-name="ce13" table:formula="of:=[.D931]+[.B932]" office:value-type="float" office:value="41217" calcext:value-type="float">
            <text:p>41217</text:p>
          </table:table-cell>
          <table:table-cell table:style-name="ce15" table:formula="of:=[.B932]/[.$B$1]" office:value-type="float" office:value="1.41935483870968" calcext:value-type="float">
            <text:p>1,42</text:p>
          </table:table-cell>
          <table:table-cell table:style-name="ce15" table:formula="of:=[.F931]+[.E932]" office:value-type="float" office:value="1329.5806451613" calcext:value-type="float">
            <text:p>1329,58</text:p>
          </table:table-cell>
        </table:table-row>
        <table:table-row table:style-name="ro1">
          <table:table-cell table:style-name="ce13" office:value-type="float" office:value="931" calcext:value-type="float">
            <text:p>93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15_BinaryMutator</text:p>
          </table:table-cell>
          <table:table-cell table:style-name="ce13" table:formula="of:=[.D932]+[.B933]" office:value-type="float" office:value="41261" calcext:value-type="float">
            <text:p>41261</text:p>
          </table:table-cell>
          <table:table-cell table:style-name="ce15" table:formula="of:=[.B933]/[.$B$1]" office:value-type="float" office:value="1.41935483870968" calcext:value-type="float">
            <text:p>1,42</text:p>
          </table:table-cell>
          <table:table-cell table:style-name="ce15" table:formula="of:=[.F932]+[.E933]" office:value-type="float" office:value="1331.00000000001" calcext:value-type="float">
            <text:p>1331,00</text:p>
          </table:table-cell>
        </table:table-row>
        <table:table-row table:style-name="ro1">
          <table:table-cell table:style-name="ce13" office:value-type="float" office:value="932" calcext:value-type="float">
            <text:p>93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16_BinaryMutator</text:p>
          </table:table-cell>
          <table:table-cell table:style-name="ce13" table:formula="of:=[.D933]+[.B934]" office:value-type="float" office:value="41305" calcext:value-type="float">
            <text:p>41305</text:p>
          </table:table-cell>
          <table:table-cell table:style-name="ce15" table:formula="of:=[.B934]/[.$B$1]" office:value-type="float" office:value="1.41935483870968" calcext:value-type="float">
            <text:p>1,42</text:p>
          </table:table-cell>
          <table:table-cell table:style-name="ce15" table:formula="of:=[.F933]+[.E934]" office:value-type="float" office:value="1332.41935483872" calcext:value-type="float">
            <text:p>1332,42</text:p>
          </table:table-cell>
        </table:table-row>
        <table:table-row table:style-name="ro1">
          <table:table-cell table:style-name="ce13" office:value-type="float" office:value="933" calcext:value-type="float">
            <text:p>93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17_BinaryMutator</text:p>
          </table:table-cell>
          <table:table-cell table:style-name="ce13" table:formula="of:=[.D934]+[.B935]" office:value-type="float" office:value="41350" calcext:value-type="float">
            <text:p>41350</text:p>
          </table:table-cell>
          <table:table-cell table:style-name="ce15" table:formula="of:=[.B935]/[.$B$1]" office:value-type="float" office:value="1.45161290322581" calcext:value-type="float">
            <text:p>1,45</text:p>
          </table:table-cell>
          <table:table-cell table:style-name="ce15" table:formula="of:=[.F934]+[.E935]" office:value-type="float" office:value="1333.87096774195" calcext:value-type="float">
            <text:p>1333,87</text:p>
          </table:table-cell>
        </table:table-row>
        <table:table-row table:style-name="ro1">
          <table:table-cell table:style-name="ce13" office:value-type="float" office:value="934" calcext:value-type="float">
            <text:p>93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18_BinaryMutator</text:p>
          </table:table-cell>
          <table:table-cell table:style-name="ce13" table:formula="of:=[.D935]+[.B936]" office:value-type="float" office:value="41395" calcext:value-type="float">
            <text:p>41395</text:p>
          </table:table-cell>
          <table:table-cell table:style-name="ce15" table:formula="of:=[.B936]/[.$B$1]" office:value-type="float" office:value="1.45161290322581" calcext:value-type="float">
            <text:p>1,45</text:p>
          </table:table-cell>
          <table:table-cell table:style-name="ce15" table:formula="of:=[.F935]+[.E936]" office:value-type="float" office:value="1335.32258064518" calcext:value-type="float">
            <text:p>1335,32</text:p>
          </table:table-cell>
        </table:table-row>
        <table:table-row table:style-name="ro1">
          <table:table-cell table:style-name="ce13" office:value-type="float" office:value="935" calcext:value-type="float">
            <text:p>93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19_BinaryMutator</text:p>
          </table:table-cell>
          <table:table-cell table:style-name="ce13" table:formula="of:=[.D936]+[.B937]" office:value-type="float" office:value="41440" calcext:value-type="float">
            <text:p>41440</text:p>
          </table:table-cell>
          <table:table-cell table:style-name="ce15" table:formula="of:=[.B937]/[.$B$1]" office:value-type="float" office:value="1.45161290322581" calcext:value-type="float">
            <text:p>1,45</text:p>
          </table:table-cell>
          <table:table-cell table:style-name="ce15" table:formula="of:=[.F936]+[.E937]" office:value-type="float" office:value="1336.7741935484" calcext:value-type="float">
            <text:p>1336,77</text:p>
          </table:table-cell>
        </table:table-row>
        <table:table-row table:style-name="ro1">
          <table:table-cell table:style-name="ce13" office:value-type="float" office:value="936" calcext:value-type="float">
            <text:p>93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20_BinaryMutator</text:p>
          </table:table-cell>
          <table:table-cell table:style-name="ce13" table:formula="of:=[.D937]+[.B938]" office:value-type="float" office:value="41485" calcext:value-type="float">
            <text:p>41485</text:p>
          </table:table-cell>
          <table:table-cell table:style-name="ce15" table:formula="of:=[.B938]/[.$B$1]" office:value-type="float" office:value="1.45161290322581" calcext:value-type="float">
            <text:p>1,45</text:p>
          </table:table-cell>
          <table:table-cell table:style-name="ce15" table:formula="of:=[.F937]+[.E938]" office:value-type="float" office:value="1338.22580645163" calcext:value-type="float">
            <text:p>1338,23</text:p>
          </table:table-cell>
        </table:table-row>
        <table:table-row table:style-name="ro1">
          <table:table-cell table:style-name="ce13" office:value-type="float" office:value="937" calcext:value-type="float">
            <text:p>93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21_BinaryMutator</text:p>
          </table:table-cell>
          <table:table-cell table:style-name="ce13" table:formula="of:=[.D938]+[.B939]" office:value-type="float" office:value="41530" calcext:value-type="float">
            <text:p>41530</text:p>
          </table:table-cell>
          <table:table-cell table:style-name="ce15" table:formula="of:=[.B939]/[.$B$1]" office:value-type="float" office:value="1.45161290322581" calcext:value-type="float">
            <text:p>1,45</text:p>
          </table:table-cell>
          <table:table-cell table:style-name="ce15" table:formula="of:=[.F938]+[.E939]" office:value-type="float" office:value="1339.67741935485" calcext:value-type="float">
            <text:p>1339,68</text:p>
          </table:table-cell>
        </table:table-row>
        <table:table-row table:style-name="ro1">
          <table:table-cell table:style-name="ce13" office:value-type="float" office:value="938" calcext:value-type="float">
            <text:p>93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22_BinaryMutator</text:p>
          </table:table-cell>
          <table:table-cell table:style-name="ce13" table:formula="of:=[.D939]+[.B940]" office:value-type="float" office:value="41575" calcext:value-type="float">
            <text:p>41575</text:p>
          </table:table-cell>
          <table:table-cell table:style-name="ce15" table:formula="of:=[.B940]/[.$B$1]" office:value-type="float" office:value="1.45161290322581" calcext:value-type="float">
            <text:p>1,45</text:p>
          </table:table-cell>
          <table:table-cell table:style-name="ce15" table:formula="of:=[.F939]+[.E940]" office:value-type="float" office:value="1341.12903225808" calcext:value-type="float">
            <text:p>1341,13</text:p>
          </table:table-cell>
        </table:table-row>
        <table:table-row table:style-name="ro1">
          <table:table-cell table:style-name="ce13" office:value-type="float" office:value="939" calcext:value-type="float">
            <text:p>93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23_BinaryMutator</text:p>
          </table:table-cell>
          <table:table-cell table:style-name="ce13" table:formula="of:=[.D940]+[.B941]" office:value-type="float" office:value="41620" calcext:value-type="float">
            <text:p>41620</text:p>
          </table:table-cell>
          <table:table-cell table:style-name="ce15" table:formula="of:=[.B941]/[.$B$1]" office:value-type="float" office:value="1.45161290322581" calcext:value-type="float">
            <text:p>1,45</text:p>
          </table:table-cell>
          <table:table-cell table:style-name="ce15" table:formula="of:=[.F940]+[.E941]" office:value-type="float" office:value="1342.5806451613" calcext:value-type="float">
            <text:p>1342,58</text:p>
          </table:table-cell>
        </table:table-row>
        <table:table-row table:style-name="ro1">
          <table:table-cell table:style-name="ce13" office:value-type="float" office:value="940" calcext:value-type="float">
            <text:p>94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24_BinaryMutator</text:p>
          </table:table-cell>
          <table:table-cell table:style-name="ce13" table:formula="of:=[.D941]+[.B942]" office:value-type="float" office:value="41664" calcext:value-type="float">
            <text:p>41664</text:p>
          </table:table-cell>
          <table:table-cell table:style-name="ce15" table:formula="of:=[.B942]/[.$B$1]" office:value-type="float" office:value="1.41935483870968" calcext:value-type="float">
            <text:p>1,42</text:p>
          </table:table-cell>
          <table:table-cell table:style-name="ce15" table:formula="of:=[.F941]+[.E942]" office:value-type="float" office:value="1344.00000000001" calcext:value-type="float">
            <text:p>1344,00</text:p>
          </table:table-cell>
        </table:table-row>
        <table:table-row table:style-name="ro1">
          <table:table-cell table:style-name="ce13" office:value-type="float" office:value="941" calcext:value-type="float">
            <text:p>9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25_BinaryMutator</text:p>
          </table:table-cell>
          <table:table-cell table:style-name="ce13" table:formula="of:=[.D942]+[.B943]" office:value-type="float" office:value="41708" calcext:value-type="float">
            <text:p>41708</text:p>
          </table:table-cell>
          <table:table-cell table:style-name="ce15" table:formula="of:=[.B943]/[.$B$1]" office:value-type="float" office:value="1.41935483870968" calcext:value-type="float">
            <text:p>1,42</text:p>
          </table:table-cell>
          <table:table-cell table:style-name="ce15" table:formula="of:=[.F942]+[.E943]" office:value-type="float" office:value="1345.41935483872" calcext:value-type="float">
            <text:p>1345,42</text:p>
          </table:table-cell>
        </table:table-row>
        <table:table-row table:style-name="ro1">
          <table:table-cell table:style-name="ce13" office:value-type="float" office:value="942" calcext:value-type="float">
            <text:p>9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26_BinaryMutator</text:p>
          </table:table-cell>
          <table:table-cell table:style-name="ce13" table:formula="of:=[.D943]+[.B944]" office:value-type="float" office:value="41752" calcext:value-type="float">
            <text:p>41752</text:p>
          </table:table-cell>
          <table:table-cell table:style-name="ce15" table:formula="of:=[.B944]/[.$B$1]" office:value-type="float" office:value="1.41935483870968" calcext:value-type="float">
            <text:p>1,42</text:p>
          </table:table-cell>
          <table:table-cell table:style-name="ce15" table:formula="of:=[.F943]+[.E944]" office:value-type="float" office:value="1346.83870967743" calcext:value-type="float">
            <text:p>1346,84</text:p>
          </table:table-cell>
        </table:table-row>
        <table:table-row table:style-name="ro1">
          <table:table-cell table:style-name="ce13" office:value-type="float" office:value="943" calcext:value-type="float">
            <text:p>94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27_BinaryMutator</text:p>
          </table:table-cell>
          <table:table-cell table:style-name="ce13" table:formula="of:=[.D944]+[.B945]" office:value-type="float" office:value="41797" calcext:value-type="float">
            <text:p>41797</text:p>
          </table:table-cell>
          <table:table-cell table:style-name="ce15" table:formula="of:=[.B945]/[.$B$1]" office:value-type="float" office:value="1.45161290322581" calcext:value-type="float">
            <text:p>1,45</text:p>
          </table:table-cell>
          <table:table-cell table:style-name="ce15" table:formula="of:=[.F944]+[.E945]" office:value-type="float" office:value="1348.29032258066" calcext:value-type="float">
            <text:p>1348,29</text:p>
          </table:table-cell>
        </table:table-row>
        <table:table-row table:style-name="ro1">
          <table:table-cell table:style-name="ce13" office:value-type="float" office:value="944" calcext:value-type="float">
            <text:p>9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28_BinaryMutator</text:p>
          </table:table-cell>
          <table:table-cell table:style-name="ce13" table:formula="of:=[.D945]+[.B946]" office:value-type="float" office:value="41842" calcext:value-type="float">
            <text:p>41842</text:p>
          </table:table-cell>
          <table:table-cell table:style-name="ce15" table:formula="of:=[.B946]/[.$B$1]" office:value-type="float" office:value="1.45161290322581" calcext:value-type="float">
            <text:p>1,45</text:p>
          </table:table-cell>
          <table:table-cell table:style-name="ce15" table:formula="of:=[.F945]+[.E946]" office:value-type="float" office:value="1349.74193548389" calcext:value-type="float">
            <text:p>1349,74</text:p>
          </table:table-cell>
        </table:table-row>
        <table:table-row table:style-name="ro1">
          <table:table-cell table:style-name="ce13" office:value-type="float" office:value="945" calcext:value-type="float">
            <text:p>94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29_BinaryMutator</text:p>
          </table:table-cell>
          <table:table-cell table:style-name="ce13" table:formula="of:=[.D946]+[.B947]" office:value-type="float" office:value="41887" calcext:value-type="float">
            <text:p>41887</text:p>
          </table:table-cell>
          <table:table-cell table:style-name="ce15" table:formula="of:=[.B947]/[.$B$1]" office:value-type="float" office:value="1.45161290322581" calcext:value-type="float">
            <text:p>1,45</text:p>
          </table:table-cell>
          <table:table-cell table:style-name="ce15" table:formula="of:=[.F946]+[.E947]" office:value-type="float" office:value="1351.19354838711" calcext:value-type="float">
            <text:p>1351,19</text:p>
          </table:table-cell>
        </table:table-row>
        <table:table-row table:style-name="ro1">
          <table:table-cell table:style-name="ce13" office:value-type="float" office:value="946" calcext:value-type="float">
            <text:p>94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30_BinaryMutator</text:p>
          </table:table-cell>
          <table:table-cell table:style-name="ce13" table:formula="of:=[.D947]+[.B948]" office:value-type="float" office:value="41932" calcext:value-type="float">
            <text:p>41932</text:p>
          </table:table-cell>
          <table:table-cell table:style-name="ce15" table:formula="of:=[.B948]/[.$B$1]" office:value-type="float" office:value="1.45161290322581" calcext:value-type="float">
            <text:p>1,45</text:p>
          </table:table-cell>
          <table:table-cell table:style-name="ce15" table:formula="of:=[.F947]+[.E948]" office:value-type="float" office:value="1352.64516129034" calcext:value-type="float">
            <text:p>1352,65</text:p>
          </table:table-cell>
        </table:table-row>
        <table:table-row table:style-name="ro1">
          <table:table-cell table:style-name="ce13" office:value-type="float" office:value="947" calcext:value-type="float">
            <text:p>94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31_BinaryMutator</text:p>
          </table:table-cell>
          <table:table-cell table:style-name="ce13" table:formula="of:=[.D948]+[.B949]" office:value-type="float" office:value="41976" calcext:value-type="float">
            <text:p>41976</text:p>
          </table:table-cell>
          <table:table-cell table:style-name="ce15" table:formula="of:=[.B949]/[.$B$1]" office:value-type="float" office:value="1.41935483870968" calcext:value-type="float">
            <text:p>1,42</text:p>
          </table:table-cell>
          <table:table-cell table:style-name="ce15" table:formula="of:=[.F948]+[.E949]" office:value-type="float" office:value="1354.06451612905" calcext:value-type="float">
            <text:p>1354,06</text:p>
          </table:table-cell>
        </table:table-row>
        <table:table-row table:style-name="ro1">
          <table:table-cell table:style-name="ce13" office:value-type="float" office:value="948" calcext:value-type="float">
            <text:p>94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32_BinaryMutator</text:p>
          </table:table-cell>
          <table:table-cell table:style-name="ce13" table:formula="of:=[.D949]+[.B950]" office:value-type="float" office:value="42020" calcext:value-type="float">
            <text:p>42020</text:p>
          </table:table-cell>
          <table:table-cell table:style-name="ce15" table:formula="of:=[.B950]/[.$B$1]" office:value-type="float" office:value="1.41935483870968" calcext:value-type="float">
            <text:p>1,42</text:p>
          </table:table-cell>
          <table:table-cell table:style-name="ce15" table:formula="of:=[.F949]+[.E950]" office:value-type="float" office:value="1355.48387096776" calcext:value-type="float">
            <text:p>1355,48</text:p>
          </table:table-cell>
        </table:table-row>
        <table:table-row table:style-name="ro1">
          <table:table-cell table:style-name="ce13" office:value-type="float" office:value="949" calcext:value-type="float">
            <text:p>94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33_BinaryMutator</text:p>
          </table:table-cell>
          <table:table-cell table:style-name="ce13" table:formula="of:=[.D950]+[.B951]" office:value-type="float" office:value="42064" calcext:value-type="float">
            <text:p>42064</text:p>
          </table:table-cell>
          <table:table-cell table:style-name="ce15" table:formula="of:=[.B951]/[.$B$1]" office:value-type="float" office:value="1.41935483870968" calcext:value-type="float">
            <text:p>1,42</text:p>
          </table:table-cell>
          <table:table-cell table:style-name="ce15" table:formula="of:=[.F950]+[.E951]" office:value-type="float" office:value="1356.90322580647" calcext:value-type="float">
            <text:p>1356,90</text:p>
          </table:table-cell>
        </table:table-row>
        <table:table-row table:style-name="ro1">
          <table:table-cell table:style-name="ce13" office:value-type="float" office:value="950" calcext:value-type="float">
            <text:p>95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34_BinaryMutator</text:p>
          </table:table-cell>
          <table:table-cell table:style-name="ce13" table:formula="of:=[.D951]+[.B952]" office:value-type="float" office:value="42109" calcext:value-type="float">
            <text:p>42109</text:p>
          </table:table-cell>
          <table:table-cell table:style-name="ce15" table:formula="of:=[.B952]/[.$B$1]" office:value-type="float" office:value="1.45161290322581" calcext:value-type="float">
            <text:p>1,45</text:p>
          </table:table-cell>
          <table:table-cell table:style-name="ce15" table:formula="of:=[.F951]+[.E952]" office:value-type="float" office:value="1358.35483870969" calcext:value-type="float">
            <text:p>1358,35</text:p>
          </table:table-cell>
        </table:table-row>
        <table:table-row table:style-name="ro1">
          <table:table-cell table:style-name="ce13" office:value-type="float" office:value="951" calcext:value-type="float">
            <text:p>95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35_BinaryMutator</text:p>
          </table:table-cell>
          <table:table-cell table:style-name="ce13" table:formula="of:=[.D952]+[.B953]" office:value-type="float" office:value="42153" calcext:value-type="float">
            <text:p>42153</text:p>
          </table:table-cell>
          <table:table-cell table:style-name="ce15" table:formula="of:=[.B953]/[.$B$1]" office:value-type="float" office:value="1.41935483870968" calcext:value-type="float">
            <text:p>1,42</text:p>
          </table:table-cell>
          <table:table-cell table:style-name="ce15" table:formula="of:=[.F952]+[.E953]" office:value-type="float" office:value="1359.7741935484" calcext:value-type="float">
            <text:p>1359,77</text:p>
          </table:table-cell>
        </table:table-row>
        <table:table-row table:style-name="ro1">
          <table:table-cell table:style-name="ce13" office:value-type="float" office:value="952" calcext:value-type="float">
            <text:p>95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36_BinaryMutator</text:p>
          </table:table-cell>
          <table:table-cell table:style-name="ce13" table:formula="of:=[.D953]+[.B954]" office:value-type="float" office:value="42197" calcext:value-type="float">
            <text:p>42197</text:p>
          </table:table-cell>
          <table:table-cell table:style-name="ce15" table:formula="of:=[.B954]/[.$B$1]" office:value-type="float" office:value="1.41935483870968" calcext:value-type="float">
            <text:p>1,42</text:p>
          </table:table-cell>
          <table:table-cell table:style-name="ce15" table:formula="of:=[.F953]+[.E954]" office:value-type="float" office:value="1361.19354838711" calcext:value-type="float">
            <text:p>1361,19</text:p>
          </table:table-cell>
        </table:table-row>
        <table:table-row table:style-name="ro1">
          <table:table-cell table:style-name="ce13" office:value-type="float" office:value="953" calcext:value-type="float">
            <text:p>95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37_BinaryMutator</text:p>
          </table:table-cell>
          <table:table-cell table:style-name="ce13" table:formula="of:=[.D954]+[.B955]" office:value-type="float" office:value="42241" calcext:value-type="float">
            <text:p>42241</text:p>
          </table:table-cell>
          <table:table-cell table:style-name="ce15" table:formula="of:=[.B955]/[.$B$1]" office:value-type="float" office:value="1.41935483870968" calcext:value-type="float">
            <text:p>1,42</text:p>
          </table:table-cell>
          <table:table-cell table:style-name="ce15" table:formula="of:=[.F954]+[.E955]" office:value-type="float" office:value="1362.61290322582" calcext:value-type="float">
            <text:p>1362,61</text:p>
          </table:table-cell>
        </table:table-row>
        <table:table-row table:style-name="ro1">
          <table:table-cell table:style-name="ce13" office:value-type="float" office:value="954" calcext:value-type="float">
            <text:p>95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38_BinaryMutator</text:p>
          </table:table-cell>
          <table:table-cell table:style-name="ce13" table:formula="of:=[.D955]+[.B956]" office:value-type="float" office:value="42285" calcext:value-type="float">
            <text:p>42285</text:p>
          </table:table-cell>
          <table:table-cell table:style-name="ce15" table:formula="of:=[.B956]/[.$B$1]" office:value-type="float" office:value="1.41935483870968" calcext:value-type="float">
            <text:p>1,42</text:p>
          </table:table-cell>
          <table:table-cell table:style-name="ce15" table:formula="of:=[.F955]+[.E956]" office:value-type="float" office:value="1364.03225806453" calcext:value-type="float">
            <text:p>1364,03</text:p>
          </table:table-cell>
        </table:table-row>
        <table:table-row table:style-name="ro1">
          <table:table-cell table:style-name="ce13" office:value-type="float" office:value="955" calcext:value-type="float">
            <text:p>95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39_BinaryMutator</text:p>
          </table:table-cell>
          <table:table-cell table:style-name="ce13" table:formula="of:=[.D956]+[.B957]" office:value-type="float" office:value="42329" calcext:value-type="float">
            <text:p>42329</text:p>
          </table:table-cell>
          <table:table-cell table:style-name="ce15" table:formula="of:=[.B957]/[.$B$1]" office:value-type="float" office:value="1.41935483870968" calcext:value-type="float">
            <text:p>1,42</text:p>
          </table:table-cell>
          <table:table-cell table:style-name="ce15" table:formula="of:=[.F956]+[.E957]" office:value-type="float" office:value="1365.45161290324" calcext:value-type="float">
            <text:p>1365,45</text:p>
          </table:table-cell>
        </table:table-row>
        <table:table-row table:style-name="ro1">
          <table:table-cell table:style-name="ce13" office:value-type="float" office:value="956" calcext:value-type="float">
            <text:p>95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40_BinaryMutator</text:p>
          </table:table-cell>
          <table:table-cell table:style-name="ce13" table:formula="of:=[.D957]+[.B958]" office:value-type="float" office:value="42373" calcext:value-type="float">
            <text:p>42373</text:p>
          </table:table-cell>
          <table:table-cell table:style-name="ce15" table:formula="of:=[.B958]/[.$B$1]" office:value-type="float" office:value="1.41935483870968" calcext:value-type="float">
            <text:p>1,42</text:p>
          </table:table-cell>
          <table:table-cell table:style-name="ce15" table:formula="of:=[.F957]+[.E958]" office:value-type="float" office:value="1366.87096774195" calcext:value-type="float">
            <text:p>1366,87</text:p>
          </table:table-cell>
        </table:table-row>
        <table:table-row table:style-name="ro1">
          <table:table-cell table:style-name="ce13" office:value-type="float" office:value="957" calcext:value-type="float">
            <text:p>95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41_BinaryMutator</text:p>
          </table:table-cell>
          <table:table-cell table:style-name="ce13" table:formula="of:=[.D958]+[.B959]" office:value-type="float" office:value="42417" calcext:value-type="float">
            <text:p>42417</text:p>
          </table:table-cell>
          <table:table-cell table:style-name="ce15" table:formula="of:=[.B959]/[.$B$1]" office:value-type="float" office:value="1.41935483870968" calcext:value-type="float">
            <text:p>1,42</text:p>
          </table:table-cell>
          <table:table-cell table:style-name="ce15" table:formula="of:=[.F958]+[.E959]" office:value-type="float" office:value="1368.29032258066" calcext:value-type="float">
            <text:p>1368,29</text:p>
          </table:table-cell>
        </table:table-row>
        <table:table-row table:style-name="ro1">
          <table:table-cell table:style-name="ce13" office:value-type="float" office:value="958" calcext:value-type="float">
            <text:p>95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42_BinaryMutator</text:p>
          </table:table-cell>
          <table:table-cell table:style-name="ce13" table:formula="of:=[.D959]+[.B960]" office:value-type="float" office:value="42461" calcext:value-type="float">
            <text:p>42461</text:p>
          </table:table-cell>
          <table:table-cell table:style-name="ce15" table:formula="of:=[.B960]/[.$B$1]" office:value-type="float" office:value="1.41935483870968" calcext:value-type="float">
            <text:p>1,42</text:p>
          </table:table-cell>
          <table:table-cell table:style-name="ce15" table:formula="of:=[.F959]+[.E960]" office:value-type="float" office:value="1369.70967741937" calcext:value-type="float">
            <text:p>1369,71</text:p>
          </table:table-cell>
        </table:table-row>
        <table:table-row table:style-name="ro1">
          <table:table-cell table:style-name="ce13" office:value-type="float" office:value="959" calcext:value-type="float">
            <text:p>95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43_BinaryMutator</text:p>
          </table:table-cell>
          <table:table-cell table:style-name="ce13" table:formula="of:=[.D960]+[.B961]" office:value-type="float" office:value="42505" calcext:value-type="float">
            <text:p>42505</text:p>
          </table:table-cell>
          <table:table-cell table:style-name="ce15" table:formula="of:=[.B961]/[.$B$1]" office:value-type="float" office:value="1.41935483870968" calcext:value-type="float">
            <text:p>1,42</text:p>
          </table:table-cell>
          <table:table-cell table:style-name="ce15" table:formula="of:=[.F960]+[.E961]" office:value-type="float" office:value="1371.12903225808" calcext:value-type="float">
            <text:p>1371,13</text:p>
          </table:table-cell>
        </table:table-row>
        <table:table-row table:style-name="ro1">
          <table:table-cell table:style-name="ce13" office:value-type="float" office:value="960" calcext:value-type="float">
            <text:p>96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44_BinaryMutator</text:p>
          </table:table-cell>
          <table:table-cell table:style-name="ce13" table:formula="of:=[.D961]+[.B962]" office:value-type="float" office:value="42549" calcext:value-type="float">
            <text:p>42549</text:p>
          </table:table-cell>
          <table:table-cell table:style-name="ce15" table:formula="of:=[.B962]/[.$B$1]" office:value-type="float" office:value="1.41935483870968" calcext:value-type="float">
            <text:p>1,42</text:p>
          </table:table-cell>
          <table:table-cell table:style-name="ce15" table:formula="of:=[.F961]+[.E962]" office:value-type="float" office:value="1372.54838709679" calcext:value-type="float">
            <text:p>1372,55</text:p>
          </table:table-cell>
        </table:table-row>
        <table:table-row table:style-name="ro1">
          <table:table-cell table:style-name="ce13" office:value-type="float" office:value="961" calcext:value-type="float">
            <text:p>96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45_BinaryMutator</text:p>
          </table:table-cell>
          <table:table-cell table:style-name="ce13" table:formula="of:=[.D962]+[.B963]" office:value-type="float" office:value="42593" calcext:value-type="float">
            <text:p>42593</text:p>
          </table:table-cell>
          <table:table-cell table:style-name="ce15" table:formula="of:=[.B963]/[.$B$1]" office:value-type="float" office:value="1.41935483870968" calcext:value-type="float">
            <text:p>1,42</text:p>
          </table:table-cell>
          <table:table-cell table:style-name="ce15" table:formula="of:=[.F962]+[.E963]" office:value-type="float" office:value="1373.9677419355" calcext:value-type="float">
            <text:p>1373,97</text:p>
          </table:table-cell>
        </table:table-row>
        <table:table-row table:style-name="ro1">
          <table:table-cell table:style-name="ce13" office:value-type="float" office:value="962" calcext:value-type="float">
            <text:p>96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46_BinaryMutator</text:p>
          </table:table-cell>
          <table:table-cell table:style-name="ce13" table:formula="of:=[.D963]+[.B964]" office:value-type="float" office:value="42638" calcext:value-type="float">
            <text:p>42638</text:p>
          </table:table-cell>
          <table:table-cell table:style-name="ce15" table:formula="of:=[.B964]/[.$B$1]" office:value-type="float" office:value="1.45161290322581" calcext:value-type="float">
            <text:p>1,45</text:p>
          </table:table-cell>
          <table:table-cell table:style-name="ce15" table:formula="of:=[.F963]+[.E964]" office:value-type="float" office:value="1375.41935483873" calcext:value-type="float">
            <text:p>1375,42</text:p>
          </table:table-cell>
        </table:table-row>
        <table:table-row table:style-name="ro1">
          <table:table-cell table:style-name="ce13" office:value-type="float" office:value="963" calcext:value-type="float">
            <text:p>96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47_BinaryMutator</text:p>
          </table:table-cell>
          <table:table-cell table:style-name="ce13" table:formula="of:=[.D964]+[.B965]" office:value-type="float" office:value="42682" calcext:value-type="float">
            <text:p>42682</text:p>
          </table:table-cell>
          <table:table-cell table:style-name="ce15" table:formula="of:=[.B965]/[.$B$1]" office:value-type="float" office:value="1.41935483870968" calcext:value-type="float">
            <text:p>1,42</text:p>
          </table:table-cell>
          <table:table-cell table:style-name="ce15" table:formula="of:=[.F964]+[.E965]" office:value-type="float" office:value="1376.83870967744" calcext:value-type="float">
            <text:p>1376,84</text:p>
          </table:table-cell>
        </table:table-row>
        <table:table-row table:style-name="ro1">
          <table:table-cell table:style-name="ce13" office:value-type="float" office:value="964" calcext:value-type="float">
            <text:p>96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48_BinaryMutator</text:p>
          </table:table-cell>
          <table:table-cell table:style-name="ce13" table:formula="of:=[.D965]+[.B966]" office:value-type="float" office:value="42727" calcext:value-type="float">
            <text:p>42727</text:p>
          </table:table-cell>
          <table:table-cell table:style-name="ce15" table:formula="of:=[.B966]/[.$B$1]" office:value-type="float" office:value="1.45161290322581" calcext:value-type="float">
            <text:p>1,45</text:p>
          </table:table-cell>
          <table:table-cell table:style-name="ce15" table:formula="of:=[.F965]+[.E966]" office:value-type="float" office:value="1378.29032258066" calcext:value-type="float">
            <text:p>1378,29</text:p>
          </table:table-cell>
        </table:table-row>
        <table:table-row table:style-name="ro1">
          <table:table-cell table:style-name="ce13" office:value-type="float" office:value="965" calcext:value-type="float">
            <text:p>96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49_BinaryMutator</text:p>
          </table:table-cell>
          <table:table-cell table:style-name="ce13" table:formula="of:=[.D966]+[.B967]" office:value-type="float" office:value="42771" calcext:value-type="float">
            <text:p>42771</text:p>
          </table:table-cell>
          <table:table-cell table:style-name="ce15" table:formula="of:=[.B967]/[.$B$1]" office:value-type="float" office:value="1.41935483870968" calcext:value-type="float">
            <text:p>1,42</text:p>
          </table:table-cell>
          <table:table-cell table:style-name="ce15" table:formula="of:=[.F966]+[.E967]" office:value-type="float" office:value="1379.70967741937" calcext:value-type="float">
            <text:p>1379,71</text:p>
          </table:table-cell>
        </table:table-row>
        <table:table-row table:style-name="ro1">
          <table:table-cell table:style-name="ce13" office:value-type="float" office:value="966" calcext:value-type="float">
            <text:p>96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50_BinaryMutator</text:p>
          </table:table-cell>
          <table:table-cell table:style-name="ce13" table:formula="of:=[.D967]+[.B968]" office:value-type="float" office:value="42816" calcext:value-type="float">
            <text:p>42816</text:p>
          </table:table-cell>
          <table:table-cell table:style-name="ce15" table:formula="of:=[.B968]/[.$B$1]" office:value-type="float" office:value="1.45161290322581" calcext:value-type="float">
            <text:p>1,45</text:p>
          </table:table-cell>
          <table:table-cell table:style-name="ce15" table:formula="of:=[.F967]+[.E968]" office:value-type="float" office:value="1381.1612903226" calcext:value-type="float">
            <text:p>1381,16</text:p>
          </table:table-cell>
        </table:table-row>
        <table:table-row table:style-name="ro1">
          <table:table-cell table:style-name="ce13" office:value-type="float" office:value="967" calcext:value-type="float">
            <text:p>96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51_BinaryMutator</text:p>
          </table:table-cell>
          <table:table-cell table:style-name="ce13" table:formula="of:=[.D968]+[.B969]" office:value-type="float" office:value="42860" calcext:value-type="float">
            <text:p>42860</text:p>
          </table:table-cell>
          <table:table-cell table:style-name="ce15" table:formula="of:=[.B969]/[.$B$1]" office:value-type="float" office:value="1.41935483870968" calcext:value-type="float">
            <text:p>1,42</text:p>
          </table:table-cell>
          <table:table-cell table:style-name="ce15" table:formula="of:=[.F968]+[.E969]" office:value-type="float" office:value="1382.58064516131" calcext:value-type="float">
            <text:p>1382,58</text:p>
          </table:table-cell>
        </table:table-row>
        <table:table-row table:style-name="ro1">
          <table:table-cell table:style-name="ce13" office:value-type="float" office:value="968" calcext:value-type="float">
            <text:p>96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52_BinaryMutator</text:p>
          </table:table-cell>
          <table:table-cell table:style-name="ce13" table:formula="of:=[.D969]+[.B970]" office:value-type="float" office:value="42904" calcext:value-type="float">
            <text:p>42904</text:p>
          </table:table-cell>
          <table:table-cell table:style-name="ce15" table:formula="of:=[.B970]/[.$B$1]" office:value-type="float" office:value="1.41935483870968" calcext:value-type="float">
            <text:p>1,42</text:p>
          </table:table-cell>
          <table:table-cell table:style-name="ce15" table:formula="of:=[.F969]+[.E970]" office:value-type="float" office:value="1384.00000000002" calcext:value-type="float">
            <text:p>1384,00</text:p>
          </table:table-cell>
        </table:table-row>
        <table:table-row table:style-name="ro1">
          <table:table-cell table:style-name="ce13" office:value-type="float" office:value="969" calcext:value-type="float">
            <text:p>96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53_BinaryMutator</text:p>
          </table:table-cell>
          <table:table-cell table:style-name="ce13" table:formula="of:=[.D970]+[.B971]" office:value-type="float" office:value="42949" calcext:value-type="float">
            <text:p>42949</text:p>
          </table:table-cell>
          <table:table-cell table:style-name="ce15" table:formula="of:=[.B971]/[.$B$1]" office:value-type="float" office:value="1.45161290322581" calcext:value-type="float">
            <text:p>1,45</text:p>
          </table:table-cell>
          <table:table-cell table:style-name="ce15" table:formula="of:=[.F970]+[.E971]" office:value-type="float" office:value="1385.45161290324" calcext:value-type="float">
            <text:p>1385,45</text:p>
          </table:table-cell>
        </table:table-row>
        <table:table-row table:style-name="ro1">
          <table:table-cell table:style-name="ce13" office:value-type="float" office:value="970" calcext:value-type="float">
            <text:p>97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54_BinaryMutator</text:p>
          </table:table-cell>
          <table:table-cell table:style-name="ce13" table:formula="of:=[.D971]+[.B972]" office:value-type="float" office:value="42993" calcext:value-type="float">
            <text:p>42993</text:p>
          </table:table-cell>
          <table:table-cell table:style-name="ce15" table:formula="of:=[.B972]/[.$B$1]" office:value-type="float" office:value="1.41935483870968" calcext:value-type="float">
            <text:p>1,42</text:p>
          </table:table-cell>
          <table:table-cell table:style-name="ce15" table:formula="of:=[.F971]+[.E972]" office:value-type="float" office:value="1386.87096774195" calcext:value-type="float">
            <text:p>1386,87</text:p>
          </table:table-cell>
        </table:table-row>
        <table:table-row table:style-name="ro1">
          <table:table-cell table:style-name="ce13" office:value-type="float" office:value="971" calcext:value-type="float">
            <text:p>97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55_BinaryMutator</text:p>
          </table:table-cell>
          <table:table-cell table:style-name="ce13" table:formula="of:=[.D972]+[.B973]" office:value-type="float" office:value="43037" calcext:value-type="float">
            <text:p>43037</text:p>
          </table:table-cell>
          <table:table-cell table:style-name="ce15" table:formula="of:=[.B973]/[.$B$1]" office:value-type="float" office:value="1.41935483870968" calcext:value-type="float">
            <text:p>1,42</text:p>
          </table:table-cell>
          <table:table-cell table:style-name="ce15" table:formula="of:=[.F972]+[.E973]" office:value-type="float" office:value="1388.29032258066" calcext:value-type="float">
            <text:p>1388,29</text:p>
          </table:table-cell>
        </table:table-row>
        <table:table-row table:style-name="ro1">
          <table:table-cell table:style-name="ce13" office:value-type="float" office:value="972" calcext:value-type="float">
            <text:p>97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56_BinaryMutator</text:p>
          </table:table-cell>
          <table:table-cell table:style-name="ce13" table:formula="of:=[.D973]+[.B974]" office:value-type="float" office:value="43081" calcext:value-type="float">
            <text:p>43081</text:p>
          </table:table-cell>
          <table:table-cell table:style-name="ce15" table:formula="of:=[.B974]/[.$B$1]" office:value-type="float" office:value="1.41935483870968" calcext:value-type="float">
            <text:p>1,42</text:p>
          </table:table-cell>
          <table:table-cell table:style-name="ce15" table:formula="of:=[.F973]+[.E974]" office:value-type="float" office:value="1389.70967741937" calcext:value-type="float">
            <text:p>1389,71</text:p>
          </table:table-cell>
        </table:table-row>
        <table:table-row table:style-name="ro1">
          <table:table-cell table:style-name="ce13" office:value-type="float" office:value="973" calcext:value-type="float">
            <text:p>97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57_BinaryMutator</text:p>
          </table:table-cell>
          <table:table-cell table:style-name="ce13" table:formula="of:=[.D974]+[.B975]" office:value-type="float" office:value="43125" calcext:value-type="float">
            <text:p>43125</text:p>
          </table:table-cell>
          <table:table-cell table:style-name="ce15" table:formula="of:=[.B975]/[.$B$1]" office:value-type="float" office:value="1.41935483870968" calcext:value-type="float">
            <text:p>1,42</text:p>
          </table:table-cell>
          <table:table-cell table:style-name="ce15" table:formula="of:=[.F974]+[.E975]" office:value-type="float" office:value="1391.12903225808" calcext:value-type="float">
            <text:p>1391,13</text:p>
          </table:table-cell>
        </table:table-row>
        <table:table-row table:style-name="ro1">
          <table:table-cell table:style-name="ce13" office:value-type="float" office:value="974" calcext:value-type="float">
            <text:p>97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58_BinaryMutator</text:p>
          </table:table-cell>
          <table:table-cell table:style-name="ce13" table:formula="of:=[.D975]+[.B976]" office:value-type="float" office:value="43169" calcext:value-type="float">
            <text:p>43169</text:p>
          </table:table-cell>
          <table:table-cell table:style-name="ce15" table:formula="of:=[.B976]/[.$B$1]" office:value-type="float" office:value="1.41935483870968" calcext:value-type="float">
            <text:p>1,42</text:p>
          </table:table-cell>
          <table:table-cell table:style-name="ce15" table:formula="of:=[.F975]+[.E976]" office:value-type="float" office:value="1392.54838709679" calcext:value-type="float">
            <text:p>1392,55</text:p>
          </table:table-cell>
        </table:table-row>
        <table:table-row table:style-name="ro1">
          <table:table-cell table:style-name="ce13" office:value-type="float" office:value="975" calcext:value-type="float">
            <text:p>97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59_BinaryMutator</text:p>
          </table:table-cell>
          <table:table-cell table:style-name="ce13" table:formula="of:=[.D976]+[.B977]" office:value-type="float" office:value="43213" calcext:value-type="float">
            <text:p>43213</text:p>
          </table:table-cell>
          <table:table-cell table:style-name="ce15" table:formula="of:=[.B977]/[.$B$1]" office:value-type="float" office:value="1.41935483870968" calcext:value-type="float">
            <text:p>1,42</text:p>
          </table:table-cell>
          <table:table-cell table:style-name="ce15" table:formula="of:=[.F976]+[.E977]" office:value-type="float" office:value="1393.9677419355" calcext:value-type="float">
            <text:p>1393,97</text:p>
          </table:table-cell>
        </table:table-row>
        <table:table-row table:style-name="ro1">
          <table:table-cell table:style-name="ce13" office:value-type="float" office:value="976" calcext:value-type="float">
            <text:p>97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60_BinaryMutator</text:p>
          </table:table-cell>
          <table:table-cell table:style-name="ce13" table:formula="of:=[.D977]+[.B978]" office:value-type="float" office:value="43257" calcext:value-type="float">
            <text:p>43257</text:p>
          </table:table-cell>
          <table:table-cell table:style-name="ce15" table:formula="of:=[.B978]/[.$B$1]" office:value-type="float" office:value="1.41935483870968" calcext:value-type="float">
            <text:p>1,42</text:p>
          </table:table-cell>
          <table:table-cell table:style-name="ce15" table:formula="of:=[.F977]+[.E978]" office:value-type="float" office:value="1395.38709677421" calcext:value-type="float">
            <text:p>1395,39</text:p>
          </table:table-cell>
        </table:table-row>
        <table:table-row table:style-name="ro1">
          <table:table-cell table:style-name="ce13" office:value-type="float" office:value="977" calcext:value-type="float">
            <text:p>97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61_BinaryMutator</text:p>
          </table:table-cell>
          <table:table-cell table:style-name="ce13" table:formula="of:=[.D978]+[.B979]" office:value-type="float" office:value="43302" calcext:value-type="float">
            <text:p>43302</text:p>
          </table:table-cell>
          <table:table-cell table:style-name="ce15" table:formula="of:=[.B979]/[.$B$1]" office:value-type="float" office:value="1.45161290322581" calcext:value-type="float">
            <text:p>1,45</text:p>
          </table:table-cell>
          <table:table-cell table:style-name="ce15" table:formula="of:=[.F978]+[.E979]" office:value-type="float" office:value="1396.83870967744" calcext:value-type="float">
            <text:p>1396,84</text:p>
          </table:table-cell>
        </table:table-row>
        <table:table-row table:style-name="ro1">
          <table:table-cell table:style-name="ce13" office:value-type="float" office:value="978" calcext:value-type="float">
            <text:p>97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62_BinaryMutator</text:p>
          </table:table-cell>
          <table:table-cell table:style-name="ce13" table:formula="of:=[.D979]+[.B980]" office:value-type="float" office:value="43346" calcext:value-type="float">
            <text:p>43346</text:p>
          </table:table-cell>
          <table:table-cell table:style-name="ce15" table:formula="of:=[.B980]/[.$B$1]" office:value-type="float" office:value="1.41935483870968" calcext:value-type="float">
            <text:p>1,42</text:p>
          </table:table-cell>
          <table:table-cell table:style-name="ce15" table:formula="of:=[.F979]+[.E980]" office:value-type="float" office:value="1398.25806451615" calcext:value-type="float">
            <text:p>1398,26</text:p>
          </table:table-cell>
        </table:table-row>
        <table:table-row table:style-name="ro1">
          <table:table-cell table:style-name="ce13" office:value-type="float" office:value="979" calcext:value-type="float">
            <text:p>97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63_BinaryMutator</text:p>
          </table:table-cell>
          <table:table-cell table:style-name="ce13" table:formula="of:=[.D980]+[.B981]" office:value-type="float" office:value="43391" calcext:value-type="float">
            <text:p>43391</text:p>
          </table:table-cell>
          <table:table-cell table:style-name="ce15" table:formula="of:=[.B981]/[.$B$1]" office:value-type="float" office:value="1.45161290322581" calcext:value-type="float">
            <text:p>1,45</text:p>
          </table:table-cell>
          <table:table-cell table:style-name="ce15" table:formula="of:=[.F980]+[.E981]" office:value-type="float" office:value="1399.70967741937" calcext:value-type="float">
            <text:p>1399,71</text:p>
          </table:table-cell>
        </table:table-row>
        <table:table-row table:style-name="ro1">
          <table:table-cell table:style-name="ce13" office:value-type="float" office:value="980" calcext:value-type="float">
            <text:p>98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64_BinaryMutator</text:p>
          </table:table-cell>
          <table:table-cell table:style-name="ce13" table:formula="of:=[.D981]+[.B982]" office:value-type="float" office:value="43435" calcext:value-type="float">
            <text:p>43435</text:p>
          </table:table-cell>
          <table:table-cell table:style-name="ce15" table:formula="of:=[.B982]/[.$B$1]" office:value-type="float" office:value="1.41935483870968" calcext:value-type="float">
            <text:p>1,42</text:p>
          </table:table-cell>
          <table:table-cell table:style-name="ce15" table:formula="of:=[.F981]+[.E982]" office:value-type="float" office:value="1401.12903225808" calcext:value-type="float">
            <text:p>1401,13</text:p>
          </table:table-cell>
        </table:table-row>
        <table:table-row table:style-name="ro1">
          <table:table-cell table:style-name="ce13" office:value-type="float" office:value="981" calcext:value-type="float">
            <text:p>98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65_BinaryMutator</text:p>
          </table:table-cell>
          <table:table-cell table:style-name="ce13" table:formula="of:=[.D982]+[.B983]" office:value-type="float" office:value="43479" calcext:value-type="float">
            <text:p>43479</text:p>
          </table:table-cell>
          <table:table-cell table:style-name="ce15" table:formula="of:=[.B983]/[.$B$1]" office:value-type="float" office:value="1.41935483870968" calcext:value-type="float">
            <text:p>1,42</text:p>
          </table:table-cell>
          <table:table-cell table:style-name="ce15" table:formula="of:=[.F982]+[.E983]" office:value-type="float" office:value="1402.54838709679" calcext:value-type="float">
            <text:p>1402,55</text:p>
          </table:table-cell>
        </table:table-row>
        <table:table-row table:style-name="ro1">
          <table:table-cell table:style-name="ce13" office:value-type="float" office:value="982" calcext:value-type="float">
            <text:p>98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66_BinaryMutator</text:p>
          </table:table-cell>
          <table:table-cell table:style-name="ce13" table:formula="of:=[.D983]+[.B984]" office:value-type="float" office:value="43524" calcext:value-type="float">
            <text:p>43524</text:p>
          </table:table-cell>
          <table:table-cell table:style-name="ce15" table:formula="of:=[.B984]/[.$B$1]" office:value-type="float" office:value="1.45161290322581" calcext:value-type="float">
            <text:p>1,45</text:p>
          </table:table-cell>
          <table:table-cell table:style-name="ce15" table:formula="of:=[.F983]+[.E984]" office:value-type="float" office:value="1404.00000000002" calcext:value-type="float">
            <text:p>1404,00</text:p>
          </table:table-cell>
        </table:table-row>
        <table:table-row table:style-name="ro1">
          <table:table-cell table:style-name="ce13" office:value-type="float" office:value="983" calcext:value-type="float">
            <text:p>98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67_BinaryMutator</text:p>
          </table:table-cell>
          <table:table-cell table:style-name="ce13" table:formula="of:=[.D984]+[.B985]" office:value-type="float" office:value="43569" calcext:value-type="float">
            <text:p>43569</text:p>
          </table:table-cell>
          <table:table-cell table:style-name="ce15" table:formula="of:=[.B985]/[.$B$1]" office:value-type="float" office:value="1.45161290322581" calcext:value-type="float">
            <text:p>1,45</text:p>
          </table:table-cell>
          <table:table-cell table:style-name="ce15" table:formula="of:=[.F984]+[.E985]" office:value-type="float" office:value="1405.45161290324" calcext:value-type="float">
            <text:p>1405,45</text:p>
          </table:table-cell>
        </table:table-row>
        <table:table-row table:style-name="ro1">
          <table:table-cell table:style-name="ce13" office:value-type="float" office:value="984" calcext:value-type="float">
            <text:p>98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68_BinaryMutator</text:p>
          </table:table-cell>
          <table:table-cell table:style-name="ce13" table:formula="of:=[.D985]+[.B986]" office:value-type="float" office:value="43613" calcext:value-type="float">
            <text:p>43613</text:p>
          </table:table-cell>
          <table:table-cell table:style-name="ce15" table:formula="of:=[.B986]/[.$B$1]" office:value-type="float" office:value="1.41935483870968" calcext:value-type="float">
            <text:p>1,42</text:p>
          </table:table-cell>
          <table:table-cell table:style-name="ce15" table:formula="of:=[.F985]+[.E986]" office:value-type="float" office:value="1406.87096774195" calcext:value-type="float">
            <text:p>1406,87</text:p>
          </table:table-cell>
        </table:table-row>
        <table:table-row table:style-name="ro1">
          <table:table-cell table:style-name="ce13" office:value-type="float" office:value="985" calcext:value-type="float">
            <text:p>98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69_BinaryMutator</text:p>
          </table:table-cell>
          <table:table-cell table:style-name="ce13" table:formula="of:=[.D986]+[.B987]" office:value-type="float" office:value="43657" calcext:value-type="float">
            <text:p>43657</text:p>
          </table:table-cell>
          <table:table-cell table:style-name="ce15" table:formula="of:=[.B987]/[.$B$1]" office:value-type="float" office:value="1.41935483870968" calcext:value-type="float">
            <text:p>1,42</text:p>
          </table:table-cell>
          <table:table-cell table:style-name="ce15" table:formula="of:=[.F986]+[.E987]" office:value-type="float" office:value="1408.29032258066" calcext:value-type="float">
            <text:p>1408,29</text:p>
          </table:table-cell>
        </table:table-row>
        <table:table-row table:style-name="ro1">
          <table:table-cell table:style-name="ce13" office:value-type="float" office:value="986" calcext:value-type="float">
            <text:p>98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70_BinaryMutator</text:p>
          </table:table-cell>
          <table:table-cell table:style-name="ce13" table:formula="of:=[.D987]+[.B988]" office:value-type="float" office:value="43701" calcext:value-type="float">
            <text:p>43701</text:p>
          </table:table-cell>
          <table:table-cell table:style-name="ce15" table:formula="of:=[.B988]/[.$B$1]" office:value-type="float" office:value="1.41935483870968" calcext:value-type="float">
            <text:p>1,42</text:p>
          </table:table-cell>
          <table:table-cell table:style-name="ce15" table:formula="of:=[.F987]+[.E988]" office:value-type="float" office:value="1409.70967741937" calcext:value-type="float">
            <text:p>1409,71</text:p>
          </table:table-cell>
        </table:table-row>
        <table:table-row table:style-name="ro1">
          <table:table-cell table:style-name="ce13" office:value-type="float" office:value="987" calcext:value-type="float">
            <text:p>98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71_BinaryMutator</text:p>
          </table:table-cell>
          <table:table-cell table:style-name="ce13" table:formula="of:=[.D988]+[.B989]" office:value-type="float" office:value="43745" calcext:value-type="float">
            <text:p>43745</text:p>
          </table:table-cell>
          <table:table-cell table:style-name="ce15" table:formula="of:=[.B989]/[.$B$1]" office:value-type="float" office:value="1.41935483870968" calcext:value-type="float">
            <text:p>1,42</text:p>
          </table:table-cell>
          <table:table-cell table:style-name="ce15" table:formula="of:=[.F988]+[.E989]" office:value-type="float" office:value="1411.12903225808" calcext:value-type="float">
            <text:p>1411,13</text:p>
          </table:table-cell>
        </table:table-row>
        <table:table-row table:style-name="ro1">
          <table:table-cell table:style-name="ce13" office:value-type="float" office:value="988" calcext:value-type="float">
            <text:p>98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72_BinaryMutator</text:p>
          </table:table-cell>
          <table:table-cell table:style-name="ce13" table:formula="of:=[.D989]+[.B990]" office:value-type="float" office:value="43789" calcext:value-type="float">
            <text:p>43789</text:p>
          </table:table-cell>
          <table:table-cell table:style-name="ce15" table:formula="of:=[.B990]/[.$B$1]" office:value-type="float" office:value="1.41935483870968" calcext:value-type="float">
            <text:p>1,42</text:p>
          </table:table-cell>
          <table:table-cell table:style-name="ce15" table:formula="of:=[.F989]+[.E990]" office:value-type="float" office:value="1412.54838709679" calcext:value-type="float">
            <text:p>1412,55</text:p>
          </table:table-cell>
        </table:table-row>
        <table:table-row table:style-name="ro1">
          <table:table-cell table:style-name="ce13" office:value-type="float" office:value="989" calcext:value-type="float">
            <text:p>98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73_BinaryMutator</text:p>
          </table:table-cell>
          <table:table-cell table:style-name="ce13" table:formula="of:=[.D990]+[.B991]" office:value-type="float" office:value="43834" calcext:value-type="float">
            <text:p>43834</text:p>
          </table:table-cell>
          <table:table-cell table:style-name="ce15" table:formula="of:=[.B991]/[.$B$1]" office:value-type="float" office:value="1.45161290322581" calcext:value-type="float">
            <text:p>1,45</text:p>
          </table:table-cell>
          <table:table-cell table:style-name="ce15" table:formula="of:=[.F990]+[.E991]" office:value-type="float" office:value="1414.00000000002" calcext:value-type="float">
            <text:p>1414,00</text:p>
          </table:table-cell>
        </table:table-row>
        <table:table-row table:style-name="ro1">
          <table:table-cell table:style-name="ce13" office:value-type="float" office:value="990" calcext:value-type="float">
            <text:p>99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74_BinaryMutator</text:p>
          </table:table-cell>
          <table:table-cell table:style-name="ce13" table:formula="of:=[.D991]+[.B992]" office:value-type="float" office:value="43878" calcext:value-type="float">
            <text:p>43878</text:p>
          </table:table-cell>
          <table:table-cell table:style-name="ce15" table:formula="of:=[.B992]/[.$B$1]" office:value-type="float" office:value="1.41935483870968" calcext:value-type="float">
            <text:p>1,42</text:p>
          </table:table-cell>
          <table:table-cell table:style-name="ce15" table:formula="of:=[.F991]+[.E992]" office:value-type="float" office:value="1415.41935483873" calcext:value-type="float">
            <text:p>1415,42</text:p>
          </table:table-cell>
        </table:table-row>
        <table:table-row table:style-name="ro1">
          <table:table-cell table:style-name="ce13" office:value-type="float" office:value="991" calcext:value-type="float">
            <text:p>99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75_BinaryMutator</text:p>
          </table:table-cell>
          <table:table-cell table:style-name="ce13" table:formula="of:=[.D992]+[.B993]" office:value-type="float" office:value="43922" calcext:value-type="float">
            <text:p>43922</text:p>
          </table:table-cell>
          <table:table-cell table:style-name="ce15" table:formula="of:=[.B993]/[.$B$1]" office:value-type="float" office:value="1.41935483870968" calcext:value-type="float">
            <text:p>1,42</text:p>
          </table:table-cell>
          <table:table-cell table:style-name="ce15" table:formula="of:=[.F992]+[.E993]" office:value-type="float" office:value="1416.83870967744" calcext:value-type="float">
            <text:p>1416,84</text:p>
          </table:table-cell>
        </table:table-row>
        <table:table-row table:style-name="ro1">
          <table:table-cell table:style-name="ce13" office:value-type="float" office:value="992" calcext:value-type="float">
            <text:p>99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76_BinaryMutator</text:p>
          </table:table-cell>
          <table:table-cell table:style-name="ce13" table:formula="of:=[.D993]+[.B994]" office:value-type="float" office:value="43966" calcext:value-type="float">
            <text:p>43966</text:p>
          </table:table-cell>
          <table:table-cell table:style-name="ce15" table:formula="of:=[.B994]/[.$B$1]" office:value-type="float" office:value="1.41935483870968" calcext:value-type="float">
            <text:p>1,42</text:p>
          </table:table-cell>
          <table:table-cell table:style-name="ce15" table:formula="of:=[.F993]+[.E994]" office:value-type="float" office:value="1418.25806451615" calcext:value-type="float">
            <text:p>1418,26</text:p>
          </table:table-cell>
        </table:table-row>
        <table:table-row table:style-name="ro1">
          <table:table-cell table:style-name="ce13" office:value-type="float" office:value="993" calcext:value-type="float">
            <text:p>99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77_BinaryMutator</text:p>
          </table:table-cell>
          <table:table-cell table:style-name="ce13" table:formula="of:=[.D994]+[.B995]" office:value-type="float" office:value="44010" calcext:value-type="float">
            <text:p>44010</text:p>
          </table:table-cell>
          <table:table-cell table:style-name="ce15" table:formula="of:=[.B995]/[.$B$1]" office:value-type="float" office:value="1.41935483870968" calcext:value-type="float">
            <text:p>1,42</text:p>
          </table:table-cell>
          <table:table-cell table:style-name="ce15" table:formula="of:=[.F994]+[.E995]" office:value-type="float" office:value="1419.67741935486" calcext:value-type="float">
            <text:p>1419,68</text:p>
          </table:table-cell>
        </table:table-row>
        <table:table-row table:style-name="ro1">
          <table:table-cell table:style-name="ce13" office:value-type="float" office:value="994" calcext:value-type="float">
            <text:p>99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78_BinaryMutator</text:p>
          </table:table-cell>
          <table:table-cell table:style-name="ce13" table:formula="of:=[.D995]+[.B996]" office:value-type="float" office:value="44055" calcext:value-type="float">
            <text:p>44055</text:p>
          </table:table-cell>
          <table:table-cell table:style-name="ce15" table:formula="of:=[.B996]/[.$B$1]" office:value-type="float" office:value="1.45161290322581" calcext:value-type="float">
            <text:p>1,45</text:p>
          </table:table-cell>
          <table:table-cell table:style-name="ce15" table:formula="of:=[.F995]+[.E996]" office:value-type="float" office:value="1421.12903225808" calcext:value-type="float">
            <text:p>1421,13</text:p>
          </table:table-cell>
        </table:table-row>
        <table:table-row table:style-name="ro1">
          <table:table-cell table:style-name="ce13" office:value-type="float" office:value="995" calcext:value-type="float">
            <text:p>99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79_BinaryMutator</text:p>
          </table:table-cell>
          <table:table-cell table:style-name="ce13" table:formula="of:=[.D996]+[.B997]" office:value-type="float" office:value="44099" calcext:value-type="float">
            <text:p>44099</text:p>
          </table:table-cell>
          <table:table-cell table:style-name="ce15" table:formula="of:=[.B997]/[.$B$1]" office:value-type="float" office:value="1.41935483870968" calcext:value-type="float">
            <text:p>1,42</text:p>
          </table:table-cell>
          <table:table-cell table:style-name="ce15" table:formula="of:=[.F996]+[.E997]" office:value-type="float" office:value="1422.54838709679" calcext:value-type="float">
            <text:p>1422,55</text:p>
          </table:table-cell>
        </table:table-row>
        <table:table-row table:style-name="ro1">
          <table:table-cell table:style-name="ce13" office:value-type="float" office:value="996" calcext:value-type="float">
            <text:p>99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80_BinaryMutator</text:p>
          </table:table-cell>
          <table:table-cell table:style-name="ce13" table:formula="of:=[.D997]+[.B998]" office:value-type="float" office:value="44143" calcext:value-type="float">
            <text:p>44143</text:p>
          </table:table-cell>
          <table:table-cell table:style-name="ce15" table:formula="of:=[.B998]/[.$B$1]" office:value-type="float" office:value="1.41935483870968" calcext:value-type="float">
            <text:p>1,42</text:p>
          </table:table-cell>
          <table:table-cell table:style-name="ce15" table:formula="of:=[.F997]+[.E998]" office:value-type="float" office:value="1423.9677419355" calcext:value-type="float">
            <text:p>1423,97</text:p>
          </table:table-cell>
        </table:table-row>
        <table:table-row table:style-name="ro1">
          <table:table-cell table:style-name="ce13" office:value-type="float" office:value="997" calcext:value-type="float">
            <text:p>99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81_BinaryMutator</text:p>
          </table:table-cell>
          <table:table-cell table:style-name="ce13" table:formula="of:=[.D998]+[.B999]" office:value-type="float" office:value="44187" calcext:value-type="float">
            <text:p>44187</text:p>
          </table:table-cell>
          <table:table-cell table:style-name="ce15" table:formula="of:=[.B999]/[.$B$1]" office:value-type="float" office:value="1.41935483870968" calcext:value-type="float">
            <text:p>1,42</text:p>
          </table:table-cell>
          <table:table-cell table:style-name="ce15" table:formula="of:=[.F998]+[.E999]" office:value-type="float" office:value="1425.38709677421" calcext:value-type="float">
            <text:p>1425,39</text:p>
          </table:table-cell>
        </table:table-row>
        <table:table-row table:style-name="ro1">
          <table:table-cell table:style-name="ce13" office:value-type="float" office:value="998" calcext:value-type="float">
            <text:p>99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82_BinaryMutator</text:p>
          </table:table-cell>
          <table:table-cell table:style-name="ce13" table:formula="of:=[.D999]+[.B1000]" office:value-type="float" office:value="44231" calcext:value-type="float">
            <text:p>44231</text:p>
          </table:table-cell>
          <table:table-cell table:style-name="ce15" table:formula="of:=[.B1000]/[.$B$1]" office:value-type="float" office:value="1.41935483870968" calcext:value-type="float">
            <text:p>1,42</text:p>
          </table:table-cell>
          <table:table-cell table:style-name="ce15" table:formula="of:=[.F999]+[.E1000]" office:value-type="float" office:value="1426.80645161292" calcext:value-type="float">
            <text:p>1426,81</text:p>
          </table:table-cell>
        </table:table-row>
        <table:table-row table:style-name="ro1">
          <table:table-cell table:style-name="ce13" office:value-type="float" office:value="999" calcext:value-type="float">
            <text:p>99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83_BinaryMutator</text:p>
          </table:table-cell>
          <table:table-cell table:style-name="ce13" table:formula="of:=[.D1000]+[.B1001]" office:value-type="float" office:value="44276" calcext:value-type="float">
            <text:p>44276</text:p>
          </table:table-cell>
          <table:table-cell table:style-name="ce15" table:formula="of:=[.B1001]/[.$B$1]" office:value-type="float" office:value="1.45161290322581" calcext:value-type="float">
            <text:p>1,45</text:p>
          </table:table-cell>
          <table:table-cell table:style-name="ce15" table:formula="of:=[.F1000]+[.E1001]" office:value-type="float" office:value="1428.25806451615" calcext:value-type="float">
            <text:p>1428,26</text:p>
          </table:table-cell>
        </table:table-row>
        <table:table-row table:style-name="ro1"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84_BinaryMutator</text:p>
          </table:table-cell>
          <table:table-cell table:style-name="ce13" table:formula="of:=[.D1001]+[.B1002]" office:value-type="float" office:value="44320" calcext:value-type="float">
            <text:p>44320</text:p>
          </table:table-cell>
          <table:table-cell table:style-name="ce15" table:formula="of:=[.B1002]/[.$B$1]" office:value-type="float" office:value="1.41935483870968" calcext:value-type="float">
            <text:p>1,42</text:p>
          </table:table-cell>
          <table:table-cell table:style-name="ce15" table:formula="of:=[.F1001]+[.E1002]" office:value-type="float" office:value="1429.67741935486" calcext:value-type="float">
            <text:p>1429,68</text:p>
          </table:table-cell>
        </table:table-row>
        <table:table-row table:style-name="ro1">
          <table:table-cell table:style-name="ce13" office:value-type="float" office:value="1001" calcext:value-type="float">
            <text:p>100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85_BinaryMutator</text:p>
          </table:table-cell>
          <table:table-cell table:style-name="ce13" table:formula="of:=[.D1002]+[.B1003]" office:value-type="float" office:value="44364" calcext:value-type="float">
            <text:p>44364</text:p>
          </table:table-cell>
          <table:table-cell table:style-name="ce15" table:formula="of:=[.B1003]/[.$B$1]" office:value-type="float" office:value="1.41935483870968" calcext:value-type="float">
            <text:p>1,42</text:p>
          </table:table-cell>
          <table:table-cell table:style-name="ce15" table:formula="of:=[.F1002]+[.E1003]" office:value-type="float" office:value="1431.09677419357" calcext:value-type="float">
            <text:p>1431,10</text:p>
          </table:table-cell>
        </table:table-row>
        <table:table-row table:style-name="ro1">
          <table:table-cell table:style-name="ce13" office:value-type="float" office:value="1002" calcext:value-type="float">
            <text:p>100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86_BinaryMutator</text:p>
          </table:table-cell>
          <table:table-cell table:style-name="ce13" table:formula="of:=[.D1003]+[.B1004]" office:value-type="float" office:value="44409" calcext:value-type="float">
            <text:p>44409</text:p>
          </table:table-cell>
          <table:table-cell table:style-name="ce15" table:formula="of:=[.B1004]/[.$B$1]" office:value-type="float" office:value="1.45161290322581" calcext:value-type="float">
            <text:p>1,45</text:p>
          </table:table-cell>
          <table:table-cell table:style-name="ce15" table:formula="of:=[.F1003]+[.E1004]" office:value-type="float" office:value="1432.54838709679" calcext:value-type="float">
            <text:p>1432,55</text:p>
          </table:table-cell>
        </table:table-row>
        <table:table-row table:style-name="ro1">
          <table:table-cell table:style-name="ce13" office:value-type="float" office:value="1003" calcext:value-type="float">
            <text:p>100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87_BinaryMutator</text:p>
          </table:table-cell>
          <table:table-cell table:style-name="ce13" table:formula="of:=[.D1004]+[.B1005]" office:value-type="float" office:value="44453" calcext:value-type="float">
            <text:p>44453</text:p>
          </table:table-cell>
          <table:table-cell table:style-name="ce15" table:formula="of:=[.B1005]/[.$B$1]" office:value-type="float" office:value="1.41935483870968" calcext:value-type="float">
            <text:p>1,42</text:p>
          </table:table-cell>
          <table:table-cell table:style-name="ce15" table:formula="of:=[.F1004]+[.E1005]" office:value-type="float" office:value="1433.9677419355" calcext:value-type="float">
            <text:p>1433,97</text:p>
          </table:table-cell>
        </table:table-row>
        <table:table-row table:style-name="ro1">
          <table:table-cell table:style-name="ce13" office:value-type="float" office:value="1004" calcext:value-type="float">
            <text:p>100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88_BinaryMutator</text:p>
          </table:table-cell>
          <table:table-cell table:style-name="ce13" table:formula="of:=[.D1005]+[.B1006]" office:value-type="float" office:value="44498" calcext:value-type="float">
            <text:p>44498</text:p>
          </table:table-cell>
          <table:table-cell table:style-name="ce15" table:formula="of:=[.B1006]/[.$B$1]" office:value-type="float" office:value="1.45161290322581" calcext:value-type="float">
            <text:p>1,45</text:p>
          </table:table-cell>
          <table:table-cell table:style-name="ce15" table:formula="of:=[.F1005]+[.E1006]" office:value-type="float" office:value="1435.41935483873" calcext:value-type="float">
            <text:p>1435,42</text:p>
          </table:table-cell>
        </table:table-row>
        <table:table-row table:style-name="ro1">
          <table:table-cell table:style-name="ce13" office:value-type="float" office:value="1005" calcext:value-type="float">
            <text:p>100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89_BinaryMutator</text:p>
          </table:table-cell>
          <table:table-cell table:style-name="ce13" table:formula="of:=[.D1006]+[.B1007]" office:value-type="float" office:value="44542" calcext:value-type="float">
            <text:p>44542</text:p>
          </table:table-cell>
          <table:table-cell table:style-name="ce15" table:formula="of:=[.B1007]/[.$B$1]" office:value-type="float" office:value="1.41935483870968" calcext:value-type="float">
            <text:p>1,42</text:p>
          </table:table-cell>
          <table:table-cell table:style-name="ce15" table:formula="of:=[.F1006]+[.E1007]" office:value-type="float" office:value="1436.83870967744" calcext:value-type="float">
            <text:p>1436,84</text:p>
          </table:table-cell>
        </table:table-row>
        <table:table-row table:style-name="ro1">
          <table:table-cell table:style-name="ce13" office:value-type="float" office:value="1006" calcext:value-type="float">
            <text:p>100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90_BinaryMutator</text:p>
          </table:table-cell>
          <table:table-cell table:style-name="ce13" table:formula="of:=[.D1007]+[.B1008]" office:value-type="float" office:value="44587" calcext:value-type="float">
            <text:p>44587</text:p>
          </table:table-cell>
          <table:table-cell table:style-name="ce15" table:formula="of:=[.B1008]/[.$B$1]" office:value-type="float" office:value="1.45161290322581" calcext:value-type="float">
            <text:p>1,45</text:p>
          </table:table-cell>
          <table:table-cell table:style-name="ce15" table:formula="of:=[.F1007]+[.E1008]" office:value-type="float" office:value="1438.29032258066" calcext:value-type="float">
            <text:p>1438,29</text:p>
          </table:table-cell>
        </table:table-row>
        <table:table-row table:style-name="ro1">
          <table:table-cell table:style-name="ce13" office:value-type="float" office:value="1007" calcext:value-type="float">
            <text:p>100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91_BinaryMutator</text:p>
          </table:table-cell>
          <table:table-cell table:style-name="ce13" table:formula="of:=[.D1008]+[.B1009]" office:value-type="float" office:value="44631" calcext:value-type="float">
            <text:p>44631</text:p>
          </table:table-cell>
          <table:table-cell table:style-name="ce15" table:formula="of:=[.B1009]/[.$B$1]" office:value-type="float" office:value="1.41935483870968" calcext:value-type="float">
            <text:p>1,42</text:p>
          </table:table-cell>
          <table:table-cell table:style-name="ce15" table:formula="of:=[.F1008]+[.E1009]" office:value-type="float" office:value="1439.70967741937" calcext:value-type="float">
            <text:p>1439,71</text:p>
          </table:table-cell>
        </table:table-row>
        <table:table-row table:style-name="ro1">
          <table:table-cell table:style-name="ce13" office:value-type="float" office:value="1008" calcext:value-type="float">
            <text:p>100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92_BinaryMutator</text:p>
          </table:table-cell>
          <table:table-cell table:style-name="ce13" table:formula="of:=[.D1009]+[.B1010]" office:value-type="float" office:value="44675" calcext:value-type="float">
            <text:p>44675</text:p>
          </table:table-cell>
          <table:table-cell table:style-name="ce15" table:formula="of:=[.B1010]/[.$B$1]" office:value-type="float" office:value="1.41935483870968" calcext:value-type="float">
            <text:p>1,42</text:p>
          </table:table-cell>
          <table:table-cell table:style-name="ce15" table:formula="of:=[.F1009]+[.E1010]" office:value-type="float" office:value="1441.12903225808" calcext:value-type="float">
            <text:p>1441,13</text:p>
          </table:table-cell>
        </table:table-row>
        <table:table-row table:style-name="ro1">
          <table:table-cell table:style-name="ce13" office:value-type="float" office:value="1009" calcext:value-type="float">
            <text:p>100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93_BinaryMutator</text:p>
          </table:table-cell>
          <table:table-cell table:style-name="ce13" table:formula="of:=[.D1010]+[.B1011]" office:value-type="float" office:value="44719" calcext:value-type="float">
            <text:p>44719</text:p>
          </table:table-cell>
          <table:table-cell table:style-name="ce15" table:formula="of:=[.B1011]/[.$B$1]" office:value-type="float" office:value="1.41935483870968" calcext:value-type="float">
            <text:p>1,42</text:p>
          </table:table-cell>
          <table:table-cell table:style-name="ce15" table:formula="of:=[.F1010]+[.E1011]" office:value-type="float" office:value="1442.54838709679" calcext:value-type="float">
            <text:p>1442,55</text:p>
          </table:table-cell>
        </table:table-row>
        <table:table-row table:style-name="ro1">
          <table:table-cell table:style-name="ce13" office:value-type="float" office:value="1010" calcext:value-type="float">
            <text:p>101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94_BinaryMutator</text:p>
          </table:table-cell>
          <table:table-cell table:style-name="ce13" table:formula="of:=[.D1011]+[.B1012]" office:value-type="float" office:value="44763" calcext:value-type="float">
            <text:p>44763</text:p>
          </table:table-cell>
          <table:table-cell table:style-name="ce15" table:formula="of:=[.B1012]/[.$B$1]" office:value-type="float" office:value="1.41935483870968" calcext:value-type="float">
            <text:p>1,42</text:p>
          </table:table-cell>
          <table:table-cell table:style-name="ce15" table:formula="of:=[.F1011]+[.E1012]" office:value-type="float" office:value="1443.9677419355" calcext:value-type="float">
            <text:p>1443,97</text:p>
          </table:table-cell>
        </table:table-row>
        <table:table-row table:style-name="ro1">
          <table:table-cell table:style-name="ce13" office:value-type="float" office:value="1011" calcext:value-type="float">
            <text:p>101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95_BinaryMutator</text:p>
          </table:table-cell>
          <table:table-cell table:style-name="ce13" table:formula="of:=[.D1012]+[.B1013]" office:value-type="float" office:value="44808" calcext:value-type="float">
            <text:p>44808</text:p>
          </table:table-cell>
          <table:table-cell table:style-name="ce15" table:formula="of:=[.B1013]/[.$B$1]" office:value-type="float" office:value="1.45161290322581" calcext:value-type="float">
            <text:p>1,45</text:p>
          </table:table-cell>
          <table:table-cell table:style-name="ce15" table:formula="of:=[.F1012]+[.E1013]" office:value-type="float" office:value="1445.41935483873" calcext:value-type="float">
            <text:p>1445,42</text:p>
          </table:table-cell>
        </table:table-row>
        <table:table-row table:style-name="ro1">
          <table:table-cell table:style-name="ce13" office:value-type="float" office:value="1012" calcext:value-type="float">
            <text:p>101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96_BinaryMutator</text:p>
          </table:table-cell>
          <table:table-cell table:style-name="ce13" table:formula="of:=[.D1013]+[.B1014]" office:value-type="float" office:value="44853" calcext:value-type="float">
            <text:p>44853</text:p>
          </table:table-cell>
          <table:table-cell table:style-name="ce15" table:formula="of:=[.B1014]/[.$B$1]" office:value-type="float" office:value="1.45161290322581" calcext:value-type="float">
            <text:p>1,45</text:p>
          </table:table-cell>
          <table:table-cell table:style-name="ce15" table:formula="of:=[.F1013]+[.E1014]" office:value-type="float" office:value="1446.87096774195" calcext:value-type="float">
            <text:p>1446,87</text:p>
          </table:table-cell>
        </table:table-row>
        <table:table-row table:style-name="ro1">
          <table:table-cell table:style-name="ce13" office:value-type="float" office:value="1013" calcext:value-type="float">
            <text:p>101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97_BinaryMutator</text:p>
          </table:table-cell>
          <table:table-cell table:style-name="ce13" table:formula="of:=[.D1014]+[.B1015]" office:value-type="float" office:value="44898" calcext:value-type="float">
            <text:p>44898</text:p>
          </table:table-cell>
          <table:table-cell table:style-name="ce15" table:formula="of:=[.B1015]/[.$B$1]" office:value-type="float" office:value="1.45161290322581" calcext:value-type="float">
            <text:p>1,45</text:p>
          </table:table-cell>
          <table:table-cell table:style-name="ce15" table:formula="of:=[.F1014]+[.E1015]" office:value-type="float" office:value="1448.32258064518" calcext:value-type="float">
            <text:p>1448,32</text:p>
          </table:table-cell>
        </table:table-row>
        <table:table-row table:style-name="ro1">
          <table:table-cell table:style-name="ce13" office:value-type="float" office:value="1014" calcext:value-type="float">
            <text:p>101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98_BinaryMutator</text:p>
          </table:table-cell>
          <table:table-cell table:style-name="ce13" table:formula="of:=[.D1015]+[.B1016]" office:value-type="float" office:value="44942" calcext:value-type="float">
            <text:p>44942</text:p>
          </table:table-cell>
          <table:table-cell table:style-name="ce15" table:formula="of:=[.B1016]/[.$B$1]" office:value-type="float" office:value="1.41935483870968" calcext:value-type="float">
            <text:p>1,42</text:p>
          </table:table-cell>
          <table:table-cell table:style-name="ce15" table:formula="of:=[.F1015]+[.E1016]" office:value-type="float" office:value="1449.74193548389" calcext:value-type="float">
            <text:p>1449,74</text:p>
          </table:table-cell>
        </table:table-row>
        <table:table-row table:style-name="ro1">
          <table:table-cell table:style-name="ce13" office:value-type="float" office:value="1015" calcext:value-type="float">
            <text:p>101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99_BinaryMutator</text:p>
          </table:table-cell>
          <table:table-cell table:style-name="ce13" table:formula="of:=[.D1016]+[.B1017]" office:value-type="float" office:value="44986" calcext:value-type="float">
            <text:p>44986</text:p>
          </table:table-cell>
          <table:table-cell table:style-name="ce15" table:formula="of:=[.B1017]/[.$B$1]" office:value-type="float" office:value="1.41935483870968" calcext:value-type="float">
            <text:p>1,42</text:p>
          </table:table-cell>
          <table:table-cell table:style-name="ce15" table:formula="of:=[.F1016]+[.E1017]" office:value-type="float" office:value="1451.1612903226" calcext:value-type="float">
            <text:p>1451,16</text:p>
          </table:table-cell>
        </table:table-row>
        <table:table-row table:style-name="ro1">
          <table:table-cell table:style-name="ce13" office:value-type="float" office:value="1016" calcext:value-type="float">
            <text:p>101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100_BinaryMutator</text:p>
          </table:table-cell>
          <table:table-cell table:style-name="ce13" table:formula="of:=[.D1017]+[.B1018]" office:value-type="float" office:value="45030" calcext:value-type="float">
            <text:p>45030</text:p>
          </table:table-cell>
          <table:table-cell table:style-name="ce15" table:formula="of:=[.B1018]/[.$B$1]" office:value-type="float" office:value="1.41935483870968" calcext:value-type="float">
            <text:p>1,42</text:p>
          </table:table-cell>
          <table:table-cell table:style-name="ce15" table:formula="of:=[.F1017]+[.E1018]" office:value-type="float" office:value="1452.58064516131" calcext:value-type="float">
            <text:p>1452,58</text:p>
          </table:table-cell>
        </table:table-row>
        <table:table-row table:style-name="ro1">
          <table:table-cell table:style-name="ce13" office:value-type="float" office:value="1017" calcext:value-type="float">
            <text:p>101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101_BinaryMutator</text:p>
          </table:table-cell>
          <table:table-cell table:style-name="ce13" table:formula="of:=[.D1018]+[.B1019]" office:value-type="float" office:value="45074" calcext:value-type="float">
            <text:p>45074</text:p>
          </table:table-cell>
          <table:table-cell table:style-name="ce15" table:formula="of:=[.B1019]/[.$B$1]" office:value-type="float" office:value="1.41935483870968" calcext:value-type="float">
            <text:p>1,42</text:p>
          </table:table-cell>
          <table:table-cell table:style-name="ce15" table:formula="of:=[.F1018]+[.E1019]" office:value-type="float" office:value="1454.00000000002" calcext:value-type="float">
            <text:p>1454,00</text:p>
          </table:table-cell>
        </table:table-row>
        <table:table-row table:style-name="ro1">
          <table:table-cell table:style-name="ce13" office:value-type="float" office:value="1018" calcext:value-type="float">
            <text:p>101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102_BinaryMutator</text:p>
          </table:table-cell>
          <table:table-cell table:style-name="ce13" table:formula="of:=[.D1019]+[.B1020]" office:value-type="float" office:value="45118" calcext:value-type="float">
            <text:p>45118</text:p>
          </table:table-cell>
          <table:table-cell table:style-name="ce15" table:formula="of:=[.B1020]/[.$B$1]" office:value-type="float" office:value="1.41935483870968" calcext:value-type="float">
            <text:p>1,42</text:p>
          </table:table-cell>
          <table:table-cell table:style-name="ce15" table:formula="of:=[.F1019]+[.E1020]" office:value-type="float" office:value="1455.41935483873" calcext:value-type="float">
            <text:p>1455,42</text:p>
          </table:table-cell>
        </table:table-row>
        <table:table-row table:style-name="ro1">
          <table:table-cell table:style-name="ce13" office:value-type="float" office:value="1019" calcext:value-type="float">
            <text:p>101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103_BinaryMutator</text:p>
          </table:table-cell>
          <table:table-cell table:style-name="ce13" table:formula="of:=[.D1020]+[.B1021]" office:value-type="float" office:value="45163" calcext:value-type="float">
            <text:p>45163</text:p>
          </table:table-cell>
          <table:table-cell table:style-name="ce15" table:formula="of:=[.B1021]/[.$B$1]" office:value-type="float" office:value="1.45161290322581" calcext:value-type="float">
            <text:p>1,45</text:p>
          </table:table-cell>
          <table:table-cell table:style-name="ce15" table:formula="of:=[.F1020]+[.E1021]" office:value-type="float" office:value="1456.87096774195" calcext:value-type="float">
            <text:p>1456,87</text:p>
          </table:table-cell>
        </table:table-row>
        <table:table-row table:style-name="ro1">
          <table:table-cell table:style-name="ce13" office:value-type="float" office:value="1020" calcext:value-type="float">
            <text:p>102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104_BinaryMutator</text:p>
          </table:table-cell>
          <table:table-cell table:style-name="ce13" table:formula="of:=[.D1021]+[.B1022]" office:value-type="float" office:value="45208" calcext:value-type="float">
            <text:p>45208</text:p>
          </table:table-cell>
          <table:table-cell table:style-name="ce15" table:formula="of:=[.B1022]/[.$B$1]" office:value-type="float" office:value="1.45161290322581" calcext:value-type="float">
            <text:p>1,45</text:p>
          </table:table-cell>
          <table:table-cell table:style-name="ce15" table:formula="of:=[.F1021]+[.E1022]" office:value-type="float" office:value="1458.32258064518" calcext:value-type="float">
            <text:p>1458,32</text:p>
          </table:table-cell>
        </table:table-row>
        <table:table-row table:style-name="ro1">
          <table:table-cell table:style-name="ce13" office:value-type="float" office:value="1021" calcext:value-type="float">
            <text:p>102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105_BinaryMutator</text:p>
          </table:table-cell>
          <table:table-cell table:style-name="ce13" table:formula="of:=[.D1022]+[.B1023]" office:value-type="float" office:value="45252" calcext:value-type="float">
            <text:p>45252</text:p>
          </table:table-cell>
          <table:table-cell table:style-name="ce15" table:formula="of:=[.B1023]/[.$B$1]" office:value-type="float" office:value="1.41935483870968" calcext:value-type="float">
            <text:p>1,42</text:p>
          </table:table-cell>
          <table:table-cell table:style-name="ce15" table:formula="of:=[.F1022]+[.E1023]" office:value-type="float" office:value="1459.74193548389" calcext:value-type="float">
            <text:p>1459,74</text:p>
          </table:table-cell>
        </table:table-row>
        <table:table-row table:style-name="ro1">
          <table:table-cell table:style-name="ce13" office:value-type="float" office:value="1022" calcext:value-type="float">
            <text:p>102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106_BinaryMutator</text:p>
          </table:table-cell>
          <table:table-cell table:style-name="ce13" table:formula="of:=[.D1023]+[.B1024]" office:value-type="float" office:value="45296" calcext:value-type="float">
            <text:p>45296</text:p>
          </table:table-cell>
          <table:table-cell table:style-name="ce15" table:formula="of:=[.B1024]/[.$B$1]" office:value-type="float" office:value="1.41935483870968" calcext:value-type="float">
            <text:p>1,42</text:p>
          </table:table-cell>
          <table:table-cell table:style-name="ce15" table:formula="of:=[.F1023]+[.E1024]" office:value-type="float" office:value="1461.1612903226" calcext:value-type="float">
            <text:p>1461,16</text:p>
          </table:table-cell>
        </table:table-row>
        <table:table-row table:style-name="ro1">
          <table:table-cell table:style-name="ce13" office:value-type="float" office:value="1023" calcext:value-type="float">
            <text:p>102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ndicator_107_BinaryMutator</text:p>
          </table:table-cell>
          <table:table-cell table:style-name="ce13" table:formula="of:=[.D1024]+[.B1025]" office:value-type="float" office:value="45341" calcext:value-type="float">
            <text:p>45341</text:p>
          </table:table-cell>
          <table:table-cell table:style-name="ce15" table:formula="of:=[.B1025]/[.$B$1]" office:value-type="float" office:value="1.45161290322581" calcext:value-type="float">
            <text:p>1,45</text:p>
          </table:table-cell>
          <table:table-cell table:style-name="ce15" table:formula="of:=[.F1024]+[.E1025]" office:value-type="float" office:value="1462.61290322583" calcext:value-type="float">
            <text:p>1462,61</text:p>
          </table:table-cell>
        </table:table-row>
        <table:table-row table:style-name="ro1"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108_BinaryMutator</text:p>
          </table:table-cell>
          <table:table-cell table:style-name="ce13" table:formula="of:=[.D1025]+[.B1026]" office:value-type="float" office:value="45385" calcext:value-type="float">
            <text:p>45385</text:p>
          </table:table-cell>
          <table:table-cell table:style-name="ce15" table:formula="of:=[.B1026]/[.$B$1]" office:value-type="float" office:value="1.41935483870968" calcext:value-type="float">
            <text:p>1,42</text:p>
          </table:table-cell>
          <table:table-cell table:style-name="ce15" table:formula="of:=[.F1025]+[.E1026]" office:value-type="float" office:value="1464.03225806454" calcext:value-type="float">
            <text:p>1464,03</text:p>
          </table:table-cell>
        </table:table-row>
        <table:table-row table:style-name="ro1">
          <table:table-cell table:style-name="ce13" office:value-type="float" office:value="1025" calcext:value-type="float">
            <text:p>102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109_BinaryMutator</text:p>
          </table:table-cell>
          <table:table-cell table:style-name="ce13" table:formula="of:=[.D1026]+[.B1027]" office:value-type="float" office:value="45429" calcext:value-type="float">
            <text:p>45429</text:p>
          </table:table-cell>
          <table:table-cell table:style-name="ce15" table:formula="of:=[.B1027]/[.$B$1]" office:value-type="float" office:value="1.41935483870968" calcext:value-type="float">
            <text:p>1,42</text:p>
          </table:table-cell>
          <table:table-cell table:style-name="ce15" table:formula="of:=[.F1026]+[.E1027]" office:value-type="float" office:value="1465.45161290325" calcext:value-type="float">
            <text:p>1465,45</text:p>
          </table:table-cell>
        </table:table-row>
        <table:table-row table:style-name="ro1">
          <table:table-cell table:style-name="ce13" office:value-type="float" office:value="1026" calcext:value-type="float">
            <text:p>102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ScrimInsetsRelativeLayout_0_BinaryMutator</text:p>
          </table:table-cell>
          <table:table-cell table:style-name="ce13" table:formula="of:=[.D1027]+[.B1028]" office:value-type="float" office:value="45473" calcext:value-type="float">
            <text:p>45473</text:p>
          </table:table-cell>
          <table:table-cell table:style-name="ce15" table:formula="of:=[.B1028]/[.$B$1]" office:value-type="float" office:value="1.41935483870968" calcext:value-type="float">
            <text:p>1,42</text:p>
          </table:table-cell>
          <table:table-cell table:style-name="ce15" table:formula="of:=[.F1027]+[.E1028]" office:value-type="float" office:value="1466.87096774196" calcext:value-type="float">
            <text:p>1466,87</text:p>
          </table:table-cell>
        </table:table-row>
        <table:table-row table:style-name="ro1">
          <table:table-cell table:style-name="ce13" office:value-type="float" office:value="1027" calcext:value-type="float">
            <text:p>102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ScrimInsetsRelativeLayout_1_BinaryMutator</text:p>
          </table:table-cell>
          <table:table-cell table:style-name="ce13" table:formula="of:=[.D1028]+[.B1029]" office:value-type="float" office:value="45517" calcext:value-type="float">
            <text:p>45517</text:p>
          </table:table-cell>
          <table:table-cell table:style-name="ce15" table:formula="of:=[.B1029]/[.$B$1]" office:value-type="float" office:value="1.41935483870968" calcext:value-type="float">
            <text:p>1,42</text:p>
          </table:table-cell>
          <table:table-cell table:style-name="ce15" table:formula="of:=[.F1028]+[.E1029]" office:value-type="float" office:value="1468.29032258067" calcext:value-type="float">
            <text:p>1468,29</text:p>
          </table:table-cell>
        </table:table-row>
        <table:table-row table:style-name="ro1">
          <table:table-cell table:style-name="ce13" office:value-type="float" office:value="1028" calcext:value-type="float">
            <text:p>102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ScrimInsetsRelativeLayout_2_BinaryMutator</text:p>
          </table:table-cell>
          <table:table-cell table:style-name="ce13" table:formula="of:=[.D1029]+[.B1030]" office:value-type="float" office:value="45561" calcext:value-type="float">
            <text:p>45561</text:p>
          </table:table-cell>
          <table:table-cell table:style-name="ce15" table:formula="of:=[.B1030]/[.$B$1]" office:value-type="float" office:value="1.41935483870968" calcext:value-type="float">
            <text:p>1,42</text:p>
          </table:table-cell>
          <table:table-cell table:style-name="ce15" table:formula="of:=[.F1029]+[.E1030]" office:value-type="float" office:value="1469.70967741938" calcext:value-type="float">
            <text:p>1469,71</text:p>
          </table:table-cell>
        </table:table-row>
        <table:table-row table:style-name="ro1">
          <table:table-cell table:style-name="ce13" office:value-type="float" office:value="1029" calcext:value-type="float">
            <text:p>102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ScrimInsetsRelativeLayout_3_BinaryMutator</text:p>
          </table:table-cell>
          <table:table-cell table:style-name="ce13" table:formula="of:=[.D1030]+[.B1031]" office:value-type="float" office:value="45605" calcext:value-type="float">
            <text:p>45605</text:p>
          </table:table-cell>
          <table:table-cell table:style-name="ce15" table:formula="of:=[.B1031]/[.$B$1]" office:value-type="float" office:value="1.41935483870968" calcext:value-type="float">
            <text:p>1,42</text:p>
          </table:table-cell>
          <table:table-cell table:style-name="ce15" table:formula="of:=[.F1030]+[.E1031]" office:value-type="float" office:value="1471.12903225808" calcext:value-type="float">
            <text:p>1471,13</text:p>
          </table:table-cell>
        </table:table-row>
        <table:table-row table:style-name="ro1">
          <table:table-cell table:style-name="ce13" office:value-type="float" office:value="1030" calcext:value-type="float">
            <text:p>103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ColorCircleDrawable_0_BinaryMutator</text:p>
          </table:table-cell>
          <table:table-cell table:style-name="ce13" table:formula="of:=[.D1031]+[.B1032]" office:value-type="float" office:value="45650" calcext:value-type="float">
            <text:p>45650</text:p>
          </table:table-cell>
          <table:table-cell table:style-name="ce15" table:formula="of:=[.B1032]/[.$B$1]" office:value-type="float" office:value="1.45161290322581" calcext:value-type="float">
            <text:p>1,45</text:p>
          </table:table-cell>
          <table:table-cell table:style-name="ce15" table:formula="of:=[.F1031]+[.E1032]" office:value-type="float" office:value="1472.58064516131" calcext:value-type="float">
            <text:p>1472,58</text:p>
          </table:table-cell>
        </table:table-row>
        <table:table-row table:style-name="ro1">
          <table:table-cell table:style-name="ce13" office:value-type="float" office:value="1031" calcext:value-type="float">
            <text:p>1031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temPopupMenu_0_NullIntentOperatorMutator</text:p>
          </table:table-cell>
          <table:table-cell table:style-name="ce13" table:formula="of:=[.D1032]+[.B1033]" office:value-type="float" office:value="45695" calcext:value-type="float">
            <text:p>45695</text:p>
          </table:table-cell>
          <table:table-cell table:style-name="ce15" table:formula="of:=[.B1033]/[.$B$1]" office:value-type="float" office:value="1.45161290322581" calcext:value-type="float">
            <text:p>1,45</text:p>
          </table:table-cell>
          <table:table-cell table:style-name="ce15" table:formula="of:=[.F1032]+[.E1033]" office:value-type="float" office:value="1474.03225806454" calcext:value-type="float">
            <text:p>1474,03</text:p>
          </table:table-cell>
        </table:table-row>
        <table:table-row table:style-name="ro1">
          <table:table-cell table:style-name="ce13" office:value-type="float" office:value="1032" calcext:value-type="float">
            <text:p>103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temPopupMenu_1_InvalidKeyIntentOperatorMutator</text:p>
          </table:table-cell>
          <table:table-cell table:style-name="ce13" table:formula="of:=[.D1033]+[.B1034]" office:value-type="float" office:value="45739" calcext:value-type="float">
            <text:p>45739</text:p>
          </table:table-cell>
          <table:table-cell table:style-name="ce15" table:formula="of:=[.B1034]/[.$B$1]" office:value-type="float" office:value="1.41935483870968" calcext:value-type="float">
            <text:p>1,42</text:p>
          </table:table-cell>
          <table:table-cell table:style-name="ce15" table:formula="of:=[.F1033]+[.E1034]" office:value-type="float" office:value="1475.45161290325" calcext:value-type="float">
            <text:p>1475,45</text:p>
          </table:table-cell>
        </table:table-row>
        <table:table-row table:style-name="ro1">
          <table:table-cell table:style-name="ce13" office:value-type="float" office:value="1033" calcext:value-type="float">
            <text:p>103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temPopupMenu_2_RandomActionIntentDefinitionOperatorMutator</text:p>
          </table:table-cell>
          <table:table-cell table:style-name="ce13" table:formula="of:=[.D1034]+[.B1035]" office:value-type="float" office:value="45784" calcext:value-type="float">
            <text:p>45784</text:p>
          </table:table-cell>
          <table:table-cell table:style-name="ce15" table:formula="of:=[.B1035]/[.$B$1]" office:value-type="float" office:value="1.45161290322581" calcext:value-type="float">
            <text:p>1,45</text:p>
          </table:table-cell>
          <table:table-cell table:style-name="ce15" table:formula="of:=[.F1034]+[.E1035]" office:value-type="float" office:value="1476.90322580647" calcext:value-type="float">
            <text:p>1476,90</text:p>
          </table:table-cell>
        </table:table-row>
        <table:table-row table:style-name="ro1">
          <table:table-cell table:style-name="ce13" office:value-type="float" office:value="1034" calcext:value-type="float">
            <text:p>103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temPopupMenu_3_NullValueIntentPutExtraOperatorMutator</text:p>
          </table:table-cell>
          <table:table-cell table:style-name="ce13" table:formula="of:=[.D1035]+[.B1036]" office:value-type="float" office:value="45828" calcext:value-type="float">
            <text:p>45828</text:p>
          </table:table-cell>
          <table:table-cell table:style-name="ce15" table:formula="of:=[.B1036]/[.$B$1]" office:value-type="float" office:value="1.41935483870968" calcext:value-type="float">
            <text:p>1,42</text:p>
          </table:table-cell>
          <table:table-cell table:style-name="ce15" table:formula="of:=[.F1035]+[.E1036]" office:value-type="float" office:value="1478.32258064518" calcext:value-type="float">
            <text:p>1478,32</text:p>
          </table:table-cell>
        </table:table-row>
        <table:table-row table:style-name="ro1">
          <table:table-cell table:style-name="ce13" office:value-type="float" office:value="1035" calcext:value-type="float">
            <text:p>1035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temPopupMenu_4_IntentPayloadReplacementOperatorMutator</text:p>
          </table:table-cell>
          <table:table-cell table:style-name="ce13" table:formula="of:=[.D1036]+[.B1037]" office:value-type="float" office:value="45873" calcext:value-type="float">
            <text:p>45873</text:p>
          </table:table-cell>
          <table:table-cell table:style-name="ce15" table:formula="of:=[.B1037]/[.$B$1]" office:value-type="float" office:value="1.45161290322581" calcext:value-type="float">
            <text:p>1,45</text:p>
          </table:table-cell>
          <table:table-cell table:style-name="ce15" table:formula="of:=[.F1036]+[.E1037]" office:value-type="float" office:value="1479.77419354841" calcext:value-type="float">
            <text:p>1479,77</text:p>
          </table:table-cell>
        </table:table-row>
        <table:table-row table:style-name="ro1">
          <table:table-cell table:style-name="ce13" office:value-type="float" office:value="1036" calcext:value-type="float">
            <text:p>103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temPopupMenu_5_RandomActionIntentDefinitionOperatorMutator</text:p>
          </table:table-cell>
          <table:table-cell table:style-name="ce13" table:formula="of:=[.D1037]+[.B1038]" office:value-type="float" office:value="45917" calcext:value-type="float">
            <text:p>45917</text:p>
          </table:table-cell>
          <table:table-cell table:style-name="ce15" table:formula="of:=[.B1038]/[.$B$1]" office:value-type="float" office:value="1.41935483870968" calcext:value-type="float">
            <text:p>1,42</text:p>
          </table:table-cell>
          <table:table-cell table:style-name="ce15" table:formula="of:=[.F1037]+[.E1038]" office:value-type="float" office:value="1481.19354838712" calcext:value-type="float">
            <text:p>1481,19</text:p>
          </table:table-cell>
        </table:table-row>
        <table:table-row table:style-name="ro1">
          <table:table-cell table:style-name="ce13" office:value-type="float" office:value="1037" calcext:value-type="float">
            <text:p>103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temPopupMenu_6_NullValueIntentPutExtraOperatorMutator</text:p>
          </table:table-cell>
          <table:table-cell table:style-name="ce13" table:formula="of:=[.D1038]+[.B1039]" office:value-type="float" office:value="45961" calcext:value-type="float">
            <text:p>45961</text:p>
          </table:table-cell>
          <table:table-cell table:style-name="ce15" table:formula="of:=[.B1039]/[.$B$1]" office:value-type="float" office:value="1.41935483870968" calcext:value-type="float">
            <text:p>1,42</text:p>
          </table:table-cell>
          <table:table-cell table:style-name="ce15" table:formula="of:=[.F1038]+[.E1039]" office:value-type="float" office:value="1482.61290322583" calcext:value-type="float">
            <text:p>1482,61</text:p>
          </table:table-cell>
        </table:table-row>
        <table:table-row table:style-name="ro1">
          <table:table-cell table:style-name="ce13" office:value-type="float" office:value="1038" calcext:value-type="float">
            <text:p>103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ItemPopupMenu_7_IntentPayloadReplacementOperatorMutator</text:p>
          </table:table-cell>
          <table:table-cell table:style-name="ce13" table:formula="of:=[.D1039]+[.B1040]" office:value-type="float" office:value="46006" calcext:value-type="float">
            <text:p>46006</text:p>
          </table:table-cell>
          <table:table-cell table:style-name="ce15" table:formula="of:=[.B1040]/[.$B$1]" office:value-type="float" office:value="1.45161290322581" calcext:value-type="float">
            <text:p>1,45</text:p>
          </table:table-cell>
          <table:table-cell table:style-name="ce15" table:formula="of:=[.F1039]+[.E1040]" office:value-type="float" office:value="1484.06451612905" calcext:value-type="float">
            <text:p>1484,06</text:p>
          </table:table-cell>
        </table:table-row>
        <table:table-row table:style-name="ro1">
          <table:table-cell table:style-name="ce13" office:value-type="float" office:value="1039" calcext:value-type="float">
            <text:p>103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temPopupMenu_8_RandomActionIntentDefinitionOperatorMutator</text:p>
          </table:table-cell>
          <table:table-cell table:style-name="ce13" table:formula="of:=[.D1040]+[.B1041]" office:value-type="float" office:value="46050" calcext:value-type="float">
            <text:p>46050</text:p>
          </table:table-cell>
          <table:table-cell table:style-name="ce15" table:formula="of:=[.B1041]/[.$B$1]" office:value-type="float" office:value="1.41935483870968" calcext:value-type="float">
            <text:p>1,42</text:p>
          </table:table-cell>
          <table:table-cell table:style-name="ce15" table:formula="of:=[.F1040]+[.E1041]" office:value-type="float" office:value="1485.48387096776" calcext:value-type="float">
            <text:p>1485,48</text:p>
          </table:table-cell>
        </table:table-row>
        <table:table-row table:style-name="ro1">
          <table:table-cell table:style-name="ce13" office:value-type="float" office:value="1040" calcext:value-type="float">
            <text:p>1040</text:p>
          </table:table-cell>
          <table:table-cell table:style-name="ce13" office:value-type="float" office:value="356" calcext:value-type="float">
            <text:p>356</text:p>
          </table:table-cell>
          <table:table-cell table:style-name="ce13" office:value-type="string" calcext:value-type="string">
            <text:p>GlideApplication_0_LengthyGUICreationOperatorMutator</text:p>
          </table:table-cell>
          <table:table-cell table:style-name="ce13" table:formula="of:=[.D1041]+[.B1042]" office:value-type="float" office:value="46406" calcext:value-type="float">
            <text:p>46406</text:p>
          </table:table-cell>
          <table:table-cell table:style-name="ce15" table:formula="of:=[.B1042]/[.$B$1]" office:value-type="float" office:value="11.4838709677419" calcext:value-type="float">
            <text:p>11,48</text:p>
          </table:table-cell>
          <table:table-cell table:style-name="ce15" table:formula="of:=[.F1041]+[.E1042]" office:value-type="float" office:value="1496.9677419355" calcext:value-type="float">
            <text:p>1496,97</text:p>
          </table:table-cell>
        </table:table-row>
        <table:table-row table:style-name="ro1">
          <table:table-cell table:style-name="ce13" office:value-type="float" office:value="1041" calcext:value-type="float">
            <text:p>1041</text:p>
          </table:table-cell>
          <table:table-cell table:style-name="ce13" office:value-type="float" office:value="356" calcext:value-type="float">
            <text:p>356</text:p>
          </table:table-cell>
          <table:table-cell table:style-name="ce13" office:value-type="string" calcext:value-type="string">
            <text:p>AppConfig_0_LengthyGUICreationOperatorMutator</text:p>
          </table:table-cell>
          <table:table-cell table:style-name="ce13" table:formula="of:=[.D1042]+[.B1043]" office:value-type="float" office:value="46762" calcext:value-type="float">
            <text:p>46762</text:p>
          </table:table-cell>
          <table:table-cell table:style-name="ce15" table:formula="of:=[.B1043]/[.$B$1]" office:value-type="float" office:value="11.4838709677419" calcext:value-type="float">
            <text:p>11,48</text:p>
          </table:table-cell>
          <table:table-cell table:style-name="ce15" table:formula="of:=[.F1042]+[.E1043]" office:value-type="float" office:value="1508.45161290325" calcext:value-type="float">
            <text:p>1508,45</text:p>
          </table:table-cell>
        </table:table-row>
        <table:table-row table:style-name="ro1">
          <table:table-cell table:style-name="ce13" office:value-type="string" calcext:value-type="string">
            <text:p>SUM</text:p>
          </table:table-cell>
          <table:table-cell table:style-name="ce13" table:formula="of:=SUM([.B3:.B1043])" office:value-type="float" office:value="46762" calcext:value-type="float">
            <text:p>46762</text:p>
          </table:table-cell>
          <table:table-cell table:style-name="ce5" office:value-type="string" calcext:value-type="string">
            <text:p>Minutos</text:p>
          </table:table-cell>
          <table:table-cell table:style-name="ce15" table:formula="of:=[.D1043]/60" office:value-type="float" office:value="779.366666666667" calcext:value-type="float">
            <text:p>779,37</text:p>
          </table:table-cell>
          <table:table-cell table:style-name="ce15" table:formula="of:=SUM([.E3:.E1043])" office:value-type="float" office:value="1508.45161290323" calcext:value-type="float">
            <text:p>1508,45</text:p>
          </table:table-cell>
          <table:table-cell table:style-name="ce15" table:formula="of:=[.F1043]/60" office:value-type="float" office:value="25.1408602150541" calcext:value-type="float">
            <text:p>25,14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14" table:formula="of:=AVERAGE([.B3:.B1043])" office:value-type="float" office:value="44.9202689721422" calcext:value-type="float">
            <text:p>44,92</text:p>
          </table:table-cell>
          <table:table-cell table:style-name="ce5" office:value-type="string" calcext:value-type="string">
            <text:p>Horas</text:p>
          </table:table-cell>
          <table:table-cell table:style-name="ce15" table:formula="of:=[.D1044]/60" office:value-type="float" office:value="12.9894444444444" calcext:value-type="float">
            <text:p>12,99</text:p>
          </table:table-cell>
          <table:table-cell table:style-name="ce14" table:formula="of:=AVERAGE([.E3:.E1043])" office:value-type="float" office:value="1.44904093458523" calcext:value-type="float">
            <text:p>1,45</text:p>
          </table:table-cell>
          <table:table-cell table:style-name="ce15" table:formula="of:=[.F1044]/60" office:value-type="float" office:value="0.419014336917568" calcext:value-type="float">
            <text:p>0,42</text:p>
          </table:table-cell>
        </table:table-row>
        <table:table-row table:style-name="ro1">
          <table:table-cell table:style-name="ce13" office:value-type="string" calcext:value-type="string">
            <text:p>SD</text:p>
          </table:table-cell>
          <table:table-cell table:style-name="ce15" table:formula="of:=STDEV([.B3:.B1043])" office:value-type="float" office:value="13.6668599146836" calcext:value-type="float">
            <text:p>13,67</text:p>
          </table:table-cell>
          <table:table-cell table:style-name="ce5" office:value-type="string" calcext:value-type="string">
            <text:p>Dias</text:p>
          </table:table-cell>
          <table:table-cell table:style-name="ce15" table:formula="of:=[.D1045]/24" office:value-type="float" office:value="0.541226851851852" calcext:value-type="float">
            <text:p>0,54</text:p>
          </table:table-cell>
          <table:table-cell table:style-name="ce15" table:formula="of:=STDEV([.E3:.E1043])" office:value-type="float" office:value="0.44086644886076" calcext:value-type="float">
            <text:p>0,44</text:p>
          </table:table-cell>
          <table:table-cell table:style-name="ce15" table:formula="of:=[.F1045]/24" office:value-type="float" office:value="0.0174589307048987" calcext:value-type="float">
            <text:p>0,02</text:p>
          </table:table-cell>
        </table:table-row>
        <table:table-row table:style-name="ro1" table:number-rows-repeated="10475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0:32:10.428217753</dc:date>
    <meta:editing-duration>PT23M57S</meta:editing-duration>
    <meta:editing-cycles>10</meta:editing-cycles>
    <meta:generator>LibreOffice/7.3.7.2$Linux_X86_64 LibreOffice_project/30$Build-2</meta:generator>
    <meta:document-statistic meta:table-count="1" meta:cell-count="6272" meta:object-count="0"/>
  </office:meta>
</office:document-meta>
</file>